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D0000003D0E723AB59621D24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ea" svg:font-family="+mn-ea"/>
    <style:font-face style:name="Calibri1" svg:font-family="Calibri"/>
    <style:font-face style:name="Calibri Light" svg:font-family="'Calibri Light'"/>
    <style:font-face style:name="Calibri2" svg:font-family="Calibri" style:font-family-generic="swiss"/>
    <style:font-face style:name="Calibri Light1" svg:font-family="'Calibri Light'" style:font-family-generic="swiss"/>
    <style:font-face style:name="+mn-cs1" svg:font-family="+mn-cs" style:font-pitch="variable"/>
    <style:font-face style:name="+mn-ea1" svg:font-family="+mn-ea" style:font-pitch="variable"/>
    <style:font-face style:name="Bitstream Vera Sans2" svg:font-family="'Bitstream Vera Sans'" style:font-pitch="variable"/>
    <style:font-face style:name="Calibri" svg:font-family="Calibri" style:font-pitch="variable"/>
    <style:font-face style:name="Calibri Light3"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Bitstream Vera Sans1" svg:font-family="'Bitstream Vera Sans'" style:font-family-generic="modern" style:font-pitch="variable"/>
    <style:font-face style:name="Open Sans1" svg:font-family="'Ope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Light2" svg:font-family="'Calibri Light'"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Open Sans" svg:font-family="'Ope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Open Sans2" svg:font-family="'Open San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list-style-name="L11">
      <style:graphic-properties draw:stroke="none" svg:stroke-width="0cm" draw:fill="solid" draw:fill-color="#bfa5cf" draw:textarea-horizontal-align="center" draw:textarea-vertical-align="top" draw:auto-grow-height="false" draw:fit-to-size="false" style:shrink-to-fit="tru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Cover-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Cover-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Cov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Cov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_20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_20_1-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_20_1-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_20_1-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_20_2-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20_and_20_Content_20_2-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Title_20_and_20_Content_20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itle_20_and_20_Content_20_2-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_20_2-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Section_20_1-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Section_20_1-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Section_20_1-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8" style:family="presentation" style:parent-style-name="Section_20_1-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Section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Section_20_2-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1" style:family="presentation" style:parent-style-name="Section_20_2-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Section_20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3" style:family="presentation" style:parent-style-name="Section_20_2-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Section_20_2-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Closing-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6" style:family="presentation" style:parent-style-name="Closing-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27" style:family="presentation" style:parent-style-name="Closing-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Closing-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Closing-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Closing-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Color_20_and_20_Typograph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2" style:family="presentation" style:parent-style-name="Color_20_and_20_Typography-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Color_20_and_20_Typograph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Color_20_and_20_Typograph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Designed_20_by_20_PresentationG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Designed_20_by_20_PresentationG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font-size="44pt" style:font-size-asian="60pt" style:font-size-complex="60pt" fo:hyphenate="false"/>
    </style:style>
    <style:style style:name="P2" style:family="paragraph">
      <loext:graphic-properties draw:fill="none"/>
      <style:paragraph-properties fo:text-align="start" style:font-independent-line-spacing="true"/>
      <style:text-properties fo:font-size="44pt" style:font-size-asian="60pt" style:font-size-complex="60pt"/>
    </style:style>
    <style:style style:name="P3" style:family="paragraph">
      <style:paragraph-properties fo:margin-left="0cm" fo:margin-right="0cm" fo:margin-top="0.353cm" fo:margin-bottom="0.423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top="0cm" fo:margin-bottom="0cm" fo:line-height="100%" fo:text-align="star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423cm" fo:line-height="9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6" style:family="paragraph">
      <style:paragraph-properties fo:margin-left="0cm" fo:margin-right="0cm" fo:margin-top="0.353cm" fo:margin-bottom="0.423cm" fo:line-height="90%" fo:text-align="start" fo:text-indent="0cm" style:punctuation-wrap="hanging" style:writing-mode="lr-tb"/>
      <style:text-properties fo:font-size="54pt" style:font-size-asian="28pt" style:font-size-complex="28pt" fo:hyphenate="false"/>
    </style:style>
    <style:style style:name="P17" style:family="paragraph">
      <loext:graphic-properties draw:fill="none"/>
      <style:paragraph-properties fo:text-align="start" style:font-independent-line-spacing="true"/>
      <style:text-properties fo:font-size="54pt" style:font-size-asian="28pt" style:font-size-complex="28pt"/>
    </style:style>
    <style:style style:name="P18" style:family="paragraph">
      <loext:graphic-properties draw:fill="none"/>
      <style:paragraph-properties fo:text-align="start" style:font-independent-line-spacing="true"/>
      <style:text-properties fo:font-size="60pt"/>
    </style:style>
    <style:style style:name="P19" style:family="paragraph">
      <style:paragraph-properties fo:margin-left="0cm" fo:margin-right="0cm" fo:margin-top="0.353cm" fo:margin-bottom="0.423cm" fo:line-height="9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24pt"/>
    </style:style>
    <style:style style:name="P21" style:family="paragraph">
      <style:paragraph-properties fo:margin-top="0cm" fo:margin-bottom="0cm" fo:line-height="90%" fo:text-align="center" style:punctuation-wrap="hanging" style:writing-mode="lr-tb"/>
      <style:text-properties fo:hyphenate="false"/>
    </style:style>
    <style:style style:name="P22" style:family="paragraph">
      <loext:graphic-properties draw:fill="solid" draw:fill-color="#bfa5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fo:hyphenate="false"/>
    </style:style>
    <style:style style:name="P23" style:family="paragraph">
      <loext:graphic-properties draw:fill="none"/>
      <style:paragraph-properties fo:text-align="start" style:font-independent-line-spacing="true"/>
      <style:text-properties fo:font-size="12pt"/>
    </style:style>
    <style:style style:name="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T1"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54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11" style:family="text">
      <style:text-properties fo:font-variant="normal" fo:text-transform="none" fo:color="#8b8b8b"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style:use-window-font-color="true" loext:opacity="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Light2" fo:font-size="28pt" fo:letter-spacing="normal" fo:language="en" fo:country="US" fo:font-style="normal" style:text-underline-style="none" fo:font-weight="normal" style:font-size-asian="28pt" style:font-style-asian="normal" style:font-weight-asian="normal" style:font-name-complex="Calibri Light2"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office:forms form:automatic-focus="false" form:apply-design-mode="false"/>
        <draw:frame draw:name="Title 1" presentation:style-name="pr1" draw:text-style-name="P2" draw:layer="layout" svg:width="19.558cm" svg:height="6.631cm" svg:x="3.302cm" svg:y="3.529cm" presentation:class="title" presentation:user-transformed="true">
          <draw:text-box>
            <text:p text:style-name="P1"><text:span text:style-name="T1">Tech Prodigies</text:span></text:p>
          </draw:text-box>
        </draw:frame>
        <draw:frame draw:name="Subtitle 2" presentation:style-name="pr2" draw:text-style-name="P4" draw:layer="layout" svg:width="9.905cm" svg:height="4.598cm" svg:x="7.747cm" svg:y="11.561cm" presentation:class="subtitle" presentation:user-transformed="true">
          <draw:text-box>
            <text:p text:style-name="P3"><text:span text:style-name="T2">First General Meeting</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3" draw:text-style-name="P6" draw:layer="layout" svg:width="15.239cm" svg:height="10cm" svg:x="1.905cm" svg:y="12.224cm" presentation:class="notes" presentation:user-transformed="true">
            <draw:text-box>
              <text:p text:style-name="P5"><text:span text:style-name="T3">© Copyright </text:span><text:span text:style-name="T4">PresentationGO.com</text:span><text:span text:style-name="T3"> – The free PowerPoint and Google Slides template library</text:span></text:p>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5"><text:page-number>3</text:page-number></text:span></text:p>
            </draw:text-box>
          </draw:frame>
        </presentation:notes>
      </draw:page>
      <draw:page draw:name="Title of your Slide" draw:style-name="dp1" draw:master-page-name="Title_20_and_20_Content_20_1">
        <draw:frame draw:name="Title 1" presentation:style-name="pr5" draw:text-style-name="P10" draw:layer="layout" svg:width="19.335cm" svg:height="3.681cm" svg:x="1.746cm" svg:y="1.014cm" presentation:class="title" presentation:user-transformed="true">
          <draw:text-box>
            <text:p text:style-name="P9"><text:span text:style-name="T6">Agenda</text:span></text:p>
          </draw:text-box>
        </draw:frame>
        <draw:frame draw:name="Content Placeholder 2" presentation:style-name="pr6" draw:text-style-name="P12" draw:layer="layout" svg:width="19.335cm" svg:height="12.086cm" svg:x="1.746cm" svg:y="5.071cm" presentation:class="outline" presentation:user-transformed="true">
          <draw:text-box>
            <text:list text:style-name="L4">
              <text:list-item>
                <text:p text:style-name="P11"><text:span text:style-name="T7">Opening Up</text:span></text:p>
              </text:list-item>
              <text:list-item>
                <text:p text:style-name="P11"><text:span text:style-name="T7">Dues</text:span></text:p>
              </text:list-item>
              <text:list-item>
                <text:p text:style-name="P11"><text:span text:style-name="T7">Restructuring</text:span></text:p>
                <text:p text:style-name="P11"><text:span text:style-name="T8"/></text:p>
              </text:list-item>
            </text:list>
          </draw:text-box>
        </draw:frame>
        <draw:frame draw:name="Date Placeholder 4" presentation:style-name="pr7" draw:text-style-name="P8" draw:layer="layout" svg:width="5.714cm" svg:height="1.013cm" svg:x="1.746cm" svg:y="17.657cm" presentation:class="date-time" presentation:user-transformed="true">
          <draw:text-box>
            <text:p text:style-name="P13"><text:span text:style-name="T9">Date</text:span></text:p>
          </draw:text-box>
        </draw:frame>
        <draw:frame draw:name="Footer Placeholder 5" presentation:style-name="pr7" draw:text-style-name="P8" draw:layer="layout" svg:width="7.13cm" svg:height="1.013cm" svg:x="8.414cm" svg:y="17.657cm" presentation:class="footer" presentation:user-transformed="true">
          <draw:text-box>
            <text:p text:style-name="P14"><text:span text:style-name="T9">Your Footer Here</text:span></text:p>
          </draw:text-box>
        </draw:frame>
        <draw:frame draw:name="Slide Number Placeholder 6" presentation:style-name="pr7" draw:text-style-name="P8" draw:layer="layout" svg:width="3.976cm" svg:height="1.013cm" svg:x="16.11cm" svg:y="17.657cm" presentation:class="page-number" presentation:user-transformed="true">
          <draw:text-box>
            <text:p text:style-name="P15"><text:span text:style-name="T9"><text:page-number>3</text:page-number></text:span></text:p>
          </draw:text-box>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8" draw:text-style-name="P6" draw:layer="layout" svg:width="15.239cm" svg:height="10cm" svg:x="1.905cm" svg:y="12.224cm" presentation:class="notes" presentation:user-transformed="true">
            <draw:text-box>
              <text:p text:style-name="P5"><text:span text:style-name="T3">© Copyright </text:span><text:span text:style-name="T4">PresentationGO.com</text:span><text:span text:style-name="T3"> – The free PowerPoint and Google Slides template library</text:span></text:p>
            </draw:text-box>
          </draw:frame>
          <draw:frame draw:name="Slide Number Placeholder 3" presentation:style-name="pr9" draw:text-style-name="P8" draw:layer="layout" svg:width="8.254cm" svg:height="1.273cm" svg:x="10.791cm" svg:y="24.126cm" presentation:class="page-number" presentation:user-transformed="true">
            <draw:text-box>
              <text:p text:style-name="P7"><text:span text:style-name="T5"><text:page-number>3</text:page-number></text:span></text:p>
            </draw:text-box>
          </draw:frame>
        </presentation:notes>
      </draw:page>
      <draw:page draw:name="Title of your Slide_clipboard0" draw:style-name="dp1" draw:master-page-name="Title_20_and_20_Content_20_2">
        <draw:frame draw:name="Title 1" presentation:style-name="pr10" draw:text-style-name="P10" draw:layer="layout" svg:width="17.684cm" svg:height="3.681cm" svg:x="5.969cm" svg:y="1.014cm" presentation:class="title" presentation:user-transformed="true">
          <draw:text-box>
            <text:p text:style-name="P9"><text:span text:style-name="T6">Upcoming Projects</text:span></text:p>
          </draw:text-box>
        </draw:frame>
        <draw:frame draw:name="Content Placeholder 2" presentation:style-name="pr11" draw:text-style-name="P17" draw:layer="layout" svg:width="23.876cm" svg:height="12.086cm" svg:x="5.969cm" svg:y="5.071cm" presentation:class="outline" presentation:user-transformed="true">
          <draw:text-box>
            <text:list text:style-name="L4">
              <text:list-item>
                <text:p text:style-name="P16"><text:span text:style-name="T7">Smart Dustbin</text:span></text:p>
              </text:list-item>
              <text:list-item>
                <text:p text:style-name="P16"><text:span text:style-name="T7">AI Assistance In Twi</text:span></text:p>
              </text:list-item>
              <text:list-item>
                <text:p text:style-name="P16"><text:span text:style-name="T7">Web || Mobile Application(E-commerce)</text:span></text:p>
              </text:list-item>
            </text:list>
          </draw:text-box>
        </draw:frame>
        <draw:frame draw:name="Date Placeholder 3" presentation:style-name="pr12" draw:text-style-name="P8" draw:layer="layout" svg:width="3.987cm" svg:height="1.013cm" svg:x="5.969cm" svg:y="17.657cm" presentation:class="date-time" presentation:user-transformed="true">
          <draw:text-box>
            <text:p text:style-name="P13"><text:span text:style-name="T9">Date</text:span></text:p>
          </draw:text-box>
        </draw:frame>
        <draw:frame draw:name="Footer Placeholder 4" presentation:style-name="pr12" draw:text-style-name="P8" draw:layer="layout" svg:width="8.572cm" svg:height="1.013cm" svg:x="10.268cm" svg:y="17.657cm" presentation:class="footer" presentation:user-transformed="true">
          <draw:text-box>
            <text:p text:style-name="P14"><text:span text:style-name="T9">Your Footer Here</text:span></text:p>
          </draw:text-box>
        </draw:frame>
        <draw:frame draw:name="Slide Number Placeholder 5" presentation:style-name="pr12" draw:text-style-name="P8" draw:layer="layout" svg:width="4.501cm" svg:height="1.013cm" svg:x="19.152cm" svg:y="17.657cm" presentation:class="page-number" presentation:user-transformed="true">
          <draw:text-box>
            <text:p text:style-name="P15"><text:span text:style-name="T9"><text:page-number>3</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13" draw:text-style-name="P6" draw:layer="layout" svg:width="15.239cm" svg:height="10cm" svg:x="1.905cm" svg:y="12.224cm" presentation:class="notes" presentation:user-transformed="true">
            <draw:text-box>
              <text:p text:style-name="P5"><text:span text:style-name="T3">© Copyright </text:span><text:span text:style-name="T4">PresentationGO.com</text:span><text:span text:style-name="T3"> – The free PowerPoint and Google Slides template library</text:span></text:p>
            </draw:text-box>
          </draw:frame>
          <draw:frame draw:name="Slide Number Placeholder 3" presentation:style-name="pr14" draw:text-style-name="P8" draw:layer="layout" svg:width="8.254cm" svg:height="1.273cm" svg:x="10.791cm" svg:y="24.126cm" presentation:class="page-number" presentation:user-transformed="true">
            <draw:text-box>
              <text:p text:style-name="P7"><text:span text:style-name="T5"><text:page-number>3</text:page-number></text:span></text:p>
            </draw:text-box>
          </draw:frame>
        </presentation:notes>
      </draw:page>
      <draw:page draw:name="Title of your Section" draw:style-name="dp1" draw:master-page-name="Section_20_1">
        <draw:frame draw:name="Title 3" presentation:style-name="pr15" draw:text-style-name="P18" draw:layer="layout" svg:width="12.237cm" svg:height="7.923cm" svg:x="1.733cm" svg:y="4.749cm" presentation:class="title" presentation:user-transformed="true">
          <draw:text-box>
            <text:p text:style-name="P9"><text:span text:style-name="T10">General</text:span><text:span text:style-name="T10"><text:line-break/></text:span><text:span text:style-name="T10">Concerns</text:span></text:p>
          </draw:text-box>
        </draw:frame>
        <draw:frame draw:name="Text Placeholder 4" presentation:style-name="pr16" draw:text-style-name="P20" draw:layer="layout" svg:width="9.798cm" svg:height="4.166cm" svg:x="1.733cm" svg:y="12.749cm" presentation:class="outline" presentation:user-transformed="true">
          <draw:text-box>
            <text:p text:style-name="P19"><text:span text:style-name="T11">Here goes the subtitle of your section</text:span></text:p>
          </draw:text-box>
        </draw:frame>
        <draw:frame draw:name="Date Placeholder 5" presentation:style-name="pr17" draw:text-style-name="P8" draw:layer="layout" svg:width="5.714cm" svg:height="1.013cm" svg:x="1.746cm" svg:y="17.657cm" presentation:class="date-time" presentation:user-transformed="true">
          <draw:text-box>
            <text:p text:style-name="P13"><text:span text:style-name="T9">Date</text:span></text:p>
          </draw:text-box>
        </draw:frame>
        <draw:frame draw:name="Footer Placeholder 6" presentation:style-name="pr17" draw:text-style-name="P8" draw:layer="layout" svg:width="8.572cm" svg:height="1.013cm" svg:x="7.964cm" svg:y="17.657cm" presentation:class="footer" presentation:user-transformed="true">
          <draw:text-box>
            <text:p text:style-name="P14"><text:span text:style-name="T9">Your Footer Here</text:span></text:p>
          </draw:text-box>
        </draw:frame>
        <draw:frame draw:name="Slide Number Placeholder 7" presentation:style-name="pr17" draw:text-style-name="P8" draw:layer="layout" svg:width="3.229cm" svg:height="1.013cm" svg:x="17.039cm" svg:y="17.657cm" presentation:class="page-number" presentation:user-transformed="true">
          <draw:text-box>
            <text:p text:style-name="P15"><text:span text:style-name="T9"><text:page-number>3</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8" draw:text-style-name="P6" draw:layer="layout" svg:width="15.239cm" svg:height="10cm" svg:x="1.905cm" svg:y="12.224cm" presentation:class="notes" presentation:user-transformed="true">
            <draw:text-box>
              <text:p text:style-name="P5"><text:span text:style-name="T3">© Copyright </text:span><text:span text:style-name="T4">PresentationGO.com</text:span><text:span text:style-name="T3"> – The free PowerPoint and Google Slides template library</text:span></text:p>
            </draw:text-box>
          </draw:frame>
          <draw:frame draw:name="Slide Number Placeholder 3" presentation:style-name="pr19" draw:text-style-name="P8" draw:layer="layout" svg:width="8.254cm" svg:height="1.273cm" svg:x="10.791cm" svg:y="24.126cm" presentation:class="page-number" presentation:user-transformed="true">
            <draw:text-box>
              <text:p text:style-name="P7"><text:span text:style-name="T5"><text:page-number>3</text:page-number></text:span></text:p>
            </draw:text-box>
          </draw:frame>
        </presentation:notes>
      </draw:page>
      <draw:page draw:name="Title of your Section" draw:style-name="dp1" draw:master-page-name="Section_20_2">
        <draw:frame draw:name="Title 3" presentation:style-name="pr20" draw:text-style-name="P18" draw:layer="layout" svg:width="21.907cm" svg:height="5.242cm" svg:x="1.733cm" svg:y="1.114cm" presentation:class="title" presentation:user-transformed="true">
          <draw:text-box>
            <text:p text:style-name="P21"><text:span text:style-name="T10">Title of your Section</text:span></text:p>
          </draw:text-box>
        </draw:frame>
        <draw:frame draw:name="Text Placeholder 4" presentation:style-name="pr21" draw:text-style-name="P20" draw:layer="layout" svg:width="16.3cm" svg:height="1.878cm" svg:x="4.273cm" svg:y="6.432cm" presentation:class="outline" presentation:user-transformed="true">
          <draw:text-box>
            <text:p text:style-name="P3"><text:span text:style-name="T11">Here goes the subtitle of your section</text:span></text:p>
          </draw:text-box>
        </draw:frame>
        <draw:frame draw:name="Date Placeholder 1" presentation:style-name="pr22" draw:text-style-name="P8" draw:layer="layout" svg:width="5.714cm" svg:height="1.013cm" svg:x="1.746cm" svg:y="17.657cm" presentation:class="date-time" presentation:user-transformed="true">
          <draw:text-box>
            <text:p text:style-name="P13"><text:span text:style-name="T9">Date</text:span></text:p>
          </draw:text-box>
        </draw:frame>
        <draw:frame draw:name="Footer Placeholder 2" presentation:style-name="pr22" draw:text-style-name="P8" draw:layer="layout" svg:width="8.572cm" svg:height="1.013cm" svg:x="8.414cm" svg:y="17.657cm" presentation:class="footer" presentation:user-transformed="true">
          <draw:text-box>
            <text:p text:style-name="P14"><text:span text:style-name="T9">Your Footer Here</text:span></text:p>
          </draw:text-box>
        </draw:frame>
        <draw:frame draw:name="Slide Number Placeholder 5" presentation:style-name="pr22" draw:text-style-name="P8" draw:layer="layout" svg:width="5.714cm" svg:height="1.013cm" svg:x="17.939cm" svg:y="17.657cm" presentation:class="page-number" presentation:user-transformed="true">
          <draw:text-box>
            <text:p text:style-name="P15"><text:span text:style-name="T9"><text:page-number>3</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23" draw:text-style-name="P6" draw:layer="layout" svg:width="15.239cm" svg:height="10cm" svg:x="1.905cm" svg:y="12.224cm" presentation:class="notes" presentation:user-transformed="true">
            <draw:text-box>
              <text:p text:style-name="P5"><text:span text:style-name="T3">© Copyright </text:span><text:span text:style-name="T4">PresentationGO.com</text:span><text:span text:style-name="T3"> – The free PowerPoint and Google Slides template library</text:span></text:p>
            </draw:text-box>
          </draw:frame>
          <draw:frame draw:name="Slide Number Placeholder 3" presentation:style-name="pr24" draw:text-style-name="P8" draw:layer="layout" svg:width="8.254cm" svg:height="1.273cm" svg:x="10.791cm" svg:y="24.126cm" presentation:class="page-number" presentation:user-transformed="true">
            <draw:text-box>
              <text:p text:style-name="P7"><text:span text:style-name="T5"><text:page-number>3</text:page-number></text:span></text:p>
            </draw:text-box>
          </draw:frame>
        </presentation:notes>
      </draw:page>
      <draw:page draw:name="Thank You!" draw:style-name="dp1" draw:master-page-name="Closing">
        <draw:frame draw:name="Title 1" presentation:style-name="pr25" draw:text-style-name="P18" draw:layer="layout" svg:width="14.343cm" svg:height="7.923cm" svg:x="9.296cm" svg:y="7.286cm" presentation:class="title" presentation:user-transformed="true">
          <draw:text-box>
            <text:p text:style-name="P9"><text:span text:style-name="T10">Thank You!</text:span></text:p>
          </draw:text-box>
        </draw:frame>
        <draw:frame draw:name="Text Placeholder 2" presentation:style-name="pr26" draw:text-style-name="P20" draw:layer="layout" svg:width="14.343cm" svg:height="1.551cm" svg:x="9.296cm" svg:y="15.285cm" presentation:class="outline" presentation:user-transformed="true">
          <draw:text-box>
            <text:p text:style-name="P19"><text:span text:style-name="T11">Lorem ipsum dolor sit amet, tollit epicuri est ex, exerci accumsan singulis ei mel.</text:span></text:p>
          </draw:text-box>
        </draw:frame>
        <draw:frame draw:name="Date Placeholder 3" presentation:style-name="pr27" draw:text-style-name="P8" draw:layer="layout" svg:width="4.615cm" svg:height="1.013cm" svg:x="2.845cm" svg:y="17.657cm" presentation:class="date-time" presentation:user-transformed="true">
          <draw:text-box>
            <text:p text:style-name="P13"><text:span text:style-name="T9">Date</text:span></text:p>
          </draw:text-box>
        </draw:frame>
        <draw:frame draw:name="Footer Placeholder 4" presentation:style-name="pr27" draw:text-style-name="P8" draw:layer="layout" svg:width="8.572cm" svg:height="1.013cm" svg:x="8.414cm" svg:y="17.657cm" presentation:class="footer" presentation:user-transformed="true">
          <draw:text-box>
            <text:p text:style-name="P14"><text:span text:style-name="T9">Your Footer Here</text:span></text:p>
          </draw:text-box>
        </draw:frame>
        <draw:frame draw:name="Slide Number Placeholder 5" presentation:style-name="pr27" draw:text-style-name="P8" draw:layer="layout" svg:width="5.714cm" svg:height="1.013cm" svg:x="17.939cm" svg:y="17.657cm" presentation:class="page-number" presentation:user-transformed="true">
          <draw:text-box>
            <text:p text:style-name="P15"><text:span text:style-name="T9"><text:page-number>3</text:page-number></text:span></text:p>
          </draw:text-box>
        </draw:frame>
        <draw:frame draw:name="Picture Placeholder 18" draw:style-name="gr2" draw:text-style-name="P22" draw:layer="layout" svg:width="3.703cm" svg:height="3.703cm" svg:x="19.963cm" svg:y="1.203cm" presentation:class="graphic" presentation:placeholder="true" presentation:user-transformed="true"/>
        <draw:frame draw:name="Text Placeholder 7" presentation:style-name="pr28" draw:text-style-name="P23" draw:layer="layout" svg:width="4.726cm" svg:height="0.634cm" svg:x="19.451cm" svg:y="5.092cm" presentation:class="outline" presentation:user-transformed="true">
          <draw:text-box>
            <text:p text:style-name="P3"><text:span text:style-name="T12">First / Last Name</text:span></text:p>
          </draw:text-box>
        </draw:frame>
        <draw:frame draw:name="Text Placeholder 8" presentation:style-name="pr28" draw:text-style-name="P23" draw:layer="layout" svg:width="4.726cm" svg:height="0.634cm" svg:x="19.451cm" svg:y="5.731cm" presentation:class="outline" presentation:user-transformed="true">
          <draw:text-box>
            <text:p text:style-name="P3"><text:span text:style-name="T12">(123) 456-7890</text:span></text:p>
          </draw:text-box>
        </draw:frame>
        <draw:frame draw:name="Text Placeholder 11" presentation:style-name="pr28" draw:text-style-name="P23" draw:layer="layout" svg:width="4.726cm" svg:height="0.634cm" svg:x="19.451cm" svg:y="6.37cm" presentation:class="outline" presentation:user-transformed="true">
          <draw:text-box>
            <text:p text:style-name="P3"><text:span text:style-name="T12">Your Company</text:span></text:p>
          </draw:text-box>
        </draw:frame>
        <presentation:notes draw:style-name="dp2">
          <draw:page-thumbnail draw:name="Slide Image Placeholder 1" draw:style-name="gr1" draw:layer="layout" svg:width="11.429cm" svg:height="8.572cm" svg:x="3.81cm" svg:y="3.175cm" draw:page-number="6" presentation:class="page"/>
          <draw:frame draw:name="Notes Placeholder 2" presentation:style-name="pr29" draw:text-style-name="P6" draw:layer="layout" svg:width="15.239cm" svg:height="10cm" svg:x="1.905cm" svg:y="12.224cm" presentation:class="notes" presentation:user-transformed="true">
            <draw:text-box>
              <text:p text:style-name="P5"><text:span text:style-name="T3">© Copyright </text:span><text:span text:style-name="T4">PresentationGO.com</text:span><text:span text:style-name="T3"> – The free PowerPoint and Google Slides template library</text:span></text:p>
            </draw:text-box>
          </draw:frame>
          <draw:frame draw:name="Slide Number Placeholder 3" presentation:style-name="pr30" draw:text-style-name="P8" draw:layer="layout" svg:width="8.254cm" svg:height="1.273cm" svg:x="10.791cm" svg:y="24.126cm" presentation:class="page-number" presentation:user-transformed="true">
            <draw:text-box>
              <text:p text:style-name="P7"><text:span text:style-name="T5"><text:page-number>3</text:page-number></text:span></text:p>
            </draw:text-box>
          </draw:frame>
        </presentation:notes>
      </draw:page>
      <draw:page draw:name="Color Theme" draw:style-name="dp1" draw:master-page-name="Color_20_and_20_Typography">
        <draw:frame draw:name="Title 8" presentation:style-name="pr31" draw:text-style-name="P10" draw:layer="layout" svg:width="21.907cm" svg:height="3.681cm" svg:x="1.746cm" svg:y="1.014cm" presentation:class="title" presentation:user-transformed="true">
          <draw:text-box>
            <text:p text:style-name="P9"><text:span text:style-name="T6">Color Theme</text:span></text:p>
          </draw:text-box>
        </draw:frame>
        <draw:frame draw:name="Text Placeholder 1" presentation:style-name="pr32" draw:text-style-name="P10" draw:layer="layout" svg:width="21.906cm" svg:height="3.682cm" svg:x="1.746cm" svg:y="10.303cm" presentation:class="outline" presentation:user-transformed="true">
          <draw:text-box>
            <text:p text:style-name="P19"><text:span text:style-name="T13">Typography</text:span></text:p>
          </draw:text-box>
        </draw:frame>
        <draw:frame draw:name="Text Placeholder 2" presentation:style-name="pr32" draw:text-style-name="P12" draw:layer="layout" svg:width="6.65cm" svg:height="1.567cm" svg:x="8.816cm" svg:y="17.015cm" presentation:class="outline" presentation:user-transformed="true">
          <draw:text-box>
            <text:p text:style-name="P3"><text:span text:style-name="T8">Calibri</text:span></text:p>
          </draw:text-box>
        </draw:frame>
        <draw:frame draw:name="Text Placeholder 6" presentation:style-name="pr32" draw:text-style-name="P12" draw:layer="layout" svg:width="6.65cm" svg:height="1.567cm" svg:x="17.115cm" svg:y="17.015cm" presentation:class="outline" presentation:user-transformed="true">
          <draw:text-box>
            <text:p text:style-name="P3"><text:span text:style-name="T14">Calibri Light</text:span></text:p>
          </draw:text-box>
        </draw:frame>
        <presentation:notes draw:style-name="dp2">
          <draw:page-thumbnail draw:name="Slide Image Placeholder 1" draw:style-name="gr1" draw:layer="layout" svg:width="11.429cm" svg:height="8.572cm" svg:x="3.81cm" svg:y="3.175cm" draw:page-number="7" presentation:class="page"/>
          <draw:frame draw:name="Notes Placeholder 2" presentation:style-name="pr33" draw:text-style-name="P6" draw:layer="layout" svg:width="15.239cm" svg:height="10cm" svg:x="1.905cm" svg:y="12.224cm" presentation:class="notes" presentation:user-transformed="true">
            <draw:text-box>
              <text:p text:style-name="P5"><text:span text:style-name="T3">© Copyright </text:span><text:span text:style-name="T4">PresentationGO.com</text:span><text:span text:style-name="T3"> – The free PowerPoint and Google Slides template library</text:span></text:p>
            </draw:text-box>
          </draw:frame>
          <draw:frame draw:name="Slide Number Placeholder 3" presentation:style-name="pr34" draw:text-style-name="P8" draw:layer="layout" svg:width="8.254cm" svg:height="1.273cm" svg:x="10.791cm" svg:y="24.126cm" presentation:class="page-number" presentation:user-transformed="true">
            <draw:text-box>
              <text:p text:style-name="P7"><text:span text:style-name="T5"><text:page-number>3</text:page-number></text:span></text:p>
            </draw:text-box>
          </draw:frame>
        </presentation:notes>
      </draw:page>
      <draw:page draw:name="page8" draw:style-name="dp1" draw:master-page-name="Designed_20_by_20_PresentationGo">
        <presentation:notes draw:style-name="dp2">
          <draw:page-thumbnail draw:name="Slide Image Placeholder 1" draw:style-name="gr1" draw:layer="layout" svg:width="11.429cm" svg:height="8.572cm" svg:x="3.81cm" svg:y="3.175cm" draw:page-number="8" presentation:class="page"/>
          <draw:frame draw:name="Notes Placeholder 2" presentation:style-name="pr35" draw:text-style-name="P6" draw:layer="layout" svg:width="15.239cm" svg:height="10cm" svg:x="1.905cm" svg:y="12.224cm" presentation:class="notes" presentation:user-transformed="true">
            <draw:text-box>
              <text:p text:style-name="P24"><text:span text:style-name="T3">© Copyright </text:span><text:span text:style-name="T4">PresentationGO.com</text:span><text:span text:style-name="T3"> – The free PowerPoint and Google Slides template library</text:span></text:p>
            </draw:text-box>
          </draw:frame>
          <draw:frame draw:name="Slide Number Placeholder 3" presentation:style-name="pr36" draw:text-style-name="P8" draw:layer="layout" svg:width="8.254cm" svg:height="1.273cm" svg:x="10.791cm" svg:y="24.126cm" presentation:class="page-number" presentation:user-transformed="true">
            <draw:text-box>
              <text:p text:style-name="P25"><text:span text:style-name="T15"><text:page-number>3</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ea" svg:font-family="+mn-ea"/>
    <style:font-face style:name="Calibri1" svg:font-family="Calibri"/>
    <style:font-face style:name="Calibri Light" svg:font-family="'Calibri Light'"/>
    <style:font-face style:name="Calibri2" svg:font-family="Calibri" style:font-family-generic="swiss"/>
    <style:font-face style:name="Calibri Light1" svg:font-family="'Calibri Light'" style:font-family-generic="swiss"/>
    <style:font-face style:name="+mn-cs1" svg:font-family="+mn-cs" style:font-pitch="variable"/>
    <style:font-face style:name="+mn-ea1" svg:font-family="+mn-ea" style:font-pitch="variable"/>
    <style:font-face style:name="Bitstream Vera Sans2" svg:font-family="'Bitstream Vera Sans'" style:font-pitch="variable"/>
    <style:font-face style:name="Calibri" svg:font-family="Calibri" style:font-pitch="variable"/>
    <style:font-face style:name="Calibri Light3"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Bitstream Vera Sans1" svg:font-family="'Bitstream Vera Sans'" style:font-family-generic="modern" style:font-pitch="variable"/>
    <style:font-face style:name="Open Sans1" svg:font-family="'Ope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Light2" svg:font-family="'Calibri Light'"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Open Sans" svg:font-family="'Ope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Open Sans2" svg:font-family="'Open Sans'" style:font-family-generic="modern"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radial" draw:cx="50%" draw:cy="0%" draw:start-color="#1c2026" draw:end-color="#323a45"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3" style:family="presentation" style:parent-style-name="Cover-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outline4" style:family="presentation" style:parent-style-name="Cover-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1-outline2" style:display-name="Title and Content 1-outline2" style:family="presentation" style:parent-style-name="Title_20_and_20_Content_20_1-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20_1-outline3" style:display-name="Title and Content 1-outline3" style:family="presentation" style:parent-style-name="Title_20_and_20_Content_20_1-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1-outline4" style:display-name="Title and Content 1-outline4" style:family="presentation" style:parent-style-name="Title_20_and_20_Content_20_1-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2-background" style:display-name="Title and Content 2-background" style:family="presentation">
      <style:graphic-properties draw:stroke="none" draw:fill="solid" draw:fill-color="#ffffff"/>
      <style:text-properties style:letter-kerning="true"/>
    </style:style>
    <style:style style:name="Title_20_and_20_Content_20_2-backgroundobjects" style:display-name="Title and Content 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2-notes" style:display-name="Title and 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2-outline1" style:display-name="Title and Content 2-outline1" style:family="presentation">
      <style:graphic-properties draw:stroke="none" draw:fill="none" draw:auto-grow-height="false" draw:fit-to-size="false" style:shrink-to-fit="true">
        <text:list-style style:name="Title_20_and_20_Content_20_2-outline1" style:display-name="Title and 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2-outline2" style:display-name="Title and Content 2-outline2" style:family="presentation" style:parent-style-name="Title_20_and_20_Content_20_2-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20_2-outline3" style:display-name="Title and Content 2-outline3" style:family="presentation" style:parent-style-name="Title_20_and_20_Content_20_2-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2-outline4" style:display-name="Title and Content 2-outline4" style:family="presentation" style:parent-style-name="Title_20_and_20_Content_20_2-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2-outline5" style:display-name="Title and Content 2-outline5" style:family="presentation" style:parent-style-name="Title_20_and_20_Content_20_2-outline4">
      <style:paragraph-properties fo:margin-top="0.1cm" fo:margin-bottom="0cm"/>
      <style:text-properties fo:font-size="20pt" style:font-size-asian="20pt" style:font-size-complex="20pt"/>
    </style:style>
    <style:style style:name="Title_20_and_20_Content_20_2-outline6" style:display-name="Title and Content 2-outline6" style:family="presentation" style:parent-style-name="Title_20_and_20_Content_20_2-outline5">
      <style:paragraph-properties fo:margin-top="0.1cm" fo:margin-bottom="0cm"/>
      <style:text-properties fo:font-size="20pt" style:font-size-asian="20pt" style:font-size-complex="20pt"/>
    </style:style>
    <style:style style:name="Title_20_and_20_Content_20_2-outline7" style:display-name="Title and Content 2-outline7" style:family="presentation" style:parent-style-name="Title_20_and_20_Content_20_2-outline6">
      <style:paragraph-properties fo:margin-top="0.1cm" fo:margin-bottom="0cm"/>
      <style:text-properties fo:font-size="20pt" style:font-size-asian="20pt" style:font-size-complex="20pt"/>
    </style:style>
    <style:style style:name="Title_20_and_20_Content_20_2-outline8" style:display-name="Title and Content 2-outline8" style:family="presentation" style:parent-style-name="Title_20_and_20_Content_20_2-outline7">
      <style:paragraph-properties fo:margin-top="0.1cm" fo:margin-bottom="0cm"/>
      <style:text-properties fo:font-size="20pt" style:font-size-asian="20pt" style:font-size-complex="20pt"/>
    </style:style>
    <style:style style:name="Title_20_and_20_Content_20_2-outline9" style:display-name="Title and Content 2-outline9" style:family="presentation" style:parent-style-name="Title_20_and_20_Content_20_2-outline8">
      <style:paragraph-properties fo:margin-top="0.1cm" fo:margin-bottom="0cm"/>
      <style:text-properties fo:font-size="20pt" style:font-size-asian="20pt" style:font-size-complex="20pt"/>
    </style:style>
    <style:style style:name="Title_20_and_20_Content_20_2-subtitle" style:display-name="Title and Content 2-subtitle" style:family="presentation">
      <style:graphic-properties draw:stroke="none" draw:fill="none" draw:textarea-vertical-align="middle">
        <text:list-style style:name="Title_20_and_20_Content_20_2-subtitle" style:display-name="Title and 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2-title" style:display-name="Title and Content 2-title" style:family="presentation">
      <style:graphic-properties draw:stroke="none" draw:fill="none" draw:textarea-vertical-align="middle">
        <text:list-style style:name="Title_20_and_20_Content_20_2-title" style:display-name="Title and 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1-background" style:display-name="Section 1-background" style:family="presentation">
      <style:graphic-properties draw:stroke="none" draw:fill="solid" draw:fill-color="#ffffff"/>
      <style:text-properties style:letter-kerning="true"/>
    </style:style>
    <style:style style:name="Section_20_1-backgroundobjects" style:display-name="Section 1-backgroundobjects" style:family="presentation">
      <style:graphic-properties draw:textarea-horizontal-align="justify" draw:shadow="hidden" draw:shadow-offset-x="0.2cm" draw:shadow-offset-y="0.2cm" draw:shadow-color="#808080"/>
      <style:text-properties style:letter-kerning="true"/>
    </style:style>
    <style:style style:name="Section_20_1-notes" style:display-name="Section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1-outline1" style:display-name="Section 1-outline1" style:family="presentation">
      <style:graphic-properties draw:stroke="none" draw:fill="none" draw:auto-grow-height="false" draw:fit-to-size="false" style:shrink-to-fit="true">
        <text:list-style style:name="Section_20_1-outline1" style:display-name="Section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1-outline2" style:display-name="Section 1-outline2" style:family="presentation" style:parent-style-name="Section_20_1-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1-outline3" style:display-name="Section 1-outline3" style:family="presentation" style:parent-style-name="Section_20_1-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1-outline4" style:display-name="Section 1-outline4" style:family="presentation" style:parent-style-name="Section_20_1-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1-outline5" style:display-name="Section 1-outline5" style:family="presentation" style:parent-style-name="Section_20_1-outline4">
      <style:paragraph-properties fo:margin-top="0.1cm" fo:margin-bottom="0cm"/>
      <style:text-properties fo:font-size="20pt" style:font-size-asian="20pt" style:font-size-complex="20pt"/>
    </style:style>
    <style:style style:name="Section_20_1-outline6" style:display-name="Section 1-outline6" style:family="presentation" style:parent-style-name="Section_20_1-outline5">
      <style:paragraph-properties fo:margin-top="0.1cm" fo:margin-bottom="0cm"/>
      <style:text-properties fo:font-size="20pt" style:font-size-asian="20pt" style:font-size-complex="20pt"/>
    </style:style>
    <style:style style:name="Section_20_1-outline7" style:display-name="Section 1-outline7" style:family="presentation" style:parent-style-name="Section_20_1-outline6">
      <style:paragraph-properties fo:margin-top="0.1cm" fo:margin-bottom="0cm"/>
      <style:text-properties fo:font-size="20pt" style:font-size-asian="20pt" style:font-size-complex="20pt"/>
    </style:style>
    <style:style style:name="Section_20_1-outline8" style:display-name="Section 1-outline8" style:family="presentation" style:parent-style-name="Section_20_1-outline7">
      <style:paragraph-properties fo:margin-top="0.1cm" fo:margin-bottom="0cm"/>
      <style:text-properties fo:font-size="20pt" style:font-size-asian="20pt" style:font-size-complex="20pt"/>
    </style:style>
    <style:style style:name="Section_20_1-outline9" style:display-name="Section 1-outline9" style:family="presentation" style:parent-style-name="Section_20_1-outline8">
      <style:paragraph-properties fo:margin-top="0.1cm" fo:margin-bottom="0cm"/>
      <style:text-properties fo:font-size="20pt" style:font-size-asian="20pt" style:font-size-complex="20pt"/>
    </style:style>
    <style:style style:name="Section_20_1-subtitle" style:display-name="Section 1-subtitle" style:family="presentation">
      <style:graphic-properties draw:stroke="none" draw:fill="none" draw:textarea-vertical-align="middle">
        <text:list-style style:name="Section_20_1-subtitle" style:display-name="Section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1-title" style:display-name="Section 1-title" style:family="presentation">
      <style:graphic-properties draw:stroke="none" draw:fill="none" draw:textarea-vertical-align="middle">
        <text:list-style style:name="Section_20_1-title" style:display-name="Section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2-background" style:display-name="Section 2-background" style:family="presentation">
      <style:graphic-properties draw:stroke="none" draw:fill="solid" draw:fill-color="#ffffff"/>
      <style:text-properties style:letter-kerning="true"/>
    </style:style>
    <style:style style:name="Section_20_2-backgroundobjects" style:display-name="Section 2-backgroundobjects" style:family="presentation">
      <style:graphic-properties draw:textarea-horizontal-align="justify" draw:shadow="hidden" draw:shadow-offset-x="0.2cm" draw:shadow-offset-y="0.2cm" draw:shadow-color="#808080"/>
      <style:text-properties style:letter-kerning="true"/>
    </style:style>
    <style:style style:name="Section_20_2-notes" style:display-name="Section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2-outline1" style:display-name="Section 2-outline1" style:family="presentation">
      <style:graphic-properties draw:stroke="none" draw:fill="none" draw:auto-grow-height="false" draw:fit-to-size="false" style:shrink-to-fit="true">
        <text:list-style style:name="Section_20_2-outline1" style:display-name="Section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2-outline2" style:display-name="Section 2-outline2" style:family="presentation" style:parent-style-name="Section_20_2-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2-outline3" style:display-name="Section 2-outline3" style:family="presentation" style:parent-style-name="Section_20_2-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2-outline4" style:display-name="Section 2-outline4" style:family="presentation" style:parent-style-name="Section_20_2-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2-outline5" style:display-name="Section 2-outline5" style:family="presentation" style:parent-style-name="Section_20_2-outline4">
      <style:paragraph-properties fo:margin-top="0.1cm" fo:margin-bottom="0cm"/>
      <style:text-properties fo:font-size="20pt" style:font-size-asian="20pt" style:font-size-complex="20pt"/>
    </style:style>
    <style:style style:name="Section_20_2-outline6" style:display-name="Section 2-outline6" style:family="presentation" style:parent-style-name="Section_20_2-outline5">
      <style:paragraph-properties fo:margin-top="0.1cm" fo:margin-bottom="0cm"/>
      <style:text-properties fo:font-size="20pt" style:font-size-asian="20pt" style:font-size-complex="20pt"/>
    </style:style>
    <style:style style:name="Section_20_2-outline7" style:display-name="Section 2-outline7" style:family="presentation" style:parent-style-name="Section_20_2-outline6">
      <style:paragraph-properties fo:margin-top="0.1cm" fo:margin-bottom="0cm"/>
      <style:text-properties fo:font-size="20pt" style:font-size-asian="20pt" style:font-size-complex="20pt"/>
    </style:style>
    <style:style style:name="Section_20_2-outline8" style:display-name="Section 2-outline8" style:family="presentation" style:parent-style-name="Section_20_2-outline7">
      <style:paragraph-properties fo:margin-top="0.1cm" fo:margin-bottom="0cm"/>
      <style:text-properties fo:font-size="20pt" style:font-size-asian="20pt" style:font-size-complex="20pt"/>
    </style:style>
    <style:style style:name="Section_20_2-outline9" style:display-name="Section 2-outline9" style:family="presentation" style:parent-style-name="Section_20_2-outline8">
      <style:paragraph-properties fo:margin-top="0.1cm" fo:margin-bottom="0cm"/>
      <style:text-properties fo:font-size="20pt" style:font-size-asian="20pt" style:font-size-complex="20pt"/>
    </style:style>
    <style:style style:name="Section_20_2-subtitle" style:display-name="Section 2-subtitle" style:family="presentation">
      <style:graphic-properties draw:stroke="none" draw:fill="none" draw:textarea-vertical-align="middle">
        <text:list-style style:name="Section_20_2-subtitle" style:display-name="Section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2-title" style:display-name="Section 2-title" style:family="presentation">
      <style:graphic-properties draw:stroke="none" draw:fill="none" draw:textarea-vertical-align="middle">
        <text:list-style style:name="Section_20_2-title" style:display-name="Section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losing-outline3" style:family="presentation" style:parent-style-name="Closing-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losing-outline4" style:family="presentation" style:parent-style-name="Closing-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lor_20_and_20_Typography-background" style:display-name="Color and Typography-background" style:family="presentation">
      <style:graphic-properties draw:stroke="none" draw:fill="solid" draw:fill-color="#ffffff"/>
      <style:text-properties style:letter-kerning="true"/>
    </style:style>
    <style:style style:name="Color_20_and_20_Typography-backgroundobjects" style:display-name="Color and Typography-backgroundobjects" style:family="presentation">
      <style:graphic-properties draw:textarea-horizontal-align="justify" draw:shadow="hidden" draw:shadow-offset-x="0.2cm" draw:shadow-offset-y="0.2cm" draw:shadow-color="#808080"/>
      <style:text-properties style:letter-kerning="true"/>
    </style:style>
    <style:style style:name="Color_20_and_20_Typography-notes" style:display-name="Color and Typograph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or_20_and_20_Typography-outline1" style:display-name="Color and Typography-outline1" style:family="presentation">
      <style:graphic-properties draw:stroke="none" draw:fill="none" draw:auto-grow-height="false" draw:fit-to-size="false" style:shrink-to-fit="true">
        <text:list-style style:name="Color_20_and_20_Typography-outline1" style:display-name="Color and Typograph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lor_20_and_20_Typography-outline2" style:display-name="Color and Typography-outline2" style:family="presentation" style:parent-style-name="Color_20_and_20_Typography-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lor_20_and_20_Typography-outline3" style:display-name="Color and Typography-outline3" style:family="presentation" style:parent-style-name="Color_20_and_20_Typography-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lor_20_and_20_Typography-outline4" style:display-name="Color and Typography-outline4" style:family="presentation" style:parent-style-name="Color_20_and_20_Typography-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lor_20_and_20_Typography-outline5" style:display-name="Color and Typography-outline5" style:family="presentation" style:parent-style-name="Color_20_and_20_Typography-outline4">
      <style:paragraph-properties fo:margin-top="0.1cm" fo:margin-bottom="0cm"/>
      <style:text-properties fo:font-size="20pt" style:font-size-asian="20pt" style:font-size-complex="20pt"/>
    </style:style>
    <style:style style:name="Color_20_and_20_Typography-outline6" style:display-name="Color and Typography-outline6" style:family="presentation" style:parent-style-name="Color_20_and_20_Typography-outline5">
      <style:paragraph-properties fo:margin-top="0.1cm" fo:margin-bottom="0cm"/>
      <style:text-properties fo:font-size="20pt" style:font-size-asian="20pt" style:font-size-complex="20pt"/>
    </style:style>
    <style:style style:name="Color_20_and_20_Typography-outline7" style:display-name="Color and Typography-outline7" style:family="presentation" style:parent-style-name="Color_20_and_20_Typography-outline6">
      <style:paragraph-properties fo:margin-top="0.1cm" fo:margin-bottom="0cm"/>
      <style:text-properties fo:font-size="20pt" style:font-size-asian="20pt" style:font-size-complex="20pt"/>
    </style:style>
    <style:style style:name="Color_20_and_20_Typography-outline8" style:display-name="Color and Typography-outline8" style:family="presentation" style:parent-style-name="Color_20_and_20_Typography-outline7">
      <style:paragraph-properties fo:margin-top="0.1cm" fo:margin-bottom="0cm"/>
      <style:text-properties fo:font-size="20pt" style:font-size-asian="20pt" style:font-size-complex="20pt"/>
    </style:style>
    <style:style style:name="Color_20_and_20_Typography-outline9" style:display-name="Color and Typography-outline9" style:family="presentation" style:parent-style-name="Color_20_and_20_Typography-outline8">
      <style:paragraph-properties fo:margin-top="0.1cm" fo:margin-bottom="0cm"/>
      <style:text-properties fo:font-size="20pt" style:font-size-asian="20pt" style:font-size-complex="20pt"/>
    </style:style>
    <style:style style:name="Color_20_and_20_Typography-subtitle" style:display-name="Color and Typography-subtitle" style:family="presentation">
      <style:graphic-properties draw:stroke="none" draw:fill="none" draw:textarea-vertical-align="middle">
        <text:list-style style:name="Color_20_and_20_Typography-subtitle" style:display-name="Color and Typograph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or_20_and_20_Typography-title" style:display-name="Color and Typography-title" style:family="presentation">
      <style:graphic-properties draw:stroke="none" draw:fill="none" draw:textarea-vertical-align="middle">
        <text:list-style style:name="Color_20_and_20_Typography-title" style:display-name="Color and Typograph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signed_20_by_20_PresentationGo-background" style:display-name="Designed by PresentationGo-background" style:family="presentation">
      <style:graphic-properties draw:stroke="none" draw:fill="gradient" draw:fill-gradient-name="msFillGradient_20_1"/>
      <style:text-properties style:letter-kerning="true"/>
    </style:style>
    <style:style style:name="Designed_20_by_20_PresentationGo-backgroundobjects" style:display-name="Designed by PresentationGo-backgroundobjects" style:family="presentation">
      <style:graphic-properties draw:textarea-horizontal-align="justify" draw:shadow="hidden" draw:shadow-offset-x="0.2cm" draw:shadow-offset-y="0.2cm" draw:shadow-color="#808080"/>
      <style:text-properties style:letter-kerning="true"/>
    </style:style>
    <style:style style:name="Designed_20_by_20_PresentationGo-notes" style:display-name="Designed by PresentationG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igned_20_by_20_PresentationGo-outline1" style:display-name="Designed by PresentationGo-outline1" style:family="presentation">
      <style:graphic-properties draw:stroke="none" draw:fill="none" draw:auto-grow-height="false" draw:fit-to-size="false" style:shrink-to-fit="true">
        <text:list-style style:name="Designed_20_by_20_PresentationGo-outline1" style:display-name="Designed by Presentation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esigned_20_by_20_PresentationGo-outline2" style:display-name="Designed by PresentationGo-outline2" style:family="presentation" style:parent-style-name="Designed_20_by_20_PresentationGo-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signed_20_by_20_PresentationGo-outline3" style:display-name="Designed by PresentationGo-outline3" style:family="presentation" style:parent-style-name="Designed_20_by_20_PresentationGo-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signed_20_by_20_PresentationGo-outline4" style:display-name="Designed by PresentationGo-outline4" style:family="presentation" style:parent-style-name="Designed_20_by_20_PresentationGo-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signed_20_by_20_PresentationGo-outline5" style:display-name="Designed by PresentationGo-outline5" style:family="presentation" style:parent-style-name="Designed_20_by_20_PresentationGo-outline4">
      <style:paragraph-properties fo:margin-top="0.1cm" fo:margin-bottom="0cm"/>
      <style:text-properties fo:font-size="20pt" style:font-size-asian="20pt" style:font-size-complex="20pt"/>
    </style:style>
    <style:style style:name="Designed_20_by_20_PresentationGo-outline6" style:display-name="Designed by PresentationGo-outline6" style:family="presentation" style:parent-style-name="Designed_20_by_20_PresentationGo-outline5">
      <style:paragraph-properties fo:margin-top="0.1cm" fo:margin-bottom="0cm"/>
      <style:text-properties fo:font-size="20pt" style:font-size-asian="20pt" style:font-size-complex="20pt"/>
    </style:style>
    <style:style style:name="Designed_20_by_20_PresentationGo-outline7" style:display-name="Designed by PresentationGo-outline7" style:family="presentation" style:parent-style-name="Designed_20_by_20_PresentationGo-outline6">
      <style:paragraph-properties fo:margin-top="0.1cm" fo:margin-bottom="0cm"/>
      <style:text-properties fo:font-size="20pt" style:font-size-asian="20pt" style:font-size-complex="20pt"/>
    </style:style>
    <style:style style:name="Designed_20_by_20_PresentationGo-outline8" style:display-name="Designed by PresentationGo-outline8" style:family="presentation" style:parent-style-name="Designed_20_by_20_PresentationGo-outline7">
      <style:paragraph-properties fo:margin-top="0.1cm" fo:margin-bottom="0cm"/>
      <style:text-properties fo:font-size="20pt" style:font-size-asian="20pt" style:font-size-complex="20pt"/>
    </style:style>
    <style:style style:name="Designed_20_by_20_PresentationGo-outline9" style:display-name="Designed by PresentationGo-outline9" style:family="presentation" style:parent-style-name="Designed_20_by_20_PresentationGo-outline8">
      <style:paragraph-properties fo:margin-top="0.1cm" fo:margin-bottom="0cm"/>
      <style:text-properties fo:font-size="20pt" style:font-size-asian="20pt" style:font-size-complex="20pt"/>
    </style:style>
    <style:style style:name="Designed_20_by_20_PresentationGo-subtitle" style:display-name="Designed by PresentationGo-subtitle" style:family="presentation">
      <style:graphic-properties draw:stroke="none" draw:fill="none" draw:textarea-vertical-align="middle">
        <text:list-style style:name="Designed_20_by_20_PresentationGo-subtitle" style:display-name="Designed by Presentation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ed_20_by_20_PresentationGo-title" style:display-name="Designed by PresentationGo-title" style:family="presentation">
      <style:graphic-properties draw:stroke="none" draw:fill="none" draw:textarea-vertical-align="middle">
        <text:list-style style:name="Designed_20_by_20_PresentationGo-title" style:display-name="Designed by Presentation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35cm" draw:stroke-linejoin="miter" draw:fill="solid" draw:fill-color="#80cdcd" draw:textarea-vertical-align="middle" draw:auto-grow-height="false" draw:fit-to-size="false" style:shrink-to-fit="false" fo:min-height="0cm" fo:min-width="0cm" fo:padding-top="0.106cm" fo:padding-bottom="0.106cm" fo:padding-left="0.106cm" fo:padding-right="0.106cm" fo:wrap-option="wrap"/>
    </style:style>
    <style:style style:name="Mgr6" style:family="graphic" style:parent-style-name="standard">
      <style:graphic-properties draw:stroke="none" svg:stroke-width="0.035cm" draw:stroke-linejoin="miter" draw:fill="solid" draw:fill-color="#bfa5cf" draw:textarea-vertical-align="middle" draw:auto-grow-height="false" draw:fit-to-size="false" style:shrink-to-fit="false" fo:min-height="0cm" fo:min-width="0cm" fo:padding-top="0.106cm" fo:padding-bottom="0.106cm" fo:padding-left="0.106cm" fo:padding-right="0.106cm" fo:wrap-option="wrap"/>
    </style:style>
    <style:style style:name="Mgr7" style:family="graphic" style:parent-style-name="standard">
      <style:graphic-properties draw:stroke="none" svg:stroke-width="0.035cm" draw:stroke-linejoin="miter" draw:fill="solid" draw:fill-color="#f1e668" draw:textarea-vertical-align="middle" draw:auto-grow-height="false" draw:fit-to-size="false" style:shrink-to-fit="false" fo:min-height="0cm" fo:min-width="0cm" fo:padding-top="0.106cm" fo:padding-bottom="0.106cm" fo:padding-left="0.106cm" fo:padding-right="0.106cm" fo:wrap-option="wrap"/>
    </style:style>
    <style:style style:name="Mgr8" style:family="graphic" style:parent-style-name="standard">
      <style:graphic-properties draw:stroke="none" svg:stroke-width="0.035cm" draw:stroke-linejoin="miter" draw:fill="solid" draw:fill-color="#262626" draw:textarea-vertical-align="middle" draw:auto-grow-height="false" draw:fit-to-size="false" style:shrink-to-fit="false" fo:min-height="0cm" fo:min-width="0cm" fo:padding-top="0.106cm" fo:padding-bottom="0.106cm" fo:padding-left="0.106cm" fo:padding-right="0.106cm" fo:wrap-option="wrap"/>
    </style:style>
    <style:style style:name="Mgr9" style:family="graphic" style:parent-style-name="standard">
      <style:graphic-properties draw:stroke="none" svg:stroke-width="0.035cm" draw:stroke-linejoin="miter" svg:stroke-linecap="butt"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stroke-linejoin="miter" svg:stroke-linecap="butt" draw:fill="solid" draw:fill-color="#a6a6a6"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svg:stroke-linecap="butt"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35cm" draw:stroke-linejoin="miter" svg:stroke-linecap="butt"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035cm" draw:stroke-linejoin="miter"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standard">
      <style:graphic-properties draw:stroke="none" svg:stroke-width="0.035cm" draw:stroke-linejoin="miter" svg:stroke-linecap="butt" draw:fill="solid" draw:fill-color="#0d0d0d" draw:textarea-vertical-align="middle" draw:auto-grow-height="false" draw:fit-to-size="false" style:shrink-to-fit="false" fo:min-height="0cm" fo:min-width="0cm" fo:padding-top="0.125cm" fo:padding-bottom="0.125cm" fo:padding-left="0.25cm" fo:padding-right="0.25cm" fo:wrap-option="wrap"/>
    </style:style>
    <style:style style:name="Mgr16" style:family="graphic" style:parent-style-name="standard">
      <style:graphic-properties draw:stroke="none" svg:stroke-width="0.035cm" draw:stroke-linejoin="miter" svg:stroke-linecap="butt" draw:fill="solid" draw:fill-color="#262626"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svg:stroke-linecap="butt" draw:fill="solid" draw:fill-color="#404040"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Mgr20" style:family="graphic" style:parent-style-name="standard">
      <style:graphic-properties draw:stroke="none" svg:stroke-width="0.035cm" draw:stroke-linejoin="miter" svg:stroke-linecap="butt" draw:fill="solid" draw:fill-color="#161515"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graphic-properties draw:stroke="none" svg:stroke-width="0.035cm" draw:stroke-linejoin="miter" svg:stroke-linecap="butt" draw:fill="solid" draw:fill-color="#363535" draw:textarea-vertical-align="middle" draw:auto-grow-height="false" draw:fit-to-size="false" style:shrink-to-fit="false" fo:min-height="0cm" fo:min-width="0cm" fo:padding-top="0.125cm" fo:padding-bottom="0.125cm" fo:padding-left="0.25cm" fo:padding-right="0.25cm" fo:wrap-option="wrap"/>
    </style:style>
    <style:style style:name="Mgr22" style:family="graphic" style:parent-style-name="standard">
      <style:graphic-properties draw:stroke="none" svg:stroke-width="0.035cm" draw:stroke-linejoin="miter" svg:stroke-linecap="butt" draw:fill="solid" draw:fill-color="#6c6969" draw:textarea-vertical-align="middle" draw:auto-grow-height="false" draw:fit-to-size="false" style:shrink-to-fit="false" fo:min-height="0cm" fo:min-width="0cm" fo:padding-top="0.125cm" fo:padding-bottom="0.125cm" fo:padding-left="0.25cm" fo:padding-right="0.25cm" fo:wrap-option="wrap"/>
    </style:style>
    <style:style style:name="Mgr23" style:family="graphic" style:parent-style-name="standard">
      <style:graphic-properties draw:stroke="none" svg:stroke-width="0.035cm" draw:stroke-linejoin="miter" svg:stroke-linecap="butt" draw:fill="solid" draw:fill-color="#a19f9f" draw:textarea-vertical-align="middle" draw:auto-grow-height="false" draw:fit-to-size="false" style:shrink-to-fit="false" fo:min-height="0cm" fo:min-width="0cm" fo:padding-top="0.125cm" fo:padding-bottom="0.125cm" fo:padding-left="0.25cm" fo:padding-right="0.25cm" fo:wrap-option="wrap"/>
    </style:style>
    <style:style style:name="Mgr24" style:family="graphic" style:parent-style-name="standard">
      <style:graphic-properties draw:stroke="none" svg:stroke-width="0.035cm" draw:stroke-linejoin="miter" svg:stroke-linecap="butt" draw:fill="solid" draw:fill-color="#c1bfbf" draw:textarea-vertical-align="middle" draw:auto-grow-height="false" draw:fit-to-size="false" style:shrink-to-fit="false" fo:min-height="0cm" fo:min-width="0cm" fo:padding-top="0.125cm" fo:padding-bottom="0.125cm" fo:padding-left="0.25cm" fo:padding-right="0.25cm" fo:wrap-option="wrap"/>
    </style:style>
    <style:style style:name="Mgr25" style:family="graphic" style:parent-style-name="standard">
      <style:graphic-properties draw:stroke="none" svg:stroke-width="0.035cm" draw:stroke-linejoin="miter" svg:stroke-linecap="butt" draw:fill="solid" draw:fill-color="#d6d5d5" draw:textarea-vertical-align="middle" draw:auto-grow-height="false" draw:fit-to-size="false" style:shrink-to-fit="false" fo:min-height="0cm" fo:min-width="0cm" fo:padding-top="0.125cm" fo:padding-bottom="0.125cm" fo:padding-left="0.25cm" fo:padding-right="0.25cm" fo:wrap-option="wrap"/>
    </style:style>
    <style:style style:name="Mgr26" style:family="graphic" style:parent-style-name="standard">
      <style:graphic-properties draw:stroke="none" svg:stroke-width="0.035cm" draw:stroke-linejoin="miter" svg:stroke-linecap="butt" draw:fill="solid" draw:fill-color="#2f2f2f" draw:textarea-vertical-align="middle" draw:auto-grow-height="false" draw:fit-to-size="false" style:shrink-to-fit="false" fo:min-height="0cm" fo:min-width="0cm" fo:padding-top="0.125cm" fo:padding-bottom="0.125cm" fo:padding-left="0.25cm" fo:padding-right="0.25cm" fo:wrap-option="wrap"/>
    </style:style>
    <style:style style:name="Mgr27" style:family="graphic" style:parent-style-name="standard">
      <style:graphic-properties draw:stroke="none" svg:stroke-width="0.035cm" draw:stroke-linejoin="miter" svg:stroke-linecap="butt" draw:fill="solid" draw:fill-color="#464646" draw:textarea-vertical-align="middle" draw:auto-grow-height="false" draw:fit-to-size="false" style:shrink-to-fit="false" fo:min-height="0cm" fo:min-width="0cm" fo:padding-top="0.125cm" fo:padding-bottom="0.125cm" fo:padding-left="0.25cm" fo:padding-right="0.25cm" fo:wrap-option="wrap"/>
    </style:style>
    <style:style style:name="Mgr28" style:family="graphic" style:parent-style-name="standard">
      <style:graphic-properties draw:stroke="none" svg:stroke-width="0.035cm" draw:stroke-linejoin="miter" svg:stroke-linecap="butt" draw:fill="solid" draw:fill-color="#9e9e9e" draw:textarea-vertical-align="middle" draw:auto-grow-height="false" draw:fit-to-size="false" style:shrink-to-fit="false" fo:min-height="0cm" fo:min-width="0cm" fo:padding-top="0.125cm" fo:padding-bottom="0.125cm" fo:padding-left="0.25cm" fo:padding-right="0.25cm" fo:wrap-option="wrap"/>
    </style:style>
    <style:style style:name="Mgr29" style:family="graphic" style:parent-style-name="standard">
      <style:graphic-properties draw:stroke="none" svg:stroke-width="0.035cm" draw:stroke-linejoin="miter" svg:stroke-linecap="butt" draw:fill="solid" draw:fill-color="#dfdfdf" draw:textarea-vertical-align="middle" draw:auto-grow-height="false" draw:fit-to-size="false" style:shrink-to-fit="false" fo:min-height="0cm" fo:min-width="0cm" fo:padding-top="0.125cm" fo:padding-bottom="0.125cm" fo:padding-left="0.25cm" fo:padding-right="0.25cm" fo:wrap-option="wrap"/>
    </style:style>
    <style:style style:name="Mgr30" style:family="graphic" style:parent-style-name="standard">
      <style:graphic-properties draw:stroke="none" svg:stroke-width="0.035cm" draw:stroke-linejoin="miter" svg:stroke-linecap="butt" draw:fill="solid" draw:fill-color="#5e5e5e" draw:textarea-vertical-align="middle" draw:auto-grow-height="false" draw:fit-to-size="false" style:shrink-to-fit="false" fo:min-height="0cm" fo:min-width="0cm" fo:padding-top="0.125cm" fo:padding-bottom="0.125cm" fo:padding-left="0.25cm" fo:padding-right="0.25cm" fo:wrap-option="wrap"/>
    </style:style>
    <style:style style:name="Mgr31" style:family="graphic" style:parent-style-name="standard">
      <style:graphic-properties draw:stroke="none" svg:stroke-width="0.035cm" draw:stroke-linejoin="miter" svg:stroke-linecap="butt" draw:fill="solid" draw:fill-color="#644179"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graphic-properties draw:stroke="none" svg:stroke-width="0.035cm" draw:stroke-linejoin="miter" svg:stroke-linecap="butt" draw:fill="solid" draw:fill-color="#9468af" draw:textarea-vertical-align="middle" draw:auto-grow-height="false" draw:fit-to-size="false" style:shrink-to-fit="false" fo:min-height="0cm" fo:min-width="0cm" fo:padding-top="0.125cm" fo:padding-bottom="0.125cm" fo:padding-left="0.25cm" fo:padding-right="0.25cm" fo:wrap-option="wrap"/>
    </style:style>
    <style:style style:name="Mgr33" style:family="graphic" style:parent-style-name="standard">
      <style:graphic-properties draw:stroke="none" svg:stroke-width="0.035cm" draw:stroke-linejoin="miter" svg:stroke-linecap="butt" draw:fill="solid" draw:fill-color="#d9c9e2" draw:textarea-vertical-align="middle" draw:auto-grow-height="false" draw:fit-to-size="false" style:shrink-to-fit="false" fo:min-height="0cm" fo:min-width="0cm" fo:padding-top="0.125cm" fo:padding-bottom="0.125cm" fo:padding-left="0.25cm" fo:padding-right="0.25cm" fo:wrap-option="wrap"/>
    </style:style>
    <style:style style:name="Mgr34" style:family="graphic" style:parent-style-name="standard">
      <style:graphic-properties draw:stroke="none" svg:stroke-width="0.035cm" draw:stroke-linejoin="miter" svg:stroke-linecap="butt" draw:fill="solid" draw:fill-color="#e5dbec" draw:textarea-vertical-align="middle" draw:auto-grow-height="false" draw:fit-to-size="false" style:shrink-to-fit="false" fo:min-height="0cm" fo:min-width="0cm" fo:padding-top="0.125cm" fo:padding-bottom="0.125cm" fo:padding-left="0.25cm" fo:padding-right="0.25cm" fo:wrap-option="wrap"/>
    </style:style>
    <style:style style:name="Mgr35" style:family="graphic" style:parent-style-name="standard">
      <style:graphic-properties draw:stroke="none" svg:stroke-width="0.035cm" draw:stroke-linejoin="miter" svg:stroke-linecap="butt" draw:fill="solid" draw:fill-color="#f2edf5" draw:textarea-vertical-align="middle" draw:auto-grow-height="false" draw:fit-to-size="false" style:shrink-to-fit="false" fo:min-height="0cm" fo:min-width="0cm" fo:padding-top="0.125cm" fo:padding-bottom="0.125cm" fo:padding-left="0.25cm" fo:padding-right="0.25cm" fo:wrap-option="wrap"/>
    </style:style>
    <style:style style:name="Mgr36" style:family="graphic" style:parent-style-name="standard">
      <style:graphic-properties draw:stroke="none" svg:stroke-width="0.035cm" draw:stroke-linejoin="miter" svg:stroke-linecap="butt" draw:fill="solid" draw:fill-color="#bfa5cf" draw:textarea-vertical-align="middle" draw:auto-grow-height="false" draw:fit-to-size="false" style:shrink-to-fit="false" fo:min-height="0cm" fo:min-width="0cm" fo:padding-top="0.125cm" fo:padding-bottom="0.125cm" fo:padding-left="0.25cm" fo:padding-right="0.25cm" fo:wrap-option="wrap"/>
    </style:style>
    <style:style style:name="Mgr37" style:family="graphic" style:parent-style-name="standard">
      <style:graphic-properties draw:stroke="none" svg:stroke-width="0.035cm" draw:stroke-linejoin="miter" svg:stroke-linecap="butt" draw:fill="solid" draw:fill-color="#2f7777" draw:textarea-vertical-align="middle" draw:auto-grow-height="false" draw:fit-to-size="false" style:shrink-to-fit="false" fo:min-height="0cm" fo:min-width="0cm" fo:padding-top="0.125cm" fo:padding-bottom="0.125cm" fo:padding-left="0.25cm" fo:padding-right="0.25cm" fo:wrap-option="wrap"/>
    </style:style>
    <style:style style:name="Mgr38" style:family="graphic" style:parent-style-name="standard">
      <style:graphic-properties draw:stroke="none" svg:stroke-width="0.035cm" draw:stroke-linejoin="miter" svg:stroke-linecap="butt" draw:fill="solid" draw:fill-color="#47b3b3" draw:textarea-vertical-align="middle" draw:auto-grow-height="false" draw:fit-to-size="false" style:shrink-to-fit="false" fo:min-height="0cm" fo:min-width="0cm" fo:padding-top="0.125cm" fo:padding-bottom="0.125cm" fo:padding-left="0.25cm" fo:padding-right="0.25cm" fo:wrap-option="wrap"/>
    </style:style>
    <style:style style:name="Mgr39" style:family="graphic" style:parent-style-name="standard">
      <style:graphic-properties draw:stroke="none" svg:stroke-width="0.035cm" draw:stroke-linejoin="miter" svg:stroke-linecap="butt" draw:fill="solid" draw:fill-color="#b3e1e1" draw:textarea-vertical-align="middle" draw:auto-grow-height="false" draw:fit-to-size="false" style:shrink-to-fit="false" fo:min-height="0cm" fo:min-width="0cm" fo:padding-top="0.125cm" fo:padding-bottom="0.125cm" fo:padding-left="0.25cm" fo:padding-right="0.25cm" fo:wrap-option="wrap"/>
    </style:style>
    <style:style style:name="Mgr40" style:family="graphic" style:parent-style-name="standard">
      <style:graphic-properties draw:stroke="none" svg:stroke-width="0.035cm" draw:stroke-linejoin="miter" svg:stroke-linecap="butt" draw:fill="solid" draw:fill-color="#ccebeb" draw:textarea-vertical-align="middle" draw:auto-grow-height="false" draw:fit-to-size="false" style:shrink-to-fit="false" fo:min-height="0cm" fo:min-width="0cm" fo:padding-top="0.125cm" fo:padding-bottom="0.125cm" fo:padding-left="0.25cm" fo:padding-right="0.25cm" fo:wrap-option="wrap"/>
    </style:style>
    <style:style style:name="Mgr41" style:family="graphic" style:parent-style-name="standard">
      <style:graphic-properties draw:stroke="none" svg:stroke-width="0.035cm" draw:stroke-linejoin="miter" svg:stroke-linecap="butt" draw:fill="solid" draw:fill-color="#e6f5f5" draw:textarea-vertical-align="middle" draw:auto-grow-height="false" draw:fit-to-size="false" style:shrink-to-fit="false" fo:min-height="0cm" fo:min-width="0cm" fo:padding-top="0.125cm" fo:padding-bottom="0.125cm" fo:padding-left="0.25cm" fo:padding-right="0.25cm" fo:wrap-option="wrap"/>
    </style:style>
    <style:style style:name="Mgr42" style:family="graphic" style:parent-style-name="standard">
      <style:graphic-properties draw:stroke="none" svg:stroke-width="0.035cm" draw:stroke-linejoin="miter" svg:stroke-linecap="butt" draw:fill="solid" draw:fill-color="#80cdcd" draw:textarea-vertical-align="middle" draw:auto-grow-height="false" draw:fit-to-size="false" style:shrink-to-fit="false" fo:min-height="0cm" fo:min-width="0cm" fo:padding-top="0.125cm" fo:padding-bottom="0.125cm" fo:padding-left="0.25cm" fo:padding-right="0.25cm" fo:wrap-option="wrap"/>
    </style:style>
    <style:style style:name="Mgr43" style:family="graphic" style:parent-style-name="standard">
      <style:graphic-properties draw:stroke="none" svg:stroke-width="0.035cm" draw:stroke-linejoin="miter" svg:stroke-linecap="butt" draw:fill="solid" draw:fill-color="#9e920f" draw:textarea-vertical-align="middle" draw:auto-grow-height="false" draw:fit-to-size="false" style:shrink-to-fit="false" fo:min-height="0cm" fo:min-width="0cm" fo:padding-top="0.125cm" fo:padding-bottom="0.125cm" fo:padding-left="0.25cm" fo:padding-right="0.25cm" fo:wrap-option="wrap"/>
    </style:style>
    <style:style style:name="Mgr44" style:family="graphic" style:parent-style-name="standard">
      <style:graphic-properties draw:stroke="none" svg:stroke-width="0.035cm" draw:stroke-linejoin="miter" svg:stroke-linecap="butt" draw:fill="solid" draw:fill-color="#ead919" draw:textarea-vertical-align="middle" draw:auto-grow-height="false" draw:fit-to-size="false" style:shrink-to-fit="false" fo:min-height="0cm" fo:min-width="0cm" fo:padding-top="0.125cm" fo:padding-bottom="0.125cm" fo:padding-left="0.25cm" fo:padding-right="0.25cm" fo:wrap-option="wrap"/>
    </style:style>
    <style:style style:name="Mgr45" style:family="graphic" style:parent-style-name="standard">
      <style:graphic-properties draw:stroke="none" svg:stroke-width="0.035cm" draw:stroke-linejoin="miter" svg:stroke-linecap="butt" draw:fill="solid" draw:fill-color="#f7f0a4" draw:textarea-vertical-align="middle" draw:auto-grow-height="false" draw:fit-to-size="false" style:shrink-to-fit="false" fo:min-height="0cm" fo:min-width="0cm" fo:padding-top="0.125cm" fo:padding-bottom="0.125cm" fo:padding-left="0.25cm" fo:padding-right="0.25cm" fo:wrap-option="wrap"/>
    </style:style>
    <style:style style:name="Mgr46" style:family="graphic" style:parent-style-name="standard">
      <style:graphic-properties draw:stroke="none" svg:stroke-width="0.035cm" draw:stroke-linejoin="miter" svg:stroke-linecap="butt" draw:fill="solid" draw:fill-color="#f9f5c3" draw:textarea-vertical-align="middle" draw:auto-grow-height="false" draw:fit-to-size="false" style:shrink-to-fit="false" fo:min-height="0cm" fo:min-width="0cm" fo:padding-top="0.125cm" fo:padding-bottom="0.125cm" fo:padding-left="0.25cm" fo:padding-right="0.25cm" fo:wrap-option="wrap"/>
    </style:style>
    <style:style style:name="Mgr47" style:family="graphic" style:parent-style-name="standard">
      <style:graphic-properties draw:stroke="none" svg:stroke-width="0.035cm" draw:stroke-linejoin="miter" svg:stroke-linecap="butt" draw:fill="solid" draw:fill-color="#fcfae1" draw:textarea-vertical-align="middle" draw:auto-grow-height="false" draw:fit-to-size="false" style:shrink-to-fit="false" fo:min-height="0cm" fo:min-width="0cm" fo:padding-top="0.125cm" fo:padding-bottom="0.125cm" fo:padding-left="0.25cm" fo:padding-right="0.25cm" fo:wrap-option="wrap"/>
    </style:style>
    <style:style style:name="Mgr48" style:family="graphic" style:parent-style-name="standard">
      <style:graphic-properties draw:stroke="none" svg:stroke-width="0.035cm" draw:stroke-linejoin="miter" svg:stroke-linecap="butt" draw:fill="solid" draw:fill-color="#f1e668" draw:textarea-vertical-align="middle" draw:auto-grow-height="false" draw:fit-to-size="false" style:shrink-to-fit="false" fo:min-height="0cm" fo:min-width="0cm" fo:padding-top="0.125cm" fo:padding-bottom="0.125cm" fo:padding-left="0.25cm" fo:padding-right="0.25cm" fo:wrap-option="wrap"/>
    </style:style>
    <style:style style:name="Mgr49" style:family="graphic" style:parent-style-name="standard">
      <style:graphic-properties draw:stroke="none" svg:stroke-width="0.035cm" draw:stroke-linejoin="miter" svg:stroke-linecap="butt" draw:fill="solid" draw:fill-color="#803617" draw:textarea-vertical-align="middle" draw:auto-grow-height="false" draw:fit-to-size="false" style:shrink-to-fit="false" fo:min-height="0cm" fo:min-width="0cm" fo:padding-top="0.125cm" fo:padding-bottom="0.125cm" fo:padding-left="0.25cm" fo:padding-right="0.25cm" fo:wrap-option="wrap"/>
    </style:style>
    <style:style style:name="Mgr50" style:family="graphic" style:parent-style-name="standard">
      <style:graphic-properties draw:stroke="none" svg:stroke-width="0.035cm" draw:stroke-linejoin="miter" svg:stroke-linecap="butt" draw:fill="solid" draw:fill-color="#c15222" draw:textarea-vertical-align="middle" draw:auto-grow-height="false" draw:fit-to-size="false" style:shrink-to-fit="false" fo:min-height="0cm" fo:min-width="0cm" fo:padding-top="0.125cm" fo:padding-bottom="0.125cm" fo:padding-left="0.25cm" fo:padding-right="0.25cm" fo:wrap-option="wrap"/>
    </style:style>
    <style:style style:name="Mgr51" style:family="graphic" style:parent-style-name="standard">
      <style:graphic-properties draw:stroke="none" svg:stroke-width="0.035cm" draw:stroke-linejoin="miter" svg:stroke-linecap="butt" draw:fill="solid" draw:fill-color="#ecaf95" draw:textarea-vertical-align="middle" draw:auto-grow-height="false" draw:fit-to-size="false" style:shrink-to-fit="false" fo:min-height="0cm" fo:min-width="0cm" fo:padding-top="0.125cm" fo:padding-bottom="0.125cm" fo:padding-left="0.25cm" fo:padding-right="0.25cm" fo:wrap-option="wrap"/>
    </style:style>
    <style:style style:name="Mgr52" style:family="graphic" style:parent-style-name="standard">
      <style:graphic-properties draw:stroke="none" svg:stroke-width="0.035cm" draw:stroke-linejoin="miter" svg:stroke-linecap="butt" draw:fill="solid" draw:fill-color="#f3cab8" draw:textarea-vertical-align="middle" draw:auto-grow-height="false" draw:fit-to-size="false" style:shrink-to-fit="false" fo:min-height="0cm" fo:min-width="0cm" fo:padding-top="0.125cm" fo:padding-bottom="0.125cm" fo:padding-left="0.25cm" fo:padding-right="0.25cm" fo:wrap-option="wrap"/>
    </style:style>
    <style:style style:name="Mgr53" style:family="graphic" style:parent-style-name="standard">
      <style:graphic-properties draw:stroke="none" svg:stroke-width="0.035cm" draw:stroke-linejoin="miter" svg:stroke-linecap="butt" draw:fill="solid" draw:fill-color="#f9e4dc" draw:textarea-vertical-align="middle" draw:auto-grow-height="false" draw:fit-to-size="false" style:shrink-to-fit="false" fo:min-height="0cm" fo:min-width="0cm" fo:padding-top="0.125cm" fo:padding-bottom="0.125cm" fo:padding-left="0.25cm" fo:padding-right="0.25cm" fo:wrap-option="wrap"/>
    </style:style>
    <style:style style:name="Mgr54" style:family="graphic" style:parent-style-name="standard">
      <style:graphic-properties draw:stroke="none" svg:stroke-width="0.035cm" draw:stroke-linejoin="miter" svg:stroke-linecap="butt" draw:fill="solid" draw:fill-color="#e07a4e" draw:textarea-vertical-align="middle" draw:auto-grow-height="false" draw:fit-to-size="false" style:shrink-to-fit="false" fo:min-height="0cm" fo:min-width="0cm" fo:padding-top="0.125cm" fo:padding-bottom="0.125cm" fo:padding-left="0.25cm" fo:padding-right="0.25cm" fo:wrap-option="wrap"/>
    </style:style>
    <style:style style:name="Mgr55" style:family="graphic" style:parent-style-name="standard">
      <style:graphic-properties draw:stroke="none" svg:stroke-width="0.035cm" draw:stroke-linejoin="miter" svg:stroke-linecap="butt" draw:fill="solid" draw:fill-color="#910d0e" draw:textarea-vertical-align="middle" draw:auto-grow-height="false" draw:fit-to-size="false" style:shrink-to-fit="false" fo:min-height="0cm" fo:min-width="0cm" fo:padding-top="0.125cm" fo:padding-bottom="0.125cm" fo:padding-left="0.25cm" fo:padding-right="0.25cm" fo:wrap-option="wrap"/>
    </style:style>
    <style:style style:name="Mgr56" style:family="graphic" style:parent-style-name="standard">
      <style:graphic-properties draw:stroke="none" svg:stroke-width="0.035cm" draw:stroke-linejoin="miter" svg:stroke-linecap="butt" draw:fill="solid" draw:fill-color="#d91315" draw:textarea-vertical-align="middle" draw:auto-grow-height="false" draw:fit-to-size="false" style:shrink-to-fit="false" fo:min-height="0cm" fo:min-width="0cm" fo:padding-top="0.125cm" fo:padding-bottom="0.125cm" fo:padding-left="0.25cm" fo:padding-right="0.25cm" fo:wrap-option="wrap"/>
    </style:style>
    <style:style style:name="Mgr57" style:family="graphic" style:parent-style-name="standard">
      <style:graphic-properties draw:stroke="none" svg:stroke-width="0.035cm" draw:stroke-linejoin="miter" svg:stroke-linecap="butt" draw:fill="solid" draw:fill-color="#f59494" draw:textarea-vertical-align="middle" draw:auto-grow-height="false" draw:fit-to-size="false" style:shrink-to-fit="false" fo:min-height="0cm" fo:min-width="0cm" fo:padding-top="0.125cm" fo:padding-bottom="0.125cm" fo:padding-left="0.25cm" fo:padding-right="0.25cm" fo:wrap-option="wrap"/>
    </style:style>
    <style:style style:name="Mgr58" style:family="graphic" style:parent-style-name="standard">
      <style:graphic-properties draw:stroke="none" svg:stroke-width="0.035cm" draw:stroke-linejoin="miter" svg:stroke-linecap="butt" draw:fill="solid" draw:fill-color="#f9b7b8" draw:textarea-vertical-align="middle" draw:auto-grow-height="false" draw:fit-to-size="false" style:shrink-to-fit="false" fo:min-height="0cm" fo:min-width="0cm" fo:padding-top="0.125cm" fo:padding-bottom="0.125cm" fo:padding-left="0.25cm" fo:padding-right="0.25cm" fo:wrap-option="wrap"/>
    </style:style>
    <style:style style:name="Mgr59" style:family="graphic" style:parent-style-name="standard">
      <style:graphic-properties draw:stroke="none" svg:stroke-width="0.035cm" draw:stroke-linejoin="miter" svg:stroke-linecap="butt" draw:fill="solid" draw:fill-color="#fcdbdb" draw:textarea-vertical-align="middle" draw:auto-grow-height="false" draw:fit-to-size="false" style:shrink-to-fit="false" fo:min-height="0cm" fo:min-width="0cm" fo:padding-top="0.125cm" fo:padding-bottom="0.125cm" fo:padding-left="0.25cm" fo:padding-right="0.25cm" fo:wrap-option="wrap"/>
    </style:style>
    <style:style style:name="Mgr60" style:family="graphic" style:parent-style-name="standard">
      <style:graphic-properties draw:stroke="none" svg:stroke-width="0.035cm" draw:stroke-linejoin="miter" svg:stroke-linecap="butt" draw:fill="solid" draw:fill-color="#ef4c4d" draw:textarea-vertical-align="middle" draw:auto-grow-height="false" draw:fit-to-size="false" style:shrink-to-fit="false" fo:min-height="0cm" fo:min-width="0cm" fo:padding-top="0.125cm" fo:padding-bottom="0.125cm" fo:padding-left="0.25cm" fo:padding-right="0.25cm" fo:wrap-option="wrap"/>
    </style:style>
    <style:style style:name="Mgr61" style:family="graphic" style:parent-style-name="standard">
      <style:graphic-properties draw:stroke="none" svg:stroke-width="0.035cm"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62" style:family="graphic" style:parent-style-name="standard">
      <style:graphic-properties draw:stroke="none" svg:stroke-width="0.035cm"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Mgr6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6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Mgr65" style:family="graphic" style:parent-style-name="standard">
      <style:graphic-properties draw:stroke="none" svg:stroke-width="0.035cm" draw:stroke-linejoin="miter" svg:stroke-linecap="butt" draw:fill="solid" draw:fill-color="#d9002f"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Cov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Cov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Cover-backgroundobjects">
      <style:graphic-properties draw:stroke="none" draw:fill="none" draw:fill-color="#ffffff" draw:auto-grow-height="false" fo:min-height="1.397cm"/>
      <style:paragraph-properties style:writing-mode="lr-tb"/>
    </style:style>
    <style:style style:name="Mpr4"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_20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_20_1-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_20_1-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_20_1-backgroundobjects">
      <style:graphic-properties draw:stroke="none" draw:fill="none" draw:fill-color="#ffffff" draw:auto-grow-height="false" fo:min-height="1.27cm"/>
      <style:paragraph-properties style:writing-mode="lr-tb"/>
    </style:style>
    <style:style style:name="Mpr9" style:family="presentation" style:parent-style-name="Title_20_and_20_Content_20_1-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20_and_20_Content_20_2-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and_20_Content_20_2-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Content_20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_20_2-backgroundobjects">
      <style:graphic-properties draw:stroke="none" draw:fill="none" draw:fill-color="#ffffff" draw:auto-grow-height="false" fo:min-height="1.27cm"/>
      <style:paragraph-properties style:writing-mode="lr-tb"/>
    </style:style>
    <style:style style:name="Mpr14" style:family="presentation" style:parent-style-name="Title_20_and_20_Content_20_2-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Section_20_1-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Section_20_1-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Section_20_1-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Section_20_1-backgroundobjects">
      <style:graphic-properties draw:stroke="none" draw:fill="none" draw:fill-color="#ffffff" draw:auto-grow-height="false" fo:min-height="1.27cm"/>
      <style:paragraph-properties style:writing-mode="lr-tb"/>
    </style:style>
    <style:style style:name="Mpr19" style:family="presentation" style:parent-style-name="Section_20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Section_20_2-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Section_20_2-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Section_20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Section_20_2-backgroundobjects">
      <style:graphic-properties draw:stroke="none" draw:fill="none" draw:fill-color="#ffffff" draw:auto-grow-height="false" fo:min-height="1.27cm"/>
      <style:paragraph-properties style:writing-mode="lr-tb"/>
    </style:style>
    <style:style style:name="Mpr24" style:family="presentation" style:parent-style-name="Section_20_2-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losing-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6" style:family="presentation" style:parent-style-name="Closing-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Closing-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Closing-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Closing-backgroundobjects">
      <style:graphic-properties draw:stroke="none" draw:fill="none" draw:fill-color="#ffffff" draw:auto-grow-height="false" fo:min-height="1.27cm"/>
      <style:paragraph-properties style:writing-mode="lr-tb"/>
    </style:style>
    <style:style style:name="Mpr30" style:family="presentation" style:parent-style-name="Closing-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Color_20_and_20_Typograph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2" style:family="presentation" style:parent-style-name="Color_20_and_20_Typography-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3" style:family="presentation" style:parent-style-name="Color_20_and_20_Typography-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lor_20_and_20_Typography-backgroundobjects">
      <style:graphic-properties draw:stroke="none" draw:fill="none" draw:fill-color="#ffffff" draw:auto-grow-height="false" fo:min-height="1.27cm"/>
      <style:paragraph-properties style:writing-mode="lr-tb"/>
    </style:style>
    <style:style style:name="Mpr35" style:family="presentation" style:parent-style-name="Color_20_and_20_Typography-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Designed_20_by_20_PresentationGo-backgroundobjects">
      <style:graphic-properties draw:stroke="none" draw:fill="none" draw:fill-color="#ffffff" draw:auto-grow-height="false" fo:min-height="1.27cm"/>
      <style:paragraph-properties style:writing-mode="lr-tb"/>
    </style:style>
    <style:style style:name="Mpr37" style:family="presentation" style:parent-style-name="Designed_20_by_20_PresentationGo-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loext:graphic-properties draw:fill="solid" draw:fill-color="#80cdcd"/>
      <style:paragraph-properties fo:text-align="start" style:font-independent-line-spacing="true"/>
      <style:text-properties fo:font-size="18pt"/>
    </style:style>
    <style:style style:name="MP9" style:family="paragraph">
      <loext:graphic-properties draw:fill="solid" draw:fill-color="#bfa5cf"/>
      <style:paragraph-properties fo:text-align="start" style:font-independent-line-spacing="true"/>
      <style:text-properties fo:font-size="18pt"/>
    </style:style>
    <style:style style:name="MP10" style:family="paragraph">
      <loext:graphic-properties draw:fill="solid" draw:fill-color="#f1e668"/>
      <style:paragraph-properties fo:text-align="start" style:font-independent-line-spacing="true"/>
      <style:text-properties fo:font-size="18pt"/>
    </style:style>
    <style:style style:name="MP11" style:family="paragraph">
      <loext:graphic-properties draw:fill="solid" draw:fill-color="#262626"/>
      <style:paragraph-properties fo:text-align="start" style:font-independent-line-spacing="true"/>
      <style:text-properties fo:font-size="18pt"/>
    </style:style>
    <style:style style:name="MP12" style:family="paragraph">
      <style:paragraph-properties fo:margin-top="0cm" fo:margin-bottom="0cm" fo:line-height="90%" fo:text-align="center" style:punctuation-wrap="hanging" style:writing-mode="lr-tb"/>
      <style:text-properties fo:font-size="60pt" fo:hyphenate="false"/>
    </style:style>
    <style:style style:name="MP13" style:family="paragraph">
      <loext:graphic-properties draw:fill="none"/>
      <style:paragraph-properties fo:text-align="start" style:font-independent-line-spacing="true"/>
      <style:text-properties fo:font-size="60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8" style:family="paragraph">
      <style:paragraph-properties fo:margin-top="0cm" fo:margin-bottom="0cm" fo:line-height="90%" fo:text-align="start" style:punctuation-wrap="hanging" style:writing-mode="lr-tb"/>
      <style:text-properties fo:font-size="44pt" fo:hyphenate="false"/>
    </style:style>
    <style:style style:name="MP19" style:family="paragraph">
      <loext:graphic-properties draw:fill="none"/>
      <style:paragraph-properties fo:text-align="start" style:font-independent-line-spacing="true"/>
      <style:text-properties fo:font-size="44pt"/>
    </style:style>
    <style:style style:name="MP20" style:family="paragraph">
      <style:paragraph-properties fo:margin-left="0cm" fo:margin-right="0cm" fo:margin-top="0.353cm" fo:margin-bottom="0.423cm" fo:line-height="90%" fo:text-align="start" fo:text-indent="0cm" style:punctuation-wrap="hanging" style:writing-mode="lr-tb"/>
      <style:text-properties fo:font-size="28pt" fo:hyphenate="false"/>
    </style:style>
    <style:style style:name="MP21" style:family="paragraph">
      <style:paragraph-properties fo:margin-left="0cm" fo:margin-right="0cm" fo:margin-top="0.176cm" fo:margin-bottom="0.423cm" fo:line-height="90%" fo:text-align="start" fo:text-indent="0cm" style:punctuation-wrap="hanging" style:writing-mode="lr-tb"/>
      <style:text-properties fo:font-size="28pt"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top="0cm" fo:margin-bottom="0cm" fo:line-height="90%" fo:text-align="start" style:punctuation-wrap="hanging" style:writing-mode="lr-tb"/>
      <style:text-properties fo:font-size="60pt" fo:hyphenate="false"/>
    </style:style>
    <style:style style:name="MP24" style:family="paragraph">
      <style:paragraph-properties fo:margin-left="0cm" fo:margin-right="0cm" fo:margin-top="0.353cm" fo:margin-bottom="0.423cm" fo:line-height="90%" fo:text-align="start" fo:text-indent="0cm" style:punctuation-wrap="hanging" style:writing-mode="lr-tb">
        <style:tab-stops>
          <style:tab-stop style:position="0cm"/>
        </style:tab-stops>
      </style:paragraph-properties>
      <style:text-properties fo:font-size="24pt"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style:paragraph-properties fo:margin-left="0cm" fo:margin-right="0cm" fo:margin-top="0.353cm" fo:margin-bottom="0.423cm" fo:line-height="90%" fo:text-align="center" fo:text-indent="0cm" style:punctuation-wrap="hanging" style:writing-mode="lr-tb">
        <style:tab-stops>
          <style:tab-stop style:position="0cm"/>
        </style:tab-stops>
      </style:paragraph-properties>
      <style:text-properties fo:font-size="24pt" fo:hyphenate="false"/>
    </style:style>
    <style:style style:name="MP27" style:family="paragraph">
      <style:paragraph-properties fo:margin-left="0cm" fo:margin-right="0cm" fo:margin-top="0.353cm" fo:margin-bottom="0.423cm" fo:line-height="90%" fo:text-align="center" fo:text-indent="0cm" style:punctuation-wrap="hanging" style:writing-mode="lr-tb">
        <style:tab-stops>
          <style:tab-stop style:position="0cm"/>
        </style:tab-stops>
      </style:paragraph-properties>
      <style:text-properties fo:font-size="12pt" fo:hyphenate="false"/>
    </style:style>
    <style:style style:name="MP28" style:family="paragraph">
      <loext:graphic-properties draw:fill="none"/>
      <style:paragraph-properties fo:text-align="start" style:font-independent-line-spacing="true"/>
      <style:text-properties fo:font-size="12pt"/>
    </style:style>
    <style:style style:name="MP29" style:family="paragraph">
      <style:paragraph-properties fo:margin-left="0.635cm" fo:margin-right="0cm" fo:margin-top="0cm" fo:margin-bottom="0.423cm" fo:line-height="90%" fo:text-align="start" fo:text-indent="-0.634cm" style:punctuation-wrap="hanging" style:writing-mode="lr-tb">
        <style:tab-stops>
          <style:tab-stop style:position="0cm"/>
        </style:tab-stops>
      </style:paragraph-properties>
      <style:text-properties fo:font-size="44pt" fo:hyphenate="false"/>
    </style:style>
    <style:style style:name="MP3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31" style:family="paragraph">
      <loext:graphic-properties draw:fill="none"/>
      <style:paragraph-properties fo:text-align="center" style:font-independent-line-spacing="true"/>
      <style:text-properties fo:font-size="18pt"/>
    </style:style>
    <style:style style:name="MP32" style:family="paragraph">
      <style:paragraph-properties fo:margin-left="0cm" fo:margin-right="0cm" fo:margin-top="0.353cm" fo:margin-bottom="0.423cm" fo:line-height="90%" fo:text-align="center" fo:text-indent="0cm" style:punctuation-wrap="hanging" style:writing-mode="lr-tb">
        <style:tab-stops>
          <style:tab-stop style:position="0cm"/>
        </style:tab-stops>
      </style:paragraph-properties>
      <style:text-properties fo:font-size="28pt" fo:hyphenate="false"/>
    </style:style>
    <style:style style:name="MP33" style:family="paragraph">
      <loext:graphic-properties draw:fill="solid" draw:fill-color="#808080"/>
      <style:paragraph-properties fo:text-align="center" style:font-independent-line-spacing="true"/>
      <style:text-properties fo:font-size="18pt"/>
    </style:style>
    <style:style style:name="MP34" style:family="paragraph">
      <loext:graphic-properties draw:fill="solid" draw:fill-color="#a6a6a6"/>
      <style:paragraph-properties fo:text-align="center" style:font-independent-line-spacing="true"/>
      <style:text-properties fo:font-size="18pt"/>
    </style:style>
    <style:style style:name="MP35" style:family="paragraph">
      <loext:graphic-properties draw:fill="solid" draw:fill-color="#bfbfbf"/>
      <style:paragraph-properties fo:text-align="center" style:font-independent-line-spacing="true"/>
      <style:text-properties fo:font-size="18pt"/>
    </style:style>
    <style:style style:name="MP36" style:family="paragraph">
      <loext:graphic-properties draw:fill="solid" draw:fill-color="#d9d9d9"/>
      <style:paragraph-properties fo:text-align="center" style:font-independent-line-spacing="true"/>
      <style:text-properties fo:font-size="18pt"/>
    </style:style>
    <style:style style:name="MP37" style:family="paragraph">
      <loext:graphic-properties draw:fill="solid" draw:fill-color="#f2f2f2"/>
      <style:paragraph-properties fo:text-align="center" style:font-independent-line-spacing="true"/>
      <style:text-properties fo:font-size="18pt"/>
    </style:style>
    <style:style style:name="MP38" style:family="paragraph">
      <loext:graphic-properties draw:fill="solid" draw:fill-color="#ffffff"/>
      <style:paragraph-properties fo:text-align="center" style:font-independent-line-spacing="true"/>
      <style:text-properties fo:font-size="18pt"/>
    </style:style>
    <style:style style:name="MP39" style:family="paragraph">
      <loext:graphic-properties draw:fill="solid" draw:fill-color="#0d0d0d"/>
      <style:paragraph-properties fo:text-align="center" style:font-independent-line-spacing="true"/>
      <style:text-properties fo:font-size="18pt"/>
    </style:style>
    <style:style style:name="MP40" style:family="paragraph">
      <loext:graphic-properties draw:fill="solid" draw:fill-color="#262626"/>
      <style:paragraph-properties fo:text-align="center" style:font-independent-line-spacing="true"/>
      <style:text-properties fo:font-size="18pt"/>
    </style:style>
    <style:style style:name="MP41" style:family="paragraph">
      <loext:graphic-properties draw:fill="solid" draw:fill-color="#404040"/>
      <style:paragraph-properties fo:text-align="center" style:font-independent-line-spacing="true"/>
      <style:text-properties fo:font-size="18pt"/>
    </style:style>
    <style:style style:name="MP42" style:family="paragraph">
      <loext:graphic-properties draw:fill="solid" draw:fill-color="#595959"/>
      <style:paragraph-properties fo:text-align="center" style:font-independent-line-spacing="true"/>
      <style:text-properties fo:font-size="18pt"/>
    </style:style>
    <style:style style:name="MP43" style:family="paragraph">
      <loext:graphic-properties draw:fill="solid" draw:fill-color="#000000"/>
      <style:paragraph-properties fo:text-align="center" style:font-independent-line-spacing="true"/>
      <style:text-properties fo:font-size="18pt"/>
    </style:style>
    <style:style style:name="MP44" style:family="paragraph">
      <loext:graphic-properties draw:fill="solid" draw:fill-color="#161515"/>
      <style:paragraph-properties fo:text-align="center" style:font-independent-line-spacing="true"/>
      <style:text-properties fo:font-size="18pt"/>
    </style:style>
    <style:style style:name="MP45" style:family="paragraph">
      <loext:graphic-properties draw:fill="solid" draw:fill-color="#363535"/>
      <style:paragraph-properties fo:text-align="center" style:font-independent-line-spacing="true"/>
      <style:text-properties fo:font-size="18pt"/>
    </style:style>
    <style:style style:name="MP46" style:family="paragraph">
      <loext:graphic-properties draw:fill="solid" draw:fill-color="#6c6969"/>
      <style:paragraph-properties fo:text-align="center" style:font-independent-line-spacing="true"/>
      <style:text-properties fo:font-size="18pt"/>
    </style:style>
    <style:style style:name="MP47" style:family="paragraph">
      <loext:graphic-properties draw:fill="solid" draw:fill-color="#a19f9f"/>
      <style:paragraph-properties fo:text-align="center" style:font-independent-line-spacing="true"/>
      <style:text-properties fo:font-size="18pt"/>
    </style:style>
    <style:style style:name="MP48" style:family="paragraph">
      <loext:graphic-properties draw:fill="solid" draw:fill-color="#c1bfbf"/>
      <style:paragraph-properties fo:text-align="center" style:font-independent-line-spacing="true"/>
      <style:text-properties fo:font-size="18pt"/>
    </style:style>
    <style:style style:name="MP49" style:family="paragraph">
      <loext:graphic-properties draw:fill="solid" draw:fill-color="#d6d5d5"/>
      <style:paragraph-properties fo:text-align="center" style:font-independent-line-spacing="true"/>
      <style:text-properties fo:font-size="18pt"/>
    </style:style>
    <style:style style:name="MP50" style:family="paragraph">
      <loext:graphic-properties draw:fill="solid" draw:fill-color="#2f2f2f"/>
      <style:paragraph-properties fo:text-align="center" style:font-independent-line-spacing="true"/>
      <style:text-properties fo:font-size="18pt"/>
    </style:style>
    <style:style style:name="MP51" style:family="paragraph">
      <loext:graphic-properties draw:fill="solid" draw:fill-color="#464646"/>
      <style:paragraph-properties fo:text-align="center" style:font-independent-line-spacing="true"/>
      <style:text-properties fo:font-size="18pt"/>
    </style:style>
    <style:style style:name="MP52" style:family="paragraph">
      <loext:graphic-properties draw:fill="solid" draw:fill-color="#9e9e9e"/>
      <style:paragraph-properties fo:text-align="center" style:font-independent-line-spacing="true"/>
      <style:text-properties fo:font-size="18pt"/>
    </style:style>
    <style:style style:name="MP53" style:family="paragraph">
      <loext:graphic-properties draw:fill="solid" draw:fill-color="#dfdfdf"/>
      <style:paragraph-properties fo:text-align="center" style:font-independent-line-spacing="true"/>
      <style:text-properties fo:font-size="18pt"/>
    </style:style>
    <style:style style:name="MP54" style:family="paragraph">
      <loext:graphic-properties draw:fill="solid" draw:fill-color="#5e5e5e"/>
      <style:paragraph-properties fo:text-align="center" style:font-independent-line-spacing="true"/>
      <style:text-properties fo:font-size="18pt"/>
    </style:style>
    <style:style style:name="MP55" style:family="paragraph">
      <loext:graphic-properties draw:fill="solid" draw:fill-color="#644179"/>
      <style:paragraph-properties fo:text-align="center" style:font-independent-line-spacing="true"/>
      <style:text-properties fo:font-size="18pt"/>
    </style:style>
    <style:style style:name="MP56" style:family="paragraph">
      <loext:graphic-properties draw:fill="solid" draw:fill-color="#9468af"/>
      <style:paragraph-properties fo:text-align="center" style:font-independent-line-spacing="true"/>
      <style:text-properties fo:font-size="18pt"/>
    </style:style>
    <style:style style:name="MP57" style:family="paragraph">
      <loext:graphic-properties draw:fill="solid" draw:fill-color="#d9c9e2"/>
      <style:paragraph-properties fo:text-align="center" style:font-independent-line-spacing="true"/>
      <style:text-properties fo:font-size="18pt"/>
    </style:style>
    <style:style style:name="MP58" style:family="paragraph">
      <loext:graphic-properties draw:fill="solid" draw:fill-color="#e5dbec"/>
      <style:paragraph-properties fo:text-align="center" style:font-independent-line-spacing="true"/>
      <style:text-properties fo:font-size="18pt"/>
    </style:style>
    <style:style style:name="MP59" style:family="paragraph">
      <loext:graphic-properties draw:fill="solid" draw:fill-color="#f2edf5"/>
      <style:paragraph-properties fo:text-align="center" style:font-independent-line-spacing="true"/>
      <style:text-properties fo:font-size="18pt"/>
    </style:style>
    <style:style style:name="MP60" style:family="paragraph">
      <loext:graphic-properties draw:fill="solid" draw:fill-color="#bfa5cf"/>
      <style:paragraph-properties fo:text-align="center" style:font-independent-line-spacing="true"/>
      <style:text-properties fo:font-size="18pt"/>
    </style:style>
    <style:style style:name="MP61" style:family="paragraph">
      <loext:graphic-properties draw:fill="solid" draw:fill-color="#2f7777"/>
      <style:paragraph-properties fo:text-align="center" style:font-independent-line-spacing="true"/>
      <style:text-properties fo:font-size="18pt"/>
    </style:style>
    <style:style style:name="MP62" style:family="paragraph">
      <loext:graphic-properties draw:fill="solid" draw:fill-color="#47b3b3"/>
      <style:paragraph-properties fo:text-align="center" style:font-independent-line-spacing="true"/>
      <style:text-properties fo:font-size="18pt"/>
    </style:style>
    <style:style style:name="MP63" style:family="paragraph">
      <loext:graphic-properties draw:fill="solid" draw:fill-color="#b3e1e1"/>
      <style:paragraph-properties fo:text-align="center" style:font-independent-line-spacing="true"/>
      <style:text-properties fo:font-size="18pt"/>
    </style:style>
    <style:style style:name="MP64" style:family="paragraph">
      <loext:graphic-properties draw:fill="solid" draw:fill-color="#ccebeb"/>
      <style:paragraph-properties fo:text-align="center" style:font-independent-line-spacing="true"/>
      <style:text-properties fo:font-size="18pt"/>
    </style:style>
    <style:style style:name="MP65" style:family="paragraph">
      <loext:graphic-properties draw:fill="solid" draw:fill-color="#e6f5f5"/>
      <style:paragraph-properties fo:text-align="center" style:font-independent-line-spacing="true"/>
      <style:text-properties fo:font-size="18pt"/>
    </style:style>
    <style:style style:name="MP66" style:family="paragraph">
      <loext:graphic-properties draw:fill="solid" draw:fill-color="#80cdcd"/>
      <style:paragraph-properties fo:text-align="center" style:font-independent-line-spacing="true"/>
      <style:text-properties fo:font-size="18pt"/>
    </style:style>
    <style:style style:name="MP67" style:family="paragraph">
      <loext:graphic-properties draw:fill="solid" draw:fill-color="#9e920f"/>
      <style:paragraph-properties fo:text-align="center" style:font-independent-line-spacing="true"/>
      <style:text-properties fo:font-size="18pt"/>
    </style:style>
    <style:style style:name="MP68" style:family="paragraph">
      <loext:graphic-properties draw:fill="solid" draw:fill-color="#ead919"/>
      <style:paragraph-properties fo:text-align="center" style:font-independent-line-spacing="true"/>
      <style:text-properties fo:font-size="18pt"/>
    </style:style>
    <style:style style:name="MP69" style:family="paragraph">
      <loext:graphic-properties draw:fill="solid" draw:fill-color="#f7f0a4"/>
      <style:paragraph-properties fo:text-align="center" style:font-independent-line-spacing="true"/>
      <style:text-properties fo:font-size="18pt"/>
    </style:style>
    <style:style style:name="MP70" style:family="paragraph">
      <loext:graphic-properties draw:fill="solid" draw:fill-color="#f9f5c3"/>
      <style:paragraph-properties fo:text-align="center" style:font-independent-line-spacing="true"/>
      <style:text-properties fo:font-size="18pt"/>
    </style:style>
    <style:style style:name="MP71" style:family="paragraph">
      <loext:graphic-properties draw:fill="solid" draw:fill-color="#fcfae1"/>
      <style:paragraph-properties fo:text-align="center" style:font-independent-line-spacing="true"/>
      <style:text-properties fo:font-size="18pt"/>
    </style:style>
    <style:style style:name="MP72" style:family="paragraph">
      <loext:graphic-properties draw:fill="solid" draw:fill-color="#f1e668"/>
      <style:paragraph-properties fo:text-align="center" style:font-independent-line-spacing="true"/>
      <style:text-properties fo:font-size="18pt"/>
    </style:style>
    <style:style style:name="MP73" style:family="paragraph">
      <loext:graphic-properties draw:fill="solid" draw:fill-color="#803617"/>
      <style:paragraph-properties fo:text-align="center" style:font-independent-line-spacing="true"/>
      <style:text-properties fo:font-size="18pt"/>
    </style:style>
    <style:style style:name="MP74" style:family="paragraph">
      <loext:graphic-properties draw:fill="solid" draw:fill-color="#c15222"/>
      <style:paragraph-properties fo:text-align="center" style:font-independent-line-spacing="true"/>
      <style:text-properties fo:font-size="18pt"/>
    </style:style>
    <style:style style:name="MP75" style:family="paragraph">
      <loext:graphic-properties draw:fill="solid" draw:fill-color="#ecaf95"/>
      <style:paragraph-properties fo:text-align="center" style:font-independent-line-spacing="true"/>
      <style:text-properties fo:font-size="18pt"/>
    </style:style>
    <style:style style:name="MP76" style:family="paragraph">
      <loext:graphic-properties draw:fill="solid" draw:fill-color="#f3cab8"/>
      <style:paragraph-properties fo:text-align="center" style:font-independent-line-spacing="true"/>
      <style:text-properties fo:font-size="18pt"/>
    </style:style>
    <style:style style:name="MP77" style:family="paragraph">
      <loext:graphic-properties draw:fill="solid" draw:fill-color="#f9e4dc"/>
      <style:paragraph-properties fo:text-align="center" style:font-independent-line-spacing="true"/>
      <style:text-properties fo:font-size="18pt"/>
    </style:style>
    <style:style style:name="MP78" style:family="paragraph">
      <loext:graphic-properties draw:fill="solid" draw:fill-color="#e07a4e"/>
      <style:paragraph-properties fo:text-align="center" style:font-independent-line-spacing="true"/>
      <style:text-properties fo:font-size="18pt"/>
    </style:style>
    <style:style style:name="MP79" style:family="paragraph">
      <loext:graphic-properties draw:fill="solid" draw:fill-color="#910d0e"/>
      <style:paragraph-properties fo:text-align="center" style:font-independent-line-spacing="true"/>
      <style:text-properties fo:font-size="18pt"/>
    </style:style>
    <style:style style:name="MP80" style:family="paragraph">
      <loext:graphic-properties draw:fill="solid" draw:fill-color="#d91315"/>
      <style:paragraph-properties fo:text-align="center" style:font-independent-line-spacing="true"/>
      <style:text-properties fo:font-size="18pt"/>
    </style:style>
    <style:style style:name="MP81" style:family="paragraph">
      <loext:graphic-properties draw:fill="solid" draw:fill-color="#f59494"/>
      <style:paragraph-properties fo:text-align="center" style:font-independent-line-spacing="true"/>
      <style:text-properties fo:font-size="18pt"/>
    </style:style>
    <style:style style:name="MP82" style:family="paragraph">
      <loext:graphic-properties draw:fill="solid" draw:fill-color="#f9b7b8"/>
      <style:paragraph-properties fo:text-align="center" style:font-independent-line-spacing="true"/>
      <style:text-properties fo:font-size="18pt"/>
    </style:style>
    <style:style style:name="MP83" style:family="paragraph">
      <loext:graphic-properties draw:fill="solid" draw:fill-color="#fcdbdb"/>
      <style:paragraph-properties fo:text-align="center" style:font-independent-line-spacing="true"/>
      <style:text-properties fo:font-size="18pt"/>
    </style:style>
    <style:style style:name="MP84" style:family="paragraph">
      <loext:graphic-properties draw:fill="solid" draw:fill-color="#ef4c4d"/>
      <style:paragraph-properties fo:text-align="center" style:font-independent-line-spacing="true"/>
      <style:text-properties fo:font-size="18pt"/>
    </style:style>
    <style:style style:name="MP8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86" style:family="paragraph">
      <loext:graphic-properties draw:fill="solid" draw:fill-color="#d9002f"/>
      <style:paragraph-properties fo:text-align="center" style:font-independent-line-spacing="true"/>
      <style:text-properties fo:font-size="18pt"/>
    </style:style>
    <style:style style:name="MT1" style:family="text">
      <style:text-properties fo:font-variant="normal" fo:text-transform="none" fo:color="#000000" loext:opacity="100%" style:text-line-through-style="none" style:text-line-through-type="none" style:text-position="0% 100%" style:font-name="Open Sans" fo:font-size="10pt" fo:letter-spacing="normal" fo:language="en" fo:country="US" fo:font-style="normal" style:text-underline-style="none" fo:font-weight="normal" style:font-name-asian="Open Sans2" style:font-size-asian="10pt" style:font-style-asian="normal" style:font-weight-asian="normal" style:font-name-complex="Open Sans" style:font-size-complex="10pt" style:font-style-complex="normal" style:font-weight-complex="normal"/>
    </style:style>
    <style:style style:name="MT2" style:family="text">
      <style:text-properties fo:font-variant="normal" fo:text-transform="none" fo:color="#47b3b3" loext:opacity="100%" style:text-line-through-style="none" style:text-line-through-type="none" style:text-position="0% 100%" style:font-name="Open Sans"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181f26" loext:opacity="100%" style:text-line-through-style="none" style:text-line-through-type="none" style:text-position="0% 100%" style:font-name="Open Sans"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5"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8b8b8b"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3" style:family="text">
      <style:text-properties fo:font-variant="normal" fo:text-transform="none" style:use-window-font-color="true" loext:opacity="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66pt" fo:letter-spacing="normal" fo:language="en" fo:country="US" fo:font-style="normal" style:text-underline-style="none" fo:font-weight="normal" style:font-size-asian="166pt" style:font-style-asian="normal" style:font-weight-asian="normal" style:font-size-complex="166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 Light" fo:font-size="166pt" fo:letter-spacing="normal" fo:language="en" fo:country="US" fo:font-style="normal" style:text-underline-style="none" fo:font-weight="normal" style:font-size-asian="166pt" style:font-style-asian="normal" style:font-weight-asian="normal" style:font-size-complex="16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Calibri Light2" fo:font-size="28pt" fo:letter-spacing="normal" fo:language="en" fo:country="US" fo:font-style="normal" style:text-underline-style="none" fo:font-weight="normal" style:font-size-asian="28pt" style:font-style-asian="normal" style:font-weight-asian="normal" style:font-name-complex="Calibri Light2" style:font-size-complex="28pt" style:font-style-complex="normal" style:font-weight-complex="normal"/>
    </style:style>
    <style:style style:name="MT17" style:family="text">
      <style:text-properties fo:font-variant="normal" fo:text-transform="none" fo:color="#808080"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a5cd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9" style:family="text">
      <style:text-properties fo:font-variant="normal" fo:text-transform="none" fo:color="#a5cd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7b3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bullet text:level="1" text:bullet-char="●">
        <style:list-level-properties text:min-label-width="0.6cm"/>
        <style:text-properties fo:font-family="StarSymbol" fo:color="#a5c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3</text:page-number></text:p>
        </draw:text-box>
      </draw:frame>
    </style:handout-master>
    <style:master-page style:name="Cover" style:page-layout-name="PM1" draw:style-name="Mdp1">
      <draw:g draw:name="Group 6">
        <draw:custom-shape draw:name="TextBox 7" draw:style-name="Mgr3" draw:text-style-name="MP6" draw:layer="layout" svg:width="1.041cm" svg:height="0.674cm" svg:x="-4.61cm" svg:y="-0.205cm">
          <text:p text:style-name="MP5"><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6" draw:layer="layout" svg:width="1.363cm" svg:height="0.674cm" svg:x="-1.579cm" svg:y="0.811cm">
          <text:p text:style-name="MP5"><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7" draw:layer="layout" svg:width="3.902cm" svg:height="0.516cm" svg:x="-4.381cm" svg:y="0.387cm">
          <draw:image xlink:href="Pictures/10000201000001CD0000003D0E723AB59621D244.png" xlink:type="simple" xlink:show="embed" xlink:actuate="onLoad" draw:mime-type="image/png">
            <text:p/>
          </draw:image>
        </draw:frame>
      </draw:g>
      <draw:custom-shape draw:name="Rectangle 10" draw:style-name="Mgr3" draw:text-style-name="MP6" draw:layer="backgroundobjects" svg:width="4.906cm" svg:height="0.716cm" svg:x="-0.393cm" svg:y="19.332cm">
        <text:p text:style-name="MP5"><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5" draw:text-style-name="MP8" draw:layer="backgroundobjects" svg:width="7.236cm" svg:height="8.026cm" svg:x="18.163cm" svg:y="0cm">
        <text:p text:style-name="MP5"/>
        <draw:enhanced-geometry draw:mirror-horizontal="false" draw:mirror-vertical="false" drawooo:sub-view-size="21453 20298" draw:text-areas="0 0 ?f2 ?f3" svg:viewBox="0 0 0 0" draw:type="ooxml-non-primitive" draw:enhanced-path="M 21453 14835 C 17716 11808 13366 15807 10264 18010 7650 19859 3975 21600 1298 18921 607 18231 112 17273 18 16242 -147 14447 834 13248 1478 11754 2130 10254 2256 8479 2059 6845 1785 4521 1211 1942 2750 0 L 21453 0 21453 14835 Z N">
          <draw:equation draw:name="f0" draw:formula="logwidth/2"/>
          <draw:equation draw:name="f1" draw:formula="logheight/2"/>
          <draw:equation draw:name="f2" draw:formula="logwidth"/>
          <draw:equation draw:name="f3" draw:formula="logheight"/>
        </draw:enhanced-geometry>
      </draw:custom-shape>
      <draw:custom-shape draw:name="Shape" draw:style-name="Mgr6" draw:text-style-name="MP9" draw:layer="backgroundobjects" svg:width="14.632cm" svg:height="14.029cm" svg:x="0cm" svg:y="0cm">
        <text:p text:style-name="MP5"/>
        <draw:enhanced-geometry draw:mirror-horizontal="false" draw:mirror-vertical="false" drawooo:sub-view-size="21039 21110" draw:text-areas="0 0 ?f2 ?f3" svg:viewBox="0 0 0 0" draw:type="ooxml-non-primitive" draw:enhanced-path="M 20991 4 C 21600 5488 16280 7158 13797 9345 12879 10154 12064 11191 11406 12394 9871 15196 8930 18049 6577 19763 4558 21229 2129 21600 0 20369 L 0 0 20991 0 Z N">
          <draw:equation draw:name="f0" draw:formula="logwidth/2"/>
          <draw:equation draw:name="f1" draw:formula="logheight/2"/>
          <draw:equation draw:name="f2" draw:formula="logwidth"/>
          <draw:equation draw:name="f3" draw:formula="logheight"/>
        </draw:enhanced-geometry>
      </draw:custom-shape>
      <draw:custom-shape draw:name="Shape" draw:style-name="Mgr7" draw:text-style-name="MP10" draw:layer="backgroundobjects" svg:width="16.365cm" svg:height="8.495cm" svg:x="8.317cm" svg:y="10.554cm">
        <text:p text:style-name="MP5"/>
        <draw:enhanced-geometry draw:mirror-horizontal="false" draw:mirror-vertical="false" drawooo:sub-view-size="21600 21221" draw:text-areas="0 0 ?f2 ?f3" svg:viewBox="0 0 0 0" draw:type="ooxml-non-primitive" draw:enhanced-path="M 0 21221 C 552 18112 1070 14982 2227 13031 4338 9478 6894 9121 9348 8625 11074 8281 12994 7712 14210 4239 14783 2598 15462 216 16398 25 18318 -379 18734 4272 18950 8102 19244 13282 19562 18601 21600 21221 L 0 21221 Z N">
          <draw:equation draw:name="f0" draw:formula="logwidth/2"/>
          <draw:equation draw:name="f1" draw:formula="logheight/2"/>
          <draw:equation draw:name="f2" draw:formula="logwidth"/>
          <draw:equation draw:name="f3" draw:formula="logheight"/>
        </draw:enhanced-geometry>
      </draw:custom-shape>
      <draw:custom-shape draw:name="Freeform: Shape 24" draw:style-name="Mgr8" draw:text-style-name="MP11" draw:layer="backgroundobjects" svg:width="9.631cm" svg:height="19.049cm" svg:x="0.143cm" svg:y="0cm">
        <text:p text:style-name="MP5"/>
        <draw:enhanced-geometry draw:mirror-horizontal="false" draw:mirror-vertical="false" drawooo:sub-view-size="3467407 6858000" draw:text-areas="0 0 ?f1604 ?f1605" svg:viewBox="0 0 0 0" draw:type="ooxml-non-primitive" draw:enhanced-path="M 1437735 4694800 C 1438707 4700536 1438707 4706272 1439678 4712009 1440650 4713921 1441622 4716789 1442594 4718701 1440650 4711052 1439678 4702448 1437735 4694800 Z M 1415869 4609075 C 1415869 4622459 1416841 4635525 1416841 4647954 1420566 4657514 1423482 4666119 1426397 4673767 1425425 4660382 1423482 4646998 1422510 4633613 1419756 4625327 1417813 4617679 1415869 4609075 Z M 1414897 4559361 C 1414897 4561273 1414897 4563185 1414897 4565097 1414897 4567009 1414897 4568921 1415869 4570833 1415869 4568921 1415869 4567965 1415869 4566053 1415869 4564141 1414897 4561273 1414897 4559361 Z M 1397729 4535459 C 1396757 4552668 1396757 4569877 1395785 4587086 1399673 4597602 1403398 4608119 1407285 4620547 1406313 4611943 1406313 4603338 1406313 4594734 1405341 4586130 1405341 4576569 1405341 4567965 1402588 4556492 1400644 4545976 1397729 4535459 Z M 1382504 4470767 C 1380560 4490844 1378617 4510921 1376835 4530679 1380560 4540240 1383476 4550756 1387201 4561273 1388173 4541196 1389145 4520163 1389145 4501361 1387201 4491800 1384448 4481284 1382504 4470767 Z M 1400644 4467899 C 1399673 4478416 1399673 4488932 1398701 4499449 1400644 4507097 1402588 4513470 1404370 4521119 1404370 4510921 1404370 4500405 1404370 4489888 1403398 4483196 1402588 4475547 1400644 4467899 Z M 1368251 4406712 C 1365336 4428701 1361448 4451646 1358695 4473635 1361448 4485108 1365336 4495624 1369223 4507097 1371976 4485108 1373920 4462163 1375863 4441130 1372948 4429657 1371004 4418185 1368251 4406712 Z M 1391088 4394284 C 1389145 4409581 1388173 4423921 1386229 4439218 1388173 4447822 1390116 4455471 1392060 4464075 1392060 4448778 1393032 4433482 1394004 4417229 1393032 4409581 1392060 4401932 1391088 4394284 Z M 1355780 4344888 C 1351082 4368789 1346223 4393328 1341526 4417229 1345252 4428701 1348167 4440174 1352054 4451646 1355780 4427745 1359667 4403844 1363392 4379306 1360639 4367833 1357723 4356361 1355780 4344888 Z M 1381532 4324812 C 1378617 4342976 1375863 4361141 1372948 4379306 1375863 4389822 1377645 4399064 1379589 4409581 1381532 4391734 1383476 4373570 1385419 4355405 1384448 4344888 1382504 4335328 1381532 4324812 Z M 1398701 4322899 C 1397729 4333416 1395785 4343932 1394814 4354449 1395785 4358273 1395785 4363053 1396757 4366877 1396757 4354449 1397729 4341064 1398701 4328636 1398701 4326724 1398701 4324812 1398701 4322899 Z M 1344280 4288482 C 1338611 4315251 1331970 4341064 1326302 4366877 1330027 4377394 1332942 4386954 1335696 4397152 1340555 4371658 1346223 4345844 1350111 4319075 1348167 4309515 1346223 4298998 1344280 4288482 Z M 1373920 4258207 C 1369223 4277965 1365336 4298998 1361448 4320031 1363392 4331504 1366307 4342020 1368251 4352537 1371004 4331504 1374892 4311427 1377645 4290394 1376835 4278922 1374892 4268724 1373920 4258207 Z M 1394814 4244823 C 1392060 4260119 1390116 4275097 1387201 4290394 1388173 4298042 1389145 4306647 1390116 4314295 1392060 4298042 1394004 4281790 1395785 4265856 1395785 4259163 1394814 4251515 1394814 4244823 Z M 1334886 4235262 C 1327111 4262988 1320471 4289438 1312858 4317163 1315774 4327680 1318527 4337240 1321443 4347757 1327111 4320031 1333914 4293262 1340555 4265856 1338611 4256295 1336667 4245779 1334886 4235262 Z M 1367279 4198933 C 1361448 4220922 1355780 4243867 1350111 4265856 1352054 4275097 1353836 4284658 1355780 4294218 1360639 4272229 1365336 4249603 1370033 4226658 1369223 4218054 1368251 4208493 1367279 4198933 Z M 1325330 4183636 C 1316746 4212317 1308161 4240999 1299577 4269680 1302330 4278922 1304274 4288482 1307189 4298042 1314802 4269680 1322414 4240999 1330027 4212317 1329055 4202757 1327111 4193196 1325330 4183636 Z M 1406313 4175032 C 1405341 4182680 1403398 4190328 1402588 4197977 1402588 4201801 1402588 4204669 1402588 4207537 1403398 4198933 1404370 4189372 1406313 4179812 1406313 4177900 1406313 4176944 1406313 4175032 Z M 1391088 4171207 C 1387201 4190328 1383476 4208493 1379589 4227614 1380560 4237174 1381532 4246735 1382504 4256295 1385419 4237174 1389145 4217097 1392060 4197977 1392060 4188416 1392060 4179812 1391088 4171207 Z M 1360639 4140933 C 1353836 4164515 1347195 4189372 1339583 4214229 1341526 4223790 1343470 4234306 1345252 4243867 1352054 4219010 1357723 4195109 1363392 4170251 1362420 4159735 1361448 4150493 1360639 4140933 Z M 1316746 4136153 C 1307189 4165471 1296662 4195109 1287106 4224746 1290021 4234306 1291965 4242911 1294718 4251515 1303302 4221878 1311887 4192240 1321443 4162603 1319499 4153999 1318527 4144757 1316746 4136153 Z M 1389145 4108428 C 1384448 4129460 1378617 4150493 1373920 4171207 1374892 4179812 1375863 4187460 1376835 4196065 1380560 4174076 1385419 4153043 1390116 4131373 1389145 4123724 1389145 4116076 1389145 4108428 Z M 1407285 4093131 C 1404370 4106515 1401616 4119900 1398701 4133285 1399673 4139021 1399673 4145713 1399673 4152087 1402588 4138065 1404370 4123724 1407285 4109383 1407285 4103647 1407285 4098867 1407285 4093131 Z M 1309133 4091219 C 1298605 4121812 1287106 4152087 1276578 4182680 1278521 4191284 1280465 4198933 1282409 4207537 1291965 4175988 1302330 4145713 1312858 4115120 1311887 4107471 1310105 4098867 1309133 4091219 Z M 1354808 4087395 C 1347195 4112252 1339583 4138065 1331970 4163559 1332942 4173119 1334886 4181724 1336667 4191284 1343470 4165471 1350111 4139977 1357723 4114164 1356751 4105559 1355780 4095999 1354808 4087395 Z M 1302330 4049153 C 1290021 4080702 1278521 4112252 1266212 4143801 1267994 4151131 1269937 4158779 1271881 4164515 1283380 4133285 1294718 4101735 1306218 4070186 1304274 4063493 1303302 4055845 1302330 4049153 Z M 1387201 4046285 C 1380560 4069230 1374892 4092175 1368251 4115120 1369223 4123724 1370033 4133285 1371004 4141889 1376835 4118944 1382504 4095043 1388173 4072098 1387201 4063493 1387201 4054889 1387201 4046285 Z M 1350111 4035768 C 1341526 4062538 1331970 4090263 1322414 4117032 1324358 4125636 1325330 4134240 1327111 4142845 1334886 4116076 1343470 4088350 1352054 4061581 1352054 4052977 1351082 4044373 1350111 4035768 Z M 1420566 4032900 C 1419756 4035768 1419756 4038636 1418785 4041505 1418785 4042460 1418785 4042460 1418785 4043417 1419756 4039592 1420566 4035768 1420566 4032900 Z M 1409229 4024615 C 1405341 4040548 1400644 4057757 1396757 4074010 1397729 4079746 1397729 4086438 1397729 4092175 1401616 4074010 1405341 4056801 1409229 4038636 1409229 4033856 1410200 4029394 1409229 4024615 Z M 1296662 4011230 C 1283380 4043417 1270909 4075922 1257628 4108428 1259409 4115120 1260381 4120856 1262325 4127548 1274796 4095043 1287106 4061581 1299577 4030032 1298605 4023658 1297633 4017922 1296662 4011230 Z M 1385419 3989241 C 1377645 4014098 1370033 4037680 1362420 4062538 1363392 4071142 1364364 4079746 1365336 4088350 1371976 4063493 1379589 4038636 1386229 4014098 1386229 4006449 1385419 3997845 1385419 3989241 Z M 1346223 3988285 C 1335696 4016966 1326302 4044373 1315774 4072098 1316746 4079746 1318527 4087395 1319499 4095043 1329055 4067318 1338611 4038636 1348167 4011230 1347195 4003582 1347195 3995933 1346223 3988285 Z M 1290993 3975856 C 1277550 4009318 1263296 4041505 1250015 4074966 1250987 4080702 1252769 4086438 1253740 4091219 1266212 4057757 1279493 4024615 1292936 3991153 1292936 3986373 1291965 3980637 1290993 3975856 Z M 1411172 3959604 C 1405341 3978724 1400644 3997845 1394814 4016966 1395785 4023658 1395785 4030988 1395785 4038636 1400644 4018878 1406313 3998801 1411172 3978724 1411982 3972032 1411982 3965340 1411172 3959604 Z M 1427369 3954823 C 1425425 3963428 1422510 3972988 1420566 3981592 1420566 3983504 1420566 3985417 1420566 3987329 1422510 3976812 1425425 3966296 1427369 3955779 1427369 3955779 1427369 3954823 1427369 3954823 Z M 1342498 3944307 C 1331970 3972988 1320471 4002625 1310105 4030988 1310915 4037680 1311887 4045328 1312858 4052021 1323386 4022702 1333914 3994021 1344280 3964384 1343470 3957692 1343470 3950999 1342498 3944307 Z M 1286134 3944307 C 1271881 3977768 1256656 4012186 1242403 4045328 1243213 4050109 1244184 4053933 1245156 4058713 1259409 4024615 1273824 3991153 1288077 3956735 1287106 3952911 1287106 3948131 1286134 3944307 Z M 1385419 3935702 C 1375863 3961516 1367279 3987329 1358695 4013142 1358695 4020790 1359667 4029394 1360639 4036724 1369223 4011230 1376835 3984461 1385419 3958647 1384448 3950999 1384448 3943351 1385419 3935702 Z M 1282409 3915626 C 1267184 3950043 1251797 3984461 1236572 4018878 1236572 4022702 1237544 4026527 1238516 4029394 1253740 3994021 1267994 3959604 1283380 3925186 1283380 3921362 1282409 3918494 1282409 3915626 Z M 1339583 3903516 C 1327111 3932834 1315774 3963428 1303302 3993065 1304274 3998801 1305246 4005494 1306218 4011230 1317717 3981592 1329055 3950999 1340555 3921362 1340555 3914669 1339583 3909252 1339583 3903516 Z M 1414897 3899691 C 1408257 3920406 1401616 3941439 1394814 3962472 1394814 3969164 1394814 3976812 1394814 3983504 1401616 3961516 1407285 3939527 1413926 3917538 1413926 3910846 1413926 3904472 1414897 3899691 Z M 1278521 3892043 C 1262325 3926142 1247100 3961516 1230903 3995933 1231875 3997845 1231875 4000713 1232847 4002625 1248072 3967252 1263296 3931878 1279493 3897780 1279493 3895868 1278521 3893955 1278521 3892043 Z M 1383476 3886307 C 1373920 3912757 1364364 3939527 1353836 3967252 1354808 3974900 1354808 3981592 1355780 3989241 1364364 3961516 1373920 3934747 1383476 3907340 1383476 3900648 1383476 3892999 1383476 3886307 Z M 1435953 3882483 C 1432066 3894911 1428341 3908296 1424453 3920406 1423482 3925186 1423482 3929966 1423482 3934747 1427369 3920406 1430122 3907340 1434009 3892999 1434009 3889175 1434009 3885351 1435953 3882483 Z M 1274796 3870054 C 1258599 3905428 1242403 3940483 1226044 3975856 1227016 3976812 1227016 3977768 1227016 3978724 1243213 3943351 1259409 3908296 1274796 3871966 1274796 3871010 1274796 3871010 1274796 3870054 Z M 1337639 3866230 C 1324358 3897780 1311887 3928054 1298605 3958647 1298605 3963428 1299577 3968208 1300549 3972988 1312858 3942395 1325330 3910846 1337639 3880571 1337639 3876746 1336667 3871966 1337639 3866230 Z M 1418785 3841373 C 1410200 3864318 1402588 3887263 1394814 3909889 1394814 3917538 1394814 3924230 1394814 3930922 1401616 3907340 1409229 3884395 1416841 3860494 1416841 3853801 1416841 3848065 1418785 3841373 Z M 1382504 3839461 C 1371976 3867186 1360639 3895868 1350111 3923274 1351082 3929966 1351082 3935702 1352054 3942395 1362420 3913714 1372948 3886307 1383476 3857626 1383476 3851890 1383476 3846153 1382504 3839461 Z M 1334886 3833725 C 1320471 3865274 1307189 3895868 1293746 3928054 1294718 3932834 1294718 3936659 1295690 3940483 1309133 3908296 1322414 3876746 1335696 3845197 1335696 3841373 1334886 3837549 1334886 3833725 Z M 1452150 3822252 C 1451178 3825120 1450206 3828945 1449234 3831813 1449234 3832769 1449234 3832769 1449234 3833725 1450206 3829901 1451178 3826076 1452150 3822252 Z M 1441622 3815560 C 1436925 3831813 1431094 3847109 1426397 3863362 1425425 3868142 1425425 3873878 1425425 3878659 1430122 3861450 1434981 3845197 1439678 3827988 1439678 3824164 1440650 3820340 1441622 3815560 Z M 1332942 3804087 C 1318527 3835637 1304274 3868142 1290021 3899691 1290021 3902560 1290993 3905428 1290993 3908296 1304274 3876746 1318527 3844241 1332942 3811736 1332942 3808868 1332942 3806000 1332942 3804087 Z M 1383476 3796439 C 1371976 3826076 1359667 3854758 1348167 3883439 1348167 3889175 1349139 3894911 1349139 3900648 1360639 3871010 1371976 3842329 1383476 3812692 1383476 3807911 1382504 3802175 1383476 3796439 Z M 1419756 3788791 C 1411172 3812692 1401616 3837549 1393032 3861450 1393032 3868142 1393032 3873878 1393032 3880571 1401616 3855714 1410200 3830856 1418785 3806000 1418785 3800263 1419756 3794527 1419756 3788791 Z M 1330027 3777637 C 1314802 3809823 1300549 3842329 1285162 3874835 1285162 3876746 1286134 3878659 1286134 3880571 1301521 3848065 1315774 3814604 1330999 3782417 1330999 3780505 1330999 3779549 1330027 3777637 Z M 1382504 3758516 C 1370033 3788153 1357723 3817472 1344280 3846153 1344280 3850933 1345252 3854758 1345252 3859538 1357723 3829901 1370033 3799307 1382504 3769989 1382504 3766165 1382504 3762340 1382504 3758516 Z M 1329055 3755648 C 1313830 3788791 1298605 3821296 1283380 3853801 1283380 3854758 1283380 3854758 1283380 3855714 1298605 3822252 1313830 3788791 1329055 3755648 Z M 1447291 3754692 C 1440650 3772857 1434981 3790703 1428341 3808868 1428341 3814604 1427369 3819384 1427369 3825120 1433038 3806000 1439678 3788153 1445347 3769032 1446319 3764252 1446319 3759472 1447291 3754692 Z M 1422510 3740351 C 1411982 3765208 1402588 3790703 1393032 3815560 1393032 3821296 1393032 3827033 1393032 3832769 1402588 3806956 1411982 3781461 1421538 3755648 1421538 3749912 1422510 3745132 1422510 3740351 Z M 1466403 3735571 C 1462516 3747999 1458790 3760428 1454903 3772857 1453931 3774769 1453931 3776681 1453931 3778593 1457819 3764252 1462516 3750868 1466403 3736527 1467375 3736527 1467375 3735571 1466403 3735571 Z M 1382504 3724099 C 1369223 3754692 1355780 3784329 1342498 3814604 1343470 3818428 1343470 3821296 1343470 3825120 1356751 3794527 1370033 3764252 1382504 3733659 1382504 3729835 1382504 3726967 1382504 3724099 Z M 1453122 3699242 C 1445347 3718362 1438707 3738439 1431094 3758516 1431094 3763296 1430122 3769032 1430122 3773813 1437735 3752780 1444537 3732703 1452150 3711670 1452150 3707846 1453122 3703066 1453122 3699242 Z M 1424453 3695417 C 1413926 3722187 1402588 3747999 1392060 3774769 1392060 3779549 1392060 3784329 1392060 3788791 1402588 3762340 1413926 3734615 1423482 3708802 1423482 3704022 1424453 3700197 1424453 3695417 Z M 1382504 3692549 C 1368251 3723142 1354808 3754692 1340555 3785285 1341526 3787835 1341526 3789747 1341526 3792615 1354808 3761384 1369223 3729835 1382504 3698285 1382504 3696373 1382504 3694461 1382504 3692549 Z M 1476931 3671516 C 1471100 3685857 1466403 3701154 1460734 3716450 1460734 3719318 1459762 3722187 1459762 3725054 1465431 3707846 1470290 3691593 1475959 3675340 1475959 3673428 1476931 3672472 1476931 3671516 Z M 1382504 3665143 C 1368251 3696373 1353836 3727923 1339583 3759472 1339583 3760428 1339583 3762340 1339583 3763296 1353836 3731747 1368251 3699242 1382504 3667692 1382504 3667055 1382504 3666099 1382504 3665143 Z M 1426397 3655582 C 1414897 3682033 1403398 3709758 1392060 3736527 1392060 3740351 1392060 3744175 1391088 3747999 1402588 3720274 1413926 3692549 1425425 3665143 1426397 3661319 1426397 3658450 1426397 3655582 Z M 1457819 3647934 C 1450206 3668648 1441622 3690637 1433038 3711670 1433038 3716450 1433038 3720274 1432066 3725054 1440650 3703066 1448263 3681077 1456847 3659406 1456847 3655582 1457819 3651758 1457819 3647934 Z M 1429150 3619253 C 1416841 3646978 1404370 3674384 1392060 3702109 1392060 3704978 1392060 3707846 1393032 3710714 1404370 3682989 1416841 3654626 1429150 3625945 1429150 3624033 1429150 3621165 1429150 3619253 Z M 1486487 3611604 C 1480656 3628813 1474015 3646022 1467375 3663231 1467375 3666099 1466403 3669604 1466403 3672472 1472072 3654626 1478874 3635505 1485515 3617341 1485515 3615429 1485515 3613516 1486487 3611604 Z M 1463487 3600132 C 1454903 3623077 1445347 3645066 1435953 3667692 1435953 3671516 1435953 3675340 1434981 3679164 1444537 3656538 1453122 3632637 1462516 3609692 1462516 3606824 1463487 3603000 1463487 3600132 Z M 1431094 3586747 C 1417813 3614473 1405341 3643154 1392060 3671516 1392060 3673428 1392060 3674384 1392060 3677252 1405341 3648890 1417813 3619253 1431094 3590571 1431094 3588659 1431094 3587703 1431094 3586747 Z M 1432066 3560934 C 1418785 3589615 1406313 3617341 1393032 3645066 1393032 3645066 1393032 3646022 1393032 3646978 1406313 3618296 1418785 3589615 1432066 3560934 Z M 1495071 3558066 C 1487459 3577187 1479684 3595351 1472072 3614473 1472072 3617341 1471100 3620209 1471100 3623077 1478874 3603000 1486487 3582923 1494099 3562846 1494099 3560934 1494099 3559022 1495071 3558066 Z M 1468346 3558066 C 1457819 3581967 1448263 3604912 1437735 3628813 1437735 3631681 1437735 3634549 1436763 3637418 1447291 3612560 1456847 3588659 1467375 3563802 1468346 3561890 1468346 3559978 1468346 3558066 Z M 1473043 3520143 C 1462516 3545000 1451178 3568582 1440650 3593439 1440650 3595351 1440650 3597264 1440650 3598220 1451178 3573363 1462516 3547549 1473043 3523011 1473043 3522055 1473043 3521099 1473043 3520143 Z M 1502683 3507714 C 1494099 3527791 1485515 3548506 1476931 3567626 1476931 3570494 1475959 3572406 1475959 3575275 1484543 3554242 1493127 3532572 1501712 3511539 1502683 3510582 1502683 3508670 1502683 3507714 Z M 1515965 3503890 C 1514021 3507714 1513049 3512495 1511268 3516319 1511268 3517275 1511268 3517275 1511268 3517275 1512239 3512495 1514021 3508670 1515965 3503890 Z M 1476931 3486682 C 1465431 3511539 1453931 3537352 1442594 3561890 1442594 3562846 1442594 3563802 1442594 3564758 1453931 3538308 1465431 3512495 1476931 3486682 Z M 1509324 3463737 C 1499768 3484769 1491184 3506758 1481628 3527791 1481628 3529703 1481628 3530660 1481628 3531615 1490212 3509627 1499768 3486682 1509324 3464692 1509324 3464692 1509324 3463737 1509324 3463737 Z M 1526493 3452264 C 1523577 3458000 1521634 3463737 1518880 3469473 1518880 3469473 1517908 3470429 1518880 3470429 1521634 3464692 1523577 3458000 1526493 3452264 Z M 1506409 3445572 C 1499768 3460868 1493127 3475209 1486487 3490505 1486487 3491462 1486487 3492418 1486487 3492418 1493127 3477121 1499768 3460868 1506409 3445572 Z M 496045 0 L 505062 0 584704 131960 C 662592 273544 724150 425435 768488 584138 907617 1085741 953454 1651081 1002044 2249882 1029740 2586409 1057275 2934727 1104083 3285594 1133561 3508670 1169842 3722187 1213735 3925186 1230903 3888219 1249043 3851890 1267184 3814604 1241431 3614473 1220375 3401912 1205150 3176924 1185067 2878320 1174701 2582585 1165145 2297684 1141174 1617938 1120280 976115 964792 429578 921870 280117 859999 136073 780797 2546 L 783332 0 790999 0 894498 203992 C 925474 275974 951916 350067 973376 425754 1128864 974203 1150730 1616982 1173729 2297684 1183285 2582903 1193651 2878320 1213735 3175968 1227988 3396176 1248072 3603000 1273824 3799307 1290021 3765208 1307189 3729835 1324358 3695417 1312858 3478077 1308161 3267429 1306218 3068891 1304274 2816496 1308161 2566651 1310915 2324453 1321443 1571092 1330999 859797 1163201 277248 1135505 181644 1099224 89227 1054521 1590 L 1056104 0 1064860 0 1123398 130098 C 1141741 176466 1157937 223710 1171785 271512 1340555 855973 1330999 1569180 1320471 2323497 1316746 2565694 1313830 2815540 1315774 3067935 1316746 3260737 1321443 3465649 1332942 3676297 1349139 3643154 1366307 3609692 1382504 3576231 1385419 3368451 1392060 3163539 1401616 2964045 1411172 2753397 1423482 2544661 1435953 2343255 1486487 1519466 1533133 741566 1353836 128425 L 1309245 0 1319851 0 1363392 123644 C 1543661 738698 1496043 1517554 1446319 2343255 1434009 2545618 1421538 2753397 1411982 2964045 1403398 3156847 1396757 3354110 1394004 3555198 1409229 3523967 1425425 3492418 1440650 3460868 1455875 3246396 1474015 3044353 1491184 2862067 1508352 2685837 1526493 2511200 1544633 2342618 1629666 1538148 1704530 830299 1598655 242340 L 1542237 0 1551936 0 1607561 238905 C 1714086 829801 1639222 1539184 1554189 2344211 1536049 2513112 1517908 2688705 1500740 2863979 1484543 3038616 1467375 3233012 1452150 3437923 1466403 3409561 1480656 3380879 1495071 3352198 1519852 3155891 1546576 2960221 1574111 2765826 1595166 2617958 1617032 2471046 1638088 2329233 1756567 1530620 1860413 827162 1791859 241491 L 1751834 0 1762027 0 1801694 238699 C 1870713 826684 1766123 1531815 1647644 2332102 1626588 2472958 1604723 2619870 1583667 2767738 1557914 2951617 1532161 3138682 1508352 3325429 1521634 3298978 1535077 3272209 1548358 3245440 1581723 3054869 1616060 2863979 1651369 2671496 1674206 2547529 1697206 2423563 1720043 2304376 1869417 1514128 2000438 819036 1967709 237886 L 1943652 0 1953336 0 1977157 235775 C 2009994 818767 1878973 1516159 1729599 2307244 1706762 2427387 1683762 2550398 1660925 2674365 1627560 2856331 1594195 3036704 1563583 3215803 1575083 3191902 1586582 3168319 1598892 3144419 1639059 2958309 1680037 2770606 1721986 2581947 1745796 2475826 1769605 2370980 1792442 2268047 1967751 1492019 2122475 808952 2123261 235070 L 2113948 0 2123541 0 2132817 235107 C 2132031 811118 1977307 1495126 1801998 2272827 1779161 2375761 1755352 2480607 1731543 2586409 1692347 2762002 1653313 2937595 1616060 3110957 1626588 3090880 1636144 3070803 1646672 3051045 1693318 2864936 1741099 2681057 1788717 2496859 L 1805885 2430255 C 1963155 1822850 2111031 1249862 2196873 725314 2231858 511399 2252448 323836 2259737 156573 L 2262558 0 2272112 0 2269222 157290 C 2261903 325270 2241374 513550 2206267 728182 2121397 1252730 1972711 1826674 1815441 2434079 L 1798273 2500684 C 1754380 2669584 1710487 2839122 1667566 3009935 1677122 2992726 1685706 2975518 1694290 2958309 1740127 2799287 1786773 2639947 1832610 2481563 L 1862088 2379585 C 2045272 1748278 2217767 1151390 2319806 610907 2352726 434278 2375442 276830 2388364 133589 L 2397680 0 2407303 0 2397920 134709 C 2384998 278264 2362282 436429 2329362 613775 2227323 1155214 2053695 1752103 1870672 2384365 L 1841194 2486343 C 1800216 2627519 1759077 2769650 1718099 2911782 1724740 2898397 1731543 2885969 1738183 2872584 1781104 2739057 1823054 2605530 1865975 2472958 L 1919262 2307244 C 2125284 1661597 2319806 1051324 2435126 503193 2455210 407748 2471893 318597 2485478 234346 L 2516566 0 2526376 0 2494973 236736 C 2481368 321226 2464685 410616 2444682 506061 2329362 1055148 2133868 1665421 1927846 2312024 L 1874559 2477738 C 1838279 2590233 1801998 2704002 1765879 2817452 1769605 2808848 1774464 2799287 1779161 2790683 1816413 2683925 1853504 2577167 1890756 2470090 1915537 2400618 1939346 2332102 1963155 2262311 2182458 1628136 2410345 973247 2542996 400259 2560165 325369 2575147 254781 2588104 187420 L 2620032 0 2630065 0 2596810 191125 C 2583731 258605 2568749 329193 2551580 404083 2417958 977071 2190071 1632916 1970767 2267091 1946958 2335926 1922177 2405398 1898368 2474871 1869700 2558046 1840222 2640903 1811554 2724716 1813498 2720892 1815441 2717068 1817223 2713243 1848806 2628475 1880228 2543706 1911650 2458936 1945015 2369068 1977570 2279519 2010935 2190926 2293081 1429916 2502828 849280 2641148 302743 2654996 247930 2667872 194312 2679554 142487 L 2709328 0 2719486 0 2689111 145833 C 2677429 197658 2664552 251276 2650704 306567 2512384 854061 2301666 1435653 2019519 2196662 1986964 2286212 1953599 2374805 1920234 2464354 1903065 2510244 1885897 2557090 1868728 2602661 1889784 2548486 1911650 2493991 1932705 2439815 1974655 2334969 2015632 2229805 2056610 2124959 2358840 1353752 2584946 765467 2734603 213194 2745050 175112 2754809 137428 2763980 100580 L 2788148 0 2798624 0 2773536 104524 C 2764365 141491 2754606 179414 2744159 217974 2594502 770248 2368396 1359488 2065194 2130695 L 1959535 2399171 1951817 2417827 C 1951817 2417827 1951817 2417827 1951817 2418782 L 1959535 2399171 2098559 2063135 C 2420873 1282049 2661232 686116 2820445 130337 L 2856314 0 2865951 0 2829030 134161 C 2668844 690896 2428486 1286829 2106172 2068871 2084306 2122091 2061469 2176585 2039441 2229805 2071835 2154596 2103418 2080344 2135812 2005772 2461851 1246038 2726019 619512 2897703 52897 L 2913086 0 2923060 0 2906288 57678 C 2734603 624292 2470435 1251774 2143424 2011509 2140509 2019157 2136784 2027761 2132896 2036366 2145368 2007684 2157677 1979959 2170149 1952553 2467905 1282487 2716182 716117 2894365 205620 L 2963075 0 2973097 0 2906540 199368 C 2738187 683417 2507039 1218034 2229266 1842927 2516251 1218034 2756487 684881 2935974 196073 L 3005305 0 3015868 0 2882850 366136 C 2736283 746088 2555346 1154497 2346530 1612202 2563242 1149478 2750982 738738 2904079 359145 L 3041276 0 3052060 0 2928107 325778 C 2792921 664247 2630175 1027184 2442739 1429916 2635155 1027184 2802882 664247 2943938 323358 L 3071745 0 3082623 0 2983093 255135 C 2875959 519227 2752177 795822 2613452 1093390 2757278 791520 2885435 512236 2996076 248278 L 3096429 0 3107347 0 3025333 204445 C 2937416 416970 2838019 638951 2727962 875094 2802791 717666 2872882 566053 2938196 418862 L 3115180 0 3126184 0 2951962 411413 C 2984437 338595 3015899 267131 3046288 196702 L 3129203 0 3156295 0 2985654 388523 C 2800716 792674 2580816 1229227 2325475 1731388 2242548 1893278 2156705 2060267 2074750 2221201 2074750 2223113 2073778 2224069 2072807 2225981 2070863 2228849 2070053 2231717 2068110 2234585 2061469 2248926 2053695 2262311 2047054 2276651 2034744 2301508 2022273 2326365 2009963 2350904 2000407 2370980 1990851 2390101 1981295 2410178 1971739 2428343 1963155 2446508 1954571 2464354 1942261 2489211 1930762 2515024 1918452 2540837 1902094 2575255 1886869 2609354 1870672 2643771 1855447 2678189 1840222 2711331 1824997 2745749 1811554 2777298 1797301 2808848 1783858 2841034 1766689 2882144 1750493 2923254 1733324 2964045 1717127 3005155 1701903 3045309 1685706 3086100 1669509 3131034 1653313 3175968 1637116 3220583 1621891 3266473 1605694 3313001 1590307 3359846 1577026 3404781 1562773 3449396 1549330 3494330 1534105 3548506 1518880 3603956 1504465 3658450 1496043 3698285 1486487 3739395 1476931 3779549 1466403 3834681 1455875 3890131 1446319 3944307 1438707 4000713 1431094 4057757 1423482 4114164 1419756 4156867 1416841 4198933 1413926 4241955 1412954 4296130 1412954 4350625 1412954 4404800 1416841 4458339 1420566 4510921 1425425 4564141 1432066 4607163 1439678 4648910 1447291 4691932 1460734 4741646 1474987 4791041 1489240 4839799 1653313 5249623 1863060 5603358 2113784 5892402 2405648 6227972 2788862 6516060 3257108 6759213 L 3467407 6858000 3437250 6858000 3253383 6770686 C 2788052 6536137 2403705 6247093 2111031 5910566 1880228 5643512 1682791 5322282 1524549 4951338 1650397 5345227 1812526 5681754 2016604 5975259 2195415 6232195 2418140 6465290 2681635 6672392 L 2940799 6858000 2919135 6858000 2664388 6673468 C 2405152 6467800 2185617 6237214 2008992 5983863 1786773 5663589 1614279 5292645 1483571 4853184 1481628 4848404 1479684 4842668 1477902 4837887 1564555 5261095 1698177 5676974 1905009 6051742 2028792 6276173 2183642 6486263 2367168 6680668 L 2548128 6858000 2531077 6858000 2353338 6682117 C 2172932 6489191 2020451 6280714 1897397 6058434 1681009 5666457 1543661 5228909 1456847 4785305 1453122 4777657 1450206 4769052 1447291 4760448 1500740 5238469 1603751 5705655 1785801 6128863 1871684 6327720 1977884 6516359 2104469 6694780 L 2228862 6858000 2214498 6858000 2091921 6696229 C 1966931 6519286 1861642 6332261 1777217 6135555 1589336 5699919 1486487 5217436 1433038 4723481 1431094 4716789 1428341 4711052 1426397 4705316 1424453 4699580 1422510 4694800 1420566 4689064 1439678 5273524 1518880 5771303 1661897 6206939 1719112 6381656 1790812 6549202 1876589 6710116 L 1960865 6858000 1948403 6858000 1864983 6711401 C 1780163 6551652 1709555 6385002 1652341 6211720 1506409 5767479 1427369 5258227 1409229 4658470 1405341 4646998 1400644 4634888 1396757 4622459 1376835 5197359 1409229 5759831 1535077 6284379 1559372 6385879 1588202 6485307 1621446 6582704 L 1730021 6858000 1718706 6858000 1611302 6584257 C 1578403 6487458 1549816 6388747 1525521 6288203 1397729 5753138 1366307 5181106 1388173 4595690 1384448 4584218 1380560 4572745 1376835 4561273 1317717 5186843 1312858 5790424 1406313 6359587 1420647 6445950 1438059 6531755 1458568 6616603 L 1526622 6858000 1516111 6858000 1448890 6618038 C 1428503 6533667 1411091 6448340 1396757 6362456 1302330 5785644 1308161 5173458 1369223 4538328 1365336 4526855 1361448 4514427 1357723 4502317 1355780 4516339 1352864 4531635 1351082 4546932 1247100 5271612 1223291 5888577 1277550 6434159 1285243 6507933 1294799 6581070 1306238 6653411 L 1344381 6858000 1334826 6858000 1296803 6653889 C 1285486 6581787 1276173 6508889 1268965 6435115 1214706 5888577 1239487 5269700 1342498 4544064 1345252 4523031 1349139 4501361 1352054 4480328 1348167 4467899 1344280 4456427 1340555 4443998 1206122 5143821 1124167 5838226 1151701 6504587 1154617 6566093 1158666 6627120 1163910 6687669 L 1182222 6858000 1172624 6858000 1153685 6688506 C 1148422 6628076 1144575 6567048 1142145 6505543 1113639 5832490 1198510 5131392 1334886 4424877 1331970 4414361 1328083 4403844 1325330 4393647 1152673 5132348 1032494 5866589 1026825 6573104 L 1034158 6858000 1024602 6858000 1017269 6573104 C 1022938 5859896 1145061 5119920 1319499 4374526 1315774 4363053 1312858 4352537 1310105 4342020 1102140 5117370 944870 5888577 905674 6637158 L 899344 6858000 889786 6858000 896118 6636202 C 935314 5881885 1094527 5103986 1305246 4323856 1302330 4313339 1299577 4303779 1296662 4294218 1053549 5102074 859999 5909610 789382 6697070 L 777849 6858000 768284 6858000 779826 6695158 C 851415 5901962 1046909 5089645 1291965 4276053 1289049 4266812 1287106 4258207 1284352 4248647 1007713 5087733 779826 5928731 677787 6752521 L 665743 6858000 656167 6858000 668230 6750609 C 771241 5921083 1001072 5075304 1279493 4231438 1277550 4222834 1274796 4215185 1272853 4206581 964792 5074348 704511 5945940 572994 6804147 L 565039 6858000 555437 6858000 563438 6802235 C 695927 5938292 958151 5060964 1267994 4189372 1266212 4181724 1264268 4175032 1262325 4167383 925758 5061920 634865 5962193 474680 6851630 L 473714 6858000 464460 6858000 466096 6848762 C 627253 5954544 920089 5049491 1259409 4151131 1257628 4145713 1256656 4139021 1254712 4132328 938533 4928154 657323 5730079 466095 6528069 L 392443 6858000 383044 6858000 457057 6525918 C 649240 5722908 932256 4915964 1250987 4115120 1250015 4109383 1248072 4104603 1247100 4098867 914197 4902221 614156 5713871 401880 6523142 L 319346 6858000 308802 6858000 391483 6520716 C 604357 5705968 906949 4890031 1242403 4081658 1241431 4076878 1240459 4073054 1239487 4068274 890712 4879993 573310 5699276 342945 6518651 L 252840 6858000 242307 6858000 332827 6516515 C 564253 5692191 883444 4868202 1234628 4052021 1233819 4048197 1232847 4045328 1231875 4041505 869778 4860195 538310 5686693 291833 6514808 L 194894 6858000 184370 6858000 282036 6512659 C 530225 5679543 863481 4848165 1227988 4025570 1227016 4023658 1227016 4020790 1226044 4018878 852326 4842309 508493 5675256 247605 6511313 L 144535 6858000 134001 6858000 237529 6509162 C 499666 5668085 846050 4830120 1222319 4001669 1222319 4000713 1221347 3999757 1221347 3998801 837567 4827251 482928 5665949 210598 6508490 L 102720 6858000 92184 6858000 200160 6507457 C 472767 5662603 828132 4822232 1212763 3992109 821471 4822232 460065 5662603 179108 6507457 L 67525 6858000 56974 6858000 152283 6556762 C 392305 5826823 693214 5100361 1021156 4381218 688254 5100361 383748 5826091 138456 6556488 L 40864 6858000 30387 6858000 169864 6432864 C 320356 5996610 491484 5562328 676005 5129480 489298 5562328 316074 5997148 163441 6433267 L 21865 6858000 11385 6858000 85636 6628554 10460 6858000 0 6858000 119332 6500020 C 418842 5638030 799079 4782079 1207094 3938571 1162229 3732703 1124977 3515363 1094527 3287506 1047881 2936639 1020184 2588321 992488 2250838 943898 1652993 898061 1087653 758932 587962 699814 378270 610084 180688 493792 2546 Z N">
          <draw:equation draw:name="f0" draw:formula="1437735*logwidth/3467407"/>
          <draw:equation draw:name="f1" draw:formula="4694800*logheight/6858000"/>
          <draw:equation draw:name="f2" draw:formula="1439678*logwidth/3467407"/>
          <draw:equation draw:name="f3" draw:formula="4712009*logheight/6858000"/>
          <draw:equation draw:name="f4" draw:formula="1442594*logwidth/3467407"/>
          <draw:equation draw:name="f5" draw:formula="4718701*logheight/6858000"/>
          <draw:equation draw:name="f6" draw:formula="1437735*logwidth/3467407"/>
          <draw:equation draw:name="f7" draw:formula="4694800*logheight/6858000"/>
          <draw:equation draw:name="f8" draw:formula="1415869*logwidth/3467407"/>
          <draw:equation draw:name="f9" draw:formula="4609075*logheight/6858000"/>
          <draw:equation draw:name="f10" draw:formula="1416841*logwidth/3467407"/>
          <draw:equation draw:name="f11" draw:formula="4647954*logheight/6858000"/>
          <draw:equation draw:name="f12" draw:formula="1426397*logwidth/3467407"/>
          <draw:equation draw:name="f13" draw:formula="4673767*logheight/6858000"/>
          <draw:equation draw:name="f14" draw:formula="1422510*logwidth/3467407"/>
          <draw:equation draw:name="f15" draw:formula="4633613*logheight/6858000"/>
          <draw:equation draw:name="f16" draw:formula="1415869*logwidth/3467407"/>
          <draw:equation draw:name="f17" draw:formula="4609075*logheight/6858000"/>
          <draw:equation draw:name="f18" draw:formula="1414897*logwidth/3467407"/>
          <draw:equation draw:name="f19" draw:formula="4559361*logheight/6858000"/>
          <draw:equation draw:name="f20" draw:formula="1414897*logwidth/3467407"/>
          <draw:equation draw:name="f21" draw:formula="4565097*logheight/6858000"/>
          <draw:equation draw:name="f22" draw:formula="1415869*logwidth/3467407"/>
          <draw:equation draw:name="f23" draw:formula="4570833*logheight/6858000"/>
          <draw:equation draw:name="f24" draw:formula="1415869*logwidth/3467407"/>
          <draw:equation draw:name="f25" draw:formula="4566053*logheight/6858000"/>
          <draw:equation draw:name="f26" draw:formula="1414897*logwidth/3467407"/>
          <draw:equation draw:name="f27" draw:formula="4559361*logheight/6858000"/>
          <draw:equation draw:name="f28" draw:formula="1397729*logwidth/3467407"/>
          <draw:equation draw:name="f29" draw:formula="4535459*logheight/6858000"/>
          <draw:equation draw:name="f30" draw:formula="1395785*logwidth/3467407"/>
          <draw:equation draw:name="f31" draw:formula="4587086*logheight/6858000"/>
          <draw:equation draw:name="f32" draw:formula="1407285*logwidth/3467407"/>
          <draw:equation draw:name="f33" draw:formula="4620547*logheight/6858000"/>
          <draw:equation draw:name="f34" draw:formula="1406313*logwidth/3467407"/>
          <draw:equation draw:name="f35" draw:formula="4594734*logheight/6858000"/>
          <draw:equation draw:name="f36" draw:formula="1405341*logwidth/3467407"/>
          <draw:equation draw:name="f37" draw:formula="4567965*logheight/6858000"/>
          <draw:equation draw:name="f38" draw:formula="1397729*logwidth/3467407"/>
          <draw:equation draw:name="f39" draw:formula="4535459*logheight/6858000"/>
          <draw:equation draw:name="f40" draw:formula="1382504*logwidth/3467407"/>
          <draw:equation draw:name="f41" draw:formula="4470767*logheight/6858000"/>
          <draw:equation draw:name="f42" draw:formula="1376835*logwidth/3467407"/>
          <draw:equation draw:name="f43" draw:formula="4530679*logheight/6858000"/>
          <draw:equation draw:name="f44" draw:formula="1387201*logwidth/3467407"/>
          <draw:equation draw:name="f45" draw:formula="4561273*logheight/6858000"/>
          <draw:equation draw:name="f46" draw:formula="1389145*logwidth/3467407"/>
          <draw:equation draw:name="f47" draw:formula="4501361*logheight/6858000"/>
          <draw:equation draw:name="f48" draw:formula="1382504*logwidth/3467407"/>
          <draw:equation draw:name="f49" draw:formula="4470767*logheight/6858000"/>
          <draw:equation draw:name="f50" draw:formula="1400644*logwidth/3467407"/>
          <draw:equation draw:name="f51" draw:formula="4467899*logheight/6858000"/>
          <draw:equation draw:name="f52" draw:formula="1398701*logwidth/3467407"/>
          <draw:equation draw:name="f53" draw:formula="4499449*logheight/6858000"/>
          <draw:equation draw:name="f54" draw:formula="1404370*logwidth/3467407"/>
          <draw:equation draw:name="f55" draw:formula="4521119*logheight/6858000"/>
          <draw:equation draw:name="f56" draw:formula="1404370*logwidth/3467407"/>
          <draw:equation draw:name="f57" draw:formula="4489888*logheight/6858000"/>
          <draw:equation draw:name="f58" draw:formula="1400644*logwidth/3467407"/>
          <draw:equation draw:name="f59" draw:formula="4467899*logheight/6858000"/>
          <draw:equation draw:name="f60" draw:formula="1368251*logwidth/3467407"/>
          <draw:equation draw:name="f61" draw:formula="4406712*logheight/6858000"/>
          <draw:equation draw:name="f62" draw:formula="1358695*logwidth/3467407"/>
          <draw:equation draw:name="f63" draw:formula="4473635*logheight/6858000"/>
          <draw:equation draw:name="f64" draw:formula="1369223*logwidth/3467407"/>
          <draw:equation draw:name="f65" draw:formula="4507097*logheight/6858000"/>
          <draw:equation draw:name="f66" draw:formula="1375863*logwidth/3467407"/>
          <draw:equation draw:name="f67" draw:formula="4441130*logheight/6858000"/>
          <draw:equation draw:name="f68" draw:formula="1368251*logwidth/3467407"/>
          <draw:equation draw:name="f69" draw:formula="4406712*logheight/6858000"/>
          <draw:equation draw:name="f70" draw:formula="1391088*logwidth/3467407"/>
          <draw:equation draw:name="f71" draw:formula="4394284*logheight/6858000"/>
          <draw:equation draw:name="f72" draw:formula="1386229*logwidth/3467407"/>
          <draw:equation draw:name="f73" draw:formula="4439218*logheight/6858000"/>
          <draw:equation draw:name="f74" draw:formula="1392060*logwidth/3467407"/>
          <draw:equation draw:name="f75" draw:formula="4464075*logheight/6858000"/>
          <draw:equation draw:name="f76" draw:formula="1394004*logwidth/3467407"/>
          <draw:equation draw:name="f77" draw:formula="4417229*logheight/6858000"/>
          <draw:equation draw:name="f78" draw:formula="1391088*logwidth/3467407"/>
          <draw:equation draw:name="f79" draw:formula="4394284*logheight/6858000"/>
          <draw:equation draw:name="f80" draw:formula="1355780*logwidth/3467407"/>
          <draw:equation draw:name="f81" draw:formula="4344888*logheight/6858000"/>
          <draw:equation draw:name="f82" draw:formula="1341526*logwidth/3467407"/>
          <draw:equation draw:name="f83" draw:formula="4417229*logheight/6858000"/>
          <draw:equation draw:name="f84" draw:formula="1352054*logwidth/3467407"/>
          <draw:equation draw:name="f85" draw:formula="4451646*logheight/6858000"/>
          <draw:equation draw:name="f86" draw:formula="1363392*logwidth/3467407"/>
          <draw:equation draw:name="f87" draw:formula="4379306*logheight/6858000"/>
          <draw:equation draw:name="f88" draw:formula="1355780*logwidth/3467407"/>
          <draw:equation draw:name="f89" draw:formula="4344888*logheight/6858000"/>
          <draw:equation draw:name="f90" draw:formula="1381532*logwidth/3467407"/>
          <draw:equation draw:name="f91" draw:formula="4324812*logheight/6858000"/>
          <draw:equation draw:name="f92" draw:formula="1372948*logwidth/3467407"/>
          <draw:equation draw:name="f93" draw:formula="4379306*logheight/6858000"/>
          <draw:equation draw:name="f94" draw:formula="1379589*logwidth/3467407"/>
          <draw:equation draw:name="f95" draw:formula="4409581*logheight/6858000"/>
          <draw:equation draw:name="f96" draw:formula="1385419*logwidth/3467407"/>
          <draw:equation draw:name="f97" draw:formula="4355405*logheight/6858000"/>
          <draw:equation draw:name="f98" draw:formula="1381532*logwidth/3467407"/>
          <draw:equation draw:name="f99" draw:formula="4324812*logheight/6858000"/>
          <draw:equation draw:name="f100" draw:formula="1398701*logwidth/3467407"/>
          <draw:equation draw:name="f101" draw:formula="4322899*logheight/6858000"/>
          <draw:equation draw:name="f102" draw:formula="1394814*logwidth/3467407"/>
          <draw:equation draw:name="f103" draw:formula="4354449*logheight/6858000"/>
          <draw:equation draw:name="f104" draw:formula="1396757*logwidth/3467407"/>
          <draw:equation draw:name="f105" draw:formula="4366877*logheight/6858000"/>
          <draw:equation draw:name="f106" draw:formula="1398701*logwidth/3467407"/>
          <draw:equation draw:name="f107" draw:formula="4328636*logheight/6858000"/>
          <draw:equation draw:name="f108" draw:formula="1398701*logwidth/3467407"/>
          <draw:equation draw:name="f109" draw:formula="4322899*logheight/6858000"/>
          <draw:equation draw:name="f110" draw:formula="1344280*logwidth/3467407"/>
          <draw:equation draw:name="f111" draw:formula="4288482*logheight/6858000"/>
          <draw:equation draw:name="f112" draw:formula="1326302*logwidth/3467407"/>
          <draw:equation draw:name="f113" draw:formula="4366877*logheight/6858000"/>
          <draw:equation draw:name="f114" draw:formula="1335696*logwidth/3467407"/>
          <draw:equation draw:name="f115" draw:formula="4397152*logheight/6858000"/>
          <draw:equation draw:name="f116" draw:formula="1350111*logwidth/3467407"/>
          <draw:equation draw:name="f117" draw:formula="4319075*logheight/6858000"/>
          <draw:equation draw:name="f118" draw:formula="1344280*logwidth/3467407"/>
          <draw:equation draw:name="f119" draw:formula="4288482*logheight/6858000"/>
          <draw:equation draw:name="f120" draw:formula="1373920*logwidth/3467407"/>
          <draw:equation draw:name="f121" draw:formula="4258207*logheight/6858000"/>
          <draw:equation draw:name="f122" draw:formula="1361448*logwidth/3467407"/>
          <draw:equation draw:name="f123" draw:formula="4320031*logheight/6858000"/>
          <draw:equation draw:name="f124" draw:formula="1368251*logwidth/3467407"/>
          <draw:equation draw:name="f125" draw:formula="4352537*logheight/6858000"/>
          <draw:equation draw:name="f126" draw:formula="1377645*logwidth/3467407"/>
          <draw:equation draw:name="f127" draw:formula="4290394*logheight/6858000"/>
          <draw:equation draw:name="f128" draw:formula="1373920*logwidth/3467407"/>
          <draw:equation draw:name="f129" draw:formula="4258207*logheight/6858000"/>
          <draw:equation draw:name="f130" draw:formula="1394814*logwidth/3467407"/>
          <draw:equation draw:name="f131" draw:formula="4244823*logheight/6858000"/>
          <draw:equation draw:name="f132" draw:formula="1387201*logwidth/3467407"/>
          <draw:equation draw:name="f133" draw:formula="4290394*logheight/6858000"/>
          <draw:equation draw:name="f134" draw:formula="1390116*logwidth/3467407"/>
          <draw:equation draw:name="f135" draw:formula="4314295*logheight/6858000"/>
          <draw:equation draw:name="f136" draw:formula="1395785*logwidth/3467407"/>
          <draw:equation draw:name="f137" draw:formula="4265856*logheight/6858000"/>
          <draw:equation draw:name="f138" draw:formula="1394814*logwidth/3467407"/>
          <draw:equation draw:name="f139" draw:formula="4244823*logheight/6858000"/>
          <draw:equation draw:name="f140" draw:formula="1334886*logwidth/3467407"/>
          <draw:equation draw:name="f141" draw:formula="4235262*logheight/6858000"/>
          <draw:equation draw:name="f142" draw:formula="1312858*logwidth/3467407"/>
          <draw:equation draw:name="f143" draw:formula="4317163*logheight/6858000"/>
          <draw:equation draw:name="f144" draw:formula="1321443*logwidth/3467407"/>
          <draw:equation draw:name="f145" draw:formula="4347757*logheight/6858000"/>
          <draw:equation draw:name="f146" draw:formula="1340555*logwidth/3467407"/>
          <draw:equation draw:name="f147" draw:formula="4265856*logheight/6858000"/>
          <draw:equation draw:name="f148" draw:formula="1334886*logwidth/3467407"/>
          <draw:equation draw:name="f149" draw:formula="4235262*logheight/6858000"/>
          <draw:equation draw:name="f150" draw:formula="1367279*logwidth/3467407"/>
          <draw:equation draw:name="f151" draw:formula="4198933*logheight/6858000"/>
          <draw:equation draw:name="f152" draw:formula="1350111*logwidth/3467407"/>
          <draw:equation draw:name="f153" draw:formula="4265856*logheight/6858000"/>
          <draw:equation draw:name="f154" draw:formula="1355780*logwidth/3467407"/>
          <draw:equation draw:name="f155" draw:formula="4294218*logheight/6858000"/>
          <draw:equation draw:name="f156" draw:formula="1370033*logwidth/3467407"/>
          <draw:equation draw:name="f157" draw:formula="4226658*logheight/6858000"/>
          <draw:equation draw:name="f158" draw:formula="1367279*logwidth/3467407"/>
          <draw:equation draw:name="f159" draw:formula="4198933*logheight/6858000"/>
          <draw:equation draw:name="f160" draw:formula="1325330*logwidth/3467407"/>
          <draw:equation draw:name="f161" draw:formula="4183636*logheight/6858000"/>
          <draw:equation draw:name="f162" draw:formula="1299577*logwidth/3467407"/>
          <draw:equation draw:name="f163" draw:formula="4269680*logheight/6858000"/>
          <draw:equation draw:name="f164" draw:formula="1307189*logwidth/3467407"/>
          <draw:equation draw:name="f165" draw:formula="4298042*logheight/6858000"/>
          <draw:equation draw:name="f166" draw:formula="1330027*logwidth/3467407"/>
          <draw:equation draw:name="f167" draw:formula="4212317*logheight/6858000"/>
          <draw:equation draw:name="f168" draw:formula="1325330*logwidth/3467407"/>
          <draw:equation draw:name="f169" draw:formula="4183636*logheight/6858000"/>
          <draw:equation draw:name="f170" draw:formula="1406313*logwidth/3467407"/>
          <draw:equation draw:name="f171" draw:formula="4175032*logheight/6858000"/>
          <draw:equation draw:name="f172" draw:formula="1402588*logwidth/3467407"/>
          <draw:equation draw:name="f173" draw:formula="4197977*logheight/6858000"/>
          <draw:equation draw:name="f174" draw:formula="1402588*logwidth/3467407"/>
          <draw:equation draw:name="f175" draw:formula="4207537*logheight/6858000"/>
          <draw:equation draw:name="f176" draw:formula="1406313*logwidth/3467407"/>
          <draw:equation draw:name="f177" draw:formula="4179812*logheight/6858000"/>
          <draw:equation draw:name="f178" draw:formula="1406313*logwidth/3467407"/>
          <draw:equation draw:name="f179" draw:formula="4175032*logheight/6858000"/>
          <draw:equation draw:name="f180" draw:formula="1391088*logwidth/3467407"/>
          <draw:equation draw:name="f181" draw:formula="4171207*logheight/6858000"/>
          <draw:equation draw:name="f182" draw:formula="1379589*logwidth/3467407"/>
          <draw:equation draw:name="f183" draw:formula="4227614*logheight/6858000"/>
          <draw:equation draw:name="f184" draw:formula="1382504*logwidth/3467407"/>
          <draw:equation draw:name="f185" draw:formula="4256295*logheight/6858000"/>
          <draw:equation draw:name="f186" draw:formula="1392060*logwidth/3467407"/>
          <draw:equation draw:name="f187" draw:formula="4197977*logheight/6858000"/>
          <draw:equation draw:name="f188" draw:formula="1391088*logwidth/3467407"/>
          <draw:equation draw:name="f189" draw:formula="4171207*logheight/6858000"/>
          <draw:equation draw:name="f190" draw:formula="1360639*logwidth/3467407"/>
          <draw:equation draw:name="f191" draw:formula="4140933*logheight/6858000"/>
          <draw:equation draw:name="f192" draw:formula="1339583*logwidth/3467407"/>
          <draw:equation draw:name="f193" draw:formula="4214229*logheight/6858000"/>
          <draw:equation draw:name="f194" draw:formula="1345252*logwidth/3467407"/>
          <draw:equation draw:name="f195" draw:formula="4243867*logheight/6858000"/>
          <draw:equation draw:name="f196" draw:formula="1363392*logwidth/3467407"/>
          <draw:equation draw:name="f197" draw:formula="4170251*logheight/6858000"/>
          <draw:equation draw:name="f198" draw:formula="1360639*logwidth/3467407"/>
          <draw:equation draw:name="f199" draw:formula="4140933*logheight/6858000"/>
          <draw:equation draw:name="f200" draw:formula="1316746*logwidth/3467407"/>
          <draw:equation draw:name="f201" draw:formula="4136153*logheight/6858000"/>
          <draw:equation draw:name="f202" draw:formula="1287106*logwidth/3467407"/>
          <draw:equation draw:name="f203" draw:formula="4224746*logheight/6858000"/>
          <draw:equation draw:name="f204" draw:formula="1294718*logwidth/3467407"/>
          <draw:equation draw:name="f205" draw:formula="4251515*logheight/6858000"/>
          <draw:equation draw:name="f206" draw:formula="1321443*logwidth/3467407"/>
          <draw:equation draw:name="f207" draw:formula="4162603*logheight/6858000"/>
          <draw:equation draw:name="f208" draw:formula="1316746*logwidth/3467407"/>
          <draw:equation draw:name="f209" draw:formula="4136153*logheight/6858000"/>
          <draw:equation draw:name="f210" draw:formula="1389145*logwidth/3467407"/>
          <draw:equation draw:name="f211" draw:formula="4108428*logheight/6858000"/>
          <draw:equation draw:name="f212" draw:formula="1373920*logwidth/3467407"/>
          <draw:equation draw:name="f213" draw:formula="4171207*logheight/6858000"/>
          <draw:equation draw:name="f214" draw:formula="1376835*logwidth/3467407"/>
          <draw:equation draw:name="f215" draw:formula="4196065*logheight/6858000"/>
          <draw:equation draw:name="f216" draw:formula="1390116*logwidth/3467407"/>
          <draw:equation draw:name="f217" draw:formula="4131373*logheight/6858000"/>
          <draw:equation draw:name="f218" draw:formula="1389145*logwidth/3467407"/>
          <draw:equation draw:name="f219" draw:formula="4108428*logheight/6858000"/>
          <draw:equation draw:name="f220" draw:formula="1407285*logwidth/3467407"/>
          <draw:equation draw:name="f221" draw:formula="4093131*logheight/6858000"/>
          <draw:equation draw:name="f222" draw:formula="1398701*logwidth/3467407"/>
          <draw:equation draw:name="f223" draw:formula="4133285*logheight/6858000"/>
          <draw:equation draw:name="f224" draw:formula="1399673*logwidth/3467407"/>
          <draw:equation draw:name="f225" draw:formula="4152087*logheight/6858000"/>
          <draw:equation draw:name="f226" draw:formula="1407285*logwidth/3467407"/>
          <draw:equation draw:name="f227" draw:formula="4109383*logheight/6858000"/>
          <draw:equation draw:name="f228" draw:formula="1407285*logwidth/3467407"/>
          <draw:equation draw:name="f229" draw:formula="4093131*logheight/6858000"/>
          <draw:equation draw:name="f230" draw:formula="1309133*logwidth/3467407"/>
          <draw:equation draw:name="f231" draw:formula="4091219*logheight/6858000"/>
          <draw:equation draw:name="f232" draw:formula="1276578*logwidth/3467407"/>
          <draw:equation draw:name="f233" draw:formula="4182680*logheight/6858000"/>
          <draw:equation draw:name="f234" draw:formula="1282409*logwidth/3467407"/>
          <draw:equation draw:name="f235" draw:formula="4207537*logheight/6858000"/>
          <draw:equation draw:name="f236" draw:formula="1312858*logwidth/3467407"/>
          <draw:equation draw:name="f237" draw:formula="4115120*logheight/6858000"/>
          <draw:equation draw:name="f238" draw:formula="1309133*logwidth/3467407"/>
          <draw:equation draw:name="f239" draw:formula="4091219*logheight/6858000"/>
          <draw:equation draw:name="f240" draw:formula="1354808*logwidth/3467407"/>
          <draw:equation draw:name="f241" draw:formula="4087395*logheight/6858000"/>
          <draw:equation draw:name="f242" draw:formula="1331970*logwidth/3467407"/>
          <draw:equation draw:name="f243" draw:formula="4163559*logheight/6858000"/>
          <draw:equation draw:name="f244" draw:formula="1336667*logwidth/3467407"/>
          <draw:equation draw:name="f245" draw:formula="4191284*logheight/6858000"/>
          <draw:equation draw:name="f246" draw:formula="1357723*logwidth/3467407"/>
          <draw:equation draw:name="f247" draw:formula="4114164*logheight/6858000"/>
          <draw:equation draw:name="f248" draw:formula="1354808*logwidth/3467407"/>
          <draw:equation draw:name="f249" draw:formula="4087395*logheight/6858000"/>
          <draw:equation draw:name="f250" draw:formula="1302330*logwidth/3467407"/>
          <draw:equation draw:name="f251" draw:formula="4049153*logheight/6858000"/>
          <draw:equation draw:name="f252" draw:formula="1266212*logwidth/3467407"/>
          <draw:equation draw:name="f253" draw:formula="4143801*logheight/6858000"/>
          <draw:equation draw:name="f254" draw:formula="1271881*logwidth/3467407"/>
          <draw:equation draw:name="f255" draw:formula="4164515*logheight/6858000"/>
          <draw:equation draw:name="f256" draw:formula="1306218*logwidth/3467407"/>
          <draw:equation draw:name="f257" draw:formula="4070186*logheight/6858000"/>
          <draw:equation draw:name="f258" draw:formula="1302330*logwidth/3467407"/>
          <draw:equation draw:name="f259" draw:formula="4049153*logheight/6858000"/>
          <draw:equation draw:name="f260" draw:formula="1387201*logwidth/3467407"/>
          <draw:equation draw:name="f261" draw:formula="4046285*logheight/6858000"/>
          <draw:equation draw:name="f262" draw:formula="1368251*logwidth/3467407"/>
          <draw:equation draw:name="f263" draw:formula="4115120*logheight/6858000"/>
          <draw:equation draw:name="f264" draw:formula="1371004*logwidth/3467407"/>
          <draw:equation draw:name="f265" draw:formula="4141889*logheight/6858000"/>
          <draw:equation draw:name="f266" draw:formula="1388173*logwidth/3467407"/>
          <draw:equation draw:name="f267" draw:formula="4072098*logheight/6858000"/>
          <draw:equation draw:name="f268" draw:formula="1387201*logwidth/3467407"/>
          <draw:equation draw:name="f269" draw:formula="4046285*logheight/6858000"/>
          <draw:equation draw:name="f270" draw:formula="1350111*logwidth/3467407"/>
          <draw:equation draw:name="f271" draw:formula="4035768*logheight/6858000"/>
          <draw:equation draw:name="f272" draw:formula="1322414*logwidth/3467407"/>
          <draw:equation draw:name="f273" draw:formula="4117032*logheight/6858000"/>
          <draw:equation draw:name="f274" draw:formula="1327111*logwidth/3467407"/>
          <draw:equation draw:name="f275" draw:formula="4142845*logheight/6858000"/>
          <draw:equation draw:name="f276" draw:formula="1352054*logwidth/3467407"/>
          <draw:equation draw:name="f277" draw:formula="4061581*logheight/6858000"/>
          <draw:equation draw:name="f278" draw:formula="1350111*logwidth/3467407"/>
          <draw:equation draw:name="f279" draw:formula="4035768*logheight/6858000"/>
          <draw:equation draw:name="f280" draw:formula="1420566*logwidth/3467407"/>
          <draw:equation draw:name="f281" draw:formula="4032900*logheight/6858000"/>
          <draw:equation draw:name="f282" draw:formula="1418785*logwidth/3467407"/>
          <draw:equation draw:name="f283" draw:formula="4041505*logheight/6858000"/>
          <draw:equation draw:name="f284" draw:formula="1418785*logwidth/3467407"/>
          <draw:equation draw:name="f285" draw:formula="4043417*logheight/6858000"/>
          <draw:equation draw:name="f286" draw:formula="1420566*logwidth/3467407"/>
          <draw:equation draw:name="f287" draw:formula="4032900*logheight/6858000"/>
          <draw:equation draw:name="f288" draw:formula="1409229*logwidth/3467407"/>
          <draw:equation draw:name="f289" draw:formula="4024615*logheight/6858000"/>
          <draw:equation draw:name="f290" draw:formula="1396757*logwidth/3467407"/>
          <draw:equation draw:name="f291" draw:formula="4074010*logheight/6858000"/>
          <draw:equation draw:name="f292" draw:formula="1397729*logwidth/3467407"/>
          <draw:equation draw:name="f293" draw:formula="4092175*logheight/6858000"/>
          <draw:equation draw:name="f294" draw:formula="1409229*logwidth/3467407"/>
          <draw:equation draw:name="f295" draw:formula="4038636*logheight/6858000"/>
          <draw:equation draw:name="f296" draw:formula="1409229*logwidth/3467407"/>
          <draw:equation draw:name="f297" draw:formula="4024615*logheight/6858000"/>
          <draw:equation draw:name="f298" draw:formula="1296662*logwidth/3467407"/>
          <draw:equation draw:name="f299" draw:formula="4011230*logheight/6858000"/>
          <draw:equation draw:name="f300" draw:formula="1257628*logwidth/3467407"/>
          <draw:equation draw:name="f301" draw:formula="4108428*logheight/6858000"/>
          <draw:equation draw:name="f302" draw:formula="1262325*logwidth/3467407"/>
          <draw:equation draw:name="f303" draw:formula="4127548*logheight/6858000"/>
          <draw:equation draw:name="f304" draw:formula="1299577*logwidth/3467407"/>
          <draw:equation draw:name="f305" draw:formula="4030032*logheight/6858000"/>
          <draw:equation draw:name="f306" draw:formula="1296662*logwidth/3467407"/>
          <draw:equation draw:name="f307" draw:formula="4011230*logheight/6858000"/>
          <draw:equation draw:name="f308" draw:formula="1385419*logwidth/3467407"/>
          <draw:equation draw:name="f309" draw:formula="3989241*logheight/6858000"/>
          <draw:equation draw:name="f310" draw:formula="1362420*logwidth/3467407"/>
          <draw:equation draw:name="f311" draw:formula="4062538*logheight/6858000"/>
          <draw:equation draw:name="f312" draw:formula="1365336*logwidth/3467407"/>
          <draw:equation draw:name="f313" draw:formula="4088350*logheight/6858000"/>
          <draw:equation draw:name="f314" draw:formula="1386229*logwidth/3467407"/>
          <draw:equation draw:name="f315" draw:formula="4014098*logheight/6858000"/>
          <draw:equation draw:name="f316" draw:formula="1385419*logwidth/3467407"/>
          <draw:equation draw:name="f317" draw:formula="3989241*logheight/6858000"/>
          <draw:equation draw:name="f318" draw:formula="1346223*logwidth/3467407"/>
          <draw:equation draw:name="f319" draw:formula="3988285*logheight/6858000"/>
          <draw:equation draw:name="f320" draw:formula="1315774*logwidth/3467407"/>
          <draw:equation draw:name="f321" draw:formula="4072098*logheight/6858000"/>
          <draw:equation draw:name="f322" draw:formula="1319499*logwidth/3467407"/>
          <draw:equation draw:name="f323" draw:formula="4095043*logheight/6858000"/>
          <draw:equation draw:name="f324" draw:formula="1348167*logwidth/3467407"/>
          <draw:equation draw:name="f325" draw:formula="4011230*logheight/6858000"/>
          <draw:equation draw:name="f326" draw:formula="1346223*logwidth/3467407"/>
          <draw:equation draw:name="f327" draw:formula="3988285*logheight/6858000"/>
          <draw:equation draw:name="f328" draw:formula="1290993*logwidth/3467407"/>
          <draw:equation draw:name="f329" draw:formula="3975856*logheight/6858000"/>
          <draw:equation draw:name="f330" draw:formula="1250015*logwidth/3467407"/>
          <draw:equation draw:name="f331" draw:formula="4074966*logheight/6858000"/>
          <draw:equation draw:name="f332" draw:formula="1253740*logwidth/3467407"/>
          <draw:equation draw:name="f333" draw:formula="4091219*logheight/6858000"/>
          <draw:equation draw:name="f334" draw:formula="1292936*logwidth/3467407"/>
          <draw:equation draw:name="f335" draw:formula="3991153*logheight/6858000"/>
          <draw:equation draw:name="f336" draw:formula="1290993*logwidth/3467407"/>
          <draw:equation draw:name="f337" draw:formula="3975856*logheight/6858000"/>
          <draw:equation draw:name="f338" draw:formula="1411172*logwidth/3467407"/>
          <draw:equation draw:name="f339" draw:formula="3959604*logheight/6858000"/>
          <draw:equation draw:name="f340" draw:formula="1394814*logwidth/3467407"/>
          <draw:equation draw:name="f341" draw:formula="4016966*logheight/6858000"/>
          <draw:equation draw:name="f342" draw:formula="1395785*logwidth/3467407"/>
          <draw:equation draw:name="f343" draw:formula="4038636*logheight/6858000"/>
          <draw:equation draw:name="f344" draw:formula="1411172*logwidth/3467407"/>
          <draw:equation draw:name="f345" draw:formula="3978724*logheight/6858000"/>
          <draw:equation draw:name="f346" draw:formula="1411172*logwidth/3467407"/>
          <draw:equation draw:name="f347" draw:formula="3959604*logheight/6858000"/>
          <draw:equation draw:name="f348" draw:formula="1427369*logwidth/3467407"/>
          <draw:equation draw:name="f349" draw:formula="3954823*logheight/6858000"/>
          <draw:equation draw:name="f350" draw:formula="1420566*logwidth/3467407"/>
          <draw:equation draw:name="f351" draw:formula="3981592*logheight/6858000"/>
          <draw:equation draw:name="f352" draw:formula="1420566*logwidth/3467407"/>
          <draw:equation draw:name="f353" draw:formula="3987329*logheight/6858000"/>
          <draw:equation draw:name="f354" draw:formula="1427369*logwidth/3467407"/>
          <draw:equation draw:name="f355" draw:formula="3955779*logheight/6858000"/>
          <draw:equation draw:name="f356" draw:formula="1427369*logwidth/3467407"/>
          <draw:equation draw:name="f357" draw:formula="3954823*logheight/6858000"/>
          <draw:equation draw:name="f358" draw:formula="1342498*logwidth/3467407"/>
          <draw:equation draw:name="f359" draw:formula="3944307*logheight/6858000"/>
          <draw:equation draw:name="f360" draw:formula="1310105*logwidth/3467407"/>
          <draw:equation draw:name="f361" draw:formula="4030988*logheight/6858000"/>
          <draw:equation draw:name="f362" draw:formula="1312858*logwidth/3467407"/>
          <draw:equation draw:name="f363" draw:formula="4052021*logheight/6858000"/>
          <draw:equation draw:name="f364" draw:formula="1344280*logwidth/3467407"/>
          <draw:equation draw:name="f365" draw:formula="3964384*logheight/6858000"/>
          <draw:equation draw:name="f366" draw:formula="1342498*logwidth/3467407"/>
          <draw:equation draw:name="f367" draw:formula="3944307*logheight/6858000"/>
          <draw:equation draw:name="f368" draw:formula="1286134*logwidth/3467407"/>
          <draw:equation draw:name="f369" draw:formula="3944307*logheight/6858000"/>
          <draw:equation draw:name="f370" draw:formula="1242403*logwidth/3467407"/>
          <draw:equation draw:name="f371" draw:formula="4045328*logheight/6858000"/>
          <draw:equation draw:name="f372" draw:formula="1245156*logwidth/3467407"/>
          <draw:equation draw:name="f373" draw:formula="4058713*logheight/6858000"/>
          <draw:equation draw:name="f374" draw:formula="1288077*logwidth/3467407"/>
          <draw:equation draw:name="f375" draw:formula="3956735*logheight/6858000"/>
          <draw:equation draw:name="f376" draw:formula="1286134*logwidth/3467407"/>
          <draw:equation draw:name="f377" draw:formula="3944307*logheight/6858000"/>
          <draw:equation draw:name="f378" draw:formula="1385419*logwidth/3467407"/>
          <draw:equation draw:name="f379" draw:formula="3935702*logheight/6858000"/>
          <draw:equation draw:name="f380" draw:formula="1358695*logwidth/3467407"/>
          <draw:equation draw:name="f381" draw:formula="4013142*logheight/6858000"/>
          <draw:equation draw:name="f382" draw:formula="1360639*logwidth/3467407"/>
          <draw:equation draw:name="f383" draw:formula="4036724*logheight/6858000"/>
          <draw:equation draw:name="f384" draw:formula="1385419*logwidth/3467407"/>
          <draw:equation draw:name="f385" draw:formula="3958647*logheight/6858000"/>
          <draw:equation draw:name="f386" draw:formula="1385419*logwidth/3467407"/>
          <draw:equation draw:name="f387" draw:formula="3935702*logheight/6858000"/>
          <draw:equation draw:name="f388" draw:formula="1282409*logwidth/3467407"/>
          <draw:equation draw:name="f389" draw:formula="3915626*logheight/6858000"/>
          <draw:equation draw:name="f390" draw:formula="1236572*logwidth/3467407"/>
          <draw:equation draw:name="f391" draw:formula="4018878*logheight/6858000"/>
          <draw:equation draw:name="f392" draw:formula="1238516*logwidth/3467407"/>
          <draw:equation draw:name="f393" draw:formula="4029394*logheight/6858000"/>
          <draw:equation draw:name="f394" draw:formula="1283380*logwidth/3467407"/>
          <draw:equation draw:name="f395" draw:formula="3925186*logheight/6858000"/>
          <draw:equation draw:name="f396" draw:formula="1282409*logwidth/3467407"/>
          <draw:equation draw:name="f397" draw:formula="3915626*logheight/6858000"/>
          <draw:equation draw:name="f398" draw:formula="1339583*logwidth/3467407"/>
          <draw:equation draw:name="f399" draw:formula="3903516*logheight/6858000"/>
          <draw:equation draw:name="f400" draw:formula="1303302*logwidth/3467407"/>
          <draw:equation draw:name="f401" draw:formula="3993065*logheight/6858000"/>
          <draw:equation draw:name="f402" draw:formula="1306218*logwidth/3467407"/>
          <draw:equation draw:name="f403" draw:formula="4011230*logheight/6858000"/>
          <draw:equation draw:name="f404" draw:formula="1340555*logwidth/3467407"/>
          <draw:equation draw:name="f405" draw:formula="3921362*logheight/6858000"/>
          <draw:equation draw:name="f406" draw:formula="1339583*logwidth/3467407"/>
          <draw:equation draw:name="f407" draw:formula="3903516*logheight/6858000"/>
          <draw:equation draw:name="f408" draw:formula="1414897*logwidth/3467407"/>
          <draw:equation draw:name="f409" draw:formula="3899691*logheight/6858000"/>
          <draw:equation draw:name="f410" draw:formula="1394814*logwidth/3467407"/>
          <draw:equation draw:name="f411" draw:formula="3962472*logheight/6858000"/>
          <draw:equation draw:name="f412" draw:formula="1394814*logwidth/3467407"/>
          <draw:equation draw:name="f413" draw:formula="3983504*logheight/6858000"/>
          <draw:equation draw:name="f414" draw:formula="1413926*logwidth/3467407"/>
          <draw:equation draw:name="f415" draw:formula="3917538*logheight/6858000"/>
          <draw:equation draw:name="f416" draw:formula="1414897*logwidth/3467407"/>
          <draw:equation draw:name="f417" draw:formula="3899691*logheight/6858000"/>
          <draw:equation draw:name="f418" draw:formula="1278521*logwidth/3467407"/>
          <draw:equation draw:name="f419" draw:formula="3892043*logheight/6858000"/>
          <draw:equation draw:name="f420" draw:formula="1230903*logwidth/3467407"/>
          <draw:equation draw:name="f421" draw:formula="3995933*logheight/6858000"/>
          <draw:equation draw:name="f422" draw:formula="1232847*logwidth/3467407"/>
          <draw:equation draw:name="f423" draw:formula="4002625*logheight/6858000"/>
          <draw:equation draw:name="f424" draw:formula="1279493*logwidth/3467407"/>
          <draw:equation draw:name="f425" draw:formula="3897780*logheight/6858000"/>
          <draw:equation draw:name="f426" draw:formula="1278521*logwidth/3467407"/>
          <draw:equation draw:name="f427" draw:formula="3892043*logheight/6858000"/>
          <draw:equation draw:name="f428" draw:formula="1383476*logwidth/3467407"/>
          <draw:equation draw:name="f429" draw:formula="3886307*logheight/6858000"/>
          <draw:equation draw:name="f430" draw:formula="1353836*logwidth/3467407"/>
          <draw:equation draw:name="f431" draw:formula="3967252*logheight/6858000"/>
          <draw:equation draw:name="f432" draw:formula="1355780*logwidth/3467407"/>
          <draw:equation draw:name="f433" draw:formula="3989241*logheight/6858000"/>
          <draw:equation draw:name="f434" draw:formula="1383476*logwidth/3467407"/>
          <draw:equation draw:name="f435" draw:formula="3907340*logheight/6858000"/>
          <draw:equation draw:name="f436" draw:formula="1383476*logwidth/3467407"/>
          <draw:equation draw:name="f437" draw:formula="3886307*logheight/6858000"/>
          <draw:equation draw:name="f438" draw:formula="1435953*logwidth/3467407"/>
          <draw:equation draw:name="f439" draw:formula="3882483*logheight/6858000"/>
          <draw:equation draw:name="f440" draw:formula="1424453*logwidth/3467407"/>
          <draw:equation draw:name="f441" draw:formula="3920406*logheight/6858000"/>
          <draw:equation draw:name="f442" draw:formula="1423482*logwidth/3467407"/>
          <draw:equation draw:name="f443" draw:formula="3934747*logheight/6858000"/>
          <draw:equation draw:name="f444" draw:formula="1434009*logwidth/3467407"/>
          <draw:equation draw:name="f445" draw:formula="3892999*logheight/6858000"/>
          <draw:equation draw:name="f446" draw:formula="1435953*logwidth/3467407"/>
          <draw:equation draw:name="f447" draw:formula="3882483*logheight/6858000"/>
          <draw:equation draw:name="f448" draw:formula="1274796*logwidth/3467407"/>
          <draw:equation draw:name="f449" draw:formula="3870054*logheight/6858000"/>
          <draw:equation draw:name="f450" draw:formula="1226044*logwidth/3467407"/>
          <draw:equation draw:name="f451" draw:formula="3975856*logheight/6858000"/>
          <draw:equation draw:name="f452" draw:formula="1227016*logwidth/3467407"/>
          <draw:equation draw:name="f453" draw:formula="3978724*logheight/6858000"/>
          <draw:equation draw:name="f454" draw:formula="1274796*logwidth/3467407"/>
          <draw:equation draw:name="f455" draw:formula="3871966*logheight/6858000"/>
          <draw:equation draw:name="f456" draw:formula="1274796*logwidth/3467407"/>
          <draw:equation draw:name="f457" draw:formula="3870054*logheight/6858000"/>
          <draw:equation draw:name="f458" draw:formula="1337639*logwidth/3467407"/>
          <draw:equation draw:name="f459" draw:formula="3866230*logheight/6858000"/>
          <draw:equation draw:name="f460" draw:formula="1298605*logwidth/3467407"/>
          <draw:equation draw:name="f461" draw:formula="3958647*logheight/6858000"/>
          <draw:equation draw:name="f462" draw:formula="1300549*logwidth/3467407"/>
          <draw:equation draw:name="f463" draw:formula="3972988*logheight/6858000"/>
          <draw:equation draw:name="f464" draw:formula="1337639*logwidth/3467407"/>
          <draw:equation draw:name="f465" draw:formula="3880571*logheight/6858000"/>
          <draw:equation draw:name="f466" draw:formula="1337639*logwidth/3467407"/>
          <draw:equation draw:name="f467" draw:formula="3866230*logheight/6858000"/>
          <draw:equation draw:name="f468" draw:formula="1418785*logwidth/3467407"/>
          <draw:equation draw:name="f469" draw:formula="3841373*logheight/6858000"/>
          <draw:equation draw:name="f470" draw:formula="1394814*logwidth/3467407"/>
          <draw:equation draw:name="f471" draw:formula="3909889*logheight/6858000"/>
          <draw:equation draw:name="f472" draw:formula="1394814*logwidth/3467407"/>
          <draw:equation draw:name="f473" draw:formula="3930922*logheight/6858000"/>
          <draw:equation draw:name="f474" draw:formula="1416841*logwidth/3467407"/>
          <draw:equation draw:name="f475" draw:formula="3860494*logheight/6858000"/>
          <draw:equation draw:name="f476" draw:formula="1418785*logwidth/3467407"/>
          <draw:equation draw:name="f477" draw:formula="3841373*logheight/6858000"/>
          <draw:equation draw:name="f478" draw:formula="1382504*logwidth/3467407"/>
          <draw:equation draw:name="f479" draw:formula="3839461*logheight/6858000"/>
          <draw:equation draw:name="f480" draw:formula="1350111*logwidth/3467407"/>
          <draw:equation draw:name="f481" draw:formula="3923274*logheight/6858000"/>
          <draw:equation draw:name="f482" draw:formula="1352054*logwidth/3467407"/>
          <draw:equation draw:name="f483" draw:formula="3942395*logheight/6858000"/>
          <draw:equation draw:name="f484" draw:formula="1383476*logwidth/3467407"/>
          <draw:equation draw:name="f485" draw:formula="3857626*logheight/6858000"/>
          <draw:equation draw:name="f486" draw:formula="1382504*logwidth/3467407"/>
          <draw:equation draw:name="f487" draw:formula="3839461*logheight/6858000"/>
          <draw:equation draw:name="f488" draw:formula="1334886*logwidth/3467407"/>
          <draw:equation draw:name="f489" draw:formula="3833725*logheight/6858000"/>
          <draw:equation draw:name="f490" draw:formula="1293746*logwidth/3467407"/>
          <draw:equation draw:name="f491" draw:formula="3928054*logheight/6858000"/>
          <draw:equation draw:name="f492" draw:formula="1295690*logwidth/3467407"/>
          <draw:equation draw:name="f493" draw:formula="3940483*logheight/6858000"/>
          <draw:equation draw:name="f494" draw:formula="1335696*logwidth/3467407"/>
          <draw:equation draw:name="f495" draw:formula="3845197*logheight/6858000"/>
          <draw:equation draw:name="f496" draw:formula="1334886*logwidth/3467407"/>
          <draw:equation draw:name="f497" draw:formula="3833725*logheight/6858000"/>
          <draw:equation draw:name="f498" draw:formula="1452150*logwidth/3467407"/>
          <draw:equation draw:name="f499" draw:formula="3822252*logheight/6858000"/>
          <draw:equation draw:name="f500" draw:formula="1449234*logwidth/3467407"/>
          <draw:equation draw:name="f501" draw:formula="3831813*logheight/6858000"/>
          <draw:equation draw:name="f502" draw:formula="1449234*logwidth/3467407"/>
          <draw:equation draw:name="f503" draw:formula="3833725*logheight/6858000"/>
          <draw:equation draw:name="f504" draw:formula="1452150*logwidth/3467407"/>
          <draw:equation draw:name="f505" draw:formula="3822252*logheight/6858000"/>
          <draw:equation draw:name="f506" draw:formula="1441622*logwidth/3467407"/>
          <draw:equation draw:name="f507" draw:formula="3815560*logheight/6858000"/>
          <draw:equation draw:name="f508" draw:formula="1426397*logwidth/3467407"/>
          <draw:equation draw:name="f509" draw:formula="3863362*logheight/6858000"/>
          <draw:equation draw:name="f510" draw:formula="1425425*logwidth/3467407"/>
          <draw:equation draw:name="f511" draw:formula="3878659*logheight/6858000"/>
          <draw:equation draw:name="f512" draw:formula="1439678*logwidth/3467407"/>
          <draw:equation draw:name="f513" draw:formula="3827988*logheight/6858000"/>
          <draw:equation draw:name="f514" draw:formula="1441622*logwidth/3467407"/>
          <draw:equation draw:name="f515" draw:formula="3815560*logheight/6858000"/>
          <draw:equation draw:name="f516" draw:formula="1332942*logwidth/3467407"/>
          <draw:equation draw:name="f517" draw:formula="3804087*logheight/6858000"/>
          <draw:equation draw:name="f518" draw:formula="1290021*logwidth/3467407"/>
          <draw:equation draw:name="f519" draw:formula="3899691*logheight/6858000"/>
          <draw:equation draw:name="f520" draw:formula="1290993*logwidth/3467407"/>
          <draw:equation draw:name="f521" draw:formula="3908296*logheight/6858000"/>
          <draw:equation draw:name="f522" draw:formula="1332942*logwidth/3467407"/>
          <draw:equation draw:name="f523" draw:formula="3811736*logheight/6858000"/>
          <draw:equation draw:name="f524" draw:formula="1332942*logwidth/3467407"/>
          <draw:equation draw:name="f525" draw:formula="3804087*logheight/6858000"/>
          <draw:equation draw:name="f526" draw:formula="1383476*logwidth/3467407"/>
          <draw:equation draw:name="f527" draw:formula="3796439*logheight/6858000"/>
          <draw:equation draw:name="f528" draw:formula="1348167*logwidth/3467407"/>
          <draw:equation draw:name="f529" draw:formula="3883439*logheight/6858000"/>
          <draw:equation draw:name="f530" draw:formula="1349139*logwidth/3467407"/>
          <draw:equation draw:name="f531" draw:formula="3900648*logheight/6858000"/>
          <draw:equation draw:name="f532" draw:formula="1383476*logwidth/3467407"/>
          <draw:equation draw:name="f533" draw:formula="3812692*logheight/6858000"/>
          <draw:equation draw:name="f534" draw:formula="1383476*logwidth/3467407"/>
          <draw:equation draw:name="f535" draw:formula="3796439*logheight/6858000"/>
          <draw:equation draw:name="f536" draw:formula="1419756*logwidth/3467407"/>
          <draw:equation draw:name="f537" draw:formula="3788791*logheight/6858000"/>
          <draw:equation draw:name="f538" draw:formula="1393032*logwidth/3467407"/>
          <draw:equation draw:name="f539" draw:formula="3861450*logheight/6858000"/>
          <draw:equation draw:name="f540" draw:formula="1393032*logwidth/3467407"/>
          <draw:equation draw:name="f541" draw:formula="3880571*logheight/6858000"/>
          <draw:equation draw:name="f542" draw:formula="1418785*logwidth/3467407"/>
          <draw:equation draw:name="f543" draw:formula="3806000*logheight/6858000"/>
          <draw:equation draw:name="f544" draw:formula="1419756*logwidth/3467407"/>
          <draw:equation draw:name="f545" draw:formula="3788791*logheight/6858000"/>
          <draw:equation draw:name="f546" draw:formula="1330027*logwidth/3467407"/>
          <draw:equation draw:name="f547" draw:formula="3777637*logheight/6858000"/>
          <draw:equation draw:name="f548" draw:formula="1285162*logwidth/3467407"/>
          <draw:equation draw:name="f549" draw:formula="3874835*logheight/6858000"/>
          <draw:equation draw:name="f550" draw:formula="1286134*logwidth/3467407"/>
          <draw:equation draw:name="f551" draw:formula="3880571*logheight/6858000"/>
          <draw:equation draw:name="f552" draw:formula="1330999*logwidth/3467407"/>
          <draw:equation draw:name="f553" draw:formula="3782417*logheight/6858000"/>
          <draw:equation draw:name="f554" draw:formula="1330027*logwidth/3467407"/>
          <draw:equation draw:name="f555" draw:formula="3777637*logheight/6858000"/>
          <draw:equation draw:name="f556" draw:formula="1382504*logwidth/3467407"/>
          <draw:equation draw:name="f557" draw:formula="3758516*logheight/6858000"/>
          <draw:equation draw:name="f558" draw:formula="1344280*logwidth/3467407"/>
          <draw:equation draw:name="f559" draw:formula="3846153*logheight/6858000"/>
          <draw:equation draw:name="f560" draw:formula="1345252*logwidth/3467407"/>
          <draw:equation draw:name="f561" draw:formula="3859538*logheight/6858000"/>
          <draw:equation draw:name="f562" draw:formula="1382504*logwidth/3467407"/>
          <draw:equation draw:name="f563" draw:formula="3769989*logheight/6858000"/>
          <draw:equation draw:name="f564" draw:formula="1382504*logwidth/3467407"/>
          <draw:equation draw:name="f565" draw:formula="3758516*logheight/6858000"/>
          <draw:equation draw:name="f566" draw:formula="1329055*logwidth/3467407"/>
          <draw:equation draw:name="f567" draw:formula="3755648*logheight/6858000"/>
          <draw:equation draw:name="f568" draw:formula="1283380*logwidth/3467407"/>
          <draw:equation draw:name="f569" draw:formula="3853801*logheight/6858000"/>
          <draw:equation draw:name="f570" draw:formula="1283380*logwidth/3467407"/>
          <draw:equation draw:name="f571" draw:formula="3855714*logheight/6858000"/>
          <draw:equation draw:name="f572" draw:formula="1329055*logwidth/3467407"/>
          <draw:equation draw:name="f573" draw:formula="3755648*logheight/6858000"/>
          <draw:equation draw:name="f574" draw:formula="1447291*logwidth/3467407"/>
          <draw:equation draw:name="f575" draw:formula="3754692*logheight/6858000"/>
          <draw:equation draw:name="f576" draw:formula="1428341*logwidth/3467407"/>
          <draw:equation draw:name="f577" draw:formula="3808868*logheight/6858000"/>
          <draw:equation draw:name="f578" draw:formula="1427369*logwidth/3467407"/>
          <draw:equation draw:name="f579" draw:formula="3825120*logheight/6858000"/>
          <draw:equation draw:name="f580" draw:formula="1445347*logwidth/3467407"/>
          <draw:equation draw:name="f581" draw:formula="3769032*logheight/6858000"/>
          <draw:equation draw:name="f582" draw:formula="1447291*logwidth/3467407"/>
          <draw:equation draw:name="f583" draw:formula="3754692*logheight/6858000"/>
          <draw:equation draw:name="f584" draw:formula="1422510*logwidth/3467407"/>
          <draw:equation draw:name="f585" draw:formula="3740351*logheight/6858000"/>
          <draw:equation draw:name="f586" draw:formula="1393032*logwidth/3467407"/>
          <draw:equation draw:name="f587" draw:formula="3815560*logheight/6858000"/>
          <draw:equation draw:name="f588" draw:formula="1393032*logwidth/3467407"/>
          <draw:equation draw:name="f589" draw:formula="3832769*logheight/6858000"/>
          <draw:equation draw:name="f590" draw:formula="1421538*logwidth/3467407"/>
          <draw:equation draw:name="f591" draw:formula="3755648*logheight/6858000"/>
          <draw:equation draw:name="f592" draw:formula="1422510*logwidth/3467407"/>
          <draw:equation draw:name="f593" draw:formula="3740351*logheight/6858000"/>
          <draw:equation draw:name="f594" draw:formula="1466403*logwidth/3467407"/>
          <draw:equation draw:name="f595" draw:formula="3735571*logheight/6858000"/>
          <draw:equation draw:name="f596" draw:formula="1454903*logwidth/3467407"/>
          <draw:equation draw:name="f597" draw:formula="3772857*logheight/6858000"/>
          <draw:equation draw:name="f598" draw:formula="1453931*logwidth/3467407"/>
          <draw:equation draw:name="f599" draw:formula="3778593*logheight/6858000"/>
          <draw:equation draw:name="f600" draw:formula="1466403*logwidth/3467407"/>
          <draw:equation draw:name="f601" draw:formula="3736527*logheight/6858000"/>
          <draw:equation draw:name="f602" draw:formula="1466403*logwidth/3467407"/>
          <draw:equation draw:name="f603" draw:formula="3735571*logheight/6858000"/>
          <draw:equation draw:name="f604" draw:formula="1382504*logwidth/3467407"/>
          <draw:equation draw:name="f605" draw:formula="3724099*logheight/6858000"/>
          <draw:equation draw:name="f606" draw:formula="1342498*logwidth/3467407"/>
          <draw:equation draw:name="f607" draw:formula="3814604*logheight/6858000"/>
          <draw:equation draw:name="f608" draw:formula="1343470*logwidth/3467407"/>
          <draw:equation draw:name="f609" draw:formula="3825120*logheight/6858000"/>
          <draw:equation draw:name="f610" draw:formula="1382504*logwidth/3467407"/>
          <draw:equation draw:name="f611" draw:formula="3733659*logheight/6858000"/>
          <draw:equation draw:name="f612" draw:formula="1382504*logwidth/3467407"/>
          <draw:equation draw:name="f613" draw:formula="3724099*logheight/6858000"/>
          <draw:equation draw:name="f614" draw:formula="1453122*logwidth/3467407"/>
          <draw:equation draw:name="f615" draw:formula="3699242*logheight/6858000"/>
          <draw:equation draw:name="f616" draw:formula="1431094*logwidth/3467407"/>
          <draw:equation draw:name="f617" draw:formula="3758516*logheight/6858000"/>
          <draw:equation draw:name="f618" draw:formula="1430122*logwidth/3467407"/>
          <draw:equation draw:name="f619" draw:formula="3773813*logheight/6858000"/>
          <draw:equation draw:name="f620" draw:formula="1452150*logwidth/3467407"/>
          <draw:equation draw:name="f621" draw:formula="3711670*logheight/6858000"/>
          <draw:equation draw:name="f622" draw:formula="1453122*logwidth/3467407"/>
          <draw:equation draw:name="f623" draw:formula="3699242*logheight/6858000"/>
          <draw:equation draw:name="f624" draw:formula="1424453*logwidth/3467407"/>
          <draw:equation draw:name="f625" draw:formula="3695417*logheight/6858000"/>
          <draw:equation draw:name="f626" draw:formula="1392060*logwidth/3467407"/>
          <draw:equation draw:name="f627" draw:formula="3774769*logheight/6858000"/>
          <draw:equation draw:name="f628" draw:formula="1392060*logwidth/3467407"/>
          <draw:equation draw:name="f629" draw:formula="3788791*logheight/6858000"/>
          <draw:equation draw:name="f630" draw:formula="1423482*logwidth/3467407"/>
          <draw:equation draw:name="f631" draw:formula="3708802*logheight/6858000"/>
          <draw:equation draw:name="f632" draw:formula="1424453*logwidth/3467407"/>
          <draw:equation draw:name="f633" draw:formula="3695417*logheight/6858000"/>
          <draw:equation draw:name="f634" draw:formula="1382504*logwidth/3467407"/>
          <draw:equation draw:name="f635" draw:formula="3692549*logheight/6858000"/>
          <draw:equation draw:name="f636" draw:formula="1340555*logwidth/3467407"/>
          <draw:equation draw:name="f637" draw:formula="3785285*logheight/6858000"/>
          <draw:equation draw:name="f638" draw:formula="1341526*logwidth/3467407"/>
          <draw:equation draw:name="f639" draw:formula="3792615*logheight/6858000"/>
          <draw:equation draw:name="f640" draw:formula="1382504*logwidth/3467407"/>
          <draw:equation draw:name="f641" draw:formula="3698285*logheight/6858000"/>
          <draw:equation draw:name="f642" draw:formula="1382504*logwidth/3467407"/>
          <draw:equation draw:name="f643" draw:formula="3692549*logheight/6858000"/>
          <draw:equation draw:name="f644" draw:formula="1476931*logwidth/3467407"/>
          <draw:equation draw:name="f645" draw:formula="3671516*logheight/6858000"/>
          <draw:equation draw:name="f646" draw:formula="1460734*logwidth/3467407"/>
          <draw:equation draw:name="f647" draw:formula="3716450*logheight/6858000"/>
          <draw:equation draw:name="f648" draw:formula="1459762*logwidth/3467407"/>
          <draw:equation draw:name="f649" draw:formula="3725054*logheight/6858000"/>
          <draw:equation draw:name="f650" draw:formula="1475959*logwidth/3467407"/>
          <draw:equation draw:name="f651" draw:formula="3675340*logheight/6858000"/>
          <draw:equation draw:name="f652" draw:formula="1476931*logwidth/3467407"/>
          <draw:equation draw:name="f653" draw:formula="3671516*logheight/6858000"/>
          <draw:equation draw:name="f654" draw:formula="1382504*logwidth/3467407"/>
          <draw:equation draw:name="f655" draw:formula="3665143*logheight/6858000"/>
          <draw:equation draw:name="f656" draw:formula="1339583*logwidth/3467407"/>
          <draw:equation draw:name="f657" draw:formula="3759472*logheight/6858000"/>
          <draw:equation draw:name="f658" draw:formula="1339583*logwidth/3467407"/>
          <draw:equation draw:name="f659" draw:formula="3763296*logheight/6858000"/>
          <draw:equation draw:name="f660" draw:formula="1382504*logwidth/3467407"/>
          <draw:equation draw:name="f661" draw:formula="3667692*logheight/6858000"/>
          <draw:equation draw:name="f662" draw:formula="1382504*logwidth/3467407"/>
          <draw:equation draw:name="f663" draw:formula="3665143*logheight/6858000"/>
          <draw:equation draw:name="f664" draw:formula="1426397*logwidth/3467407"/>
          <draw:equation draw:name="f665" draw:formula="3655582*logheight/6858000"/>
          <draw:equation draw:name="f666" draw:formula="1392060*logwidth/3467407"/>
          <draw:equation draw:name="f667" draw:formula="3736527*logheight/6858000"/>
          <draw:equation draw:name="f668" draw:formula="1391088*logwidth/3467407"/>
          <draw:equation draw:name="f669" draw:formula="3747999*logheight/6858000"/>
          <draw:equation draw:name="f670" draw:formula="1425425*logwidth/3467407"/>
          <draw:equation draw:name="f671" draw:formula="3665143*logheight/6858000"/>
          <draw:equation draw:name="f672" draw:formula="1426397*logwidth/3467407"/>
          <draw:equation draw:name="f673" draw:formula="3655582*logheight/6858000"/>
          <draw:equation draw:name="f674" draw:formula="1457819*logwidth/3467407"/>
          <draw:equation draw:name="f675" draw:formula="3647934*logheight/6858000"/>
          <draw:equation draw:name="f676" draw:formula="1433038*logwidth/3467407"/>
          <draw:equation draw:name="f677" draw:formula="3711670*logheight/6858000"/>
          <draw:equation draw:name="f678" draw:formula="1432066*logwidth/3467407"/>
          <draw:equation draw:name="f679" draw:formula="3725054*logheight/6858000"/>
          <draw:equation draw:name="f680" draw:formula="1456847*logwidth/3467407"/>
          <draw:equation draw:name="f681" draw:formula="3659406*logheight/6858000"/>
          <draw:equation draw:name="f682" draw:formula="1457819*logwidth/3467407"/>
          <draw:equation draw:name="f683" draw:formula="3647934*logheight/6858000"/>
          <draw:equation draw:name="f684" draw:formula="1429150*logwidth/3467407"/>
          <draw:equation draw:name="f685" draw:formula="3619253*logheight/6858000"/>
          <draw:equation draw:name="f686" draw:formula="1392060*logwidth/3467407"/>
          <draw:equation draw:name="f687" draw:formula="3702109*logheight/6858000"/>
          <draw:equation draw:name="f688" draw:formula="1393032*logwidth/3467407"/>
          <draw:equation draw:name="f689" draw:formula="3710714*logheight/6858000"/>
          <draw:equation draw:name="f690" draw:formula="1429150*logwidth/3467407"/>
          <draw:equation draw:name="f691" draw:formula="3625945*logheight/6858000"/>
          <draw:equation draw:name="f692" draw:formula="1429150*logwidth/3467407"/>
          <draw:equation draw:name="f693" draw:formula="3619253*logheight/6858000"/>
          <draw:equation draw:name="f694" draw:formula="1486487*logwidth/3467407"/>
          <draw:equation draw:name="f695" draw:formula="3611604*logheight/6858000"/>
          <draw:equation draw:name="f696" draw:formula="1467375*logwidth/3467407"/>
          <draw:equation draw:name="f697" draw:formula="3663231*logheight/6858000"/>
          <draw:equation draw:name="f698" draw:formula="1466403*logwidth/3467407"/>
          <draw:equation draw:name="f699" draw:formula="3672472*logheight/6858000"/>
          <draw:equation draw:name="f700" draw:formula="1485515*logwidth/3467407"/>
          <draw:equation draw:name="f701" draw:formula="3617341*logheight/6858000"/>
          <draw:equation draw:name="f702" draw:formula="1486487*logwidth/3467407"/>
          <draw:equation draw:name="f703" draw:formula="3611604*logheight/6858000"/>
          <draw:equation draw:name="f704" draw:formula="1463487*logwidth/3467407"/>
          <draw:equation draw:name="f705" draw:formula="3600132*logheight/6858000"/>
          <draw:equation draw:name="f706" draw:formula="1435953*logwidth/3467407"/>
          <draw:equation draw:name="f707" draw:formula="3667692*logheight/6858000"/>
          <draw:equation draw:name="f708" draw:formula="1434981*logwidth/3467407"/>
          <draw:equation draw:name="f709" draw:formula="3679164*logheight/6858000"/>
          <draw:equation draw:name="f710" draw:formula="1462516*logwidth/3467407"/>
          <draw:equation draw:name="f711" draw:formula="3609692*logheight/6858000"/>
          <draw:equation draw:name="f712" draw:formula="1463487*logwidth/3467407"/>
          <draw:equation draw:name="f713" draw:formula="3600132*logheight/6858000"/>
          <draw:equation draw:name="f714" draw:formula="1431094*logwidth/3467407"/>
          <draw:equation draw:name="f715" draw:formula="3586747*logheight/6858000"/>
          <draw:equation draw:name="f716" draw:formula="1392060*logwidth/3467407"/>
          <draw:equation draw:name="f717" draw:formula="3671516*logheight/6858000"/>
          <draw:equation draw:name="f718" draw:formula="1392060*logwidth/3467407"/>
          <draw:equation draw:name="f719" draw:formula="3677252*logheight/6858000"/>
          <draw:equation draw:name="f720" draw:formula="1431094*logwidth/3467407"/>
          <draw:equation draw:name="f721" draw:formula="3590571*logheight/6858000"/>
          <draw:equation draw:name="f722" draw:formula="1431094*logwidth/3467407"/>
          <draw:equation draw:name="f723" draw:formula="3586747*logheight/6858000"/>
          <draw:equation draw:name="f724" draw:formula="1432066*logwidth/3467407"/>
          <draw:equation draw:name="f725" draw:formula="3560934*logheight/6858000"/>
          <draw:equation draw:name="f726" draw:formula="1393032*logwidth/3467407"/>
          <draw:equation draw:name="f727" draw:formula="3645066*logheight/6858000"/>
          <draw:equation draw:name="f728" draw:formula="1393032*logwidth/3467407"/>
          <draw:equation draw:name="f729" draw:formula="3646978*logheight/6858000"/>
          <draw:equation draw:name="f730" draw:formula="1432066*logwidth/3467407"/>
          <draw:equation draw:name="f731" draw:formula="3560934*logheight/6858000"/>
          <draw:equation draw:name="f732" draw:formula="1495071*logwidth/3467407"/>
          <draw:equation draw:name="f733" draw:formula="3558066*logheight/6858000"/>
          <draw:equation draw:name="f734" draw:formula="1472072*logwidth/3467407"/>
          <draw:equation draw:name="f735" draw:formula="3614473*logheight/6858000"/>
          <draw:equation draw:name="f736" draw:formula="1471100*logwidth/3467407"/>
          <draw:equation draw:name="f737" draw:formula="3623077*logheight/6858000"/>
          <draw:equation draw:name="f738" draw:formula="1494099*logwidth/3467407"/>
          <draw:equation draw:name="f739" draw:formula="3562846*logheight/6858000"/>
          <draw:equation draw:name="f740" draw:formula="1495071*logwidth/3467407"/>
          <draw:equation draw:name="f741" draw:formula="3558066*logheight/6858000"/>
          <draw:equation draw:name="f742" draw:formula="1468346*logwidth/3467407"/>
          <draw:equation draw:name="f743" draw:formula="3558066*logheight/6858000"/>
          <draw:equation draw:name="f744" draw:formula="1437735*logwidth/3467407"/>
          <draw:equation draw:name="f745" draw:formula="3628813*logheight/6858000"/>
          <draw:equation draw:name="f746" draw:formula="1436763*logwidth/3467407"/>
          <draw:equation draw:name="f747" draw:formula="3637418*logheight/6858000"/>
          <draw:equation draw:name="f748" draw:formula="1467375*logwidth/3467407"/>
          <draw:equation draw:name="f749" draw:formula="3563802*logheight/6858000"/>
          <draw:equation draw:name="f750" draw:formula="1468346*logwidth/3467407"/>
          <draw:equation draw:name="f751" draw:formula="3558066*logheight/6858000"/>
          <draw:equation draw:name="f752" draw:formula="1473043*logwidth/3467407"/>
          <draw:equation draw:name="f753" draw:formula="3520143*logheight/6858000"/>
          <draw:equation draw:name="f754" draw:formula="1440650*logwidth/3467407"/>
          <draw:equation draw:name="f755" draw:formula="3593439*logheight/6858000"/>
          <draw:equation draw:name="f756" draw:formula="1440650*logwidth/3467407"/>
          <draw:equation draw:name="f757" draw:formula="3598220*logheight/6858000"/>
          <draw:equation draw:name="f758" draw:formula="1473043*logwidth/3467407"/>
          <draw:equation draw:name="f759" draw:formula="3523011*logheight/6858000"/>
          <draw:equation draw:name="f760" draw:formula="1473043*logwidth/3467407"/>
          <draw:equation draw:name="f761" draw:formula="3520143*logheight/6858000"/>
          <draw:equation draw:name="f762" draw:formula="1502683*logwidth/3467407"/>
          <draw:equation draw:name="f763" draw:formula="3507714*logheight/6858000"/>
          <draw:equation draw:name="f764" draw:formula="1476931*logwidth/3467407"/>
          <draw:equation draw:name="f765" draw:formula="3567626*logheight/6858000"/>
          <draw:equation draw:name="f766" draw:formula="1475959*logwidth/3467407"/>
          <draw:equation draw:name="f767" draw:formula="3575275*logheight/6858000"/>
          <draw:equation draw:name="f768" draw:formula="1501712*logwidth/3467407"/>
          <draw:equation draw:name="f769" draw:formula="3511539*logheight/6858000"/>
          <draw:equation draw:name="f770" draw:formula="1502683*logwidth/3467407"/>
          <draw:equation draw:name="f771" draw:formula="3507714*logheight/6858000"/>
          <draw:equation draw:name="f772" draw:formula="1515965*logwidth/3467407"/>
          <draw:equation draw:name="f773" draw:formula="3503890*logheight/6858000"/>
          <draw:equation draw:name="f774" draw:formula="1511268*logwidth/3467407"/>
          <draw:equation draw:name="f775" draw:formula="3516319*logheight/6858000"/>
          <draw:equation draw:name="f776" draw:formula="1511268*logwidth/3467407"/>
          <draw:equation draw:name="f777" draw:formula="3517275*logheight/6858000"/>
          <draw:equation draw:name="f778" draw:formula="1515965*logwidth/3467407"/>
          <draw:equation draw:name="f779" draw:formula="3503890*logheight/6858000"/>
          <draw:equation draw:name="f780" draw:formula="1476931*logwidth/3467407"/>
          <draw:equation draw:name="f781" draw:formula="3486682*logheight/6858000"/>
          <draw:equation draw:name="f782" draw:formula="1442594*logwidth/3467407"/>
          <draw:equation draw:name="f783" draw:formula="3561890*logheight/6858000"/>
          <draw:equation draw:name="f784" draw:formula="1442594*logwidth/3467407"/>
          <draw:equation draw:name="f785" draw:formula="3564758*logheight/6858000"/>
          <draw:equation draw:name="f786" draw:formula="1476931*logwidth/3467407"/>
          <draw:equation draw:name="f787" draw:formula="3486682*logheight/6858000"/>
          <draw:equation draw:name="f788" draw:formula="1509324*logwidth/3467407"/>
          <draw:equation draw:name="f789" draw:formula="3463737*logheight/6858000"/>
          <draw:equation draw:name="f790" draw:formula="1481628*logwidth/3467407"/>
          <draw:equation draw:name="f791" draw:formula="3527791*logheight/6858000"/>
          <draw:equation draw:name="f792" draw:formula="1481628*logwidth/3467407"/>
          <draw:equation draw:name="f793" draw:formula="3531615*logheight/6858000"/>
          <draw:equation draw:name="f794" draw:formula="1509324*logwidth/3467407"/>
          <draw:equation draw:name="f795" draw:formula="3464692*logheight/6858000"/>
          <draw:equation draw:name="f796" draw:formula="1509324*logwidth/3467407"/>
          <draw:equation draw:name="f797" draw:formula="3463737*logheight/6858000"/>
          <draw:equation draw:name="f798" draw:formula="1526493*logwidth/3467407"/>
          <draw:equation draw:name="f799" draw:formula="3452264*logheight/6858000"/>
          <draw:equation draw:name="f800" draw:formula="1518880*logwidth/3467407"/>
          <draw:equation draw:name="f801" draw:formula="3469473*logheight/6858000"/>
          <draw:equation draw:name="f802" draw:formula="1518880*logwidth/3467407"/>
          <draw:equation draw:name="f803" draw:formula="3470429*logheight/6858000"/>
          <draw:equation draw:name="f804" draw:formula="1526493*logwidth/3467407"/>
          <draw:equation draw:name="f805" draw:formula="3452264*logheight/6858000"/>
          <draw:equation draw:name="f806" draw:formula="1506409*logwidth/3467407"/>
          <draw:equation draw:name="f807" draw:formula="3445572*logheight/6858000"/>
          <draw:equation draw:name="f808" draw:formula="1486487*logwidth/3467407"/>
          <draw:equation draw:name="f809" draw:formula="3490505*logheight/6858000"/>
          <draw:equation draw:name="f810" draw:formula="1486487*logwidth/3467407"/>
          <draw:equation draw:name="f811" draw:formula="3492418*logheight/6858000"/>
          <draw:equation draw:name="f812" draw:formula="1506409*logwidth/3467407"/>
          <draw:equation draw:name="f813" draw:formula="3445572*logheight/6858000"/>
          <draw:equation draw:name="f814" draw:formula="496045*logwidth/3467407"/>
          <draw:equation draw:name="f815" draw:formula="0*logheight/6858000"/>
          <draw:equation draw:name="f816" draw:formula="505062*logwidth/3467407"/>
          <draw:equation draw:name="f817" draw:formula="0*logheight/6858000"/>
          <draw:equation draw:name="f818" draw:formula="584704*logwidth/3467407"/>
          <draw:equation draw:name="f819" draw:formula="131960*logheight/6858000"/>
          <draw:equation draw:name="f820" draw:formula="768488*logwidth/3467407"/>
          <draw:equation draw:name="f821" draw:formula="584138*logheight/6858000"/>
          <draw:equation draw:name="f822" draw:formula="1002044*logwidth/3467407"/>
          <draw:equation draw:name="f823" draw:formula="2249882*logheight/6858000"/>
          <draw:equation draw:name="f824" draw:formula="1104083*logwidth/3467407"/>
          <draw:equation draw:name="f825" draw:formula="3285594*logheight/6858000"/>
          <draw:equation draw:name="f826" draw:formula="1213735*logwidth/3467407"/>
          <draw:equation draw:name="f827" draw:formula="3925186*logheight/6858000"/>
          <draw:equation draw:name="f828" draw:formula="1267184*logwidth/3467407"/>
          <draw:equation draw:name="f829" draw:formula="3814604*logheight/6858000"/>
          <draw:equation draw:name="f830" draw:formula="1205150*logwidth/3467407"/>
          <draw:equation draw:name="f831" draw:formula="3176924*logheight/6858000"/>
          <draw:equation draw:name="f832" draw:formula="1165145*logwidth/3467407"/>
          <draw:equation draw:name="f833" draw:formula="2297684*logheight/6858000"/>
          <draw:equation draw:name="f834" draw:formula="964792*logwidth/3467407"/>
          <draw:equation draw:name="f835" draw:formula="429578*logheight/6858000"/>
          <draw:equation draw:name="f836" draw:formula="780797*logwidth/3467407"/>
          <draw:equation draw:name="f837" draw:formula="2546*logheight/6858000"/>
          <draw:equation draw:name="f838" draw:formula="783332*logwidth/3467407"/>
          <draw:equation draw:name="f839" draw:formula="0*logheight/6858000"/>
          <draw:equation draw:name="f840" draw:formula="790999*logwidth/3467407"/>
          <draw:equation draw:name="f841" draw:formula="0*logheight/6858000"/>
          <draw:equation draw:name="f842" draw:formula="894498*logwidth/3467407"/>
          <draw:equation draw:name="f843" draw:formula="203992*logheight/6858000"/>
          <draw:equation draw:name="f844" draw:formula="973376*logwidth/3467407"/>
          <draw:equation draw:name="f845" draw:formula="425754*logheight/6858000"/>
          <draw:equation draw:name="f846" draw:formula="1173729*logwidth/3467407"/>
          <draw:equation draw:name="f847" draw:formula="2297684*logheight/6858000"/>
          <draw:equation draw:name="f848" draw:formula="1213735*logwidth/3467407"/>
          <draw:equation draw:name="f849" draw:formula="3175968*logheight/6858000"/>
          <draw:equation draw:name="f850" draw:formula="1273824*logwidth/3467407"/>
          <draw:equation draw:name="f851" draw:formula="3799307*logheight/6858000"/>
          <draw:equation draw:name="f852" draw:formula="1324358*logwidth/3467407"/>
          <draw:equation draw:name="f853" draw:formula="3695417*logheight/6858000"/>
          <draw:equation draw:name="f854" draw:formula="1306218*logwidth/3467407"/>
          <draw:equation draw:name="f855" draw:formula="3068891*logheight/6858000"/>
          <draw:equation draw:name="f856" draw:formula="1310915*logwidth/3467407"/>
          <draw:equation draw:name="f857" draw:formula="2324453*logheight/6858000"/>
          <draw:equation draw:name="f858" draw:formula="1163201*logwidth/3467407"/>
          <draw:equation draw:name="f859" draw:formula="277248*logheight/6858000"/>
          <draw:equation draw:name="f860" draw:formula="1054521*logwidth/3467407"/>
          <draw:equation draw:name="f861" draw:formula="1590*logheight/6858000"/>
          <draw:equation draw:name="f862" draw:formula="1056104*logwidth/3467407"/>
          <draw:equation draw:name="f863" draw:formula="0*logheight/6858000"/>
          <draw:equation draw:name="f864" draw:formula="1064860*logwidth/3467407"/>
          <draw:equation draw:name="f865" draw:formula="0*logheight/6858000"/>
          <draw:equation draw:name="f866" draw:formula="1123398*logwidth/3467407"/>
          <draw:equation draw:name="f867" draw:formula="130098*logheight/6858000"/>
          <draw:equation draw:name="f868" draw:formula="1171785*logwidth/3467407"/>
          <draw:equation draw:name="f869" draw:formula="271512*logheight/6858000"/>
          <draw:equation draw:name="f870" draw:formula="1320471*logwidth/3467407"/>
          <draw:equation draw:name="f871" draw:formula="2323497*logheight/6858000"/>
          <draw:equation draw:name="f872" draw:formula="1315774*logwidth/3467407"/>
          <draw:equation draw:name="f873" draw:formula="3067935*logheight/6858000"/>
          <draw:equation draw:name="f874" draw:formula="1332942*logwidth/3467407"/>
          <draw:equation draw:name="f875" draw:formula="3676297*logheight/6858000"/>
          <draw:equation draw:name="f876" draw:formula="1382504*logwidth/3467407"/>
          <draw:equation draw:name="f877" draw:formula="3576231*logheight/6858000"/>
          <draw:equation draw:name="f878" draw:formula="1401616*logwidth/3467407"/>
          <draw:equation draw:name="f879" draw:formula="2964045*logheight/6858000"/>
          <draw:equation draw:name="f880" draw:formula="1435953*logwidth/3467407"/>
          <draw:equation draw:name="f881" draw:formula="2343255*logheight/6858000"/>
          <draw:equation draw:name="f882" draw:formula="1353836*logwidth/3467407"/>
          <draw:equation draw:name="f883" draw:formula="128425*logheight/6858000"/>
          <draw:equation draw:name="f884" draw:formula="1309245*logwidth/3467407"/>
          <draw:equation draw:name="f885" draw:formula="0*logheight/6858000"/>
          <draw:equation draw:name="f886" draw:formula="1319851*logwidth/3467407"/>
          <draw:equation draw:name="f887" draw:formula="0*logheight/6858000"/>
          <draw:equation draw:name="f888" draw:formula="1363392*logwidth/3467407"/>
          <draw:equation draw:name="f889" draw:formula="123644*logheight/6858000"/>
          <draw:equation draw:name="f890" draw:formula="1446319*logwidth/3467407"/>
          <draw:equation draw:name="f891" draw:formula="2343255*logheight/6858000"/>
          <draw:equation draw:name="f892" draw:formula="1411982*logwidth/3467407"/>
          <draw:equation draw:name="f893" draw:formula="2964045*logheight/6858000"/>
          <draw:equation draw:name="f894" draw:formula="1394004*logwidth/3467407"/>
          <draw:equation draw:name="f895" draw:formula="3555198*logheight/6858000"/>
          <draw:equation draw:name="f896" draw:formula="1440650*logwidth/3467407"/>
          <draw:equation draw:name="f897" draw:formula="3460868*logheight/6858000"/>
          <draw:equation draw:name="f898" draw:formula="1491184*logwidth/3467407"/>
          <draw:equation draw:name="f899" draw:formula="2862067*logheight/6858000"/>
          <draw:equation draw:name="f900" draw:formula="1544633*logwidth/3467407"/>
          <draw:equation draw:name="f901" draw:formula="2342618*logheight/6858000"/>
          <draw:equation draw:name="f902" draw:formula="1598655*logwidth/3467407"/>
          <draw:equation draw:name="f903" draw:formula="242340*logheight/6858000"/>
          <draw:equation draw:name="f904" draw:formula="1542237*logwidth/3467407"/>
          <draw:equation draw:name="f905" draw:formula="0*logheight/6858000"/>
          <draw:equation draw:name="f906" draw:formula="1551936*logwidth/3467407"/>
          <draw:equation draw:name="f907" draw:formula="0*logheight/6858000"/>
          <draw:equation draw:name="f908" draw:formula="1607561*logwidth/3467407"/>
          <draw:equation draw:name="f909" draw:formula="238905*logheight/6858000"/>
          <draw:equation draw:name="f910" draw:formula="1554189*logwidth/3467407"/>
          <draw:equation draw:name="f911" draw:formula="2344211*logheight/6858000"/>
          <draw:equation draw:name="f912" draw:formula="1500740*logwidth/3467407"/>
          <draw:equation draw:name="f913" draw:formula="2863979*logheight/6858000"/>
          <draw:equation draw:name="f914" draw:formula="1452150*logwidth/3467407"/>
          <draw:equation draw:name="f915" draw:formula="3437923*logheight/6858000"/>
          <draw:equation draw:name="f916" draw:formula="1495071*logwidth/3467407"/>
          <draw:equation draw:name="f917" draw:formula="3352198*logheight/6858000"/>
          <draw:equation draw:name="f918" draw:formula="1574111*logwidth/3467407"/>
          <draw:equation draw:name="f919" draw:formula="2765826*logheight/6858000"/>
          <draw:equation draw:name="f920" draw:formula="1638088*logwidth/3467407"/>
          <draw:equation draw:name="f921" draw:formula="2329233*logheight/6858000"/>
          <draw:equation draw:name="f922" draw:formula="1791859*logwidth/3467407"/>
          <draw:equation draw:name="f923" draw:formula="241491*logheight/6858000"/>
          <draw:equation draw:name="f924" draw:formula="1751834*logwidth/3467407"/>
          <draw:equation draw:name="f925" draw:formula="0*logheight/6858000"/>
          <draw:equation draw:name="f926" draw:formula="1762027*logwidth/3467407"/>
          <draw:equation draw:name="f927" draw:formula="0*logheight/6858000"/>
          <draw:equation draw:name="f928" draw:formula="1801694*logwidth/3467407"/>
          <draw:equation draw:name="f929" draw:formula="238699*logheight/6858000"/>
          <draw:equation draw:name="f930" draw:formula="1647644*logwidth/3467407"/>
          <draw:equation draw:name="f931" draw:formula="2332102*logheight/6858000"/>
          <draw:equation draw:name="f932" draw:formula="1583667*logwidth/3467407"/>
          <draw:equation draw:name="f933" draw:formula="2767738*logheight/6858000"/>
          <draw:equation draw:name="f934" draw:formula="1508352*logwidth/3467407"/>
          <draw:equation draw:name="f935" draw:formula="3325429*logheight/6858000"/>
          <draw:equation draw:name="f936" draw:formula="1548358*logwidth/3467407"/>
          <draw:equation draw:name="f937" draw:formula="3245440*logheight/6858000"/>
          <draw:equation draw:name="f938" draw:formula="1651369*logwidth/3467407"/>
          <draw:equation draw:name="f939" draw:formula="2671496*logheight/6858000"/>
          <draw:equation draw:name="f940" draw:formula="1720043*logwidth/3467407"/>
          <draw:equation draw:name="f941" draw:formula="2304376*logheight/6858000"/>
          <draw:equation draw:name="f942" draw:formula="1967709*logwidth/3467407"/>
          <draw:equation draw:name="f943" draw:formula="237886*logheight/6858000"/>
          <draw:equation draw:name="f944" draw:formula="1943652*logwidth/3467407"/>
          <draw:equation draw:name="f945" draw:formula="0*logheight/6858000"/>
          <draw:equation draw:name="f946" draw:formula="1953336*logwidth/3467407"/>
          <draw:equation draw:name="f947" draw:formula="0*logheight/6858000"/>
          <draw:equation draw:name="f948" draw:formula="1977157*logwidth/3467407"/>
          <draw:equation draw:name="f949" draw:formula="235775*logheight/6858000"/>
          <draw:equation draw:name="f950" draw:formula="1729599*logwidth/3467407"/>
          <draw:equation draw:name="f951" draw:formula="2307244*logheight/6858000"/>
          <draw:equation draw:name="f952" draw:formula="1660925*logwidth/3467407"/>
          <draw:equation draw:name="f953" draw:formula="2674365*logheight/6858000"/>
          <draw:equation draw:name="f954" draw:formula="1563583*logwidth/3467407"/>
          <draw:equation draw:name="f955" draw:formula="3215803*logheight/6858000"/>
          <draw:equation draw:name="f956" draw:formula="1598892*logwidth/3467407"/>
          <draw:equation draw:name="f957" draw:formula="3144419*logheight/6858000"/>
          <draw:equation draw:name="f958" draw:formula="1721986*logwidth/3467407"/>
          <draw:equation draw:name="f959" draw:formula="2581947*logheight/6858000"/>
          <draw:equation draw:name="f960" draw:formula="1792442*logwidth/3467407"/>
          <draw:equation draw:name="f961" draw:formula="2268047*logheight/6858000"/>
          <draw:equation draw:name="f962" draw:formula="2123261*logwidth/3467407"/>
          <draw:equation draw:name="f963" draw:formula="235070*logheight/6858000"/>
          <draw:equation draw:name="f964" draw:formula="2113948*logwidth/3467407"/>
          <draw:equation draw:name="f965" draw:formula="0*logheight/6858000"/>
          <draw:equation draw:name="f966" draw:formula="2123541*logwidth/3467407"/>
          <draw:equation draw:name="f967" draw:formula="0*logheight/6858000"/>
          <draw:equation draw:name="f968" draw:formula="2132817*logwidth/3467407"/>
          <draw:equation draw:name="f969" draw:formula="235107*logheight/6858000"/>
          <draw:equation draw:name="f970" draw:formula="1801998*logwidth/3467407"/>
          <draw:equation draw:name="f971" draw:formula="2272827*logheight/6858000"/>
          <draw:equation draw:name="f972" draw:formula="1731543*logwidth/3467407"/>
          <draw:equation draw:name="f973" draw:formula="2586409*logheight/6858000"/>
          <draw:equation draw:name="f974" draw:formula="1616060*logwidth/3467407"/>
          <draw:equation draw:name="f975" draw:formula="3110957*logheight/6858000"/>
          <draw:equation draw:name="f976" draw:formula="1646672*logwidth/3467407"/>
          <draw:equation draw:name="f977" draw:formula="3051045*logheight/6858000"/>
          <draw:equation draw:name="f978" draw:formula="1788717*logwidth/3467407"/>
          <draw:equation draw:name="f979" draw:formula="2496859*logheight/6858000"/>
          <draw:equation draw:name="f980" draw:formula="1805885*logwidth/3467407"/>
          <draw:equation draw:name="f981" draw:formula="2430255*logheight/6858000"/>
          <draw:equation draw:name="f982" draw:formula="2196873*logwidth/3467407"/>
          <draw:equation draw:name="f983" draw:formula="725314*logheight/6858000"/>
          <draw:equation draw:name="f984" draw:formula="2259737*logwidth/3467407"/>
          <draw:equation draw:name="f985" draw:formula="156573*logheight/6858000"/>
          <draw:equation draw:name="f986" draw:formula="2262558*logwidth/3467407"/>
          <draw:equation draw:name="f987" draw:formula="0*logheight/6858000"/>
          <draw:equation draw:name="f988" draw:formula="2272112*logwidth/3467407"/>
          <draw:equation draw:name="f989" draw:formula="0*logheight/6858000"/>
          <draw:equation draw:name="f990" draw:formula="2269222*logwidth/3467407"/>
          <draw:equation draw:name="f991" draw:formula="157290*logheight/6858000"/>
          <draw:equation draw:name="f992" draw:formula="2206267*logwidth/3467407"/>
          <draw:equation draw:name="f993" draw:formula="728182*logheight/6858000"/>
          <draw:equation draw:name="f994" draw:formula="1815441*logwidth/3467407"/>
          <draw:equation draw:name="f995" draw:formula="2434079*logheight/6858000"/>
          <draw:equation draw:name="f996" draw:formula="1798273*logwidth/3467407"/>
          <draw:equation draw:name="f997" draw:formula="2500684*logheight/6858000"/>
          <draw:equation draw:name="f998" draw:formula="1667566*logwidth/3467407"/>
          <draw:equation draw:name="f999" draw:formula="3009935*logheight/6858000"/>
          <draw:equation draw:name="f1000" draw:formula="1694290*logwidth/3467407"/>
          <draw:equation draw:name="f1001" draw:formula="2958309*logheight/6858000"/>
          <draw:equation draw:name="f1002" draw:formula="1832610*logwidth/3467407"/>
          <draw:equation draw:name="f1003" draw:formula="2481563*logheight/6858000"/>
          <draw:equation draw:name="f1004" draw:formula="1862088*logwidth/3467407"/>
          <draw:equation draw:name="f1005" draw:formula="2379585*logheight/6858000"/>
          <draw:equation draw:name="f1006" draw:formula="2319806*logwidth/3467407"/>
          <draw:equation draw:name="f1007" draw:formula="610907*logheight/6858000"/>
          <draw:equation draw:name="f1008" draw:formula="2388364*logwidth/3467407"/>
          <draw:equation draw:name="f1009" draw:formula="133589*logheight/6858000"/>
          <draw:equation draw:name="f1010" draw:formula="2397680*logwidth/3467407"/>
          <draw:equation draw:name="f1011" draw:formula="0*logheight/6858000"/>
          <draw:equation draw:name="f1012" draw:formula="2407303*logwidth/3467407"/>
          <draw:equation draw:name="f1013" draw:formula="0*logheight/6858000"/>
          <draw:equation draw:name="f1014" draw:formula="2397920*logwidth/3467407"/>
          <draw:equation draw:name="f1015" draw:formula="134709*logheight/6858000"/>
          <draw:equation draw:name="f1016" draw:formula="2329362*logwidth/3467407"/>
          <draw:equation draw:name="f1017" draw:formula="613775*logheight/6858000"/>
          <draw:equation draw:name="f1018" draw:formula="1870672*logwidth/3467407"/>
          <draw:equation draw:name="f1019" draw:formula="2384365*logheight/6858000"/>
          <draw:equation draw:name="f1020" draw:formula="1841194*logwidth/3467407"/>
          <draw:equation draw:name="f1021" draw:formula="2486343*logheight/6858000"/>
          <draw:equation draw:name="f1022" draw:formula="1718099*logwidth/3467407"/>
          <draw:equation draw:name="f1023" draw:formula="2911782*logheight/6858000"/>
          <draw:equation draw:name="f1024" draw:formula="1738183*logwidth/3467407"/>
          <draw:equation draw:name="f1025" draw:formula="2872584*logheight/6858000"/>
          <draw:equation draw:name="f1026" draw:formula="1865975*logwidth/3467407"/>
          <draw:equation draw:name="f1027" draw:formula="2472958*logheight/6858000"/>
          <draw:equation draw:name="f1028" draw:formula="1919262*logwidth/3467407"/>
          <draw:equation draw:name="f1029" draw:formula="2307244*logheight/6858000"/>
          <draw:equation draw:name="f1030" draw:formula="2435126*logwidth/3467407"/>
          <draw:equation draw:name="f1031" draw:formula="503193*logheight/6858000"/>
          <draw:equation draw:name="f1032" draw:formula="2485478*logwidth/3467407"/>
          <draw:equation draw:name="f1033" draw:formula="234346*logheight/6858000"/>
          <draw:equation draw:name="f1034" draw:formula="2516566*logwidth/3467407"/>
          <draw:equation draw:name="f1035" draw:formula="0*logheight/6858000"/>
          <draw:equation draw:name="f1036" draw:formula="2526376*logwidth/3467407"/>
          <draw:equation draw:name="f1037" draw:formula="0*logheight/6858000"/>
          <draw:equation draw:name="f1038" draw:formula="2494973*logwidth/3467407"/>
          <draw:equation draw:name="f1039" draw:formula="236736*logheight/6858000"/>
          <draw:equation draw:name="f1040" draw:formula="2444682*logwidth/3467407"/>
          <draw:equation draw:name="f1041" draw:formula="506061*logheight/6858000"/>
          <draw:equation draw:name="f1042" draw:formula="1927846*logwidth/3467407"/>
          <draw:equation draw:name="f1043" draw:formula="2312024*logheight/6858000"/>
          <draw:equation draw:name="f1044" draw:formula="1874559*logwidth/3467407"/>
          <draw:equation draw:name="f1045" draw:formula="2477738*logheight/6858000"/>
          <draw:equation draw:name="f1046" draw:formula="1765879*logwidth/3467407"/>
          <draw:equation draw:name="f1047" draw:formula="2817452*logheight/6858000"/>
          <draw:equation draw:name="f1048" draw:formula="1779161*logwidth/3467407"/>
          <draw:equation draw:name="f1049" draw:formula="2790683*logheight/6858000"/>
          <draw:equation draw:name="f1050" draw:formula="1890756*logwidth/3467407"/>
          <draw:equation draw:name="f1051" draw:formula="2470090*logheight/6858000"/>
          <draw:equation draw:name="f1052" draw:formula="1963155*logwidth/3467407"/>
          <draw:equation draw:name="f1053" draw:formula="2262311*logheight/6858000"/>
          <draw:equation draw:name="f1054" draw:formula="2542996*logwidth/3467407"/>
          <draw:equation draw:name="f1055" draw:formula="400259*logheight/6858000"/>
          <draw:equation draw:name="f1056" draw:formula="2588104*logwidth/3467407"/>
          <draw:equation draw:name="f1057" draw:formula="187420*logheight/6858000"/>
          <draw:equation draw:name="f1058" draw:formula="2620032*logwidth/3467407"/>
          <draw:equation draw:name="f1059" draw:formula="0*logheight/6858000"/>
          <draw:equation draw:name="f1060" draw:formula="2630065*logwidth/3467407"/>
          <draw:equation draw:name="f1061" draw:formula="0*logheight/6858000"/>
          <draw:equation draw:name="f1062" draw:formula="2596810*logwidth/3467407"/>
          <draw:equation draw:name="f1063" draw:formula="191125*logheight/6858000"/>
          <draw:equation draw:name="f1064" draw:formula="2551580*logwidth/3467407"/>
          <draw:equation draw:name="f1065" draw:formula="404083*logheight/6858000"/>
          <draw:equation draw:name="f1066" draw:formula="1970767*logwidth/3467407"/>
          <draw:equation draw:name="f1067" draw:formula="2267091*logheight/6858000"/>
          <draw:equation draw:name="f1068" draw:formula="1898368*logwidth/3467407"/>
          <draw:equation draw:name="f1069" draw:formula="2474871*logheight/6858000"/>
          <draw:equation draw:name="f1070" draw:formula="1811554*logwidth/3467407"/>
          <draw:equation draw:name="f1071" draw:formula="2724716*logheight/6858000"/>
          <draw:equation draw:name="f1072" draw:formula="1817223*logwidth/3467407"/>
          <draw:equation draw:name="f1073" draw:formula="2713243*logheight/6858000"/>
          <draw:equation draw:name="f1074" draw:formula="1911650*logwidth/3467407"/>
          <draw:equation draw:name="f1075" draw:formula="2458936*logheight/6858000"/>
          <draw:equation draw:name="f1076" draw:formula="2010935*logwidth/3467407"/>
          <draw:equation draw:name="f1077" draw:formula="2190926*logheight/6858000"/>
          <draw:equation draw:name="f1078" draw:formula="2641148*logwidth/3467407"/>
          <draw:equation draw:name="f1079" draw:formula="302743*logheight/6858000"/>
          <draw:equation draw:name="f1080" draw:formula="2679554*logwidth/3467407"/>
          <draw:equation draw:name="f1081" draw:formula="142487*logheight/6858000"/>
          <draw:equation draw:name="f1082" draw:formula="2709328*logwidth/3467407"/>
          <draw:equation draw:name="f1083" draw:formula="0*logheight/6858000"/>
          <draw:equation draw:name="f1084" draw:formula="2719486*logwidth/3467407"/>
          <draw:equation draw:name="f1085" draw:formula="0*logheight/6858000"/>
          <draw:equation draw:name="f1086" draw:formula="2689111*logwidth/3467407"/>
          <draw:equation draw:name="f1087" draw:formula="145833*logheight/6858000"/>
          <draw:equation draw:name="f1088" draw:formula="2650704*logwidth/3467407"/>
          <draw:equation draw:name="f1089" draw:formula="306567*logheight/6858000"/>
          <draw:equation draw:name="f1090" draw:formula="2019519*logwidth/3467407"/>
          <draw:equation draw:name="f1091" draw:formula="2196662*logheight/6858000"/>
          <draw:equation draw:name="f1092" draw:formula="1920234*logwidth/3467407"/>
          <draw:equation draw:name="f1093" draw:formula="2464354*logheight/6858000"/>
          <draw:equation draw:name="f1094" draw:formula="1868728*logwidth/3467407"/>
          <draw:equation draw:name="f1095" draw:formula="2602661*logheight/6858000"/>
          <draw:equation draw:name="f1096" draw:formula="1932705*logwidth/3467407"/>
          <draw:equation draw:name="f1097" draw:formula="2439815*logheight/6858000"/>
          <draw:equation draw:name="f1098" draw:formula="2056610*logwidth/3467407"/>
          <draw:equation draw:name="f1099" draw:formula="2124959*logheight/6858000"/>
          <draw:equation draw:name="f1100" draw:formula="2734603*logwidth/3467407"/>
          <draw:equation draw:name="f1101" draw:formula="213194*logheight/6858000"/>
          <draw:equation draw:name="f1102" draw:formula="2763980*logwidth/3467407"/>
          <draw:equation draw:name="f1103" draw:formula="100580*logheight/6858000"/>
          <draw:equation draw:name="f1104" draw:formula="2788148*logwidth/3467407"/>
          <draw:equation draw:name="f1105" draw:formula="0*logheight/6858000"/>
          <draw:equation draw:name="f1106" draw:formula="2798624*logwidth/3467407"/>
          <draw:equation draw:name="f1107" draw:formula="0*logheight/6858000"/>
          <draw:equation draw:name="f1108" draw:formula="2773536*logwidth/3467407"/>
          <draw:equation draw:name="f1109" draw:formula="104524*logheight/6858000"/>
          <draw:equation draw:name="f1110" draw:formula="2744159*logwidth/3467407"/>
          <draw:equation draw:name="f1111" draw:formula="217974*logheight/6858000"/>
          <draw:equation draw:name="f1112" draw:formula="2065194*logwidth/3467407"/>
          <draw:equation draw:name="f1113" draw:formula="2130695*logheight/6858000"/>
          <draw:equation draw:name="f1114" draw:formula="1959535*logwidth/3467407"/>
          <draw:equation draw:name="f1115" draw:formula="2399171*logheight/6858000"/>
          <draw:equation draw:name="f1116" draw:formula="1951817*logwidth/3467407"/>
          <draw:equation draw:name="f1117" draw:formula="2417827*logheight/6858000"/>
          <draw:equation draw:name="f1118" draw:formula="1951817*logwidth/3467407"/>
          <draw:equation draw:name="f1119" draw:formula="2418782*logheight/6858000"/>
          <draw:equation draw:name="f1120" draw:formula="1959535*logwidth/3467407"/>
          <draw:equation draw:name="f1121" draw:formula="2399171*logheight/6858000"/>
          <draw:equation draw:name="f1122" draw:formula="2098559*logwidth/3467407"/>
          <draw:equation draw:name="f1123" draw:formula="2063135*logheight/6858000"/>
          <draw:equation draw:name="f1124" draw:formula="2820445*logwidth/3467407"/>
          <draw:equation draw:name="f1125" draw:formula="130337*logheight/6858000"/>
          <draw:equation draw:name="f1126" draw:formula="2856314*logwidth/3467407"/>
          <draw:equation draw:name="f1127" draw:formula="0*logheight/6858000"/>
          <draw:equation draw:name="f1128" draw:formula="2865951*logwidth/3467407"/>
          <draw:equation draw:name="f1129" draw:formula="0*logheight/6858000"/>
          <draw:equation draw:name="f1130" draw:formula="2829030*logwidth/3467407"/>
          <draw:equation draw:name="f1131" draw:formula="134161*logheight/6858000"/>
          <draw:equation draw:name="f1132" draw:formula="2106172*logwidth/3467407"/>
          <draw:equation draw:name="f1133" draw:formula="2068871*logheight/6858000"/>
          <draw:equation draw:name="f1134" draw:formula="2039441*logwidth/3467407"/>
          <draw:equation draw:name="f1135" draw:formula="2229805*logheight/6858000"/>
          <draw:equation draw:name="f1136" draw:formula="2135812*logwidth/3467407"/>
          <draw:equation draw:name="f1137" draw:formula="2005772*logheight/6858000"/>
          <draw:equation draw:name="f1138" draw:formula="2897703*logwidth/3467407"/>
          <draw:equation draw:name="f1139" draw:formula="52897*logheight/6858000"/>
          <draw:equation draw:name="f1140" draw:formula="2913086*logwidth/3467407"/>
          <draw:equation draw:name="f1141" draw:formula="0*logheight/6858000"/>
          <draw:equation draw:name="f1142" draw:formula="2923060*logwidth/3467407"/>
          <draw:equation draw:name="f1143" draw:formula="0*logheight/6858000"/>
          <draw:equation draw:name="f1144" draw:formula="2906288*logwidth/3467407"/>
          <draw:equation draw:name="f1145" draw:formula="57678*logheight/6858000"/>
          <draw:equation draw:name="f1146" draw:formula="2143424*logwidth/3467407"/>
          <draw:equation draw:name="f1147" draw:formula="2011509*logheight/6858000"/>
          <draw:equation draw:name="f1148" draw:formula="2132896*logwidth/3467407"/>
          <draw:equation draw:name="f1149" draw:formula="2036366*logheight/6858000"/>
          <draw:equation draw:name="f1150" draw:formula="2170149*logwidth/3467407"/>
          <draw:equation draw:name="f1151" draw:formula="1952553*logheight/6858000"/>
          <draw:equation draw:name="f1152" draw:formula="2894365*logwidth/3467407"/>
          <draw:equation draw:name="f1153" draw:formula="205620*logheight/6858000"/>
          <draw:equation draw:name="f1154" draw:formula="2963075*logwidth/3467407"/>
          <draw:equation draw:name="f1155" draw:formula="0*logheight/6858000"/>
          <draw:equation draw:name="f1156" draw:formula="2973097*logwidth/3467407"/>
          <draw:equation draw:name="f1157" draw:formula="0*logheight/6858000"/>
          <draw:equation draw:name="f1158" draw:formula="2906540*logwidth/3467407"/>
          <draw:equation draw:name="f1159" draw:formula="199368*logheight/6858000"/>
          <draw:equation draw:name="f1160" draw:formula="2229266*logwidth/3467407"/>
          <draw:equation draw:name="f1161" draw:formula="1842927*logheight/6858000"/>
          <draw:equation draw:name="f1162" draw:formula="2935974*logwidth/3467407"/>
          <draw:equation draw:name="f1163" draw:formula="196073*logheight/6858000"/>
          <draw:equation draw:name="f1164" draw:formula="3005305*logwidth/3467407"/>
          <draw:equation draw:name="f1165" draw:formula="0*logheight/6858000"/>
          <draw:equation draw:name="f1166" draw:formula="3015868*logwidth/3467407"/>
          <draw:equation draw:name="f1167" draw:formula="0*logheight/6858000"/>
          <draw:equation draw:name="f1168" draw:formula="2882850*logwidth/3467407"/>
          <draw:equation draw:name="f1169" draw:formula="366136*logheight/6858000"/>
          <draw:equation draw:name="f1170" draw:formula="2346530*logwidth/3467407"/>
          <draw:equation draw:name="f1171" draw:formula="1612202*logheight/6858000"/>
          <draw:equation draw:name="f1172" draw:formula="2904079*logwidth/3467407"/>
          <draw:equation draw:name="f1173" draw:formula="359145*logheight/6858000"/>
          <draw:equation draw:name="f1174" draw:formula="3041276*logwidth/3467407"/>
          <draw:equation draw:name="f1175" draw:formula="0*logheight/6858000"/>
          <draw:equation draw:name="f1176" draw:formula="3052060*logwidth/3467407"/>
          <draw:equation draw:name="f1177" draw:formula="0*logheight/6858000"/>
          <draw:equation draw:name="f1178" draw:formula="2928107*logwidth/3467407"/>
          <draw:equation draw:name="f1179" draw:formula="325778*logheight/6858000"/>
          <draw:equation draw:name="f1180" draw:formula="2442739*logwidth/3467407"/>
          <draw:equation draw:name="f1181" draw:formula="1429916*logheight/6858000"/>
          <draw:equation draw:name="f1182" draw:formula="2943938*logwidth/3467407"/>
          <draw:equation draw:name="f1183" draw:formula="323358*logheight/6858000"/>
          <draw:equation draw:name="f1184" draw:formula="3071745*logwidth/3467407"/>
          <draw:equation draw:name="f1185" draw:formula="0*logheight/6858000"/>
          <draw:equation draw:name="f1186" draw:formula="3082623*logwidth/3467407"/>
          <draw:equation draw:name="f1187" draw:formula="0*logheight/6858000"/>
          <draw:equation draw:name="f1188" draw:formula="2983093*logwidth/3467407"/>
          <draw:equation draw:name="f1189" draw:formula="255135*logheight/6858000"/>
          <draw:equation draw:name="f1190" draw:formula="2613452*logwidth/3467407"/>
          <draw:equation draw:name="f1191" draw:formula="1093390*logheight/6858000"/>
          <draw:equation draw:name="f1192" draw:formula="2996076*logwidth/3467407"/>
          <draw:equation draw:name="f1193" draw:formula="248278*logheight/6858000"/>
          <draw:equation draw:name="f1194" draw:formula="3096429*logwidth/3467407"/>
          <draw:equation draw:name="f1195" draw:formula="0*logheight/6858000"/>
          <draw:equation draw:name="f1196" draw:formula="3107347*logwidth/3467407"/>
          <draw:equation draw:name="f1197" draw:formula="0*logheight/6858000"/>
          <draw:equation draw:name="f1198" draw:formula="3025333*logwidth/3467407"/>
          <draw:equation draw:name="f1199" draw:formula="204445*logheight/6858000"/>
          <draw:equation draw:name="f1200" draw:formula="2727962*logwidth/3467407"/>
          <draw:equation draw:name="f1201" draw:formula="875094*logheight/6858000"/>
          <draw:equation draw:name="f1202" draw:formula="2938196*logwidth/3467407"/>
          <draw:equation draw:name="f1203" draw:formula="418862*logheight/6858000"/>
          <draw:equation draw:name="f1204" draw:formula="3115180*logwidth/3467407"/>
          <draw:equation draw:name="f1205" draw:formula="0*logheight/6858000"/>
          <draw:equation draw:name="f1206" draw:formula="3126184*logwidth/3467407"/>
          <draw:equation draw:name="f1207" draw:formula="0*logheight/6858000"/>
          <draw:equation draw:name="f1208" draw:formula="2951962*logwidth/3467407"/>
          <draw:equation draw:name="f1209" draw:formula="411413*logheight/6858000"/>
          <draw:equation draw:name="f1210" draw:formula="3046288*logwidth/3467407"/>
          <draw:equation draw:name="f1211" draw:formula="196702*logheight/6858000"/>
          <draw:equation draw:name="f1212" draw:formula="3129203*logwidth/3467407"/>
          <draw:equation draw:name="f1213" draw:formula="0*logheight/6858000"/>
          <draw:equation draw:name="f1214" draw:formula="3156295*logwidth/3467407"/>
          <draw:equation draw:name="f1215" draw:formula="0*logheight/6858000"/>
          <draw:equation draw:name="f1216" draw:formula="2985654*logwidth/3467407"/>
          <draw:equation draw:name="f1217" draw:formula="388523*logheight/6858000"/>
          <draw:equation draw:name="f1218" draw:formula="2325475*logwidth/3467407"/>
          <draw:equation draw:name="f1219" draw:formula="1731388*logheight/6858000"/>
          <draw:equation draw:name="f1220" draw:formula="2074750*logwidth/3467407"/>
          <draw:equation draw:name="f1221" draw:formula="2221201*logheight/6858000"/>
          <draw:equation draw:name="f1222" draw:formula="2072807*logwidth/3467407"/>
          <draw:equation draw:name="f1223" draw:formula="2225981*logheight/6858000"/>
          <draw:equation draw:name="f1224" draw:formula="2068110*logwidth/3467407"/>
          <draw:equation draw:name="f1225" draw:formula="2234585*logheight/6858000"/>
          <draw:equation draw:name="f1226" draw:formula="2047054*logwidth/3467407"/>
          <draw:equation draw:name="f1227" draw:formula="2276651*logheight/6858000"/>
          <draw:equation draw:name="f1228" draw:formula="2009963*logwidth/3467407"/>
          <draw:equation draw:name="f1229" draw:formula="2350904*logheight/6858000"/>
          <draw:equation draw:name="f1230" draw:formula="1981295*logwidth/3467407"/>
          <draw:equation draw:name="f1231" draw:formula="2410178*logheight/6858000"/>
          <draw:equation draw:name="f1232" draw:formula="1954571*logwidth/3467407"/>
          <draw:equation draw:name="f1233" draw:formula="2464354*logheight/6858000"/>
          <draw:equation draw:name="f1234" draw:formula="1918452*logwidth/3467407"/>
          <draw:equation draw:name="f1235" draw:formula="2540837*logheight/6858000"/>
          <draw:equation draw:name="f1236" draw:formula="1870672*logwidth/3467407"/>
          <draw:equation draw:name="f1237" draw:formula="2643771*logheight/6858000"/>
          <draw:equation draw:name="f1238" draw:formula="1824997*logwidth/3467407"/>
          <draw:equation draw:name="f1239" draw:formula="2745749*logheight/6858000"/>
          <draw:equation draw:name="f1240" draw:formula="1783858*logwidth/3467407"/>
          <draw:equation draw:name="f1241" draw:formula="2841034*logheight/6858000"/>
          <draw:equation draw:name="f1242" draw:formula="1733324*logwidth/3467407"/>
          <draw:equation draw:name="f1243" draw:formula="2964045*logheight/6858000"/>
          <draw:equation draw:name="f1244" draw:formula="1685706*logwidth/3467407"/>
          <draw:equation draw:name="f1245" draw:formula="3086100*logheight/6858000"/>
          <draw:equation draw:name="f1246" draw:formula="1637116*logwidth/3467407"/>
          <draw:equation draw:name="f1247" draw:formula="3220583*logheight/6858000"/>
          <draw:equation draw:name="f1248" draw:formula="1590307*logwidth/3467407"/>
          <draw:equation draw:name="f1249" draw:formula="3359846*logheight/6858000"/>
          <draw:equation draw:name="f1250" draw:formula="1549330*logwidth/3467407"/>
          <draw:equation draw:name="f1251" draw:formula="3494330*logheight/6858000"/>
          <draw:equation draw:name="f1252" draw:formula="1504465*logwidth/3467407"/>
          <draw:equation draw:name="f1253" draw:formula="3658450*logheight/6858000"/>
          <draw:equation draw:name="f1254" draw:formula="1476931*logwidth/3467407"/>
          <draw:equation draw:name="f1255" draw:formula="3779549*logheight/6858000"/>
          <draw:equation draw:name="f1256" draw:formula="1446319*logwidth/3467407"/>
          <draw:equation draw:name="f1257" draw:formula="3944307*logheight/6858000"/>
          <draw:equation draw:name="f1258" draw:formula="1423482*logwidth/3467407"/>
          <draw:equation draw:name="f1259" draw:formula="4114164*logheight/6858000"/>
          <draw:equation draw:name="f1260" draw:formula="1413926*logwidth/3467407"/>
          <draw:equation draw:name="f1261" draw:formula="4241955*logheight/6858000"/>
          <draw:equation draw:name="f1262" draw:formula="1412954*logwidth/3467407"/>
          <draw:equation draw:name="f1263" draw:formula="4404800*logheight/6858000"/>
          <draw:equation draw:name="f1264" draw:formula="1425425*logwidth/3467407"/>
          <draw:equation draw:name="f1265" draw:formula="4564141*logheight/6858000"/>
          <draw:equation draw:name="f1266" draw:formula="1447291*logwidth/3467407"/>
          <draw:equation draw:name="f1267" draw:formula="4691932*logheight/6858000"/>
          <draw:equation draw:name="f1268" draw:formula="1489240*logwidth/3467407"/>
          <draw:equation draw:name="f1269" draw:formula="4839799*logheight/6858000"/>
          <draw:equation draw:name="f1270" draw:formula="2113784*logwidth/3467407"/>
          <draw:equation draw:name="f1271" draw:formula="5892402*logheight/6858000"/>
          <draw:equation draw:name="f1272" draw:formula="3257108*logwidth/3467407"/>
          <draw:equation draw:name="f1273" draw:formula="6759213*logheight/6858000"/>
          <draw:equation draw:name="f1274" draw:formula="3467407*logwidth/3467407"/>
          <draw:equation draw:name="f1275" draw:formula="6858000*logheight/6858000"/>
          <draw:equation draw:name="f1276" draw:formula="3437250*logwidth/3467407"/>
          <draw:equation draw:name="f1277" draw:formula="6858000*logheight/6858000"/>
          <draw:equation draw:name="f1278" draw:formula="3253383*logwidth/3467407"/>
          <draw:equation draw:name="f1279" draw:formula="6770686*logheight/6858000"/>
          <draw:equation draw:name="f1280" draw:formula="2111031*logwidth/3467407"/>
          <draw:equation draw:name="f1281" draw:formula="5910566*logheight/6858000"/>
          <draw:equation draw:name="f1282" draw:formula="1524549*logwidth/3467407"/>
          <draw:equation draw:name="f1283" draw:formula="4951338*logheight/6858000"/>
          <draw:equation draw:name="f1284" draw:formula="2016604*logwidth/3467407"/>
          <draw:equation draw:name="f1285" draw:formula="5975259*logheight/6858000"/>
          <draw:equation draw:name="f1286" draw:formula="2681635*logwidth/3467407"/>
          <draw:equation draw:name="f1287" draw:formula="6672392*logheight/6858000"/>
          <draw:equation draw:name="f1288" draw:formula="2940799*logwidth/3467407"/>
          <draw:equation draw:name="f1289" draw:formula="6858000*logheight/6858000"/>
          <draw:equation draw:name="f1290" draw:formula="2919135*logwidth/3467407"/>
          <draw:equation draw:name="f1291" draw:formula="6858000*logheight/6858000"/>
          <draw:equation draw:name="f1292" draw:formula="2664388*logwidth/3467407"/>
          <draw:equation draw:name="f1293" draw:formula="6673468*logheight/6858000"/>
          <draw:equation draw:name="f1294" draw:formula="2008992*logwidth/3467407"/>
          <draw:equation draw:name="f1295" draw:formula="5983863*logheight/6858000"/>
          <draw:equation draw:name="f1296" draw:formula="1483571*logwidth/3467407"/>
          <draw:equation draw:name="f1297" draw:formula="4853184*logheight/6858000"/>
          <draw:equation draw:name="f1298" draw:formula="1477902*logwidth/3467407"/>
          <draw:equation draw:name="f1299" draw:formula="4837887*logheight/6858000"/>
          <draw:equation draw:name="f1300" draw:formula="1905009*logwidth/3467407"/>
          <draw:equation draw:name="f1301" draw:formula="6051742*logheight/6858000"/>
          <draw:equation draw:name="f1302" draw:formula="2367168*logwidth/3467407"/>
          <draw:equation draw:name="f1303" draw:formula="6680668*logheight/6858000"/>
          <draw:equation draw:name="f1304" draw:formula="2548128*logwidth/3467407"/>
          <draw:equation draw:name="f1305" draw:formula="6858000*logheight/6858000"/>
          <draw:equation draw:name="f1306" draw:formula="2531077*logwidth/3467407"/>
          <draw:equation draw:name="f1307" draw:formula="6858000*logheight/6858000"/>
          <draw:equation draw:name="f1308" draw:formula="2353338*logwidth/3467407"/>
          <draw:equation draw:name="f1309" draw:formula="6682117*logheight/6858000"/>
          <draw:equation draw:name="f1310" draw:formula="1897397*logwidth/3467407"/>
          <draw:equation draw:name="f1311" draw:formula="6058434*logheight/6858000"/>
          <draw:equation draw:name="f1312" draw:formula="1456847*logwidth/3467407"/>
          <draw:equation draw:name="f1313" draw:formula="4785305*logheight/6858000"/>
          <draw:equation draw:name="f1314" draw:formula="1447291*logwidth/3467407"/>
          <draw:equation draw:name="f1315" draw:formula="4760448*logheight/6858000"/>
          <draw:equation draw:name="f1316" draw:formula="1785801*logwidth/3467407"/>
          <draw:equation draw:name="f1317" draw:formula="6128863*logheight/6858000"/>
          <draw:equation draw:name="f1318" draw:formula="2104469*logwidth/3467407"/>
          <draw:equation draw:name="f1319" draw:formula="6694780*logheight/6858000"/>
          <draw:equation draw:name="f1320" draw:formula="2228862*logwidth/3467407"/>
          <draw:equation draw:name="f1321" draw:formula="6858000*logheight/6858000"/>
          <draw:equation draw:name="f1322" draw:formula="2214498*logwidth/3467407"/>
          <draw:equation draw:name="f1323" draw:formula="6858000*logheight/6858000"/>
          <draw:equation draw:name="f1324" draw:formula="2091921*logwidth/3467407"/>
          <draw:equation draw:name="f1325" draw:formula="6696229*logheight/6858000"/>
          <draw:equation draw:name="f1326" draw:formula="1777217*logwidth/3467407"/>
          <draw:equation draw:name="f1327" draw:formula="6135555*logheight/6858000"/>
          <draw:equation draw:name="f1328" draw:formula="1433038*logwidth/3467407"/>
          <draw:equation draw:name="f1329" draw:formula="4723481*logheight/6858000"/>
          <draw:equation draw:name="f1330" draw:formula="1426397*logwidth/3467407"/>
          <draw:equation draw:name="f1331" draw:formula="4705316*logheight/6858000"/>
          <draw:equation draw:name="f1332" draw:formula="1420566*logwidth/3467407"/>
          <draw:equation draw:name="f1333" draw:formula="4689064*logheight/6858000"/>
          <draw:equation draw:name="f1334" draw:formula="1661897*logwidth/3467407"/>
          <draw:equation draw:name="f1335" draw:formula="6206939*logheight/6858000"/>
          <draw:equation draw:name="f1336" draw:formula="1876589*logwidth/3467407"/>
          <draw:equation draw:name="f1337" draw:formula="6710116*logheight/6858000"/>
          <draw:equation draw:name="f1338" draw:formula="1960865*logwidth/3467407"/>
          <draw:equation draw:name="f1339" draw:formula="6858000*logheight/6858000"/>
          <draw:equation draw:name="f1340" draw:formula="1948403*logwidth/3467407"/>
          <draw:equation draw:name="f1341" draw:formula="6858000*logheight/6858000"/>
          <draw:equation draw:name="f1342" draw:formula="1864983*logwidth/3467407"/>
          <draw:equation draw:name="f1343" draw:formula="6711401*logheight/6858000"/>
          <draw:equation draw:name="f1344" draw:formula="1652341*logwidth/3467407"/>
          <draw:equation draw:name="f1345" draw:formula="6211720*logheight/6858000"/>
          <draw:equation draw:name="f1346" draw:formula="1409229*logwidth/3467407"/>
          <draw:equation draw:name="f1347" draw:formula="4658470*logheight/6858000"/>
          <draw:equation draw:name="f1348" draw:formula="1396757*logwidth/3467407"/>
          <draw:equation draw:name="f1349" draw:formula="4622459*logheight/6858000"/>
          <draw:equation draw:name="f1350" draw:formula="1535077*logwidth/3467407"/>
          <draw:equation draw:name="f1351" draw:formula="6284379*logheight/6858000"/>
          <draw:equation draw:name="f1352" draw:formula="1621446*logwidth/3467407"/>
          <draw:equation draw:name="f1353" draw:formula="6582704*logheight/6858000"/>
          <draw:equation draw:name="f1354" draw:formula="1730021*logwidth/3467407"/>
          <draw:equation draw:name="f1355" draw:formula="6858000*logheight/6858000"/>
          <draw:equation draw:name="f1356" draw:formula="1718706*logwidth/3467407"/>
          <draw:equation draw:name="f1357" draw:formula="6858000*logheight/6858000"/>
          <draw:equation draw:name="f1358" draw:formula="1611302*logwidth/3467407"/>
          <draw:equation draw:name="f1359" draw:formula="6584257*logheight/6858000"/>
          <draw:equation draw:name="f1360" draw:formula="1525521*logwidth/3467407"/>
          <draw:equation draw:name="f1361" draw:formula="6288203*logheight/6858000"/>
          <draw:equation draw:name="f1362" draw:formula="1388173*logwidth/3467407"/>
          <draw:equation draw:name="f1363" draw:formula="4595690*logheight/6858000"/>
          <draw:equation draw:name="f1364" draw:formula="1376835*logwidth/3467407"/>
          <draw:equation draw:name="f1365" draw:formula="4561273*logheight/6858000"/>
          <draw:equation draw:name="f1366" draw:formula="1406313*logwidth/3467407"/>
          <draw:equation draw:name="f1367" draw:formula="6359587*logheight/6858000"/>
          <draw:equation draw:name="f1368" draw:formula="1458568*logwidth/3467407"/>
          <draw:equation draw:name="f1369" draw:formula="6616603*logheight/6858000"/>
          <draw:equation draw:name="f1370" draw:formula="1526622*logwidth/3467407"/>
          <draw:equation draw:name="f1371" draw:formula="6858000*logheight/6858000"/>
          <draw:equation draw:name="f1372" draw:formula="1516111*logwidth/3467407"/>
          <draw:equation draw:name="f1373" draw:formula="6858000*logheight/6858000"/>
          <draw:equation draw:name="f1374" draw:formula="1448890*logwidth/3467407"/>
          <draw:equation draw:name="f1375" draw:formula="6618038*logheight/6858000"/>
          <draw:equation draw:name="f1376" draw:formula="1396757*logwidth/3467407"/>
          <draw:equation draw:name="f1377" draw:formula="6362456*logheight/6858000"/>
          <draw:equation draw:name="f1378" draw:formula="1369223*logwidth/3467407"/>
          <draw:equation draw:name="f1379" draw:formula="4538328*logheight/6858000"/>
          <draw:equation draw:name="f1380" draw:formula="1357723*logwidth/3467407"/>
          <draw:equation draw:name="f1381" draw:formula="4502317*logheight/6858000"/>
          <draw:equation draw:name="f1382" draw:formula="1351082*logwidth/3467407"/>
          <draw:equation draw:name="f1383" draw:formula="4546932*logheight/6858000"/>
          <draw:equation draw:name="f1384" draw:formula="1277550*logwidth/3467407"/>
          <draw:equation draw:name="f1385" draw:formula="6434159*logheight/6858000"/>
          <draw:equation draw:name="f1386" draw:formula="1306238*logwidth/3467407"/>
          <draw:equation draw:name="f1387" draw:formula="6653411*logheight/6858000"/>
          <draw:equation draw:name="f1388" draw:formula="1344381*logwidth/3467407"/>
          <draw:equation draw:name="f1389" draw:formula="6858000*logheight/6858000"/>
          <draw:equation draw:name="f1390" draw:formula="1334826*logwidth/3467407"/>
          <draw:equation draw:name="f1391" draw:formula="6858000*logheight/6858000"/>
          <draw:equation draw:name="f1392" draw:formula="1296803*logwidth/3467407"/>
          <draw:equation draw:name="f1393" draw:formula="6653889*logheight/6858000"/>
          <draw:equation draw:name="f1394" draw:formula="1268965*logwidth/3467407"/>
          <draw:equation draw:name="f1395" draw:formula="6435115*logheight/6858000"/>
          <draw:equation draw:name="f1396" draw:formula="1342498*logwidth/3467407"/>
          <draw:equation draw:name="f1397" draw:formula="4544064*logheight/6858000"/>
          <draw:equation draw:name="f1398" draw:formula="1352054*logwidth/3467407"/>
          <draw:equation draw:name="f1399" draw:formula="4480328*logheight/6858000"/>
          <draw:equation draw:name="f1400" draw:formula="1340555*logwidth/3467407"/>
          <draw:equation draw:name="f1401" draw:formula="4443998*logheight/6858000"/>
          <draw:equation draw:name="f1402" draw:formula="1151701*logwidth/3467407"/>
          <draw:equation draw:name="f1403" draw:formula="6504587*logheight/6858000"/>
          <draw:equation draw:name="f1404" draw:formula="1163910*logwidth/3467407"/>
          <draw:equation draw:name="f1405" draw:formula="6687669*logheight/6858000"/>
          <draw:equation draw:name="f1406" draw:formula="1182222*logwidth/3467407"/>
          <draw:equation draw:name="f1407" draw:formula="6858000*logheight/6858000"/>
          <draw:equation draw:name="f1408" draw:formula="1172624*logwidth/3467407"/>
          <draw:equation draw:name="f1409" draw:formula="6858000*logheight/6858000"/>
          <draw:equation draw:name="f1410" draw:formula="1153685*logwidth/3467407"/>
          <draw:equation draw:name="f1411" draw:formula="6688506*logheight/6858000"/>
          <draw:equation draw:name="f1412" draw:formula="1142145*logwidth/3467407"/>
          <draw:equation draw:name="f1413" draw:formula="6505543*logheight/6858000"/>
          <draw:equation draw:name="f1414" draw:formula="1334886*logwidth/3467407"/>
          <draw:equation draw:name="f1415" draw:formula="4424877*logheight/6858000"/>
          <draw:equation draw:name="f1416" draw:formula="1325330*logwidth/3467407"/>
          <draw:equation draw:name="f1417" draw:formula="4393647*logheight/6858000"/>
          <draw:equation draw:name="f1418" draw:formula="1026825*logwidth/3467407"/>
          <draw:equation draw:name="f1419" draw:formula="6573104*logheight/6858000"/>
          <draw:equation draw:name="f1420" draw:formula="1034158*logwidth/3467407"/>
          <draw:equation draw:name="f1421" draw:formula="6858000*logheight/6858000"/>
          <draw:equation draw:name="f1422" draw:formula="1024602*logwidth/3467407"/>
          <draw:equation draw:name="f1423" draw:formula="6858000*logheight/6858000"/>
          <draw:equation draw:name="f1424" draw:formula="1017269*logwidth/3467407"/>
          <draw:equation draw:name="f1425" draw:formula="6573104*logheight/6858000"/>
          <draw:equation draw:name="f1426" draw:formula="1319499*logwidth/3467407"/>
          <draw:equation draw:name="f1427" draw:formula="4374526*logheight/6858000"/>
          <draw:equation draw:name="f1428" draw:formula="1310105*logwidth/3467407"/>
          <draw:equation draw:name="f1429" draw:formula="4342020*logheight/6858000"/>
          <draw:equation draw:name="f1430" draw:formula="905674*logwidth/3467407"/>
          <draw:equation draw:name="f1431" draw:formula="6637158*logheight/6858000"/>
          <draw:equation draw:name="f1432" draw:formula="899344*logwidth/3467407"/>
          <draw:equation draw:name="f1433" draw:formula="6858000*logheight/6858000"/>
          <draw:equation draw:name="f1434" draw:formula="889786*logwidth/3467407"/>
          <draw:equation draw:name="f1435" draw:formula="6858000*logheight/6858000"/>
          <draw:equation draw:name="f1436" draw:formula="896118*logwidth/3467407"/>
          <draw:equation draw:name="f1437" draw:formula="6636202*logheight/6858000"/>
          <draw:equation draw:name="f1438" draw:formula="1305246*logwidth/3467407"/>
          <draw:equation draw:name="f1439" draw:formula="4323856*logheight/6858000"/>
          <draw:equation draw:name="f1440" draw:formula="1296662*logwidth/3467407"/>
          <draw:equation draw:name="f1441" draw:formula="4294218*logheight/6858000"/>
          <draw:equation draw:name="f1442" draw:formula="789382*logwidth/3467407"/>
          <draw:equation draw:name="f1443" draw:formula="6697070*logheight/6858000"/>
          <draw:equation draw:name="f1444" draw:formula="777849*logwidth/3467407"/>
          <draw:equation draw:name="f1445" draw:formula="6858000*logheight/6858000"/>
          <draw:equation draw:name="f1446" draw:formula="768284*logwidth/3467407"/>
          <draw:equation draw:name="f1447" draw:formula="6858000*logheight/6858000"/>
          <draw:equation draw:name="f1448" draw:formula="779826*logwidth/3467407"/>
          <draw:equation draw:name="f1449" draw:formula="6695158*logheight/6858000"/>
          <draw:equation draw:name="f1450" draw:formula="1291965*logwidth/3467407"/>
          <draw:equation draw:name="f1451" draw:formula="4276053*logheight/6858000"/>
          <draw:equation draw:name="f1452" draw:formula="1284352*logwidth/3467407"/>
          <draw:equation draw:name="f1453" draw:formula="4248647*logheight/6858000"/>
          <draw:equation draw:name="f1454" draw:formula="677787*logwidth/3467407"/>
          <draw:equation draw:name="f1455" draw:formula="6752521*logheight/6858000"/>
          <draw:equation draw:name="f1456" draw:formula="665743*logwidth/3467407"/>
          <draw:equation draw:name="f1457" draw:formula="6858000*logheight/6858000"/>
          <draw:equation draw:name="f1458" draw:formula="656167*logwidth/3467407"/>
          <draw:equation draw:name="f1459" draw:formula="6858000*logheight/6858000"/>
          <draw:equation draw:name="f1460" draw:formula="668230*logwidth/3467407"/>
          <draw:equation draw:name="f1461" draw:formula="6750609*logheight/6858000"/>
          <draw:equation draw:name="f1462" draw:formula="1279493*logwidth/3467407"/>
          <draw:equation draw:name="f1463" draw:formula="4231438*logheight/6858000"/>
          <draw:equation draw:name="f1464" draw:formula="1272853*logwidth/3467407"/>
          <draw:equation draw:name="f1465" draw:formula="4206581*logheight/6858000"/>
          <draw:equation draw:name="f1466" draw:formula="572994*logwidth/3467407"/>
          <draw:equation draw:name="f1467" draw:formula="6804147*logheight/6858000"/>
          <draw:equation draw:name="f1468" draw:formula="565039*logwidth/3467407"/>
          <draw:equation draw:name="f1469" draw:formula="6858000*logheight/6858000"/>
          <draw:equation draw:name="f1470" draw:formula="555437*logwidth/3467407"/>
          <draw:equation draw:name="f1471" draw:formula="6858000*logheight/6858000"/>
          <draw:equation draw:name="f1472" draw:formula="563438*logwidth/3467407"/>
          <draw:equation draw:name="f1473" draw:formula="6802235*logheight/6858000"/>
          <draw:equation draw:name="f1474" draw:formula="1267994*logwidth/3467407"/>
          <draw:equation draw:name="f1475" draw:formula="4189372*logheight/6858000"/>
          <draw:equation draw:name="f1476" draw:formula="1262325*logwidth/3467407"/>
          <draw:equation draw:name="f1477" draw:formula="4167383*logheight/6858000"/>
          <draw:equation draw:name="f1478" draw:formula="474680*logwidth/3467407"/>
          <draw:equation draw:name="f1479" draw:formula="6851630*logheight/6858000"/>
          <draw:equation draw:name="f1480" draw:formula="473714*logwidth/3467407"/>
          <draw:equation draw:name="f1481" draw:formula="6858000*logheight/6858000"/>
          <draw:equation draw:name="f1482" draw:formula="464460*logwidth/3467407"/>
          <draw:equation draw:name="f1483" draw:formula="6858000*logheight/6858000"/>
          <draw:equation draw:name="f1484" draw:formula="466096*logwidth/3467407"/>
          <draw:equation draw:name="f1485" draw:formula="6848762*logheight/6858000"/>
          <draw:equation draw:name="f1486" draw:formula="1259409*logwidth/3467407"/>
          <draw:equation draw:name="f1487" draw:formula="4151131*logheight/6858000"/>
          <draw:equation draw:name="f1488" draw:formula="1254712*logwidth/3467407"/>
          <draw:equation draw:name="f1489" draw:formula="4132328*logheight/6858000"/>
          <draw:equation draw:name="f1490" draw:formula="466095*logwidth/3467407"/>
          <draw:equation draw:name="f1491" draw:formula="6528069*logheight/6858000"/>
          <draw:equation draw:name="f1492" draw:formula="392443*logwidth/3467407"/>
          <draw:equation draw:name="f1493" draw:formula="6858000*logheight/6858000"/>
          <draw:equation draw:name="f1494" draw:formula="383044*logwidth/3467407"/>
          <draw:equation draw:name="f1495" draw:formula="6858000*logheight/6858000"/>
          <draw:equation draw:name="f1496" draw:formula="457057*logwidth/3467407"/>
          <draw:equation draw:name="f1497" draw:formula="6525918*logheight/6858000"/>
          <draw:equation draw:name="f1498" draw:formula="1250987*logwidth/3467407"/>
          <draw:equation draw:name="f1499" draw:formula="4115120*logheight/6858000"/>
          <draw:equation draw:name="f1500" draw:formula="1247100*logwidth/3467407"/>
          <draw:equation draw:name="f1501" draw:formula="4098867*logheight/6858000"/>
          <draw:equation draw:name="f1502" draw:formula="401880*logwidth/3467407"/>
          <draw:equation draw:name="f1503" draw:formula="6523142*logheight/6858000"/>
          <draw:equation draw:name="f1504" draw:formula="319346*logwidth/3467407"/>
          <draw:equation draw:name="f1505" draw:formula="6858000*logheight/6858000"/>
          <draw:equation draw:name="f1506" draw:formula="308802*logwidth/3467407"/>
          <draw:equation draw:name="f1507" draw:formula="6858000*logheight/6858000"/>
          <draw:equation draw:name="f1508" draw:formula="391483*logwidth/3467407"/>
          <draw:equation draw:name="f1509" draw:formula="6520716*logheight/6858000"/>
          <draw:equation draw:name="f1510" draw:formula="1242403*logwidth/3467407"/>
          <draw:equation draw:name="f1511" draw:formula="4081658*logheight/6858000"/>
          <draw:equation draw:name="f1512" draw:formula="1239487*logwidth/3467407"/>
          <draw:equation draw:name="f1513" draw:formula="4068274*logheight/6858000"/>
          <draw:equation draw:name="f1514" draw:formula="342945*logwidth/3467407"/>
          <draw:equation draw:name="f1515" draw:formula="6518651*logheight/6858000"/>
          <draw:equation draw:name="f1516" draw:formula="252840*logwidth/3467407"/>
          <draw:equation draw:name="f1517" draw:formula="6858000*logheight/6858000"/>
          <draw:equation draw:name="f1518" draw:formula="242307*logwidth/3467407"/>
          <draw:equation draw:name="f1519" draw:formula="6858000*logheight/6858000"/>
          <draw:equation draw:name="f1520" draw:formula="332827*logwidth/3467407"/>
          <draw:equation draw:name="f1521" draw:formula="6516515*logheight/6858000"/>
          <draw:equation draw:name="f1522" draw:formula="1234628*logwidth/3467407"/>
          <draw:equation draw:name="f1523" draw:formula="4052021*logheight/6858000"/>
          <draw:equation draw:name="f1524" draw:formula="1231875*logwidth/3467407"/>
          <draw:equation draw:name="f1525" draw:formula="4041505*logheight/6858000"/>
          <draw:equation draw:name="f1526" draw:formula="291833*logwidth/3467407"/>
          <draw:equation draw:name="f1527" draw:formula="6514808*logheight/6858000"/>
          <draw:equation draw:name="f1528" draw:formula="194894*logwidth/3467407"/>
          <draw:equation draw:name="f1529" draw:formula="6858000*logheight/6858000"/>
          <draw:equation draw:name="f1530" draw:formula="184370*logwidth/3467407"/>
          <draw:equation draw:name="f1531" draw:formula="6858000*logheight/6858000"/>
          <draw:equation draw:name="f1532" draw:formula="282036*logwidth/3467407"/>
          <draw:equation draw:name="f1533" draw:formula="6512659*logheight/6858000"/>
          <draw:equation draw:name="f1534" draw:formula="1227988*logwidth/3467407"/>
          <draw:equation draw:name="f1535" draw:formula="4025570*logheight/6858000"/>
          <draw:equation draw:name="f1536" draw:formula="1226044*logwidth/3467407"/>
          <draw:equation draw:name="f1537" draw:formula="4018878*logheight/6858000"/>
          <draw:equation draw:name="f1538" draw:formula="247605*logwidth/3467407"/>
          <draw:equation draw:name="f1539" draw:formula="6511313*logheight/6858000"/>
          <draw:equation draw:name="f1540" draw:formula="144535*logwidth/3467407"/>
          <draw:equation draw:name="f1541" draw:formula="6858000*logheight/6858000"/>
          <draw:equation draw:name="f1542" draw:formula="134001*logwidth/3467407"/>
          <draw:equation draw:name="f1543" draw:formula="6858000*logheight/6858000"/>
          <draw:equation draw:name="f1544" draw:formula="237529*logwidth/3467407"/>
          <draw:equation draw:name="f1545" draw:formula="6509162*logheight/6858000"/>
          <draw:equation draw:name="f1546" draw:formula="1222319*logwidth/3467407"/>
          <draw:equation draw:name="f1547" draw:formula="4001669*logheight/6858000"/>
          <draw:equation draw:name="f1548" draw:formula="1221347*logwidth/3467407"/>
          <draw:equation draw:name="f1549" draw:formula="3998801*logheight/6858000"/>
          <draw:equation draw:name="f1550" draw:formula="210598*logwidth/3467407"/>
          <draw:equation draw:name="f1551" draw:formula="6508490*logheight/6858000"/>
          <draw:equation draw:name="f1552" draw:formula="102720*logwidth/3467407"/>
          <draw:equation draw:name="f1553" draw:formula="6858000*logheight/6858000"/>
          <draw:equation draw:name="f1554" draw:formula="92184*logwidth/3467407"/>
          <draw:equation draw:name="f1555" draw:formula="6858000*logheight/6858000"/>
          <draw:equation draw:name="f1556" draw:formula="200160*logwidth/3467407"/>
          <draw:equation draw:name="f1557" draw:formula="6507457*logheight/6858000"/>
          <draw:equation draw:name="f1558" draw:formula="1212763*logwidth/3467407"/>
          <draw:equation draw:name="f1559" draw:formula="3992109*logheight/6858000"/>
          <draw:equation draw:name="f1560" draw:formula="179108*logwidth/3467407"/>
          <draw:equation draw:name="f1561" draw:formula="6507457*logheight/6858000"/>
          <draw:equation draw:name="f1562" draw:formula="67525*logwidth/3467407"/>
          <draw:equation draw:name="f1563" draw:formula="6858000*logheight/6858000"/>
          <draw:equation draw:name="f1564" draw:formula="56974*logwidth/3467407"/>
          <draw:equation draw:name="f1565" draw:formula="6858000*logheight/6858000"/>
          <draw:equation draw:name="f1566" draw:formula="152283*logwidth/3467407"/>
          <draw:equation draw:name="f1567" draw:formula="6556762*logheight/6858000"/>
          <draw:equation draw:name="f1568" draw:formula="1021156*logwidth/3467407"/>
          <draw:equation draw:name="f1569" draw:formula="4381218*logheight/6858000"/>
          <draw:equation draw:name="f1570" draw:formula="138456*logwidth/3467407"/>
          <draw:equation draw:name="f1571" draw:formula="6556488*logheight/6858000"/>
          <draw:equation draw:name="f1572" draw:formula="40864*logwidth/3467407"/>
          <draw:equation draw:name="f1573" draw:formula="6858000*logheight/6858000"/>
          <draw:equation draw:name="f1574" draw:formula="30387*logwidth/3467407"/>
          <draw:equation draw:name="f1575" draw:formula="6858000*logheight/6858000"/>
          <draw:equation draw:name="f1576" draw:formula="169864*logwidth/3467407"/>
          <draw:equation draw:name="f1577" draw:formula="6432864*logheight/6858000"/>
          <draw:equation draw:name="f1578" draw:formula="676005*logwidth/3467407"/>
          <draw:equation draw:name="f1579" draw:formula="5129480*logheight/6858000"/>
          <draw:equation draw:name="f1580" draw:formula="163441*logwidth/3467407"/>
          <draw:equation draw:name="f1581" draw:formula="6433267*logheight/6858000"/>
          <draw:equation draw:name="f1582" draw:formula="21865*logwidth/3467407"/>
          <draw:equation draw:name="f1583" draw:formula="6858000*logheight/6858000"/>
          <draw:equation draw:name="f1584" draw:formula="11385*logwidth/3467407"/>
          <draw:equation draw:name="f1585" draw:formula="6858000*logheight/6858000"/>
          <draw:equation draw:name="f1586" draw:formula="85636*logwidth/3467407"/>
          <draw:equation draw:name="f1587" draw:formula="6628554*logheight/6858000"/>
          <draw:equation draw:name="f1588" draw:formula="10460*logwidth/3467407"/>
          <draw:equation draw:name="f1589" draw:formula="6858000*logheight/6858000"/>
          <draw:equation draw:name="f1590" draw:formula="0*logwidth/3467407"/>
          <draw:equation draw:name="f1591" draw:formula="6858000*logheight/6858000"/>
          <draw:equation draw:name="f1592" draw:formula="119332*logwidth/3467407"/>
          <draw:equation draw:name="f1593" draw:formula="6500020*logheight/6858000"/>
          <draw:equation draw:name="f1594" draw:formula="1207094*logwidth/3467407"/>
          <draw:equation draw:name="f1595" draw:formula="3938571*logheight/6858000"/>
          <draw:equation draw:name="f1596" draw:formula="1094527*logwidth/3467407"/>
          <draw:equation draw:name="f1597" draw:formula="3287506*logheight/6858000"/>
          <draw:equation draw:name="f1598" draw:formula="992488*logwidth/3467407"/>
          <draw:equation draw:name="f1599" draw:formula="2250838*logheight/6858000"/>
          <draw:equation draw:name="f1600" draw:formula="758932*logwidth/3467407"/>
          <draw:equation draw:name="f1601" draw:formula="587962*logheight/6858000"/>
          <draw:equation draw:name="f1602" draw:formula="493792*logwidth/3467407"/>
          <draw:equation draw:name="f1603" draw:formula="2546*logheight/6858000"/>
          <draw:equation draw:name="f1604" draw:formula="logwidth"/>
          <draw:equation draw:name="f1605" draw:formula="logheight"/>
        </draw:enhanced-geometry>
      </draw:custom-shape>
      <draw:custom-shape draw:name="Freeform: Shape 31" draw:style-name="Mgr8" draw:text-style-name="MP11" draw:layer="backgroundobjects" svg:width="7.37cm" svg:height="19.049cm" svg:x="18.029cm" svg:y="0cm">
        <text:p text:style-name="MP5"/>
        <draw:enhanced-geometry draw:mirror-horizontal="false" draw:mirror-vertical="false" drawooo:sub-view-size="2653706 6858000" draw:text-areas="0 0 ?f674 ?f675" svg:viewBox="0 0 0 0" draw:type="ooxml-non-primitive" draw:enhanced-path="M 238042 3571908 C 115088 3934280 46447 4252950 30253 4530471 9200 4884230 80705 5211195 231440 5451394 318143 5590792 431630 5709775 572773 5812809 434496 5708818 323002 5588878 237170 5449480 86436 5204496 14930 4870833 36855 4510375 54046 4237639 119822 3925667 238042 3571908 Z M 780687 2347627 C 325867 3249729 86436 3961075 53050 4511332 31125 4867005 101758 5194926 249503 5435125 382159 5650602 576905 5820409 842004 5952880 L 926111 5991753 964683 6010263 C 963686 6008349 961818 6008349 959949 6007392 L 926111 5991753 848097 5954316 C 585970 5818496 392873 5645339 261961 5426512 114091 5179615 45451 4844995 68372 4484537 103627 3937151 338200 3234417 780687 2347627 Z M 1363195 1312187 C 1267896 1477105 1176334 1639151 1086766 1803112 454552 2954983 126549 3833160 84567 4486451 62642 4842124 129414 5171002 275290 5413434 423035 5660332 651877 5849173 974151 5991124 1069574 6033230 1167739 6068319 1267896 6099899 1172473 6068319 1078170 6032273 987480 5990167 669069 5843432 442095 5649805 295346 5397165 150342 5149311 84567 4813415 109357 4452000 154204 3795201 482208 2915109 1111556 1762281 1193526 1612675 1277364 1462750 1363195 1312187 Z M 1874323 479625 C 1597768 937374 1353728 1354294 1123889 1775679 496534 2925635 169402 3801899 124555 4454871 99765 4810544 164668 5140698 306683 5384725 452683 5633536 676668 5825249 992338 5970070 1153413 6043438 1324079 6100856 1497611 6145514 1327941 6099899 1164001 6041524 1008533 5966242 695728 5815679 475481 5618225 332469 5363671 193320 5112946 130286 4775455 157069 4414040 205653 3756922 532660 2878744 1156278 1728787 1377521 1322714 1610226 920149 1874323 479625 Z M 2115258 0 L 2191394 0 2047370 237700 C 1717514 783916 1437146 1262146 1173469 1746970 550848 2893098 225709 3768405 177001 4421696 151339 4778326 212380 5110075 349661 5356016 490803 5607698 709057 5803239 1018001 5951888 1226911 6052051 1450896 6122547 1683600 6174224 1458619 6119995 1241113 6045352 1039054 5942637 734844 5786970 521324 5586007 383919 5328264 249503 5075624 191327 4736219 219979 4373847 272425 3717048 598560 2839827 1215451 1694655 1470734 1221554 1742804 754315 2062371 219424 L 2193836 0 2214195 0 2074742 232506 C 1755248 766755 1483192 1233995 1228780 1707096 612761 2849397 288619 3722790 236174 4375761 207522 4733348 264826 5067011 397373 5316142 532660 5569739 744436 5768150 1045656 5922541 1284091 6044395 1544326 6124461 1814278 6181879 1552050 6119995 1301282 6034187 1070446 5908186 776825 5747097 569908 5541987 438357 5280734 309548 5025224 256230 4683905 287623 4320576 319140 3959161 426897 3544475 617620 3052274 777822 2639502 994207 2179838 1278361 1647764 1550322 1138099 1846412 629654 2114809 175856 L 2219024 0 2239421 0 2127266 189252 C 1858868 643037 1562763 1151377 1290693 1660204 1006664 2191322 791151 2650029 630949 3061844 443091 3544475 332469 3968731 301949 4322490 271428 4681034 323874 5016611 449818 5268294 579375 5525718 784424 5728914 1075305 5888090 1333671 6030359 1618697 6119995 1916304 6182836 1628289 6113297 1352731 6016962 1103832 5869908 823541 5704033 619488 5487758 497406 5227463 375448 4968125 327736 4624573 361994 4260606 425028 3593918 738706 2747321 1347997 1595450 1571109 1174862 1811390 751763 2037462 361678 L 2248262 0 2268403 0 2049811 374792 C 1823785 764562 1583692 1187303 1361327 1607890 1081035 2138051 867391 2594525 709057 3003788 520327 3490885 412571 3903019 378188 4263477 343930 4622659 391642 4960469 510735 5215979 632818 5476275 829271 5683937 1109563 5850130 1376525 6007392 1674008 6105641 1984945 6176137 1684597 6098942 1396581 5992081 1141080 5828120 872124 5655547 677664 5433211 563181 5169088 449818 4905922 407837 4560775 444960 4195532 513600 3530120 825409 2685117 1426105 1538988 1637072 1135626 1865767 727060 2081182 349626 L 2281794 0 2301814 0 2093534 363009 C 1878154 740399 1649529 1148785 1438563 1551429 839735 2694687 528923 3535862 460283 4198403 423035 4558861 465016 4900180 576635 5158561 689125 5419814 881717 5638321 1146810 5808981 1418506 5982511 1725582 6091286 2046858 6170396 1737042 6082674 1441428 5964328 1182065 5782186 952226 5620139 770098 5388553 657608 5111989 537518 4817243 497406 4484537 537518 4125035 611889 3460581 922702 2618449 1512934 1478062 1711754 1094796 1921295 713683 2127052 346701 L 2322484 0 2341953 0 2139438 358858 C 1933628 725526 1724087 1106279 1525266 1489545 936031 2628018 627087 3466322 551844 4127906 511732 4482623 551844 4810544 670065 5101462 781559 5374198 960821 5602913 1188792 5763365 1456626 5950931 1763701 6070233 2084105 6157955 1775162 6059706 1481416 5931154 1226911 5733699 1008533 5563997 838739 5324755 735840 5042449 628084 4746746 593701 4402556 637551 4047840 719646 3384342 1028589 2546038 1608233 1411393 1731250 1170556 1857132 933148 1985396 696219 L 2368015 0 2388181 0 1998726 708420 C 1870462 945269 1744579 1182518 1621562 1422876 1043788 2555608 735840 3390722 653871 4051668 609896 4407341 642410 4738133 751038 5033836 853065 5312314 1020866 5547728 1236379 5715517 1495742 5916799 1797087 6047266 2113629 6145514 1810416 6035782 1522401 5894789 1277364 5682980 1072440 5505622 914106 5259681 821672 4970996 725376 4670507 699589 4323447 747301 3967774 796882 3600617 911241 3188802 1095237 2708085 1246843 2312538 1449027 1865315 1713124 1340896 1825677 1117285 1942714 892955 2062725 667071 L 2421520 0 2441539 0 2075728 679033 C 1955826 904678 1839007 1128769 1726454 1352380 1462356 1875841 1261169 2322108 1109563 2716697 926563 3196458 813076 3606359 763496 3970645 715784 4321533 741571 4664766 836870 4961426 928432 5245326 1083900 5488715 1285960 5664159 1532990 5876606 1822874 6017919 2128828 6127332 1837075 6006435 1560645 5853001 1329810 5627795 1139211 5441824 995204 5187270 913109 4892524 828274 4586613 811083 4236682 863529 3881009 991342 3022927 1445165 2033103 1825614 1265296 1990145 933706 2164277 599784 2328773 287753 L 2480844 0 2500750 0 2342244 300014 C 2177987 611926 2004253 945908 1839068 1277736 1459491 2043630 1006664 3031540 879848 3885793 828274 4237639 844469 4583742 928432 4886144 1008533 5176744 1150547 5427469 1339402 5611526 1568244 5834819 1843802 5987296 2134558 6108512 1857132 5974855 1597768 5808024 1384248 5572610 1207852 5378026 1078170 5115817 1008533 4813415 936031 4502719 928432 4148960 986608 3792330 1124885 2939033 1571110 1952080 1944832 1188100 2138420 792553 2344341 392860 2543659 6882 L 2547243 0 2567050 0 2556989 19323 C 2357670 405300 2151749 804037 1958161 1199584 1248836 2650986 1074308 3349891 1001806 3796158 944627 4149917 951354 4498891 1022859 4806716 1092371 5105290 1220184 5363671 1393716 5556341 1602502 5787927 1857132 5951888 2129824 6084587 1872454 5938809 1633023 5760494 1440431 5515191 1280229 5311357 1165870 5039578 1108691 4730477 1050514 4414040 1052383 4057410 1116290 3698866 1265903 2856734 1684597 1915715 2073641 1106120 2239449 760973 2414974 412956 2583772 76422 L 2621936 0 2641000 0 2597102 87906 C 2427307 424439 2252903 772457 2086971 1117604 1697926 1925285 1281226 2864390 1131488 3703650 1068578 4058367 1065713 4411169 1123889 4724736 1180196 5030009 1293559 5297960 1451892 5499242 1638753 5737527 1870461 5912014 2121229 6054921 1886656 5897660 1671267 5708818 1500476 5455221 1356593 5240542 1257432 4960469 1214454 4643712 1169607 4322490 1183933 3962032 1253570 3601574 1460488 2538382 2004876 1430532 2580907 257608 L 2653706 109659 2653706 149153 2595109 269092 C 2019203 1440102 1475686 2546038 1269765 3606359 1200128 3963946 1186799 4320576 1230649 4639885 1273627 4952813 1370794 5230334 1512934 5440867 1677870 5685851 1885784 5870865 2112633 6024617 2112633 6024617 2112633 6023661 2112633 6023661 2106903 6018876 2100300 6014091 2094570 6009306 1864731 5823335 1691199 5622053 1562514 5395251 1435698 5170045 1353728 4880403 1325076 4555990 1296424 4229026 1321214 3864740 1398450 3502368 1614960 2487982 2111761 1450309 2637090 352029 L 2653706 317523 2653706 356788 2650419 363512 C 2125091 1459879 1629286 2496595 1413773 3508110 1337533 3867611 1312743 4229983 1341270 4554076 1369922 4874661 1450896 5161432 1575843 5382811 1717982 5634493 1902850 5829077 2104037 5992081 2104037 5992081 2104037 5991124 2104037 5991124 1913439 5809938 1747507 5600043 1625424 5335919 1402312 4854564 1373660 4149917 1547191 3402206 1710976 2695724 1998648 1986551 2329749 1254096 L 2653706 553432 2653706 593660 2334280 1285138 C 2007827 2008800 1724803 2710078 1562514 3407947 1390851 4149917 1418506 4847866 1638753 5323798 1753237 5571653 1906712 5770702 2083109 5944551 1923903 5756666 1785626 5540073 1688334 5275949 1505335 4777369 1510068 4056453 1700791 3300129 1858783 2675947 2103734 2056429 2383249 1421257 L 2653706 821450 2653706 862684 2387656 1453928 C 2112578 2080712 1871925 2691976 1715989 3306828 1526263 4058367 1521529 4772584 1702660 5266380 1795218 5518062 1925772 5726043 2075510 5906272 1939101 5707861 1824742 5482973 1751244 5217893 1608233 4701130 1646477 3964903 1858128 3198371 2003973 2671322 2211552 2136735 2439348 1606321 L 2653706 1120016 2653706 1161856 2443195 1640038 C 2219463 2162214 2016368 2688068 1873326 3206027 1663544 3967774 1624427 4698260 1766566 5210238 1829476 5435125 1923903 5643106 2054457 5843432 1949690 5645020 1863859 5420771 1813282 5162389 1709387 4621702 1781764 3888664 2019203 3098209 2146549 2674032 2310332 2246806 2489217 1822316 L 2653706 1442043 2653706 1484308 2493485 1856079 C 2318811 2272046 2158975 2690301 2034525 3105864 1797959 3891535 1725582 4621064 1829476 5156647 1874323 5386639 1946825 5588878 2036394 5769107 1961026 5574523 1902850 5356016 1874323 5110075 1810416 4553119 1920041 3803813 2182270 2999003 2285231 2682247 2406971 2364773 2538241 2048868 L 2653706 1777395 2653706 1820629 2542371 2083409 C 2415060 2390850 2296753 2699950 2196596 3007616 1936236 3808598 1827608 4554076 1890518 5107204 1915308 5321884 1963019 5515191 2024933 5689679 1971615 5486801 1941095 5278820 1932499 5062545 1908581 4481666 2051716 3735230 2345337 2903625 2394420 2764865 2446616 2626105 2501320 2487464 L 2653706 2117297 2653706 2160588 2509230 2513302 C 2456925 2646201 2406877 2779220 2359663 2912238 2065918 3740653 1923903 4483580 1947697 5060632 1955296 5246283 1979214 5426512 2020199 5602913 1991547 5413434 1980086 5218850 1985817 5019482 2003008 4423610 2183267 3660587 2507408 2812075 L 2653706 2448496 2653706 2492497 2521734 2822602 C 2198465 3668243 2018330 4428395 2002011 5020439 1995409 5287433 2018330 5543900 2072645 5793669 2080244 5818550 2087843 5844388 2096438 5868951 2106031 5890004 2115498 5911057 2125091 5932111 2137423 5952845 2149881 5973898 2163210 5994951 2177536 6013134 2190865 6031316 2205191 6048223 2217525 6061620 2230854 6074061 2243311 6087458 2263368 6105641 2283299 6121909 2304353 6138816 2314817 6146471 2326277 6154127 2337739 6161783 2355802 6172310 2372993 6181879 2391056 6192406 2411113 6201976 2430172 6210588 2449232 6219839 2465427 6226538 2482618 6233237 2498813 6239935 2517001 6246634 2534067 6252376 2552255 6258118 2569446 6262903 2586513 6267687 2603704 6272472 2619899 6276300 2636093 6280128 2652413 6283956 L 2653706 6284216 2653706 6355833 2598970 6327657 C 2598970 6327657 2597974 6327657 2597974 6327657 L 2653706 6361037 2653706 6383683 2556989 6325743 C 2554123 6325743 2551259 6325743 2548393 6325743 L 2653706 6399984 2653706 6423798 2513139 6323830 C 2507408 6322873 2502675 6322873 2497941 6322873 L 2653706 6451769 2653706 6476815 2648551 6472798 C 2587509 6423035 2526468 6373592 2466423 6320959 2459697 6320959 2453094 6320002 2446367 6320002 2499809 6375506 2553251 6426863 2603704 6475668 L 2653706 6522727 2653706 6548561 2594237 6492575 C 2535064 6436433 2476888 6378377 2418711 6318088 2410116 6318088 2401645 6317131 2393049 6317131 2444499 6381248 2495947 6442175 2547521 6499274 L 2653706 6616354 2653706 6643851 2536932 6515542 C 2480749 6452701 2424442 6386989 2368259 6316174 2358667 6315217 2348203 6315217 2338611 6314260 2388191 6390817 2438768 6461314 2487352 6526069 L 2653706 6739347 2653706 6769028 2476016 6541380 C 2423570 6471841 2369131 6396240 2315813 6313303 2305225 6312346 2294760 6312346 2284296 6311389 2326277 6393369 2372993 6475668 2424442 6557649 2458762 6612355 2493331 6665228 2527900 6716824 L 2624296 6858000 2602398 6858000 2510398 6722766 C 2477386 6673282 2444499 6622723 2412109 6570727 2357670 6483005 2308090 6396240 2263368 6309475 2250910 6308518 2239449 6307561 2227117 6306604 2265236 6401982 2308090 6496403 2356798 6590824 L 2503320 6858000 2482994 6858000 2418198 6744896 C 2393766 6701034 2369692 6656216 2346334 6609963 2295757 6510757 2250910 6411552 2210922 6311389 1766566 6279171 1331803 6213140 940765 6053008 606159 5915842 367724 5728914 210387 5482017 56912 5238947 -17460 4906879 3469 4546421 41714 3889621 371586 3005702 1013267 1845218 1300270 1327180 1606253 818421 1966351 238807 Z N">
          <draw:equation draw:name="f0" draw:formula="238042*logwidth/2653706"/>
          <draw:equation draw:name="f1" draw:formula="3571908*logheight/6858000"/>
          <draw:equation draw:name="f2" draw:formula="30253*logwidth/2653706"/>
          <draw:equation draw:name="f3" draw:formula="4530471*logheight/6858000"/>
          <draw:equation draw:name="f4" draw:formula="231440*logwidth/2653706"/>
          <draw:equation draw:name="f5" draw:formula="5451394*logheight/6858000"/>
          <draw:equation draw:name="f6" draw:formula="572773*logwidth/2653706"/>
          <draw:equation draw:name="f7" draw:formula="5812809*logheight/6858000"/>
          <draw:equation draw:name="f8" draw:formula="237170*logwidth/2653706"/>
          <draw:equation draw:name="f9" draw:formula="5449480*logheight/6858000"/>
          <draw:equation draw:name="f10" draw:formula="36855*logwidth/2653706"/>
          <draw:equation draw:name="f11" draw:formula="4510375*logheight/6858000"/>
          <draw:equation draw:name="f12" draw:formula="238042*logwidth/2653706"/>
          <draw:equation draw:name="f13" draw:formula="3571908*logheight/6858000"/>
          <draw:equation draw:name="f14" draw:formula="780687*logwidth/2653706"/>
          <draw:equation draw:name="f15" draw:formula="2347627*logheight/6858000"/>
          <draw:equation draw:name="f16" draw:formula="53050*logwidth/2653706"/>
          <draw:equation draw:name="f17" draw:formula="4511332*logheight/6858000"/>
          <draw:equation draw:name="f18" draw:formula="249503*logwidth/2653706"/>
          <draw:equation draw:name="f19" draw:formula="5435125*logheight/6858000"/>
          <draw:equation draw:name="f20" draw:formula="842004*logwidth/2653706"/>
          <draw:equation draw:name="f21" draw:formula="5952880*logheight/6858000"/>
          <draw:equation draw:name="f22" draw:formula="926111*logwidth/2653706"/>
          <draw:equation draw:name="f23" draw:formula="5991753*logheight/6858000"/>
          <draw:equation draw:name="f24" draw:formula="964683*logwidth/2653706"/>
          <draw:equation draw:name="f25" draw:formula="6010263*logheight/6858000"/>
          <draw:equation draw:name="f26" draw:formula="959949*logwidth/2653706"/>
          <draw:equation draw:name="f27" draw:formula="6007392*logheight/6858000"/>
          <draw:equation draw:name="f28" draw:formula="926111*logwidth/2653706"/>
          <draw:equation draw:name="f29" draw:formula="5991753*logheight/6858000"/>
          <draw:equation draw:name="f30" draw:formula="848097*logwidth/2653706"/>
          <draw:equation draw:name="f31" draw:formula="5954316*logheight/6858000"/>
          <draw:equation draw:name="f32" draw:formula="261961*logwidth/2653706"/>
          <draw:equation draw:name="f33" draw:formula="5426512*logheight/6858000"/>
          <draw:equation draw:name="f34" draw:formula="68372*logwidth/2653706"/>
          <draw:equation draw:name="f35" draw:formula="4484537*logheight/6858000"/>
          <draw:equation draw:name="f36" draw:formula="780687*logwidth/2653706"/>
          <draw:equation draw:name="f37" draw:formula="2347627*logheight/6858000"/>
          <draw:equation draw:name="f38" draw:formula="1363195*logwidth/2653706"/>
          <draw:equation draw:name="f39" draw:formula="1312187*logheight/6858000"/>
          <draw:equation draw:name="f40" draw:formula="1086766*logwidth/2653706"/>
          <draw:equation draw:name="f41" draw:formula="1803112*logheight/6858000"/>
          <draw:equation draw:name="f42" draw:formula="84567*logwidth/2653706"/>
          <draw:equation draw:name="f43" draw:formula="4486451*logheight/6858000"/>
          <draw:equation draw:name="f44" draw:formula="275290*logwidth/2653706"/>
          <draw:equation draw:name="f45" draw:formula="5413434*logheight/6858000"/>
          <draw:equation draw:name="f46" draw:formula="974151*logwidth/2653706"/>
          <draw:equation draw:name="f47" draw:formula="5991124*logheight/6858000"/>
          <draw:equation draw:name="f48" draw:formula="1267896*logwidth/2653706"/>
          <draw:equation draw:name="f49" draw:formula="6099899*logheight/6858000"/>
          <draw:equation draw:name="f50" draw:formula="987480*logwidth/2653706"/>
          <draw:equation draw:name="f51" draw:formula="5990167*logheight/6858000"/>
          <draw:equation draw:name="f52" draw:formula="295346*logwidth/2653706"/>
          <draw:equation draw:name="f53" draw:formula="5397165*logheight/6858000"/>
          <draw:equation draw:name="f54" draw:formula="109357*logwidth/2653706"/>
          <draw:equation draw:name="f55" draw:formula="4452000*logheight/6858000"/>
          <draw:equation draw:name="f56" draw:formula="1111556*logwidth/2653706"/>
          <draw:equation draw:name="f57" draw:formula="1762281*logheight/6858000"/>
          <draw:equation draw:name="f58" draw:formula="1363195*logwidth/2653706"/>
          <draw:equation draw:name="f59" draw:formula="1312187*logheight/6858000"/>
          <draw:equation draw:name="f60" draw:formula="1874323*logwidth/2653706"/>
          <draw:equation draw:name="f61" draw:formula="479625*logheight/6858000"/>
          <draw:equation draw:name="f62" draw:formula="1123889*logwidth/2653706"/>
          <draw:equation draw:name="f63" draw:formula="1775679*logheight/6858000"/>
          <draw:equation draw:name="f64" draw:formula="124555*logwidth/2653706"/>
          <draw:equation draw:name="f65" draw:formula="4454871*logheight/6858000"/>
          <draw:equation draw:name="f66" draw:formula="306683*logwidth/2653706"/>
          <draw:equation draw:name="f67" draw:formula="5384725*logheight/6858000"/>
          <draw:equation draw:name="f68" draw:formula="992338*logwidth/2653706"/>
          <draw:equation draw:name="f69" draw:formula="5970070*logheight/6858000"/>
          <draw:equation draw:name="f70" draw:formula="1497611*logwidth/2653706"/>
          <draw:equation draw:name="f71" draw:formula="6145514*logheight/6858000"/>
          <draw:equation draw:name="f72" draw:formula="1008533*logwidth/2653706"/>
          <draw:equation draw:name="f73" draw:formula="5966242*logheight/6858000"/>
          <draw:equation draw:name="f74" draw:formula="332469*logwidth/2653706"/>
          <draw:equation draw:name="f75" draw:formula="5363671*logheight/6858000"/>
          <draw:equation draw:name="f76" draw:formula="157069*logwidth/2653706"/>
          <draw:equation draw:name="f77" draw:formula="4414040*logheight/6858000"/>
          <draw:equation draw:name="f78" draw:formula="1156278*logwidth/2653706"/>
          <draw:equation draw:name="f79" draw:formula="1728787*logheight/6858000"/>
          <draw:equation draw:name="f80" draw:formula="1874323*logwidth/2653706"/>
          <draw:equation draw:name="f81" draw:formula="479625*logheight/6858000"/>
          <draw:equation draw:name="f82" draw:formula="2115258*logwidth/2653706"/>
          <draw:equation draw:name="f83" draw:formula="0*logheight/6858000"/>
          <draw:equation draw:name="f84" draw:formula="2191394*logwidth/2653706"/>
          <draw:equation draw:name="f85" draw:formula="0*logheight/6858000"/>
          <draw:equation draw:name="f86" draw:formula="2047370*logwidth/2653706"/>
          <draw:equation draw:name="f87" draw:formula="237700*logheight/6858000"/>
          <draw:equation draw:name="f88" draw:formula="1173469*logwidth/2653706"/>
          <draw:equation draw:name="f89" draw:formula="1746970*logheight/6858000"/>
          <draw:equation draw:name="f90" draw:formula="177001*logwidth/2653706"/>
          <draw:equation draw:name="f91" draw:formula="4421696*logheight/6858000"/>
          <draw:equation draw:name="f92" draw:formula="349661*logwidth/2653706"/>
          <draw:equation draw:name="f93" draw:formula="5356016*logheight/6858000"/>
          <draw:equation draw:name="f94" draw:formula="1018001*logwidth/2653706"/>
          <draw:equation draw:name="f95" draw:formula="5951888*logheight/6858000"/>
          <draw:equation draw:name="f96" draw:formula="1683600*logwidth/2653706"/>
          <draw:equation draw:name="f97" draw:formula="6174224*logheight/6858000"/>
          <draw:equation draw:name="f98" draw:formula="1039054*logwidth/2653706"/>
          <draw:equation draw:name="f99" draw:formula="5942637*logheight/6858000"/>
          <draw:equation draw:name="f100" draw:formula="383919*logwidth/2653706"/>
          <draw:equation draw:name="f101" draw:formula="5328264*logheight/6858000"/>
          <draw:equation draw:name="f102" draw:formula="219979*logwidth/2653706"/>
          <draw:equation draw:name="f103" draw:formula="4373847*logheight/6858000"/>
          <draw:equation draw:name="f104" draw:formula="1215451*logwidth/2653706"/>
          <draw:equation draw:name="f105" draw:formula="1694655*logheight/6858000"/>
          <draw:equation draw:name="f106" draw:formula="2062371*logwidth/2653706"/>
          <draw:equation draw:name="f107" draw:formula="219424*logheight/6858000"/>
          <draw:equation draw:name="f108" draw:formula="2193836*logwidth/2653706"/>
          <draw:equation draw:name="f109" draw:formula="0*logheight/6858000"/>
          <draw:equation draw:name="f110" draw:formula="2214195*logwidth/2653706"/>
          <draw:equation draw:name="f111" draw:formula="0*logheight/6858000"/>
          <draw:equation draw:name="f112" draw:formula="2074742*logwidth/2653706"/>
          <draw:equation draw:name="f113" draw:formula="232506*logheight/6858000"/>
          <draw:equation draw:name="f114" draw:formula="1228780*logwidth/2653706"/>
          <draw:equation draw:name="f115" draw:formula="1707096*logheight/6858000"/>
          <draw:equation draw:name="f116" draw:formula="236174*logwidth/2653706"/>
          <draw:equation draw:name="f117" draw:formula="4375761*logheight/6858000"/>
          <draw:equation draw:name="f118" draw:formula="397373*logwidth/2653706"/>
          <draw:equation draw:name="f119" draw:formula="5316142*logheight/6858000"/>
          <draw:equation draw:name="f120" draw:formula="1045656*logwidth/2653706"/>
          <draw:equation draw:name="f121" draw:formula="5922541*logheight/6858000"/>
          <draw:equation draw:name="f122" draw:formula="1814278*logwidth/2653706"/>
          <draw:equation draw:name="f123" draw:formula="6181879*logheight/6858000"/>
          <draw:equation draw:name="f124" draw:formula="1070446*logwidth/2653706"/>
          <draw:equation draw:name="f125" draw:formula="5908186*logheight/6858000"/>
          <draw:equation draw:name="f126" draw:formula="438357*logwidth/2653706"/>
          <draw:equation draw:name="f127" draw:formula="5280734*logheight/6858000"/>
          <draw:equation draw:name="f128" draw:formula="287623*logwidth/2653706"/>
          <draw:equation draw:name="f129" draw:formula="4320576*logheight/6858000"/>
          <draw:equation draw:name="f130" draw:formula="617620*logwidth/2653706"/>
          <draw:equation draw:name="f131" draw:formula="3052274*logheight/6858000"/>
          <draw:equation draw:name="f132" draw:formula="1278361*logwidth/2653706"/>
          <draw:equation draw:name="f133" draw:formula="1647764*logheight/6858000"/>
          <draw:equation draw:name="f134" draw:formula="2114809*logwidth/2653706"/>
          <draw:equation draw:name="f135" draw:formula="175856*logheight/6858000"/>
          <draw:equation draw:name="f136" draw:formula="2219024*logwidth/2653706"/>
          <draw:equation draw:name="f137" draw:formula="0*logheight/6858000"/>
          <draw:equation draw:name="f138" draw:formula="2239421*logwidth/2653706"/>
          <draw:equation draw:name="f139" draw:formula="0*logheight/6858000"/>
          <draw:equation draw:name="f140" draw:formula="2127266*logwidth/2653706"/>
          <draw:equation draw:name="f141" draw:formula="189252*logheight/6858000"/>
          <draw:equation draw:name="f142" draw:formula="1290693*logwidth/2653706"/>
          <draw:equation draw:name="f143" draw:formula="1660204*logheight/6858000"/>
          <draw:equation draw:name="f144" draw:formula="630949*logwidth/2653706"/>
          <draw:equation draw:name="f145" draw:formula="3061844*logheight/6858000"/>
          <draw:equation draw:name="f146" draw:formula="301949*logwidth/2653706"/>
          <draw:equation draw:name="f147" draw:formula="4322490*logheight/6858000"/>
          <draw:equation draw:name="f148" draw:formula="449818*logwidth/2653706"/>
          <draw:equation draw:name="f149" draw:formula="5268294*logheight/6858000"/>
          <draw:equation draw:name="f150" draw:formula="1075305*logwidth/2653706"/>
          <draw:equation draw:name="f151" draw:formula="5888090*logheight/6858000"/>
          <draw:equation draw:name="f152" draw:formula="1916304*logwidth/2653706"/>
          <draw:equation draw:name="f153" draw:formula="6182836*logheight/6858000"/>
          <draw:equation draw:name="f154" draw:formula="1103832*logwidth/2653706"/>
          <draw:equation draw:name="f155" draw:formula="5869908*logheight/6858000"/>
          <draw:equation draw:name="f156" draw:formula="497406*logwidth/2653706"/>
          <draw:equation draw:name="f157" draw:formula="5227463*logheight/6858000"/>
          <draw:equation draw:name="f158" draw:formula="361994*logwidth/2653706"/>
          <draw:equation draw:name="f159" draw:formula="4260606*logheight/6858000"/>
          <draw:equation draw:name="f160" draw:formula="1347997*logwidth/2653706"/>
          <draw:equation draw:name="f161" draw:formula="1595450*logheight/6858000"/>
          <draw:equation draw:name="f162" draw:formula="2037462*logwidth/2653706"/>
          <draw:equation draw:name="f163" draw:formula="361678*logheight/6858000"/>
          <draw:equation draw:name="f164" draw:formula="2248262*logwidth/2653706"/>
          <draw:equation draw:name="f165" draw:formula="0*logheight/6858000"/>
          <draw:equation draw:name="f166" draw:formula="2268403*logwidth/2653706"/>
          <draw:equation draw:name="f167" draw:formula="0*logheight/6858000"/>
          <draw:equation draw:name="f168" draw:formula="2049811*logwidth/2653706"/>
          <draw:equation draw:name="f169" draw:formula="374792*logheight/6858000"/>
          <draw:equation draw:name="f170" draw:formula="1361327*logwidth/2653706"/>
          <draw:equation draw:name="f171" draw:formula="1607890*logheight/6858000"/>
          <draw:equation draw:name="f172" draw:formula="709057*logwidth/2653706"/>
          <draw:equation draw:name="f173" draw:formula="3003788*logheight/6858000"/>
          <draw:equation draw:name="f174" draw:formula="378188*logwidth/2653706"/>
          <draw:equation draw:name="f175" draw:formula="4263477*logheight/6858000"/>
          <draw:equation draw:name="f176" draw:formula="510735*logwidth/2653706"/>
          <draw:equation draw:name="f177" draw:formula="5215979*logheight/6858000"/>
          <draw:equation draw:name="f178" draw:formula="1109563*logwidth/2653706"/>
          <draw:equation draw:name="f179" draw:formula="5850130*logheight/6858000"/>
          <draw:equation draw:name="f180" draw:formula="1984945*logwidth/2653706"/>
          <draw:equation draw:name="f181" draw:formula="6176137*logheight/6858000"/>
          <draw:equation draw:name="f182" draw:formula="1141080*logwidth/2653706"/>
          <draw:equation draw:name="f183" draw:formula="5828120*logheight/6858000"/>
          <draw:equation draw:name="f184" draw:formula="563181*logwidth/2653706"/>
          <draw:equation draw:name="f185" draw:formula="5169088*logheight/6858000"/>
          <draw:equation draw:name="f186" draw:formula="444960*logwidth/2653706"/>
          <draw:equation draw:name="f187" draw:formula="4195532*logheight/6858000"/>
          <draw:equation draw:name="f188" draw:formula="1426105*logwidth/2653706"/>
          <draw:equation draw:name="f189" draw:formula="1538988*logheight/6858000"/>
          <draw:equation draw:name="f190" draw:formula="2081182*logwidth/2653706"/>
          <draw:equation draw:name="f191" draw:formula="349626*logheight/6858000"/>
          <draw:equation draw:name="f192" draw:formula="2281794*logwidth/2653706"/>
          <draw:equation draw:name="f193" draw:formula="0*logheight/6858000"/>
          <draw:equation draw:name="f194" draw:formula="2301814*logwidth/2653706"/>
          <draw:equation draw:name="f195" draw:formula="0*logheight/6858000"/>
          <draw:equation draw:name="f196" draw:formula="2093534*logwidth/2653706"/>
          <draw:equation draw:name="f197" draw:formula="363009*logheight/6858000"/>
          <draw:equation draw:name="f198" draw:formula="1438563*logwidth/2653706"/>
          <draw:equation draw:name="f199" draw:formula="1551429*logheight/6858000"/>
          <draw:equation draw:name="f200" draw:formula="460283*logwidth/2653706"/>
          <draw:equation draw:name="f201" draw:formula="4198403*logheight/6858000"/>
          <draw:equation draw:name="f202" draw:formula="576635*logwidth/2653706"/>
          <draw:equation draw:name="f203" draw:formula="5158561*logheight/6858000"/>
          <draw:equation draw:name="f204" draw:formula="1146810*logwidth/2653706"/>
          <draw:equation draw:name="f205" draw:formula="5808981*logheight/6858000"/>
          <draw:equation draw:name="f206" draw:formula="2046858*logwidth/2653706"/>
          <draw:equation draw:name="f207" draw:formula="6170396*logheight/6858000"/>
          <draw:equation draw:name="f208" draw:formula="1182065*logwidth/2653706"/>
          <draw:equation draw:name="f209" draw:formula="5782186*logheight/6858000"/>
          <draw:equation draw:name="f210" draw:formula="657608*logwidth/2653706"/>
          <draw:equation draw:name="f211" draw:formula="5111989*logheight/6858000"/>
          <draw:equation draw:name="f212" draw:formula="537518*logwidth/2653706"/>
          <draw:equation draw:name="f213" draw:formula="4125035*logheight/6858000"/>
          <draw:equation draw:name="f214" draw:formula="1512934*logwidth/2653706"/>
          <draw:equation draw:name="f215" draw:formula="1478062*logheight/6858000"/>
          <draw:equation draw:name="f216" draw:formula="2127052*logwidth/2653706"/>
          <draw:equation draw:name="f217" draw:formula="346701*logheight/6858000"/>
          <draw:equation draw:name="f218" draw:formula="2322484*logwidth/2653706"/>
          <draw:equation draw:name="f219" draw:formula="0*logheight/6858000"/>
          <draw:equation draw:name="f220" draw:formula="2341953*logwidth/2653706"/>
          <draw:equation draw:name="f221" draw:formula="0*logheight/6858000"/>
          <draw:equation draw:name="f222" draw:formula="2139438*logwidth/2653706"/>
          <draw:equation draw:name="f223" draw:formula="358858*logheight/6858000"/>
          <draw:equation draw:name="f224" draw:formula="1525266*logwidth/2653706"/>
          <draw:equation draw:name="f225" draw:formula="1489545*logheight/6858000"/>
          <draw:equation draw:name="f226" draw:formula="551844*logwidth/2653706"/>
          <draw:equation draw:name="f227" draw:formula="4127906*logheight/6858000"/>
          <draw:equation draw:name="f228" draw:formula="670065*logwidth/2653706"/>
          <draw:equation draw:name="f229" draw:formula="5101462*logheight/6858000"/>
          <draw:equation draw:name="f230" draw:formula="1188792*logwidth/2653706"/>
          <draw:equation draw:name="f231" draw:formula="5763365*logheight/6858000"/>
          <draw:equation draw:name="f232" draw:formula="2084105*logwidth/2653706"/>
          <draw:equation draw:name="f233" draw:formula="6157955*logheight/6858000"/>
          <draw:equation draw:name="f234" draw:formula="1226911*logwidth/2653706"/>
          <draw:equation draw:name="f235" draw:formula="5733699*logheight/6858000"/>
          <draw:equation draw:name="f236" draw:formula="735840*logwidth/2653706"/>
          <draw:equation draw:name="f237" draw:formula="5042449*logheight/6858000"/>
          <draw:equation draw:name="f238" draw:formula="637551*logwidth/2653706"/>
          <draw:equation draw:name="f239" draw:formula="4047840*logheight/6858000"/>
          <draw:equation draw:name="f240" draw:formula="1608233*logwidth/2653706"/>
          <draw:equation draw:name="f241" draw:formula="1411393*logheight/6858000"/>
          <draw:equation draw:name="f242" draw:formula="1985396*logwidth/2653706"/>
          <draw:equation draw:name="f243" draw:formula="696219*logheight/6858000"/>
          <draw:equation draw:name="f244" draw:formula="2368015*logwidth/2653706"/>
          <draw:equation draw:name="f245" draw:formula="0*logheight/6858000"/>
          <draw:equation draw:name="f246" draw:formula="2388181*logwidth/2653706"/>
          <draw:equation draw:name="f247" draw:formula="0*logheight/6858000"/>
          <draw:equation draw:name="f248" draw:formula="1998726*logwidth/2653706"/>
          <draw:equation draw:name="f249" draw:formula="708420*logheight/6858000"/>
          <draw:equation draw:name="f250" draw:formula="1621562*logwidth/2653706"/>
          <draw:equation draw:name="f251" draw:formula="1422876*logheight/6858000"/>
          <draw:equation draw:name="f252" draw:formula="653871*logwidth/2653706"/>
          <draw:equation draw:name="f253" draw:formula="4051668*logheight/6858000"/>
          <draw:equation draw:name="f254" draw:formula="751038*logwidth/2653706"/>
          <draw:equation draw:name="f255" draw:formula="5033836*logheight/6858000"/>
          <draw:equation draw:name="f256" draw:formula="1236379*logwidth/2653706"/>
          <draw:equation draw:name="f257" draw:formula="5715517*logheight/6858000"/>
          <draw:equation draw:name="f258" draw:formula="2113629*logwidth/2653706"/>
          <draw:equation draw:name="f259" draw:formula="6145514*logheight/6858000"/>
          <draw:equation draw:name="f260" draw:formula="1277364*logwidth/2653706"/>
          <draw:equation draw:name="f261" draw:formula="5682980*logheight/6858000"/>
          <draw:equation draw:name="f262" draw:formula="821672*logwidth/2653706"/>
          <draw:equation draw:name="f263" draw:formula="4970996*logheight/6858000"/>
          <draw:equation draw:name="f264" draw:formula="747301*logwidth/2653706"/>
          <draw:equation draw:name="f265" draw:formula="3967774*logheight/6858000"/>
          <draw:equation draw:name="f266" draw:formula="1095237*logwidth/2653706"/>
          <draw:equation draw:name="f267" draw:formula="2708085*logheight/6858000"/>
          <draw:equation draw:name="f268" draw:formula="1713124*logwidth/2653706"/>
          <draw:equation draw:name="f269" draw:formula="1340896*logheight/6858000"/>
          <draw:equation draw:name="f270" draw:formula="2062725*logwidth/2653706"/>
          <draw:equation draw:name="f271" draw:formula="667071*logheight/6858000"/>
          <draw:equation draw:name="f272" draw:formula="2421520*logwidth/2653706"/>
          <draw:equation draw:name="f273" draw:formula="0*logheight/6858000"/>
          <draw:equation draw:name="f274" draw:formula="2441539*logwidth/2653706"/>
          <draw:equation draw:name="f275" draw:formula="0*logheight/6858000"/>
          <draw:equation draw:name="f276" draw:formula="2075728*logwidth/2653706"/>
          <draw:equation draw:name="f277" draw:formula="679033*logheight/6858000"/>
          <draw:equation draw:name="f278" draw:formula="1726454*logwidth/2653706"/>
          <draw:equation draw:name="f279" draw:formula="1352380*logheight/6858000"/>
          <draw:equation draw:name="f280" draw:formula="1109563*logwidth/2653706"/>
          <draw:equation draw:name="f281" draw:formula="2716697*logheight/6858000"/>
          <draw:equation draw:name="f282" draw:formula="763496*logwidth/2653706"/>
          <draw:equation draw:name="f283" draw:formula="3970645*logheight/6858000"/>
          <draw:equation draw:name="f284" draw:formula="836870*logwidth/2653706"/>
          <draw:equation draw:name="f285" draw:formula="4961426*logheight/6858000"/>
          <draw:equation draw:name="f286" draw:formula="1285960*logwidth/2653706"/>
          <draw:equation draw:name="f287" draw:formula="5664159*logheight/6858000"/>
          <draw:equation draw:name="f288" draw:formula="2128828*logwidth/2653706"/>
          <draw:equation draw:name="f289" draw:formula="6127332*logheight/6858000"/>
          <draw:equation draw:name="f290" draw:formula="1329810*logwidth/2653706"/>
          <draw:equation draw:name="f291" draw:formula="5627795*logheight/6858000"/>
          <draw:equation draw:name="f292" draw:formula="913109*logwidth/2653706"/>
          <draw:equation draw:name="f293" draw:formula="4892524*logheight/6858000"/>
          <draw:equation draw:name="f294" draw:formula="863529*logwidth/2653706"/>
          <draw:equation draw:name="f295" draw:formula="3881009*logheight/6858000"/>
          <draw:equation draw:name="f296" draw:formula="1825614*logwidth/2653706"/>
          <draw:equation draw:name="f297" draw:formula="1265296*logheight/6858000"/>
          <draw:equation draw:name="f298" draw:formula="2328773*logwidth/2653706"/>
          <draw:equation draw:name="f299" draw:formula="287753*logheight/6858000"/>
          <draw:equation draw:name="f300" draw:formula="2480844*logwidth/2653706"/>
          <draw:equation draw:name="f301" draw:formula="0*logheight/6858000"/>
          <draw:equation draw:name="f302" draw:formula="2500750*logwidth/2653706"/>
          <draw:equation draw:name="f303" draw:formula="0*logheight/6858000"/>
          <draw:equation draw:name="f304" draw:formula="2342244*logwidth/2653706"/>
          <draw:equation draw:name="f305" draw:formula="300014*logheight/6858000"/>
          <draw:equation draw:name="f306" draw:formula="1839068*logwidth/2653706"/>
          <draw:equation draw:name="f307" draw:formula="1277736*logheight/6858000"/>
          <draw:equation draw:name="f308" draw:formula="879848*logwidth/2653706"/>
          <draw:equation draw:name="f309" draw:formula="3885793*logheight/6858000"/>
          <draw:equation draw:name="f310" draw:formula="928432*logwidth/2653706"/>
          <draw:equation draw:name="f311" draw:formula="4886144*logheight/6858000"/>
          <draw:equation draw:name="f312" draw:formula="1339402*logwidth/2653706"/>
          <draw:equation draw:name="f313" draw:formula="5611526*logheight/6858000"/>
          <draw:equation draw:name="f314" draw:formula="2134558*logwidth/2653706"/>
          <draw:equation draw:name="f315" draw:formula="6108512*logheight/6858000"/>
          <draw:equation draw:name="f316" draw:formula="1384248*logwidth/2653706"/>
          <draw:equation draw:name="f317" draw:formula="5572610*logheight/6858000"/>
          <draw:equation draw:name="f318" draw:formula="1008533*logwidth/2653706"/>
          <draw:equation draw:name="f319" draw:formula="4813415*logheight/6858000"/>
          <draw:equation draw:name="f320" draw:formula="986608*logwidth/2653706"/>
          <draw:equation draw:name="f321" draw:formula="3792330*logheight/6858000"/>
          <draw:equation draw:name="f322" draw:formula="1944832*logwidth/2653706"/>
          <draw:equation draw:name="f323" draw:formula="1188100*logheight/6858000"/>
          <draw:equation draw:name="f324" draw:formula="2543659*logwidth/2653706"/>
          <draw:equation draw:name="f325" draw:formula="6882*logheight/6858000"/>
          <draw:equation draw:name="f326" draw:formula="2547243*logwidth/2653706"/>
          <draw:equation draw:name="f327" draw:formula="0*logheight/6858000"/>
          <draw:equation draw:name="f328" draw:formula="2567050*logwidth/2653706"/>
          <draw:equation draw:name="f329" draw:formula="0*logheight/6858000"/>
          <draw:equation draw:name="f330" draw:formula="2556989*logwidth/2653706"/>
          <draw:equation draw:name="f331" draw:formula="19323*logheight/6858000"/>
          <draw:equation draw:name="f332" draw:formula="1958161*logwidth/2653706"/>
          <draw:equation draw:name="f333" draw:formula="1199584*logheight/6858000"/>
          <draw:equation draw:name="f334" draw:formula="1001806*logwidth/2653706"/>
          <draw:equation draw:name="f335" draw:formula="3796158*logheight/6858000"/>
          <draw:equation draw:name="f336" draw:formula="1022859*logwidth/2653706"/>
          <draw:equation draw:name="f337" draw:formula="4806716*logheight/6858000"/>
          <draw:equation draw:name="f338" draw:formula="1393716*logwidth/2653706"/>
          <draw:equation draw:name="f339" draw:formula="5556341*logheight/6858000"/>
          <draw:equation draw:name="f340" draw:formula="2129824*logwidth/2653706"/>
          <draw:equation draw:name="f341" draw:formula="6084587*logheight/6858000"/>
          <draw:equation draw:name="f342" draw:formula="1440431*logwidth/2653706"/>
          <draw:equation draw:name="f343" draw:formula="5515191*logheight/6858000"/>
          <draw:equation draw:name="f344" draw:formula="1108691*logwidth/2653706"/>
          <draw:equation draw:name="f345" draw:formula="4730477*logheight/6858000"/>
          <draw:equation draw:name="f346" draw:formula="1116290*logwidth/2653706"/>
          <draw:equation draw:name="f347" draw:formula="3698866*logheight/6858000"/>
          <draw:equation draw:name="f348" draw:formula="2073641*logwidth/2653706"/>
          <draw:equation draw:name="f349" draw:formula="1106120*logheight/6858000"/>
          <draw:equation draw:name="f350" draw:formula="2583772*logwidth/2653706"/>
          <draw:equation draw:name="f351" draw:formula="76422*logheight/6858000"/>
          <draw:equation draw:name="f352" draw:formula="2621936*logwidth/2653706"/>
          <draw:equation draw:name="f353" draw:formula="0*logheight/6858000"/>
          <draw:equation draw:name="f354" draw:formula="2641000*logwidth/2653706"/>
          <draw:equation draw:name="f355" draw:formula="0*logheight/6858000"/>
          <draw:equation draw:name="f356" draw:formula="2597102*logwidth/2653706"/>
          <draw:equation draw:name="f357" draw:formula="87906*logheight/6858000"/>
          <draw:equation draw:name="f358" draw:formula="2086971*logwidth/2653706"/>
          <draw:equation draw:name="f359" draw:formula="1117604*logheight/6858000"/>
          <draw:equation draw:name="f360" draw:formula="1131488*logwidth/2653706"/>
          <draw:equation draw:name="f361" draw:formula="3703650*logheight/6858000"/>
          <draw:equation draw:name="f362" draw:formula="1123889*logwidth/2653706"/>
          <draw:equation draw:name="f363" draw:formula="4724736*logheight/6858000"/>
          <draw:equation draw:name="f364" draw:formula="1451892*logwidth/2653706"/>
          <draw:equation draw:name="f365" draw:formula="5499242*logheight/6858000"/>
          <draw:equation draw:name="f366" draw:formula="2121229*logwidth/2653706"/>
          <draw:equation draw:name="f367" draw:formula="6054921*logheight/6858000"/>
          <draw:equation draw:name="f368" draw:formula="1500476*logwidth/2653706"/>
          <draw:equation draw:name="f369" draw:formula="5455221*logheight/6858000"/>
          <draw:equation draw:name="f370" draw:formula="1214454*logwidth/2653706"/>
          <draw:equation draw:name="f371" draw:formula="4643712*logheight/6858000"/>
          <draw:equation draw:name="f372" draw:formula="1253570*logwidth/2653706"/>
          <draw:equation draw:name="f373" draw:formula="3601574*logheight/6858000"/>
          <draw:equation draw:name="f374" draw:formula="2580907*logwidth/2653706"/>
          <draw:equation draw:name="f375" draw:formula="257608*logheight/6858000"/>
          <draw:equation draw:name="f376" draw:formula="2653706*logwidth/2653706"/>
          <draw:equation draw:name="f377" draw:formula="109659*logheight/6858000"/>
          <draw:equation draw:name="f378" draw:formula="2653706*logwidth/2653706"/>
          <draw:equation draw:name="f379" draw:formula="149153*logheight/6858000"/>
          <draw:equation draw:name="f380" draw:formula="2595109*logwidth/2653706"/>
          <draw:equation draw:name="f381" draw:formula="269092*logheight/6858000"/>
          <draw:equation draw:name="f382" draw:formula="1269765*logwidth/2653706"/>
          <draw:equation draw:name="f383" draw:formula="3606359*logheight/6858000"/>
          <draw:equation draw:name="f384" draw:formula="1230649*logwidth/2653706"/>
          <draw:equation draw:name="f385" draw:formula="4639885*logheight/6858000"/>
          <draw:equation draw:name="f386" draw:formula="1512934*logwidth/2653706"/>
          <draw:equation draw:name="f387" draw:formula="5440867*logheight/6858000"/>
          <draw:equation draw:name="f388" draw:formula="2112633*logwidth/2653706"/>
          <draw:equation draw:name="f389" draw:formula="6024617*logheight/6858000"/>
          <draw:equation draw:name="f390" draw:formula="2112633*logwidth/2653706"/>
          <draw:equation draw:name="f391" draw:formula="6023661*logheight/6858000"/>
          <draw:equation draw:name="f392" draw:formula="2094570*logwidth/2653706"/>
          <draw:equation draw:name="f393" draw:formula="6009306*logheight/6858000"/>
          <draw:equation draw:name="f394" draw:formula="1562514*logwidth/2653706"/>
          <draw:equation draw:name="f395" draw:formula="5395251*logheight/6858000"/>
          <draw:equation draw:name="f396" draw:formula="1325076*logwidth/2653706"/>
          <draw:equation draw:name="f397" draw:formula="4555990*logheight/6858000"/>
          <draw:equation draw:name="f398" draw:formula="1398450*logwidth/2653706"/>
          <draw:equation draw:name="f399" draw:formula="3502368*logheight/6858000"/>
          <draw:equation draw:name="f400" draw:formula="2637090*logwidth/2653706"/>
          <draw:equation draw:name="f401" draw:formula="352029*logheight/6858000"/>
          <draw:equation draw:name="f402" draw:formula="2653706*logwidth/2653706"/>
          <draw:equation draw:name="f403" draw:formula="317523*logheight/6858000"/>
          <draw:equation draw:name="f404" draw:formula="2653706*logwidth/2653706"/>
          <draw:equation draw:name="f405" draw:formula="356788*logheight/6858000"/>
          <draw:equation draw:name="f406" draw:formula="2650419*logwidth/2653706"/>
          <draw:equation draw:name="f407" draw:formula="363512*logheight/6858000"/>
          <draw:equation draw:name="f408" draw:formula="1413773*logwidth/2653706"/>
          <draw:equation draw:name="f409" draw:formula="3508110*logheight/6858000"/>
          <draw:equation draw:name="f410" draw:formula="1341270*logwidth/2653706"/>
          <draw:equation draw:name="f411" draw:formula="4554076*logheight/6858000"/>
          <draw:equation draw:name="f412" draw:formula="1575843*logwidth/2653706"/>
          <draw:equation draw:name="f413" draw:formula="5382811*logheight/6858000"/>
          <draw:equation draw:name="f414" draw:formula="2104037*logwidth/2653706"/>
          <draw:equation draw:name="f415" draw:formula="5992081*logheight/6858000"/>
          <draw:equation draw:name="f416" draw:formula="2104037*logwidth/2653706"/>
          <draw:equation draw:name="f417" draw:formula="5991124*logheight/6858000"/>
          <draw:equation draw:name="f418" draw:formula="1625424*logwidth/2653706"/>
          <draw:equation draw:name="f419" draw:formula="5335919*logheight/6858000"/>
          <draw:equation draw:name="f420" draw:formula="1547191*logwidth/2653706"/>
          <draw:equation draw:name="f421" draw:formula="3402206*logheight/6858000"/>
          <draw:equation draw:name="f422" draw:formula="2329749*logwidth/2653706"/>
          <draw:equation draw:name="f423" draw:formula="1254096*logheight/6858000"/>
          <draw:equation draw:name="f424" draw:formula="2653706*logwidth/2653706"/>
          <draw:equation draw:name="f425" draw:formula="553432*logheight/6858000"/>
          <draw:equation draw:name="f426" draw:formula="2653706*logwidth/2653706"/>
          <draw:equation draw:name="f427" draw:formula="593660*logheight/6858000"/>
          <draw:equation draw:name="f428" draw:formula="2334280*logwidth/2653706"/>
          <draw:equation draw:name="f429" draw:formula="1285138*logheight/6858000"/>
          <draw:equation draw:name="f430" draw:formula="1562514*logwidth/2653706"/>
          <draw:equation draw:name="f431" draw:formula="3407947*logheight/6858000"/>
          <draw:equation draw:name="f432" draw:formula="1638753*logwidth/2653706"/>
          <draw:equation draw:name="f433" draw:formula="5323798*logheight/6858000"/>
          <draw:equation draw:name="f434" draw:formula="2083109*logwidth/2653706"/>
          <draw:equation draw:name="f435" draw:formula="5944551*logheight/6858000"/>
          <draw:equation draw:name="f436" draw:formula="1688334*logwidth/2653706"/>
          <draw:equation draw:name="f437" draw:formula="5275949*logheight/6858000"/>
          <draw:equation draw:name="f438" draw:formula="1700791*logwidth/2653706"/>
          <draw:equation draw:name="f439" draw:formula="3300129*logheight/6858000"/>
          <draw:equation draw:name="f440" draw:formula="2383249*logwidth/2653706"/>
          <draw:equation draw:name="f441" draw:formula="1421257*logheight/6858000"/>
          <draw:equation draw:name="f442" draw:formula="2653706*logwidth/2653706"/>
          <draw:equation draw:name="f443" draw:formula="821450*logheight/6858000"/>
          <draw:equation draw:name="f444" draw:formula="2653706*logwidth/2653706"/>
          <draw:equation draw:name="f445" draw:formula="862684*logheight/6858000"/>
          <draw:equation draw:name="f446" draw:formula="2387656*logwidth/2653706"/>
          <draw:equation draw:name="f447" draw:formula="1453928*logheight/6858000"/>
          <draw:equation draw:name="f448" draw:formula="1715989*logwidth/2653706"/>
          <draw:equation draw:name="f449" draw:formula="3306828*logheight/6858000"/>
          <draw:equation draw:name="f450" draw:formula="1702660*logwidth/2653706"/>
          <draw:equation draw:name="f451" draw:formula="5266380*logheight/6858000"/>
          <draw:equation draw:name="f452" draw:formula="2075510*logwidth/2653706"/>
          <draw:equation draw:name="f453" draw:formula="5906272*logheight/6858000"/>
          <draw:equation draw:name="f454" draw:formula="1751244*logwidth/2653706"/>
          <draw:equation draw:name="f455" draw:formula="5217893*logheight/6858000"/>
          <draw:equation draw:name="f456" draw:formula="1858128*logwidth/2653706"/>
          <draw:equation draw:name="f457" draw:formula="3198371*logheight/6858000"/>
          <draw:equation draw:name="f458" draw:formula="2439348*logwidth/2653706"/>
          <draw:equation draw:name="f459" draw:formula="1606321*logheight/6858000"/>
          <draw:equation draw:name="f460" draw:formula="2653706*logwidth/2653706"/>
          <draw:equation draw:name="f461" draw:formula="1120016*logheight/6858000"/>
          <draw:equation draw:name="f462" draw:formula="2653706*logwidth/2653706"/>
          <draw:equation draw:name="f463" draw:formula="1161856*logheight/6858000"/>
          <draw:equation draw:name="f464" draw:formula="2443195*logwidth/2653706"/>
          <draw:equation draw:name="f465" draw:formula="1640038*logheight/6858000"/>
          <draw:equation draw:name="f466" draw:formula="1873326*logwidth/2653706"/>
          <draw:equation draw:name="f467" draw:formula="3206027*logheight/6858000"/>
          <draw:equation draw:name="f468" draw:formula="1766566*logwidth/2653706"/>
          <draw:equation draw:name="f469" draw:formula="5210238*logheight/6858000"/>
          <draw:equation draw:name="f470" draw:formula="2054457*logwidth/2653706"/>
          <draw:equation draw:name="f471" draw:formula="5843432*logheight/6858000"/>
          <draw:equation draw:name="f472" draw:formula="1813282*logwidth/2653706"/>
          <draw:equation draw:name="f473" draw:formula="5162389*logheight/6858000"/>
          <draw:equation draw:name="f474" draw:formula="2019203*logwidth/2653706"/>
          <draw:equation draw:name="f475" draw:formula="3098209*logheight/6858000"/>
          <draw:equation draw:name="f476" draw:formula="2489217*logwidth/2653706"/>
          <draw:equation draw:name="f477" draw:formula="1822316*logheight/6858000"/>
          <draw:equation draw:name="f478" draw:formula="2653706*logwidth/2653706"/>
          <draw:equation draw:name="f479" draw:formula="1442043*logheight/6858000"/>
          <draw:equation draw:name="f480" draw:formula="2653706*logwidth/2653706"/>
          <draw:equation draw:name="f481" draw:formula="1484308*logheight/6858000"/>
          <draw:equation draw:name="f482" draw:formula="2493485*logwidth/2653706"/>
          <draw:equation draw:name="f483" draw:formula="1856079*logheight/6858000"/>
          <draw:equation draw:name="f484" draw:formula="2034525*logwidth/2653706"/>
          <draw:equation draw:name="f485" draw:formula="3105864*logheight/6858000"/>
          <draw:equation draw:name="f486" draw:formula="1829476*logwidth/2653706"/>
          <draw:equation draw:name="f487" draw:formula="5156647*logheight/6858000"/>
          <draw:equation draw:name="f488" draw:formula="2036394*logwidth/2653706"/>
          <draw:equation draw:name="f489" draw:formula="5769107*logheight/6858000"/>
          <draw:equation draw:name="f490" draw:formula="1874323*logwidth/2653706"/>
          <draw:equation draw:name="f491" draw:formula="5110075*logheight/6858000"/>
          <draw:equation draw:name="f492" draw:formula="2182270*logwidth/2653706"/>
          <draw:equation draw:name="f493" draw:formula="2999003*logheight/6858000"/>
          <draw:equation draw:name="f494" draw:formula="2538241*logwidth/2653706"/>
          <draw:equation draw:name="f495" draw:formula="2048868*logheight/6858000"/>
          <draw:equation draw:name="f496" draw:formula="2653706*logwidth/2653706"/>
          <draw:equation draw:name="f497" draw:formula="1777395*logheight/6858000"/>
          <draw:equation draw:name="f498" draw:formula="2653706*logwidth/2653706"/>
          <draw:equation draw:name="f499" draw:formula="1820629*logheight/6858000"/>
          <draw:equation draw:name="f500" draw:formula="2542371*logwidth/2653706"/>
          <draw:equation draw:name="f501" draw:formula="2083409*logheight/6858000"/>
          <draw:equation draw:name="f502" draw:formula="2196596*logwidth/2653706"/>
          <draw:equation draw:name="f503" draw:formula="3007616*logheight/6858000"/>
          <draw:equation draw:name="f504" draw:formula="1890518*logwidth/2653706"/>
          <draw:equation draw:name="f505" draw:formula="5107204*logheight/6858000"/>
          <draw:equation draw:name="f506" draw:formula="2024933*logwidth/2653706"/>
          <draw:equation draw:name="f507" draw:formula="5689679*logheight/6858000"/>
          <draw:equation draw:name="f508" draw:formula="1932499*logwidth/2653706"/>
          <draw:equation draw:name="f509" draw:formula="5062545*logheight/6858000"/>
          <draw:equation draw:name="f510" draw:formula="2345337*logwidth/2653706"/>
          <draw:equation draw:name="f511" draw:formula="2903625*logheight/6858000"/>
          <draw:equation draw:name="f512" draw:formula="2501320*logwidth/2653706"/>
          <draw:equation draw:name="f513" draw:formula="2487464*logheight/6858000"/>
          <draw:equation draw:name="f514" draw:formula="2653706*logwidth/2653706"/>
          <draw:equation draw:name="f515" draw:formula="2117297*logheight/6858000"/>
          <draw:equation draw:name="f516" draw:formula="2653706*logwidth/2653706"/>
          <draw:equation draw:name="f517" draw:formula="2160588*logheight/6858000"/>
          <draw:equation draw:name="f518" draw:formula="2509230*logwidth/2653706"/>
          <draw:equation draw:name="f519" draw:formula="2513302*logheight/6858000"/>
          <draw:equation draw:name="f520" draw:formula="2359663*logwidth/2653706"/>
          <draw:equation draw:name="f521" draw:formula="2912238*logheight/6858000"/>
          <draw:equation draw:name="f522" draw:formula="1947697*logwidth/2653706"/>
          <draw:equation draw:name="f523" draw:formula="5060632*logheight/6858000"/>
          <draw:equation draw:name="f524" draw:formula="2020199*logwidth/2653706"/>
          <draw:equation draw:name="f525" draw:formula="5602913*logheight/6858000"/>
          <draw:equation draw:name="f526" draw:formula="1985817*logwidth/2653706"/>
          <draw:equation draw:name="f527" draw:formula="5019482*logheight/6858000"/>
          <draw:equation draw:name="f528" draw:formula="2507408*logwidth/2653706"/>
          <draw:equation draw:name="f529" draw:formula="2812075*logheight/6858000"/>
          <draw:equation draw:name="f530" draw:formula="2653706*logwidth/2653706"/>
          <draw:equation draw:name="f531" draw:formula="2448496*logheight/6858000"/>
          <draw:equation draw:name="f532" draw:formula="2653706*logwidth/2653706"/>
          <draw:equation draw:name="f533" draw:formula="2492497*logheight/6858000"/>
          <draw:equation draw:name="f534" draw:formula="2521734*logwidth/2653706"/>
          <draw:equation draw:name="f535" draw:formula="2822602*logheight/6858000"/>
          <draw:equation draw:name="f536" draw:formula="2002011*logwidth/2653706"/>
          <draw:equation draw:name="f537" draw:formula="5020439*logheight/6858000"/>
          <draw:equation draw:name="f538" draw:formula="2072645*logwidth/2653706"/>
          <draw:equation draw:name="f539" draw:formula="5793669*logheight/6858000"/>
          <draw:equation draw:name="f540" draw:formula="2096438*logwidth/2653706"/>
          <draw:equation draw:name="f541" draw:formula="5868951*logheight/6858000"/>
          <draw:equation draw:name="f542" draw:formula="2125091*logwidth/2653706"/>
          <draw:equation draw:name="f543" draw:formula="5932111*logheight/6858000"/>
          <draw:equation draw:name="f544" draw:formula="2163210*logwidth/2653706"/>
          <draw:equation draw:name="f545" draw:formula="5994951*logheight/6858000"/>
          <draw:equation draw:name="f546" draw:formula="2205191*logwidth/2653706"/>
          <draw:equation draw:name="f547" draw:formula="6048223*logheight/6858000"/>
          <draw:equation draw:name="f548" draw:formula="2243311*logwidth/2653706"/>
          <draw:equation draw:name="f549" draw:formula="6087458*logheight/6858000"/>
          <draw:equation draw:name="f550" draw:formula="2304353*logwidth/2653706"/>
          <draw:equation draw:name="f551" draw:formula="6138816*logheight/6858000"/>
          <draw:equation draw:name="f552" draw:formula="2337739*logwidth/2653706"/>
          <draw:equation draw:name="f553" draw:formula="6161783*logheight/6858000"/>
          <draw:equation draw:name="f554" draw:formula="2391056*logwidth/2653706"/>
          <draw:equation draw:name="f555" draw:formula="6192406*logheight/6858000"/>
          <draw:equation draw:name="f556" draw:formula="2449232*logwidth/2653706"/>
          <draw:equation draw:name="f557" draw:formula="6219839*logheight/6858000"/>
          <draw:equation draw:name="f558" draw:formula="2498813*logwidth/2653706"/>
          <draw:equation draw:name="f559" draw:formula="6239935*logheight/6858000"/>
          <draw:equation draw:name="f560" draw:formula="2552255*logwidth/2653706"/>
          <draw:equation draw:name="f561" draw:formula="6258118*logheight/6858000"/>
          <draw:equation draw:name="f562" draw:formula="2603704*logwidth/2653706"/>
          <draw:equation draw:name="f563" draw:formula="6272472*logheight/6858000"/>
          <draw:equation draw:name="f564" draw:formula="2652413*logwidth/2653706"/>
          <draw:equation draw:name="f565" draw:formula="6283956*logheight/6858000"/>
          <draw:equation draw:name="f566" draw:formula="2653706*logwidth/2653706"/>
          <draw:equation draw:name="f567" draw:formula="6284216*logheight/6858000"/>
          <draw:equation draw:name="f568" draw:formula="2653706*logwidth/2653706"/>
          <draw:equation draw:name="f569" draw:formula="6355833*logheight/6858000"/>
          <draw:equation draw:name="f570" draw:formula="2598970*logwidth/2653706"/>
          <draw:equation draw:name="f571" draw:formula="6327657*logheight/6858000"/>
          <draw:equation draw:name="f572" draw:formula="2597974*logwidth/2653706"/>
          <draw:equation draw:name="f573" draw:formula="6327657*logheight/6858000"/>
          <draw:equation draw:name="f574" draw:formula="2653706*logwidth/2653706"/>
          <draw:equation draw:name="f575" draw:formula="6361037*logheight/6858000"/>
          <draw:equation draw:name="f576" draw:formula="2653706*logwidth/2653706"/>
          <draw:equation draw:name="f577" draw:formula="6383683*logheight/6858000"/>
          <draw:equation draw:name="f578" draw:formula="2556989*logwidth/2653706"/>
          <draw:equation draw:name="f579" draw:formula="6325743*logheight/6858000"/>
          <draw:equation draw:name="f580" draw:formula="2548393*logwidth/2653706"/>
          <draw:equation draw:name="f581" draw:formula="6325743*logheight/6858000"/>
          <draw:equation draw:name="f582" draw:formula="2653706*logwidth/2653706"/>
          <draw:equation draw:name="f583" draw:formula="6399984*logheight/6858000"/>
          <draw:equation draw:name="f584" draw:formula="2653706*logwidth/2653706"/>
          <draw:equation draw:name="f585" draw:formula="6423798*logheight/6858000"/>
          <draw:equation draw:name="f586" draw:formula="2513139*logwidth/2653706"/>
          <draw:equation draw:name="f587" draw:formula="6323830*logheight/6858000"/>
          <draw:equation draw:name="f588" draw:formula="2497941*logwidth/2653706"/>
          <draw:equation draw:name="f589" draw:formula="6322873*logheight/6858000"/>
          <draw:equation draw:name="f590" draw:formula="2653706*logwidth/2653706"/>
          <draw:equation draw:name="f591" draw:formula="6451769*logheight/6858000"/>
          <draw:equation draw:name="f592" draw:formula="2653706*logwidth/2653706"/>
          <draw:equation draw:name="f593" draw:formula="6476815*logheight/6858000"/>
          <draw:equation draw:name="f594" draw:formula="2648551*logwidth/2653706"/>
          <draw:equation draw:name="f595" draw:formula="6472798*logheight/6858000"/>
          <draw:equation draw:name="f596" draw:formula="2466423*logwidth/2653706"/>
          <draw:equation draw:name="f597" draw:formula="6320959*logheight/6858000"/>
          <draw:equation draw:name="f598" draw:formula="2446367*logwidth/2653706"/>
          <draw:equation draw:name="f599" draw:formula="6320002*logheight/6858000"/>
          <draw:equation draw:name="f600" draw:formula="2603704*logwidth/2653706"/>
          <draw:equation draw:name="f601" draw:formula="6475668*logheight/6858000"/>
          <draw:equation draw:name="f602" draw:formula="2653706*logwidth/2653706"/>
          <draw:equation draw:name="f603" draw:formula="6522727*logheight/6858000"/>
          <draw:equation draw:name="f604" draw:formula="2653706*logwidth/2653706"/>
          <draw:equation draw:name="f605" draw:formula="6548561*logheight/6858000"/>
          <draw:equation draw:name="f606" draw:formula="2594237*logwidth/2653706"/>
          <draw:equation draw:name="f607" draw:formula="6492575*logheight/6858000"/>
          <draw:equation draw:name="f608" draw:formula="2418711*logwidth/2653706"/>
          <draw:equation draw:name="f609" draw:formula="6318088*logheight/6858000"/>
          <draw:equation draw:name="f610" draw:formula="2393049*logwidth/2653706"/>
          <draw:equation draw:name="f611" draw:formula="6317131*logheight/6858000"/>
          <draw:equation draw:name="f612" draw:formula="2547521*logwidth/2653706"/>
          <draw:equation draw:name="f613" draw:formula="6499274*logheight/6858000"/>
          <draw:equation draw:name="f614" draw:formula="2653706*logwidth/2653706"/>
          <draw:equation draw:name="f615" draw:formula="6616354*logheight/6858000"/>
          <draw:equation draw:name="f616" draw:formula="2653706*logwidth/2653706"/>
          <draw:equation draw:name="f617" draw:formula="6643851*logheight/6858000"/>
          <draw:equation draw:name="f618" draw:formula="2536932*logwidth/2653706"/>
          <draw:equation draw:name="f619" draw:formula="6515542*logheight/6858000"/>
          <draw:equation draw:name="f620" draw:formula="2368259*logwidth/2653706"/>
          <draw:equation draw:name="f621" draw:formula="6316174*logheight/6858000"/>
          <draw:equation draw:name="f622" draw:formula="2338611*logwidth/2653706"/>
          <draw:equation draw:name="f623" draw:formula="6314260*logheight/6858000"/>
          <draw:equation draw:name="f624" draw:formula="2487352*logwidth/2653706"/>
          <draw:equation draw:name="f625" draw:formula="6526069*logheight/6858000"/>
          <draw:equation draw:name="f626" draw:formula="2653706*logwidth/2653706"/>
          <draw:equation draw:name="f627" draw:formula="6739347*logheight/6858000"/>
          <draw:equation draw:name="f628" draw:formula="2653706*logwidth/2653706"/>
          <draw:equation draw:name="f629" draw:formula="6769028*logheight/6858000"/>
          <draw:equation draw:name="f630" draw:formula="2476016*logwidth/2653706"/>
          <draw:equation draw:name="f631" draw:formula="6541380*logheight/6858000"/>
          <draw:equation draw:name="f632" draw:formula="2315813*logwidth/2653706"/>
          <draw:equation draw:name="f633" draw:formula="6313303*logheight/6858000"/>
          <draw:equation draw:name="f634" draw:formula="2284296*logwidth/2653706"/>
          <draw:equation draw:name="f635" draw:formula="6311389*logheight/6858000"/>
          <draw:equation draw:name="f636" draw:formula="2424442*logwidth/2653706"/>
          <draw:equation draw:name="f637" draw:formula="6557649*logheight/6858000"/>
          <draw:equation draw:name="f638" draw:formula="2527900*logwidth/2653706"/>
          <draw:equation draw:name="f639" draw:formula="6716824*logheight/6858000"/>
          <draw:equation draw:name="f640" draw:formula="2624296*logwidth/2653706"/>
          <draw:equation draw:name="f641" draw:formula="6858000*logheight/6858000"/>
          <draw:equation draw:name="f642" draw:formula="2602398*logwidth/2653706"/>
          <draw:equation draw:name="f643" draw:formula="6858000*logheight/6858000"/>
          <draw:equation draw:name="f644" draw:formula="2510398*logwidth/2653706"/>
          <draw:equation draw:name="f645" draw:formula="6722766*logheight/6858000"/>
          <draw:equation draw:name="f646" draw:formula="2412109*logwidth/2653706"/>
          <draw:equation draw:name="f647" draw:formula="6570727*logheight/6858000"/>
          <draw:equation draw:name="f648" draw:formula="2263368*logwidth/2653706"/>
          <draw:equation draw:name="f649" draw:formula="6309475*logheight/6858000"/>
          <draw:equation draw:name="f650" draw:formula="2227117*logwidth/2653706"/>
          <draw:equation draw:name="f651" draw:formula="6306604*logheight/6858000"/>
          <draw:equation draw:name="f652" draw:formula="2356798*logwidth/2653706"/>
          <draw:equation draw:name="f653" draw:formula="6590824*logheight/6858000"/>
          <draw:equation draw:name="f654" draw:formula="2503320*logwidth/2653706"/>
          <draw:equation draw:name="f655" draw:formula="6858000*logheight/6858000"/>
          <draw:equation draw:name="f656" draw:formula="2482994*logwidth/2653706"/>
          <draw:equation draw:name="f657" draw:formula="6858000*logheight/6858000"/>
          <draw:equation draw:name="f658" draw:formula="2418198*logwidth/2653706"/>
          <draw:equation draw:name="f659" draw:formula="6744896*logheight/6858000"/>
          <draw:equation draw:name="f660" draw:formula="2346334*logwidth/2653706"/>
          <draw:equation draw:name="f661" draw:formula="6609963*logheight/6858000"/>
          <draw:equation draw:name="f662" draw:formula="2210922*logwidth/2653706"/>
          <draw:equation draw:name="f663" draw:formula="6311389*logheight/6858000"/>
          <draw:equation draw:name="f664" draw:formula="940765*logwidth/2653706"/>
          <draw:equation draw:name="f665" draw:formula="6053008*logheight/6858000"/>
          <draw:equation draw:name="f666" draw:formula="210387*logwidth/2653706"/>
          <draw:equation draw:name="f667" draw:formula="5482017*logheight/6858000"/>
          <draw:equation draw:name="f668" draw:formula="3469*logwidth/2653706"/>
          <draw:equation draw:name="f669" draw:formula="4546421*logheight/6858000"/>
          <draw:equation draw:name="f670" draw:formula="1013267*logwidth/2653706"/>
          <draw:equation draw:name="f671" draw:formula="1845218*logheight/6858000"/>
          <draw:equation draw:name="f672" draw:formula="1966351*logwidth/2653706"/>
          <draw:equation draw:name="f673" draw:formula="238807*logheight/6858000"/>
          <draw:equation draw:name="f674" draw:formula="logwidth"/>
          <draw:equation draw:name="f675" draw:formula="logheight"/>
        </draw:enhanced-geometry>
      </draw:custom-shape>
      <draw:frame draw:name="Title 1" presentation:style-name="Mpr1" draw:text-style-name="MP13" draw:layer="backgroundobjects" svg:width="9.905cm" svg:height="6.631cm" svg:x="7.829cm" svg:y="5.731cm" presentation:class="title" presentation:user-transformed="true">
        <draw:text-box>
          <text:p text:style-name="MP12"><text:span text:style-name="MT4">Click to edit Master title style</text:span></text:p>
        </draw:text-box>
      </draw:frame>
      <draw:frame draw:name="Date Placeholder 3" presentation:style-name="Mpr2" draw:text-style-name="MP15" draw:layer="backgroundobjects" svg:width="5.714cm" svg:height="1.013cm" svg:x="1.746cm" svg:y="17.657cm" presentation:class="date-time" presentation:user-transformed="true">
        <draw:text-box>
          <text:p text:style-name="MP14"><text:span text:style-name="MT5">Date</text:span></text:p>
        </draw:text-box>
      </draw:frame>
      <draw:frame draw:name="Footer Placeholder 4" presentation:style-name="Mpr2" draw:text-style-name="MP15" draw:layer="backgroundobjects" svg:width="8.572cm" svg:height="1.013cm" svg:x="8.414cm" svg:y="17.657cm" presentation:class="footer" presentation:user-transformed="true">
        <draw:text-box>
          <text:p text:style-name="MP16"><text:span text:style-name="MT5">Your Footer Here</text:span></text:p>
        </draw:text-box>
      </draw:frame>
      <draw:frame draw:name="Slide Number Placeholder 5" presentation:style-name="Mpr2" draw:text-style-name="MP15" draw:layer="backgroundobjects" svg:width="5.714cm" svg:height="1.013cm" svg:x="17.939cm" svg:y="17.657cm" presentation:class="page-number" presentation:user-transformed="true">
        <draw:text-box>
          <text:p text:style-name="MP17"><text:span text:style-name="MT5"><text:page-number>3</text:page-number></text:span></text:p>
        </draw:text-box>
      </draw:frame>
      <draw:frame presentation:style-name="Cover-outline1" draw:layer="backgroundobjects" svg:width="22.859cm" svg:height="11.048cm" svg:x="1.27cm" svg:y="4.457cm" presentation:class="outline" presentation:placeholder="true">
        <draw:text-box/>
      </draw:frame>
      <presentation:notes style:page-layout-name="PM2">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3</text:page-number></text:p>
          </draw:text-box>
        </draw:frame>
      </presentation:notes>
    </style:master-page>
    <style:master-page style:name="Title_20_and_20_Content_20_1" style:display-name="Title and Content 1" style:page-layout-name="PM1" draw:style-name="Mdp1">
      <draw:g draw:name="Group 6">
        <draw:custom-shape draw:name="TextBox 7" draw:style-name="Mgr3" draw:text-style-name="MP6" draw:layer="layout" svg:width="1.041cm" svg:height="0.674cm" svg:x="-4.61cm" svg:y="-0.205cm">
          <text:p text:style-name="MP5"><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6" draw:layer="layout" svg:width="1.363cm" svg:height="0.674cm" svg:x="-1.579cm" svg:y="0.811cm">
          <text:p text:style-name="MP5"><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7" draw:layer="layout" svg:width="3.902cm" svg:height="0.516cm" svg:x="-4.381cm" svg:y="0.387cm">
          <draw:image xlink:href="Pictures/10000201000001CD0000003D0E723AB59621D244.png" xlink:type="simple" xlink:show="embed" xlink:actuate="onLoad" draw:mime-type="image/png">
            <text:p/>
          </draw:image>
        </draw:frame>
      </draw:g>
      <draw:custom-shape draw:name="Rectangle 10" draw:style-name="Mgr3" draw:text-style-name="MP6" draw:layer="backgroundobjects" svg:width="4.906cm" svg:height="0.716cm" svg:x="-0.393cm" svg:y="19.332cm">
        <text:p text:style-name="MP5"><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9" draw:layer="backgroundobjects" svg:width="19.335cm" svg:height="3.681cm" svg:x="1.746cm" svg:y="1.014cm" presentation:class="title" presentation:user-transformed="true">
        <draw:text-box>
          <text:p text:style-name="MP18"><text:span text:style-name="MT6">Click to edit Master title style</text:span></text:p>
        </draw:text-box>
      </draw:frame>
      <draw:frame draw:name="Content Placeholder 2" presentation:style-name="Mpr6" draw:text-style-name="MP22" draw:layer="backgroundobjects" svg:width="19.335cm" svg:height="12.086cm" svg:x="1.746cm" svg:y="5.071cm" presentation:class="outline" presentation:user-transformed="true">
        <draw:text-box>
          <text:list text:style-name="ML7">
            <text:list-item>
              <text:p text:style-name="MP20"><text:span text:style-name="MT7">Click to edit Master text styles</text:span></text:p>
            </text:list-item>
          </text:list>
          <text:list text:style-name="ML8">
            <text:list-item>
              <text:list>
                <text:list-item>
                  <text:p text:style-name="MP21"><text:span text:style-name="MT8">Second level</text:span></text:p>
                </text:list-item>
              </text:list>
            </text:list-item>
          </text:list>
          <text:list text:style-name="ML9">
            <text:list-item>
              <text:list>
                <text:list-item>
                  <text:list>
                    <text:list-item>
                      <text:p text:style-name="MP21"><text:span text:style-name="MT9">Third level</text:span></text:p>
                    </text:list-item>
                  </text:list>
                </text:list-item>
              </text:list>
            </text:list-item>
          </text:list>
          <text:list text:style-name="ML10">
            <text:list-item>
              <text:list>
                <text:list-item>
                  <text:list>
                    <text:list-item>
                      <text:list>
                        <text:list-item>
                          <text:p text:style-name="MP21"><text:span text:style-name="MT10">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0">Fifth level</text:span></text:p>
                            </text:list-item>
                          </text:list>
                        </text:list-item>
                      </text:list>
                    </text:list-item>
                  </text:list>
                </text:list-item>
              </text:list>
            </text:list-item>
          </text:list>
        </draw:text-box>
      </draw:frame>
      <draw:frame draw:name="Date Placeholder 3" presentation:style-name="Mpr7" draw:text-style-name="MP15" draw:layer="backgroundobjects" svg:width="5.714cm" svg:height="1.013cm" svg:x="1.746cm" svg:y="17.657cm" presentation:class="date-time" presentation:user-transformed="true">
        <draw:text-box>
          <text:p text:style-name="MP14"><text:span text:style-name="MT5">Date</text:span></text:p>
        </draw:text-box>
      </draw:frame>
      <draw:frame draw:name="Footer Placeholder 4" presentation:style-name="Mpr7" draw:text-style-name="MP15" draw:layer="backgroundobjects" svg:width="7.13cm" svg:height="1.013cm" svg:x="8.414cm" svg:y="17.657cm" presentation:class="footer" presentation:user-transformed="true">
        <draw:text-box>
          <text:p text:style-name="MP16"><text:span text:style-name="MT5">Your Footer Here</text:span></text:p>
        </draw:text-box>
      </draw:frame>
      <draw:frame draw:name="Slide Number Placeholder 5" presentation:style-name="Mpr7" draw:text-style-name="MP15" draw:layer="backgroundobjects" svg:width="3.976cm" svg:height="1.013cm" svg:x="16.11cm" svg:y="17.657cm" presentation:class="page-number" presentation:user-transformed="true">
        <draw:text-box>
          <text:p text:style-name="MP17"><text:span text:style-name="MT5"><text:page-number>3</text:page-number></text:span></text:p>
        </draw:text-box>
      </draw:frame>
      <draw:custom-shape draw:name="Shape" draw:style-name="Mgr7" draw:text-style-name="MP10" draw:layer="backgroundobjects" svg:width="4.865cm" svg:height="16.659cm" svg:x="20.534cm" svg:y="-0.047cm">
        <text:p text:style-name="MP5"/>
        <draw:enhanced-geometry draw:mirror-horizontal="false" draw:mirror-vertical="false" drawooo:sub-view-size="21220 21600" draw:text-areas="0 0 ?f2 ?f3" svg:viewBox="0 0 0 0" draw:type="ooxml-non-primitive" draw:enhanced-path="M 21220 21600 C 18113 21047 14983 20532 13030 19371 9484 17259 9115 14704 8630 12253 8283 10525 7717 8606 4240 7390 2600 6817 221 6137 24 5203 -380 3286 4275 2867 8098 2651 13273 2359 18586 2036 21220 0 L 21220 21600 Z N">
          <draw:equation draw:name="f0" draw:formula="logwidth/2"/>
          <draw:equation draw:name="f1" draw:formula="logheight/2"/>
          <draw:equation draw:name="f2" draw:formula="logwidth"/>
          <draw:equation draw:name="f3" draw:formula="logheight"/>
        </draw:enhanced-geometry>
      </draw:custom-shape>
      <draw:custom-shape draw:name="Freeform: Shape 19" draw:style-name="Mgr8" draw:text-style-name="MP11" draw:layer="backgroundobjects" svg:width="5.296cm" svg:height="19.043cm" svg:x="20.103cm" svg:y="0.006cm">
        <text:p text:style-name="MP5"/>
        <draw:enhanced-geometry draw:mirror-horizontal="false" draw:mirror-vertical="false" drawooo:sub-view-size="1907096 6855961" draw:text-areas="0 0 ?f1368 ?f1369" svg:viewBox="0 0 0 0" draw:type="ooxml-non-primitive" draw:enhanced-path="M 1437935 4701955 C 1437935 4707682 1438909 4713410 1439884 4718183 1440858 4721046 1441743 4722956 1442717 4725819 1440858 4718183 1439884 4709591 1437935 4701955 Z M 1415088 4616997 C 1415088 4630361 1416062 4643725 1416062 4656135 1419870 4664726 1422704 4673317 1425538 4681909 1424652 4668544 1422704 4655180 1421730 4641816 1418896 4633225 1416948 4625588 1415088 4616997 Z M 1415088 4566404 C 1415088 4568313 1415088 4570222 1415088 4572132 1415088 4574041 1415088 4575950 1416062 4577859 1416062 4575950 1416062 4574995 1416062 4573086 1415088 4571177 1415088 4568313 1415088 4566404 Z M 1396935 4542540 C 1396049 4559722 1396049 4576904 1395075 4594087 1398883 4604587 1402691 4615088 1406498 4627497 1405524 4618906 1405524 4610315 1405524 4601724 1404550 4593132 1404550 4583587 1404550 4574995 1401717 4563540 1399857 4553040 1396935 4542540 Z M 1381703 4477628 C 1379755 4497674 1377896 4517720 1375947 4537767 1379755 4547312 1382677 4557813 1386485 4568313 1387459 4548267 1388345 4527266 1388345 4508175 1386485 4498629 1383652 4488128 1381703 4477628 Z M 1399857 4474764 C 1398883 4485265 1398883 4495765 1397909 4506265 1399857 4513902 1401717 4520584 1403665 4528221 1403665 4517720 1403665 4507220 1403665 4496720 1402691 4490037 1401717 4482401 1399857 4474764 Z M 1368332 4413989 C 1365498 4435944 1361690 4458536 1358856 4480492 1361690 4491947 1365498 4502447 1369306 4513902 1371254 4491947 1373114 4469037 1375947 4448354 1373114 4436899 1371254 4425444 1368332 4413989 Z M 1390293 4401580 C 1388345 4416853 1387459 4431172 1385511 4446445 1387459 4454718 1389319 4462355 1391267 4470946 1392153 4455673 1392153 4440717 1393127 4424489 1392153 4416853 1391267 4409216 1390293 4401580 Z M 1354960 4351941 C 1350266 4375806 1345485 4400625 1340703 4424489 1344510 4435944 1347344 4447399 1351152 4458536 1354960 4434990 1358856 4411125 1362664 4386306 1359742 4374851 1356908 4363396 1354960 4351941 Z M 1380729 4331895 C 1377896 4350032 1375062 4368169 1372140 4386306 1375062 4396807 1376921 4406352 1378870 4416853 1380729 4398716 1382677 4380579 1384537 4362442 1383652 4351941 1381703 4342395 1380729 4331895 Z M 1397909 4329986 C 1396935 4340486 1396049 4350987 1394101 4361487 1395075 4365305 1395075 4370078 1396049 4373897 1396049 4361487 1396935 4348123 1397909 4335713 1397909 4333804 1397909 4331895 1397909 4329986 Z M 1344510 4295621 C 1338754 4322349 1332113 4348123 1326357 4373897 1329279 4384397 1332113 4393943 1334947 4403489 1339729 4377715 1345485 4351941 1350266 4326168 1348318 4316622 1346459 4306121 1344510 4295621 Z M 1373114 4264120 C 1369306 4285120 1364524 4305167 1360716 4326168 1362664 4337622 1365498 4348123 1367358 4358623 1370280 4338577 1373114 4317576 1376921 4296575 1375947 4285120 1374088 4274620 1373114 4264120 Z M 1394101 4251710 C 1391267 4266983 1389319 4282257 1386485 4297530 1387459 4305167 1388345 4313758 1389319 4321395 1391267 4305167 1393127 4288939 1395075 4272711 1395075 4266029 1394101 4258392 1394101 4251710 Z M 1334061 4242164 C 1326357 4269847 1319715 4296575 1312100 4324258 1314933 4334759 1317856 4344305 1320689 4354805 1327331 4327122 1333087 4300394 1339729 4272711 1337869 4263165 1335921 4252665 1334061 4242164 Z M 1366472 4205890 C 1360716 4227846 1354960 4250756 1349292 4272711 1351152 4282257 1353100 4291803 1354960 4301348 1359742 4279393 1364524 4256483 1369306 4233573 1368332 4224982 1367358 4215436 1366472 4205890 Z M 1324497 4190617 C 1315908 4219254 1307318 4247892 1298728 4276529 1301650 4286075 1303510 4295621 1306344 4305167 1313959 4276529 1322549 4247892 1329279 4219254 1328305 4209708 1326357 4200163 1324497 4190617 Z M 1405524 4182025 C 1404550 4189662 1402691 4197299 1401717 4204936 1401717 4208754 1401717 4211618 1401717 4214481 1402691 4205890 1404550 4196344 1405524 4186798 1405524 4184889 1405524 4183935 1405524 4182025 Z M 1391267 4178207 C 1387459 4197299 1383652 4215436 1379755 4234528 1380729 4244073 1381703 4253619 1382677 4263165 1385511 4244073 1389319 4224027 1392153 4204936 1391267 4195390 1391267 4186798 1391267 4178207 Z M 1359742 4147979 C 1353100 4171525 1346459 4196344 1338754 4221163 1340703 4230709 1342651 4241210 1344510 4250756 1351152 4225936 1356908 4202072 1362664 4177253 1361690 4166752 1360716 4157525 1359742 4147979 Z M 1315908 4143206 C 1306344 4172480 1295894 4202072 1286330 4231664 1289253 4241210 1291112 4249801 1293946 4258392 1302536 4228800 1311126 4199208 1320689 4169616 1318741 4161343 1317856 4151797 1315908 4143206 Z M 1388345 4115523 C 1383652 4136524 1377896 4157525 1373114 4178207 1374088 4186798 1375062 4194435 1375947 4203026 1379755 4181071 1384537 4160388 1389319 4138433 1389319 4130796 1388345 4123160 1388345 4115523 Z M 1406498 4100250 C 1403665 4113614 1400742 4126978 1397909 4140342 1398883 4146070 1398883 4152752 1398883 4159434 1401717 4145115 1403665 4130796 1406498 4116477 1407473 4110750 1407473 4105977 1406498 4100250 Z M 1308292 4098340 C 1297754 4128887 1286330 4159434 1275881 4189662 1277740 4198253 1279689 4205890 1281548 4214481 1291112 4182980 1301562 4152752 1312100 4122205 1311126 4114568 1309266 4105977 1308292 4098340 Z M 1354960 4094522 C 1346459 4119341 1338754 4145115 1332113 4170570 1333087 4180116 1334947 4188708 1336895 4198253 1343536 4172480 1350266 4147024 1357882 4121250 1356908 4112659 1355934 4103113 1354960 4094522 Z M 1302536 4056339 C 1290138 4087840 1278715 4119341 1266317 4150842 1267291 4158479 1269151 4165798 1272073 4171525 1283497 4140342 1294920 4108841 1306344 4077340 1304484 4070658 1303510 4063021 1302536 4056339 Z M 1386485 4053475 C 1379755 4076385 1374088 4099295 1367358 4122205 1368332 4130796 1369306 4140342 1370280 4148933 1375947 4126023 1381703 4102159 1387459 4079249 1387459 4070658 1386485 4062066 1386485 4053475 Z M 1350266 4042975 C 1340703 4069703 1332113 4097386 1322549 4124114 1324497 4132705 1325471 4141297 1327331 4149888 1334947 4123160 1343536 4095477 1352126 4068748 1352126 4060157 1351152 4051566 1350266 4042975 Z M 1419870 4040111 C 1418896 4042975 1418896 4045838 1417922 4048702 1417922 4049657 1417922 4049657 1417922 4050611 1418896 4046793 1419870 4042975 1419870 4040111 Z M 1409332 4031520 C 1405524 4047748 1400742 4064930 1396935 4081158 1397909 4086885 1397909 4093567 1397909 4099295 1401717 4081158 1405524 4063975 1409332 4045838 1409332 4041065 1409332 4036293 1409332 4031520 Z M 1295894 4018155 C 1282522 4050611 1270125 4083067 1256753 4115523 1258701 4122205 1259676 4127932 1261535 4134615 1273933 4102159 1286330 4068748 1298728 4037247 1297754 4030565 1296868 4024838 1295894 4018155 Z M 1384537 3996200 C 1376921 4021019 1369306 4044884 1361690 4069703 1362664 4078294 1363550 4086885 1364524 4095477 1371254 4070658 1378870 4045838 1385511 4021019 1385511 4013383 1385511 4004791 1384537 3996200 Z M 1345485 3995246 C 1335921 4023883 1325471 4051566 1314933 4079249 1315908 4086885 1317856 4094522 1318741 4102159 1328305 4074476 1337869 4045838 1347344 4018155 1346459 4010519 1346459 4002882 1345485 3995246 Z M 1290138 3982836 C 1276855 4016246 1262509 4048702 1249138 4082112 1250112 4087840 1252060 4093567 1252945 4098340 1266317 4064930 1279689 4031520 1292086 3998109 1292086 3993336 1291112 3987609 1290138 3982836 Z M 1411280 3966608 C 1405524 3985700 1400742 4004791 1395075 4023883 1396049 4030565 1396049 4038202 1396049 4045838 1400742 4025792 1406498 4005746 1411280 3985700 1411280 3979018 1411280 3972336 1411280 3966608 Z M 1427486 3961835 C 1425538 3970426 1422704 3979972 1420756 3988563 1420756 3990473 1420756 3992382 1420756 3994291 1422704 3983791 1425538 3973290 1427486 3962790 1427486 3962790 1427486 3961835 1427486 3961835 Z M 1342651 3951335 C 1331139 3979972 1319715 4009564 1310151 4038202 1311126 4044884 1312100 4052520 1313074 4059203 1323523 4029610 1334061 4000973 1344510 3971381 1343536 3964699 1343536 3958017 1342651 3951335 Z M 1286330 3951335 C 1272073 3984745 1256753 4019110 1242496 4052520 1243470 4057293 1244356 4061112 1245330 4065885 1258701 4031520 1272959 3998109 1288278 3963744 1287304 3959926 1287304 3955153 1286330 3951335 Z M 1384537 3942743 C 1375062 3968517 1366472 3994291 1357882 4020065 1357882 4027701 1358856 4036293 1359742 4043929 1368332 4018155 1375947 3991427 1384537 3965653 1384537 3958017 1384537 3950380 1384537 3942743 Z M 1281548 3922697 C 1266317 3957062 1251086 3991427 1235854 4025792 1235854 4029610 1236740 4033429 1237714 4036293 1252945 4000973 1268265 3966608 1282522 3932243 1282522 3928425 1281548 3925561 1281548 3922697 Z M 1338754 3910288 C 1326357 3939880 1314933 3970426 1302536 4000018 1303510 4005746 1304484 4012428 1305458 4018155 1316882 3988563 1328305 3958017 1339729 3928425 1339729 3921743 1338754 3916015 1338754 3910288 Z M 1414114 3906469 C 1407473 3927470 1400742 3948471 1394101 3969472 1394101 3976154 1394101 3983791 1394101 3990473 1400742 3968517 1406498 3946562 1413140 3924606 1413140 3917924 1414114 3911242 1414114 3906469 Z M 1277740 3898833 C 1261535 3933198 1246304 3968517 1230098 4002882 1231072 4004791 1231072 4007655 1231958 4009564 1247278 3974245 1263483 3938925 1278715 3904560 1278715 3902651 1277740 3900742 1277740 3898833 Z M 1383652 3893105 C 1373114 3919833 1363550 3946562 1354074 3974245 1354960 3981881 1354960 3988563 1355934 3996200 1364524 3968517 1374088 3941789 1383652 3914106 1383652 3907424 1383652 3899787 1383652 3893105 Z M 1435102 3889287 C 1431294 3901696 1427486 3915061 1423678 3927470 1422704 3932243 1422704 3937016 1422704 3941789 1426512 3927470 1429346 3914106 1433153 3899787 1433153 3895969 1433153 3892151 1435102 3889287 Z M 1273933 3876877 C 1257727 3912197 1241522 3947516 1225316 3982836 1226290 3983791 1226290 3984745 1226290 3985700 1242496 3950380 1258701 3915061 1273933 3878786 1273933 3877832 1273933 3877832 1273933 3876877 Z M 1336895 3873377 C 1323523 3904560 1311126 3935107 1297754 3965653 1297754 3970426 1298728 3975199 1299702 3979972 1312100 3949426 1324497 3917924 1336895 3887378 1336895 3883559 1336895 3878786 1336895 3873377 Z M 1417922 3848558 C 1409332 3871468 1401717 3894060 1394101 3916970 1394101 3924606 1394101 3931288 1394101 3937971 1400742 3914106 1408358 3891196 1416062 3867650 1416062 3860968 1416062 3855240 1417922 3848558 Z M 1381703 3846649 C 1371254 3874332 1359742 3902651 1349292 3930334 1350266 3937016 1350266 3942743 1351152 3949426 1361690 3920788 1372140 3893105 1382677 3864786 1382677 3859058 1382677 3853331 1381703 3846649 Z M 1334061 3840921 C 1320689 3872423 1306344 3902651 1293060 3935107 1293946 3939880 1293946 3943698 1294920 3947516 1308292 3915061 1321664 3883559 1334947 3852376 1334947 3848558 1334061 3844740 1334061 3840921 Z M 1451307 3829466 C 1450333 3832330 1449447 3836148 1448473 3839012 1448473 3839967 1448473 3839967 1448473 3840921 1449447 3837103 1450333 3833285 1451307 3829466 Z M 1440858 3822784 C 1436076 3839012 1430320 3854286 1425538 3870513 1424652 3875286 1424652 3880696 1424652 3885469 1429346 3868604 1434128 3852376 1438909 3835194 1439884 3831376 1439884 3827557 1440858 3822784 Z M 1332113 3811329 C 1317856 3842831 1303510 3875286 1289253 3906469 1289253 3909333 1290138 3912197 1290138 3915061 1303510 3883559 1317856 3851422 1332113 3818966 1332113 3816102 1332113 3813238 1332113 3811329 Z M 1382677 3803693 C 1371254 3833285 1358856 3861922 1347344 3890241 1347344 3895969 1348318 3901696 1348318 3907424 1359742 3877832 1371254 3849513 1382677 3819921 1382677 3815148 1382677 3809420 1382677 3803693 Z M 1419870 3796056 C 1411280 3819921 1401717 3844740 1393127 3868604 1393127 3875286 1393127 3880696 1393127 3887378 1400742 3862877 1409332 3838058 1418896 3813238 1418896 3807511 1419870 3801783 1419870 3796056 Z M 1329279 3784601 C 1314048 3817057 1299702 3849513 1284471 3881650 1284471 3883559 1285356 3885469 1285356 3887378 1300676 3855240 1314933 3821830 1330253 3789374 1330253 3787465 1330253 3786510 1329279 3784601 Z M 1382677 3765509 C 1369306 3795101 1356908 3824693 1344510 3853331 1344510 3858104 1345485 3861922 1345485 3866695 1357882 3837103 1370280 3806556 1382677 3776964 1382677 3773146 1382677 3769328 1382677 3765509 Z M 1329279 3762646 C 1313074 3796056 1297754 3828512 1283497 3860968 1283497 3861922 1283497 3861922 1283497 3862877 1298728 3829466 1313959 3796056 1329279 3762646 Z M 1447499 3761691 C 1440858 3779828 1435102 3797965 1428460 3816102 1428460 3821830 1427486 3826603 1427486 3832330 1433153 3813238 1439884 3795101 1445551 3776010 1445551 3771237 1446525 3766464 1447499 3761691 Z M 1421730 3747372 C 1412254 3772191 1401717 3797965 1392153 3822784 1392153 3828512 1392153 3834239 1392153 3839967 1401717 3814193 1411280 3788419 1420756 3762646 1420756 3756918 1421730 3752145 1421730 3747372 Z M 1466538 3742599 C 1462730 3755009 1458923 3767419 1455115 3779828 1454141 3781737 1454141 3783646 1454141 3785556 1457948 3771237 1462730 3757873 1466538 3743554 1466538 3743554 1466538 3742599 1466538 3742599 Z M 1381703 3731144 C 1368332 3761691 1354960 3791283 1341677 3821830 1342651 3825648 1342651 3828512 1342651 3832330 1355934 3801783 1369306 3771237 1381703 3740690 1381703 3736872 1381703 3734008 1381703 3731144 Z M 1452281 3706325 C 1444665 3725417 1437935 3745463 1430320 3765509 1430320 3770282 1429346 3776010 1429346 3780783 1437050 3759782 1443691 3739736 1451307 3718735 1451307 3714916 1452281 3710144 1452281 3706325 Z M 1424652 3702507 C 1414114 3729235 1402691 3755009 1392153 3781737 1392153 3786510 1392153 3791283 1392153 3796056 1402691 3769328 1413140 3741645 1423678 3715871 1423678 3711098 1424652 3707280 1424652 3702507 Z M 1382677 3699643 C 1368332 3730190 1354960 3761691 1340703 3792238 1341677 3795101 1341677 3797011 1341677 3799874 1355048 3768373 1369306 3736872 1382677 3705371 1382677 3703461 1382677 3701552 1382677 3699643 Z M 1476102 3678642 C 1470346 3692961 1465653 3708234 1459897 3723508 1459897 3726371 1458923 3729235 1458923 3732099 1464679 3714916 1469461 3698689 1475128 3682461 1476102 3680552 1476102 3679597 1476102 3678642 Z M 1382677 3671960 C 1367358 3703461 1353100 3734963 1339729 3766464 1339729 3767419 1339729 3769328 1339729 3770282 1354074 3738781 1368332 3706325 1382677 3674824 1382677 3673869 1382677 3672915 1382677 3671960 Z M 1426512 3662414 C 1415088 3689143 1403665 3716826 1392153 3743554 1392153 3747372 1392153 3751191 1391267 3755009 1402691 3727326 1414114 3699643 1425538 3671960 1426512 3668142 1426512 3665278 1426512 3662414 Z M 1457948 3654778 C 1450333 3675779 1441743 3697734 1433153 3718735 1432268 3723508 1432268 3727326 1432268 3732099 1440858 3710144 1448473 3688188 1457063 3666233 1457063 3662414 1457948 3658596 1457948 3654778 Z M 1429346 3626140 C 1416948 3653823 1404550 3681506 1392153 3709189 1392153 3712053 1392153 3714916 1393127 3717780 1404550 3690097 1416948 3661460 1429346 3632822 1429346 3630913 1429346 3628049 1429346 3626140 Z M 1485666 3618504 C 1479910 3635686 1473268 3652869 1466538 3670051 1466538 3672915 1465653 3676733 1465653 3679597 1471320 3661460 1478050 3642368 1484692 3624231 1484692 3622322 1485666 3620413 1485666 3618504 Z M 1462730 3607049 C 1454141 3629959 1444665 3651914 1435102 3674824 1435102 3678642 1435102 3682461 1434128 3686279 1443691 3663369 1452281 3639504 1461756 3616594 1461756 3613731 1462730 3609912 1462730 3607049 Z M 1431294 3593685 C 1417922 3621367 1405524 3650005 1392153 3678642 1392153 3680552 1392153 3681506 1392153 3684370 1405524 3655732 1417922 3626140 1431294 3597503 1431294 3595594 1431294 3594639 1431294 3593685 Z M 1431294 3568229 C 1417922 3596548 1405524 3624231 1392153 3651914 1392153 3651914 1392153 3652869 1392153 3653823 1405524 3625186 1417922 3596548 1431294 3568229 Z M 1494256 3565365 C 1486552 3584457 1478936 3602276 1471320 3621367 1471320 3624231 1470346 3627095 1470346 3629959 1478050 3609912 1485666 3590184 1493282 3570138 1493282 3568229 1493282 3566320 1494256 3565365 Z M 1468486 3565365 C 1457948 3589230 1448473 3611822 1437935 3635686 1437935 3638550 1437050 3641414 1437050 3644277 1447499 3619458 1457063 3595594 1467512 3571093 1468486 3569184 1468486 3567274 1468486 3565365 Z M 1472294 3527182 C 1461845 3552001 1450333 3575866 1439884 3600367 1439884 3602276 1439884 3604185 1439884 3605140 1450333 3580639 1461756 3554865 1472294 3530046 1472294 3529091 1472294 3528137 1472294 3527182 Z M 1501872 3514772 C 1493282 3534819 1484692 3555819 1476102 3574911 1476102 3577775 1475128 3579684 1475128 3582548 1483718 3561547 1492308 3539592 1500897 3518591 1501872 3517636 1501872 3515727 1501872 3514772 Z M 1515155 3510954 C 1513295 3514772 1512321 3519545 1510461 3523364 1510461 3524318 1510461 3524318 1510461 3524318 1511347 3519545 1513295 3515727 1515155 3510954 Z M 1476102 3493772 C 1464679 3518591 1453255 3544364 1441743 3569184 1441743 3570138 1441743 3571093 1441743 3572047 1453255 3545319 1464679 3519545 1476102 3493772 Z M 1509487 3470862 C 1499923 3491862 1491334 3513818 1481858 3534819 1480884 3536728 1480884 3537682 1481858 3538637 1490448 3516682 1499923 3493772 1509487 3471816 1509487 3471816 1509487 3470862 1509487 3470862 Z M 1525693 3459407 C 1522859 3465134 1520911 3470862 1518077 3476589 1518077 3476589 1518077 3477544 1518077 3477544 1520911 3471816 1522859 3465134 1525693 3459407 Z M 1505679 3452725 C 1498949 3467998 1492308 3482317 1485666 3497590 1485666 3498544 1485666 3499499 1485666 3499499 1492308 3484226 1498949 3467998 1505679 3452725 Z M 1543846 0 L 1548540 0 C 1732644 635116 1648694 1429328 1551462 2348591 1533308 2517234 1515155 2692877 1498064 2868202 1481858 3042572 1464679 3237307 1449447 3442224 1463705 3413587 1478050 3384949 1492308 3356312 1517103 3159986 1543846 2964615 1571475 2769880 1592462 2622238 1614336 2475232 1635323 2333318 1770722 1420737 1887083 632252 1748850 1909 L 1753543 0 1758325 0 C 1896647 633206 1779312 1422646 1643913 2336182 1622925 2477141 1601052 2624147 1580065 2771789 1554296 2956024 1528526 3142803 1504705 3329583 1518077 3302855 1531449 3276445 1544732 3249717 1578117 3058800 1612476 2868202 1647720 2675694 1670656 2551599 1693503 2427821 1716350 2308498 1789850 1915529 1859454 1546742 1907096 1203410 L 1907096 1273095 C 1860339 1597016 1795518 1944166 1725914 2311362 1703067 2431640 1680131 2554463 1657284 2678558 1623899 2860565 1590514 3040663 1560052 3220125 1571475 3196260 1582899 3172396 1595296 3148531 1635323 2962706 1676324 2774653 1718298 2585964 1742119 2480005 1765940 2375319 1788876 2272225 1829877 2091172 1868929 1915529 1906122 1744977 L 1906122 1790797 C 1871851 1947985 1834659 2110264 1797466 2276043 1774530 2379138 1750709 2483823 1726888 2589782 1687747 2765107 1648694 2940750 1611502 3114166 1621951 3094120 1631515 3074074 1642053 3054027 1688721 2868202 1736452 2684286 1784094 2500051 L 1801274 2433549 C 1836518 2296089 1870877 2161493 1905148 2028170 L 1905148 2068262 C 1873711 2190130 1842274 2313271 1809863 2438003 L 1792684 2504824 C 1748850 2673785 1704926 2843383 1662066 3013935 1671542 2997071 1680131 2979888 1688721 2962706 1734504 2803290 1781260 2644193 1826954 2485733 L 1856532 2383910 C 1872737 2326636 1889916 2269361 1906122 2213040 L 1906122 2248360 C 1891865 2295134 1878493 2341909 1865121 2388683 L 1835544 2490506 C 1794544 2631784 1753543 2773698 1712542 2915931 1719272 2902567 1725914 2890158 1732644 2876793 1775504 2743152 1817479 2609828 1860339 2477141 L 1906122 2334272 1906122 2366728 1868929 2481914 C 1832710 2594555 1796492 2708150 1760273 2821428 1764081 2812836 1768863 2803290 1773645 2794699 1810749 2688104 1847942 2581191 1885134 2474278 1892750 2454232 1899480 2434504 1906122 2414457 L 1906122 2444686 C 1901340 2456141 1897532 2467596 1893724 2479051 1865121 2562099 1835544 2645148 1806941 2728833 1808889 2725333 1810749 2721515 1812697 2717696 1843248 2634647 1874685 2550644 1905148 2467596 L 1905148 2496233 C 1891865 2533462 1877519 2569736 1864147 2606965 1877519 2571645 1891865 2537280 1905148 2501960 L 1905148 2572600 C 1892750 2599328 1880353 2626056 1868044 2652785 1852724 2687150 1837492 2720560 1822261 2754607 1808889 2786108 1794544 2817609 1781260 2850065 1764081 2891112 1747875 2932159 1730696 2973206 1714490 3013935 1699259 3054027 1683054 3095074 1666760 3139940 1650554 3184805 1634349 3229670 1619117 3275490 1602912 3321947 1587681 3368721 1574309 3413587 1560052 3458452 1546680 3503317 1531449 3557729 1516129 3612776 1501872 3667187 1493282 3707280 1483718 3748327 1474154 3788419 1463705 3843785 1453255 3898833 1443691 3953244 1436076 4009564 1428460 4066839 1420756 4123160 1416948 4165798 1414114 4207799 1411280 4250756 1410306 4305167 1410306 4359578 1410306 4413989 1414114 4467128 1417922 4519630 1422704 4573086 1429346 4616042 1437050 4658044 1444665 4701000 1457948 4750320 1472294 4799959 1486552 4848642 1604860 5141381 1744953 5405482 1907096 5638082 L 1907096 5657174 C 1760273 5447484 1629655 5211065 1519051 4951737 1622925 5275977 1750709 5562033 1907096 5816589 L 1907096 5836635 C 1730696 5551533 1588655 5227293 1478050 4853415 1476102 4848642 1474154 4842915 1472294 4838142 1559078 5261658 1692529 5677220 1899480 6052052 1902314 6056825 1904262 6060644 1907096 6065417 L 1907096 6086417 C 1902314 6077826 1896647 6068280 1891865 6059689 1675349 5667674 1538090 5230157 1451307 4786594 1447499 4778958 1444665 4770367 1441743 4761775 1495141 5239703 1598130 5706812 1780286 6130328 1818453 6217832 1860339 6303744 1906122 6387747 L 1906122 6409703 C 1857506 6320926 1812697 6229287 1772671 6137010 1584758 5701084 1481858 5218702 1428460 4724865 1426512 4718183 1423678 4712455 1421730 4706728 1419870 4701000 1417922 4696227 1416062 4690500 1435102 5275022 1514269 5772678 1657284 6208286 1722106 6404930 1805082 6593619 1906122 6773717 L 1906122 6794717 C 1801274 6609847 1715464 6416385 1648694 6213059 1502757 5768860 1423678 5259749 1405524 4659953 1401717 4648498 1396935 4636089 1393127 4623679 1373114 5198656 1405524 5761223 1531449 6285607 1555757 6387111 1584581 6486547 1617822 6583954 L 1725107 6855961 1713718 6855961 1607694 6585505 C 1574796 6488694 1546193 6389975 1521885 6289425 1394101 5754541 1362664 5182428 1384537 4596951 1380729 4585496 1376921 4574041 1373114 4562586 1314048 5188155 1309266 5791770 1402691 6361019 1416993 6447250 1434393 6533083 1454893 6617961 L 1521969 6855961 1511455 6855961 1445208 6619393 C 1424829 6534992 1407428 6449636 1393127 6363883 1298728 5786997 1304484 5174791 1365498 4539676 1361690 4528221 1357882 4515811 1354074 4503402 1352126 4517720 1349292 4532994 1347344 4548267 1243470 5273113 1219649 5889773 1273933 6435476 1281593 6509297 1291135 6582482 1302580 6654831 L 1340181 6855961 1330619 6855961 1293138 6655309 C 1281814 6583198 1272516 6510252 1265343 6436431 1211059 5889773 1235854 5271204 1338754 4545403 1341677 4524402 1345485 4502447 1348318 4481446 1344510 4469037 1340703 4457582 1336895 4445490 1202469 5145199 1120468 5839499 1148097 6505797 1150975 6567368 1155026 6628381 1160506 6689157 L 1179738 6855961 1170232 6855961 1151916 6691663 C 1146680 6631245 1142873 6570232 1140482 6508661 1111879 5835680 1196713 5134699 1333087 4428308 1330165 4417807 1326357 4407307 1323523 4396807 1150931 5135653 1030763 5870045 1025095 6576436 L 1032297 6855961 1022733 6855961 1015531 6576436 C 1021288 5863363 1143315 5123244 1317767 4377715 1313959 4366260 1311126 4355760 1308292 4345259 1100366 5120380 943094 5891683 903953 6640393 L 897772 6855961 888213 6855961 894478 6639439 C 933530 5885001 1092751 5107016 1303510 4327122 1300676 4316622 1297754 4307076 1294920 4297530 1051750 5105107 858170 5912683 787681 6700532 L 776446 6855961 766870 6855961 778117 6698623 C 849669 5905047 1045109 5092697 1290138 4279393 1287304 4269847 1285356 4261256 1282522 4251710 1005968 5090788 778117 5931775 676103 6755580 L 664577 6855961 654984 6855961 666539 6753670 C 769528 5924138 999326 5078378 1277740 4234528 1275881 4225936 1272959 4218300 1271099 4209708 963107 5077424 702758 5948958 571166 6807127 L 564038 6855961 554428 6855961 561691 6805218 C 694168 5941321 956466 5064060 1266317 4192526 1264369 4184889 1262509 4178207 1260561 4170570 923966 5065014 633154 5965185 472959 6854856 L 472787 6855961 463650 6855961 464369 6851992 C 625538 5957549 918299 5052605 1257727 4154343 1255868 4148615 1254894 4142251 1252945 4135569 936729 4931293 655565 5733108 464388 6531207 L 391925 6855961 382357 6855961 455235 6529059 C 647476 5725948 930442 4919123 1249138 4118387 1248163 4112659 1246304 4107886 1245330 4102159 912455 4905401 612394 5716925 400142 6526287 L 318910 6855961 308350 6855961 389760 6523865 C 602653 5709034 905193 4893229 1240548 4084976 1239662 4080203 1238688 4076385 1237714 4071612 888954 4883485 571585 5702422 341195 6521816 L 252466 6855961 242008 6855961 331152 6519670 C 562591 5695277 881693 4871433 1232932 4055384 1231958 4051566 1231072 4048702 1230098 4044884 868011 4863439 536569 5689789 290055 6517966 L 194575 6855961 184129 6855961 280304 6515820 C 528461 5682644 861646 4851387 1226290 4028656 1225316 4026747 1225316 4023883 1224342 4021974 850555 4845540 506735 5678364 245859 6514476 L 144350 6855961 133803 6855961 235773 6512328 C 497900 5671204 844268 4833369 1220534 4004791 1220534 4003837 1219560 4002882 1219560 4001928 835777 4830505 481216 5669071 208853 6511657 L 102570 6855961 92019 6855961 198362 6510625 C 470942 5665730 826424 4825493 1211059 3995246 819760 4825493 458360 5665730 177404 6510625 L 67488 6855961 57124 6855961 257057 6247354 C 477105 5622610 738335 5000819 1019339 4384397 734018 5000819 469617 5622073 245414 6246951 L 41040 6855961 30458 6855961 168129 6436018 C 318549 5999730 489652 5565455 674155 5132790 487527 5565455 314298 6000267 161716 6436421 L 21959 6855961 11269 6855961 83940 6631802 10364 6855961 0 6855961 117569 6503200 C 417049 5641194 797345 4785401 1205303 3941789 1160495 3735917 1123302 3518591 1092751 3290446 1046083 2939796 1018365 2591691 990736 2254087 942120 1656201 896337 1090770 757130 591205 698064 381515 608359 183916 492087 5728 L 495895 1909 502536 1909 C 618897 180098 707540 376742 766694 587387 905901 1088860 951684 1654291 1000300 2253133 1027929 2589782 1055558 2937886 1102315 3288855 1131892 3511909 1168110 3725417 1211945 3928425 1229124 3891196 1247278 3855240 1265343 3818011 1239662 3617549 1218675 3404995 1203355 3180032 1183342 2881566 1172892 2585964 1163328 2300862 1139507 1620881 1118520 979402 963107 432744 920158 283193 858259 139051 779091 5728 L 782899 1909 788567 1909 C 867734 135551 928748 278420 971697 428926 1127110 977492 1149071 1619926 1171918 2300862 1181482 2585964 1191931 2881566 1211945 3179078 1226290 3399268 1246304 3606094 1272073 3802738 1288278 3768373 1305458 3733054 1322549 3698689 1311126 3481362 1306344 3270717 1304484 3072164 1302536 2819518 1306344 2569736 1309266 2327590 1319715 1574107 1329279 862943 1161469 280329 1133751 184871 1097533 92595 1052724 4773 L 1056532 955 1062288 955 C 1106122 88776 1142341 181053 1170058 275556 1338754 860079 1329279 1573470 1318741 2327590 1314933 2569736 1312100 2819518 1314048 3072164 1314933 3264990 1319715 3469907 1331139 3680552 1347344 3647141 1364524 3613731 1380729 3580639 1383652 3372540 1390293 3167623 1399857 2968433 1409332 2757470 1421730 2548735 1434128 2347636 1484692 1523832 1531449 745529 1352126 132687 1339729 88776 1324497 45820 1307318 3818 L 1311126 955 1316882 955 C 1333087 42002 1348318 84958 1360716 127914 1540924 742665 1493282 1521923 1443691 2347636 1431294 2549690 1418896 2757470 1409332 2968433 1400742 3160941 1394101 3358221 1391267 3559638 1406498 3528137 1422704 3496635 1437935 3465134 1453255 3250671 1471320 3048300 1488500 2866293 1505679 2690013 1523744 2515325 1541898 2346682 1639131 1427419 1723080 634161 1539064 1909 Z N">
          <draw:equation draw:name="f0" draw:formula="1437935*logwidth/1907096"/>
          <draw:equation draw:name="f1" draw:formula="4701955*logheight/6855961"/>
          <draw:equation draw:name="f2" draw:formula="1439884*logwidth/1907096"/>
          <draw:equation draw:name="f3" draw:formula="4718183*logheight/6855961"/>
          <draw:equation draw:name="f4" draw:formula="1442717*logwidth/1907096"/>
          <draw:equation draw:name="f5" draw:formula="4725819*logheight/6855961"/>
          <draw:equation draw:name="f6" draw:formula="1437935*logwidth/1907096"/>
          <draw:equation draw:name="f7" draw:formula="4701955*logheight/6855961"/>
          <draw:equation draw:name="f8" draw:formula="1415088*logwidth/1907096"/>
          <draw:equation draw:name="f9" draw:formula="4616997*logheight/6855961"/>
          <draw:equation draw:name="f10" draw:formula="1416062*logwidth/1907096"/>
          <draw:equation draw:name="f11" draw:formula="4656135*logheight/6855961"/>
          <draw:equation draw:name="f12" draw:formula="1425538*logwidth/1907096"/>
          <draw:equation draw:name="f13" draw:formula="4681909*logheight/6855961"/>
          <draw:equation draw:name="f14" draw:formula="1421730*logwidth/1907096"/>
          <draw:equation draw:name="f15" draw:formula="4641816*logheight/6855961"/>
          <draw:equation draw:name="f16" draw:formula="1415088*logwidth/1907096"/>
          <draw:equation draw:name="f17" draw:formula="4616997*logheight/6855961"/>
          <draw:equation draw:name="f18" draw:formula="1415088*logwidth/1907096"/>
          <draw:equation draw:name="f19" draw:formula="4566404*logheight/6855961"/>
          <draw:equation draw:name="f20" draw:formula="1415088*logwidth/1907096"/>
          <draw:equation draw:name="f21" draw:formula="4572132*logheight/6855961"/>
          <draw:equation draw:name="f22" draw:formula="1416062*logwidth/1907096"/>
          <draw:equation draw:name="f23" draw:formula="4577859*logheight/6855961"/>
          <draw:equation draw:name="f24" draw:formula="1416062*logwidth/1907096"/>
          <draw:equation draw:name="f25" draw:formula="4573086*logheight/6855961"/>
          <draw:equation draw:name="f26" draw:formula="1415088*logwidth/1907096"/>
          <draw:equation draw:name="f27" draw:formula="4566404*logheight/6855961"/>
          <draw:equation draw:name="f28" draw:formula="1396935*logwidth/1907096"/>
          <draw:equation draw:name="f29" draw:formula="4542540*logheight/6855961"/>
          <draw:equation draw:name="f30" draw:formula="1395075*logwidth/1907096"/>
          <draw:equation draw:name="f31" draw:formula="4594087*logheight/6855961"/>
          <draw:equation draw:name="f32" draw:formula="1406498*logwidth/1907096"/>
          <draw:equation draw:name="f33" draw:formula="4627497*logheight/6855961"/>
          <draw:equation draw:name="f34" draw:formula="1405524*logwidth/1907096"/>
          <draw:equation draw:name="f35" draw:formula="4601724*logheight/6855961"/>
          <draw:equation draw:name="f36" draw:formula="1404550*logwidth/1907096"/>
          <draw:equation draw:name="f37" draw:formula="4574995*logheight/6855961"/>
          <draw:equation draw:name="f38" draw:formula="1396935*logwidth/1907096"/>
          <draw:equation draw:name="f39" draw:formula="4542540*logheight/6855961"/>
          <draw:equation draw:name="f40" draw:formula="1381703*logwidth/1907096"/>
          <draw:equation draw:name="f41" draw:formula="4477628*logheight/6855961"/>
          <draw:equation draw:name="f42" draw:formula="1375947*logwidth/1907096"/>
          <draw:equation draw:name="f43" draw:formula="4537767*logheight/6855961"/>
          <draw:equation draw:name="f44" draw:formula="1386485*logwidth/1907096"/>
          <draw:equation draw:name="f45" draw:formula="4568313*logheight/6855961"/>
          <draw:equation draw:name="f46" draw:formula="1388345*logwidth/1907096"/>
          <draw:equation draw:name="f47" draw:formula="4508175*logheight/6855961"/>
          <draw:equation draw:name="f48" draw:formula="1381703*logwidth/1907096"/>
          <draw:equation draw:name="f49" draw:formula="4477628*logheight/6855961"/>
          <draw:equation draw:name="f50" draw:formula="1399857*logwidth/1907096"/>
          <draw:equation draw:name="f51" draw:formula="4474764*logheight/6855961"/>
          <draw:equation draw:name="f52" draw:formula="1397909*logwidth/1907096"/>
          <draw:equation draw:name="f53" draw:formula="4506265*logheight/6855961"/>
          <draw:equation draw:name="f54" draw:formula="1403665*logwidth/1907096"/>
          <draw:equation draw:name="f55" draw:formula="4528221*logheight/6855961"/>
          <draw:equation draw:name="f56" draw:formula="1403665*logwidth/1907096"/>
          <draw:equation draw:name="f57" draw:formula="4496720*logheight/6855961"/>
          <draw:equation draw:name="f58" draw:formula="1399857*logwidth/1907096"/>
          <draw:equation draw:name="f59" draw:formula="4474764*logheight/6855961"/>
          <draw:equation draw:name="f60" draw:formula="1368332*logwidth/1907096"/>
          <draw:equation draw:name="f61" draw:formula="4413989*logheight/6855961"/>
          <draw:equation draw:name="f62" draw:formula="1358856*logwidth/1907096"/>
          <draw:equation draw:name="f63" draw:formula="4480492*logheight/6855961"/>
          <draw:equation draw:name="f64" draw:formula="1369306*logwidth/1907096"/>
          <draw:equation draw:name="f65" draw:formula="4513902*logheight/6855961"/>
          <draw:equation draw:name="f66" draw:formula="1375947*logwidth/1907096"/>
          <draw:equation draw:name="f67" draw:formula="4448354*logheight/6855961"/>
          <draw:equation draw:name="f68" draw:formula="1368332*logwidth/1907096"/>
          <draw:equation draw:name="f69" draw:formula="4413989*logheight/6855961"/>
          <draw:equation draw:name="f70" draw:formula="1390293*logwidth/1907096"/>
          <draw:equation draw:name="f71" draw:formula="4401580*logheight/6855961"/>
          <draw:equation draw:name="f72" draw:formula="1385511*logwidth/1907096"/>
          <draw:equation draw:name="f73" draw:formula="4446445*logheight/6855961"/>
          <draw:equation draw:name="f74" draw:formula="1391267*logwidth/1907096"/>
          <draw:equation draw:name="f75" draw:formula="4470946*logheight/6855961"/>
          <draw:equation draw:name="f76" draw:formula="1393127*logwidth/1907096"/>
          <draw:equation draw:name="f77" draw:formula="4424489*logheight/6855961"/>
          <draw:equation draw:name="f78" draw:formula="1390293*logwidth/1907096"/>
          <draw:equation draw:name="f79" draw:formula="4401580*logheight/6855961"/>
          <draw:equation draw:name="f80" draw:formula="1354960*logwidth/1907096"/>
          <draw:equation draw:name="f81" draw:formula="4351941*logheight/6855961"/>
          <draw:equation draw:name="f82" draw:formula="1340703*logwidth/1907096"/>
          <draw:equation draw:name="f83" draw:formula="4424489*logheight/6855961"/>
          <draw:equation draw:name="f84" draw:formula="1351152*logwidth/1907096"/>
          <draw:equation draw:name="f85" draw:formula="4458536*logheight/6855961"/>
          <draw:equation draw:name="f86" draw:formula="1362664*logwidth/1907096"/>
          <draw:equation draw:name="f87" draw:formula="4386306*logheight/6855961"/>
          <draw:equation draw:name="f88" draw:formula="1354960*logwidth/1907096"/>
          <draw:equation draw:name="f89" draw:formula="4351941*logheight/6855961"/>
          <draw:equation draw:name="f90" draw:formula="1380729*logwidth/1907096"/>
          <draw:equation draw:name="f91" draw:formula="4331895*logheight/6855961"/>
          <draw:equation draw:name="f92" draw:formula="1372140*logwidth/1907096"/>
          <draw:equation draw:name="f93" draw:formula="4386306*logheight/6855961"/>
          <draw:equation draw:name="f94" draw:formula="1378870*logwidth/1907096"/>
          <draw:equation draw:name="f95" draw:formula="4416853*logheight/6855961"/>
          <draw:equation draw:name="f96" draw:formula="1384537*logwidth/1907096"/>
          <draw:equation draw:name="f97" draw:formula="4362442*logheight/6855961"/>
          <draw:equation draw:name="f98" draw:formula="1380729*logwidth/1907096"/>
          <draw:equation draw:name="f99" draw:formula="4331895*logheight/6855961"/>
          <draw:equation draw:name="f100" draw:formula="1397909*logwidth/1907096"/>
          <draw:equation draw:name="f101" draw:formula="4329986*logheight/6855961"/>
          <draw:equation draw:name="f102" draw:formula="1394101*logwidth/1907096"/>
          <draw:equation draw:name="f103" draw:formula="4361487*logheight/6855961"/>
          <draw:equation draw:name="f104" draw:formula="1396049*logwidth/1907096"/>
          <draw:equation draw:name="f105" draw:formula="4373897*logheight/6855961"/>
          <draw:equation draw:name="f106" draw:formula="1397909*logwidth/1907096"/>
          <draw:equation draw:name="f107" draw:formula="4335713*logheight/6855961"/>
          <draw:equation draw:name="f108" draw:formula="1397909*logwidth/1907096"/>
          <draw:equation draw:name="f109" draw:formula="4329986*logheight/6855961"/>
          <draw:equation draw:name="f110" draw:formula="1344510*logwidth/1907096"/>
          <draw:equation draw:name="f111" draw:formula="4295621*logheight/6855961"/>
          <draw:equation draw:name="f112" draw:formula="1326357*logwidth/1907096"/>
          <draw:equation draw:name="f113" draw:formula="4373897*logheight/6855961"/>
          <draw:equation draw:name="f114" draw:formula="1334947*logwidth/1907096"/>
          <draw:equation draw:name="f115" draw:formula="4403489*logheight/6855961"/>
          <draw:equation draw:name="f116" draw:formula="1350266*logwidth/1907096"/>
          <draw:equation draw:name="f117" draw:formula="4326168*logheight/6855961"/>
          <draw:equation draw:name="f118" draw:formula="1344510*logwidth/1907096"/>
          <draw:equation draw:name="f119" draw:formula="4295621*logheight/6855961"/>
          <draw:equation draw:name="f120" draw:formula="1373114*logwidth/1907096"/>
          <draw:equation draw:name="f121" draw:formula="4264120*logheight/6855961"/>
          <draw:equation draw:name="f122" draw:formula="1360716*logwidth/1907096"/>
          <draw:equation draw:name="f123" draw:formula="4326168*logheight/6855961"/>
          <draw:equation draw:name="f124" draw:formula="1367358*logwidth/1907096"/>
          <draw:equation draw:name="f125" draw:formula="4358623*logheight/6855961"/>
          <draw:equation draw:name="f126" draw:formula="1376921*logwidth/1907096"/>
          <draw:equation draw:name="f127" draw:formula="4296575*logheight/6855961"/>
          <draw:equation draw:name="f128" draw:formula="1373114*logwidth/1907096"/>
          <draw:equation draw:name="f129" draw:formula="4264120*logheight/6855961"/>
          <draw:equation draw:name="f130" draw:formula="1394101*logwidth/1907096"/>
          <draw:equation draw:name="f131" draw:formula="4251710*logheight/6855961"/>
          <draw:equation draw:name="f132" draw:formula="1386485*logwidth/1907096"/>
          <draw:equation draw:name="f133" draw:formula="4297530*logheight/6855961"/>
          <draw:equation draw:name="f134" draw:formula="1389319*logwidth/1907096"/>
          <draw:equation draw:name="f135" draw:formula="4321395*logheight/6855961"/>
          <draw:equation draw:name="f136" draw:formula="1395075*logwidth/1907096"/>
          <draw:equation draw:name="f137" draw:formula="4272711*logheight/6855961"/>
          <draw:equation draw:name="f138" draw:formula="1394101*logwidth/1907096"/>
          <draw:equation draw:name="f139" draw:formula="4251710*logheight/6855961"/>
          <draw:equation draw:name="f140" draw:formula="1334061*logwidth/1907096"/>
          <draw:equation draw:name="f141" draw:formula="4242164*logheight/6855961"/>
          <draw:equation draw:name="f142" draw:formula="1312100*logwidth/1907096"/>
          <draw:equation draw:name="f143" draw:formula="4324258*logheight/6855961"/>
          <draw:equation draw:name="f144" draw:formula="1320689*logwidth/1907096"/>
          <draw:equation draw:name="f145" draw:formula="4354805*logheight/6855961"/>
          <draw:equation draw:name="f146" draw:formula="1339729*logwidth/1907096"/>
          <draw:equation draw:name="f147" draw:formula="4272711*logheight/6855961"/>
          <draw:equation draw:name="f148" draw:formula="1334061*logwidth/1907096"/>
          <draw:equation draw:name="f149" draw:formula="4242164*logheight/6855961"/>
          <draw:equation draw:name="f150" draw:formula="1366472*logwidth/1907096"/>
          <draw:equation draw:name="f151" draw:formula="4205890*logheight/6855961"/>
          <draw:equation draw:name="f152" draw:formula="1349292*logwidth/1907096"/>
          <draw:equation draw:name="f153" draw:formula="4272711*logheight/6855961"/>
          <draw:equation draw:name="f154" draw:formula="1354960*logwidth/1907096"/>
          <draw:equation draw:name="f155" draw:formula="4301348*logheight/6855961"/>
          <draw:equation draw:name="f156" draw:formula="1369306*logwidth/1907096"/>
          <draw:equation draw:name="f157" draw:formula="4233573*logheight/6855961"/>
          <draw:equation draw:name="f158" draw:formula="1366472*logwidth/1907096"/>
          <draw:equation draw:name="f159" draw:formula="4205890*logheight/6855961"/>
          <draw:equation draw:name="f160" draw:formula="1324497*logwidth/1907096"/>
          <draw:equation draw:name="f161" draw:formula="4190617*logheight/6855961"/>
          <draw:equation draw:name="f162" draw:formula="1298728*logwidth/1907096"/>
          <draw:equation draw:name="f163" draw:formula="4276529*logheight/6855961"/>
          <draw:equation draw:name="f164" draw:formula="1306344*logwidth/1907096"/>
          <draw:equation draw:name="f165" draw:formula="4305167*logheight/6855961"/>
          <draw:equation draw:name="f166" draw:formula="1329279*logwidth/1907096"/>
          <draw:equation draw:name="f167" draw:formula="4219254*logheight/6855961"/>
          <draw:equation draw:name="f168" draw:formula="1324497*logwidth/1907096"/>
          <draw:equation draw:name="f169" draw:formula="4190617*logheight/6855961"/>
          <draw:equation draw:name="f170" draw:formula="1405524*logwidth/1907096"/>
          <draw:equation draw:name="f171" draw:formula="4182025*logheight/6855961"/>
          <draw:equation draw:name="f172" draw:formula="1401717*logwidth/1907096"/>
          <draw:equation draw:name="f173" draw:formula="4204936*logheight/6855961"/>
          <draw:equation draw:name="f174" draw:formula="1401717*logwidth/1907096"/>
          <draw:equation draw:name="f175" draw:formula="4214481*logheight/6855961"/>
          <draw:equation draw:name="f176" draw:formula="1405524*logwidth/1907096"/>
          <draw:equation draw:name="f177" draw:formula="4186798*logheight/6855961"/>
          <draw:equation draw:name="f178" draw:formula="1405524*logwidth/1907096"/>
          <draw:equation draw:name="f179" draw:formula="4182025*logheight/6855961"/>
          <draw:equation draw:name="f180" draw:formula="1391267*logwidth/1907096"/>
          <draw:equation draw:name="f181" draw:formula="4178207*logheight/6855961"/>
          <draw:equation draw:name="f182" draw:formula="1379755*logwidth/1907096"/>
          <draw:equation draw:name="f183" draw:formula="4234528*logheight/6855961"/>
          <draw:equation draw:name="f184" draw:formula="1382677*logwidth/1907096"/>
          <draw:equation draw:name="f185" draw:formula="4263165*logheight/6855961"/>
          <draw:equation draw:name="f186" draw:formula="1392153*logwidth/1907096"/>
          <draw:equation draw:name="f187" draw:formula="4204936*logheight/6855961"/>
          <draw:equation draw:name="f188" draw:formula="1391267*logwidth/1907096"/>
          <draw:equation draw:name="f189" draw:formula="4178207*logheight/6855961"/>
          <draw:equation draw:name="f190" draw:formula="1359742*logwidth/1907096"/>
          <draw:equation draw:name="f191" draw:formula="4147979*logheight/6855961"/>
          <draw:equation draw:name="f192" draw:formula="1338754*logwidth/1907096"/>
          <draw:equation draw:name="f193" draw:formula="4221163*logheight/6855961"/>
          <draw:equation draw:name="f194" draw:formula="1344510*logwidth/1907096"/>
          <draw:equation draw:name="f195" draw:formula="4250756*logheight/6855961"/>
          <draw:equation draw:name="f196" draw:formula="1362664*logwidth/1907096"/>
          <draw:equation draw:name="f197" draw:formula="4177253*logheight/6855961"/>
          <draw:equation draw:name="f198" draw:formula="1359742*logwidth/1907096"/>
          <draw:equation draw:name="f199" draw:formula="4147979*logheight/6855961"/>
          <draw:equation draw:name="f200" draw:formula="1315908*logwidth/1907096"/>
          <draw:equation draw:name="f201" draw:formula="4143206*logheight/6855961"/>
          <draw:equation draw:name="f202" draw:formula="1286330*logwidth/1907096"/>
          <draw:equation draw:name="f203" draw:formula="4231664*logheight/6855961"/>
          <draw:equation draw:name="f204" draw:formula="1293946*logwidth/1907096"/>
          <draw:equation draw:name="f205" draw:formula="4258392*logheight/6855961"/>
          <draw:equation draw:name="f206" draw:formula="1320689*logwidth/1907096"/>
          <draw:equation draw:name="f207" draw:formula="4169616*logheight/6855961"/>
          <draw:equation draw:name="f208" draw:formula="1315908*logwidth/1907096"/>
          <draw:equation draw:name="f209" draw:formula="4143206*logheight/6855961"/>
          <draw:equation draw:name="f210" draw:formula="1388345*logwidth/1907096"/>
          <draw:equation draw:name="f211" draw:formula="4115523*logheight/6855961"/>
          <draw:equation draw:name="f212" draw:formula="1373114*logwidth/1907096"/>
          <draw:equation draw:name="f213" draw:formula="4178207*logheight/6855961"/>
          <draw:equation draw:name="f214" draw:formula="1375947*logwidth/1907096"/>
          <draw:equation draw:name="f215" draw:formula="4203026*logheight/6855961"/>
          <draw:equation draw:name="f216" draw:formula="1389319*logwidth/1907096"/>
          <draw:equation draw:name="f217" draw:formula="4138433*logheight/6855961"/>
          <draw:equation draw:name="f218" draw:formula="1388345*logwidth/1907096"/>
          <draw:equation draw:name="f219" draw:formula="4115523*logheight/6855961"/>
          <draw:equation draw:name="f220" draw:formula="1406498*logwidth/1907096"/>
          <draw:equation draw:name="f221" draw:formula="4100250*logheight/6855961"/>
          <draw:equation draw:name="f222" draw:formula="1397909*logwidth/1907096"/>
          <draw:equation draw:name="f223" draw:formula="4140342*logheight/6855961"/>
          <draw:equation draw:name="f224" draw:formula="1398883*logwidth/1907096"/>
          <draw:equation draw:name="f225" draw:formula="4159434*logheight/6855961"/>
          <draw:equation draw:name="f226" draw:formula="1406498*logwidth/1907096"/>
          <draw:equation draw:name="f227" draw:formula="4116477*logheight/6855961"/>
          <draw:equation draw:name="f228" draw:formula="1406498*logwidth/1907096"/>
          <draw:equation draw:name="f229" draw:formula="4100250*logheight/6855961"/>
          <draw:equation draw:name="f230" draw:formula="1308292*logwidth/1907096"/>
          <draw:equation draw:name="f231" draw:formula="4098340*logheight/6855961"/>
          <draw:equation draw:name="f232" draw:formula="1275881*logwidth/1907096"/>
          <draw:equation draw:name="f233" draw:formula="4189662*logheight/6855961"/>
          <draw:equation draw:name="f234" draw:formula="1281548*logwidth/1907096"/>
          <draw:equation draw:name="f235" draw:formula="4214481*logheight/6855961"/>
          <draw:equation draw:name="f236" draw:formula="1312100*logwidth/1907096"/>
          <draw:equation draw:name="f237" draw:formula="4122205*logheight/6855961"/>
          <draw:equation draw:name="f238" draw:formula="1308292*logwidth/1907096"/>
          <draw:equation draw:name="f239" draw:formula="4098340*logheight/6855961"/>
          <draw:equation draw:name="f240" draw:formula="1354960*logwidth/1907096"/>
          <draw:equation draw:name="f241" draw:formula="4094522*logheight/6855961"/>
          <draw:equation draw:name="f242" draw:formula="1332113*logwidth/1907096"/>
          <draw:equation draw:name="f243" draw:formula="4170570*logheight/6855961"/>
          <draw:equation draw:name="f244" draw:formula="1336895*logwidth/1907096"/>
          <draw:equation draw:name="f245" draw:formula="4198253*logheight/6855961"/>
          <draw:equation draw:name="f246" draw:formula="1357882*logwidth/1907096"/>
          <draw:equation draw:name="f247" draw:formula="4121250*logheight/6855961"/>
          <draw:equation draw:name="f248" draw:formula="1354960*logwidth/1907096"/>
          <draw:equation draw:name="f249" draw:formula="4094522*logheight/6855961"/>
          <draw:equation draw:name="f250" draw:formula="1302536*logwidth/1907096"/>
          <draw:equation draw:name="f251" draw:formula="4056339*logheight/6855961"/>
          <draw:equation draw:name="f252" draw:formula="1266317*logwidth/1907096"/>
          <draw:equation draw:name="f253" draw:formula="4150842*logheight/6855961"/>
          <draw:equation draw:name="f254" draw:formula="1272073*logwidth/1907096"/>
          <draw:equation draw:name="f255" draw:formula="4171525*logheight/6855961"/>
          <draw:equation draw:name="f256" draw:formula="1306344*logwidth/1907096"/>
          <draw:equation draw:name="f257" draw:formula="4077340*logheight/6855961"/>
          <draw:equation draw:name="f258" draw:formula="1302536*logwidth/1907096"/>
          <draw:equation draw:name="f259" draw:formula="4056339*logheight/6855961"/>
          <draw:equation draw:name="f260" draw:formula="1386485*logwidth/1907096"/>
          <draw:equation draw:name="f261" draw:formula="4053475*logheight/6855961"/>
          <draw:equation draw:name="f262" draw:formula="1367358*logwidth/1907096"/>
          <draw:equation draw:name="f263" draw:formula="4122205*logheight/6855961"/>
          <draw:equation draw:name="f264" draw:formula="1370280*logwidth/1907096"/>
          <draw:equation draw:name="f265" draw:formula="4148933*logheight/6855961"/>
          <draw:equation draw:name="f266" draw:formula="1387459*logwidth/1907096"/>
          <draw:equation draw:name="f267" draw:formula="4079249*logheight/6855961"/>
          <draw:equation draw:name="f268" draw:formula="1386485*logwidth/1907096"/>
          <draw:equation draw:name="f269" draw:formula="4053475*logheight/6855961"/>
          <draw:equation draw:name="f270" draw:formula="1350266*logwidth/1907096"/>
          <draw:equation draw:name="f271" draw:formula="4042975*logheight/6855961"/>
          <draw:equation draw:name="f272" draw:formula="1322549*logwidth/1907096"/>
          <draw:equation draw:name="f273" draw:formula="4124114*logheight/6855961"/>
          <draw:equation draw:name="f274" draw:formula="1327331*logwidth/1907096"/>
          <draw:equation draw:name="f275" draw:formula="4149888*logheight/6855961"/>
          <draw:equation draw:name="f276" draw:formula="1352126*logwidth/1907096"/>
          <draw:equation draw:name="f277" draw:formula="4068748*logheight/6855961"/>
          <draw:equation draw:name="f278" draw:formula="1350266*logwidth/1907096"/>
          <draw:equation draw:name="f279" draw:formula="4042975*logheight/6855961"/>
          <draw:equation draw:name="f280" draw:formula="1419870*logwidth/1907096"/>
          <draw:equation draw:name="f281" draw:formula="4040111*logheight/6855961"/>
          <draw:equation draw:name="f282" draw:formula="1417922*logwidth/1907096"/>
          <draw:equation draw:name="f283" draw:formula="4048702*logheight/6855961"/>
          <draw:equation draw:name="f284" draw:formula="1417922*logwidth/1907096"/>
          <draw:equation draw:name="f285" draw:formula="4050611*logheight/6855961"/>
          <draw:equation draw:name="f286" draw:formula="1419870*logwidth/1907096"/>
          <draw:equation draw:name="f287" draw:formula="4040111*logheight/6855961"/>
          <draw:equation draw:name="f288" draw:formula="1409332*logwidth/1907096"/>
          <draw:equation draw:name="f289" draw:formula="4031520*logheight/6855961"/>
          <draw:equation draw:name="f290" draw:formula="1396935*logwidth/1907096"/>
          <draw:equation draw:name="f291" draw:formula="4081158*logheight/6855961"/>
          <draw:equation draw:name="f292" draw:formula="1397909*logwidth/1907096"/>
          <draw:equation draw:name="f293" draw:formula="4099295*logheight/6855961"/>
          <draw:equation draw:name="f294" draw:formula="1409332*logwidth/1907096"/>
          <draw:equation draw:name="f295" draw:formula="4045838*logheight/6855961"/>
          <draw:equation draw:name="f296" draw:formula="1409332*logwidth/1907096"/>
          <draw:equation draw:name="f297" draw:formula="4031520*logheight/6855961"/>
          <draw:equation draw:name="f298" draw:formula="1295894*logwidth/1907096"/>
          <draw:equation draw:name="f299" draw:formula="4018155*logheight/6855961"/>
          <draw:equation draw:name="f300" draw:formula="1256753*logwidth/1907096"/>
          <draw:equation draw:name="f301" draw:formula="4115523*logheight/6855961"/>
          <draw:equation draw:name="f302" draw:formula="1261535*logwidth/1907096"/>
          <draw:equation draw:name="f303" draw:formula="4134615*logheight/6855961"/>
          <draw:equation draw:name="f304" draw:formula="1298728*logwidth/1907096"/>
          <draw:equation draw:name="f305" draw:formula="4037247*logheight/6855961"/>
          <draw:equation draw:name="f306" draw:formula="1295894*logwidth/1907096"/>
          <draw:equation draw:name="f307" draw:formula="4018155*logheight/6855961"/>
          <draw:equation draw:name="f308" draw:formula="1384537*logwidth/1907096"/>
          <draw:equation draw:name="f309" draw:formula="3996200*logheight/6855961"/>
          <draw:equation draw:name="f310" draw:formula="1361690*logwidth/1907096"/>
          <draw:equation draw:name="f311" draw:formula="4069703*logheight/6855961"/>
          <draw:equation draw:name="f312" draw:formula="1364524*logwidth/1907096"/>
          <draw:equation draw:name="f313" draw:formula="4095477*logheight/6855961"/>
          <draw:equation draw:name="f314" draw:formula="1385511*logwidth/1907096"/>
          <draw:equation draw:name="f315" draw:formula="4021019*logheight/6855961"/>
          <draw:equation draw:name="f316" draw:formula="1384537*logwidth/1907096"/>
          <draw:equation draw:name="f317" draw:formula="3996200*logheight/6855961"/>
          <draw:equation draw:name="f318" draw:formula="1345485*logwidth/1907096"/>
          <draw:equation draw:name="f319" draw:formula="3995246*logheight/6855961"/>
          <draw:equation draw:name="f320" draw:formula="1314933*logwidth/1907096"/>
          <draw:equation draw:name="f321" draw:formula="4079249*logheight/6855961"/>
          <draw:equation draw:name="f322" draw:formula="1318741*logwidth/1907096"/>
          <draw:equation draw:name="f323" draw:formula="4102159*logheight/6855961"/>
          <draw:equation draw:name="f324" draw:formula="1347344*logwidth/1907096"/>
          <draw:equation draw:name="f325" draw:formula="4018155*logheight/6855961"/>
          <draw:equation draw:name="f326" draw:formula="1345485*logwidth/1907096"/>
          <draw:equation draw:name="f327" draw:formula="3995246*logheight/6855961"/>
          <draw:equation draw:name="f328" draw:formula="1290138*logwidth/1907096"/>
          <draw:equation draw:name="f329" draw:formula="3982836*logheight/6855961"/>
          <draw:equation draw:name="f330" draw:formula="1249138*logwidth/1907096"/>
          <draw:equation draw:name="f331" draw:formula="4082112*logheight/6855961"/>
          <draw:equation draw:name="f332" draw:formula="1252945*logwidth/1907096"/>
          <draw:equation draw:name="f333" draw:formula="4098340*logheight/6855961"/>
          <draw:equation draw:name="f334" draw:formula="1292086*logwidth/1907096"/>
          <draw:equation draw:name="f335" draw:formula="3998109*logheight/6855961"/>
          <draw:equation draw:name="f336" draw:formula="1290138*logwidth/1907096"/>
          <draw:equation draw:name="f337" draw:formula="3982836*logheight/6855961"/>
          <draw:equation draw:name="f338" draw:formula="1411280*logwidth/1907096"/>
          <draw:equation draw:name="f339" draw:formula="3966608*logheight/6855961"/>
          <draw:equation draw:name="f340" draw:formula="1395075*logwidth/1907096"/>
          <draw:equation draw:name="f341" draw:formula="4023883*logheight/6855961"/>
          <draw:equation draw:name="f342" draw:formula="1396049*logwidth/1907096"/>
          <draw:equation draw:name="f343" draw:formula="4045838*logheight/6855961"/>
          <draw:equation draw:name="f344" draw:formula="1411280*logwidth/1907096"/>
          <draw:equation draw:name="f345" draw:formula="3985700*logheight/6855961"/>
          <draw:equation draw:name="f346" draw:formula="1411280*logwidth/1907096"/>
          <draw:equation draw:name="f347" draw:formula="3966608*logheight/6855961"/>
          <draw:equation draw:name="f348" draw:formula="1427486*logwidth/1907096"/>
          <draw:equation draw:name="f349" draw:formula="3961835*logheight/6855961"/>
          <draw:equation draw:name="f350" draw:formula="1420756*logwidth/1907096"/>
          <draw:equation draw:name="f351" draw:formula="3988563*logheight/6855961"/>
          <draw:equation draw:name="f352" draw:formula="1420756*logwidth/1907096"/>
          <draw:equation draw:name="f353" draw:formula="3994291*logheight/6855961"/>
          <draw:equation draw:name="f354" draw:formula="1427486*logwidth/1907096"/>
          <draw:equation draw:name="f355" draw:formula="3962790*logheight/6855961"/>
          <draw:equation draw:name="f356" draw:formula="1427486*logwidth/1907096"/>
          <draw:equation draw:name="f357" draw:formula="3961835*logheight/6855961"/>
          <draw:equation draw:name="f358" draw:formula="1342651*logwidth/1907096"/>
          <draw:equation draw:name="f359" draw:formula="3951335*logheight/6855961"/>
          <draw:equation draw:name="f360" draw:formula="1310151*logwidth/1907096"/>
          <draw:equation draw:name="f361" draw:formula="4038202*logheight/6855961"/>
          <draw:equation draw:name="f362" draw:formula="1313074*logwidth/1907096"/>
          <draw:equation draw:name="f363" draw:formula="4059203*logheight/6855961"/>
          <draw:equation draw:name="f364" draw:formula="1344510*logwidth/1907096"/>
          <draw:equation draw:name="f365" draw:formula="3971381*logheight/6855961"/>
          <draw:equation draw:name="f366" draw:formula="1342651*logwidth/1907096"/>
          <draw:equation draw:name="f367" draw:formula="3951335*logheight/6855961"/>
          <draw:equation draw:name="f368" draw:formula="1286330*logwidth/1907096"/>
          <draw:equation draw:name="f369" draw:formula="3951335*logheight/6855961"/>
          <draw:equation draw:name="f370" draw:formula="1242496*logwidth/1907096"/>
          <draw:equation draw:name="f371" draw:formula="4052520*logheight/6855961"/>
          <draw:equation draw:name="f372" draw:formula="1245330*logwidth/1907096"/>
          <draw:equation draw:name="f373" draw:formula="4065885*logheight/6855961"/>
          <draw:equation draw:name="f374" draw:formula="1288278*logwidth/1907096"/>
          <draw:equation draw:name="f375" draw:formula="3963744*logheight/6855961"/>
          <draw:equation draw:name="f376" draw:formula="1286330*logwidth/1907096"/>
          <draw:equation draw:name="f377" draw:formula="3951335*logheight/6855961"/>
          <draw:equation draw:name="f378" draw:formula="1384537*logwidth/1907096"/>
          <draw:equation draw:name="f379" draw:formula="3942743*logheight/6855961"/>
          <draw:equation draw:name="f380" draw:formula="1357882*logwidth/1907096"/>
          <draw:equation draw:name="f381" draw:formula="4020065*logheight/6855961"/>
          <draw:equation draw:name="f382" draw:formula="1359742*logwidth/1907096"/>
          <draw:equation draw:name="f383" draw:formula="4043929*logheight/6855961"/>
          <draw:equation draw:name="f384" draw:formula="1384537*logwidth/1907096"/>
          <draw:equation draw:name="f385" draw:formula="3965653*logheight/6855961"/>
          <draw:equation draw:name="f386" draw:formula="1384537*logwidth/1907096"/>
          <draw:equation draw:name="f387" draw:formula="3942743*logheight/6855961"/>
          <draw:equation draw:name="f388" draw:formula="1281548*logwidth/1907096"/>
          <draw:equation draw:name="f389" draw:formula="3922697*logheight/6855961"/>
          <draw:equation draw:name="f390" draw:formula="1235854*logwidth/1907096"/>
          <draw:equation draw:name="f391" draw:formula="4025792*logheight/6855961"/>
          <draw:equation draw:name="f392" draw:formula="1237714*logwidth/1907096"/>
          <draw:equation draw:name="f393" draw:formula="4036293*logheight/6855961"/>
          <draw:equation draw:name="f394" draw:formula="1282522*logwidth/1907096"/>
          <draw:equation draw:name="f395" draw:formula="3932243*logheight/6855961"/>
          <draw:equation draw:name="f396" draw:formula="1281548*logwidth/1907096"/>
          <draw:equation draw:name="f397" draw:formula="3922697*logheight/6855961"/>
          <draw:equation draw:name="f398" draw:formula="1338754*logwidth/1907096"/>
          <draw:equation draw:name="f399" draw:formula="3910288*logheight/6855961"/>
          <draw:equation draw:name="f400" draw:formula="1302536*logwidth/1907096"/>
          <draw:equation draw:name="f401" draw:formula="4000018*logheight/6855961"/>
          <draw:equation draw:name="f402" draw:formula="1305458*logwidth/1907096"/>
          <draw:equation draw:name="f403" draw:formula="4018155*logheight/6855961"/>
          <draw:equation draw:name="f404" draw:formula="1339729*logwidth/1907096"/>
          <draw:equation draw:name="f405" draw:formula="3928425*logheight/6855961"/>
          <draw:equation draw:name="f406" draw:formula="1338754*logwidth/1907096"/>
          <draw:equation draw:name="f407" draw:formula="3910288*logheight/6855961"/>
          <draw:equation draw:name="f408" draw:formula="1414114*logwidth/1907096"/>
          <draw:equation draw:name="f409" draw:formula="3906469*logheight/6855961"/>
          <draw:equation draw:name="f410" draw:formula="1394101*logwidth/1907096"/>
          <draw:equation draw:name="f411" draw:formula="3969472*logheight/6855961"/>
          <draw:equation draw:name="f412" draw:formula="1394101*logwidth/1907096"/>
          <draw:equation draw:name="f413" draw:formula="3990473*logheight/6855961"/>
          <draw:equation draw:name="f414" draw:formula="1413140*logwidth/1907096"/>
          <draw:equation draw:name="f415" draw:formula="3924606*logheight/6855961"/>
          <draw:equation draw:name="f416" draw:formula="1414114*logwidth/1907096"/>
          <draw:equation draw:name="f417" draw:formula="3906469*logheight/6855961"/>
          <draw:equation draw:name="f418" draw:formula="1277740*logwidth/1907096"/>
          <draw:equation draw:name="f419" draw:formula="3898833*logheight/6855961"/>
          <draw:equation draw:name="f420" draw:formula="1230098*logwidth/1907096"/>
          <draw:equation draw:name="f421" draw:formula="4002882*logheight/6855961"/>
          <draw:equation draw:name="f422" draw:formula="1231958*logwidth/1907096"/>
          <draw:equation draw:name="f423" draw:formula="4009564*logheight/6855961"/>
          <draw:equation draw:name="f424" draw:formula="1278715*logwidth/1907096"/>
          <draw:equation draw:name="f425" draw:formula="3904560*logheight/6855961"/>
          <draw:equation draw:name="f426" draw:formula="1277740*logwidth/1907096"/>
          <draw:equation draw:name="f427" draw:formula="3898833*logheight/6855961"/>
          <draw:equation draw:name="f428" draw:formula="1383652*logwidth/1907096"/>
          <draw:equation draw:name="f429" draw:formula="3893105*logheight/6855961"/>
          <draw:equation draw:name="f430" draw:formula="1354074*logwidth/1907096"/>
          <draw:equation draw:name="f431" draw:formula="3974245*logheight/6855961"/>
          <draw:equation draw:name="f432" draw:formula="1355934*logwidth/1907096"/>
          <draw:equation draw:name="f433" draw:formula="3996200*logheight/6855961"/>
          <draw:equation draw:name="f434" draw:formula="1383652*logwidth/1907096"/>
          <draw:equation draw:name="f435" draw:formula="3914106*logheight/6855961"/>
          <draw:equation draw:name="f436" draw:formula="1383652*logwidth/1907096"/>
          <draw:equation draw:name="f437" draw:formula="3893105*logheight/6855961"/>
          <draw:equation draw:name="f438" draw:formula="1435102*logwidth/1907096"/>
          <draw:equation draw:name="f439" draw:formula="3889287*logheight/6855961"/>
          <draw:equation draw:name="f440" draw:formula="1423678*logwidth/1907096"/>
          <draw:equation draw:name="f441" draw:formula="3927470*logheight/6855961"/>
          <draw:equation draw:name="f442" draw:formula="1422704*logwidth/1907096"/>
          <draw:equation draw:name="f443" draw:formula="3941789*logheight/6855961"/>
          <draw:equation draw:name="f444" draw:formula="1433153*logwidth/1907096"/>
          <draw:equation draw:name="f445" draw:formula="3899787*logheight/6855961"/>
          <draw:equation draw:name="f446" draw:formula="1435102*logwidth/1907096"/>
          <draw:equation draw:name="f447" draw:formula="3889287*logheight/6855961"/>
          <draw:equation draw:name="f448" draw:formula="1273933*logwidth/1907096"/>
          <draw:equation draw:name="f449" draw:formula="3876877*logheight/6855961"/>
          <draw:equation draw:name="f450" draw:formula="1225316*logwidth/1907096"/>
          <draw:equation draw:name="f451" draw:formula="3982836*logheight/6855961"/>
          <draw:equation draw:name="f452" draw:formula="1226290*logwidth/1907096"/>
          <draw:equation draw:name="f453" draw:formula="3985700*logheight/6855961"/>
          <draw:equation draw:name="f454" draw:formula="1273933*logwidth/1907096"/>
          <draw:equation draw:name="f455" draw:formula="3878786*logheight/6855961"/>
          <draw:equation draw:name="f456" draw:formula="1273933*logwidth/1907096"/>
          <draw:equation draw:name="f457" draw:formula="3876877*logheight/6855961"/>
          <draw:equation draw:name="f458" draw:formula="1336895*logwidth/1907096"/>
          <draw:equation draw:name="f459" draw:formula="3873377*logheight/6855961"/>
          <draw:equation draw:name="f460" draw:formula="1297754*logwidth/1907096"/>
          <draw:equation draw:name="f461" draw:formula="3965653*logheight/6855961"/>
          <draw:equation draw:name="f462" draw:formula="1299702*logwidth/1907096"/>
          <draw:equation draw:name="f463" draw:formula="3979972*logheight/6855961"/>
          <draw:equation draw:name="f464" draw:formula="1336895*logwidth/1907096"/>
          <draw:equation draw:name="f465" draw:formula="3887378*logheight/6855961"/>
          <draw:equation draw:name="f466" draw:formula="1336895*logwidth/1907096"/>
          <draw:equation draw:name="f467" draw:formula="3873377*logheight/6855961"/>
          <draw:equation draw:name="f468" draw:formula="1417922*logwidth/1907096"/>
          <draw:equation draw:name="f469" draw:formula="3848558*logheight/6855961"/>
          <draw:equation draw:name="f470" draw:formula="1394101*logwidth/1907096"/>
          <draw:equation draw:name="f471" draw:formula="3916970*logheight/6855961"/>
          <draw:equation draw:name="f472" draw:formula="1394101*logwidth/1907096"/>
          <draw:equation draw:name="f473" draw:formula="3937971*logheight/6855961"/>
          <draw:equation draw:name="f474" draw:formula="1416062*logwidth/1907096"/>
          <draw:equation draw:name="f475" draw:formula="3867650*logheight/6855961"/>
          <draw:equation draw:name="f476" draw:formula="1417922*logwidth/1907096"/>
          <draw:equation draw:name="f477" draw:formula="3848558*logheight/6855961"/>
          <draw:equation draw:name="f478" draw:formula="1381703*logwidth/1907096"/>
          <draw:equation draw:name="f479" draw:formula="3846649*logheight/6855961"/>
          <draw:equation draw:name="f480" draw:formula="1349292*logwidth/1907096"/>
          <draw:equation draw:name="f481" draw:formula="3930334*logheight/6855961"/>
          <draw:equation draw:name="f482" draw:formula="1351152*logwidth/1907096"/>
          <draw:equation draw:name="f483" draw:formula="3949426*logheight/6855961"/>
          <draw:equation draw:name="f484" draw:formula="1382677*logwidth/1907096"/>
          <draw:equation draw:name="f485" draw:formula="3864786*logheight/6855961"/>
          <draw:equation draw:name="f486" draw:formula="1381703*logwidth/1907096"/>
          <draw:equation draw:name="f487" draw:formula="3846649*logheight/6855961"/>
          <draw:equation draw:name="f488" draw:formula="1334061*logwidth/1907096"/>
          <draw:equation draw:name="f489" draw:formula="3840921*logheight/6855961"/>
          <draw:equation draw:name="f490" draw:formula="1293060*logwidth/1907096"/>
          <draw:equation draw:name="f491" draw:formula="3935107*logheight/6855961"/>
          <draw:equation draw:name="f492" draw:formula="1294920*logwidth/1907096"/>
          <draw:equation draw:name="f493" draw:formula="3947516*logheight/6855961"/>
          <draw:equation draw:name="f494" draw:formula="1334947*logwidth/1907096"/>
          <draw:equation draw:name="f495" draw:formula="3852376*logheight/6855961"/>
          <draw:equation draw:name="f496" draw:formula="1334061*logwidth/1907096"/>
          <draw:equation draw:name="f497" draw:formula="3840921*logheight/6855961"/>
          <draw:equation draw:name="f498" draw:formula="1451307*logwidth/1907096"/>
          <draw:equation draw:name="f499" draw:formula="3829466*logheight/6855961"/>
          <draw:equation draw:name="f500" draw:formula="1448473*logwidth/1907096"/>
          <draw:equation draw:name="f501" draw:formula="3839012*logheight/6855961"/>
          <draw:equation draw:name="f502" draw:formula="1448473*logwidth/1907096"/>
          <draw:equation draw:name="f503" draw:formula="3840921*logheight/6855961"/>
          <draw:equation draw:name="f504" draw:formula="1451307*logwidth/1907096"/>
          <draw:equation draw:name="f505" draw:formula="3829466*logheight/6855961"/>
          <draw:equation draw:name="f506" draw:formula="1440858*logwidth/1907096"/>
          <draw:equation draw:name="f507" draw:formula="3822784*logheight/6855961"/>
          <draw:equation draw:name="f508" draw:formula="1425538*logwidth/1907096"/>
          <draw:equation draw:name="f509" draw:formula="3870513*logheight/6855961"/>
          <draw:equation draw:name="f510" draw:formula="1424652*logwidth/1907096"/>
          <draw:equation draw:name="f511" draw:formula="3885469*logheight/6855961"/>
          <draw:equation draw:name="f512" draw:formula="1438909*logwidth/1907096"/>
          <draw:equation draw:name="f513" draw:formula="3835194*logheight/6855961"/>
          <draw:equation draw:name="f514" draw:formula="1440858*logwidth/1907096"/>
          <draw:equation draw:name="f515" draw:formula="3822784*logheight/6855961"/>
          <draw:equation draw:name="f516" draw:formula="1332113*logwidth/1907096"/>
          <draw:equation draw:name="f517" draw:formula="3811329*logheight/6855961"/>
          <draw:equation draw:name="f518" draw:formula="1289253*logwidth/1907096"/>
          <draw:equation draw:name="f519" draw:formula="3906469*logheight/6855961"/>
          <draw:equation draw:name="f520" draw:formula="1290138*logwidth/1907096"/>
          <draw:equation draw:name="f521" draw:formula="3915061*logheight/6855961"/>
          <draw:equation draw:name="f522" draw:formula="1332113*logwidth/1907096"/>
          <draw:equation draw:name="f523" draw:formula="3818966*logheight/6855961"/>
          <draw:equation draw:name="f524" draw:formula="1332113*logwidth/1907096"/>
          <draw:equation draw:name="f525" draw:formula="3811329*logheight/6855961"/>
          <draw:equation draw:name="f526" draw:formula="1382677*logwidth/1907096"/>
          <draw:equation draw:name="f527" draw:formula="3803693*logheight/6855961"/>
          <draw:equation draw:name="f528" draw:formula="1347344*logwidth/1907096"/>
          <draw:equation draw:name="f529" draw:formula="3890241*logheight/6855961"/>
          <draw:equation draw:name="f530" draw:formula="1348318*logwidth/1907096"/>
          <draw:equation draw:name="f531" draw:formula="3907424*logheight/6855961"/>
          <draw:equation draw:name="f532" draw:formula="1382677*logwidth/1907096"/>
          <draw:equation draw:name="f533" draw:formula="3819921*logheight/6855961"/>
          <draw:equation draw:name="f534" draw:formula="1382677*logwidth/1907096"/>
          <draw:equation draw:name="f535" draw:formula="3803693*logheight/6855961"/>
          <draw:equation draw:name="f536" draw:formula="1419870*logwidth/1907096"/>
          <draw:equation draw:name="f537" draw:formula="3796056*logheight/6855961"/>
          <draw:equation draw:name="f538" draw:formula="1393127*logwidth/1907096"/>
          <draw:equation draw:name="f539" draw:formula="3868604*logheight/6855961"/>
          <draw:equation draw:name="f540" draw:formula="1393127*logwidth/1907096"/>
          <draw:equation draw:name="f541" draw:formula="3887378*logheight/6855961"/>
          <draw:equation draw:name="f542" draw:formula="1418896*logwidth/1907096"/>
          <draw:equation draw:name="f543" draw:formula="3813238*logheight/6855961"/>
          <draw:equation draw:name="f544" draw:formula="1419870*logwidth/1907096"/>
          <draw:equation draw:name="f545" draw:formula="3796056*logheight/6855961"/>
          <draw:equation draw:name="f546" draw:formula="1329279*logwidth/1907096"/>
          <draw:equation draw:name="f547" draw:formula="3784601*logheight/6855961"/>
          <draw:equation draw:name="f548" draw:formula="1284471*logwidth/1907096"/>
          <draw:equation draw:name="f549" draw:formula="3881650*logheight/6855961"/>
          <draw:equation draw:name="f550" draw:formula="1285356*logwidth/1907096"/>
          <draw:equation draw:name="f551" draw:formula="3887378*logheight/6855961"/>
          <draw:equation draw:name="f552" draw:formula="1330253*logwidth/1907096"/>
          <draw:equation draw:name="f553" draw:formula="3789374*logheight/6855961"/>
          <draw:equation draw:name="f554" draw:formula="1329279*logwidth/1907096"/>
          <draw:equation draw:name="f555" draw:formula="3784601*logheight/6855961"/>
          <draw:equation draw:name="f556" draw:formula="1382677*logwidth/1907096"/>
          <draw:equation draw:name="f557" draw:formula="3765509*logheight/6855961"/>
          <draw:equation draw:name="f558" draw:formula="1344510*logwidth/1907096"/>
          <draw:equation draw:name="f559" draw:formula="3853331*logheight/6855961"/>
          <draw:equation draw:name="f560" draw:formula="1345485*logwidth/1907096"/>
          <draw:equation draw:name="f561" draw:formula="3866695*logheight/6855961"/>
          <draw:equation draw:name="f562" draw:formula="1382677*logwidth/1907096"/>
          <draw:equation draw:name="f563" draw:formula="3776964*logheight/6855961"/>
          <draw:equation draw:name="f564" draw:formula="1382677*logwidth/1907096"/>
          <draw:equation draw:name="f565" draw:formula="3765509*logheight/6855961"/>
          <draw:equation draw:name="f566" draw:formula="1329279*logwidth/1907096"/>
          <draw:equation draw:name="f567" draw:formula="3762646*logheight/6855961"/>
          <draw:equation draw:name="f568" draw:formula="1283497*logwidth/1907096"/>
          <draw:equation draw:name="f569" draw:formula="3860968*logheight/6855961"/>
          <draw:equation draw:name="f570" draw:formula="1283497*logwidth/1907096"/>
          <draw:equation draw:name="f571" draw:formula="3862877*logheight/6855961"/>
          <draw:equation draw:name="f572" draw:formula="1329279*logwidth/1907096"/>
          <draw:equation draw:name="f573" draw:formula="3762646*logheight/6855961"/>
          <draw:equation draw:name="f574" draw:formula="1447499*logwidth/1907096"/>
          <draw:equation draw:name="f575" draw:formula="3761691*logheight/6855961"/>
          <draw:equation draw:name="f576" draw:formula="1428460*logwidth/1907096"/>
          <draw:equation draw:name="f577" draw:formula="3816102*logheight/6855961"/>
          <draw:equation draw:name="f578" draw:formula="1427486*logwidth/1907096"/>
          <draw:equation draw:name="f579" draw:formula="3832330*logheight/6855961"/>
          <draw:equation draw:name="f580" draw:formula="1445551*logwidth/1907096"/>
          <draw:equation draw:name="f581" draw:formula="3776010*logheight/6855961"/>
          <draw:equation draw:name="f582" draw:formula="1447499*logwidth/1907096"/>
          <draw:equation draw:name="f583" draw:formula="3761691*logheight/6855961"/>
          <draw:equation draw:name="f584" draw:formula="1421730*logwidth/1907096"/>
          <draw:equation draw:name="f585" draw:formula="3747372*logheight/6855961"/>
          <draw:equation draw:name="f586" draw:formula="1392153*logwidth/1907096"/>
          <draw:equation draw:name="f587" draw:formula="3822784*logheight/6855961"/>
          <draw:equation draw:name="f588" draw:formula="1392153*logwidth/1907096"/>
          <draw:equation draw:name="f589" draw:formula="3839967*logheight/6855961"/>
          <draw:equation draw:name="f590" draw:formula="1420756*logwidth/1907096"/>
          <draw:equation draw:name="f591" draw:formula="3762646*logheight/6855961"/>
          <draw:equation draw:name="f592" draw:formula="1421730*logwidth/1907096"/>
          <draw:equation draw:name="f593" draw:formula="3747372*logheight/6855961"/>
          <draw:equation draw:name="f594" draw:formula="1466538*logwidth/1907096"/>
          <draw:equation draw:name="f595" draw:formula="3742599*logheight/6855961"/>
          <draw:equation draw:name="f596" draw:formula="1455115*logwidth/1907096"/>
          <draw:equation draw:name="f597" draw:formula="3779828*logheight/6855961"/>
          <draw:equation draw:name="f598" draw:formula="1454141*logwidth/1907096"/>
          <draw:equation draw:name="f599" draw:formula="3785556*logheight/6855961"/>
          <draw:equation draw:name="f600" draw:formula="1466538*logwidth/1907096"/>
          <draw:equation draw:name="f601" draw:formula="3743554*logheight/6855961"/>
          <draw:equation draw:name="f602" draw:formula="1466538*logwidth/1907096"/>
          <draw:equation draw:name="f603" draw:formula="3742599*logheight/6855961"/>
          <draw:equation draw:name="f604" draw:formula="1381703*logwidth/1907096"/>
          <draw:equation draw:name="f605" draw:formula="3731144*logheight/6855961"/>
          <draw:equation draw:name="f606" draw:formula="1341677*logwidth/1907096"/>
          <draw:equation draw:name="f607" draw:formula="3821830*logheight/6855961"/>
          <draw:equation draw:name="f608" draw:formula="1342651*logwidth/1907096"/>
          <draw:equation draw:name="f609" draw:formula="3832330*logheight/6855961"/>
          <draw:equation draw:name="f610" draw:formula="1381703*logwidth/1907096"/>
          <draw:equation draw:name="f611" draw:formula="3740690*logheight/6855961"/>
          <draw:equation draw:name="f612" draw:formula="1381703*logwidth/1907096"/>
          <draw:equation draw:name="f613" draw:formula="3731144*logheight/6855961"/>
          <draw:equation draw:name="f614" draw:formula="1452281*logwidth/1907096"/>
          <draw:equation draw:name="f615" draw:formula="3706325*logheight/6855961"/>
          <draw:equation draw:name="f616" draw:formula="1430320*logwidth/1907096"/>
          <draw:equation draw:name="f617" draw:formula="3765509*logheight/6855961"/>
          <draw:equation draw:name="f618" draw:formula="1429346*logwidth/1907096"/>
          <draw:equation draw:name="f619" draw:formula="3780783*logheight/6855961"/>
          <draw:equation draw:name="f620" draw:formula="1451307*logwidth/1907096"/>
          <draw:equation draw:name="f621" draw:formula="3718735*logheight/6855961"/>
          <draw:equation draw:name="f622" draw:formula="1452281*logwidth/1907096"/>
          <draw:equation draw:name="f623" draw:formula="3706325*logheight/6855961"/>
          <draw:equation draw:name="f624" draw:formula="1424652*logwidth/1907096"/>
          <draw:equation draw:name="f625" draw:formula="3702507*logheight/6855961"/>
          <draw:equation draw:name="f626" draw:formula="1392153*logwidth/1907096"/>
          <draw:equation draw:name="f627" draw:formula="3781737*logheight/6855961"/>
          <draw:equation draw:name="f628" draw:formula="1392153*logwidth/1907096"/>
          <draw:equation draw:name="f629" draw:formula="3796056*logheight/6855961"/>
          <draw:equation draw:name="f630" draw:formula="1423678*logwidth/1907096"/>
          <draw:equation draw:name="f631" draw:formula="3715871*logheight/6855961"/>
          <draw:equation draw:name="f632" draw:formula="1424652*logwidth/1907096"/>
          <draw:equation draw:name="f633" draw:formula="3702507*logheight/6855961"/>
          <draw:equation draw:name="f634" draw:formula="1382677*logwidth/1907096"/>
          <draw:equation draw:name="f635" draw:formula="3699643*logheight/6855961"/>
          <draw:equation draw:name="f636" draw:formula="1340703*logwidth/1907096"/>
          <draw:equation draw:name="f637" draw:formula="3792238*logheight/6855961"/>
          <draw:equation draw:name="f638" draw:formula="1341677*logwidth/1907096"/>
          <draw:equation draw:name="f639" draw:formula="3799874*logheight/6855961"/>
          <draw:equation draw:name="f640" draw:formula="1382677*logwidth/1907096"/>
          <draw:equation draw:name="f641" draw:formula="3705371*logheight/6855961"/>
          <draw:equation draw:name="f642" draw:formula="1382677*logwidth/1907096"/>
          <draw:equation draw:name="f643" draw:formula="3699643*logheight/6855961"/>
          <draw:equation draw:name="f644" draw:formula="1476102*logwidth/1907096"/>
          <draw:equation draw:name="f645" draw:formula="3678642*logheight/6855961"/>
          <draw:equation draw:name="f646" draw:formula="1459897*logwidth/1907096"/>
          <draw:equation draw:name="f647" draw:formula="3723508*logheight/6855961"/>
          <draw:equation draw:name="f648" draw:formula="1458923*logwidth/1907096"/>
          <draw:equation draw:name="f649" draw:formula="3732099*logheight/6855961"/>
          <draw:equation draw:name="f650" draw:formula="1475128*logwidth/1907096"/>
          <draw:equation draw:name="f651" draw:formula="3682461*logheight/6855961"/>
          <draw:equation draw:name="f652" draw:formula="1476102*logwidth/1907096"/>
          <draw:equation draw:name="f653" draw:formula="3678642*logheight/6855961"/>
          <draw:equation draw:name="f654" draw:formula="1382677*logwidth/1907096"/>
          <draw:equation draw:name="f655" draw:formula="3671960*logheight/6855961"/>
          <draw:equation draw:name="f656" draw:formula="1339729*logwidth/1907096"/>
          <draw:equation draw:name="f657" draw:formula="3766464*logheight/6855961"/>
          <draw:equation draw:name="f658" draw:formula="1339729*logwidth/1907096"/>
          <draw:equation draw:name="f659" draw:formula="3770282*logheight/6855961"/>
          <draw:equation draw:name="f660" draw:formula="1382677*logwidth/1907096"/>
          <draw:equation draw:name="f661" draw:formula="3674824*logheight/6855961"/>
          <draw:equation draw:name="f662" draw:formula="1382677*logwidth/1907096"/>
          <draw:equation draw:name="f663" draw:formula="3671960*logheight/6855961"/>
          <draw:equation draw:name="f664" draw:formula="1426512*logwidth/1907096"/>
          <draw:equation draw:name="f665" draw:formula="3662414*logheight/6855961"/>
          <draw:equation draw:name="f666" draw:formula="1392153*logwidth/1907096"/>
          <draw:equation draw:name="f667" draw:formula="3743554*logheight/6855961"/>
          <draw:equation draw:name="f668" draw:formula="1391267*logwidth/1907096"/>
          <draw:equation draw:name="f669" draw:formula="3755009*logheight/6855961"/>
          <draw:equation draw:name="f670" draw:formula="1425538*logwidth/1907096"/>
          <draw:equation draw:name="f671" draw:formula="3671960*logheight/6855961"/>
          <draw:equation draw:name="f672" draw:formula="1426512*logwidth/1907096"/>
          <draw:equation draw:name="f673" draw:formula="3662414*logheight/6855961"/>
          <draw:equation draw:name="f674" draw:formula="1457948*logwidth/1907096"/>
          <draw:equation draw:name="f675" draw:formula="3654778*logheight/6855961"/>
          <draw:equation draw:name="f676" draw:formula="1433153*logwidth/1907096"/>
          <draw:equation draw:name="f677" draw:formula="3718735*logheight/6855961"/>
          <draw:equation draw:name="f678" draw:formula="1432268*logwidth/1907096"/>
          <draw:equation draw:name="f679" draw:formula="3732099*logheight/6855961"/>
          <draw:equation draw:name="f680" draw:formula="1457063*logwidth/1907096"/>
          <draw:equation draw:name="f681" draw:formula="3666233*logheight/6855961"/>
          <draw:equation draw:name="f682" draw:formula="1457948*logwidth/1907096"/>
          <draw:equation draw:name="f683" draw:formula="3654778*logheight/6855961"/>
          <draw:equation draw:name="f684" draw:formula="1429346*logwidth/1907096"/>
          <draw:equation draw:name="f685" draw:formula="3626140*logheight/6855961"/>
          <draw:equation draw:name="f686" draw:formula="1392153*logwidth/1907096"/>
          <draw:equation draw:name="f687" draw:formula="3709189*logheight/6855961"/>
          <draw:equation draw:name="f688" draw:formula="1393127*logwidth/1907096"/>
          <draw:equation draw:name="f689" draw:formula="3717780*logheight/6855961"/>
          <draw:equation draw:name="f690" draw:formula="1429346*logwidth/1907096"/>
          <draw:equation draw:name="f691" draw:formula="3632822*logheight/6855961"/>
          <draw:equation draw:name="f692" draw:formula="1429346*logwidth/1907096"/>
          <draw:equation draw:name="f693" draw:formula="3626140*logheight/6855961"/>
          <draw:equation draw:name="f694" draw:formula="1485666*logwidth/1907096"/>
          <draw:equation draw:name="f695" draw:formula="3618504*logheight/6855961"/>
          <draw:equation draw:name="f696" draw:formula="1466538*logwidth/1907096"/>
          <draw:equation draw:name="f697" draw:formula="3670051*logheight/6855961"/>
          <draw:equation draw:name="f698" draw:formula="1465653*logwidth/1907096"/>
          <draw:equation draw:name="f699" draw:formula="3679597*logheight/6855961"/>
          <draw:equation draw:name="f700" draw:formula="1484692*logwidth/1907096"/>
          <draw:equation draw:name="f701" draw:formula="3624231*logheight/6855961"/>
          <draw:equation draw:name="f702" draw:formula="1485666*logwidth/1907096"/>
          <draw:equation draw:name="f703" draw:formula="3618504*logheight/6855961"/>
          <draw:equation draw:name="f704" draw:formula="1462730*logwidth/1907096"/>
          <draw:equation draw:name="f705" draw:formula="3607049*logheight/6855961"/>
          <draw:equation draw:name="f706" draw:formula="1435102*logwidth/1907096"/>
          <draw:equation draw:name="f707" draw:formula="3674824*logheight/6855961"/>
          <draw:equation draw:name="f708" draw:formula="1434128*logwidth/1907096"/>
          <draw:equation draw:name="f709" draw:formula="3686279*logheight/6855961"/>
          <draw:equation draw:name="f710" draw:formula="1461756*logwidth/1907096"/>
          <draw:equation draw:name="f711" draw:formula="3616594*logheight/6855961"/>
          <draw:equation draw:name="f712" draw:formula="1462730*logwidth/1907096"/>
          <draw:equation draw:name="f713" draw:formula="3607049*logheight/6855961"/>
          <draw:equation draw:name="f714" draw:formula="1431294*logwidth/1907096"/>
          <draw:equation draw:name="f715" draw:formula="3593685*logheight/6855961"/>
          <draw:equation draw:name="f716" draw:formula="1392153*logwidth/1907096"/>
          <draw:equation draw:name="f717" draw:formula="3678642*logheight/6855961"/>
          <draw:equation draw:name="f718" draw:formula="1392153*logwidth/1907096"/>
          <draw:equation draw:name="f719" draw:formula="3684370*logheight/6855961"/>
          <draw:equation draw:name="f720" draw:formula="1431294*logwidth/1907096"/>
          <draw:equation draw:name="f721" draw:formula="3597503*logheight/6855961"/>
          <draw:equation draw:name="f722" draw:formula="1431294*logwidth/1907096"/>
          <draw:equation draw:name="f723" draw:formula="3593685*logheight/6855961"/>
          <draw:equation draw:name="f724" draw:formula="1431294*logwidth/1907096"/>
          <draw:equation draw:name="f725" draw:formula="3568229*logheight/6855961"/>
          <draw:equation draw:name="f726" draw:formula="1392153*logwidth/1907096"/>
          <draw:equation draw:name="f727" draw:formula="3651914*logheight/6855961"/>
          <draw:equation draw:name="f728" draw:formula="1392153*logwidth/1907096"/>
          <draw:equation draw:name="f729" draw:formula="3653823*logheight/6855961"/>
          <draw:equation draw:name="f730" draw:formula="1431294*logwidth/1907096"/>
          <draw:equation draw:name="f731" draw:formula="3568229*logheight/6855961"/>
          <draw:equation draw:name="f732" draw:formula="1494256*logwidth/1907096"/>
          <draw:equation draw:name="f733" draw:formula="3565365*logheight/6855961"/>
          <draw:equation draw:name="f734" draw:formula="1471320*logwidth/1907096"/>
          <draw:equation draw:name="f735" draw:formula="3621367*logheight/6855961"/>
          <draw:equation draw:name="f736" draw:formula="1470346*logwidth/1907096"/>
          <draw:equation draw:name="f737" draw:formula="3629959*logheight/6855961"/>
          <draw:equation draw:name="f738" draw:formula="1493282*logwidth/1907096"/>
          <draw:equation draw:name="f739" draw:formula="3570138*logheight/6855961"/>
          <draw:equation draw:name="f740" draw:formula="1494256*logwidth/1907096"/>
          <draw:equation draw:name="f741" draw:formula="3565365*logheight/6855961"/>
          <draw:equation draw:name="f742" draw:formula="1468486*logwidth/1907096"/>
          <draw:equation draw:name="f743" draw:formula="3565365*logheight/6855961"/>
          <draw:equation draw:name="f744" draw:formula="1437935*logwidth/1907096"/>
          <draw:equation draw:name="f745" draw:formula="3635686*logheight/6855961"/>
          <draw:equation draw:name="f746" draw:formula="1437050*logwidth/1907096"/>
          <draw:equation draw:name="f747" draw:formula="3644277*logheight/6855961"/>
          <draw:equation draw:name="f748" draw:formula="1467512*logwidth/1907096"/>
          <draw:equation draw:name="f749" draw:formula="3571093*logheight/6855961"/>
          <draw:equation draw:name="f750" draw:formula="1468486*logwidth/1907096"/>
          <draw:equation draw:name="f751" draw:formula="3565365*logheight/6855961"/>
          <draw:equation draw:name="f752" draw:formula="1472294*logwidth/1907096"/>
          <draw:equation draw:name="f753" draw:formula="3527182*logheight/6855961"/>
          <draw:equation draw:name="f754" draw:formula="1439884*logwidth/1907096"/>
          <draw:equation draw:name="f755" draw:formula="3600367*logheight/6855961"/>
          <draw:equation draw:name="f756" draw:formula="1439884*logwidth/1907096"/>
          <draw:equation draw:name="f757" draw:formula="3605140*logheight/6855961"/>
          <draw:equation draw:name="f758" draw:formula="1472294*logwidth/1907096"/>
          <draw:equation draw:name="f759" draw:formula="3530046*logheight/6855961"/>
          <draw:equation draw:name="f760" draw:formula="1472294*logwidth/1907096"/>
          <draw:equation draw:name="f761" draw:formula="3527182*logheight/6855961"/>
          <draw:equation draw:name="f762" draw:formula="1501872*logwidth/1907096"/>
          <draw:equation draw:name="f763" draw:formula="3514772*logheight/6855961"/>
          <draw:equation draw:name="f764" draw:formula="1476102*logwidth/1907096"/>
          <draw:equation draw:name="f765" draw:formula="3574911*logheight/6855961"/>
          <draw:equation draw:name="f766" draw:formula="1475128*logwidth/1907096"/>
          <draw:equation draw:name="f767" draw:formula="3582548*logheight/6855961"/>
          <draw:equation draw:name="f768" draw:formula="1500897*logwidth/1907096"/>
          <draw:equation draw:name="f769" draw:formula="3518591*logheight/6855961"/>
          <draw:equation draw:name="f770" draw:formula="1501872*logwidth/1907096"/>
          <draw:equation draw:name="f771" draw:formula="3514772*logheight/6855961"/>
          <draw:equation draw:name="f772" draw:formula="1515155*logwidth/1907096"/>
          <draw:equation draw:name="f773" draw:formula="3510954*logheight/6855961"/>
          <draw:equation draw:name="f774" draw:formula="1510461*logwidth/1907096"/>
          <draw:equation draw:name="f775" draw:formula="3523364*logheight/6855961"/>
          <draw:equation draw:name="f776" draw:formula="1510461*logwidth/1907096"/>
          <draw:equation draw:name="f777" draw:formula="3524318*logheight/6855961"/>
          <draw:equation draw:name="f778" draw:formula="1515155*logwidth/1907096"/>
          <draw:equation draw:name="f779" draw:formula="3510954*logheight/6855961"/>
          <draw:equation draw:name="f780" draw:formula="1476102*logwidth/1907096"/>
          <draw:equation draw:name="f781" draw:formula="3493772*logheight/6855961"/>
          <draw:equation draw:name="f782" draw:formula="1441743*logwidth/1907096"/>
          <draw:equation draw:name="f783" draw:formula="3569184*logheight/6855961"/>
          <draw:equation draw:name="f784" draw:formula="1441743*logwidth/1907096"/>
          <draw:equation draw:name="f785" draw:formula="3572047*logheight/6855961"/>
          <draw:equation draw:name="f786" draw:formula="1476102*logwidth/1907096"/>
          <draw:equation draw:name="f787" draw:formula="3493772*logheight/6855961"/>
          <draw:equation draw:name="f788" draw:formula="1509487*logwidth/1907096"/>
          <draw:equation draw:name="f789" draw:formula="3470862*logheight/6855961"/>
          <draw:equation draw:name="f790" draw:formula="1481858*logwidth/1907096"/>
          <draw:equation draw:name="f791" draw:formula="3534819*logheight/6855961"/>
          <draw:equation draw:name="f792" draw:formula="1481858*logwidth/1907096"/>
          <draw:equation draw:name="f793" draw:formula="3538637*logheight/6855961"/>
          <draw:equation draw:name="f794" draw:formula="1509487*logwidth/1907096"/>
          <draw:equation draw:name="f795" draw:formula="3471816*logheight/6855961"/>
          <draw:equation draw:name="f796" draw:formula="1509487*logwidth/1907096"/>
          <draw:equation draw:name="f797" draw:formula="3470862*logheight/6855961"/>
          <draw:equation draw:name="f798" draw:formula="1525693*logwidth/1907096"/>
          <draw:equation draw:name="f799" draw:formula="3459407*logheight/6855961"/>
          <draw:equation draw:name="f800" draw:formula="1518077*logwidth/1907096"/>
          <draw:equation draw:name="f801" draw:formula="3476589*logheight/6855961"/>
          <draw:equation draw:name="f802" draw:formula="1518077*logwidth/1907096"/>
          <draw:equation draw:name="f803" draw:formula="3477544*logheight/6855961"/>
          <draw:equation draw:name="f804" draw:formula="1525693*logwidth/1907096"/>
          <draw:equation draw:name="f805" draw:formula="3459407*logheight/6855961"/>
          <draw:equation draw:name="f806" draw:formula="1505679*logwidth/1907096"/>
          <draw:equation draw:name="f807" draw:formula="3452725*logheight/6855961"/>
          <draw:equation draw:name="f808" draw:formula="1485666*logwidth/1907096"/>
          <draw:equation draw:name="f809" draw:formula="3497590*logheight/6855961"/>
          <draw:equation draw:name="f810" draw:formula="1485666*logwidth/1907096"/>
          <draw:equation draw:name="f811" draw:formula="3499499*logheight/6855961"/>
          <draw:equation draw:name="f812" draw:formula="1505679*logwidth/1907096"/>
          <draw:equation draw:name="f813" draw:formula="3452725*logheight/6855961"/>
          <draw:equation draw:name="f814" draw:formula="1543846*logwidth/1907096"/>
          <draw:equation draw:name="f815" draw:formula="0*logheight/6855961"/>
          <draw:equation draw:name="f816" draw:formula="1548540*logwidth/1907096"/>
          <draw:equation draw:name="f817" draw:formula="0*logheight/6855961"/>
          <draw:equation draw:name="f818" draw:formula="1551462*logwidth/1907096"/>
          <draw:equation draw:name="f819" draw:formula="2348591*logheight/6855961"/>
          <draw:equation draw:name="f820" draw:formula="1498064*logwidth/1907096"/>
          <draw:equation draw:name="f821" draw:formula="2868202*logheight/6855961"/>
          <draw:equation draw:name="f822" draw:formula="1449447*logwidth/1907096"/>
          <draw:equation draw:name="f823" draw:formula="3442224*logheight/6855961"/>
          <draw:equation draw:name="f824" draw:formula="1492308*logwidth/1907096"/>
          <draw:equation draw:name="f825" draw:formula="3356312*logheight/6855961"/>
          <draw:equation draw:name="f826" draw:formula="1571475*logwidth/1907096"/>
          <draw:equation draw:name="f827" draw:formula="2769880*logheight/6855961"/>
          <draw:equation draw:name="f828" draw:formula="1635323*logwidth/1907096"/>
          <draw:equation draw:name="f829" draw:formula="2333318*logheight/6855961"/>
          <draw:equation draw:name="f830" draw:formula="1748850*logwidth/1907096"/>
          <draw:equation draw:name="f831" draw:formula="1909*logheight/6855961"/>
          <draw:equation draw:name="f832" draw:formula="1753543*logwidth/1907096"/>
          <draw:equation draw:name="f833" draw:formula="0*logheight/6855961"/>
          <draw:equation draw:name="f834" draw:formula="1758325*logwidth/1907096"/>
          <draw:equation draw:name="f835" draw:formula="0*logheight/6855961"/>
          <draw:equation draw:name="f836" draw:formula="1643913*logwidth/1907096"/>
          <draw:equation draw:name="f837" draw:formula="2336182*logheight/6855961"/>
          <draw:equation draw:name="f838" draw:formula="1580065*logwidth/1907096"/>
          <draw:equation draw:name="f839" draw:formula="2771789*logheight/6855961"/>
          <draw:equation draw:name="f840" draw:formula="1504705*logwidth/1907096"/>
          <draw:equation draw:name="f841" draw:formula="3329583*logheight/6855961"/>
          <draw:equation draw:name="f842" draw:formula="1544732*logwidth/1907096"/>
          <draw:equation draw:name="f843" draw:formula="3249717*logheight/6855961"/>
          <draw:equation draw:name="f844" draw:formula="1647720*logwidth/1907096"/>
          <draw:equation draw:name="f845" draw:formula="2675694*logheight/6855961"/>
          <draw:equation draw:name="f846" draw:formula="1716350*logwidth/1907096"/>
          <draw:equation draw:name="f847" draw:formula="2308498*logheight/6855961"/>
          <draw:equation draw:name="f848" draw:formula="1907096*logwidth/1907096"/>
          <draw:equation draw:name="f849" draw:formula="1203410*logheight/6855961"/>
          <draw:equation draw:name="f850" draw:formula="1907096*logwidth/1907096"/>
          <draw:equation draw:name="f851" draw:formula="1273095*logheight/6855961"/>
          <draw:equation draw:name="f852" draw:formula="1725914*logwidth/1907096"/>
          <draw:equation draw:name="f853" draw:formula="2311362*logheight/6855961"/>
          <draw:equation draw:name="f854" draw:formula="1657284*logwidth/1907096"/>
          <draw:equation draw:name="f855" draw:formula="2678558*logheight/6855961"/>
          <draw:equation draw:name="f856" draw:formula="1560052*logwidth/1907096"/>
          <draw:equation draw:name="f857" draw:formula="3220125*logheight/6855961"/>
          <draw:equation draw:name="f858" draw:formula="1595296*logwidth/1907096"/>
          <draw:equation draw:name="f859" draw:formula="3148531*logheight/6855961"/>
          <draw:equation draw:name="f860" draw:formula="1718298*logwidth/1907096"/>
          <draw:equation draw:name="f861" draw:formula="2585964*logheight/6855961"/>
          <draw:equation draw:name="f862" draw:formula="1788876*logwidth/1907096"/>
          <draw:equation draw:name="f863" draw:formula="2272225*logheight/6855961"/>
          <draw:equation draw:name="f864" draw:formula="1906122*logwidth/1907096"/>
          <draw:equation draw:name="f865" draw:formula="1744977*logheight/6855961"/>
          <draw:equation draw:name="f866" draw:formula="1906122*logwidth/1907096"/>
          <draw:equation draw:name="f867" draw:formula="1790797*logheight/6855961"/>
          <draw:equation draw:name="f868" draw:formula="1797466*logwidth/1907096"/>
          <draw:equation draw:name="f869" draw:formula="2276043*logheight/6855961"/>
          <draw:equation draw:name="f870" draw:formula="1726888*logwidth/1907096"/>
          <draw:equation draw:name="f871" draw:formula="2589782*logheight/6855961"/>
          <draw:equation draw:name="f872" draw:formula="1611502*logwidth/1907096"/>
          <draw:equation draw:name="f873" draw:formula="3114166*logheight/6855961"/>
          <draw:equation draw:name="f874" draw:formula="1642053*logwidth/1907096"/>
          <draw:equation draw:name="f875" draw:formula="3054027*logheight/6855961"/>
          <draw:equation draw:name="f876" draw:formula="1784094*logwidth/1907096"/>
          <draw:equation draw:name="f877" draw:formula="2500051*logheight/6855961"/>
          <draw:equation draw:name="f878" draw:formula="1801274*logwidth/1907096"/>
          <draw:equation draw:name="f879" draw:formula="2433549*logheight/6855961"/>
          <draw:equation draw:name="f880" draw:formula="1905148*logwidth/1907096"/>
          <draw:equation draw:name="f881" draw:formula="2028170*logheight/6855961"/>
          <draw:equation draw:name="f882" draw:formula="1905148*logwidth/1907096"/>
          <draw:equation draw:name="f883" draw:formula="2068262*logheight/6855961"/>
          <draw:equation draw:name="f884" draw:formula="1809863*logwidth/1907096"/>
          <draw:equation draw:name="f885" draw:formula="2438003*logheight/6855961"/>
          <draw:equation draw:name="f886" draw:formula="1792684*logwidth/1907096"/>
          <draw:equation draw:name="f887" draw:formula="2504824*logheight/6855961"/>
          <draw:equation draw:name="f888" draw:formula="1662066*logwidth/1907096"/>
          <draw:equation draw:name="f889" draw:formula="3013935*logheight/6855961"/>
          <draw:equation draw:name="f890" draw:formula="1688721*logwidth/1907096"/>
          <draw:equation draw:name="f891" draw:formula="2962706*logheight/6855961"/>
          <draw:equation draw:name="f892" draw:formula="1826954*logwidth/1907096"/>
          <draw:equation draw:name="f893" draw:formula="2485733*logheight/6855961"/>
          <draw:equation draw:name="f894" draw:formula="1856532*logwidth/1907096"/>
          <draw:equation draw:name="f895" draw:formula="2383910*logheight/6855961"/>
          <draw:equation draw:name="f896" draw:formula="1906122*logwidth/1907096"/>
          <draw:equation draw:name="f897" draw:formula="2213040*logheight/6855961"/>
          <draw:equation draw:name="f898" draw:formula="1906122*logwidth/1907096"/>
          <draw:equation draw:name="f899" draw:formula="2248360*logheight/6855961"/>
          <draw:equation draw:name="f900" draw:formula="1865121*logwidth/1907096"/>
          <draw:equation draw:name="f901" draw:formula="2388683*logheight/6855961"/>
          <draw:equation draw:name="f902" draw:formula="1835544*logwidth/1907096"/>
          <draw:equation draw:name="f903" draw:formula="2490506*logheight/6855961"/>
          <draw:equation draw:name="f904" draw:formula="1712542*logwidth/1907096"/>
          <draw:equation draw:name="f905" draw:formula="2915931*logheight/6855961"/>
          <draw:equation draw:name="f906" draw:formula="1732644*logwidth/1907096"/>
          <draw:equation draw:name="f907" draw:formula="2876793*logheight/6855961"/>
          <draw:equation draw:name="f908" draw:formula="1860339*logwidth/1907096"/>
          <draw:equation draw:name="f909" draw:formula="2477141*logheight/6855961"/>
          <draw:equation draw:name="f910" draw:formula="1906122*logwidth/1907096"/>
          <draw:equation draw:name="f911" draw:formula="2334272*logheight/6855961"/>
          <draw:equation draw:name="f912" draw:formula="1906122*logwidth/1907096"/>
          <draw:equation draw:name="f913" draw:formula="2366728*logheight/6855961"/>
          <draw:equation draw:name="f914" draw:formula="1868929*logwidth/1907096"/>
          <draw:equation draw:name="f915" draw:formula="2481914*logheight/6855961"/>
          <draw:equation draw:name="f916" draw:formula="1760273*logwidth/1907096"/>
          <draw:equation draw:name="f917" draw:formula="2821428*logheight/6855961"/>
          <draw:equation draw:name="f918" draw:formula="1773645*logwidth/1907096"/>
          <draw:equation draw:name="f919" draw:formula="2794699*logheight/6855961"/>
          <draw:equation draw:name="f920" draw:formula="1885134*logwidth/1907096"/>
          <draw:equation draw:name="f921" draw:formula="2474278*logheight/6855961"/>
          <draw:equation draw:name="f922" draw:formula="1906122*logwidth/1907096"/>
          <draw:equation draw:name="f923" draw:formula="2414457*logheight/6855961"/>
          <draw:equation draw:name="f924" draw:formula="1906122*logwidth/1907096"/>
          <draw:equation draw:name="f925" draw:formula="2444686*logheight/6855961"/>
          <draw:equation draw:name="f926" draw:formula="1893724*logwidth/1907096"/>
          <draw:equation draw:name="f927" draw:formula="2479051*logheight/6855961"/>
          <draw:equation draw:name="f928" draw:formula="1806941*logwidth/1907096"/>
          <draw:equation draw:name="f929" draw:formula="2728833*logheight/6855961"/>
          <draw:equation draw:name="f930" draw:formula="1812697*logwidth/1907096"/>
          <draw:equation draw:name="f931" draw:formula="2717696*logheight/6855961"/>
          <draw:equation draw:name="f932" draw:formula="1905148*logwidth/1907096"/>
          <draw:equation draw:name="f933" draw:formula="2467596*logheight/6855961"/>
          <draw:equation draw:name="f934" draw:formula="1905148*logwidth/1907096"/>
          <draw:equation draw:name="f935" draw:formula="2496233*logheight/6855961"/>
          <draw:equation draw:name="f936" draw:formula="1864147*logwidth/1907096"/>
          <draw:equation draw:name="f937" draw:formula="2606965*logheight/6855961"/>
          <draw:equation draw:name="f938" draw:formula="1905148*logwidth/1907096"/>
          <draw:equation draw:name="f939" draw:formula="2501960*logheight/6855961"/>
          <draw:equation draw:name="f940" draw:formula="1905148*logwidth/1907096"/>
          <draw:equation draw:name="f941" draw:formula="2572600*logheight/6855961"/>
          <draw:equation draw:name="f942" draw:formula="1868044*logwidth/1907096"/>
          <draw:equation draw:name="f943" draw:formula="2652785*logheight/6855961"/>
          <draw:equation draw:name="f944" draw:formula="1822261*logwidth/1907096"/>
          <draw:equation draw:name="f945" draw:formula="2754607*logheight/6855961"/>
          <draw:equation draw:name="f946" draw:formula="1781260*logwidth/1907096"/>
          <draw:equation draw:name="f947" draw:formula="2850065*logheight/6855961"/>
          <draw:equation draw:name="f948" draw:formula="1730696*logwidth/1907096"/>
          <draw:equation draw:name="f949" draw:formula="2973206*logheight/6855961"/>
          <draw:equation draw:name="f950" draw:formula="1683054*logwidth/1907096"/>
          <draw:equation draw:name="f951" draw:formula="3095074*logheight/6855961"/>
          <draw:equation draw:name="f952" draw:formula="1634349*logwidth/1907096"/>
          <draw:equation draw:name="f953" draw:formula="3229670*logheight/6855961"/>
          <draw:equation draw:name="f954" draw:formula="1587681*logwidth/1907096"/>
          <draw:equation draw:name="f955" draw:formula="3368721*logheight/6855961"/>
          <draw:equation draw:name="f956" draw:formula="1546680*logwidth/1907096"/>
          <draw:equation draw:name="f957" draw:formula="3503317*logheight/6855961"/>
          <draw:equation draw:name="f958" draw:formula="1501872*logwidth/1907096"/>
          <draw:equation draw:name="f959" draw:formula="3667187*logheight/6855961"/>
          <draw:equation draw:name="f960" draw:formula="1474154*logwidth/1907096"/>
          <draw:equation draw:name="f961" draw:formula="3788419*logheight/6855961"/>
          <draw:equation draw:name="f962" draw:formula="1443691*logwidth/1907096"/>
          <draw:equation draw:name="f963" draw:formula="3953244*logheight/6855961"/>
          <draw:equation draw:name="f964" draw:formula="1420756*logwidth/1907096"/>
          <draw:equation draw:name="f965" draw:formula="4123160*logheight/6855961"/>
          <draw:equation draw:name="f966" draw:formula="1411280*logwidth/1907096"/>
          <draw:equation draw:name="f967" draw:formula="4250756*logheight/6855961"/>
          <draw:equation draw:name="f968" draw:formula="1410306*logwidth/1907096"/>
          <draw:equation draw:name="f969" draw:formula="4413989*logheight/6855961"/>
          <draw:equation draw:name="f970" draw:formula="1422704*logwidth/1907096"/>
          <draw:equation draw:name="f971" draw:formula="4573086*logheight/6855961"/>
          <draw:equation draw:name="f972" draw:formula="1444665*logwidth/1907096"/>
          <draw:equation draw:name="f973" draw:formula="4701000*logheight/6855961"/>
          <draw:equation draw:name="f974" draw:formula="1486552*logwidth/1907096"/>
          <draw:equation draw:name="f975" draw:formula="4848642*logheight/6855961"/>
          <draw:equation draw:name="f976" draw:formula="1907096*logwidth/1907096"/>
          <draw:equation draw:name="f977" draw:formula="5638082*logheight/6855961"/>
          <draw:equation draw:name="f978" draw:formula="1907096*logwidth/1907096"/>
          <draw:equation draw:name="f979" draw:formula="5657174*logheight/6855961"/>
          <draw:equation draw:name="f980" draw:formula="1519051*logwidth/1907096"/>
          <draw:equation draw:name="f981" draw:formula="4951737*logheight/6855961"/>
          <draw:equation draw:name="f982" draw:formula="1907096*logwidth/1907096"/>
          <draw:equation draw:name="f983" draw:formula="5816589*logheight/6855961"/>
          <draw:equation draw:name="f984" draw:formula="1907096*logwidth/1907096"/>
          <draw:equation draw:name="f985" draw:formula="5836635*logheight/6855961"/>
          <draw:equation draw:name="f986" draw:formula="1478050*logwidth/1907096"/>
          <draw:equation draw:name="f987" draw:formula="4853415*logheight/6855961"/>
          <draw:equation draw:name="f988" draw:formula="1472294*logwidth/1907096"/>
          <draw:equation draw:name="f989" draw:formula="4838142*logheight/6855961"/>
          <draw:equation draw:name="f990" draw:formula="1899480*logwidth/1907096"/>
          <draw:equation draw:name="f991" draw:formula="6052052*logheight/6855961"/>
          <draw:equation draw:name="f992" draw:formula="1907096*logwidth/1907096"/>
          <draw:equation draw:name="f993" draw:formula="6065417*logheight/6855961"/>
          <draw:equation draw:name="f994" draw:formula="1907096*logwidth/1907096"/>
          <draw:equation draw:name="f995" draw:formula="6086417*logheight/6855961"/>
          <draw:equation draw:name="f996" draw:formula="1891865*logwidth/1907096"/>
          <draw:equation draw:name="f997" draw:formula="6059689*logheight/6855961"/>
          <draw:equation draw:name="f998" draw:formula="1451307*logwidth/1907096"/>
          <draw:equation draw:name="f999" draw:formula="4786594*logheight/6855961"/>
          <draw:equation draw:name="f1000" draw:formula="1441743*logwidth/1907096"/>
          <draw:equation draw:name="f1001" draw:formula="4761775*logheight/6855961"/>
          <draw:equation draw:name="f1002" draw:formula="1780286*logwidth/1907096"/>
          <draw:equation draw:name="f1003" draw:formula="6130328*logheight/6855961"/>
          <draw:equation draw:name="f1004" draw:formula="1906122*logwidth/1907096"/>
          <draw:equation draw:name="f1005" draw:formula="6387747*logheight/6855961"/>
          <draw:equation draw:name="f1006" draw:formula="1906122*logwidth/1907096"/>
          <draw:equation draw:name="f1007" draw:formula="6409703*logheight/6855961"/>
          <draw:equation draw:name="f1008" draw:formula="1772671*logwidth/1907096"/>
          <draw:equation draw:name="f1009" draw:formula="6137010*logheight/6855961"/>
          <draw:equation draw:name="f1010" draw:formula="1428460*logwidth/1907096"/>
          <draw:equation draw:name="f1011" draw:formula="4724865*logheight/6855961"/>
          <draw:equation draw:name="f1012" draw:formula="1421730*logwidth/1907096"/>
          <draw:equation draw:name="f1013" draw:formula="4706728*logheight/6855961"/>
          <draw:equation draw:name="f1014" draw:formula="1416062*logwidth/1907096"/>
          <draw:equation draw:name="f1015" draw:formula="4690500*logheight/6855961"/>
          <draw:equation draw:name="f1016" draw:formula="1657284*logwidth/1907096"/>
          <draw:equation draw:name="f1017" draw:formula="6208286*logheight/6855961"/>
          <draw:equation draw:name="f1018" draw:formula="1906122*logwidth/1907096"/>
          <draw:equation draw:name="f1019" draw:formula="6773717*logheight/6855961"/>
          <draw:equation draw:name="f1020" draw:formula="1906122*logwidth/1907096"/>
          <draw:equation draw:name="f1021" draw:formula="6794717*logheight/6855961"/>
          <draw:equation draw:name="f1022" draw:formula="1648694*logwidth/1907096"/>
          <draw:equation draw:name="f1023" draw:formula="6213059*logheight/6855961"/>
          <draw:equation draw:name="f1024" draw:formula="1405524*logwidth/1907096"/>
          <draw:equation draw:name="f1025" draw:formula="4659953*logheight/6855961"/>
          <draw:equation draw:name="f1026" draw:formula="1393127*logwidth/1907096"/>
          <draw:equation draw:name="f1027" draw:formula="4623679*logheight/6855961"/>
          <draw:equation draw:name="f1028" draw:formula="1531449*logwidth/1907096"/>
          <draw:equation draw:name="f1029" draw:formula="6285607*logheight/6855961"/>
          <draw:equation draw:name="f1030" draw:formula="1617822*logwidth/1907096"/>
          <draw:equation draw:name="f1031" draw:formula="6583954*logheight/6855961"/>
          <draw:equation draw:name="f1032" draw:formula="1725107*logwidth/1907096"/>
          <draw:equation draw:name="f1033" draw:formula="6855961*logheight/6855961"/>
          <draw:equation draw:name="f1034" draw:formula="1713718*logwidth/1907096"/>
          <draw:equation draw:name="f1035" draw:formula="6855961*logheight/6855961"/>
          <draw:equation draw:name="f1036" draw:formula="1607694*logwidth/1907096"/>
          <draw:equation draw:name="f1037" draw:formula="6585505*logheight/6855961"/>
          <draw:equation draw:name="f1038" draw:formula="1521885*logwidth/1907096"/>
          <draw:equation draw:name="f1039" draw:formula="6289425*logheight/6855961"/>
          <draw:equation draw:name="f1040" draw:formula="1384537*logwidth/1907096"/>
          <draw:equation draw:name="f1041" draw:formula="4596951*logheight/6855961"/>
          <draw:equation draw:name="f1042" draw:formula="1373114*logwidth/1907096"/>
          <draw:equation draw:name="f1043" draw:formula="4562586*logheight/6855961"/>
          <draw:equation draw:name="f1044" draw:formula="1402691*logwidth/1907096"/>
          <draw:equation draw:name="f1045" draw:formula="6361019*logheight/6855961"/>
          <draw:equation draw:name="f1046" draw:formula="1454893*logwidth/1907096"/>
          <draw:equation draw:name="f1047" draw:formula="6617961*logheight/6855961"/>
          <draw:equation draw:name="f1048" draw:formula="1521969*logwidth/1907096"/>
          <draw:equation draw:name="f1049" draw:formula="6855961*logheight/6855961"/>
          <draw:equation draw:name="f1050" draw:formula="1511455*logwidth/1907096"/>
          <draw:equation draw:name="f1051" draw:formula="6855961*logheight/6855961"/>
          <draw:equation draw:name="f1052" draw:formula="1445208*logwidth/1907096"/>
          <draw:equation draw:name="f1053" draw:formula="6619393*logheight/6855961"/>
          <draw:equation draw:name="f1054" draw:formula="1393127*logwidth/1907096"/>
          <draw:equation draw:name="f1055" draw:formula="6363883*logheight/6855961"/>
          <draw:equation draw:name="f1056" draw:formula="1365498*logwidth/1907096"/>
          <draw:equation draw:name="f1057" draw:formula="4539676*logheight/6855961"/>
          <draw:equation draw:name="f1058" draw:formula="1354074*logwidth/1907096"/>
          <draw:equation draw:name="f1059" draw:formula="4503402*logheight/6855961"/>
          <draw:equation draw:name="f1060" draw:formula="1347344*logwidth/1907096"/>
          <draw:equation draw:name="f1061" draw:formula="4548267*logheight/6855961"/>
          <draw:equation draw:name="f1062" draw:formula="1273933*logwidth/1907096"/>
          <draw:equation draw:name="f1063" draw:formula="6435476*logheight/6855961"/>
          <draw:equation draw:name="f1064" draw:formula="1302580*logwidth/1907096"/>
          <draw:equation draw:name="f1065" draw:formula="6654831*logheight/6855961"/>
          <draw:equation draw:name="f1066" draw:formula="1340181*logwidth/1907096"/>
          <draw:equation draw:name="f1067" draw:formula="6855961*logheight/6855961"/>
          <draw:equation draw:name="f1068" draw:formula="1330619*logwidth/1907096"/>
          <draw:equation draw:name="f1069" draw:formula="6855961*logheight/6855961"/>
          <draw:equation draw:name="f1070" draw:formula="1293138*logwidth/1907096"/>
          <draw:equation draw:name="f1071" draw:formula="6655309*logheight/6855961"/>
          <draw:equation draw:name="f1072" draw:formula="1265343*logwidth/1907096"/>
          <draw:equation draw:name="f1073" draw:formula="6436431*logheight/6855961"/>
          <draw:equation draw:name="f1074" draw:formula="1338754*logwidth/1907096"/>
          <draw:equation draw:name="f1075" draw:formula="4545403*logheight/6855961"/>
          <draw:equation draw:name="f1076" draw:formula="1348318*logwidth/1907096"/>
          <draw:equation draw:name="f1077" draw:formula="4481446*logheight/6855961"/>
          <draw:equation draw:name="f1078" draw:formula="1336895*logwidth/1907096"/>
          <draw:equation draw:name="f1079" draw:formula="4445490*logheight/6855961"/>
          <draw:equation draw:name="f1080" draw:formula="1148097*logwidth/1907096"/>
          <draw:equation draw:name="f1081" draw:formula="6505797*logheight/6855961"/>
          <draw:equation draw:name="f1082" draw:formula="1160506*logwidth/1907096"/>
          <draw:equation draw:name="f1083" draw:formula="6689157*logheight/6855961"/>
          <draw:equation draw:name="f1084" draw:formula="1179738*logwidth/1907096"/>
          <draw:equation draw:name="f1085" draw:formula="6855961*logheight/6855961"/>
          <draw:equation draw:name="f1086" draw:formula="1170232*logwidth/1907096"/>
          <draw:equation draw:name="f1087" draw:formula="6855961*logheight/6855961"/>
          <draw:equation draw:name="f1088" draw:formula="1151916*logwidth/1907096"/>
          <draw:equation draw:name="f1089" draw:formula="6691663*logheight/6855961"/>
          <draw:equation draw:name="f1090" draw:formula="1140482*logwidth/1907096"/>
          <draw:equation draw:name="f1091" draw:formula="6508661*logheight/6855961"/>
          <draw:equation draw:name="f1092" draw:formula="1333087*logwidth/1907096"/>
          <draw:equation draw:name="f1093" draw:formula="4428308*logheight/6855961"/>
          <draw:equation draw:name="f1094" draw:formula="1323523*logwidth/1907096"/>
          <draw:equation draw:name="f1095" draw:formula="4396807*logheight/6855961"/>
          <draw:equation draw:name="f1096" draw:formula="1025095*logwidth/1907096"/>
          <draw:equation draw:name="f1097" draw:formula="6576436*logheight/6855961"/>
          <draw:equation draw:name="f1098" draw:formula="1032297*logwidth/1907096"/>
          <draw:equation draw:name="f1099" draw:formula="6855961*logheight/6855961"/>
          <draw:equation draw:name="f1100" draw:formula="1022733*logwidth/1907096"/>
          <draw:equation draw:name="f1101" draw:formula="6855961*logheight/6855961"/>
          <draw:equation draw:name="f1102" draw:formula="1015531*logwidth/1907096"/>
          <draw:equation draw:name="f1103" draw:formula="6576436*logheight/6855961"/>
          <draw:equation draw:name="f1104" draw:formula="1317767*logwidth/1907096"/>
          <draw:equation draw:name="f1105" draw:formula="4377715*logheight/6855961"/>
          <draw:equation draw:name="f1106" draw:formula="1308292*logwidth/1907096"/>
          <draw:equation draw:name="f1107" draw:formula="4345259*logheight/6855961"/>
          <draw:equation draw:name="f1108" draw:formula="903953*logwidth/1907096"/>
          <draw:equation draw:name="f1109" draw:formula="6640393*logheight/6855961"/>
          <draw:equation draw:name="f1110" draw:formula="897772*logwidth/1907096"/>
          <draw:equation draw:name="f1111" draw:formula="6855961*logheight/6855961"/>
          <draw:equation draw:name="f1112" draw:formula="888213*logwidth/1907096"/>
          <draw:equation draw:name="f1113" draw:formula="6855961*logheight/6855961"/>
          <draw:equation draw:name="f1114" draw:formula="894478*logwidth/1907096"/>
          <draw:equation draw:name="f1115" draw:formula="6639439*logheight/6855961"/>
          <draw:equation draw:name="f1116" draw:formula="1303510*logwidth/1907096"/>
          <draw:equation draw:name="f1117" draw:formula="4327122*logheight/6855961"/>
          <draw:equation draw:name="f1118" draw:formula="1294920*logwidth/1907096"/>
          <draw:equation draw:name="f1119" draw:formula="4297530*logheight/6855961"/>
          <draw:equation draw:name="f1120" draw:formula="787681*logwidth/1907096"/>
          <draw:equation draw:name="f1121" draw:formula="6700532*logheight/6855961"/>
          <draw:equation draw:name="f1122" draw:formula="776446*logwidth/1907096"/>
          <draw:equation draw:name="f1123" draw:formula="6855961*logheight/6855961"/>
          <draw:equation draw:name="f1124" draw:formula="766870*logwidth/1907096"/>
          <draw:equation draw:name="f1125" draw:formula="6855961*logheight/6855961"/>
          <draw:equation draw:name="f1126" draw:formula="778117*logwidth/1907096"/>
          <draw:equation draw:name="f1127" draw:formula="6698623*logheight/6855961"/>
          <draw:equation draw:name="f1128" draw:formula="1290138*logwidth/1907096"/>
          <draw:equation draw:name="f1129" draw:formula="4279393*logheight/6855961"/>
          <draw:equation draw:name="f1130" draw:formula="1282522*logwidth/1907096"/>
          <draw:equation draw:name="f1131" draw:formula="4251710*logheight/6855961"/>
          <draw:equation draw:name="f1132" draw:formula="676103*logwidth/1907096"/>
          <draw:equation draw:name="f1133" draw:formula="6755580*logheight/6855961"/>
          <draw:equation draw:name="f1134" draw:formula="664577*logwidth/1907096"/>
          <draw:equation draw:name="f1135" draw:formula="6855961*logheight/6855961"/>
          <draw:equation draw:name="f1136" draw:formula="654984*logwidth/1907096"/>
          <draw:equation draw:name="f1137" draw:formula="6855961*logheight/6855961"/>
          <draw:equation draw:name="f1138" draw:formula="666539*logwidth/1907096"/>
          <draw:equation draw:name="f1139" draw:formula="6753670*logheight/6855961"/>
          <draw:equation draw:name="f1140" draw:formula="1277740*logwidth/1907096"/>
          <draw:equation draw:name="f1141" draw:formula="4234528*logheight/6855961"/>
          <draw:equation draw:name="f1142" draw:formula="1271099*logwidth/1907096"/>
          <draw:equation draw:name="f1143" draw:formula="4209708*logheight/6855961"/>
          <draw:equation draw:name="f1144" draw:formula="571166*logwidth/1907096"/>
          <draw:equation draw:name="f1145" draw:formula="6807127*logheight/6855961"/>
          <draw:equation draw:name="f1146" draw:formula="564038*logwidth/1907096"/>
          <draw:equation draw:name="f1147" draw:formula="6855961*logheight/6855961"/>
          <draw:equation draw:name="f1148" draw:formula="554428*logwidth/1907096"/>
          <draw:equation draw:name="f1149" draw:formula="6855961*logheight/6855961"/>
          <draw:equation draw:name="f1150" draw:formula="561691*logwidth/1907096"/>
          <draw:equation draw:name="f1151" draw:formula="6805218*logheight/6855961"/>
          <draw:equation draw:name="f1152" draw:formula="1266317*logwidth/1907096"/>
          <draw:equation draw:name="f1153" draw:formula="4192526*logheight/6855961"/>
          <draw:equation draw:name="f1154" draw:formula="1260561*logwidth/1907096"/>
          <draw:equation draw:name="f1155" draw:formula="4170570*logheight/6855961"/>
          <draw:equation draw:name="f1156" draw:formula="472959*logwidth/1907096"/>
          <draw:equation draw:name="f1157" draw:formula="6854856*logheight/6855961"/>
          <draw:equation draw:name="f1158" draw:formula="472787*logwidth/1907096"/>
          <draw:equation draw:name="f1159" draw:formula="6855961*logheight/6855961"/>
          <draw:equation draw:name="f1160" draw:formula="463650*logwidth/1907096"/>
          <draw:equation draw:name="f1161" draw:formula="6855961*logheight/6855961"/>
          <draw:equation draw:name="f1162" draw:formula="464369*logwidth/1907096"/>
          <draw:equation draw:name="f1163" draw:formula="6851992*logheight/6855961"/>
          <draw:equation draw:name="f1164" draw:formula="1257727*logwidth/1907096"/>
          <draw:equation draw:name="f1165" draw:formula="4154343*logheight/6855961"/>
          <draw:equation draw:name="f1166" draw:formula="1252945*logwidth/1907096"/>
          <draw:equation draw:name="f1167" draw:formula="4135569*logheight/6855961"/>
          <draw:equation draw:name="f1168" draw:formula="464388*logwidth/1907096"/>
          <draw:equation draw:name="f1169" draw:formula="6531207*logheight/6855961"/>
          <draw:equation draw:name="f1170" draw:formula="391925*logwidth/1907096"/>
          <draw:equation draw:name="f1171" draw:formula="6855961*logheight/6855961"/>
          <draw:equation draw:name="f1172" draw:formula="382357*logwidth/1907096"/>
          <draw:equation draw:name="f1173" draw:formula="6855961*logheight/6855961"/>
          <draw:equation draw:name="f1174" draw:formula="455235*logwidth/1907096"/>
          <draw:equation draw:name="f1175" draw:formula="6529059*logheight/6855961"/>
          <draw:equation draw:name="f1176" draw:formula="1249138*logwidth/1907096"/>
          <draw:equation draw:name="f1177" draw:formula="4118387*logheight/6855961"/>
          <draw:equation draw:name="f1178" draw:formula="1245330*logwidth/1907096"/>
          <draw:equation draw:name="f1179" draw:formula="4102159*logheight/6855961"/>
          <draw:equation draw:name="f1180" draw:formula="400142*logwidth/1907096"/>
          <draw:equation draw:name="f1181" draw:formula="6526287*logheight/6855961"/>
          <draw:equation draw:name="f1182" draw:formula="318910*logwidth/1907096"/>
          <draw:equation draw:name="f1183" draw:formula="6855961*logheight/6855961"/>
          <draw:equation draw:name="f1184" draw:formula="308350*logwidth/1907096"/>
          <draw:equation draw:name="f1185" draw:formula="6855961*logheight/6855961"/>
          <draw:equation draw:name="f1186" draw:formula="389760*logwidth/1907096"/>
          <draw:equation draw:name="f1187" draw:formula="6523865*logheight/6855961"/>
          <draw:equation draw:name="f1188" draw:formula="1240548*logwidth/1907096"/>
          <draw:equation draw:name="f1189" draw:formula="4084976*logheight/6855961"/>
          <draw:equation draw:name="f1190" draw:formula="1237714*logwidth/1907096"/>
          <draw:equation draw:name="f1191" draw:formula="4071612*logheight/6855961"/>
          <draw:equation draw:name="f1192" draw:formula="341195*logwidth/1907096"/>
          <draw:equation draw:name="f1193" draw:formula="6521816*logheight/6855961"/>
          <draw:equation draw:name="f1194" draw:formula="252466*logwidth/1907096"/>
          <draw:equation draw:name="f1195" draw:formula="6855961*logheight/6855961"/>
          <draw:equation draw:name="f1196" draw:formula="242008*logwidth/1907096"/>
          <draw:equation draw:name="f1197" draw:formula="6855961*logheight/6855961"/>
          <draw:equation draw:name="f1198" draw:formula="331152*logwidth/1907096"/>
          <draw:equation draw:name="f1199" draw:formula="6519670*logheight/6855961"/>
          <draw:equation draw:name="f1200" draw:formula="1232932*logwidth/1907096"/>
          <draw:equation draw:name="f1201" draw:formula="4055384*logheight/6855961"/>
          <draw:equation draw:name="f1202" draw:formula="1230098*logwidth/1907096"/>
          <draw:equation draw:name="f1203" draw:formula="4044884*logheight/6855961"/>
          <draw:equation draw:name="f1204" draw:formula="290055*logwidth/1907096"/>
          <draw:equation draw:name="f1205" draw:formula="6517966*logheight/6855961"/>
          <draw:equation draw:name="f1206" draw:formula="194575*logwidth/1907096"/>
          <draw:equation draw:name="f1207" draw:formula="6855961*logheight/6855961"/>
          <draw:equation draw:name="f1208" draw:formula="184129*logwidth/1907096"/>
          <draw:equation draw:name="f1209" draw:formula="6855961*logheight/6855961"/>
          <draw:equation draw:name="f1210" draw:formula="280304*logwidth/1907096"/>
          <draw:equation draw:name="f1211" draw:formula="6515820*logheight/6855961"/>
          <draw:equation draw:name="f1212" draw:formula="1226290*logwidth/1907096"/>
          <draw:equation draw:name="f1213" draw:formula="4028656*logheight/6855961"/>
          <draw:equation draw:name="f1214" draw:formula="1224342*logwidth/1907096"/>
          <draw:equation draw:name="f1215" draw:formula="4021974*logheight/6855961"/>
          <draw:equation draw:name="f1216" draw:formula="245859*logwidth/1907096"/>
          <draw:equation draw:name="f1217" draw:formula="6514476*logheight/6855961"/>
          <draw:equation draw:name="f1218" draw:formula="144350*logwidth/1907096"/>
          <draw:equation draw:name="f1219" draw:formula="6855961*logheight/6855961"/>
          <draw:equation draw:name="f1220" draw:formula="133803*logwidth/1907096"/>
          <draw:equation draw:name="f1221" draw:formula="6855961*logheight/6855961"/>
          <draw:equation draw:name="f1222" draw:formula="235773*logwidth/1907096"/>
          <draw:equation draw:name="f1223" draw:formula="6512328*logheight/6855961"/>
          <draw:equation draw:name="f1224" draw:formula="1220534*logwidth/1907096"/>
          <draw:equation draw:name="f1225" draw:formula="4004791*logheight/6855961"/>
          <draw:equation draw:name="f1226" draw:formula="1219560*logwidth/1907096"/>
          <draw:equation draw:name="f1227" draw:formula="4001928*logheight/6855961"/>
          <draw:equation draw:name="f1228" draw:formula="208853*logwidth/1907096"/>
          <draw:equation draw:name="f1229" draw:formula="6511657*logheight/6855961"/>
          <draw:equation draw:name="f1230" draw:formula="102570*logwidth/1907096"/>
          <draw:equation draw:name="f1231" draw:formula="6855961*logheight/6855961"/>
          <draw:equation draw:name="f1232" draw:formula="92019*logwidth/1907096"/>
          <draw:equation draw:name="f1233" draw:formula="6855961*logheight/6855961"/>
          <draw:equation draw:name="f1234" draw:formula="198362*logwidth/1907096"/>
          <draw:equation draw:name="f1235" draw:formula="6510625*logheight/6855961"/>
          <draw:equation draw:name="f1236" draw:formula="1211059*logwidth/1907096"/>
          <draw:equation draw:name="f1237" draw:formula="3995246*logheight/6855961"/>
          <draw:equation draw:name="f1238" draw:formula="177404*logwidth/1907096"/>
          <draw:equation draw:name="f1239" draw:formula="6510625*logheight/6855961"/>
          <draw:equation draw:name="f1240" draw:formula="67488*logwidth/1907096"/>
          <draw:equation draw:name="f1241" draw:formula="6855961*logheight/6855961"/>
          <draw:equation draw:name="f1242" draw:formula="57124*logwidth/1907096"/>
          <draw:equation draw:name="f1243" draw:formula="6855961*logheight/6855961"/>
          <draw:equation draw:name="f1244" draw:formula="257057*logwidth/1907096"/>
          <draw:equation draw:name="f1245" draw:formula="6247354*logheight/6855961"/>
          <draw:equation draw:name="f1246" draw:formula="1019339*logwidth/1907096"/>
          <draw:equation draw:name="f1247" draw:formula="4384397*logheight/6855961"/>
          <draw:equation draw:name="f1248" draw:formula="245414*logwidth/1907096"/>
          <draw:equation draw:name="f1249" draw:formula="6246951*logheight/6855961"/>
          <draw:equation draw:name="f1250" draw:formula="41040*logwidth/1907096"/>
          <draw:equation draw:name="f1251" draw:formula="6855961*logheight/6855961"/>
          <draw:equation draw:name="f1252" draw:formula="30458*logwidth/1907096"/>
          <draw:equation draw:name="f1253" draw:formula="6855961*logheight/6855961"/>
          <draw:equation draw:name="f1254" draw:formula="168129*logwidth/1907096"/>
          <draw:equation draw:name="f1255" draw:formula="6436018*logheight/6855961"/>
          <draw:equation draw:name="f1256" draw:formula="674155*logwidth/1907096"/>
          <draw:equation draw:name="f1257" draw:formula="5132790*logheight/6855961"/>
          <draw:equation draw:name="f1258" draw:formula="161716*logwidth/1907096"/>
          <draw:equation draw:name="f1259" draw:formula="6436421*logheight/6855961"/>
          <draw:equation draw:name="f1260" draw:formula="21959*logwidth/1907096"/>
          <draw:equation draw:name="f1261" draw:formula="6855961*logheight/6855961"/>
          <draw:equation draw:name="f1262" draw:formula="11269*logwidth/1907096"/>
          <draw:equation draw:name="f1263" draw:formula="6855961*logheight/6855961"/>
          <draw:equation draw:name="f1264" draw:formula="83940*logwidth/1907096"/>
          <draw:equation draw:name="f1265" draw:formula="6631802*logheight/6855961"/>
          <draw:equation draw:name="f1266" draw:formula="10364*logwidth/1907096"/>
          <draw:equation draw:name="f1267" draw:formula="6855961*logheight/6855961"/>
          <draw:equation draw:name="f1268" draw:formula="0*logwidth/1907096"/>
          <draw:equation draw:name="f1269" draw:formula="6855961*logheight/6855961"/>
          <draw:equation draw:name="f1270" draw:formula="117569*logwidth/1907096"/>
          <draw:equation draw:name="f1271" draw:formula="6503200*logheight/6855961"/>
          <draw:equation draw:name="f1272" draw:formula="1205303*logwidth/1907096"/>
          <draw:equation draw:name="f1273" draw:formula="3941789*logheight/6855961"/>
          <draw:equation draw:name="f1274" draw:formula="1092751*logwidth/1907096"/>
          <draw:equation draw:name="f1275" draw:formula="3290446*logheight/6855961"/>
          <draw:equation draw:name="f1276" draw:formula="990736*logwidth/1907096"/>
          <draw:equation draw:name="f1277" draw:formula="2254087*logheight/6855961"/>
          <draw:equation draw:name="f1278" draw:formula="757130*logwidth/1907096"/>
          <draw:equation draw:name="f1279" draw:formula="591205*logheight/6855961"/>
          <draw:equation draw:name="f1280" draw:formula="492087*logwidth/1907096"/>
          <draw:equation draw:name="f1281" draw:formula="5728*logheight/6855961"/>
          <draw:equation draw:name="f1282" draw:formula="495895*logwidth/1907096"/>
          <draw:equation draw:name="f1283" draw:formula="1909*logheight/6855961"/>
          <draw:equation draw:name="f1284" draw:formula="502536*logwidth/1907096"/>
          <draw:equation draw:name="f1285" draw:formula="1909*logheight/6855961"/>
          <draw:equation draw:name="f1286" draw:formula="766694*logwidth/1907096"/>
          <draw:equation draw:name="f1287" draw:formula="587387*logheight/6855961"/>
          <draw:equation draw:name="f1288" draw:formula="1000300*logwidth/1907096"/>
          <draw:equation draw:name="f1289" draw:formula="2253133*logheight/6855961"/>
          <draw:equation draw:name="f1290" draw:formula="1102315*logwidth/1907096"/>
          <draw:equation draw:name="f1291" draw:formula="3288855*logheight/6855961"/>
          <draw:equation draw:name="f1292" draw:formula="1211945*logwidth/1907096"/>
          <draw:equation draw:name="f1293" draw:formula="3928425*logheight/6855961"/>
          <draw:equation draw:name="f1294" draw:formula="1265343*logwidth/1907096"/>
          <draw:equation draw:name="f1295" draw:formula="3818011*logheight/6855961"/>
          <draw:equation draw:name="f1296" draw:formula="1203355*logwidth/1907096"/>
          <draw:equation draw:name="f1297" draw:formula="3180032*logheight/6855961"/>
          <draw:equation draw:name="f1298" draw:formula="1163328*logwidth/1907096"/>
          <draw:equation draw:name="f1299" draw:formula="2300862*logheight/6855961"/>
          <draw:equation draw:name="f1300" draw:formula="963107*logwidth/1907096"/>
          <draw:equation draw:name="f1301" draw:formula="432744*logheight/6855961"/>
          <draw:equation draw:name="f1302" draw:formula="779091*logwidth/1907096"/>
          <draw:equation draw:name="f1303" draw:formula="5728*logheight/6855961"/>
          <draw:equation draw:name="f1304" draw:formula="782899*logwidth/1907096"/>
          <draw:equation draw:name="f1305" draw:formula="1909*logheight/6855961"/>
          <draw:equation draw:name="f1306" draw:formula="788567*logwidth/1907096"/>
          <draw:equation draw:name="f1307" draw:formula="1909*logheight/6855961"/>
          <draw:equation draw:name="f1308" draw:formula="971697*logwidth/1907096"/>
          <draw:equation draw:name="f1309" draw:formula="428926*logheight/6855961"/>
          <draw:equation draw:name="f1310" draw:formula="1171918*logwidth/1907096"/>
          <draw:equation draw:name="f1311" draw:formula="2300862*logheight/6855961"/>
          <draw:equation draw:name="f1312" draw:formula="1211945*logwidth/1907096"/>
          <draw:equation draw:name="f1313" draw:formula="3179078*logheight/6855961"/>
          <draw:equation draw:name="f1314" draw:formula="1272073*logwidth/1907096"/>
          <draw:equation draw:name="f1315" draw:formula="3802738*logheight/6855961"/>
          <draw:equation draw:name="f1316" draw:formula="1322549*logwidth/1907096"/>
          <draw:equation draw:name="f1317" draw:formula="3698689*logheight/6855961"/>
          <draw:equation draw:name="f1318" draw:formula="1304484*logwidth/1907096"/>
          <draw:equation draw:name="f1319" draw:formula="3072164*logheight/6855961"/>
          <draw:equation draw:name="f1320" draw:formula="1309266*logwidth/1907096"/>
          <draw:equation draw:name="f1321" draw:formula="2327590*logheight/6855961"/>
          <draw:equation draw:name="f1322" draw:formula="1161469*logwidth/1907096"/>
          <draw:equation draw:name="f1323" draw:formula="280329*logheight/6855961"/>
          <draw:equation draw:name="f1324" draw:formula="1052724*logwidth/1907096"/>
          <draw:equation draw:name="f1325" draw:formula="4773*logheight/6855961"/>
          <draw:equation draw:name="f1326" draw:formula="1056532*logwidth/1907096"/>
          <draw:equation draw:name="f1327" draw:formula="955*logheight/6855961"/>
          <draw:equation draw:name="f1328" draw:formula="1062288*logwidth/1907096"/>
          <draw:equation draw:name="f1329" draw:formula="955*logheight/6855961"/>
          <draw:equation draw:name="f1330" draw:formula="1170058*logwidth/1907096"/>
          <draw:equation draw:name="f1331" draw:formula="275556*logheight/6855961"/>
          <draw:equation draw:name="f1332" draw:formula="1318741*logwidth/1907096"/>
          <draw:equation draw:name="f1333" draw:formula="2327590*logheight/6855961"/>
          <draw:equation draw:name="f1334" draw:formula="1314048*logwidth/1907096"/>
          <draw:equation draw:name="f1335" draw:formula="3072164*logheight/6855961"/>
          <draw:equation draw:name="f1336" draw:formula="1331139*logwidth/1907096"/>
          <draw:equation draw:name="f1337" draw:formula="3680552*logheight/6855961"/>
          <draw:equation draw:name="f1338" draw:formula="1380729*logwidth/1907096"/>
          <draw:equation draw:name="f1339" draw:formula="3580639*logheight/6855961"/>
          <draw:equation draw:name="f1340" draw:formula="1399857*logwidth/1907096"/>
          <draw:equation draw:name="f1341" draw:formula="2968433*logheight/6855961"/>
          <draw:equation draw:name="f1342" draw:formula="1434128*logwidth/1907096"/>
          <draw:equation draw:name="f1343" draw:formula="2347636*logheight/6855961"/>
          <draw:equation draw:name="f1344" draw:formula="1352126*logwidth/1907096"/>
          <draw:equation draw:name="f1345" draw:formula="132687*logheight/6855961"/>
          <draw:equation draw:name="f1346" draw:formula="1307318*logwidth/1907096"/>
          <draw:equation draw:name="f1347" draw:formula="3818*logheight/6855961"/>
          <draw:equation draw:name="f1348" draw:formula="1311126*logwidth/1907096"/>
          <draw:equation draw:name="f1349" draw:formula="955*logheight/6855961"/>
          <draw:equation draw:name="f1350" draw:formula="1316882*logwidth/1907096"/>
          <draw:equation draw:name="f1351" draw:formula="955*logheight/6855961"/>
          <draw:equation draw:name="f1352" draw:formula="1360716*logwidth/1907096"/>
          <draw:equation draw:name="f1353" draw:formula="127914*logheight/6855961"/>
          <draw:equation draw:name="f1354" draw:formula="1443691*logwidth/1907096"/>
          <draw:equation draw:name="f1355" draw:formula="2347636*logheight/6855961"/>
          <draw:equation draw:name="f1356" draw:formula="1409332*logwidth/1907096"/>
          <draw:equation draw:name="f1357" draw:formula="2968433*logheight/6855961"/>
          <draw:equation draw:name="f1358" draw:formula="1391267*logwidth/1907096"/>
          <draw:equation draw:name="f1359" draw:formula="3559638*logheight/6855961"/>
          <draw:equation draw:name="f1360" draw:formula="1437935*logwidth/1907096"/>
          <draw:equation draw:name="f1361" draw:formula="3465134*logheight/6855961"/>
          <draw:equation draw:name="f1362" draw:formula="1488500*logwidth/1907096"/>
          <draw:equation draw:name="f1363" draw:formula="2866293*logheight/6855961"/>
          <draw:equation draw:name="f1364" draw:formula="1541898*logwidth/1907096"/>
          <draw:equation draw:name="f1365" draw:formula="2346682*logheight/6855961"/>
          <draw:equation draw:name="f1366" draw:formula="1539064*logwidth/1907096"/>
          <draw:equation draw:name="f1367" draw:formula="1909*logheight/6855961"/>
          <draw:equation draw:name="f1368" draw:formula="logwidth"/>
          <draw:equation draw:name="f1369" draw:formula="logheight"/>
        </draw:enhanced-geometry>
      </draw:custom-shape>
      <presentation:notes style:page-layout-name="PM2">
        <draw:page-thumbnail presentation:style-name="Title_20_and_20_Content_20_1-title" draw:layer="backgroundobjects" svg:width="12.699cm" svg:height="9.524cm" svg:x="3.175cm" svg:y="1.93cm" presentation:class="page"/>
        <draw:frame presentation:style-name="Title_20_and_20_Content_20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3</text:page-number></text:p>
          </draw:text-box>
        </draw:frame>
      </presentation:notes>
    </style:master-page>
    <style:master-page style:name="Title_20_and_20_Content_20_2" style:display-name="Title and Content 2" style:page-layout-name="PM1" draw:style-name="Mdp1">
      <draw:g draw:name="Group 6">
        <draw:custom-shape draw:name="TextBox 7" draw:style-name="Mgr3" draw:text-style-name="MP6" draw:layer="layout" svg:width="1.041cm" svg:height="0.674cm" svg:x="-4.61cm" svg:y="-0.205cm">
          <text:p text:style-name="MP5"><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6" draw:layer="layout" svg:width="1.363cm" svg:height="0.674cm" svg:x="-1.579cm" svg:y="0.811cm">
          <text:p text:style-name="MP5"><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7" draw:layer="layout" svg:width="3.902cm" svg:height="0.516cm" svg:x="-4.381cm" svg:y="0.387cm">
          <draw:image xlink:href="Pictures/10000201000001CD0000003D0E723AB59621D244.png" xlink:type="simple" xlink:show="embed" xlink:actuate="onLoad" draw:mime-type="image/png">
            <text:p/>
          </draw:image>
        </draw:frame>
      </draw:g>
      <draw:custom-shape draw:name="Rectangle 10" draw:style-name="Mgr3" draw:text-style-name="MP6" draw:layer="backgroundobjects" svg:width="4.906cm" svg:height="0.716cm" svg:x="-0.393cm" svg:y="19.332cm">
        <text:p text:style-name="MP5"><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9" draw:layer="backgroundobjects" svg:width="17.684cm" svg:height="3.681cm" svg:x="5.969cm" svg:y="1.014cm" presentation:class="title" presentation:user-transformed="true">
        <draw:text-box>
          <text:p text:style-name="MP18"><text:span text:style-name="MT6">Click to edit Master title style</text:span></text:p>
        </draw:text-box>
      </draw:frame>
      <draw:frame draw:name="Content Placeholder 2" presentation:style-name="Mpr11" draw:text-style-name="MP22" draw:layer="backgroundobjects" svg:width="17.684cm" svg:height="12.086cm" svg:x="5.969cm" svg:y="5.071cm" presentation:class="outline" presentation:user-transformed="true">
        <draw:text-box>
          <text:list text:style-name="ML7">
            <text:list-item>
              <text:p text:style-name="MP20"><text:span text:style-name="MT7">Click to edit Master text styles</text:span></text:p>
            </text:list-item>
          </text:list>
          <text:list text:style-name="ML8">
            <text:list-item>
              <text:list>
                <text:list-item>
                  <text:p text:style-name="MP21"><text:span text:style-name="MT8">Second level</text:span></text:p>
                </text:list-item>
              </text:list>
            </text:list-item>
          </text:list>
          <text:list text:style-name="ML9">
            <text:list-item>
              <text:list>
                <text:list-item>
                  <text:list>
                    <text:list-item>
                      <text:p text:style-name="MP21"><text:span text:style-name="MT9">Third level</text:span></text:p>
                    </text:list-item>
                  </text:list>
                </text:list-item>
              </text:list>
            </text:list-item>
          </text:list>
          <text:list text:style-name="ML10">
            <text:list-item>
              <text:list>
                <text:list-item>
                  <text:list>
                    <text:list-item>
                      <text:list>
                        <text:list-item>
                          <text:p text:style-name="MP21"><text:span text:style-name="MT10">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0">Fifth level</text:span></text:p>
                            </text:list-item>
                          </text:list>
                        </text:list-item>
                      </text:list>
                    </text:list-item>
                  </text:list>
                </text:list-item>
              </text:list>
            </text:list-item>
          </text:list>
        </draw:text-box>
      </draw:frame>
      <draw:frame draw:name="Date Placeholder 3" presentation:style-name="Mpr12" draw:text-style-name="MP15" draw:layer="backgroundobjects" svg:width="3.987cm" svg:height="1.013cm" svg:x="5.969cm" svg:y="17.657cm" presentation:class="date-time" presentation:user-transformed="true">
        <draw:text-box>
          <text:p text:style-name="MP14"><text:span text:style-name="MT5">Date</text:span></text:p>
        </draw:text-box>
      </draw:frame>
      <draw:frame draw:name="Footer Placeholder 4" presentation:style-name="Mpr12" draw:text-style-name="MP15" draw:layer="backgroundobjects" svg:width="8.572cm" svg:height="1.013cm" svg:x="10.268cm" svg:y="17.657cm" presentation:class="footer" presentation:user-transformed="true">
        <draw:text-box>
          <text:p text:style-name="MP16"><text:span text:style-name="MT5">Your Footer Here</text:span></text:p>
        </draw:text-box>
      </draw:frame>
      <draw:frame draw:name="Slide Number Placeholder 5" presentation:style-name="Mpr12" draw:text-style-name="MP15" draw:layer="backgroundobjects" svg:width="4.501cm" svg:height="1.013cm" svg:x="19.152cm" svg:y="17.657cm" presentation:class="page-number" presentation:user-transformed="true">
        <draw:text-box>
          <text:p text:style-name="MP17"><text:span text:style-name="MT5"><text:page-number>3</text:page-number></text:span></text:p>
        </draw:text-box>
      </draw:frame>
      <draw:custom-shape draw:name="Shape" draw:style-name="Mgr6" draw:text-style-name="MP9" draw:layer="backgroundobjects" svg:width="4.449cm" svg:height="8.247cm" svg:x="0cm" svg:y="10.802cm">
        <text:p text:style-name="MP5"/>
        <draw:enhanced-geometry draw:mirror-horizontal="false" draw:mirror-vertical="false" drawooo:sub-view-size="21112 21040" draw:text-areas="0 0 ?f2 ?f3" svg:viewBox="0 0 0 0" draw:type="ooxml-non-primitive" draw:enhanced-path="M 13 48 C 5491 -560 7162 4764 9349 7244 10153 8162 11196 8973 12402 9635 15204 11169 18057 12115 19765 14466 21236 16486 21600 18912 20369 21040 L 0 21040 0 48 Z N">
          <draw:equation draw:name="f0" draw:formula="logwidth/2"/>
          <draw:equation draw:name="f1" draw:formula="logheight/2"/>
          <draw:equation draw:name="f2" draw:formula="logwidth"/>
          <draw:equation draw:name="f3" draw:formula="logheight"/>
        </draw:enhanced-geometry>
      </draw:custom-shape>
      <draw:custom-shape draw:name="Shape" draw:style-name="Mgr5" draw:text-style-name="MP8" draw:layer="backgroundobjects" svg:width="5.597cm" svg:height="8.97cm" svg:x="0cm" svg:y="0cm">
        <text:p text:style-name="MP5"/>
        <draw:enhanced-geometry draw:mirror-horizontal="false" draw:mirror-vertical="false" drawooo:sub-view-size="20298 21454" draw:text-areas="0 0 ?f2 ?f3" svg:viewBox="0 0 0 0" draw:type="ooxml-non-primitive" draw:enhanced-path="M 14839 6 C 11813 3744 15809 8095 18008 11193 19862 13802 21600 17483 18920 20156 18229 20840 17278 21340 16241 21435 14445 21600 13244 20618 11756 19972 10257 19326 8481 19199 6848 19389 4524 19662 1950 20232 0 18699 L 0 0 14839 0 Z N">
          <draw:equation draw:name="f0" draw:formula="logwidth/2"/>
          <draw:equation draw:name="f1" draw:formula="logheight/2"/>
          <draw:equation draw:name="f2" draw:formula="logwidth"/>
          <draw:equation draw:name="f3" draw:formula="logheight"/>
        </draw:enhanced-geometry>
      </draw:custom-shape>
      <draw:custom-shape draw:name="Freeform: Shape 14" draw:style-name="Mgr8" draw:text-style-name="MP11" draw:layer="backgroundobjects" svg:width="6.671cm" svg:height="19.049cm" svg:x="0cm" svg:y="0cm">
        <text:p text:style-name="MP5"/>
        <draw:enhanced-geometry draw:mirror-horizontal="false" draw:mirror-vertical="false" drawooo:sub-view-size="2401957 6858000" draw:text-areas="0 0 ?f334 ?f335" svg:viewBox="0 0 0 0" draw:type="ooxml-non-primitive" draw:enhanced-path="M 2156893 1905 L 2180692 1905 C 2010954 384493 1826061 777558 1647680 1158240 1252972 1997075 845804 2865438 536863 3730943 160230 4789805 -22867 5738813 7668 6475413 13393 6605270 24844 6732905 42918 6858000 L 21925 6858000 C 13337 6795453 6180 6732508 455 6668969 L 0 6662166 0 5953416 3925 5889930 C 59243 5257403 234223 4519256 518789 3718878 827730 2853373 1234786 1984058 1629606 1143953 1805967 768033 1988165 380683 2156893 1905 Z M 1948088 1905 L 1971888 1905 C 1814611 358775 1646782 722630 1484678 1074738 1066059 1982153 634081 2920365 328059 3851275 210017 4210606 116160 4561543 47625 4896317 L 0 5157313 0 5036794 46948 4796795 C 113389 4488795 200952 4167981 308975 3839845 614996 2907348 1047985 1967865 1466491 1059815 1626687 712153 1792608 353378 1948088 1905 Z M 1569546 1905 L 1593346 1905 C 1466491 287020 1334024 574675 1206272 854075 812476 1714183 407680 2597627 108826 3472289 L 0 3808159 0 3737061 108696 3407340 C 406208 2548860 802766 1683544 1189096 840105 1314940 565468 1444601 281305 1569546 1905 Z M 1402615 1905 L 1426527 1905 C 1315838 244475 1201445 490538 1091766 728345 731368 1507054 384121 2258536 103570 3002575 L 0 3286931 0 3222837 102597 2944106 C 380304 2214106 720872 1477209 1074590 714058 1182360 481013 1293947 239713 1402615 1905 Z M 697059 1905 L 721868 1905 C 606465 217805 484634 446246 360783 681435 L 0 1377471 0 1328306 348378 657543 C 467935 430848 585472 210661 697059 1905 Z M 493980 1905 L 518789 1905 519687 2858 0 924121 0 877452 Z M 442452 1905 L 467262 1905 468160 2858 C 391879 133985 312988 270113 232539 409813 L 0 816468 0 770753 219307 387311 C 295363 255191 369988 126365 442452 1905 Z M 358594 1905 L 383291 1905 384301 2858 C 320874 108903 255791 217805 189516 329208 L 0 649554 0 605089 175946 307459 C 237942 203280 298983 101283 358594 1905 Z M 226014 1905 L 322334 1905 323232 2858 0 533632 0 360942 Z M 2377148 953 L 2401957 953 C 2218860 404495 2017690 819150 1824153 1220788 1446509 2001838 1056516 2809558 745667 3615690 328957 4696143 98262 5666740 77269 6423343 72442 6570028 76259 6715125 86811 6857048 L 65819 6857048 C 55266 6714173 52460 6569075 56276 6422390 77269 5661025 308975 4686618 726583 3603308 1038443 2795588 1428435 1987550 1805967 1205548 1997707 808673 2195959 398780 2377148 953 Z M 1751633 953 L 1775432 953 C 1633423 324803 1482769 652463 1337841 970598 887789 1954530 422470 2972435 119255 3975418 94445 4057333 71067 4138771 49120 4219615 L 0 4411656 0 4327335 100170 3964940 C 404284 2960370 869603 1941195 1319655 956310 1462674 642938 1610521 320040 1751633 953 Z M 1250053 953 L 1273965 953 C 1180452 200660 1086041 403543 993538 598488 719651 1180941 452205 1748929 214500 2308076 L 0 2834015 0 2774530 211582 2259231 C 445645 1711067 707555 1154510 976475 584200 1066059 394018 1159459 196850 1250053 953 Z M 988823 953 L 1013633 953 C 956380 117475 898229 233998 840976 350520 616428 805577 395099 1252954 188642 1693054 L 0 2103692 0 2050717 184776 1649209 C 387087 1218426 603574 780812 823913 336233 879145 224473 934489 113665 988823 953 Z M 879145 953 L 903955 953 844793 117475 C 627457 547370 402375 991553 188856 1431925 L 0 1827236 0 1775225 171680 1416685 C 385199 976313 610281 531178 827730 101283 Z M 619824 953 L 644633 953 645531 1905 C 533046 207804 421488 412353 311585 615871 L 0 1200335 0 1152739 299404 591820 C 405013 396161 512054 199390 619824 953 Z M 553029 953 L 577838 953 578849 1905 0 1050325 0 1003940 Z M 397660 953 L 422470 953 423368 1905 C 353767 119856 282257 241300 209428 365562 L 0 724808 0 680349 196237 343575 C 264660 226616 331876 112236 397660 953 Z M 325140 953 L 349950 953 350960 1905 C 287533 106521 225790 208995 165351 309602 L 0 585382 0 541934 Z M 1111861 0 L 1136670 0 C 1061344 158115 985007 317183 910690 470535 663914 983456 422000 1485126 201003 1978759 L 0 2441240 0 2385487 197656 1932732 C 414864 1449070 651790 957818 893514 456565 965922 307658 1039341 154305 1111861 0 Z M 780917 0 L 805727 0 791470 28258 C 535853 521653 270806 1032193 21925 1537018 L 0 1581648 0 1532157 4749 1522730 C 253630 1016953 518789 507683 775192 14288 Z N">
          <draw:equation draw:name="f0" draw:formula="2156893*logwidth/2401957"/>
          <draw:equation draw:name="f1" draw:formula="1905*logheight/6858000"/>
          <draw:equation draw:name="f2" draw:formula="2180692*logwidth/2401957"/>
          <draw:equation draw:name="f3" draw:formula="1905*logheight/6858000"/>
          <draw:equation draw:name="f4" draw:formula="1647680*logwidth/2401957"/>
          <draw:equation draw:name="f5" draw:formula="1158240*logheight/6858000"/>
          <draw:equation draw:name="f6" draw:formula="536863*logwidth/2401957"/>
          <draw:equation draw:name="f7" draw:formula="3730943*logheight/6858000"/>
          <draw:equation draw:name="f8" draw:formula="7668*logwidth/2401957"/>
          <draw:equation draw:name="f9" draw:formula="6475413*logheight/6858000"/>
          <draw:equation draw:name="f10" draw:formula="42918*logwidth/2401957"/>
          <draw:equation draw:name="f11" draw:formula="6858000*logheight/6858000"/>
          <draw:equation draw:name="f12" draw:formula="21925*logwidth/2401957"/>
          <draw:equation draw:name="f13" draw:formula="6858000*logheight/6858000"/>
          <draw:equation draw:name="f14" draw:formula="455*logwidth/2401957"/>
          <draw:equation draw:name="f15" draw:formula="6668969*logheight/6858000"/>
          <draw:equation draw:name="f16" draw:formula="0*logwidth/2401957"/>
          <draw:equation draw:name="f17" draw:formula="6662166*logheight/6858000"/>
          <draw:equation draw:name="f18" draw:formula="0*logwidth/2401957"/>
          <draw:equation draw:name="f19" draw:formula="5953416*logheight/6858000"/>
          <draw:equation draw:name="f20" draw:formula="3925*logwidth/2401957"/>
          <draw:equation draw:name="f21" draw:formula="5889930*logheight/6858000"/>
          <draw:equation draw:name="f22" draw:formula="518789*logwidth/2401957"/>
          <draw:equation draw:name="f23" draw:formula="3718878*logheight/6858000"/>
          <draw:equation draw:name="f24" draw:formula="1629606*logwidth/2401957"/>
          <draw:equation draw:name="f25" draw:formula="1143953*logheight/6858000"/>
          <draw:equation draw:name="f26" draw:formula="2156893*logwidth/2401957"/>
          <draw:equation draw:name="f27" draw:formula="1905*logheight/6858000"/>
          <draw:equation draw:name="f28" draw:formula="1948088*logwidth/2401957"/>
          <draw:equation draw:name="f29" draw:formula="1905*logheight/6858000"/>
          <draw:equation draw:name="f30" draw:formula="1971888*logwidth/2401957"/>
          <draw:equation draw:name="f31" draw:formula="1905*logheight/6858000"/>
          <draw:equation draw:name="f32" draw:formula="1484678*logwidth/2401957"/>
          <draw:equation draw:name="f33" draw:formula="1074738*logheight/6858000"/>
          <draw:equation draw:name="f34" draw:formula="328059*logwidth/2401957"/>
          <draw:equation draw:name="f35" draw:formula="3851275*logheight/6858000"/>
          <draw:equation draw:name="f36" draw:formula="47625*logwidth/2401957"/>
          <draw:equation draw:name="f37" draw:formula="4896317*logheight/6858000"/>
          <draw:equation draw:name="f38" draw:formula="0*logwidth/2401957"/>
          <draw:equation draw:name="f39" draw:formula="5157313*logheight/6858000"/>
          <draw:equation draw:name="f40" draw:formula="0*logwidth/2401957"/>
          <draw:equation draw:name="f41" draw:formula="5036794*logheight/6858000"/>
          <draw:equation draw:name="f42" draw:formula="46948*logwidth/2401957"/>
          <draw:equation draw:name="f43" draw:formula="4796795*logheight/6858000"/>
          <draw:equation draw:name="f44" draw:formula="308975*logwidth/2401957"/>
          <draw:equation draw:name="f45" draw:formula="3839845*logheight/6858000"/>
          <draw:equation draw:name="f46" draw:formula="1466491*logwidth/2401957"/>
          <draw:equation draw:name="f47" draw:formula="1059815*logheight/6858000"/>
          <draw:equation draw:name="f48" draw:formula="1948088*logwidth/2401957"/>
          <draw:equation draw:name="f49" draw:formula="1905*logheight/6858000"/>
          <draw:equation draw:name="f50" draw:formula="1569546*logwidth/2401957"/>
          <draw:equation draw:name="f51" draw:formula="1905*logheight/6858000"/>
          <draw:equation draw:name="f52" draw:formula="1593346*logwidth/2401957"/>
          <draw:equation draw:name="f53" draw:formula="1905*logheight/6858000"/>
          <draw:equation draw:name="f54" draw:formula="1206272*logwidth/2401957"/>
          <draw:equation draw:name="f55" draw:formula="854075*logheight/6858000"/>
          <draw:equation draw:name="f56" draw:formula="108826*logwidth/2401957"/>
          <draw:equation draw:name="f57" draw:formula="3472289*logheight/6858000"/>
          <draw:equation draw:name="f58" draw:formula="0*logwidth/2401957"/>
          <draw:equation draw:name="f59" draw:formula="3808159*logheight/6858000"/>
          <draw:equation draw:name="f60" draw:formula="0*logwidth/2401957"/>
          <draw:equation draw:name="f61" draw:formula="3737061*logheight/6858000"/>
          <draw:equation draw:name="f62" draw:formula="108696*logwidth/2401957"/>
          <draw:equation draw:name="f63" draw:formula="3407340*logheight/6858000"/>
          <draw:equation draw:name="f64" draw:formula="1189096*logwidth/2401957"/>
          <draw:equation draw:name="f65" draw:formula="840105*logheight/6858000"/>
          <draw:equation draw:name="f66" draw:formula="1569546*logwidth/2401957"/>
          <draw:equation draw:name="f67" draw:formula="1905*logheight/6858000"/>
          <draw:equation draw:name="f68" draw:formula="1402615*logwidth/2401957"/>
          <draw:equation draw:name="f69" draw:formula="1905*logheight/6858000"/>
          <draw:equation draw:name="f70" draw:formula="1426527*logwidth/2401957"/>
          <draw:equation draw:name="f71" draw:formula="1905*logheight/6858000"/>
          <draw:equation draw:name="f72" draw:formula="1091766*logwidth/2401957"/>
          <draw:equation draw:name="f73" draw:formula="728345*logheight/6858000"/>
          <draw:equation draw:name="f74" draw:formula="103570*logwidth/2401957"/>
          <draw:equation draw:name="f75" draw:formula="3002575*logheight/6858000"/>
          <draw:equation draw:name="f76" draw:formula="0*logwidth/2401957"/>
          <draw:equation draw:name="f77" draw:formula="3286931*logheight/6858000"/>
          <draw:equation draw:name="f78" draw:formula="0*logwidth/2401957"/>
          <draw:equation draw:name="f79" draw:formula="3222837*logheight/6858000"/>
          <draw:equation draw:name="f80" draw:formula="102597*logwidth/2401957"/>
          <draw:equation draw:name="f81" draw:formula="2944106*logheight/6858000"/>
          <draw:equation draw:name="f82" draw:formula="1074590*logwidth/2401957"/>
          <draw:equation draw:name="f83" draw:formula="714058*logheight/6858000"/>
          <draw:equation draw:name="f84" draw:formula="1402615*logwidth/2401957"/>
          <draw:equation draw:name="f85" draw:formula="1905*logheight/6858000"/>
          <draw:equation draw:name="f86" draw:formula="697059*logwidth/2401957"/>
          <draw:equation draw:name="f87" draw:formula="1905*logheight/6858000"/>
          <draw:equation draw:name="f88" draw:formula="721868*logwidth/2401957"/>
          <draw:equation draw:name="f89" draw:formula="1905*logheight/6858000"/>
          <draw:equation draw:name="f90" draw:formula="360783*logwidth/2401957"/>
          <draw:equation draw:name="f91" draw:formula="681435*logheight/6858000"/>
          <draw:equation draw:name="f92" draw:formula="0*logwidth/2401957"/>
          <draw:equation draw:name="f93" draw:formula="1377471*logheight/6858000"/>
          <draw:equation draw:name="f94" draw:formula="0*logwidth/2401957"/>
          <draw:equation draw:name="f95" draw:formula="1328306*logheight/6858000"/>
          <draw:equation draw:name="f96" draw:formula="348378*logwidth/2401957"/>
          <draw:equation draw:name="f97" draw:formula="657543*logheight/6858000"/>
          <draw:equation draw:name="f98" draw:formula="697059*logwidth/2401957"/>
          <draw:equation draw:name="f99" draw:formula="1905*logheight/6858000"/>
          <draw:equation draw:name="f100" draw:formula="493980*logwidth/2401957"/>
          <draw:equation draw:name="f101" draw:formula="1905*logheight/6858000"/>
          <draw:equation draw:name="f102" draw:formula="518789*logwidth/2401957"/>
          <draw:equation draw:name="f103" draw:formula="1905*logheight/6858000"/>
          <draw:equation draw:name="f104" draw:formula="519687*logwidth/2401957"/>
          <draw:equation draw:name="f105" draw:formula="2858*logheight/6858000"/>
          <draw:equation draw:name="f106" draw:formula="0*logwidth/2401957"/>
          <draw:equation draw:name="f107" draw:formula="924121*logheight/6858000"/>
          <draw:equation draw:name="f108" draw:formula="0*logwidth/2401957"/>
          <draw:equation draw:name="f109" draw:formula="877452*logheight/6858000"/>
          <draw:equation draw:name="f110" draw:formula="442452*logwidth/2401957"/>
          <draw:equation draw:name="f111" draw:formula="1905*logheight/6858000"/>
          <draw:equation draw:name="f112" draw:formula="467262*logwidth/2401957"/>
          <draw:equation draw:name="f113" draw:formula="1905*logheight/6858000"/>
          <draw:equation draw:name="f114" draw:formula="468160*logwidth/2401957"/>
          <draw:equation draw:name="f115" draw:formula="2858*logheight/6858000"/>
          <draw:equation draw:name="f116" draw:formula="232539*logwidth/2401957"/>
          <draw:equation draw:name="f117" draw:formula="409813*logheight/6858000"/>
          <draw:equation draw:name="f118" draw:formula="0*logwidth/2401957"/>
          <draw:equation draw:name="f119" draw:formula="816468*logheight/6858000"/>
          <draw:equation draw:name="f120" draw:formula="0*logwidth/2401957"/>
          <draw:equation draw:name="f121" draw:formula="770753*logheight/6858000"/>
          <draw:equation draw:name="f122" draw:formula="219307*logwidth/2401957"/>
          <draw:equation draw:name="f123" draw:formula="387311*logheight/6858000"/>
          <draw:equation draw:name="f124" draw:formula="442452*logwidth/2401957"/>
          <draw:equation draw:name="f125" draw:formula="1905*logheight/6858000"/>
          <draw:equation draw:name="f126" draw:formula="358594*logwidth/2401957"/>
          <draw:equation draw:name="f127" draw:formula="1905*logheight/6858000"/>
          <draw:equation draw:name="f128" draw:formula="383291*logwidth/2401957"/>
          <draw:equation draw:name="f129" draw:formula="1905*logheight/6858000"/>
          <draw:equation draw:name="f130" draw:formula="384301*logwidth/2401957"/>
          <draw:equation draw:name="f131" draw:formula="2858*logheight/6858000"/>
          <draw:equation draw:name="f132" draw:formula="189516*logwidth/2401957"/>
          <draw:equation draw:name="f133" draw:formula="329208*logheight/6858000"/>
          <draw:equation draw:name="f134" draw:formula="0*logwidth/2401957"/>
          <draw:equation draw:name="f135" draw:formula="649554*logheight/6858000"/>
          <draw:equation draw:name="f136" draw:formula="0*logwidth/2401957"/>
          <draw:equation draw:name="f137" draw:formula="605089*logheight/6858000"/>
          <draw:equation draw:name="f138" draw:formula="175946*logwidth/2401957"/>
          <draw:equation draw:name="f139" draw:formula="307459*logheight/6858000"/>
          <draw:equation draw:name="f140" draw:formula="358594*logwidth/2401957"/>
          <draw:equation draw:name="f141" draw:formula="1905*logheight/6858000"/>
          <draw:equation draw:name="f142" draw:formula="226014*logwidth/2401957"/>
          <draw:equation draw:name="f143" draw:formula="1905*logheight/6858000"/>
          <draw:equation draw:name="f144" draw:formula="322334*logwidth/2401957"/>
          <draw:equation draw:name="f145" draw:formula="1905*logheight/6858000"/>
          <draw:equation draw:name="f146" draw:formula="323232*logwidth/2401957"/>
          <draw:equation draw:name="f147" draw:formula="2858*logheight/6858000"/>
          <draw:equation draw:name="f148" draw:formula="0*logwidth/2401957"/>
          <draw:equation draw:name="f149" draw:formula="533632*logheight/6858000"/>
          <draw:equation draw:name="f150" draw:formula="0*logwidth/2401957"/>
          <draw:equation draw:name="f151" draw:formula="360942*logheight/6858000"/>
          <draw:equation draw:name="f152" draw:formula="2377148*logwidth/2401957"/>
          <draw:equation draw:name="f153" draw:formula="953*logheight/6858000"/>
          <draw:equation draw:name="f154" draw:formula="2401957*logwidth/2401957"/>
          <draw:equation draw:name="f155" draw:formula="953*logheight/6858000"/>
          <draw:equation draw:name="f156" draw:formula="1824153*logwidth/2401957"/>
          <draw:equation draw:name="f157" draw:formula="1220788*logheight/6858000"/>
          <draw:equation draw:name="f158" draw:formula="745667*logwidth/2401957"/>
          <draw:equation draw:name="f159" draw:formula="3615690*logheight/6858000"/>
          <draw:equation draw:name="f160" draw:formula="77269*logwidth/2401957"/>
          <draw:equation draw:name="f161" draw:formula="6423343*logheight/6858000"/>
          <draw:equation draw:name="f162" draw:formula="86811*logwidth/2401957"/>
          <draw:equation draw:name="f163" draw:formula="6857048*logheight/6858000"/>
          <draw:equation draw:name="f164" draw:formula="65819*logwidth/2401957"/>
          <draw:equation draw:name="f165" draw:formula="6857048*logheight/6858000"/>
          <draw:equation draw:name="f166" draw:formula="56276*logwidth/2401957"/>
          <draw:equation draw:name="f167" draw:formula="6422390*logheight/6858000"/>
          <draw:equation draw:name="f168" draw:formula="726583*logwidth/2401957"/>
          <draw:equation draw:name="f169" draw:formula="3603308*logheight/6858000"/>
          <draw:equation draw:name="f170" draw:formula="1805967*logwidth/2401957"/>
          <draw:equation draw:name="f171" draw:formula="1205548*logheight/6858000"/>
          <draw:equation draw:name="f172" draw:formula="2377148*logwidth/2401957"/>
          <draw:equation draw:name="f173" draw:formula="953*logheight/6858000"/>
          <draw:equation draw:name="f174" draw:formula="1751633*logwidth/2401957"/>
          <draw:equation draw:name="f175" draw:formula="953*logheight/6858000"/>
          <draw:equation draw:name="f176" draw:formula="1775432*logwidth/2401957"/>
          <draw:equation draw:name="f177" draw:formula="953*logheight/6858000"/>
          <draw:equation draw:name="f178" draw:formula="1337841*logwidth/2401957"/>
          <draw:equation draw:name="f179" draw:formula="970598*logheight/6858000"/>
          <draw:equation draw:name="f180" draw:formula="119255*logwidth/2401957"/>
          <draw:equation draw:name="f181" draw:formula="3975418*logheight/6858000"/>
          <draw:equation draw:name="f182" draw:formula="49120*logwidth/2401957"/>
          <draw:equation draw:name="f183" draw:formula="4219615*logheight/6858000"/>
          <draw:equation draw:name="f184" draw:formula="0*logwidth/2401957"/>
          <draw:equation draw:name="f185" draw:formula="4411656*logheight/6858000"/>
          <draw:equation draw:name="f186" draw:formula="0*logwidth/2401957"/>
          <draw:equation draw:name="f187" draw:formula="4327335*logheight/6858000"/>
          <draw:equation draw:name="f188" draw:formula="100170*logwidth/2401957"/>
          <draw:equation draw:name="f189" draw:formula="3964940*logheight/6858000"/>
          <draw:equation draw:name="f190" draw:formula="1319655*logwidth/2401957"/>
          <draw:equation draw:name="f191" draw:formula="956310*logheight/6858000"/>
          <draw:equation draw:name="f192" draw:formula="1751633*logwidth/2401957"/>
          <draw:equation draw:name="f193" draw:formula="953*logheight/6858000"/>
          <draw:equation draw:name="f194" draw:formula="1250053*logwidth/2401957"/>
          <draw:equation draw:name="f195" draw:formula="953*logheight/6858000"/>
          <draw:equation draw:name="f196" draw:formula="1273965*logwidth/2401957"/>
          <draw:equation draw:name="f197" draw:formula="953*logheight/6858000"/>
          <draw:equation draw:name="f198" draw:formula="993538*logwidth/2401957"/>
          <draw:equation draw:name="f199" draw:formula="598488*logheight/6858000"/>
          <draw:equation draw:name="f200" draw:formula="214500*logwidth/2401957"/>
          <draw:equation draw:name="f201" draw:formula="2308076*logheight/6858000"/>
          <draw:equation draw:name="f202" draw:formula="0*logwidth/2401957"/>
          <draw:equation draw:name="f203" draw:formula="2834015*logheight/6858000"/>
          <draw:equation draw:name="f204" draw:formula="0*logwidth/2401957"/>
          <draw:equation draw:name="f205" draw:formula="2774530*logheight/6858000"/>
          <draw:equation draw:name="f206" draw:formula="211582*logwidth/2401957"/>
          <draw:equation draw:name="f207" draw:formula="2259231*logheight/6858000"/>
          <draw:equation draw:name="f208" draw:formula="976475*logwidth/2401957"/>
          <draw:equation draw:name="f209" draw:formula="584200*logheight/6858000"/>
          <draw:equation draw:name="f210" draw:formula="1250053*logwidth/2401957"/>
          <draw:equation draw:name="f211" draw:formula="953*logheight/6858000"/>
          <draw:equation draw:name="f212" draw:formula="988823*logwidth/2401957"/>
          <draw:equation draw:name="f213" draw:formula="953*logheight/6858000"/>
          <draw:equation draw:name="f214" draw:formula="1013633*logwidth/2401957"/>
          <draw:equation draw:name="f215" draw:formula="953*logheight/6858000"/>
          <draw:equation draw:name="f216" draw:formula="840976*logwidth/2401957"/>
          <draw:equation draw:name="f217" draw:formula="350520*logheight/6858000"/>
          <draw:equation draw:name="f218" draw:formula="188642*logwidth/2401957"/>
          <draw:equation draw:name="f219" draw:formula="1693054*logheight/6858000"/>
          <draw:equation draw:name="f220" draw:formula="0*logwidth/2401957"/>
          <draw:equation draw:name="f221" draw:formula="2103692*logheight/6858000"/>
          <draw:equation draw:name="f222" draw:formula="0*logwidth/2401957"/>
          <draw:equation draw:name="f223" draw:formula="2050717*logheight/6858000"/>
          <draw:equation draw:name="f224" draw:formula="184776*logwidth/2401957"/>
          <draw:equation draw:name="f225" draw:formula="1649209*logheight/6858000"/>
          <draw:equation draw:name="f226" draw:formula="823913*logwidth/2401957"/>
          <draw:equation draw:name="f227" draw:formula="336233*logheight/6858000"/>
          <draw:equation draw:name="f228" draw:formula="988823*logwidth/2401957"/>
          <draw:equation draw:name="f229" draw:formula="953*logheight/6858000"/>
          <draw:equation draw:name="f230" draw:formula="879145*logwidth/2401957"/>
          <draw:equation draw:name="f231" draw:formula="953*logheight/6858000"/>
          <draw:equation draw:name="f232" draw:formula="903955*logwidth/2401957"/>
          <draw:equation draw:name="f233" draw:formula="953*logheight/6858000"/>
          <draw:equation draw:name="f234" draw:formula="844793*logwidth/2401957"/>
          <draw:equation draw:name="f235" draw:formula="117475*logheight/6858000"/>
          <draw:equation draw:name="f236" draw:formula="188856*logwidth/2401957"/>
          <draw:equation draw:name="f237" draw:formula="1431925*logheight/6858000"/>
          <draw:equation draw:name="f238" draw:formula="0*logwidth/2401957"/>
          <draw:equation draw:name="f239" draw:formula="1827236*logheight/6858000"/>
          <draw:equation draw:name="f240" draw:formula="0*logwidth/2401957"/>
          <draw:equation draw:name="f241" draw:formula="1775225*logheight/6858000"/>
          <draw:equation draw:name="f242" draw:formula="171680*logwidth/2401957"/>
          <draw:equation draw:name="f243" draw:formula="1416685*logheight/6858000"/>
          <draw:equation draw:name="f244" draw:formula="827730*logwidth/2401957"/>
          <draw:equation draw:name="f245" draw:formula="101283*logheight/6858000"/>
          <draw:equation draw:name="f246" draw:formula="619824*logwidth/2401957"/>
          <draw:equation draw:name="f247" draw:formula="953*logheight/6858000"/>
          <draw:equation draw:name="f248" draw:formula="644633*logwidth/2401957"/>
          <draw:equation draw:name="f249" draw:formula="953*logheight/6858000"/>
          <draw:equation draw:name="f250" draw:formula="645531*logwidth/2401957"/>
          <draw:equation draw:name="f251" draw:formula="1905*logheight/6858000"/>
          <draw:equation draw:name="f252" draw:formula="311585*logwidth/2401957"/>
          <draw:equation draw:name="f253" draw:formula="615871*logheight/6858000"/>
          <draw:equation draw:name="f254" draw:formula="0*logwidth/2401957"/>
          <draw:equation draw:name="f255" draw:formula="1200335*logheight/6858000"/>
          <draw:equation draw:name="f256" draw:formula="0*logwidth/2401957"/>
          <draw:equation draw:name="f257" draw:formula="1152739*logheight/6858000"/>
          <draw:equation draw:name="f258" draw:formula="299404*logwidth/2401957"/>
          <draw:equation draw:name="f259" draw:formula="591820*logheight/6858000"/>
          <draw:equation draw:name="f260" draw:formula="619824*logwidth/2401957"/>
          <draw:equation draw:name="f261" draw:formula="953*logheight/6858000"/>
          <draw:equation draw:name="f262" draw:formula="553029*logwidth/2401957"/>
          <draw:equation draw:name="f263" draw:formula="953*logheight/6858000"/>
          <draw:equation draw:name="f264" draw:formula="577838*logwidth/2401957"/>
          <draw:equation draw:name="f265" draw:formula="953*logheight/6858000"/>
          <draw:equation draw:name="f266" draw:formula="578849*logwidth/2401957"/>
          <draw:equation draw:name="f267" draw:formula="1905*logheight/6858000"/>
          <draw:equation draw:name="f268" draw:formula="0*logwidth/2401957"/>
          <draw:equation draw:name="f269" draw:formula="1050325*logheight/6858000"/>
          <draw:equation draw:name="f270" draw:formula="0*logwidth/2401957"/>
          <draw:equation draw:name="f271" draw:formula="1003940*logheight/6858000"/>
          <draw:equation draw:name="f272" draw:formula="397660*logwidth/2401957"/>
          <draw:equation draw:name="f273" draw:formula="953*logheight/6858000"/>
          <draw:equation draw:name="f274" draw:formula="422470*logwidth/2401957"/>
          <draw:equation draw:name="f275" draw:formula="953*logheight/6858000"/>
          <draw:equation draw:name="f276" draw:formula="423368*logwidth/2401957"/>
          <draw:equation draw:name="f277" draw:formula="1905*logheight/6858000"/>
          <draw:equation draw:name="f278" draw:formula="209428*logwidth/2401957"/>
          <draw:equation draw:name="f279" draw:formula="365562*logheight/6858000"/>
          <draw:equation draw:name="f280" draw:formula="0*logwidth/2401957"/>
          <draw:equation draw:name="f281" draw:formula="724808*logheight/6858000"/>
          <draw:equation draw:name="f282" draw:formula="0*logwidth/2401957"/>
          <draw:equation draw:name="f283" draw:formula="680349*logheight/6858000"/>
          <draw:equation draw:name="f284" draw:formula="196237*logwidth/2401957"/>
          <draw:equation draw:name="f285" draw:formula="343575*logheight/6858000"/>
          <draw:equation draw:name="f286" draw:formula="397660*logwidth/2401957"/>
          <draw:equation draw:name="f287" draw:formula="953*logheight/6858000"/>
          <draw:equation draw:name="f288" draw:formula="325140*logwidth/2401957"/>
          <draw:equation draw:name="f289" draw:formula="953*logheight/6858000"/>
          <draw:equation draw:name="f290" draw:formula="349950*logwidth/2401957"/>
          <draw:equation draw:name="f291" draw:formula="953*logheight/6858000"/>
          <draw:equation draw:name="f292" draw:formula="350960*logwidth/2401957"/>
          <draw:equation draw:name="f293" draw:formula="1905*logheight/6858000"/>
          <draw:equation draw:name="f294" draw:formula="165351*logwidth/2401957"/>
          <draw:equation draw:name="f295" draw:formula="309602*logheight/6858000"/>
          <draw:equation draw:name="f296" draw:formula="0*logwidth/2401957"/>
          <draw:equation draw:name="f297" draw:formula="585382*logheight/6858000"/>
          <draw:equation draw:name="f298" draw:formula="0*logwidth/2401957"/>
          <draw:equation draw:name="f299" draw:formula="541934*logheight/6858000"/>
          <draw:equation draw:name="f300" draw:formula="1111861*logwidth/2401957"/>
          <draw:equation draw:name="f301" draw:formula="0*logheight/6858000"/>
          <draw:equation draw:name="f302" draw:formula="1136670*logwidth/2401957"/>
          <draw:equation draw:name="f303" draw:formula="0*logheight/6858000"/>
          <draw:equation draw:name="f304" draw:formula="910690*logwidth/2401957"/>
          <draw:equation draw:name="f305" draw:formula="470535*logheight/6858000"/>
          <draw:equation draw:name="f306" draw:formula="201003*logwidth/2401957"/>
          <draw:equation draw:name="f307" draw:formula="1978759*logheight/6858000"/>
          <draw:equation draw:name="f308" draw:formula="0*logwidth/2401957"/>
          <draw:equation draw:name="f309" draw:formula="2441240*logheight/6858000"/>
          <draw:equation draw:name="f310" draw:formula="0*logwidth/2401957"/>
          <draw:equation draw:name="f311" draw:formula="2385487*logheight/6858000"/>
          <draw:equation draw:name="f312" draw:formula="197656*logwidth/2401957"/>
          <draw:equation draw:name="f313" draw:formula="1932732*logheight/6858000"/>
          <draw:equation draw:name="f314" draw:formula="893514*logwidth/2401957"/>
          <draw:equation draw:name="f315" draw:formula="456565*logheight/6858000"/>
          <draw:equation draw:name="f316" draw:formula="1111861*logwidth/2401957"/>
          <draw:equation draw:name="f317" draw:formula="0*logheight/6858000"/>
          <draw:equation draw:name="f318" draw:formula="780917*logwidth/2401957"/>
          <draw:equation draw:name="f319" draw:formula="0*logheight/6858000"/>
          <draw:equation draw:name="f320" draw:formula="805727*logwidth/2401957"/>
          <draw:equation draw:name="f321" draw:formula="0*logheight/6858000"/>
          <draw:equation draw:name="f322" draw:formula="791470*logwidth/2401957"/>
          <draw:equation draw:name="f323" draw:formula="28258*logheight/6858000"/>
          <draw:equation draw:name="f324" draw:formula="21925*logwidth/2401957"/>
          <draw:equation draw:name="f325" draw:formula="1537018*logheight/6858000"/>
          <draw:equation draw:name="f326" draw:formula="0*logwidth/2401957"/>
          <draw:equation draw:name="f327" draw:formula="1581648*logheight/6858000"/>
          <draw:equation draw:name="f328" draw:formula="0*logwidth/2401957"/>
          <draw:equation draw:name="f329" draw:formula="1532157*logheight/6858000"/>
          <draw:equation draw:name="f330" draw:formula="4749*logwidth/2401957"/>
          <draw:equation draw:name="f331" draw:formula="1522730*logheight/6858000"/>
          <draw:equation draw:name="f332" draw:formula="775192*logwidth/2401957"/>
          <draw:equation draw:name="f333" draw:formula="14288*logheight/6858000"/>
          <draw:equation draw:name="f334" draw:formula="logwidth"/>
          <draw:equation draw:name="f335" draw:formula="logheight"/>
        </draw:enhanced-geometry>
      </draw:custom-shape>
      <presentation:notes style:page-layout-name="PM2">
        <draw:page-thumbnail presentation:style-name="Title_20_and_20_Content_20_2-title" draw:layer="backgroundobjects" svg:width="12.699cm" svg:height="9.524cm" svg:x="3.175cm" svg:y="1.93cm" presentation:class="page"/>
        <draw:frame presentation:style-name="Title_20_and_20_Content_20_2-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3</text:page-number></text:p>
          </draw:text-box>
        </draw:frame>
      </presentation:notes>
    </style:master-page>
    <style:master-page style:name="Section_20_1" style:display-name="Section 1" style:page-layout-name="PM1" draw:style-name="Mdp1">
      <draw:g draw:name="Group 6">
        <draw:custom-shape draw:name="TextBox 7" draw:style-name="Mgr3" draw:text-style-name="MP6" draw:layer="layout" svg:width="1.041cm" svg:height="0.674cm" svg:x="-4.61cm" svg:y="-0.205cm">
          <text:p text:style-name="MP5"><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6" draw:layer="layout" svg:width="1.363cm" svg:height="0.674cm" svg:x="-1.579cm" svg:y="0.811cm">
          <text:p text:style-name="MP5"><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7" draw:layer="layout" svg:width="3.902cm" svg:height="0.516cm" svg:x="-4.381cm" svg:y="0.387cm">
          <draw:image xlink:href="Pictures/10000201000001CD0000003D0E723AB59621D244.png" xlink:type="simple" xlink:show="embed" xlink:actuate="onLoad" draw:mime-type="image/png">
            <text:p/>
          </draw:image>
        </draw:frame>
      </draw:g>
      <draw:custom-shape draw:name="Rectangle 10" draw:style-name="Mgr3" draw:text-style-name="MP6" draw:layer="backgroundobjects" svg:width="4.906cm" svg:height="0.716cm" svg:x="-0.393cm" svg:y="19.332cm">
        <text:p text:style-name="MP5"><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3" draw:layer="backgroundobjects" svg:width="9.798cm" svg:height="7.923cm" svg:x="1.733cm" svg:y="4.749cm" presentation:class="title" presentation:user-transformed="true">
        <draw:text-box>
          <text:p text:style-name="MP23"><text:span text:style-name="MT4">Click to edit Master title style</text:span></text:p>
        </draw:text-box>
      </draw:frame>
      <draw:frame draw:name="Text Placeholder 2" presentation:style-name="Mpr16" draw:text-style-name="MP25" draw:layer="backgroundobjects" svg:width="9.798cm" svg:height="4.166cm" svg:x="1.733cm" svg:y="12.749cm" presentation:class="outline" presentation:user-transformed="true">
        <draw:text-box>
          <text:p text:style-name="MP24"><text:span text:style-name="MT11">Click to edit Master text styles</text:span></text:p>
        </draw:text-box>
      </draw:frame>
      <draw:frame draw:name="Date Placeholder 3" presentation:style-name="Mpr17" draw:text-style-name="MP15" draw:layer="backgroundobjects" svg:width="5.714cm" svg:height="1.013cm" svg:x="1.746cm" svg:y="17.657cm" presentation:class="date-time" presentation:user-transformed="true">
        <draw:text-box>
          <text:p text:style-name="MP14"><text:span text:style-name="MT5">Date</text:span></text:p>
        </draw:text-box>
      </draw:frame>
      <draw:frame draw:name="Footer Placeholder 4" presentation:style-name="Mpr17" draw:text-style-name="MP15" draw:layer="backgroundobjects" svg:width="8.572cm" svg:height="1.013cm" svg:x="7.964cm" svg:y="17.657cm" presentation:class="footer" presentation:user-transformed="true">
        <draw:text-box>
          <text:p text:style-name="MP16"><text:span text:style-name="MT5">Your Footer Here</text:span></text:p>
        </draw:text-box>
      </draw:frame>
      <draw:frame draw:name="Slide Number Placeholder 5" presentation:style-name="Mpr17" draw:text-style-name="MP15" draw:layer="backgroundobjects" svg:width="3.229cm" svg:height="1.013cm" svg:x="17.039cm" svg:y="17.657cm" presentation:class="page-number" presentation:user-transformed="true">
        <draw:text-box>
          <text:p text:style-name="MP17"><text:span text:style-name="MT5"><text:page-number>3</text:page-number></text:span></text:p>
        </draw:text-box>
      </draw:frame>
      <draw:custom-shape draw:name="Shape" draw:style-name="Mgr5" draw:text-style-name="MP8" draw:layer="backgroundobjects" svg:width="13.455cm" svg:height="14.92cm" svg:x="11.944cm" svg:y="0cm">
        <text:p text:style-name="MP5"/>
        <draw:enhanced-geometry draw:mirror-horizontal="false" draw:mirror-vertical="false" drawooo:sub-view-size="21454 20300" draw:text-areas="0 0 ?f2 ?f3" svg:viewBox="0 0 0 0" draw:type="ooxml-non-primitive" draw:enhanced-path="M 21454 14840 C 17717 11809 13367 15813 10268 18011 7658 19863 3976 21600 1302 18926 614 18238 116 17283 19 16245 -146 14450 834 13250 1480 11759 2130 10259 2253 8483 2063 6847 1792 4519 1218 1946 2755 0 L 21454 0 21454 14840 Z N">
          <draw:equation draw:name="f0" draw:formula="logwidth/2"/>
          <draw:equation draw:name="f1" draw:formula="logheight/2"/>
          <draw:equation draw:name="f2" draw:formula="logwidth"/>
          <draw:equation draw:name="f3" draw:formula="logheight"/>
        </draw:enhanced-geometry>
      </draw:custom-shape>
      <draw:custom-shape draw:name="Freeform: Shape 23" draw:style-name="Mgr8" draw:text-style-name="MP11" draw:layer="backgroundobjects" svg:width="8.838cm" svg:height="19.049cm" svg:x="16.561cm" svg:y="0cm">
        <text:p text:style-name="MP5"/>
        <draw:enhanced-geometry draw:mirror-horizontal="false" draw:mirror-vertical="false" drawooo:sub-view-size="3181931 6858000" draw:text-areas="0 0 ?f1012 ?f1013" svg:viewBox="0 0 0 0" draw:type="ooxml-non-primitive" draw:enhanced-path="M 476773 2039802 C 359464 2125112 265103 2225933 192634 2342265 67625 2542938 8593 2816319 25653 3112965 39090 3339813 94348 3598974 191577 3894651 98122 3606730 44827 3353061 31390 3129445 13273 2827952 72456 2548432 197314 2344204 268877 2227872 361275 2127051 476773 2039802 Z M 802883 1875645 C 800921 1876614 800015 1876614 798052 1877584 527199 1993593 333647 2149995 207883 2355515 84836 2557157 26710 2830860 44827 3128476 73362 3590249 272652 4187420 653114 4944871 283220 4200023 87705 3610607 58113 3151419 38033 2848956 95254 2568790 218300 2363270 343309 2154842 533993 1994562 802883 1875645 Z M 1055468 1799706 C 971676 1825557 890601 1855287 811489 1890833 543505 2010073 353726 2167444 230680 2374903 109597 2577515 53282 2852834 72456 3149480 107634 3695917 380449 4430425 904944 5394365 L 921452 5424147 923967 5428941 C 990699 5551736 1058336 5673562 1127937 5796680 L 921452 5424147 739696 5077729 C 336914 4282849 123977 3658958 91479 3178563 71399 2876100 125902 2595611 245929 2387182 368069 2176169 556791 2013951 821906 1890833 897244 1856256 975450 1825557 1055468 1799706 Z M 1246303 1762221 C 1100308 1798736 959144 1846885 824775 1908282 562528 2029138 375618 2189418 255440 2398816 137225 2603366 83930 2879655 103859 3176625 141151 3722738 412909 4456276 934384 5418277 1126125 5771474 1328283 6120147 1558976 6504043 1339758 6135658 1145148 5798618 962013 5457701 444313 4495700 172554 3761193 131488 3211201 109597 2908738 161080 2626310 277483 2416912 395698 2203960 579739 2038833 839118 1913130 968807 1849470 1105139 1800675 1246303 1762221 Z M 3028366 0 L 3136382 0 3155728 30692 3181917 72632 3181917 193397 3132308 103198 3181917 199623 3181917 231475 3125665 121294 3181917 236755 3181917 269555 3123665 149246 C 3099471 101016 3073729 51333 3046553 438 3077051 59573 3105170 116931 3131157 172350 L 3181917 285650 3181917 323392 3107661 158334 Z M 3010513 0 L 3026441 0 3115304 187619 3181917 352570 3181917 391294 3103358 196182 Z M 2990428 0 L 3006030 0 3085903 179068 C 3116194 252353 3142638 322338 3165122 388630 L 3181917 442650 3181917 490560 3152523 395047 C 3130375 329293 3104241 259925 3074161 187184 Z M 2513781 0 L 2526847 0 2525661 70040 C 2519257 192628 2500092 304355 2468613 403722 2396144 627338 2282760 818639 2163488 1019958 2095851 1133382 2027156 1250683 1961330 1378326 1921321 1456850 1885087 1536666 1853683 1616483 1863195 1615514 1873612 1615514 1883124 1614544 1920415 1541513 1961330 1469452 2006170 1396422 2067165 1298509 2130122 1206413 2190211 1118194 2334243 907827 2471481 708124 2548782 464150 2582412 358240 2598802 231425 2597698 90797 L 2593348 0 2606704 0 2611034 91175 C 2612117 234212 2595472 363571 2561162 470936 2482050 717818 2345718 917522 2199723 1129504 2138728 1218046 2076828 1310142 2015682 1407085 1972804 1476238 1934607 1544422 1899430 1612605 1908035 1611636 1917547 1611636 1926152 1610666 1970842 1541513 2015682 1478177 2058710 1419365 2113968 1344719 2171188 1273627 2225540 1204474 2395238 990229 2556331 788587 2638462 527486 2674131 413820 2686869 272525 2676487 112190 L 2664284 0 2678138 0 2690226 111205 C 2700665 274404 2687303 418425 2650842 534272 2567805 799251 2405656 1001862 2235051 1217076 2180700 1285906 2123479 1356998 2068222 1431968 2028062 1486579 1986090 1545391 1944270 1609697 1952724 1608728 1960424 1608728 1969030 1607758 2015682 1549269 2062485 1493365 2109137 1440692 2158808 1384142 2208329 1330177 2256943 1278474 2453364 1066168 2639368 864526 2725123 588884 2762376 468674 2770586 313383 2749433 133507 L 2727414 0 2740441 0 2761799 131569 C 2782910 314352 2774531 472552 2736597 595670 2649785 876159 2462876 1077801 2264643 1291723 2216028 1343749 2166357 1397391 2116836 1453941 2073959 1502090 2030931 1552824 1988053 1605819 1994696 1605819 2002396 1604850 2009039 1604850 2056748 1554762 2106268 1505968 2154883 1458789 2198817 1416780 2242600 1375417 2285629 1335994 2517227 1119810 2718480 934648 2806197 647696 2844810 521670 2846990 353473 2813883 154557 L 2780691 0 2794213 0 2826631 152220 C 2859823 354483 2856964 525709 2817672 655128 2727991 947251 2516321 1144046 2292272 1351505 2249394 1390605 2205460 1431968 2161677 1474299 2116836 1517601 2072902 1560579 2030931 1603880 2036668 1603880 2041499 1602911 2047236 1602911 2097662 1559610 2148240 1517601 2198817 1476238 2237920 1444570 2275966 1413871 2314163 1384142 2572636 1177653 2795780 999923 2884404 705216 2923696 574100 2920100 393906 2874446 176360 L 2828626 0 2842713 0 2887548 173194 C 2933811 394330 2937547 577978 2896784 712002 2806197 1012526 2581091 1191871 2320806 1399330 2283666 1429059 2244563 1459758 2206366 1491426 2162582 1527941 2117742 1564457 2073959 1601941 2077733 1601941 2082414 1601941 2086339 1600972 2137822 1563487 2189305 1526972 2241694 1490457 2275966 1466544 2309332 1443601 2342849 1421304 2625931 1227417 2870967 1060351 2960647 758858 3000732 624349 2990371 432401 2931157 196647 L 2871782 0 2886640 0 2944721 192527 C 3004657 431916 3014848 627499 2974084 765644 2882441 1072954 2635443 1241959 2350398 1437784 2317032 1460727 2283666 1483994 2249394 1506937 2205460 1537636 2160620 1568334 2117742 1600003 2119705 1600003 2121517 1600003 2124385 1600003 2177831 1567365 2231277 1534727 2283666 1504029 2314163 1485609 2343755 1468483 2373346 1451356 2679377 1270718 2944493 1115286 3034022 810884 3080787 649433 3049412 400647 2942426 86391 L 2910971 0 2925265 0 2965059 111083 C 3089074 488583 3079711 701742 3045496 817670 2954004 1129504 2687077 1285906 2378027 1467513 2348435 1484963 2318995 1502090 2288497 1520186 2245469 1546361 2201686 1572212 2157751 1599033 2157751 1599033 2158808 1599033 2158808 1599033 2213160 1571243 2266455 1543452 2320806 1515662 L 2340886 1505968 C 2520096 1414841 2688889 1329208 2829146 1223539 2975896 1112378 3062707 997015 3101811 860648 3149369 696935 3107805 434506 2981773 97608 L 2942977 0 2957473 0 3006257 124276 C 3152683 527779 3148406 749810 3114191 867434 3073276 1008648 2984501 1126596 2835789 1240020 2694625 1346657 2525833 1432937 2345718 1523094 L 2325638 1532789 C 2295140 1548300 2264643 1564457 2233089 1579968 2267512 1564457 2301783 1550238 2336055 1534727 L 2366553 1521155 C 2558293 1437784 2739466 1358937 2887272 1257146 3037947 1153417 3126571 1042255 3164768 906858 3212326 740600 3160590 466225 3015326 108196 L 2968929 0 2984529 0 3023560 91129 C 3087375 248239 3145813 420100 3175083 577690 L 3181917 627679 3181917 884215 3177148 913644 C 3137139 1053565 3047459 1167958 2893009 1273627 2743240 1376387 2562068 1454911 2369421 1538605 L 2338924 1551854 C 2331375 1554762 2323675 1558640 2317032 1561548 2326544 1557671 2337112 1553793 2346624 1551208 L 2398107 1531819 C 2599359 1456850 2788986 1385758 2942530 1288815 3033342 1232103 3100036 1173028 3148217 1106955 L 3181917 1052213 3181917 1083922 3159215 1124632 C 3110143 1196900 3041495 1257308 2949324 1314989 2794723 1411932 2605096 1483024 2404750 1557671 L 2421055 1552824 C 2623213 1488518 2832015 1422273 2996881 1328238 3038853 1304325 3076069 1279363 3108737 1253309 L 3181917 1182806 3181917 1204472 3115852 1268537 C 3082712 1294954 3045044 1320160 3002619 1344719 2856775 1428090 2677565 1489487 2497299 1547330 2722254 1485609 2896784 1433906 3046553 1355059 3076069 1339710 3102754 1324118 3127062 1307920 L 3181917 1265874 3181917 1287097 3133252 1323916 C 3108453 1340356 3081278 1356190 3051233 1371540 2922601 1438754 2774794 1487548 2593622 1538605 2793817 1491426 2954004 1446509 3093205 1380264 L 3181917 1329987 3181917 1349564 3098036 1396422 C 2980727 1452972 2848169 1493365 2689945 1532789 2866287 1496273 3010319 1457819 3136083 1402238 L 3181917 1379965 3181917 1398337 3140008 1418395 C 3037947 1463636 2924413 1497243 2792006 1526972 2936944 1499182 3063765 1467513 3174280 1422273 L 3181917 1419216 3181917 1438117 3178054 1439723 C 3092299 1474299 2996881 1502090 2891047 1525033 2947361 1514531 3000769 1503302 3051422 1490497 L 3181917 1450591 3181917 1469106 3099527 1495425 C 3065086 1505160 3029342 1514046 2992201 1522125 L 3181917 1476740 3181917 1495327 3110416 1515662 3181917 1498688 3181917 1573193 3072104 1586400 C 2941681 1599033 2798158 1604850 2642237 1610666 2583053 1612605 2524021 1614544 2464839 1616483 2462876 1616483 2461064 1616483 2458195 1616483 2452458 1616483 2447627 1616483 2442041 1617129 2433435 1617129 2424830 1618099 2416224 1618099 2409581 1618099 2402938 1619068 2397201 1619068 2389501 1620038 2381952 1620038 2374252 1621007 2366703 1621976 2358098 1622946 2350398 1622946 2338018 1623915 2325638 1625854 2313258 1626824 2301783 1628762 2289403 1629732 2277929 1631671 2267512 1633610 2256037 1635549 2245469 1636518 2231277 1639426 2217840 1642335 2203648 1644273 2190211 1647182 2176925 1650736 2163488 1653645 2149297 1657522 2134954 1661400 2120611 1666247 2105362 1671094 2091019 1675942 2075771 1681758 2061579 1687252 2048142 1692099 2034856 1697915 2018550 1705671 2002396 1713426 1987147 1720859 1971899 1729583 1957556 1738308 1943213 1747033 1933701 1753496 1924190 1759313 1915584 1766099 1898524 1780640 1881312 1793889 1865007 1808431 1853683 1819741 1843115 1831374 1831641 1843007 1821223 1856256 1810655 1869828 1800238 1884047 1788763 1902466 1777289 1920562 1766872 1939951 1759172 1957077 1750717 1974527 1743017 1992623 1736374 2013951 1729731 2034955 1722937 2055959 1678248 2265357 1659074 2480571 1664811 2703218 1678248 3198598 1827866 3835193 2096757 4541910 2298009 5069928 2549687 5598915 2792911 6110453 2855340 6241973 2918977 6375674 2981916 6509496 L 3143031 6858000 3127213 6858000 2971347 6519190 C 2908522 6385368 2844847 6251667 2782343 6120147 2538213 5608286 2286535 5078329 2085282 4549342 1815486 3840040 1665717 3201506 1652431 2703218 1647600 2536152 1657262 2373934 1681117 2214623 1646694 2362300 1626765 2512239 1621028 2668641 1600948 3151419 1719163 3772826 1963293 4465971 2162582 5032443 2425736 5600854 2680283 6150846 2738032 6275742 2796686 6402495 2854737 6529329 L 3002895 6858000 2987604 6858000 2843791 6537569 C 2785740 6410574 2727085 6283820 2669865 6159571 2415318 5609256 2151108 5040198 1951819 4472757 1707689 3776704 1588568 3152388 1608648 2666702 1616197 2485095 1640957 2311567 1685797 2141593 1634314 2287331 1594305 2449549 1573319 2629218 1520779 3091960 1611365 3715952 1827866 4385185 2025344 4994958 2304652 5609256 2575505 6203842 2627894 6319043 2681264 6436345 2734182 6554009 L 2868736 6858000 2853430 6858000 2722820 6562572 C 2669903 6444827 2616495 6327444 2564030 6212243 2293178 5617011 2013870 5001744 1816392 4391001 1598079 3717891 1507493 3090991 1560939 2624370 1584793 2417881 1633408 2235628 1695309 2073409 1621028 2223994 1559882 2393969 1523648 2584947 1437893 3033472 1497982 3643245 1694403 4301813 1890824 4958443 2191117 5625736 2480993 6270086 2527721 6374139 2575429 6479969 2623006 6586283 L 2743254 6858000 2727995 6858000 2611947 6594968 C 2564521 6488613 2516850 6382702 2469670 6278488 2178737 5633492 1877538 4966198 1681117 4307630 1483639 3645830 1423550 3032502 1510362 2580423 1552333 2362300 1624802 2173261 1712520 2006195 1608648 2164536 1526516 2337418 1470353 2540030 1352138 2968196 1384447 3579585 1558976 4217150 1752529 4922897 2078639 5646741 2395238 6345702 2436756 6437475 2478728 6530622 2520568 6624091 L 2624483 6858000 2609066 6858000 2508697 6632695 C 2466726 6539185 2424754 6446039 2383764 6354427 2067165 5654496 1741055 4930652 1546596 4222966 1371161 3581524 1338701 2965288 1457973 2533244 1518967 2311567 1614234 2123174 1727769 1957077 1602911 2107986 1495113 2282484 1417813 2492851 1267138 2905830 1271063 3503970 1428381 4131839 1618159 4886382 1959518 5635431 2321863 6427458 2357569 6505174 2393804 6584344 2430038 6663999 L 2517681 6858000 2501965 6858000 2418640 6673653 C 2382405 6593958 2346171 6514707 2310389 6436829 1948044 5643832 1606685 4895107 1416001 4138625 1256720 3505909 1252946 2902921 1405433 2485095 1486507 2263418 1601854 2082780 1733506 1926379 1586605 2071470 1459784 2238536 1364518 2445995 1181383 2844432 1158434 3428031 1300504 4048145 1485601 4850836 1860326 5657404 2258000 6511798 L 2418148 6858000 2402189 6858000 2246526 6521493 C 1848852 5666129 1473221 4857622 1288123 4052992 1144242 3428031 1168097 2838615 1353044 2435331 1455104 2214623 1592342 2038833 1750717 1886955 1750717 1886955 1750717 1885985 1750717 1885985 1583737 2022352 1430193 2185541 1311072 2395907 1207200 2581392 1139411 2821165 1116614 3089052 1092759 3360817 1113745 3663280 1176551 3963804 1355912 4810443 1767778 5677439 2203648 6594523 L 2328427 6858000 2312389 6858000 2192174 6603894 C 1755397 5685195 1342475 4817229 1163265 3968651 1099402 3665219 1078416 3360817 1102271 3086144 1126125 2814379 1194669 2572668 1299598 2384274 1422644 2165506 1582831 1998440 1756303 1859164 1568488 1987776 1395921 2141593 1258683 2347113 1140317 2523549 1059393 2754921 1024065 3016991 987830 3283908 999304 3582494 1056525 3881079 1228035 4768434 1679154 5693920 2157751 6673047 L 2247693 6858000 2231656 6858000 2146428 6682742 C 1667680 5701675 1215654 4774897 1043088 3884957 984962 3583463 973487 3281970 1010628 3012467 1046862 2747488 1128994 2513209 1248115 2333540 1390184 2121235 1569545 1962894 1764003 1831374 1556108 1951261 1363461 2097322 1208106 2297025 937253 2644729 838061 3206354 942084 3799647 1066036 4501517 1413132 5287727 1735317 5963745 1873612 6252636 2018550 6543466 2159714 6824925 L 2176351 6858000 2160051 6858000 2148240 6834620 C 2007076 6553161 1862138 6261361 1723994 5972147 1400752 5295483 1053656 4508303 928647 3803525 822812 3203445 923967 2636004 1198594 2283453 1358781 2078256 1557014 1929287 1771552 1807461 1545690 1917654 1334020 2054990 1159491 2249200 861009 2582039 738869 3132354 833381 3721769 947821 4432364 1318621 5256059 1627671 5894592 1708217 6060204 1791179 6226542 1874745 6391791 L 2112952 6858000 2096971 6858000 1864233 6401606 C 1780686 6236237 1697724 6069899 1617102 5904287 1401658 5460609 1244340 5102565 1119331 4775866 967750 4377429 870521 4033927 819944 3725647 724677 3130415 847572 2573637 1149979 2235628 1327227 2037863 1542822 1899558 1773515 1787103 1531347 1887924 1303372 2016536 1112688 2202990 787635 2521611 644508 3061262 730414 3646799 836249 4361272 1211880 5187875 1527573 5828348 1664811 6106333 1809098 6385227 1945466 6646353 L 2056211 6858000 2040333 6858000 1934883 6656835 C 1798218 6395770 1653337 6116755 1516099 5839012 1199500 5197570 822812 4368058 716977 3650677 630165 3058353 775103 2512239 1104082 2188449 1295823 2000379 1525610 1871767 1768834 1769977 1514136 1861103 1272875 1980344 1068905 2157750 718940 2463122 555885 2993078 634091 3575061 709428 4134748 956276 4809473 1435024 5765011 1528479 5951627 1625520 6139051 1725165 6327970 L 2008533 6858000 1992632 6858000 1715370 6338552 C 1615744 6149634 1518515 5962130 1424607 5775352 944953 4817229 697954 4140564 621711 3577970 542448 2988231 707466 2451488 1062262 2142562 1266232 1964833 1504625 1846885 1757360 1755435 1494207 1838160 1244340 1946737 1028745 2115741 849535 2255663 710334 2453427 625485 2685768 535805 2933620 508176 3210231 544410 3507847 612048 4060748 867652 4759709 1349269 5706522 1451254 5907518 1555882 6106010 1662434 6304178 L 1964311 6858000 1948072 6858000 1651469 6314519 C 1544936 6116270 1440309 5917536 1337795 5715893 856178 4766495 599668 4065595 531125 3509786 494890 3213140 523425 2924895 613105 2677366 698860 2441148 840024 2241444 1021196 2099261 1232866 1934134 1476996 1825557 1733506 1744125 1466427 1817802 1211880 1917654 989793 2074379 800015 2208807 651151 2399785 558753 2628248 460467 2872222 427101 3145926 460467 3443542 522519 3997411 779935 4698312 1269100 5650618 1434307 5971016 1608091 6289960 1779179 6597089 L 1925461 6858000 1909308 6858000 1769144 6607480 C 1598183 6300442 1423890 5981680 1258683 5661282 767555 4707037 510139 4003228 448087 3446127 414721 3144956 448087 2867375 548185 2620493 641640 2389121 792315 2195235 984056 2058868 1199500 1906344 1445442 1807461 1703008 1734431 1435930 1800675 1180477 1891802 955370 2036894 735095 2180047 574908 2362300 481453 2581392 387998 2797253 353726 3082266 385130 3384729 442350 3938922 700823 4642408 1198594 5599885 1373766 5936763 1563459 6278004 1742260 6593751 L 1892647 6858000 1876304 6858000 1731614 6604122 C 1552494 6288223 1362291 5946377 1187120 5609256 688443 4650163 429064 3943769 371844 3386668 340290 3081297 375618 2792406 469979 2572668 565396 2351637 726489 2165506 949633 2021383 1162360 1884047 1400752 1794859 1650468 1729583 1392147 1788073 1145148 1870798 922910 2002317 689348 2141593 527199 2314475 425290 2533244 326098 2746519 286995 3029594 314623 3330118 367012 3883988 626391 4590705 1131862 5551736 1316998 5903156 1516146 6257302 1703957 6583365 L 1863304 6858000 1846772 6858000 1693473 6593468 C 1505719 6267359 1306543 5913577 1121294 5561430 614917 4597491 354632 3888835 302243 3332057 273558 3027655 313718 2740702 414721 2523549 516782 2305750 686480 2124143 918230 1985837 1125068 1863042 1353949 1782579 1593248 1724736 1346401 1777732 1108914 1852378 894375 1971619 652208 2105077 482510 2275051 374712 2489942 269783 2700310 226000 2981445 251666 3281000 298469 3827437 567359 4556128 1072679 5508435 1266534 5873669 1474826 6238176 1670612 6573873 L 1837233 6858000 1820147 6858000 1659966 6585172 C 1463861 6249264 1255060 5884090 1061205 5519099 824775 5073805 645414 4689587 511950 4343822 353726 3932136 264046 3585402 237323 3282939 211657 2978860 255440 2693523 362332 2479602 471036 2260510 643602 2089566 887732 1954169 1079322 1848824 1288123 1777732 1505530 1725706 1281480 1773854 1064979 1841068 866747 1942859 616879 2072440 440538 2238536 327909 2450519 218300 2658947 170591 2938467 194446 3237052 238380 3784136 507270 4513796 1019233 5470304 1231261 5865873 1457046 6256494 1722275 6703648 L 1814091 6858000 1796881 6858000 1600238 6526496 C 1381862 6155794 1189536 5819946 1007910 5480644 494890 4522521 224943 3788983 181160 3238991 157305 2935559 205920 2652161 317492 2440178 430876 2224964 609331 2056929 861915 1926379 1029802 1840099 1209917 1778702 1397884 1732492 1204331 1775793 1018327 1834282 844855 1918623 588345 2043680 406116 2206868 289863 2416912 175423 2623401 124845 2900982 146737 3198598 186897 3745035 457599 4477281 974393 5436697 1161794 5784481 1360489 6127903 1586084 6506769 L 1796684 6858000 1732527 6858000 1633753 6698673 C 1334325 6213940 1079775 5788400 841986 5354941 308886 4383246 34259 3645184 2856 3094869 -14356 2793375 46639 2515794 175423 2312536 306018 2106047 504402 1949645 781897 1834282 1106045 1700824 1467484 1645243 1837378 1617452 1870744 1533758 1908035 1450387 1950007 1367662 2014776 1240020 2084376 1121749 2152165 1008648 2271286 807976 2383764 617967 2456233 395966 2487711 298780 2506876 188689 2512898 68010 Z N">
          <draw:equation draw:name="f0" draw:formula="476773*logwidth/3181931"/>
          <draw:equation draw:name="f1" draw:formula="2039802*logheight/6858000"/>
          <draw:equation draw:name="f2" draw:formula="192634*logwidth/3181931"/>
          <draw:equation draw:name="f3" draw:formula="2342265*logheight/6858000"/>
          <draw:equation draw:name="f4" draw:formula="25653*logwidth/3181931"/>
          <draw:equation draw:name="f5" draw:formula="3112965*logheight/6858000"/>
          <draw:equation draw:name="f6" draw:formula="191577*logwidth/3181931"/>
          <draw:equation draw:name="f7" draw:formula="3894651*logheight/6858000"/>
          <draw:equation draw:name="f8" draw:formula="31390*logwidth/3181931"/>
          <draw:equation draw:name="f9" draw:formula="3129445*logheight/6858000"/>
          <draw:equation draw:name="f10" draw:formula="197314*logwidth/3181931"/>
          <draw:equation draw:name="f11" draw:formula="2344204*logheight/6858000"/>
          <draw:equation draw:name="f12" draw:formula="476773*logwidth/3181931"/>
          <draw:equation draw:name="f13" draw:formula="2039802*logheight/6858000"/>
          <draw:equation draw:name="f14" draw:formula="802883*logwidth/3181931"/>
          <draw:equation draw:name="f15" draw:formula="1875645*logheight/6858000"/>
          <draw:equation draw:name="f16" draw:formula="798052*logwidth/3181931"/>
          <draw:equation draw:name="f17" draw:formula="1877584*logheight/6858000"/>
          <draw:equation draw:name="f18" draw:formula="207883*logwidth/3181931"/>
          <draw:equation draw:name="f19" draw:formula="2355515*logheight/6858000"/>
          <draw:equation draw:name="f20" draw:formula="44827*logwidth/3181931"/>
          <draw:equation draw:name="f21" draw:formula="3128476*logheight/6858000"/>
          <draw:equation draw:name="f22" draw:formula="653114*logwidth/3181931"/>
          <draw:equation draw:name="f23" draw:formula="4944871*logheight/6858000"/>
          <draw:equation draw:name="f24" draw:formula="58113*logwidth/3181931"/>
          <draw:equation draw:name="f25" draw:formula="3151419*logheight/6858000"/>
          <draw:equation draw:name="f26" draw:formula="218300*logwidth/3181931"/>
          <draw:equation draw:name="f27" draw:formula="2363270*logheight/6858000"/>
          <draw:equation draw:name="f28" draw:formula="802883*logwidth/3181931"/>
          <draw:equation draw:name="f29" draw:formula="1875645*logheight/6858000"/>
          <draw:equation draw:name="f30" draw:formula="1055468*logwidth/3181931"/>
          <draw:equation draw:name="f31" draw:formula="1799706*logheight/6858000"/>
          <draw:equation draw:name="f32" draw:formula="811489*logwidth/3181931"/>
          <draw:equation draw:name="f33" draw:formula="1890833*logheight/6858000"/>
          <draw:equation draw:name="f34" draw:formula="230680*logwidth/3181931"/>
          <draw:equation draw:name="f35" draw:formula="2374903*logheight/6858000"/>
          <draw:equation draw:name="f36" draw:formula="72456*logwidth/3181931"/>
          <draw:equation draw:name="f37" draw:formula="3149480*logheight/6858000"/>
          <draw:equation draw:name="f38" draw:formula="904944*logwidth/3181931"/>
          <draw:equation draw:name="f39" draw:formula="5394365*logheight/6858000"/>
          <draw:equation draw:name="f40" draw:formula="921452*logwidth/3181931"/>
          <draw:equation draw:name="f41" draw:formula="5424147*logheight/6858000"/>
          <draw:equation draw:name="f42" draw:formula="923967*logwidth/3181931"/>
          <draw:equation draw:name="f43" draw:formula="5428941*logheight/6858000"/>
          <draw:equation draw:name="f44" draw:formula="1127937*logwidth/3181931"/>
          <draw:equation draw:name="f45" draw:formula="5796680*logheight/6858000"/>
          <draw:equation draw:name="f46" draw:formula="921452*logwidth/3181931"/>
          <draw:equation draw:name="f47" draw:formula="5424147*logheight/6858000"/>
          <draw:equation draw:name="f48" draw:formula="739696*logwidth/3181931"/>
          <draw:equation draw:name="f49" draw:formula="5077729*logheight/6858000"/>
          <draw:equation draw:name="f50" draw:formula="91479*logwidth/3181931"/>
          <draw:equation draw:name="f51" draw:formula="3178563*logheight/6858000"/>
          <draw:equation draw:name="f52" draw:formula="245929*logwidth/3181931"/>
          <draw:equation draw:name="f53" draw:formula="2387182*logheight/6858000"/>
          <draw:equation draw:name="f54" draw:formula="821906*logwidth/3181931"/>
          <draw:equation draw:name="f55" draw:formula="1890833*logheight/6858000"/>
          <draw:equation draw:name="f56" draw:formula="1055468*logwidth/3181931"/>
          <draw:equation draw:name="f57" draw:formula="1799706*logheight/6858000"/>
          <draw:equation draw:name="f58" draw:formula="1246303*logwidth/3181931"/>
          <draw:equation draw:name="f59" draw:formula="1762221*logheight/6858000"/>
          <draw:equation draw:name="f60" draw:formula="824775*logwidth/3181931"/>
          <draw:equation draw:name="f61" draw:formula="1908282*logheight/6858000"/>
          <draw:equation draw:name="f62" draw:formula="255440*logwidth/3181931"/>
          <draw:equation draw:name="f63" draw:formula="2398816*logheight/6858000"/>
          <draw:equation draw:name="f64" draw:formula="103859*logwidth/3181931"/>
          <draw:equation draw:name="f65" draw:formula="3176625*logheight/6858000"/>
          <draw:equation draw:name="f66" draw:formula="934384*logwidth/3181931"/>
          <draw:equation draw:name="f67" draw:formula="5418277*logheight/6858000"/>
          <draw:equation draw:name="f68" draw:formula="1558976*logwidth/3181931"/>
          <draw:equation draw:name="f69" draw:formula="6504043*logheight/6858000"/>
          <draw:equation draw:name="f70" draw:formula="962013*logwidth/3181931"/>
          <draw:equation draw:name="f71" draw:formula="5457701*logheight/6858000"/>
          <draw:equation draw:name="f72" draw:formula="131488*logwidth/3181931"/>
          <draw:equation draw:name="f73" draw:formula="3211201*logheight/6858000"/>
          <draw:equation draw:name="f74" draw:formula="277483*logwidth/3181931"/>
          <draw:equation draw:name="f75" draw:formula="2416912*logheight/6858000"/>
          <draw:equation draw:name="f76" draw:formula="839118*logwidth/3181931"/>
          <draw:equation draw:name="f77" draw:formula="1913130*logheight/6858000"/>
          <draw:equation draw:name="f78" draw:formula="1246303*logwidth/3181931"/>
          <draw:equation draw:name="f79" draw:formula="1762221*logheight/6858000"/>
          <draw:equation draw:name="f80" draw:formula="3028366*logwidth/3181931"/>
          <draw:equation draw:name="f81" draw:formula="0*logheight/6858000"/>
          <draw:equation draw:name="f82" draw:formula="3136382*logwidth/3181931"/>
          <draw:equation draw:name="f83" draw:formula="0*logheight/6858000"/>
          <draw:equation draw:name="f84" draw:formula="3155728*logwidth/3181931"/>
          <draw:equation draw:name="f85" draw:formula="30692*logheight/6858000"/>
          <draw:equation draw:name="f86" draw:formula="3181917*logwidth/3181931"/>
          <draw:equation draw:name="f87" draw:formula="72632*logheight/6858000"/>
          <draw:equation draw:name="f88" draw:formula="3181917*logwidth/3181931"/>
          <draw:equation draw:name="f89" draw:formula="193397*logheight/6858000"/>
          <draw:equation draw:name="f90" draw:formula="3132308*logwidth/3181931"/>
          <draw:equation draw:name="f91" draw:formula="103198*logheight/6858000"/>
          <draw:equation draw:name="f92" draw:formula="3181917*logwidth/3181931"/>
          <draw:equation draw:name="f93" draw:formula="199623*logheight/6858000"/>
          <draw:equation draw:name="f94" draw:formula="3181917*logwidth/3181931"/>
          <draw:equation draw:name="f95" draw:formula="231475*logheight/6858000"/>
          <draw:equation draw:name="f96" draw:formula="3125665*logwidth/3181931"/>
          <draw:equation draw:name="f97" draw:formula="121294*logheight/6858000"/>
          <draw:equation draw:name="f98" draw:formula="3181917*logwidth/3181931"/>
          <draw:equation draw:name="f99" draw:formula="236755*logheight/6858000"/>
          <draw:equation draw:name="f100" draw:formula="3181917*logwidth/3181931"/>
          <draw:equation draw:name="f101" draw:formula="269555*logheight/6858000"/>
          <draw:equation draw:name="f102" draw:formula="3123665*logwidth/3181931"/>
          <draw:equation draw:name="f103" draw:formula="149246*logheight/6858000"/>
          <draw:equation draw:name="f104" draw:formula="3046553*logwidth/3181931"/>
          <draw:equation draw:name="f105" draw:formula="438*logheight/6858000"/>
          <draw:equation draw:name="f106" draw:formula="3131157*logwidth/3181931"/>
          <draw:equation draw:name="f107" draw:formula="172350*logheight/6858000"/>
          <draw:equation draw:name="f108" draw:formula="3181917*logwidth/3181931"/>
          <draw:equation draw:name="f109" draw:formula="285650*logheight/6858000"/>
          <draw:equation draw:name="f110" draw:formula="3181917*logwidth/3181931"/>
          <draw:equation draw:name="f111" draw:formula="323392*logheight/6858000"/>
          <draw:equation draw:name="f112" draw:formula="3107661*logwidth/3181931"/>
          <draw:equation draw:name="f113" draw:formula="158334*logheight/6858000"/>
          <draw:equation draw:name="f114" draw:formula="3010513*logwidth/3181931"/>
          <draw:equation draw:name="f115" draw:formula="0*logheight/6858000"/>
          <draw:equation draw:name="f116" draw:formula="3026441*logwidth/3181931"/>
          <draw:equation draw:name="f117" draw:formula="0*logheight/6858000"/>
          <draw:equation draw:name="f118" draw:formula="3115304*logwidth/3181931"/>
          <draw:equation draw:name="f119" draw:formula="187619*logheight/6858000"/>
          <draw:equation draw:name="f120" draw:formula="3181917*logwidth/3181931"/>
          <draw:equation draw:name="f121" draw:formula="352570*logheight/6858000"/>
          <draw:equation draw:name="f122" draw:formula="3181917*logwidth/3181931"/>
          <draw:equation draw:name="f123" draw:formula="391294*logheight/6858000"/>
          <draw:equation draw:name="f124" draw:formula="3103358*logwidth/3181931"/>
          <draw:equation draw:name="f125" draw:formula="196182*logheight/6858000"/>
          <draw:equation draw:name="f126" draw:formula="2990428*logwidth/3181931"/>
          <draw:equation draw:name="f127" draw:formula="0*logheight/6858000"/>
          <draw:equation draw:name="f128" draw:formula="3006030*logwidth/3181931"/>
          <draw:equation draw:name="f129" draw:formula="0*logheight/6858000"/>
          <draw:equation draw:name="f130" draw:formula="3085903*logwidth/3181931"/>
          <draw:equation draw:name="f131" draw:formula="179068*logheight/6858000"/>
          <draw:equation draw:name="f132" draw:formula="3165122*logwidth/3181931"/>
          <draw:equation draw:name="f133" draw:formula="388630*logheight/6858000"/>
          <draw:equation draw:name="f134" draw:formula="3181917*logwidth/3181931"/>
          <draw:equation draw:name="f135" draw:formula="442650*logheight/6858000"/>
          <draw:equation draw:name="f136" draw:formula="3181917*logwidth/3181931"/>
          <draw:equation draw:name="f137" draw:formula="490560*logheight/6858000"/>
          <draw:equation draw:name="f138" draw:formula="3152523*logwidth/3181931"/>
          <draw:equation draw:name="f139" draw:formula="395047*logheight/6858000"/>
          <draw:equation draw:name="f140" draw:formula="3074161*logwidth/3181931"/>
          <draw:equation draw:name="f141" draw:formula="187184*logheight/6858000"/>
          <draw:equation draw:name="f142" draw:formula="2513781*logwidth/3181931"/>
          <draw:equation draw:name="f143" draw:formula="0*logheight/6858000"/>
          <draw:equation draw:name="f144" draw:formula="2526847*logwidth/3181931"/>
          <draw:equation draw:name="f145" draw:formula="0*logheight/6858000"/>
          <draw:equation draw:name="f146" draw:formula="2525661*logwidth/3181931"/>
          <draw:equation draw:name="f147" draw:formula="70040*logheight/6858000"/>
          <draw:equation draw:name="f148" draw:formula="2468613*logwidth/3181931"/>
          <draw:equation draw:name="f149" draw:formula="403722*logheight/6858000"/>
          <draw:equation draw:name="f150" draw:formula="2163488*logwidth/3181931"/>
          <draw:equation draw:name="f151" draw:formula="1019958*logheight/6858000"/>
          <draw:equation draw:name="f152" draw:formula="1961330*logwidth/3181931"/>
          <draw:equation draw:name="f153" draw:formula="1378326*logheight/6858000"/>
          <draw:equation draw:name="f154" draw:formula="1853683*logwidth/3181931"/>
          <draw:equation draw:name="f155" draw:formula="1616483*logheight/6858000"/>
          <draw:equation draw:name="f156" draw:formula="1883124*logwidth/3181931"/>
          <draw:equation draw:name="f157" draw:formula="1614544*logheight/6858000"/>
          <draw:equation draw:name="f158" draw:formula="2006170*logwidth/3181931"/>
          <draw:equation draw:name="f159" draw:formula="1396422*logheight/6858000"/>
          <draw:equation draw:name="f160" draw:formula="2190211*logwidth/3181931"/>
          <draw:equation draw:name="f161" draw:formula="1118194*logheight/6858000"/>
          <draw:equation draw:name="f162" draw:formula="2548782*logwidth/3181931"/>
          <draw:equation draw:name="f163" draw:formula="464150*logheight/6858000"/>
          <draw:equation draw:name="f164" draw:formula="2597698*logwidth/3181931"/>
          <draw:equation draw:name="f165" draw:formula="90797*logheight/6858000"/>
          <draw:equation draw:name="f166" draw:formula="2593348*logwidth/3181931"/>
          <draw:equation draw:name="f167" draw:formula="0*logheight/6858000"/>
          <draw:equation draw:name="f168" draw:formula="2606704*logwidth/3181931"/>
          <draw:equation draw:name="f169" draw:formula="0*logheight/6858000"/>
          <draw:equation draw:name="f170" draw:formula="2611034*logwidth/3181931"/>
          <draw:equation draw:name="f171" draw:formula="91175*logheight/6858000"/>
          <draw:equation draw:name="f172" draw:formula="2561162*logwidth/3181931"/>
          <draw:equation draw:name="f173" draw:formula="470936*logheight/6858000"/>
          <draw:equation draw:name="f174" draw:formula="2199723*logwidth/3181931"/>
          <draw:equation draw:name="f175" draw:formula="1129504*logheight/6858000"/>
          <draw:equation draw:name="f176" draw:formula="2015682*logwidth/3181931"/>
          <draw:equation draw:name="f177" draw:formula="1407085*logheight/6858000"/>
          <draw:equation draw:name="f178" draw:formula="1899430*logwidth/3181931"/>
          <draw:equation draw:name="f179" draw:formula="1612605*logheight/6858000"/>
          <draw:equation draw:name="f180" draw:formula="1926152*logwidth/3181931"/>
          <draw:equation draw:name="f181" draw:formula="1610666*logheight/6858000"/>
          <draw:equation draw:name="f182" draw:formula="2058710*logwidth/3181931"/>
          <draw:equation draw:name="f183" draw:formula="1419365*logheight/6858000"/>
          <draw:equation draw:name="f184" draw:formula="2225540*logwidth/3181931"/>
          <draw:equation draw:name="f185" draw:formula="1204474*logheight/6858000"/>
          <draw:equation draw:name="f186" draw:formula="2638462*logwidth/3181931"/>
          <draw:equation draw:name="f187" draw:formula="527486*logheight/6858000"/>
          <draw:equation draw:name="f188" draw:formula="2676487*logwidth/3181931"/>
          <draw:equation draw:name="f189" draw:formula="112190*logheight/6858000"/>
          <draw:equation draw:name="f190" draw:formula="2664284*logwidth/3181931"/>
          <draw:equation draw:name="f191" draw:formula="0*logheight/6858000"/>
          <draw:equation draw:name="f192" draw:formula="2678138*logwidth/3181931"/>
          <draw:equation draw:name="f193" draw:formula="0*logheight/6858000"/>
          <draw:equation draw:name="f194" draw:formula="2690226*logwidth/3181931"/>
          <draw:equation draw:name="f195" draw:formula="111205*logheight/6858000"/>
          <draw:equation draw:name="f196" draw:formula="2650842*logwidth/3181931"/>
          <draw:equation draw:name="f197" draw:formula="534272*logheight/6858000"/>
          <draw:equation draw:name="f198" draw:formula="2235051*logwidth/3181931"/>
          <draw:equation draw:name="f199" draw:formula="1217076*logheight/6858000"/>
          <draw:equation draw:name="f200" draw:formula="2068222*logwidth/3181931"/>
          <draw:equation draw:name="f201" draw:formula="1431968*logheight/6858000"/>
          <draw:equation draw:name="f202" draw:formula="1944270*logwidth/3181931"/>
          <draw:equation draw:name="f203" draw:formula="1609697*logheight/6858000"/>
          <draw:equation draw:name="f204" draw:formula="1969030*logwidth/3181931"/>
          <draw:equation draw:name="f205" draw:formula="1607758*logheight/6858000"/>
          <draw:equation draw:name="f206" draw:formula="2109137*logwidth/3181931"/>
          <draw:equation draw:name="f207" draw:formula="1440692*logheight/6858000"/>
          <draw:equation draw:name="f208" draw:formula="2256943*logwidth/3181931"/>
          <draw:equation draw:name="f209" draw:formula="1278474*logheight/6858000"/>
          <draw:equation draw:name="f210" draw:formula="2725123*logwidth/3181931"/>
          <draw:equation draw:name="f211" draw:formula="588884*logheight/6858000"/>
          <draw:equation draw:name="f212" draw:formula="2749433*logwidth/3181931"/>
          <draw:equation draw:name="f213" draw:formula="133507*logheight/6858000"/>
          <draw:equation draw:name="f214" draw:formula="2727414*logwidth/3181931"/>
          <draw:equation draw:name="f215" draw:formula="0*logheight/6858000"/>
          <draw:equation draw:name="f216" draw:formula="2740441*logwidth/3181931"/>
          <draw:equation draw:name="f217" draw:formula="0*logheight/6858000"/>
          <draw:equation draw:name="f218" draw:formula="2761799*logwidth/3181931"/>
          <draw:equation draw:name="f219" draw:formula="131569*logheight/6858000"/>
          <draw:equation draw:name="f220" draw:formula="2736597*logwidth/3181931"/>
          <draw:equation draw:name="f221" draw:formula="595670*logheight/6858000"/>
          <draw:equation draw:name="f222" draw:formula="2264643*logwidth/3181931"/>
          <draw:equation draw:name="f223" draw:formula="1291723*logheight/6858000"/>
          <draw:equation draw:name="f224" draw:formula="2116836*logwidth/3181931"/>
          <draw:equation draw:name="f225" draw:formula="1453941*logheight/6858000"/>
          <draw:equation draw:name="f226" draw:formula="1988053*logwidth/3181931"/>
          <draw:equation draw:name="f227" draw:formula="1605819*logheight/6858000"/>
          <draw:equation draw:name="f228" draw:formula="2009039*logwidth/3181931"/>
          <draw:equation draw:name="f229" draw:formula="1604850*logheight/6858000"/>
          <draw:equation draw:name="f230" draw:formula="2154883*logwidth/3181931"/>
          <draw:equation draw:name="f231" draw:formula="1458789*logheight/6858000"/>
          <draw:equation draw:name="f232" draw:formula="2285629*logwidth/3181931"/>
          <draw:equation draw:name="f233" draw:formula="1335994*logheight/6858000"/>
          <draw:equation draw:name="f234" draw:formula="2806197*logwidth/3181931"/>
          <draw:equation draw:name="f235" draw:formula="647696*logheight/6858000"/>
          <draw:equation draw:name="f236" draw:formula="2813883*logwidth/3181931"/>
          <draw:equation draw:name="f237" draw:formula="154557*logheight/6858000"/>
          <draw:equation draw:name="f238" draw:formula="2780691*logwidth/3181931"/>
          <draw:equation draw:name="f239" draw:formula="0*logheight/6858000"/>
          <draw:equation draw:name="f240" draw:formula="2794213*logwidth/3181931"/>
          <draw:equation draw:name="f241" draw:formula="0*logheight/6858000"/>
          <draw:equation draw:name="f242" draw:formula="2826631*logwidth/3181931"/>
          <draw:equation draw:name="f243" draw:formula="152220*logheight/6858000"/>
          <draw:equation draw:name="f244" draw:formula="2817672*logwidth/3181931"/>
          <draw:equation draw:name="f245" draw:formula="655128*logheight/6858000"/>
          <draw:equation draw:name="f246" draw:formula="2292272*logwidth/3181931"/>
          <draw:equation draw:name="f247" draw:formula="1351505*logheight/6858000"/>
          <draw:equation draw:name="f248" draw:formula="2161677*logwidth/3181931"/>
          <draw:equation draw:name="f249" draw:formula="1474299*logheight/6858000"/>
          <draw:equation draw:name="f250" draw:formula="2030931*logwidth/3181931"/>
          <draw:equation draw:name="f251" draw:formula="1603880*logheight/6858000"/>
          <draw:equation draw:name="f252" draw:formula="2047236*logwidth/3181931"/>
          <draw:equation draw:name="f253" draw:formula="1602911*logheight/6858000"/>
          <draw:equation draw:name="f254" draw:formula="2198817*logwidth/3181931"/>
          <draw:equation draw:name="f255" draw:formula="1476238*logheight/6858000"/>
          <draw:equation draw:name="f256" draw:formula="2314163*logwidth/3181931"/>
          <draw:equation draw:name="f257" draw:formula="1384142*logheight/6858000"/>
          <draw:equation draw:name="f258" draw:formula="2884404*logwidth/3181931"/>
          <draw:equation draw:name="f259" draw:formula="705216*logheight/6858000"/>
          <draw:equation draw:name="f260" draw:formula="2874446*logwidth/3181931"/>
          <draw:equation draw:name="f261" draw:formula="176360*logheight/6858000"/>
          <draw:equation draw:name="f262" draw:formula="2828626*logwidth/3181931"/>
          <draw:equation draw:name="f263" draw:formula="0*logheight/6858000"/>
          <draw:equation draw:name="f264" draw:formula="2842713*logwidth/3181931"/>
          <draw:equation draw:name="f265" draw:formula="0*logheight/6858000"/>
          <draw:equation draw:name="f266" draw:formula="2887548*logwidth/3181931"/>
          <draw:equation draw:name="f267" draw:formula="173194*logheight/6858000"/>
          <draw:equation draw:name="f268" draw:formula="2896784*logwidth/3181931"/>
          <draw:equation draw:name="f269" draw:formula="712002*logheight/6858000"/>
          <draw:equation draw:name="f270" draw:formula="2320806*logwidth/3181931"/>
          <draw:equation draw:name="f271" draw:formula="1399330*logheight/6858000"/>
          <draw:equation draw:name="f272" draw:formula="2206366*logwidth/3181931"/>
          <draw:equation draw:name="f273" draw:formula="1491426*logheight/6858000"/>
          <draw:equation draw:name="f274" draw:formula="2073959*logwidth/3181931"/>
          <draw:equation draw:name="f275" draw:formula="1601941*logheight/6858000"/>
          <draw:equation draw:name="f276" draw:formula="2086339*logwidth/3181931"/>
          <draw:equation draw:name="f277" draw:formula="1600972*logheight/6858000"/>
          <draw:equation draw:name="f278" draw:formula="2241694*logwidth/3181931"/>
          <draw:equation draw:name="f279" draw:formula="1490457*logheight/6858000"/>
          <draw:equation draw:name="f280" draw:formula="2342849*logwidth/3181931"/>
          <draw:equation draw:name="f281" draw:formula="1421304*logheight/6858000"/>
          <draw:equation draw:name="f282" draw:formula="2960647*logwidth/3181931"/>
          <draw:equation draw:name="f283" draw:formula="758858*logheight/6858000"/>
          <draw:equation draw:name="f284" draw:formula="2931157*logwidth/3181931"/>
          <draw:equation draw:name="f285" draw:formula="196647*logheight/6858000"/>
          <draw:equation draw:name="f286" draw:formula="2871782*logwidth/3181931"/>
          <draw:equation draw:name="f287" draw:formula="0*logheight/6858000"/>
          <draw:equation draw:name="f288" draw:formula="2886640*logwidth/3181931"/>
          <draw:equation draw:name="f289" draw:formula="0*logheight/6858000"/>
          <draw:equation draw:name="f290" draw:formula="2944721*logwidth/3181931"/>
          <draw:equation draw:name="f291" draw:formula="192527*logheight/6858000"/>
          <draw:equation draw:name="f292" draw:formula="2974084*logwidth/3181931"/>
          <draw:equation draw:name="f293" draw:formula="765644*logheight/6858000"/>
          <draw:equation draw:name="f294" draw:formula="2350398*logwidth/3181931"/>
          <draw:equation draw:name="f295" draw:formula="1437784*logheight/6858000"/>
          <draw:equation draw:name="f296" draw:formula="2249394*logwidth/3181931"/>
          <draw:equation draw:name="f297" draw:formula="1506937*logheight/6858000"/>
          <draw:equation draw:name="f298" draw:formula="2117742*logwidth/3181931"/>
          <draw:equation draw:name="f299" draw:formula="1600003*logheight/6858000"/>
          <draw:equation draw:name="f300" draw:formula="2124385*logwidth/3181931"/>
          <draw:equation draw:name="f301" draw:formula="1600003*logheight/6858000"/>
          <draw:equation draw:name="f302" draw:formula="2283666*logwidth/3181931"/>
          <draw:equation draw:name="f303" draw:formula="1504029*logheight/6858000"/>
          <draw:equation draw:name="f304" draw:formula="2373346*logwidth/3181931"/>
          <draw:equation draw:name="f305" draw:formula="1451356*logheight/6858000"/>
          <draw:equation draw:name="f306" draw:formula="3034022*logwidth/3181931"/>
          <draw:equation draw:name="f307" draw:formula="810884*logheight/6858000"/>
          <draw:equation draw:name="f308" draw:formula="2942426*logwidth/3181931"/>
          <draw:equation draw:name="f309" draw:formula="86391*logheight/6858000"/>
          <draw:equation draw:name="f310" draw:formula="2910971*logwidth/3181931"/>
          <draw:equation draw:name="f311" draw:formula="0*logheight/6858000"/>
          <draw:equation draw:name="f312" draw:formula="2925265*logwidth/3181931"/>
          <draw:equation draw:name="f313" draw:formula="0*logheight/6858000"/>
          <draw:equation draw:name="f314" draw:formula="2965059*logwidth/3181931"/>
          <draw:equation draw:name="f315" draw:formula="111083*logheight/6858000"/>
          <draw:equation draw:name="f316" draw:formula="3045496*logwidth/3181931"/>
          <draw:equation draw:name="f317" draw:formula="817670*logheight/6858000"/>
          <draw:equation draw:name="f318" draw:formula="2378027*logwidth/3181931"/>
          <draw:equation draw:name="f319" draw:formula="1467513*logheight/6858000"/>
          <draw:equation draw:name="f320" draw:formula="2288497*logwidth/3181931"/>
          <draw:equation draw:name="f321" draw:formula="1520186*logheight/6858000"/>
          <draw:equation draw:name="f322" draw:formula="2157751*logwidth/3181931"/>
          <draw:equation draw:name="f323" draw:formula="1599033*logheight/6858000"/>
          <draw:equation draw:name="f324" draw:formula="2158808*logwidth/3181931"/>
          <draw:equation draw:name="f325" draw:formula="1599033*logheight/6858000"/>
          <draw:equation draw:name="f326" draw:formula="2320806*logwidth/3181931"/>
          <draw:equation draw:name="f327" draw:formula="1515662*logheight/6858000"/>
          <draw:equation draw:name="f328" draw:formula="2340886*logwidth/3181931"/>
          <draw:equation draw:name="f329" draw:formula="1505968*logheight/6858000"/>
          <draw:equation draw:name="f330" draw:formula="2829146*logwidth/3181931"/>
          <draw:equation draw:name="f331" draw:formula="1223539*logheight/6858000"/>
          <draw:equation draw:name="f332" draw:formula="3101811*logwidth/3181931"/>
          <draw:equation draw:name="f333" draw:formula="860648*logheight/6858000"/>
          <draw:equation draw:name="f334" draw:formula="2981773*logwidth/3181931"/>
          <draw:equation draw:name="f335" draw:formula="97608*logheight/6858000"/>
          <draw:equation draw:name="f336" draw:formula="2942977*logwidth/3181931"/>
          <draw:equation draw:name="f337" draw:formula="0*logheight/6858000"/>
          <draw:equation draw:name="f338" draw:formula="2957473*logwidth/3181931"/>
          <draw:equation draw:name="f339" draw:formula="0*logheight/6858000"/>
          <draw:equation draw:name="f340" draw:formula="3006257*logwidth/3181931"/>
          <draw:equation draw:name="f341" draw:formula="124276*logheight/6858000"/>
          <draw:equation draw:name="f342" draw:formula="3114191*logwidth/3181931"/>
          <draw:equation draw:name="f343" draw:formula="867434*logheight/6858000"/>
          <draw:equation draw:name="f344" draw:formula="2835789*logwidth/3181931"/>
          <draw:equation draw:name="f345" draw:formula="1240020*logheight/6858000"/>
          <draw:equation draw:name="f346" draw:formula="2345718*logwidth/3181931"/>
          <draw:equation draw:name="f347" draw:formula="1523094*logheight/6858000"/>
          <draw:equation draw:name="f348" draw:formula="2325638*logwidth/3181931"/>
          <draw:equation draw:name="f349" draw:formula="1532789*logheight/6858000"/>
          <draw:equation draw:name="f350" draw:formula="2233089*logwidth/3181931"/>
          <draw:equation draw:name="f351" draw:formula="1579968*logheight/6858000"/>
          <draw:equation draw:name="f352" draw:formula="2336055*logwidth/3181931"/>
          <draw:equation draw:name="f353" draw:formula="1534727*logheight/6858000"/>
          <draw:equation draw:name="f354" draw:formula="2366553*logwidth/3181931"/>
          <draw:equation draw:name="f355" draw:formula="1521155*logheight/6858000"/>
          <draw:equation draw:name="f356" draw:formula="2887272*logwidth/3181931"/>
          <draw:equation draw:name="f357" draw:formula="1257146*logheight/6858000"/>
          <draw:equation draw:name="f358" draw:formula="3164768*logwidth/3181931"/>
          <draw:equation draw:name="f359" draw:formula="906858*logheight/6858000"/>
          <draw:equation draw:name="f360" draw:formula="3015326*logwidth/3181931"/>
          <draw:equation draw:name="f361" draw:formula="108196*logheight/6858000"/>
          <draw:equation draw:name="f362" draw:formula="2968929*logwidth/3181931"/>
          <draw:equation draw:name="f363" draw:formula="0*logheight/6858000"/>
          <draw:equation draw:name="f364" draw:formula="2984529*logwidth/3181931"/>
          <draw:equation draw:name="f365" draw:formula="0*logheight/6858000"/>
          <draw:equation draw:name="f366" draw:formula="3023560*logwidth/3181931"/>
          <draw:equation draw:name="f367" draw:formula="91129*logheight/6858000"/>
          <draw:equation draw:name="f368" draw:formula="3175083*logwidth/3181931"/>
          <draw:equation draw:name="f369" draw:formula="577690*logheight/6858000"/>
          <draw:equation draw:name="f370" draw:formula="3181917*logwidth/3181931"/>
          <draw:equation draw:name="f371" draw:formula="627679*logheight/6858000"/>
          <draw:equation draw:name="f372" draw:formula="3181917*logwidth/3181931"/>
          <draw:equation draw:name="f373" draw:formula="884215*logheight/6858000"/>
          <draw:equation draw:name="f374" draw:formula="3177148*logwidth/3181931"/>
          <draw:equation draw:name="f375" draw:formula="913644*logheight/6858000"/>
          <draw:equation draw:name="f376" draw:formula="2893009*logwidth/3181931"/>
          <draw:equation draw:name="f377" draw:formula="1273627*logheight/6858000"/>
          <draw:equation draw:name="f378" draw:formula="2369421*logwidth/3181931"/>
          <draw:equation draw:name="f379" draw:formula="1538605*logheight/6858000"/>
          <draw:equation draw:name="f380" draw:formula="2338924*logwidth/3181931"/>
          <draw:equation draw:name="f381" draw:formula="1551854*logheight/6858000"/>
          <draw:equation draw:name="f382" draw:formula="2317032*logwidth/3181931"/>
          <draw:equation draw:name="f383" draw:formula="1561548*logheight/6858000"/>
          <draw:equation draw:name="f384" draw:formula="2346624*logwidth/3181931"/>
          <draw:equation draw:name="f385" draw:formula="1551208*logheight/6858000"/>
          <draw:equation draw:name="f386" draw:formula="2398107*logwidth/3181931"/>
          <draw:equation draw:name="f387" draw:formula="1531819*logheight/6858000"/>
          <draw:equation draw:name="f388" draw:formula="2942530*logwidth/3181931"/>
          <draw:equation draw:name="f389" draw:formula="1288815*logheight/6858000"/>
          <draw:equation draw:name="f390" draw:formula="3148217*logwidth/3181931"/>
          <draw:equation draw:name="f391" draw:formula="1106955*logheight/6858000"/>
          <draw:equation draw:name="f392" draw:formula="3181917*logwidth/3181931"/>
          <draw:equation draw:name="f393" draw:formula="1052213*logheight/6858000"/>
          <draw:equation draw:name="f394" draw:formula="3181917*logwidth/3181931"/>
          <draw:equation draw:name="f395" draw:formula="1083922*logheight/6858000"/>
          <draw:equation draw:name="f396" draw:formula="3159215*logwidth/3181931"/>
          <draw:equation draw:name="f397" draw:formula="1124632*logheight/6858000"/>
          <draw:equation draw:name="f398" draw:formula="2949324*logwidth/3181931"/>
          <draw:equation draw:name="f399" draw:formula="1314989*logheight/6858000"/>
          <draw:equation draw:name="f400" draw:formula="2404750*logwidth/3181931"/>
          <draw:equation draw:name="f401" draw:formula="1557671*logheight/6858000"/>
          <draw:equation draw:name="f402" draw:formula="2421055*logwidth/3181931"/>
          <draw:equation draw:name="f403" draw:formula="1552824*logheight/6858000"/>
          <draw:equation draw:name="f404" draw:formula="2996881*logwidth/3181931"/>
          <draw:equation draw:name="f405" draw:formula="1328238*logheight/6858000"/>
          <draw:equation draw:name="f406" draw:formula="3108737*logwidth/3181931"/>
          <draw:equation draw:name="f407" draw:formula="1253309*logheight/6858000"/>
          <draw:equation draw:name="f408" draw:formula="3181917*logwidth/3181931"/>
          <draw:equation draw:name="f409" draw:formula="1182806*logheight/6858000"/>
          <draw:equation draw:name="f410" draw:formula="3181917*logwidth/3181931"/>
          <draw:equation draw:name="f411" draw:formula="1204472*logheight/6858000"/>
          <draw:equation draw:name="f412" draw:formula="3115852*logwidth/3181931"/>
          <draw:equation draw:name="f413" draw:formula="1268537*logheight/6858000"/>
          <draw:equation draw:name="f414" draw:formula="3002619*logwidth/3181931"/>
          <draw:equation draw:name="f415" draw:formula="1344719*logheight/6858000"/>
          <draw:equation draw:name="f416" draw:formula="2497299*logwidth/3181931"/>
          <draw:equation draw:name="f417" draw:formula="1547330*logheight/6858000"/>
          <draw:equation draw:name="f418" draw:formula="3046553*logwidth/3181931"/>
          <draw:equation draw:name="f419" draw:formula="1355059*logheight/6858000"/>
          <draw:equation draw:name="f420" draw:formula="3127062*logwidth/3181931"/>
          <draw:equation draw:name="f421" draw:formula="1307920*logheight/6858000"/>
          <draw:equation draw:name="f422" draw:formula="3181917*logwidth/3181931"/>
          <draw:equation draw:name="f423" draw:formula="1265874*logheight/6858000"/>
          <draw:equation draw:name="f424" draw:formula="3181917*logwidth/3181931"/>
          <draw:equation draw:name="f425" draw:formula="1287097*logheight/6858000"/>
          <draw:equation draw:name="f426" draw:formula="3133252*logwidth/3181931"/>
          <draw:equation draw:name="f427" draw:formula="1323916*logheight/6858000"/>
          <draw:equation draw:name="f428" draw:formula="3051233*logwidth/3181931"/>
          <draw:equation draw:name="f429" draw:formula="1371540*logheight/6858000"/>
          <draw:equation draw:name="f430" draw:formula="2593622*logwidth/3181931"/>
          <draw:equation draw:name="f431" draw:formula="1538605*logheight/6858000"/>
          <draw:equation draw:name="f432" draw:formula="3093205*logwidth/3181931"/>
          <draw:equation draw:name="f433" draw:formula="1380264*logheight/6858000"/>
          <draw:equation draw:name="f434" draw:formula="3181917*logwidth/3181931"/>
          <draw:equation draw:name="f435" draw:formula="1329987*logheight/6858000"/>
          <draw:equation draw:name="f436" draw:formula="3181917*logwidth/3181931"/>
          <draw:equation draw:name="f437" draw:formula="1349564*logheight/6858000"/>
          <draw:equation draw:name="f438" draw:formula="3098036*logwidth/3181931"/>
          <draw:equation draw:name="f439" draw:formula="1396422*logheight/6858000"/>
          <draw:equation draw:name="f440" draw:formula="2689945*logwidth/3181931"/>
          <draw:equation draw:name="f441" draw:formula="1532789*logheight/6858000"/>
          <draw:equation draw:name="f442" draw:formula="3136083*logwidth/3181931"/>
          <draw:equation draw:name="f443" draw:formula="1402238*logheight/6858000"/>
          <draw:equation draw:name="f444" draw:formula="3181917*logwidth/3181931"/>
          <draw:equation draw:name="f445" draw:formula="1379965*logheight/6858000"/>
          <draw:equation draw:name="f446" draw:formula="3181917*logwidth/3181931"/>
          <draw:equation draw:name="f447" draw:formula="1398337*logheight/6858000"/>
          <draw:equation draw:name="f448" draw:formula="3140008*logwidth/3181931"/>
          <draw:equation draw:name="f449" draw:formula="1418395*logheight/6858000"/>
          <draw:equation draw:name="f450" draw:formula="2792006*logwidth/3181931"/>
          <draw:equation draw:name="f451" draw:formula="1526972*logheight/6858000"/>
          <draw:equation draw:name="f452" draw:formula="3174280*logwidth/3181931"/>
          <draw:equation draw:name="f453" draw:formula="1422273*logheight/6858000"/>
          <draw:equation draw:name="f454" draw:formula="3181917*logwidth/3181931"/>
          <draw:equation draw:name="f455" draw:formula="1419216*logheight/6858000"/>
          <draw:equation draw:name="f456" draw:formula="3181917*logwidth/3181931"/>
          <draw:equation draw:name="f457" draw:formula="1438117*logheight/6858000"/>
          <draw:equation draw:name="f458" draw:formula="3178054*logwidth/3181931"/>
          <draw:equation draw:name="f459" draw:formula="1439723*logheight/6858000"/>
          <draw:equation draw:name="f460" draw:formula="2891047*logwidth/3181931"/>
          <draw:equation draw:name="f461" draw:formula="1525033*logheight/6858000"/>
          <draw:equation draw:name="f462" draw:formula="3051422*logwidth/3181931"/>
          <draw:equation draw:name="f463" draw:formula="1490497*logheight/6858000"/>
          <draw:equation draw:name="f464" draw:formula="3181917*logwidth/3181931"/>
          <draw:equation draw:name="f465" draw:formula="1450591*logheight/6858000"/>
          <draw:equation draw:name="f466" draw:formula="3181917*logwidth/3181931"/>
          <draw:equation draw:name="f467" draw:formula="1469106*logheight/6858000"/>
          <draw:equation draw:name="f468" draw:formula="3099527*logwidth/3181931"/>
          <draw:equation draw:name="f469" draw:formula="1495425*logheight/6858000"/>
          <draw:equation draw:name="f470" draw:formula="2992201*logwidth/3181931"/>
          <draw:equation draw:name="f471" draw:formula="1522125*logheight/6858000"/>
          <draw:equation draw:name="f472" draw:formula="3181917*logwidth/3181931"/>
          <draw:equation draw:name="f473" draw:formula="1476740*logheight/6858000"/>
          <draw:equation draw:name="f474" draw:formula="3181917*logwidth/3181931"/>
          <draw:equation draw:name="f475" draw:formula="1495327*logheight/6858000"/>
          <draw:equation draw:name="f476" draw:formula="3110416*logwidth/3181931"/>
          <draw:equation draw:name="f477" draw:formula="1515662*logheight/6858000"/>
          <draw:equation draw:name="f478" draw:formula="3181917*logwidth/3181931"/>
          <draw:equation draw:name="f479" draw:formula="1498688*logheight/6858000"/>
          <draw:equation draw:name="f480" draw:formula="3181917*logwidth/3181931"/>
          <draw:equation draw:name="f481" draw:formula="1573193*logheight/6858000"/>
          <draw:equation draw:name="f482" draw:formula="3072104*logwidth/3181931"/>
          <draw:equation draw:name="f483" draw:formula="1586400*logheight/6858000"/>
          <draw:equation draw:name="f484" draw:formula="2642237*logwidth/3181931"/>
          <draw:equation draw:name="f485" draw:formula="1610666*logheight/6858000"/>
          <draw:equation draw:name="f486" draw:formula="2464839*logwidth/3181931"/>
          <draw:equation draw:name="f487" draw:formula="1616483*logheight/6858000"/>
          <draw:equation draw:name="f488" draw:formula="2458195*logwidth/3181931"/>
          <draw:equation draw:name="f489" draw:formula="1616483*logheight/6858000"/>
          <draw:equation draw:name="f490" draw:formula="2442041*logwidth/3181931"/>
          <draw:equation draw:name="f491" draw:formula="1617129*logheight/6858000"/>
          <draw:equation draw:name="f492" draw:formula="2416224*logwidth/3181931"/>
          <draw:equation draw:name="f493" draw:formula="1618099*logheight/6858000"/>
          <draw:equation draw:name="f494" draw:formula="2397201*logwidth/3181931"/>
          <draw:equation draw:name="f495" draw:formula="1619068*logheight/6858000"/>
          <draw:equation draw:name="f496" draw:formula="2374252*logwidth/3181931"/>
          <draw:equation draw:name="f497" draw:formula="1621007*logheight/6858000"/>
          <draw:equation draw:name="f498" draw:formula="2350398*logwidth/3181931"/>
          <draw:equation draw:name="f499" draw:formula="1622946*logheight/6858000"/>
          <draw:equation draw:name="f500" draw:formula="2313258*logwidth/3181931"/>
          <draw:equation draw:name="f501" draw:formula="1626824*logheight/6858000"/>
          <draw:equation draw:name="f502" draw:formula="2277929*logwidth/3181931"/>
          <draw:equation draw:name="f503" draw:formula="1631671*logheight/6858000"/>
          <draw:equation draw:name="f504" draw:formula="2245469*logwidth/3181931"/>
          <draw:equation draw:name="f505" draw:formula="1636518*logheight/6858000"/>
          <draw:equation draw:name="f506" draw:formula="2203648*logwidth/3181931"/>
          <draw:equation draw:name="f507" draw:formula="1644273*logheight/6858000"/>
          <draw:equation draw:name="f508" draw:formula="2163488*logwidth/3181931"/>
          <draw:equation draw:name="f509" draw:formula="1653645*logheight/6858000"/>
          <draw:equation draw:name="f510" draw:formula="2120611*logwidth/3181931"/>
          <draw:equation draw:name="f511" draw:formula="1666247*logheight/6858000"/>
          <draw:equation draw:name="f512" draw:formula="2075771*logwidth/3181931"/>
          <draw:equation draw:name="f513" draw:formula="1681758*logheight/6858000"/>
          <draw:equation draw:name="f514" draw:formula="2034856*logwidth/3181931"/>
          <draw:equation draw:name="f515" draw:formula="1697915*logheight/6858000"/>
          <draw:equation draw:name="f516" draw:formula="1987147*logwidth/3181931"/>
          <draw:equation draw:name="f517" draw:formula="1720859*logheight/6858000"/>
          <draw:equation draw:name="f518" draw:formula="1943213*logwidth/3181931"/>
          <draw:equation draw:name="f519" draw:formula="1747033*logheight/6858000"/>
          <draw:equation draw:name="f520" draw:formula="1915584*logwidth/3181931"/>
          <draw:equation draw:name="f521" draw:formula="1766099*logheight/6858000"/>
          <draw:equation draw:name="f522" draw:formula="1865007*logwidth/3181931"/>
          <draw:equation draw:name="f523" draw:formula="1808431*logheight/6858000"/>
          <draw:equation draw:name="f524" draw:formula="1831641*logwidth/3181931"/>
          <draw:equation draw:name="f525" draw:formula="1843007*logheight/6858000"/>
          <draw:equation draw:name="f526" draw:formula="1800238*logwidth/3181931"/>
          <draw:equation draw:name="f527" draw:formula="1884047*logheight/6858000"/>
          <draw:equation draw:name="f528" draw:formula="1766872*logwidth/3181931"/>
          <draw:equation draw:name="f529" draw:formula="1939951*logheight/6858000"/>
          <draw:equation draw:name="f530" draw:formula="1743017*logwidth/3181931"/>
          <draw:equation draw:name="f531" draw:formula="1992623*logheight/6858000"/>
          <draw:equation draw:name="f532" draw:formula="1722937*logwidth/3181931"/>
          <draw:equation draw:name="f533" draw:formula="2055959*logheight/6858000"/>
          <draw:equation draw:name="f534" draw:formula="1664811*logwidth/3181931"/>
          <draw:equation draw:name="f535" draw:formula="2703218*logheight/6858000"/>
          <draw:equation draw:name="f536" draw:formula="2096757*logwidth/3181931"/>
          <draw:equation draw:name="f537" draw:formula="4541910*logheight/6858000"/>
          <draw:equation draw:name="f538" draw:formula="2792911*logwidth/3181931"/>
          <draw:equation draw:name="f539" draw:formula="6110453*logheight/6858000"/>
          <draw:equation draw:name="f540" draw:formula="2981916*logwidth/3181931"/>
          <draw:equation draw:name="f541" draw:formula="6509496*logheight/6858000"/>
          <draw:equation draw:name="f542" draw:formula="3143031*logwidth/3181931"/>
          <draw:equation draw:name="f543" draw:formula="6858000*logheight/6858000"/>
          <draw:equation draw:name="f544" draw:formula="3127213*logwidth/3181931"/>
          <draw:equation draw:name="f545" draw:formula="6858000*logheight/6858000"/>
          <draw:equation draw:name="f546" draw:formula="2971347*logwidth/3181931"/>
          <draw:equation draw:name="f547" draw:formula="6519190*logheight/6858000"/>
          <draw:equation draw:name="f548" draw:formula="2782343*logwidth/3181931"/>
          <draw:equation draw:name="f549" draw:formula="6120147*logheight/6858000"/>
          <draw:equation draw:name="f550" draw:formula="2085282*logwidth/3181931"/>
          <draw:equation draw:name="f551" draw:formula="4549342*logheight/6858000"/>
          <draw:equation draw:name="f552" draw:formula="1652431*logwidth/3181931"/>
          <draw:equation draw:name="f553" draw:formula="2703218*logheight/6858000"/>
          <draw:equation draw:name="f554" draw:formula="1681117*logwidth/3181931"/>
          <draw:equation draw:name="f555" draw:formula="2214623*logheight/6858000"/>
          <draw:equation draw:name="f556" draw:formula="1621028*logwidth/3181931"/>
          <draw:equation draw:name="f557" draw:formula="2668641*logheight/6858000"/>
          <draw:equation draw:name="f558" draw:formula="1963293*logwidth/3181931"/>
          <draw:equation draw:name="f559" draw:formula="4465971*logheight/6858000"/>
          <draw:equation draw:name="f560" draw:formula="2680283*logwidth/3181931"/>
          <draw:equation draw:name="f561" draw:formula="6150846*logheight/6858000"/>
          <draw:equation draw:name="f562" draw:formula="2854737*logwidth/3181931"/>
          <draw:equation draw:name="f563" draw:formula="6529329*logheight/6858000"/>
          <draw:equation draw:name="f564" draw:formula="3002895*logwidth/3181931"/>
          <draw:equation draw:name="f565" draw:formula="6858000*logheight/6858000"/>
          <draw:equation draw:name="f566" draw:formula="2987604*logwidth/3181931"/>
          <draw:equation draw:name="f567" draw:formula="6858000*logheight/6858000"/>
          <draw:equation draw:name="f568" draw:formula="2843791*logwidth/3181931"/>
          <draw:equation draw:name="f569" draw:formula="6537569*logheight/6858000"/>
          <draw:equation draw:name="f570" draw:formula="2669865*logwidth/3181931"/>
          <draw:equation draw:name="f571" draw:formula="6159571*logheight/6858000"/>
          <draw:equation draw:name="f572" draw:formula="1951819*logwidth/3181931"/>
          <draw:equation draw:name="f573" draw:formula="4472757*logheight/6858000"/>
          <draw:equation draw:name="f574" draw:formula="1608648*logwidth/3181931"/>
          <draw:equation draw:name="f575" draw:formula="2666702*logheight/6858000"/>
          <draw:equation draw:name="f576" draw:formula="1685797*logwidth/3181931"/>
          <draw:equation draw:name="f577" draw:formula="2141593*logheight/6858000"/>
          <draw:equation draw:name="f578" draw:formula="1573319*logwidth/3181931"/>
          <draw:equation draw:name="f579" draw:formula="2629218*logheight/6858000"/>
          <draw:equation draw:name="f580" draw:formula="1827866*logwidth/3181931"/>
          <draw:equation draw:name="f581" draw:formula="4385185*logheight/6858000"/>
          <draw:equation draw:name="f582" draw:formula="2575505*logwidth/3181931"/>
          <draw:equation draw:name="f583" draw:formula="6203842*logheight/6858000"/>
          <draw:equation draw:name="f584" draw:formula="2734182*logwidth/3181931"/>
          <draw:equation draw:name="f585" draw:formula="6554009*logheight/6858000"/>
          <draw:equation draw:name="f586" draw:formula="2868736*logwidth/3181931"/>
          <draw:equation draw:name="f587" draw:formula="6858000*logheight/6858000"/>
          <draw:equation draw:name="f588" draw:formula="2853430*logwidth/3181931"/>
          <draw:equation draw:name="f589" draw:formula="6858000*logheight/6858000"/>
          <draw:equation draw:name="f590" draw:formula="2722820*logwidth/3181931"/>
          <draw:equation draw:name="f591" draw:formula="6562572*logheight/6858000"/>
          <draw:equation draw:name="f592" draw:formula="2564030*logwidth/3181931"/>
          <draw:equation draw:name="f593" draw:formula="6212243*logheight/6858000"/>
          <draw:equation draw:name="f594" draw:formula="1816392*logwidth/3181931"/>
          <draw:equation draw:name="f595" draw:formula="4391001*logheight/6858000"/>
          <draw:equation draw:name="f596" draw:formula="1560939*logwidth/3181931"/>
          <draw:equation draw:name="f597" draw:formula="2624370*logheight/6858000"/>
          <draw:equation draw:name="f598" draw:formula="1695309*logwidth/3181931"/>
          <draw:equation draw:name="f599" draw:formula="2073409*logheight/6858000"/>
          <draw:equation draw:name="f600" draw:formula="1523648*logwidth/3181931"/>
          <draw:equation draw:name="f601" draw:formula="2584947*logheight/6858000"/>
          <draw:equation draw:name="f602" draw:formula="1694403*logwidth/3181931"/>
          <draw:equation draw:name="f603" draw:formula="4301813*logheight/6858000"/>
          <draw:equation draw:name="f604" draw:formula="2480993*logwidth/3181931"/>
          <draw:equation draw:name="f605" draw:formula="6270086*logheight/6858000"/>
          <draw:equation draw:name="f606" draw:formula="2623006*logwidth/3181931"/>
          <draw:equation draw:name="f607" draw:formula="6586283*logheight/6858000"/>
          <draw:equation draw:name="f608" draw:formula="2743254*logwidth/3181931"/>
          <draw:equation draw:name="f609" draw:formula="6858000*logheight/6858000"/>
          <draw:equation draw:name="f610" draw:formula="2727995*logwidth/3181931"/>
          <draw:equation draw:name="f611" draw:formula="6858000*logheight/6858000"/>
          <draw:equation draw:name="f612" draw:formula="2611947*logwidth/3181931"/>
          <draw:equation draw:name="f613" draw:formula="6594968*logheight/6858000"/>
          <draw:equation draw:name="f614" draw:formula="2469670*logwidth/3181931"/>
          <draw:equation draw:name="f615" draw:formula="6278488*logheight/6858000"/>
          <draw:equation draw:name="f616" draw:formula="1681117*logwidth/3181931"/>
          <draw:equation draw:name="f617" draw:formula="4307630*logheight/6858000"/>
          <draw:equation draw:name="f618" draw:formula="1510362*logwidth/3181931"/>
          <draw:equation draw:name="f619" draw:formula="2580423*logheight/6858000"/>
          <draw:equation draw:name="f620" draw:formula="1712520*logwidth/3181931"/>
          <draw:equation draw:name="f621" draw:formula="2006195*logheight/6858000"/>
          <draw:equation draw:name="f622" draw:formula="1470353*logwidth/3181931"/>
          <draw:equation draw:name="f623" draw:formula="2540030*logheight/6858000"/>
          <draw:equation draw:name="f624" draw:formula="1558976*logwidth/3181931"/>
          <draw:equation draw:name="f625" draw:formula="4217150*logheight/6858000"/>
          <draw:equation draw:name="f626" draw:formula="2395238*logwidth/3181931"/>
          <draw:equation draw:name="f627" draw:formula="6345702*logheight/6858000"/>
          <draw:equation draw:name="f628" draw:formula="2520568*logwidth/3181931"/>
          <draw:equation draw:name="f629" draw:formula="6624091*logheight/6858000"/>
          <draw:equation draw:name="f630" draw:formula="2624483*logwidth/3181931"/>
          <draw:equation draw:name="f631" draw:formula="6858000*logheight/6858000"/>
          <draw:equation draw:name="f632" draw:formula="2609066*logwidth/3181931"/>
          <draw:equation draw:name="f633" draw:formula="6858000*logheight/6858000"/>
          <draw:equation draw:name="f634" draw:formula="2508697*logwidth/3181931"/>
          <draw:equation draw:name="f635" draw:formula="6632695*logheight/6858000"/>
          <draw:equation draw:name="f636" draw:formula="2383764*logwidth/3181931"/>
          <draw:equation draw:name="f637" draw:formula="6354427*logheight/6858000"/>
          <draw:equation draw:name="f638" draw:formula="1546596*logwidth/3181931"/>
          <draw:equation draw:name="f639" draw:formula="4222966*logheight/6858000"/>
          <draw:equation draw:name="f640" draw:formula="1457973*logwidth/3181931"/>
          <draw:equation draw:name="f641" draw:formula="2533244*logheight/6858000"/>
          <draw:equation draw:name="f642" draw:formula="1727769*logwidth/3181931"/>
          <draw:equation draw:name="f643" draw:formula="1957077*logheight/6858000"/>
          <draw:equation draw:name="f644" draw:formula="1417813*logwidth/3181931"/>
          <draw:equation draw:name="f645" draw:formula="2492851*logheight/6858000"/>
          <draw:equation draw:name="f646" draw:formula="1428381*logwidth/3181931"/>
          <draw:equation draw:name="f647" draw:formula="4131839*logheight/6858000"/>
          <draw:equation draw:name="f648" draw:formula="2321863*logwidth/3181931"/>
          <draw:equation draw:name="f649" draw:formula="6427458*logheight/6858000"/>
          <draw:equation draw:name="f650" draw:formula="2430038*logwidth/3181931"/>
          <draw:equation draw:name="f651" draw:formula="6663999*logheight/6858000"/>
          <draw:equation draw:name="f652" draw:formula="2517681*logwidth/3181931"/>
          <draw:equation draw:name="f653" draw:formula="6858000*logheight/6858000"/>
          <draw:equation draw:name="f654" draw:formula="2501965*logwidth/3181931"/>
          <draw:equation draw:name="f655" draw:formula="6858000*logheight/6858000"/>
          <draw:equation draw:name="f656" draw:formula="2418640*logwidth/3181931"/>
          <draw:equation draw:name="f657" draw:formula="6673653*logheight/6858000"/>
          <draw:equation draw:name="f658" draw:formula="2310389*logwidth/3181931"/>
          <draw:equation draw:name="f659" draw:formula="6436829*logheight/6858000"/>
          <draw:equation draw:name="f660" draw:formula="1416001*logwidth/3181931"/>
          <draw:equation draw:name="f661" draw:formula="4138625*logheight/6858000"/>
          <draw:equation draw:name="f662" draw:formula="1405433*logwidth/3181931"/>
          <draw:equation draw:name="f663" draw:formula="2485095*logheight/6858000"/>
          <draw:equation draw:name="f664" draw:formula="1733506*logwidth/3181931"/>
          <draw:equation draw:name="f665" draw:formula="1926379*logheight/6858000"/>
          <draw:equation draw:name="f666" draw:formula="1364518*logwidth/3181931"/>
          <draw:equation draw:name="f667" draw:formula="2445995*logheight/6858000"/>
          <draw:equation draw:name="f668" draw:formula="1300504*logwidth/3181931"/>
          <draw:equation draw:name="f669" draw:formula="4048145*logheight/6858000"/>
          <draw:equation draw:name="f670" draw:formula="2258000*logwidth/3181931"/>
          <draw:equation draw:name="f671" draw:formula="6511798*logheight/6858000"/>
          <draw:equation draw:name="f672" draw:formula="2418148*logwidth/3181931"/>
          <draw:equation draw:name="f673" draw:formula="6858000*logheight/6858000"/>
          <draw:equation draw:name="f674" draw:formula="2402189*logwidth/3181931"/>
          <draw:equation draw:name="f675" draw:formula="6858000*logheight/6858000"/>
          <draw:equation draw:name="f676" draw:formula="2246526*logwidth/3181931"/>
          <draw:equation draw:name="f677" draw:formula="6521493*logheight/6858000"/>
          <draw:equation draw:name="f678" draw:formula="1288123*logwidth/3181931"/>
          <draw:equation draw:name="f679" draw:formula="4052992*logheight/6858000"/>
          <draw:equation draw:name="f680" draw:formula="1353044*logwidth/3181931"/>
          <draw:equation draw:name="f681" draw:formula="2435331*logheight/6858000"/>
          <draw:equation draw:name="f682" draw:formula="1750717*logwidth/3181931"/>
          <draw:equation draw:name="f683" draw:formula="1886955*logheight/6858000"/>
          <draw:equation draw:name="f684" draw:formula="1750717*logwidth/3181931"/>
          <draw:equation draw:name="f685" draw:formula="1885985*logheight/6858000"/>
          <draw:equation draw:name="f686" draw:formula="1311072*logwidth/3181931"/>
          <draw:equation draw:name="f687" draw:formula="2395907*logheight/6858000"/>
          <draw:equation draw:name="f688" draw:formula="1116614*logwidth/3181931"/>
          <draw:equation draw:name="f689" draw:formula="3089052*logheight/6858000"/>
          <draw:equation draw:name="f690" draw:formula="1176551*logwidth/3181931"/>
          <draw:equation draw:name="f691" draw:formula="3963804*logheight/6858000"/>
          <draw:equation draw:name="f692" draw:formula="2203648*logwidth/3181931"/>
          <draw:equation draw:name="f693" draw:formula="6594523*logheight/6858000"/>
          <draw:equation draw:name="f694" draw:formula="2328427*logwidth/3181931"/>
          <draw:equation draw:name="f695" draw:formula="6858000*logheight/6858000"/>
          <draw:equation draw:name="f696" draw:formula="2312389*logwidth/3181931"/>
          <draw:equation draw:name="f697" draw:formula="6858000*logheight/6858000"/>
          <draw:equation draw:name="f698" draw:formula="2192174*logwidth/3181931"/>
          <draw:equation draw:name="f699" draw:formula="6603894*logheight/6858000"/>
          <draw:equation draw:name="f700" draw:formula="1163265*logwidth/3181931"/>
          <draw:equation draw:name="f701" draw:formula="3968651*logheight/6858000"/>
          <draw:equation draw:name="f702" draw:formula="1102271*logwidth/3181931"/>
          <draw:equation draw:name="f703" draw:formula="3086144*logheight/6858000"/>
          <draw:equation draw:name="f704" draw:formula="1299598*logwidth/3181931"/>
          <draw:equation draw:name="f705" draw:formula="2384274*logheight/6858000"/>
          <draw:equation draw:name="f706" draw:formula="1756303*logwidth/3181931"/>
          <draw:equation draw:name="f707" draw:formula="1859164*logheight/6858000"/>
          <draw:equation draw:name="f708" draw:formula="1258683*logwidth/3181931"/>
          <draw:equation draw:name="f709" draw:formula="2347113*logheight/6858000"/>
          <draw:equation draw:name="f710" draw:formula="1024065*logwidth/3181931"/>
          <draw:equation draw:name="f711" draw:formula="3016991*logheight/6858000"/>
          <draw:equation draw:name="f712" draw:formula="1056525*logwidth/3181931"/>
          <draw:equation draw:name="f713" draw:formula="3881079*logheight/6858000"/>
          <draw:equation draw:name="f714" draw:formula="2157751*logwidth/3181931"/>
          <draw:equation draw:name="f715" draw:formula="6673047*logheight/6858000"/>
          <draw:equation draw:name="f716" draw:formula="2247693*logwidth/3181931"/>
          <draw:equation draw:name="f717" draw:formula="6858000*logheight/6858000"/>
          <draw:equation draw:name="f718" draw:formula="2231656*logwidth/3181931"/>
          <draw:equation draw:name="f719" draw:formula="6858000*logheight/6858000"/>
          <draw:equation draw:name="f720" draw:formula="2146428*logwidth/3181931"/>
          <draw:equation draw:name="f721" draw:formula="6682742*logheight/6858000"/>
          <draw:equation draw:name="f722" draw:formula="1043088*logwidth/3181931"/>
          <draw:equation draw:name="f723" draw:formula="3884957*logheight/6858000"/>
          <draw:equation draw:name="f724" draw:formula="1010628*logwidth/3181931"/>
          <draw:equation draw:name="f725" draw:formula="3012467*logheight/6858000"/>
          <draw:equation draw:name="f726" draw:formula="1248115*logwidth/3181931"/>
          <draw:equation draw:name="f727" draw:formula="2333540*logheight/6858000"/>
          <draw:equation draw:name="f728" draw:formula="1764003*logwidth/3181931"/>
          <draw:equation draw:name="f729" draw:formula="1831374*logheight/6858000"/>
          <draw:equation draw:name="f730" draw:formula="1208106*logwidth/3181931"/>
          <draw:equation draw:name="f731" draw:formula="2297025*logheight/6858000"/>
          <draw:equation draw:name="f732" draw:formula="942084*logwidth/3181931"/>
          <draw:equation draw:name="f733" draw:formula="3799647*logheight/6858000"/>
          <draw:equation draw:name="f734" draw:formula="1735317*logwidth/3181931"/>
          <draw:equation draw:name="f735" draw:formula="5963745*logheight/6858000"/>
          <draw:equation draw:name="f736" draw:formula="2159714*logwidth/3181931"/>
          <draw:equation draw:name="f737" draw:formula="6824925*logheight/6858000"/>
          <draw:equation draw:name="f738" draw:formula="2176351*logwidth/3181931"/>
          <draw:equation draw:name="f739" draw:formula="6858000*logheight/6858000"/>
          <draw:equation draw:name="f740" draw:formula="2160051*logwidth/3181931"/>
          <draw:equation draw:name="f741" draw:formula="6858000*logheight/6858000"/>
          <draw:equation draw:name="f742" draw:formula="2148240*logwidth/3181931"/>
          <draw:equation draw:name="f743" draw:formula="6834620*logheight/6858000"/>
          <draw:equation draw:name="f744" draw:formula="1723994*logwidth/3181931"/>
          <draw:equation draw:name="f745" draw:formula="5972147*logheight/6858000"/>
          <draw:equation draw:name="f746" draw:formula="928647*logwidth/3181931"/>
          <draw:equation draw:name="f747" draw:formula="3803525*logheight/6858000"/>
          <draw:equation draw:name="f748" draw:formula="1198594*logwidth/3181931"/>
          <draw:equation draw:name="f749" draw:formula="2283453*logheight/6858000"/>
          <draw:equation draw:name="f750" draw:formula="1771552*logwidth/3181931"/>
          <draw:equation draw:name="f751" draw:formula="1807461*logheight/6858000"/>
          <draw:equation draw:name="f752" draw:formula="1159491*logwidth/3181931"/>
          <draw:equation draw:name="f753" draw:formula="2249200*logheight/6858000"/>
          <draw:equation draw:name="f754" draw:formula="833381*logwidth/3181931"/>
          <draw:equation draw:name="f755" draw:formula="3721769*logheight/6858000"/>
          <draw:equation draw:name="f756" draw:formula="1627671*logwidth/3181931"/>
          <draw:equation draw:name="f757" draw:formula="5894592*logheight/6858000"/>
          <draw:equation draw:name="f758" draw:formula="1874745*logwidth/3181931"/>
          <draw:equation draw:name="f759" draw:formula="6391791*logheight/6858000"/>
          <draw:equation draw:name="f760" draw:formula="2112952*logwidth/3181931"/>
          <draw:equation draw:name="f761" draw:formula="6858000*logheight/6858000"/>
          <draw:equation draw:name="f762" draw:formula="2096971*logwidth/3181931"/>
          <draw:equation draw:name="f763" draw:formula="6858000*logheight/6858000"/>
          <draw:equation draw:name="f764" draw:formula="1864233*logwidth/3181931"/>
          <draw:equation draw:name="f765" draw:formula="6401606*logheight/6858000"/>
          <draw:equation draw:name="f766" draw:formula="1617102*logwidth/3181931"/>
          <draw:equation draw:name="f767" draw:formula="5904287*logheight/6858000"/>
          <draw:equation draw:name="f768" draw:formula="1119331*logwidth/3181931"/>
          <draw:equation draw:name="f769" draw:formula="4775866*logheight/6858000"/>
          <draw:equation draw:name="f770" draw:formula="819944*logwidth/3181931"/>
          <draw:equation draw:name="f771" draw:formula="3725647*logheight/6858000"/>
          <draw:equation draw:name="f772" draw:formula="1149979*logwidth/3181931"/>
          <draw:equation draw:name="f773" draw:formula="2235628*logheight/6858000"/>
          <draw:equation draw:name="f774" draw:formula="1773515*logwidth/3181931"/>
          <draw:equation draw:name="f775" draw:formula="1787103*logheight/6858000"/>
          <draw:equation draw:name="f776" draw:formula="1112688*logwidth/3181931"/>
          <draw:equation draw:name="f777" draw:formula="2202990*logheight/6858000"/>
          <draw:equation draw:name="f778" draw:formula="730414*logwidth/3181931"/>
          <draw:equation draw:name="f779" draw:formula="3646799*logheight/6858000"/>
          <draw:equation draw:name="f780" draw:formula="1527573*logwidth/3181931"/>
          <draw:equation draw:name="f781" draw:formula="5828348*logheight/6858000"/>
          <draw:equation draw:name="f782" draw:formula="1945466*logwidth/3181931"/>
          <draw:equation draw:name="f783" draw:formula="6646353*logheight/6858000"/>
          <draw:equation draw:name="f784" draw:formula="2056211*logwidth/3181931"/>
          <draw:equation draw:name="f785" draw:formula="6858000*logheight/6858000"/>
          <draw:equation draw:name="f786" draw:formula="2040333*logwidth/3181931"/>
          <draw:equation draw:name="f787" draw:formula="6858000*logheight/6858000"/>
          <draw:equation draw:name="f788" draw:formula="1934883*logwidth/3181931"/>
          <draw:equation draw:name="f789" draw:formula="6656835*logheight/6858000"/>
          <draw:equation draw:name="f790" draw:formula="1516099*logwidth/3181931"/>
          <draw:equation draw:name="f791" draw:formula="5839012*logheight/6858000"/>
          <draw:equation draw:name="f792" draw:formula="716977*logwidth/3181931"/>
          <draw:equation draw:name="f793" draw:formula="3650677*logheight/6858000"/>
          <draw:equation draw:name="f794" draw:formula="1104082*logwidth/3181931"/>
          <draw:equation draw:name="f795" draw:formula="2188449*logheight/6858000"/>
          <draw:equation draw:name="f796" draw:formula="1768834*logwidth/3181931"/>
          <draw:equation draw:name="f797" draw:formula="1769977*logheight/6858000"/>
          <draw:equation draw:name="f798" draw:formula="1068905*logwidth/3181931"/>
          <draw:equation draw:name="f799" draw:formula="2157750*logheight/6858000"/>
          <draw:equation draw:name="f800" draw:formula="634091*logwidth/3181931"/>
          <draw:equation draw:name="f801" draw:formula="3575061*logheight/6858000"/>
          <draw:equation draw:name="f802" draw:formula="1435024*logwidth/3181931"/>
          <draw:equation draw:name="f803" draw:formula="5765011*logheight/6858000"/>
          <draw:equation draw:name="f804" draw:formula="1725165*logwidth/3181931"/>
          <draw:equation draw:name="f805" draw:formula="6327970*logheight/6858000"/>
          <draw:equation draw:name="f806" draw:formula="2008533*logwidth/3181931"/>
          <draw:equation draw:name="f807" draw:formula="6858000*logheight/6858000"/>
          <draw:equation draw:name="f808" draw:formula="1992632*logwidth/3181931"/>
          <draw:equation draw:name="f809" draw:formula="6858000*logheight/6858000"/>
          <draw:equation draw:name="f810" draw:formula="1715370*logwidth/3181931"/>
          <draw:equation draw:name="f811" draw:formula="6338552*logheight/6858000"/>
          <draw:equation draw:name="f812" draw:formula="1424607*logwidth/3181931"/>
          <draw:equation draw:name="f813" draw:formula="5775352*logheight/6858000"/>
          <draw:equation draw:name="f814" draw:formula="621711*logwidth/3181931"/>
          <draw:equation draw:name="f815" draw:formula="3577970*logheight/6858000"/>
          <draw:equation draw:name="f816" draw:formula="1062262*logwidth/3181931"/>
          <draw:equation draw:name="f817" draw:formula="2142562*logheight/6858000"/>
          <draw:equation draw:name="f818" draw:formula="1757360*logwidth/3181931"/>
          <draw:equation draw:name="f819" draw:formula="1755435*logheight/6858000"/>
          <draw:equation draw:name="f820" draw:formula="1028745*logwidth/3181931"/>
          <draw:equation draw:name="f821" draw:formula="2115741*logheight/6858000"/>
          <draw:equation draw:name="f822" draw:formula="625485*logwidth/3181931"/>
          <draw:equation draw:name="f823" draw:formula="2685768*logheight/6858000"/>
          <draw:equation draw:name="f824" draw:formula="544410*logwidth/3181931"/>
          <draw:equation draw:name="f825" draw:formula="3507847*logheight/6858000"/>
          <draw:equation draw:name="f826" draw:formula="1349269*logwidth/3181931"/>
          <draw:equation draw:name="f827" draw:formula="5706522*logheight/6858000"/>
          <draw:equation draw:name="f828" draw:formula="1662434*logwidth/3181931"/>
          <draw:equation draw:name="f829" draw:formula="6304178*logheight/6858000"/>
          <draw:equation draw:name="f830" draw:formula="1964311*logwidth/3181931"/>
          <draw:equation draw:name="f831" draw:formula="6858000*logheight/6858000"/>
          <draw:equation draw:name="f832" draw:formula="1948072*logwidth/3181931"/>
          <draw:equation draw:name="f833" draw:formula="6858000*logheight/6858000"/>
          <draw:equation draw:name="f834" draw:formula="1651469*logwidth/3181931"/>
          <draw:equation draw:name="f835" draw:formula="6314519*logheight/6858000"/>
          <draw:equation draw:name="f836" draw:formula="1337795*logwidth/3181931"/>
          <draw:equation draw:name="f837" draw:formula="5715893*logheight/6858000"/>
          <draw:equation draw:name="f838" draw:formula="531125*logwidth/3181931"/>
          <draw:equation draw:name="f839" draw:formula="3509786*logheight/6858000"/>
          <draw:equation draw:name="f840" draw:formula="613105*logwidth/3181931"/>
          <draw:equation draw:name="f841" draw:formula="2677366*logheight/6858000"/>
          <draw:equation draw:name="f842" draw:formula="1021196*logwidth/3181931"/>
          <draw:equation draw:name="f843" draw:formula="2099261*logheight/6858000"/>
          <draw:equation draw:name="f844" draw:formula="1733506*logwidth/3181931"/>
          <draw:equation draw:name="f845" draw:formula="1744125*logheight/6858000"/>
          <draw:equation draw:name="f846" draw:formula="989793*logwidth/3181931"/>
          <draw:equation draw:name="f847" draw:formula="2074379*logheight/6858000"/>
          <draw:equation draw:name="f848" draw:formula="558753*logwidth/3181931"/>
          <draw:equation draw:name="f849" draw:formula="2628248*logheight/6858000"/>
          <draw:equation draw:name="f850" draw:formula="460467*logwidth/3181931"/>
          <draw:equation draw:name="f851" draw:formula="3443542*logheight/6858000"/>
          <draw:equation draw:name="f852" draw:formula="1269100*logwidth/3181931"/>
          <draw:equation draw:name="f853" draw:formula="5650618*logheight/6858000"/>
          <draw:equation draw:name="f854" draw:formula="1779179*logwidth/3181931"/>
          <draw:equation draw:name="f855" draw:formula="6597089*logheight/6858000"/>
          <draw:equation draw:name="f856" draw:formula="1925461*logwidth/3181931"/>
          <draw:equation draw:name="f857" draw:formula="6858000*logheight/6858000"/>
          <draw:equation draw:name="f858" draw:formula="1909308*logwidth/3181931"/>
          <draw:equation draw:name="f859" draw:formula="6858000*logheight/6858000"/>
          <draw:equation draw:name="f860" draw:formula="1769144*logwidth/3181931"/>
          <draw:equation draw:name="f861" draw:formula="6607480*logheight/6858000"/>
          <draw:equation draw:name="f862" draw:formula="1258683*logwidth/3181931"/>
          <draw:equation draw:name="f863" draw:formula="5661282*logheight/6858000"/>
          <draw:equation draw:name="f864" draw:formula="448087*logwidth/3181931"/>
          <draw:equation draw:name="f865" draw:formula="3446127*logheight/6858000"/>
          <draw:equation draw:name="f866" draw:formula="548185*logwidth/3181931"/>
          <draw:equation draw:name="f867" draw:formula="2620493*logheight/6858000"/>
          <draw:equation draw:name="f868" draw:formula="984056*logwidth/3181931"/>
          <draw:equation draw:name="f869" draw:formula="2058868*logheight/6858000"/>
          <draw:equation draw:name="f870" draw:formula="1703008*logwidth/3181931"/>
          <draw:equation draw:name="f871" draw:formula="1734431*logheight/6858000"/>
          <draw:equation draw:name="f872" draw:formula="955370*logwidth/3181931"/>
          <draw:equation draw:name="f873" draw:formula="2036894*logheight/6858000"/>
          <draw:equation draw:name="f874" draw:formula="481453*logwidth/3181931"/>
          <draw:equation draw:name="f875" draw:formula="2581392*logheight/6858000"/>
          <draw:equation draw:name="f876" draw:formula="385130*logwidth/3181931"/>
          <draw:equation draw:name="f877" draw:formula="3384729*logheight/6858000"/>
          <draw:equation draw:name="f878" draw:formula="1198594*logwidth/3181931"/>
          <draw:equation draw:name="f879" draw:formula="5599885*logheight/6858000"/>
          <draw:equation draw:name="f880" draw:formula="1742260*logwidth/3181931"/>
          <draw:equation draw:name="f881" draw:formula="6593751*logheight/6858000"/>
          <draw:equation draw:name="f882" draw:formula="1892647*logwidth/3181931"/>
          <draw:equation draw:name="f883" draw:formula="6858000*logheight/6858000"/>
          <draw:equation draw:name="f884" draw:formula="1876304*logwidth/3181931"/>
          <draw:equation draw:name="f885" draw:formula="6858000*logheight/6858000"/>
          <draw:equation draw:name="f886" draw:formula="1731614*logwidth/3181931"/>
          <draw:equation draw:name="f887" draw:formula="6604122*logheight/6858000"/>
          <draw:equation draw:name="f888" draw:formula="1187120*logwidth/3181931"/>
          <draw:equation draw:name="f889" draw:formula="5609256*logheight/6858000"/>
          <draw:equation draw:name="f890" draw:formula="371844*logwidth/3181931"/>
          <draw:equation draw:name="f891" draw:formula="3386668*logheight/6858000"/>
          <draw:equation draw:name="f892" draw:formula="469979*logwidth/3181931"/>
          <draw:equation draw:name="f893" draw:formula="2572668*logheight/6858000"/>
          <draw:equation draw:name="f894" draw:formula="949633*logwidth/3181931"/>
          <draw:equation draw:name="f895" draw:formula="2021383*logheight/6858000"/>
          <draw:equation draw:name="f896" draw:formula="1650468*logwidth/3181931"/>
          <draw:equation draw:name="f897" draw:formula="1729583*logheight/6858000"/>
          <draw:equation draw:name="f898" draw:formula="922910*logwidth/3181931"/>
          <draw:equation draw:name="f899" draw:formula="2002317*logheight/6858000"/>
          <draw:equation draw:name="f900" draw:formula="425290*logwidth/3181931"/>
          <draw:equation draw:name="f901" draw:formula="2533244*logheight/6858000"/>
          <draw:equation draw:name="f902" draw:formula="314623*logwidth/3181931"/>
          <draw:equation draw:name="f903" draw:formula="3330118*logheight/6858000"/>
          <draw:equation draw:name="f904" draw:formula="1131862*logwidth/3181931"/>
          <draw:equation draw:name="f905" draw:formula="5551736*logheight/6858000"/>
          <draw:equation draw:name="f906" draw:formula="1703957*logwidth/3181931"/>
          <draw:equation draw:name="f907" draw:formula="6583365*logheight/6858000"/>
          <draw:equation draw:name="f908" draw:formula="1863304*logwidth/3181931"/>
          <draw:equation draw:name="f909" draw:formula="6858000*logheight/6858000"/>
          <draw:equation draw:name="f910" draw:formula="1846772*logwidth/3181931"/>
          <draw:equation draw:name="f911" draw:formula="6858000*logheight/6858000"/>
          <draw:equation draw:name="f912" draw:formula="1693473*logwidth/3181931"/>
          <draw:equation draw:name="f913" draw:formula="6593468*logheight/6858000"/>
          <draw:equation draw:name="f914" draw:formula="1121294*logwidth/3181931"/>
          <draw:equation draw:name="f915" draw:formula="5561430*logheight/6858000"/>
          <draw:equation draw:name="f916" draw:formula="302243*logwidth/3181931"/>
          <draw:equation draw:name="f917" draw:formula="3332057*logheight/6858000"/>
          <draw:equation draw:name="f918" draw:formula="414721*logwidth/3181931"/>
          <draw:equation draw:name="f919" draw:formula="2523549*logheight/6858000"/>
          <draw:equation draw:name="f920" draw:formula="918230*logwidth/3181931"/>
          <draw:equation draw:name="f921" draw:formula="1985837*logheight/6858000"/>
          <draw:equation draw:name="f922" draw:formula="1593248*logwidth/3181931"/>
          <draw:equation draw:name="f923" draw:formula="1724736*logheight/6858000"/>
          <draw:equation draw:name="f924" draw:formula="894375*logwidth/3181931"/>
          <draw:equation draw:name="f925" draw:formula="1971619*logheight/6858000"/>
          <draw:equation draw:name="f926" draw:formula="374712*logwidth/3181931"/>
          <draw:equation draw:name="f927" draw:formula="2489942*logheight/6858000"/>
          <draw:equation draw:name="f928" draw:formula="251666*logwidth/3181931"/>
          <draw:equation draw:name="f929" draw:formula="3281000*logheight/6858000"/>
          <draw:equation draw:name="f930" draw:formula="1072679*logwidth/3181931"/>
          <draw:equation draw:name="f931" draw:formula="5508435*logheight/6858000"/>
          <draw:equation draw:name="f932" draw:formula="1670612*logwidth/3181931"/>
          <draw:equation draw:name="f933" draw:formula="6573873*logheight/6858000"/>
          <draw:equation draw:name="f934" draw:formula="1837233*logwidth/3181931"/>
          <draw:equation draw:name="f935" draw:formula="6858000*logheight/6858000"/>
          <draw:equation draw:name="f936" draw:formula="1820147*logwidth/3181931"/>
          <draw:equation draw:name="f937" draw:formula="6858000*logheight/6858000"/>
          <draw:equation draw:name="f938" draw:formula="1659966*logwidth/3181931"/>
          <draw:equation draw:name="f939" draw:formula="6585172*logheight/6858000"/>
          <draw:equation draw:name="f940" draw:formula="1061205*logwidth/3181931"/>
          <draw:equation draw:name="f941" draw:formula="5519099*logheight/6858000"/>
          <draw:equation draw:name="f942" draw:formula="511950*logwidth/3181931"/>
          <draw:equation draw:name="f943" draw:formula="4343822*logheight/6858000"/>
          <draw:equation draw:name="f944" draw:formula="237323*logwidth/3181931"/>
          <draw:equation draw:name="f945" draw:formula="3282939*logheight/6858000"/>
          <draw:equation draw:name="f946" draw:formula="362332*logwidth/3181931"/>
          <draw:equation draw:name="f947" draw:formula="2479602*logheight/6858000"/>
          <draw:equation draw:name="f948" draw:formula="887732*logwidth/3181931"/>
          <draw:equation draw:name="f949" draw:formula="1954169*logheight/6858000"/>
          <draw:equation draw:name="f950" draw:formula="1505530*logwidth/3181931"/>
          <draw:equation draw:name="f951" draw:formula="1725706*logheight/6858000"/>
          <draw:equation draw:name="f952" draw:formula="866747*logwidth/3181931"/>
          <draw:equation draw:name="f953" draw:formula="1942859*logheight/6858000"/>
          <draw:equation draw:name="f954" draw:formula="327909*logwidth/3181931"/>
          <draw:equation draw:name="f955" draw:formula="2450519*logheight/6858000"/>
          <draw:equation draw:name="f956" draw:formula="194446*logwidth/3181931"/>
          <draw:equation draw:name="f957" draw:formula="3237052*logheight/6858000"/>
          <draw:equation draw:name="f958" draw:formula="1019233*logwidth/3181931"/>
          <draw:equation draw:name="f959" draw:formula="5470304*logheight/6858000"/>
          <draw:equation draw:name="f960" draw:formula="1722275*logwidth/3181931"/>
          <draw:equation draw:name="f961" draw:formula="6703648*logheight/6858000"/>
          <draw:equation draw:name="f962" draw:formula="1814091*logwidth/3181931"/>
          <draw:equation draw:name="f963" draw:formula="6858000*logheight/6858000"/>
          <draw:equation draw:name="f964" draw:formula="1796881*logwidth/3181931"/>
          <draw:equation draw:name="f965" draw:formula="6858000*logheight/6858000"/>
          <draw:equation draw:name="f966" draw:formula="1600238*logwidth/3181931"/>
          <draw:equation draw:name="f967" draw:formula="6526496*logheight/6858000"/>
          <draw:equation draw:name="f968" draw:formula="1007910*logwidth/3181931"/>
          <draw:equation draw:name="f969" draw:formula="5480644*logheight/6858000"/>
          <draw:equation draw:name="f970" draw:formula="181160*logwidth/3181931"/>
          <draw:equation draw:name="f971" draw:formula="3238991*logheight/6858000"/>
          <draw:equation draw:name="f972" draw:formula="317492*logwidth/3181931"/>
          <draw:equation draw:name="f973" draw:formula="2440178*logheight/6858000"/>
          <draw:equation draw:name="f974" draw:formula="861915*logwidth/3181931"/>
          <draw:equation draw:name="f975" draw:formula="1926379*logheight/6858000"/>
          <draw:equation draw:name="f976" draw:formula="1397884*logwidth/3181931"/>
          <draw:equation draw:name="f977" draw:formula="1732492*logheight/6858000"/>
          <draw:equation draw:name="f978" draw:formula="844855*logwidth/3181931"/>
          <draw:equation draw:name="f979" draw:formula="1918623*logheight/6858000"/>
          <draw:equation draw:name="f980" draw:formula="289863*logwidth/3181931"/>
          <draw:equation draw:name="f981" draw:formula="2416912*logheight/6858000"/>
          <draw:equation draw:name="f982" draw:formula="146737*logwidth/3181931"/>
          <draw:equation draw:name="f983" draw:formula="3198598*logheight/6858000"/>
          <draw:equation draw:name="f984" draw:formula="974393*logwidth/3181931"/>
          <draw:equation draw:name="f985" draw:formula="5436697*logheight/6858000"/>
          <draw:equation draw:name="f986" draw:formula="1586084*logwidth/3181931"/>
          <draw:equation draw:name="f987" draw:formula="6506769*logheight/6858000"/>
          <draw:equation draw:name="f988" draw:formula="1796684*logwidth/3181931"/>
          <draw:equation draw:name="f989" draw:formula="6858000*logheight/6858000"/>
          <draw:equation draw:name="f990" draw:formula="1732527*logwidth/3181931"/>
          <draw:equation draw:name="f991" draw:formula="6858000*logheight/6858000"/>
          <draw:equation draw:name="f992" draw:formula="1633753*logwidth/3181931"/>
          <draw:equation draw:name="f993" draw:formula="6698673*logheight/6858000"/>
          <draw:equation draw:name="f994" draw:formula="841986*logwidth/3181931"/>
          <draw:equation draw:name="f995" draw:formula="5354941*logheight/6858000"/>
          <draw:equation draw:name="f996" draw:formula="2856*logwidth/3181931"/>
          <draw:equation draw:name="f997" draw:formula="3094869*logheight/6858000"/>
          <draw:equation draw:name="f998" draw:formula="175423*logwidth/3181931"/>
          <draw:equation draw:name="f999" draw:formula="2312536*logheight/6858000"/>
          <draw:equation draw:name="f1000" draw:formula="781897*logwidth/3181931"/>
          <draw:equation draw:name="f1001" draw:formula="1834282*logheight/6858000"/>
          <draw:equation draw:name="f1002" draw:formula="1837378*logwidth/3181931"/>
          <draw:equation draw:name="f1003" draw:formula="1617452*logheight/6858000"/>
          <draw:equation draw:name="f1004" draw:formula="1950007*logwidth/3181931"/>
          <draw:equation draw:name="f1005" draw:formula="1367662*logheight/6858000"/>
          <draw:equation draw:name="f1006" draw:formula="2152165*logwidth/3181931"/>
          <draw:equation draw:name="f1007" draw:formula="1008648*logheight/6858000"/>
          <draw:equation draw:name="f1008" draw:formula="2456233*logwidth/3181931"/>
          <draw:equation draw:name="f1009" draw:formula="395966*logheight/6858000"/>
          <draw:equation draw:name="f1010" draw:formula="2512898*logwidth/3181931"/>
          <draw:equation draw:name="f1011" draw:formula="68010*logheight/6858000"/>
          <draw:equation draw:name="f1012" draw:formula="logwidth"/>
          <draw:equation draw:name="f1013" draw:formula="logheight"/>
        </draw:enhanced-geometry>
      </draw:custom-shape>
      <presentation:notes style:page-layout-name="PM2">
        <draw:page-thumbnail presentation:style-name="Section_20_1-title" draw:layer="backgroundobjects" svg:width="12.699cm" svg:height="9.524cm" svg:x="3.175cm" svg:y="1.93cm" presentation:class="page"/>
        <draw:frame presentation:style-name="Section_20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3</text:page-number></text:p>
          </draw:text-box>
        </draw:frame>
      </presentation:notes>
    </style:master-page>
    <style:master-page style:name="Section_20_2" style:display-name="Section 2" style:page-layout-name="PM1" draw:style-name="Mdp1">
      <draw:g draw:name="Group 6">
        <draw:custom-shape draw:name="TextBox 7" draw:style-name="Mgr3" draw:text-style-name="MP6" draw:layer="layout" svg:width="1.041cm" svg:height="0.674cm" svg:x="-4.61cm" svg:y="-0.205cm">
          <text:p text:style-name="MP5"><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6" draw:layer="layout" svg:width="1.363cm" svg:height="0.674cm" svg:x="-1.579cm" svg:y="0.811cm">
          <text:p text:style-name="MP5"><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7" draw:layer="layout" svg:width="3.902cm" svg:height="0.516cm" svg:x="-4.381cm" svg:y="0.387cm">
          <draw:image xlink:href="Pictures/10000201000001CD0000003D0E723AB59621D244.png" xlink:type="simple" xlink:show="embed" xlink:actuate="onLoad" draw:mime-type="image/png">
            <text:p/>
          </draw:image>
        </draw:frame>
      </draw:g>
      <draw:custom-shape draw:name="Rectangle 10" draw:style-name="Mgr3" draw:text-style-name="MP6" draw:layer="backgroundobjects" svg:width="4.906cm" svg:height="0.716cm" svg:x="-0.393cm" svg:y="19.332cm">
        <text:p text:style-name="MP5"><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draw:style-name="Mgr7" draw:text-style-name="MP10" draw:layer="backgroundobjects" svg:width="20.513cm" svg:height="10.648cm" svg:x="4.081cm" svg:y="8.401cm">
        <text:p text:style-name="MP5"/>
        <draw:enhanced-geometry draw:mirror-horizontal="false" draw:mirror-vertical="false" drawooo:sub-view-size="21600 21223" draw:text-areas="0 0 ?f2 ?f3" svg:viewBox="0 0 0 0" draw:type="ooxml-non-primitive" draw:enhanced-path="M 0 21223 C 552 18114 1068 14984 2228 13036 4340 9483 6894 9124 9348 8628 11075 8280 12996 7715 14212 4242 14784 2605 15464 219 16399 24 18317 -377 18733 4273 18951 8100 19243 13279 19564 18594 21600 21223 L 0 21223 Z N">
          <draw:equation draw:name="f0" draw:formula="logwidth/2"/>
          <draw:equation draw:name="f1" draw:formula="logheight/2"/>
          <draw:equation draw:name="f2" draw:formula="logwidth"/>
          <draw:equation draw:name="f3" draw:formula="logheight"/>
        </draw:enhanced-geometry>
      </draw:custom-shape>
      <draw:custom-shape draw:name="Freeform: Shape 23" draw:style-name="Mgr8" draw:text-style-name="MP11" draw:layer="backgroundobjects" svg:width="25.399cm" svg:height="13.012cm" svg:x="0cm" svg:y="6.037cm">
        <text:p text:style-name="MP5"/>
        <draw:enhanced-geometry draw:mirror-horizontal="false" draw:mirror-vertical="false" drawooo:sub-view-size="9144001 4684772" draw:text-areas="0 0 ?f1578 ?f1579" svg:viewBox="0 0 0 0" draw:type="ooxml-non-primitive" draw:enhanced-path="M 9144001 4672200 L 9144001 4684772 8946419 4684772 9063609 4680807 Z M 5529225 3568138 C 5536068 3572997 5541628 3577635 5548472 3581389 5541628 3576751 5536068 3572997 5530080 3568138 5530080 3568138 5529225 3568138 5529225 3568138 Z M 5480038 3554666 C 5484742 3557537 5488592 3560408 5493724 3564383 5489875 3560408 5484742 3557537 5480894 3554666 5480894 3554666 5480038 3554666 5480038 3554666 Z M 5506128 3508949 C 5522381 3521317 5538634 3533906 5554888 3546273 5539490 3533906 5523237 3521317 5507839 3508949 5506984 3508949 5506984 3508949 5506128 3508949 Z M 5464640 3500336 C 5487736 3517562 5511688 3534789 5536068 3552899 5536068 3552899 5536924 3552899 5536924 3552899 5513827 3535672 5491586 3518446 5469345 3501440 5467634 3501440 5466779 3500336 5464640 3500336 Z M 5417591 3491943 C 5440688 3507182 5462929 3523305 5484742 3538544 5486881 3538544 5487736 3539427 5489875 3539427 5468489 3523305 5447531 3508066 5425290 3493710 5422296 3492827 5420585 3492827 5417591 3491943 Z M 5370543 3481342 C 5390645 3495698 5412031 3508949 5432989 3523305 5434700 3523305 5435983 3524188 5438549 3525292 5418447 3510937 5399200 3496581 5379097 3483330 5376103 3482226 5373537 3482226 5370543 3481342 Z M 5317506 3470962 C 5336754 3483330 5356001 3494815 5375248 3507182 5377386 3508066 5379097 3508066 5381236 3508949 5363699 3496581 5345308 3484214 5327344 3472729 5324350 3471846 5320500 3471846 5317506 3470962 Z M 5261904 3461245 C 5279012 3470962 5296548 3481342 5313657 3490839 5315796 3490839 5317506 3490839 5318362 3492827 5303392 3483330 5286711 3472729 5271313 3463233 5267464 3462349 5264898 3462349 5261904 3461245 Z M 5205873 3449981 C 5221271 3457490 5235813 3465220 5250355 3472729 5250355 3473833 5250355 3473833 5251211 3472729 5238807 3465220 5225120 3458374 5212717 3450865 5209723 3450865 5208012 3449981 5205873 3449981 Z M 5148559 3440264 C 5152409 3442251 5156258 3443135 5160108 3445123 5157114 3444239 5153264 3442251 5150270 3440264 5149415 3440264 5149415 3440264 5148559 3440264 Z M 5430851 3427013 C 5457797 3448877 5484742 3469858 5512972 3491943 5486881 3470962 5459935 3449981 5433845 3427013 5432989 3427013 5432134 3427013 5430851 3427013 Z M 5394495 3424141 C 5420585 3444239 5447531 3464116 5473194 3484214 5475333 3485097 5476188 3485097 5477044 3485097 5451381 3465220 5426146 3445123 5400483 3425025 5398344 3424141 5396633 3424141 5394495 3424141 Z M 5354290 3419283 C 5379953 3438497 5405188 3456607 5430851 3475600 5432989 3475600 5434700 3476484 5436839 3476484 5412887 3457490 5387651 3439380 5362844 3420387 5359850 3420387 5356856 3419283 5354290 3419283 Z M 4244800 3417516 C 4238812 3419283 4231969 3420387 4226409 3421270 4222559 3424141 4218710 3426129 4214860 3429000 4222559 3427013 4229402 3424141 4237101 3422154 4238812 3421270 4241807 3420387 4244800 3417516 Z M 5309808 3414645 C 5333760 3431871 5358139 3448877 5383802 3465220 5386796 3466104 5390645 3466104 5393639 3466987 5369687 3449981 5346591 3432755 5322211 3415528 5317506 3415528 5313657 3414645 5309808 3414645 Z M 5261904 3409786 C 5285000 3425025 5308097 3440264 5331193 3455503 5335043 3455503 5338892 3456607 5342742 3457490 5320500 3442251 5297404 3426129 5275163 3410890 5271313 3410890 5266608 3409786 5261904 3409786 Z M 5211006 3405148 C 5231964 3418399 5254205 3431871 5275163 3445123 5280295 3446006 5284145 3447110 5288850 3447994 5267464 3434522 5247361 3420387 5226403 3406915 5221271 3406031 5215711 3406031 5211006 3405148 Z M 5157114 3400289 C 5176361 3411774 5196463 3423258 5215711 3433638 5220415 3434522 5225120 3435626 5230253 3436509 5211006 3424141 5192614 3412657 5173367 3401173 5168662 3401173 5162674 3400289 5157114 3400289 Z M 5100228 3396535 C 5118619 3405148 5135728 3414645 5153264 3423258 5157969 3424141 5161819 3424141 5166523 3425025 5149415 3416412 5133162 3406915 5116481 3397418 5110921 3397418 5106216 3396535 5100228 3396535 Z M 5042486 3391676 C 5057029 3398302 5071571 3405148 5085686 3411774 5089535 3411774 5093384 3412657 5098517 3413761 5084830 3406031 5071571 3399406 5057884 3392780 5052324 3392780 5047619 3391676 5042486 3391676 Z M 4986884 3387921 C 4997576 3391676 5009125 3396535 5019390 3400289 5019390 3400289 5020673 3400289 5021528 3400289 5011691 3396535 5003137 3391676 4993727 3387921 4990733 3387921 4988594 3387921 4986884 3387921 Z M 4927431 3384167 C 4931281 3385050 4933847 3385934 4936841 3387038 4933847 3385934 4932136 3385050 4929142 3384167 4928287 3384167 4928287 3384167 4927431 3384167 Z M 4331198 3379308 C 4317512 3380192 4304253 3380192 4290566 3381296 4282011 3387038 4273457 3391676 4264903 3397418 4279445 3394547 4292705 3391676 4307246 3389909 4315801 3387038 4323500 3383063 4331198 3379308 Z M 4379102 3377320 C 4377391 3378425 4376536 3378425 4374397 3379308 4379102 3378425 4382952 3378425 4388084 3377320 4385946 3377320 4382096 3377320 4379102 3377320 Z M 4764900 3352585 C 4761906 3353689 4758057 3353689 4755063 3353689 4764900 3356339 4774310 3358327 4784147 3360315 4785858 3360315 4786714 3360315 4788852 3359211 4781153 3357444 4772599 3354573 4764900 3352585 Z M 4835045 3348830 C 4828202 3348830 4821358 3349714 4814943 3349714 4829057 3354573 4843600 3358327 4858997 3363186 4864557 3363186 4869690 3364069 4876106 3364069 4862847 3359211 4848304 3353689 4835045 3348830 Z M 4449247 3348830 C 4440693 3351701 4432994 3355456 4425295 3358327 4436844 3358327 4449247 3357444 4462080 3357444 4469778 3355456 4476193 3353689 4485175 3351701 4473627 3350818 4460796 3349714 4449247 3348830 Z M 4895353 3345076 C 4888937 3345076 4882949 3345959 4876106 3345959 4895353 3352585 4913745 3360315 4932136 3366940 4936841 3366940 4941546 3367824 4947534 3367824 4929998 3360315 4912889 3352585 4895353 3345076 Z M 4956088 3342205 C 4948389 3342205 4940691 3343088 4932992 3343088 4954377 3352585 4974480 3361198 4995438 3370695 5003137 3370695 5009980 3371799 5016824 3371799 4996293 3362082 4976191 3351701 4956088 3342205 Z M 4603224 3341101 C 4599375 3342205 4594670 3343088 4590821 3343972 4603224 3345076 4614773 3346843 4627176 3347947 4629315 3346843 4631026 3346843 4634020 3346843 4623327 3345076 4613917 3343088 4603224 3341101 Z M 4356006 3341101 C 4344458 3347947 4334192 3354573 4322644 3361198 4331198 3361198 4340608 3360315 4349591 3360315 4359001 3360315 4367554 3359211 4377391 3359211 4388084 3354573 4399205 3349714 4410753 3345076 4392789 3343972 4374397 3342205 4356006 3341101 Z M 5013830 3339334 C 5006986 3339334 4999287 3340217 4991588 3340217 5014685 3351701 5036926 3363186 5059167 3374449 5065583 3375554 5072426 3375554 5079270 3376437 5057884 3364069 5036071 3351701 5013830 3339334 Z M 5047619 3338229 C 5071571 3351701 5096378 3366057 5120330 3379308 5126318 3380192 5133162 3380192 5139577 3381296 5115625 3366940 5092529 3352585 5068577 3338229 5061734 3338229 5054035 3338229 5047619 3338229 Z M 5099372 3337346 C 5125463 3352585 5151126 3368928 5176361 3384167 5181921 3385050 5188765 3385050 5194753 3385934 5169517 3369811 5144710 3353689 5119475 3337346 5112631 3337346 5106216 3337346 5099372 3337346 Z M 5345308 3336463 C 5374392 3360315 5404332 3384167 5433845 3408019 5405188 3384167 5376103 3360315 5347446 3336463 5346591 3336463 5345308 3336463 5345308 3336463 Z M 5313657 3336463 C 5343597 3359211 5374392 3383063 5404332 3406915 5405188 3406915 5406899 3406915 5408182 3408019 5379097 3384167 5349157 3360315 5319645 3336463 5317506 3336463 5315796 3336463 5313657 3336463 Z M 5149415 3336463 C 5176361 3353689 5203307 3371799 5230253 3388805 5234958 3389909 5240518 3389909 5245650 3390793 5219560 3372683 5192614 3354573 5166523 3336463 5160963 3336463 5154975 3336463 5149415 3336463 Z M 5278157 3335358 C 5307241 3357444 5336754 3379308 5366693 3402277 5368405 3402277 5371398 3403160 5373537 3403160 5344452 3381296 5315796 3358327 5286711 3335358 5284145 3335358 5281151 3335358 5278157 3335358 Z M 5238807 3335358 C 5267464 3356339 5296548 3377320 5325205 3398302 5328199 3398302 5332049 3399406 5335043 3399406 5307241 3378425 5278157 3356339 5250355 3335358 5246506 3335358 5242656 3335358 5238807 3335358 Z M 5196463 3335358 C 5224265 3354573 5252066 3374670 5280295 3393664 5285000 3393664 5288850 3394547 5293554 3394547 5266608 3374670 5238807 3355456 5211861 3335358 5205873 3336463 5201168 3336463 5196463 3335358 Z M 4670375 3325862 C 4661821 3327849 4654122 3329837 4645568 3331604 4661821 3334475 4678074 3337346 4694755 3341101 4701171 3340217 4708870 3340217 4717852 3339334 4701171 3334475 4685773 3330720 4670375 3325862 Z M 4512121 3322991 C 4503139 3326966 4494585 3329837 4486031 3333592 4502284 3335358 4519392 3336463 4536929 3338229 4544628 3336463 4552326 3334475 4560881 3332708 4544628 3328733 4528374 3325862 4512121 3322991 Z M 4735816 3312610 C 4726406 3314598 4716569 3316365 4707159 3318353 4726406 3324095 4746508 3329837 4765756 3335358 4774310 3334475 4784147 3334475 4793557 3333592 4774310 3326966 4755063 3319236 4735816 3312610 Z M 4415887 3306868 C 4405193 3312610 4393645 3319236 4384235 3325862 4405193 3327849 4426152 3328733 4447537 3330720 4458229 3326966 4468495 3322107 4479187 3318353 4458229 3314377 4436844 3310623 4415887 3306868 Z M 4794412 3301126 C 4785858 3302009 4777304 3303997 4767466 3306868 4789708 3315482 4812804 3322991 4835045 3331604 4842744 3330720 4851298 3329837 4858997 3329837 4838039 3320119 4815798 3310623 4794412 3301126 Z M 4574568 3299138 C 4563875 3303997 4553182 3307752 4542489 3311727 4563019 3315482 4582266 3319236 4602369 3322991 4613062 3320119 4623327 3318353 4634020 3315482 4613917 3309739 4593815 3304881 4574568 3299138 Z M 4853437 3290746 C 4844455 3291629 4835045 3293617 4825208 3295384 4849588 3305985 4873539 3316365 4897491 3326966 4906046 3326966 4915883 3325862 4924437 3325862 4900485 3314377 4877389 3302009 4853437 3290746 Z M 4908184 3280145 C 4898347 3282133 4889793 3283016 4881238 3285004 4906901 3298255 4932992 3310623 4959082 3324095 4967637 3324095 4976191 3322991 4983890 3322107 4959082 3307752 4932992 3294500 4908184 3280145 Z M 4637014 3276390 C 4625465 3281028 4614773 3285004 4603224 3288758 4625465 3295384 4648562 3301126 4670375 3307752 4681924 3305985 4692617 3303114 4704165 3301126 4681068 3292513 4658827 3285004 4637014 3276390 Z M 4959938 3272636 C 4951383 3273519 4943685 3275286 4935130 3276390 4962076 3291629 4989878 3306868 5016824 3322107 5024522 3321224 5033077 3321224 5040776 3321224 5013830 3304881 4986884 3288758 4959938 3272636 Z M 4476193 3272636 C 4463790 3279262 4452241 3285887 4440693 3292513 4463790 3296267 4487742 3301126 4510838 3304881 4522386 3301126 4533935 3296267 4546338 3291629 4523242 3285004 4499290 3278157 4476193 3272636 Z M 5009125 3264906 C 5001426 3266894 4993727 3267777 4986028 3268661 5014685 3285887 5042486 3303114 5071571 3320119 5079270 3319236 5085686 3319236 5093384 3319236 5065583 3301126 5036926 3283016 5009125 3264906 Z M 5054035 3259164 C 5047619 3260047 5040776 3261152 5033932 3262035 5063017 3281028 5092529 3300243 5122469 3319236 5129312 3319236 5134873 3319236 5141716 3319236 5112631 3299138 5083975 3279262 5054035 3259164 Z M 4692617 3257176 C 4683207 3261152 4672514 3264023 4662677 3267777 4687912 3276390 4711864 3285004 4737099 3293617 4746508 3291629 4755918 3289642 4765756 3287875 4740520 3278157 4716569 3267777 4692617 3257176 Z M 5096378 3253422 C 5090818 3253422 5084830 3254526 5079270 3255409 5108782 3276390 5139577 3297372 5170373 3318353 5175505 3318353 5181066 3318353 5187054 3318353 5157114 3296267 5126318 3275286 5096378 3253422 Z M 5134873 3248784 C 5130168 3249667 5125463 3249667 5120330 3250551 5152409 3272636 5183204 3295384 5215711 3318353 5219560 3318353 5224265 3318353 5228114 3318353 5196463 3295384 5165668 3271532 5134873 3248784 Z M 5168662 3244808 C 5165668 3244808 5161819 3245913 5157969 3245913 5189620 3269765 5222554 3294500 5254205 3318353 5258054 3318353 5261048 3318353 5263614 3318353 5231964 3293617 5200313 3269765 5168662 3244808 Z M 5200313 3241054 C 5197319 3241054 5195608 3241937 5192614 3241937 5225120 3266894 5258054 3292513 5290560 3318353 5292699 3318353 5294410 3318353 5297404 3318353 5264898 3292513 5232819 3266894 5200313 3241054 Z M 4533935 3241054 C 4522386 3247679 4509983 3254526 4498434 3261152 4523242 3267777 4549332 3274403 4574568 3281028 4586971 3276390 4598520 3272636 4610923 3267777 4584833 3258280 4560025 3249667 4533935 3241054 Z M 4748219 3239066 C 4737954 3243042 4728117 3245913 4717852 3249667 4743514 3260047 4769605 3271532 4795696 3283016 4805961 3281028 4815798 3279262 4826491 3277274 4800400 3264906 4774310 3251655 4748219 3239066 Z M 5222554 3238183 C 5255060 3264906 5288850 3291629 5322211 3318353 5323494 3318353 5324350 3318353 5325205 3318353 5292699 3291629 5259765 3264906 5226403 3238183 5225120 3238183 5223409 3238183 5222554 3238183 Z M 4800400 3220956 C 4790563 3224932 4781153 3227803 4771316 3230674 4799545 3244808 4826491 3258280 4854292 3271532 4863702 3269765 4873539 3268661 4882949 3266894 4855148 3252538 4828202 3237299 4800400 3220956 Z M 4587827 3213447 C 4576278 3219189 4565586 3224932 4556176 3229570 4583122 3239066 4610923 3248784 4637869 3258280 4648562 3254305 4658827 3250551 4669520 3246796 4641719 3236195 4614773 3224932 4587827 3213447 Z M 4849588 3205717 C 4840606 3208588 4831196 3211460 4822642 3214331 4851298 3230674 4879955 3245913 4909040 3262035 4918449 3261152 4927431 3259164 4935986 3258280 4908184 3241054 4879100 3223827 4849588 3205717 Z M 4897491 3193350 C 4888937 3196221 4881238 3198208 4872256 3201079 4902196 3218085 4932992 3236195 4962932 3254526 4970631 3252538 4979185 3251655 4986884 3250551 4956088 3231557 4926148 3212564 4897491 3193350 Z M 4639580 3186724 C 4629315 3192466 4618622 3198208 4607074 3201963 4635731 3214331 4663960 3225815 4692617 3238183 4703309 3235312 4714858 3231557 4725551 3227803 4697321 3214331 4668665 3199975 4639580 3186724 Z M 4940691 3180982 C 4932992 3182969 4926148 3184736 4918449 3186724 4949245 3206822 4980896 3226698 5011691 3246796 5018534 3245913 5026233 3244808 5033077 3243925 5001426 3222944 4970631 3201963 4940691 3180982 Z M 4980040 3171485 C 4973197 3172368 4967637 3174356 4960793 3176123 4992444 3197104 5025378 3219189 5057029 3241054 5063017 3240170 5069432 3239066 5075420 3238183 5043770 3215214 5011691 3192466 4980040 3171485 Z M 4689623 3162872 C 4679357 3167731 4669520 3172368 4660110 3177227 4689623 3191583 4719563 3205717 4749502 3220073 4758912 3217202 4769605 3213447 4779015 3210576 4749502 3195337 4719563 3178994 4689623 3162872 Z M 5015540 3160884 C 5010836 3161988 5005275 3163755 5000143 3164859 5033932 3188712 5066866 3211460 5099372 3235312 5104077 3234428 5108782 3234428 5113915 3233545 5080981 3208588 5048474 3184736 5015540 3160884 Z M 5049330 3151387 C 5045480 3152492 5040776 3153375 5036926 3154258 5070716 3178994 5104077 3204834 5137867 3229570 5141716 3229570 5145565 3228686 5149415 3228686 5115625 3202846 5081836 3177227 5049330 3151387 Z M 5079270 3144762 C 5075420 3144762 5072426 3145645 5069432 3146749 5104077 3173473 5137867 3199092 5172511 3225815 5174222 3225815 5177216 3225815 5181066 3225815 5147276 3198208 5112631 3171485 5079270 3144762 Z M 4735816 3141007 C 4727261 3144762 4717852 3149621 4708014 3153375 4738810 3170602 4770460 3186724 4801256 3203950 4811093 3201079 4819648 3198208 4829057 3195337 4798262 3177227 4766611 3159117 4735816 3141007 Z M 5104077 3138136 C 5102366 3139020 5100228 3139020 5098517 3139903 5133162 3167731 5168662 3195337 5203307 3222944 5204162 3222060 5205873 3222060 5208012 3222060 5173367 3194233 5138722 3165743 5104077 3138136 Z M 5123324 3133277 C 5158825 3161988 5194325 3190478 5230253 3219189 5195608 3190478 5160963 3161988 5125463 3133277 5124180 3133277 5124180 3133277 5123324 3133277 Z M 4780298 3120026 C 4771316 3123781 4763617 3127535 4753352 3131511 4785858 3150504 4817509 3169497 4850443 3188712 4858997 3185841 4867551 3183853 4876106 3180982 4844455 3160001 4811949 3139903 4780298 3120026 Z M 4821358 3101916 C 4813660 3105671 4805961 3108542 4798262 3112296 4832051 3133277 4864557 3154258 4898347 3175240 4905190 3172368 4912889 3170602 4920588 3168614 4887654 3145645 4854292 3123781 4821358 3101916 Z M 4858997 3085573 C 4852154 3088444 4845738 3091315 4838895 3094186 4872256 3117155 4906901 3139903 4940691 3162872 4947534 3160884 4954377 3159117 4960793 3157130 4927431 3133277 4892787 3109425 4858997 3085573 Z M 4893642 3070334 C 4887654 3073205 4882949 3075193 4876106 3076960 4910751 3101916 4946679 3126652 4980896 3151387 4986884 3149621 4991588 3147633 4997576 3146749 4962932 3121793 4928287 3096174 4893642 3070334 Z M 4925293 3057083 C 4920588 3058850 4915883 3060837 4912034 3062825 4947534 3089548 4983034 3115167 5018534 3141891 5023239 3139903 5027089 3139020 5032221 3138136 4996293 3111413 4960793 3083806 4925293 3057083 Z M 4953094 3045599 C 4949245 3047586 4945395 3048470 4942829 3050457 4979185 3078064 5014685 3105671 5051468 3133277 5054035 3132394 5057884 3131511 5060878 3130406 5025378 3101916 4988594 3074309 4953094 3045599 Z M 4977046 3036102 C 4975335 3036985 4972341 3037869 4970631 3039856 5006986 3068567 5044625 3097941 5080981 3126652 5083119 3125768 5084830 3125768 5086969 3124664 5050185 3095291 5013830 3065696 4977046 3036102 Z M 4998432 3027489 C 4996293 3028372 4995438 3028372 4994582 3028372 5032221 3058850 5069432 3088444 5107071 3118922 5107927 3118038 5107927 3118038 5108782 3118038 5072426 3088444 5034788 3057966 4998432 3027489 Z M 0 0 L 158251 25009 C 631407 114190 1151147 311736 1740964 624602 2854303 1216711 3959943 2064346 5046336 2991269 5263614 2908228 5491586 2838659 5731106 2783445 6100223 2697533 6466346 2645191 6820493 2594616 7448377 2504949 8042471 2420141 8567276 2161743 8733122 2079420 8890788 1966039 9038469 1823185 L 9144001 1711558 9144001 1734071 9046228 1837475 C 8897604 1981250 8738575 2095708 8571125 2177865 8044182 2437368 7450087 2522176 6820493 2611842 6466346 2661313 6100223 2713877 5731961 2799568 5497574 2853898 5273452 2921700 5060023 3002753 5099372 3035218 5137867 3068567 5176361 3101916 5387651 3053328 5610918 3015121 5847444 2986410 6160958 2949306 6470195 2931196 6770450 2913086 7484732 2871124 8159665 2830046 8733656 2543157 8852026 2483692 8966547 2404475 9075594 2306623 L 9144001 2240220 9144001 2262876 9083426 2321672 C 8973577 2420238 8858014 2500201 8738361 2560163 8161803 2848156 7486443 2888351 6771306 2931196 6471478 2949306 6161813 2968300 5848299 3002753 5616478 3030360 5399200 3067463 5192614 3114284 5230253 3145645 5266608 3178111 5303392 3209693 5509122 3190478 5726401 3179215 5960788 3175240 6225971 3171485 6489442 3178111 6743504 3183853 7534775 3203067 8281563 3221177 8894049 2910215 8944091 2884928 8993385 2855389 9041717 2821791 L 9144001 2740499 9144001 2760928 9048133 2837030 C 8999373 2870849 8949652 2900609 8899181 2926338 8283702 3239287 7535630 3221177 6742649 3201963 6487731 3195337 6225115 3189595 5959933 3193350 5732816 3197325 5520670 3207705 5321356 3226698 5356856 3257397 5391501 3287875 5427001 3318353 5627171 3322991 5840600 3334475 6069427 3352585 6290555 3370695 6509972 3393664 6721263 3416632 7586528 3508949 8403889 3595745 9048026 3264023 L 9144001 3205241 9144001 3224794 9054014 3280145 C 8406883 3613855 7587811 3526176 6720408 3433638 6508689 3410890 6289700 3387921 6068572 3369811 5847444 3351701 5641713 3341321 5447531 3336463 5480038 3364953 5512972 3393664 5545478 3422154 5770455 3449981 5983029 3483330 6174217 3515796 6358989 3547157 6542479 3580506 6720408 3613855 7195170 3701533 7644269 3785458 8058724 3804672 8465159 3823031 8789727 3777811 9067958 3662059 L 9144001 3626849 9144001 3645430 9072285 3678730 C 8793048 3795227 8466656 3841003 8058724 3821678 7643414 3802684 7194315 3719864 6719552 3631081 6541623 3598616 6357706 3564383 6173362 3532801 5988589 3501440 5784998 3469858 5569430 3442251 5599370 3468975 5630165 3494815 5659677 3521317 5866691 3566150 6072421 3615842 6276013 3667301 6430845 3706392 6585678 3746367 6734950 3785458 7206718 3908473 7652824 4024863 8065568 4079193 8469382 4132529 8792968 4118905 9069849 4036102 L 9144001 4010684 9144001 4029051 9072951 4053472 C 8794445 4137015 8469971 4150639 8064284 4097303 7651968 4042973 7205007 3926583 6732811 3802684 6583967 3763593 6429135 3723619 6274302 3684528 6080120 3635940 5883799 3589119 5687907 3545169 5715708 3570126 5743509 3594861 5771311 3619597 5971481 3679669 6172506 3743496 6374387 3809310 6503984 3851272 6634009 3894339 6759757 3936080 7649536 4232161 8425034 4489421 9060526 4376660 L 9144001 4358273 9144001 4376336 9079430 4390955 C 8969140 4411826 8854699 4421516 8736650 4421516 8165653 4421516 7500985 4200221 6756763 3953306 6631015 3912449 6500990 3868499 6371393 3826537 6181061 3764477 5991583 3704405 5802962 3647203 5828197 3669289 5853004 3691153 5878239 3713018 6074132 3787445 6271308 3863640 6469340 3941822 6580973 3985772 6691323 4029722 6799107 4072567 7564331 4376750 8243210 4647049 8821815 4681212 L 8941803 4684772 8687020 4684772 8573395 4671524 C 8050364 4588806 7455167 4351644 6796113 4089794 6688757 4046727 6577979 4002998 6466346 3959049 6282001 3886609 6098512 3815052 5915450 3745483 5936836 3763593 5957794 3782587 5979180 3801801 6173362 3888596 6367544 3977159 6560870 4064837 L 6631015 4097303 C 7000881 4266091 7359439 4429536 7702539 4567887 L 8008007 4684772 7957665 4684772 7662167 4569723 C 7330114 4434270 6983986 4276581 6626311 4113425 L 6556166 4081181 C 6378237 4000127 6199452 3919074 6020240 3838904 6038632 3855027 6057024 3871370 6075415 3887492 6242651 3972521 6409887 4058212 6576268 4143020 L 6682769 4198454 C 6941643 4330635 7195224 4460331 7441707 4580462 L 7659887 4684772 7619762 4684772 7169614 4465245 C 7008366 4384303 6844445 4300378 6678064 4215460 L 6571563 4160246 C 6422291 4084052 6273447 4007636 6124175 3932325 6137861 3944693 6151976 3957061 6165663 3969650 6305953 4047832 6446243 4126897 6585678 4205963 L 6759757 4304243 C 6880373 4371935 6999812 4438909 7117861 4504585 L 7445157 4684772 7409313 4684772 7097384 4512398 C 6984521 4449454 6870321 4385296 6755052 4320365 L 6580973 4222306 C 6462496 4155387 6343592 4087806 6224260 4021108 6232814 4029722 6242651 4038114 6252061 4046727 6364550 4115413 6477038 4184098 6588672 4252784 6660955 4297617 6733667 4341346 6806806 4386179 L 7297431 4684772 7264871 4684772 6799962 4402523 C 6728106 4358573 6654967 4313739 6581828 4268906 6494575 4214576 6406893 4161130 6319640 4107904 6323489 4111658 6328194 4115413 6332044 4119167 6421436 4178356 6509972 4236441 6599365 4294746 6692606 4355702 6786703 4417761 6879945 4478717 L 7196215 4684772 7165455 4684772 6873101 4493956 C 6779860 4433000 6686618 4372045 6592521 4309985 6543334 4278403 6495430 4246158 6446243 4214576 6503984 4254772 6560870 4293863 6618612 4333837 6728106 4410032 6838457 4486447 6948379 4562641 L 7125481 4684772 7096883 4684772 6942391 4577880 C 6841451 4508311 6741366 4437638 6640425 4368069 6764462 4459724 6888499 4550274 7012536 4639940 L 7073547 4684772 7045579 4684772 7006120 4656062 C 6949235 4615205 6893632 4574126 6836746 4533047 L 7036856 4684772 6935500 4684772 6842306 4600849 C 6841451 4598861 6839740 4597978 6838457 4596874 6835890 4594223 6832041 4591352 6829047 4588481 6813649 4575009 6799107 4562641 6784992 4549390 6758902 4526421 6731956 4502569 6705865 4479600 6685763 4462595 6665660 4444485 6645558 4427258 6626311 4411136 6607063 4393909 6587816 4377566 6560870 4355702 6533924 4332954 6506978 4310868 6470195 4281274 6434695 4251900 6398339 4222306 6362839 4194699 6327339 4165988 6291411 4138382 6258049 4112542 6224260 4087806 6190470 4061966 6147271 4031489 6104072 4000127 6060873 3968545 6018529 3938951 5975330 3910461 5932987 3880866 5885938 3850389 5838890 3820794 5791413 3790317 5742654 3760722 5693467 3731128 5644707 3702638 5597231 3676798 5550183 3652062 5503134 3626222 5445393 3598616 5388935 3571009 5331193 3544286 5288850 3527059 5245650 3508949 5202024 3491943 5144710 3472729 5087824 3453736 5030938 3435626 4971486 3421270 4912034 3406915 4852154 3393664 4808099 3387921 4762762 3382179 4718707 3376437 4660110 3374670 4602369 3374670 4544628 3374670 4491591 3381296 4439838 3387921 4388940 3395651 4359855 3403160 4331198 3411774 4302115 3420387 4281156 3427013 4260198 3433638 4238812 3440264 4187914 3464116 4137872 3489072 4088685 3514691 3657977 3818807 3285866 4207067 2983045 4671301 L 2974697 4684772 2957526 4684772 2973635 4659817 C 3254215 4230919 3591681 3866511 3981329 3572997 3567729 3805555 3214010 4105916 2906484 4483576 L 2753423 4684772 2735433 4684772 2897502 4471208 C 3233257 4060200 3622477 3739741 4083980 3498569 4089968 3494815 4094673 3491943 4099378 3487968 3609218 3665313 3190914 3925700 2826501 4279507 2762986 4341457 2700540 4407492 2639163 4477585 L 2470637 4684772 2451350 4684772 2625690 4469745 C 2688992 4397278 2753363 4329089 2818803 4265152 3198612 3896105 3637019 3628210 4155408 3450865 4164818 3444239 4174655 3438497 4184065 3431871 3629320 3541415 3157124 3747471 2744808 4060200 2578321 4187411 2417607 4339345 2263750 4515627 L 2124744 4684772 2105371 4684772 2246863 4510855 C 2403225 4330028 2566986 4174326 2737965 4044961 3160974 3723619 3648567 3513808 4222559 3406031 4228119 3402277 4234107 3398302 4239669 3394547 4244800 3390793 4250360 3387921 4256348 3384167 3641724 3420387 3118630 3567255 2660976 3831395 2362325 4004931 2081357 4249147 1820651 4561823 L 1722353 4684772 1703025 4684772 1802852 4559083 C 2066956 4240196 2351525 3991100 2655416 3815052 3122479 3545169 3657122 3397418 4287145 3364069 4299548 3356560 4311951 3347947 4325210 3340217 3720851 3303114 3129323 3362082 2578427 3595745 2156274 3775078 1763265 4087317 1414587 4510711 L 1278929 4684772 1260456 4684772 1397435 4507688 C 1749264 4077530 2147185 3760557 2574578 3578518 3136166 3341101 3737959 3283899 4352156 3324095 4364988 3317469 4376536 3309739 4388940 3303114 3731116 3194454 3096816 3184736 2498445 3358327 2229413 3436509 1966796 3566150 1717867 3743496 1471932 3917970 1237972 4140148 1024543 4403406 986691 4450117 949480 4498042 912857 4547265 L 814781 4684772 796379 4684772 899383 4540225 C 937717 4488766 976639 4438743 1015989 4390155 1231556 4126014 1465088 3902731 1712307 3727373 1962092 3549145 2225563 3419283 2496734 3340217 3103232 3164859 3746514 3176344 4413747 3288758 4426152 3281028 4439838 3273519 4452241 3266894 4436844 3262035 4420592 3258280 4405193 3254526 3643862 3062825 2995876 3018875 2422740 3118922 1915899 3208588 1443702 3454619 1019838 3851272 829613 4029336 653822 4233735 492647 4462329 L 345690 4684772 328092 4684772 477009 4457850 C 640350 4225219 819027 4017962 1012139 3836917 1438998 3438497 1912049 3191583 2420601 3101916 2995876 3001649 3645573 3045599 4408187 3237299 4430000 3243042 4453097 3248784 4475338 3254526 4487742 3246796 4500573 3240170 4512977 3233545 3778164 2984643 3049340 2831150 2348745 2883492 1456160 2950577 656051 3478477 76349 4375476 L 0 4500035 0 4472130 66077 4364219 C 647978 3462997 1451696 2933350 2347890 2866265 3055328 2813923 3791851 2970287 4533935 3222944 4545483 3216318 4556176 3210576 4567724 3204834 3790996 2886363 3019828 2663301 2277317 2652700 1834205 2646958 1409486 2747225 1015133 2951294 667830 3131401 353273 3386752 78627 3712910 L 0 3811229 0 3786660 69291 3700164 C 345154 3373018 661254 3116024 1010428 2934951 1405636 2729999 1832494 2628848 2277317 2634590 3026671 2645191 3804255 2872008 4587827 3194454 4599375 3188712 4610068 3182969 4621616 3177227 3807249 2790954 2996731 2499207 2210166 2427650 1788012 2389664 1381256 2442006 1000591 2583131 664141 2707389 354870 2899621 78510 3154058 L 0 3230159 0 3207425 70334 3139117 C 347699 2883482 658795 2691129 996742 2565905 1379545 2423896 1788012 2371554 2211021 2409540 3003575 2481980 3820508 2777703 4640863 3166626 4651128 3161988 4660966 3156246 4671659 3151387 3822647 2701288 2973635 2342843 2146864 2211214 1430925 2098551 762796 2229886 197206 2592052 L 0 2733554 0 2713711 191753 2576121 C 759595 2212470 1430016 2080579 2148575 2194208 2982189 2326720 3836761 2688920 4690906 3142774 4700315 3139020 4710153 3134382 4719563 3129523 3838900 2617584 2954388 2195975 2089123 2006262 1402749 1856882 753052 1922248 194759 2194518 L 0 2302386 0 2282998 190125 2177847 C 750505 1904828 1401840 1838883 2090833 1989035 2962086 2179853 3851303 2604996 4737954 3120910 4746508 3116272 4755063 3112296 4763617 3108542 3852159 2538298 2935996 2055954 2034375 1811690 1373076 1633130 741250 1645136 191044 1844452 L 0 1924694 0 1906597 187038 1828040 C 738997 1628144 1373397 1616235 2036942 1795568 2944550 2041599 3865846 2526814 4782009 3100812 4789708 3097057 4797406 3094186 4805105 3090432 3865846 2464975 2919743 1927196 1985188 1630590 1344099 1427875 728225 1395941 186849 1536120 L 0 1594167 0 1575728 183660 1518603 C 726620 1377845 1344367 1409875 1987327 1613364 2926586 1911958 3877394 2454374 4821358 3082702 4828202 3079831 4835045 3077181 4841889 3074309 3876539 2398277 2903490 1808819 1938140 1462742 1271976 1225049 677854 1142749 169816 1217916 L 0 1251381 0 1233687 168140 1200692 C 678101 1125540 1273206 1207959 1941989 1446619 2912044 1794684 3889798 2387676 4858997 3067463 4864557 3064592 4870545 3062825 4876106 3059954 3889798 2338205 2891942 1700159 1898790 1309248 1250216 1054742 669100 944809 167477 981372 L 0 1001018 0 983624 166443 964220 C 669721 927817 1252942 1037848 1902639 1293126 2900496 1685804 3903484 2327604 4894497 3053328 4899202 3051341 4904335 3049353 4909040 3047586 3901346 2283654 2881248 1602984 1864145 1170994 1232412 902382 662243 769548 166246 775011 L 0 783655 0 765568 166155 757192 C 663860 752322 1235246 885154 1868850 1153767 2891086 1587745 3915888 2273274 4927431 3040740 4931281 3038973 4933847 3038090 4937697 3036102 3912039 2235066 2872694 1516188 1833350 1047095 1203862 764182 655587 615696 165028 596459 L 0 596183 0 578072 165774 578351 C 657952 597600 1207070 746183 1838055 1029869 2881248 1500949 3925298 2224686 4955233 3029476 4958227 3028372 4959938 3027489 4962932 3026605 3921448 2192221 2865851 1438889 1807259 938435 1189748 646246 649518 483581 163363 443633 L 0 435966 0 417860 163861 425570 C 651216 465726 1192849 629213 1811109 921209 2874405 1424534 3935135 2180736 4980040 3018875 4982179 3018875 4983034 3017992 4983890 3017992 3929147 2156001 2859008 1374179 1785018 845898 1176863 547138 643698 373337 161740 316652 L 0 303024 0 284800 163382 298544 C 646257 355240 1180873 529139 1790151 828671 2864996 1357836 3935991 2139878 4990733 3001649 3929147 2120664 2850453 1318745 1767054 769482 1166383 465891 637756 282694 159969 213526 L 0 195540 0 177332 161820 195710 C 640777 265485 1169591 448803 1771759 753360 2715723 1231066 3655411 1900473 4583122 2646958 3649423 1886118 2704175 1203460 1753367 710515 1158685 402673 635390 213025 160275 134026 L 0 112386 0 94151 161507 115918 C 637622 194929 1162694 384673 1758500 693288 2441131 1047095 3121624 1500066 3796556 2008250 3116919 1490348 2431294 1029869 1743102 667448 1153285 356321 631908 161867 158343 76687 L 0 53075 0 34829 160194 58932 C 634929 144812 1156493 339122 1747807 650443 1905206 733263 2062177 822045 2220003 914583 2058327 818291 1897507 727520 1736259 641829 1147190 329736 628199 133131 156651 43434 L 0 18338 Z N">
          <draw:equation draw:name="f0" draw:formula="9144001*logwidth/9144001"/>
          <draw:equation draw:name="f1" draw:formula="4672200*logheight/4684772"/>
          <draw:equation draw:name="f2" draw:formula="9144001*logwidth/9144001"/>
          <draw:equation draw:name="f3" draw:formula="4684772*logheight/4684772"/>
          <draw:equation draw:name="f4" draw:formula="8946419*logwidth/9144001"/>
          <draw:equation draw:name="f5" draw:formula="4684772*logheight/4684772"/>
          <draw:equation draw:name="f6" draw:formula="9063609*logwidth/9144001"/>
          <draw:equation draw:name="f7" draw:formula="4680807*logheight/4684772"/>
          <draw:equation draw:name="f8" draw:formula="5529225*logwidth/9144001"/>
          <draw:equation draw:name="f9" draw:formula="3568138*logheight/4684772"/>
          <draw:equation draw:name="f10" draw:formula="5548472*logwidth/9144001"/>
          <draw:equation draw:name="f11" draw:formula="3581389*logheight/4684772"/>
          <draw:equation draw:name="f12" draw:formula="5530080*logwidth/9144001"/>
          <draw:equation draw:name="f13" draw:formula="3568138*logheight/4684772"/>
          <draw:equation draw:name="f14" draw:formula="5529225*logwidth/9144001"/>
          <draw:equation draw:name="f15" draw:formula="3568138*logheight/4684772"/>
          <draw:equation draw:name="f16" draw:formula="5480038*logwidth/9144001"/>
          <draw:equation draw:name="f17" draw:formula="3554666*logheight/4684772"/>
          <draw:equation draw:name="f18" draw:formula="5493724*logwidth/9144001"/>
          <draw:equation draw:name="f19" draw:formula="3564383*logheight/4684772"/>
          <draw:equation draw:name="f20" draw:formula="5480894*logwidth/9144001"/>
          <draw:equation draw:name="f21" draw:formula="3554666*logheight/4684772"/>
          <draw:equation draw:name="f22" draw:formula="5480038*logwidth/9144001"/>
          <draw:equation draw:name="f23" draw:formula="3554666*logheight/4684772"/>
          <draw:equation draw:name="f24" draw:formula="5506128*logwidth/9144001"/>
          <draw:equation draw:name="f25" draw:formula="3508949*logheight/4684772"/>
          <draw:equation draw:name="f26" draw:formula="5554888*logwidth/9144001"/>
          <draw:equation draw:name="f27" draw:formula="3546273*logheight/4684772"/>
          <draw:equation draw:name="f28" draw:formula="5507839*logwidth/9144001"/>
          <draw:equation draw:name="f29" draw:formula="3508949*logheight/4684772"/>
          <draw:equation draw:name="f30" draw:formula="5506128*logwidth/9144001"/>
          <draw:equation draw:name="f31" draw:formula="3508949*logheight/4684772"/>
          <draw:equation draw:name="f32" draw:formula="5464640*logwidth/9144001"/>
          <draw:equation draw:name="f33" draw:formula="3500336*logheight/4684772"/>
          <draw:equation draw:name="f34" draw:formula="5536068*logwidth/9144001"/>
          <draw:equation draw:name="f35" draw:formula="3552899*logheight/4684772"/>
          <draw:equation draw:name="f36" draw:formula="5536924*logwidth/9144001"/>
          <draw:equation draw:name="f37" draw:formula="3552899*logheight/4684772"/>
          <draw:equation draw:name="f38" draw:formula="5469345*logwidth/9144001"/>
          <draw:equation draw:name="f39" draw:formula="3501440*logheight/4684772"/>
          <draw:equation draw:name="f40" draw:formula="5464640*logwidth/9144001"/>
          <draw:equation draw:name="f41" draw:formula="3500336*logheight/4684772"/>
          <draw:equation draw:name="f42" draw:formula="5417591*logwidth/9144001"/>
          <draw:equation draw:name="f43" draw:formula="3491943*logheight/4684772"/>
          <draw:equation draw:name="f44" draw:formula="5484742*logwidth/9144001"/>
          <draw:equation draw:name="f45" draw:formula="3538544*logheight/4684772"/>
          <draw:equation draw:name="f46" draw:formula="5489875*logwidth/9144001"/>
          <draw:equation draw:name="f47" draw:formula="3539427*logheight/4684772"/>
          <draw:equation draw:name="f48" draw:formula="5425290*logwidth/9144001"/>
          <draw:equation draw:name="f49" draw:formula="3493710*logheight/4684772"/>
          <draw:equation draw:name="f50" draw:formula="5417591*logwidth/9144001"/>
          <draw:equation draw:name="f51" draw:formula="3491943*logheight/4684772"/>
          <draw:equation draw:name="f52" draw:formula="5370543*logwidth/9144001"/>
          <draw:equation draw:name="f53" draw:formula="3481342*logheight/4684772"/>
          <draw:equation draw:name="f54" draw:formula="5432989*logwidth/9144001"/>
          <draw:equation draw:name="f55" draw:formula="3523305*logheight/4684772"/>
          <draw:equation draw:name="f56" draw:formula="5438549*logwidth/9144001"/>
          <draw:equation draw:name="f57" draw:formula="3525292*logheight/4684772"/>
          <draw:equation draw:name="f58" draw:formula="5379097*logwidth/9144001"/>
          <draw:equation draw:name="f59" draw:formula="3483330*logheight/4684772"/>
          <draw:equation draw:name="f60" draw:formula="5370543*logwidth/9144001"/>
          <draw:equation draw:name="f61" draw:formula="3481342*logheight/4684772"/>
          <draw:equation draw:name="f62" draw:formula="5317506*logwidth/9144001"/>
          <draw:equation draw:name="f63" draw:formula="3470962*logheight/4684772"/>
          <draw:equation draw:name="f64" draw:formula="5375248*logwidth/9144001"/>
          <draw:equation draw:name="f65" draw:formula="3507182*logheight/4684772"/>
          <draw:equation draw:name="f66" draw:formula="5381236*logwidth/9144001"/>
          <draw:equation draw:name="f67" draw:formula="3508949*logheight/4684772"/>
          <draw:equation draw:name="f68" draw:formula="5327344*logwidth/9144001"/>
          <draw:equation draw:name="f69" draw:formula="3472729*logheight/4684772"/>
          <draw:equation draw:name="f70" draw:formula="5317506*logwidth/9144001"/>
          <draw:equation draw:name="f71" draw:formula="3470962*logheight/4684772"/>
          <draw:equation draw:name="f72" draw:formula="5261904*logwidth/9144001"/>
          <draw:equation draw:name="f73" draw:formula="3461245*logheight/4684772"/>
          <draw:equation draw:name="f74" draw:formula="5313657*logwidth/9144001"/>
          <draw:equation draw:name="f75" draw:formula="3490839*logheight/4684772"/>
          <draw:equation draw:name="f76" draw:formula="5318362*logwidth/9144001"/>
          <draw:equation draw:name="f77" draw:formula="3492827*logheight/4684772"/>
          <draw:equation draw:name="f78" draw:formula="5271313*logwidth/9144001"/>
          <draw:equation draw:name="f79" draw:formula="3463233*logheight/4684772"/>
          <draw:equation draw:name="f80" draw:formula="5261904*logwidth/9144001"/>
          <draw:equation draw:name="f81" draw:formula="3461245*logheight/4684772"/>
          <draw:equation draw:name="f82" draw:formula="5205873*logwidth/9144001"/>
          <draw:equation draw:name="f83" draw:formula="3449981*logheight/4684772"/>
          <draw:equation draw:name="f84" draw:formula="5250355*logwidth/9144001"/>
          <draw:equation draw:name="f85" draw:formula="3472729*logheight/4684772"/>
          <draw:equation draw:name="f86" draw:formula="5251211*logwidth/9144001"/>
          <draw:equation draw:name="f87" draw:formula="3472729*logheight/4684772"/>
          <draw:equation draw:name="f88" draw:formula="5212717*logwidth/9144001"/>
          <draw:equation draw:name="f89" draw:formula="3450865*logheight/4684772"/>
          <draw:equation draw:name="f90" draw:formula="5205873*logwidth/9144001"/>
          <draw:equation draw:name="f91" draw:formula="3449981*logheight/4684772"/>
          <draw:equation draw:name="f92" draw:formula="5148559*logwidth/9144001"/>
          <draw:equation draw:name="f93" draw:formula="3440264*logheight/4684772"/>
          <draw:equation draw:name="f94" draw:formula="5160108*logwidth/9144001"/>
          <draw:equation draw:name="f95" draw:formula="3445123*logheight/4684772"/>
          <draw:equation draw:name="f96" draw:formula="5150270*logwidth/9144001"/>
          <draw:equation draw:name="f97" draw:formula="3440264*logheight/4684772"/>
          <draw:equation draw:name="f98" draw:formula="5148559*logwidth/9144001"/>
          <draw:equation draw:name="f99" draw:formula="3440264*logheight/4684772"/>
          <draw:equation draw:name="f100" draw:formula="5430851*logwidth/9144001"/>
          <draw:equation draw:name="f101" draw:formula="3427013*logheight/4684772"/>
          <draw:equation draw:name="f102" draw:formula="5512972*logwidth/9144001"/>
          <draw:equation draw:name="f103" draw:formula="3491943*logheight/4684772"/>
          <draw:equation draw:name="f104" draw:formula="5433845*logwidth/9144001"/>
          <draw:equation draw:name="f105" draw:formula="3427013*logheight/4684772"/>
          <draw:equation draw:name="f106" draw:formula="5430851*logwidth/9144001"/>
          <draw:equation draw:name="f107" draw:formula="3427013*logheight/4684772"/>
          <draw:equation draw:name="f108" draw:formula="5394495*logwidth/9144001"/>
          <draw:equation draw:name="f109" draw:formula="3424141*logheight/4684772"/>
          <draw:equation draw:name="f110" draw:formula="5473194*logwidth/9144001"/>
          <draw:equation draw:name="f111" draw:formula="3484214*logheight/4684772"/>
          <draw:equation draw:name="f112" draw:formula="5477044*logwidth/9144001"/>
          <draw:equation draw:name="f113" draw:formula="3485097*logheight/4684772"/>
          <draw:equation draw:name="f114" draw:formula="5400483*logwidth/9144001"/>
          <draw:equation draw:name="f115" draw:formula="3425025*logheight/4684772"/>
          <draw:equation draw:name="f116" draw:formula="5394495*logwidth/9144001"/>
          <draw:equation draw:name="f117" draw:formula="3424141*logheight/4684772"/>
          <draw:equation draw:name="f118" draw:formula="5354290*logwidth/9144001"/>
          <draw:equation draw:name="f119" draw:formula="3419283*logheight/4684772"/>
          <draw:equation draw:name="f120" draw:formula="5430851*logwidth/9144001"/>
          <draw:equation draw:name="f121" draw:formula="3475600*logheight/4684772"/>
          <draw:equation draw:name="f122" draw:formula="5436839*logwidth/9144001"/>
          <draw:equation draw:name="f123" draw:formula="3476484*logheight/4684772"/>
          <draw:equation draw:name="f124" draw:formula="5362844*logwidth/9144001"/>
          <draw:equation draw:name="f125" draw:formula="3420387*logheight/4684772"/>
          <draw:equation draw:name="f126" draw:formula="5354290*logwidth/9144001"/>
          <draw:equation draw:name="f127" draw:formula="3419283*logheight/4684772"/>
          <draw:equation draw:name="f128" draw:formula="4244800*logwidth/9144001"/>
          <draw:equation draw:name="f129" draw:formula="3417516*logheight/4684772"/>
          <draw:equation draw:name="f130" draw:formula="4226409*logwidth/9144001"/>
          <draw:equation draw:name="f131" draw:formula="3421270*logheight/4684772"/>
          <draw:equation draw:name="f132" draw:formula="4214860*logwidth/9144001"/>
          <draw:equation draw:name="f133" draw:formula="3429000*logheight/4684772"/>
          <draw:equation draw:name="f134" draw:formula="4237101*logwidth/9144001"/>
          <draw:equation draw:name="f135" draw:formula="3422154*logheight/4684772"/>
          <draw:equation draw:name="f136" draw:formula="4244800*logwidth/9144001"/>
          <draw:equation draw:name="f137" draw:formula="3417516*logheight/4684772"/>
          <draw:equation draw:name="f138" draw:formula="5309808*logwidth/9144001"/>
          <draw:equation draw:name="f139" draw:formula="3414645*logheight/4684772"/>
          <draw:equation draw:name="f140" draw:formula="5383802*logwidth/9144001"/>
          <draw:equation draw:name="f141" draw:formula="3465220*logheight/4684772"/>
          <draw:equation draw:name="f142" draw:formula="5393639*logwidth/9144001"/>
          <draw:equation draw:name="f143" draw:formula="3466987*logheight/4684772"/>
          <draw:equation draw:name="f144" draw:formula="5322211*logwidth/9144001"/>
          <draw:equation draw:name="f145" draw:formula="3415528*logheight/4684772"/>
          <draw:equation draw:name="f146" draw:formula="5309808*logwidth/9144001"/>
          <draw:equation draw:name="f147" draw:formula="3414645*logheight/4684772"/>
          <draw:equation draw:name="f148" draw:formula="5261904*logwidth/9144001"/>
          <draw:equation draw:name="f149" draw:formula="3409786*logheight/4684772"/>
          <draw:equation draw:name="f150" draw:formula="5331193*logwidth/9144001"/>
          <draw:equation draw:name="f151" draw:formula="3455503*logheight/4684772"/>
          <draw:equation draw:name="f152" draw:formula="5342742*logwidth/9144001"/>
          <draw:equation draw:name="f153" draw:formula="3457490*logheight/4684772"/>
          <draw:equation draw:name="f154" draw:formula="5275163*logwidth/9144001"/>
          <draw:equation draw:name="f155" draw:formula="3410890*logheight/4684772"/>
          <draw:equation draw:name="f156" draw:formula="5261904*logwidth/9144001"/>
          <draw:equation draw:name="f157" draw:formula="3409786*logheight/4684772"/>
          <draw:equation draw:name="f158" draw:formula="5211006*logwidth/9144001"/>
          <draw:equation draw:name="f159" draw:formula="3405148*logheight/4684772"/>
          <draw:equation draw:name="f160" draw:formula="5275163*logwidth/9144001"/>
          <draw:equation draw:name="f161" draw:formula="3445123*logheight/4684772"/>
          <draw:equation draw:name="f162" draw:formula="5288850*logwidth/9144001"/>
          <draw:equation draw:name="f163" draw:formula="3447994*logheight/4684772"/>
          <draw:equation draw:name="f164" draw:formula="5226403*logwidth/9144001"/>
          <draw:equation draw:name="f165" draw:formula="3406915*logheight/4684772"/>
          <draw:equation draw:name="f166" draw:formula="5211006*logwidth/9144001"/>
          <draw:equation draw:name="f167" draw:formula="3405148*logheight/4684772"/>
          <draw:equation draw:name="f168" draw:formula="5157114*logwidth/9144001"/>
          <draw:equation draw:name="f169" draw:formula="3400289*logheight/4684772"/>
          <draw:equation draw:name="f170" draw:formula="5215711*logwidth/9144001"/>
          <draw:equation draw:name="f171" draw:formula="3433638*logheight/4684772"/>
          <draw:equation draw:name="f172" draw:formula="5230253*logwidth/9144001"/>
          <draw:equation draw:name="f173" draw:formula="3436509*logheight/4684772"/>
          <draw:equation draw:name="f174" draw:formula="5173367*logwidth/9144001"/>
          <draw:equation draw:name="f175" draw:formula="3401173*logheight/4684772"/>
          <draw:equation draw:name="f176" draw:formula="5157114*logwidth/9144001"/>
          <draw:equation draw:name="f177" draw:formula="3400289*logheight/4684772"/>
          <draw:equation draw:name="f178" draw:formula="5100228*logwidth/9144001"/>
          <draw:equation draw:name="f179" draw:formula="3396535*logheight/4684772"/>
          <draw:equation draw:name="f180" draw:formula="5153264*logwidth/9144001"/>
          <draw:equation draw:name="f181" draw:formula="3423258*logheight/4684772"/>
          <draw:equation draw:name="f182" draw:formula="5166523*logwidth/9144001"/>
          <draw:equation draw:name="f183" draw:formula="3425025*logheight/4684772"/>
          <draw:equation draw:name="f184" draw:formula="5116481*logwidth/9144001"/>
          <draw:equation draw:name="f185" draw:formula="3397418*logheight/4684772"/>
          <draw:equation draw:name="f186" draw:formula="5100228*logwidth/9144001"/>
          <draw:equation draw:name="f187" draw:formula="3396535*logheight/4684772"/>
          <draw:equation draw:name="f188" draw:formula="5042486*logwidth/9144001"/>
          <draw:equation draw:name="f189" draw:formula="3391676*logheight/4684772"/>
          <draw:equation draw:name="f190" draw:formula="5085686*logwidth/9144001"/>
          <draw:equation draw:name="f191" draw:formula="3411774*logheight/4684772"/>
          <draw:equation draw:name="f192" draw:formula="5098517*logwidth/9144001"/>
          <draw:equation draw:name="f193" draw:formula="3413761*logheight/4684772"/>
          <draw:equation draw:name="f194" draw:formula="5057884*logwidth/9144001"/>
          <draw:equation draw:name="f195" draw:formula="3392780*logheight/4684772"/>
          <draw:equation draw:name="f196" draw:formula="5042486*logwidth/9144001"/>
          <draw:equation draw:name="f197" draw:formula="3391676*logheight/4684772"/>
          <draw:equation draw:name="f198" draw:formula="4986884*logwidth/9144001"/>
          <draw:equation draw:name="f199" draw:formula="3387921*logheight/4684772"/>
          <draw:equation draw:name="f200" draw:formula="5019390*logwidth/9144001"/>
          <draw:equation draw:name="f201" draw:formula="3400289*logheight/4684772"/>
          <draw:equation draw:name="f202" draw:formula="5021528*logwidth/9144001"/>
          <draw:equation draw:name="f203" draw:formula="3400289*logheight/4684772"/>
          <draw:equation draw:name="f204" draw:formula="4993727*logwidth/9144001"/>
          <draw:equation draw:name="f205" draw:formula="3387921*logheight/4684772"/>
          <draw:equation draw:name="f206" draw:formula="4986884*logwidth/9144001"/>
          <draw:equation draw:name="f207" draw:formula="3387921*logheight/4684772"/>
          <draw:equation draw:name="f208" draw:formula="4927431*logwidth/9144001"/>
          <draw:equation draw:name="f209" draw:formula="3384167*logheight/4684772"/>
          <draw:equation draw:name="f210" draw:formula="4936841*logwidth/9144001"/>
          <draw:equation draw:name="f211" draw:formula="3387038*logheight/4684772"/>
          <draw:equation draw:name="f212" draw:formula="4929142*logwidth/9144001"/>
          <draw:equation draw:name="f213" draw:formula="3384167*logheight/4684772"/>
          <draw:equation draw:name="f214" draw:formula="4927431*logwidth/9144001"/>
          <draw:equation draw:name="f215" draw:formula="3384167*logheight/4684772"/>
          <draw:equation draw:name="f216" draw:formula="4331198*logwidth/9144001"/>
          <draw:equation draw:name="f217" draw:formula="3379308*logheight/4684772"/>
          <draw:equation draw:name="f218" draw:formula="4290566*logwidth/9144001"/>
          <draw:equation draw:name="f219" draw:formula="3381296*logheight/4684772"/>
          <draw:equation draw:name="f220" draw:formula="4264903*logwidth/9144001"/>
          <draw:equation draw:name="f221" draw:formula="3397418*logheight/4684772"/>
          <draw:equation draw:name="f222" draw:formula="4307246*logwidth/9144001"/>
          <draw:equation draw:name="f223" draw:formula="3389909*logheight/4684772"/>
          <draw:equation draw:name="f224" draw:formula="4331198*logwidth/9144001"/>
          <draw:equation draw:name="f225" draw:formula="3379308*logheight/4684772"/>
          <draw:equation draw:name="f226" draw:formula="4379102*logwidth/9144001"/>
          <draw:equation draw:name="f227" draw:formula="3377320*logheight/4684772"/>
          <draw:equation draw:name="f228" draw:formula="4374397*logwidth/9144001"/>
          <draw:equation draw:name="f229" draw:formula="3379308*logheight/4684772"/>
          <draw:equation draw:name="f230" draw:formula="4388084*logwidth/9144001"/>
          <draw:equation draw:name="f231" draw:formula="3377320*logheight/4684772"/>
          <draw:equation draw:name="f232" draw:formula="4379102*logwidth/9144001"/>
          <draw:equation draw:name="f233" draw:formula="3377320*logheight/4684772"/>
          <draw:equation draw:name="f234" draw:formula="4764900*logwidth/9144001"/>
          <draw:equation draw:name="f235" draw:formula="3352585*logheight/4684772"/>
          <draw:equation draw:name="f236" draw:formula="4755063*logwidth/9144001"/>
          <draw:equation draw:name="f237" draw:formula="3353689*logheight/4684772"/>
          <draw:equation draw:name="f238" draw:formula="4784147*logwidth/9144001"/>
          <draw:equation draw:name="f239" draw:formula="3360315*logheight/4684772"/>
          <draw:equation draw:name="f240" draw:formula="4788852*logwidth/9144001"/>
          <draw:equation draw:name="f241" draw:formula="3359211*logheight/4684772"/>
          <draw:equation draw:name="f242" draw:formula="4764900*logwidth/9144001"/>
          <draw:equation draw:name="f243" draw:formula="3352585*logheight/4684772"/>
          <draw:equation draw:name="f244" draw:formula="4835045*logwidth/9144001"/>
          <draw:equation draw:name="f245" draw:formula="3348830*logheight/4684772"/>
          <draw:equation draw:name="f246" draw:formula="4814943*logwidth/9144001"/>
          <draw:equation draw:name="f247" draw:formula="3349714*logheight/4684772"/>
          <draw:equation draw:name="f248" draw:formula="4858997*logwidth/9144001"/>
          <draw:equation draw:name="f249" draw:formula="3363186*logheight/4684772"/>
          <draw:equation draw:name="f250" draw:formula="4876106*logwidth/9144001"/>
          <draw:equation draw:name="f251" draw:formula="3364069*logheight/4684772"/>
          <draw:equation draw:name="f252" draw:formula="4835045*logwidth/9144001"/>
          <draw:equation draw:name="f253" draw:formula="3348830*logheight/4684772"/>
          <draw:equation draw:name="f254" draw:formula="4449247*logwidth/9144001"/>
          <draw:equation draw:name="f255" draw:formula="3348830*logheight/4684772"/>
          <draw:equation draw:name="f256" draw:formula="4425295*logwidth/9144001"/>
          <draw:equation draw:name="f257" draw:formula="3358327*logheight/4684772"/>
          <draw:equation draw:name="f258" draw:formula="4462080*logwidth/9144001"/>
          <draw:equation draw:name="f259" draw:formula="3357444*logheight/4684772"/>
          <draw:equation draw:name="f260" draw:formula="4485175*logwidth/9144001"/>
          <draw:equation draw:name="f261" draw:formula="3351701*logheight/4684772"/>
          <draw:equation draw:name="f262" draw:formula="4449247*logwidth/9144001"/>
          <draw:equation draw:name="f263" draw:formula="3348830*logheight/4684772"/>
          <draw:equation draw:name="f264" draw:formula="4895353*logwidth/9144001"/>
          <draw:equation draw:name="f265" draw:formula="3345076*logheight/4684772"/>
          <draw:equation draw:name="f266" draw:formula="4876106*logwidth/9144001"/>
          <draw:equation draw:name="f267" draw:formula="3345959*logheight/4684772"/>
          <draw:equation draw:name="f268" draw:formula="4932136*logwidth/9144001"/>
          <draw:equation draw:name="f269" draw:formula="3366940*logheight/4684772"/>
          <draw:equation draw:name="f270" draw:formula="4947534*logwidth/9144001"/>
          <draw:equation draw:name="f271" draw:formula="3367824*logheight/4684772"/>
          <draw:equation draw:name="f272" draw:formula="4895353*logwidth/9144001"/>
          <draw:equation draw:name="f273" draw:formula="3345076*logheight/4684772"/>
          <draw:equation draw:name="f274" draw:formula="4956088*logwidth/9144001"/>
          <draw:equation draw:name="f275" draw:formula="3342205*logheight/4684772"/>
          <draw:equation draw:name="f276" draw:formula="4932992*logwidth/9144001"/>
          <draw:equation draw:name="f277" draw:formula="3343088*logheight/4684772"/>
          <draw:equation draw:name="f278" draw:formula="4995438*logwidth/9144001"/>
          <draw:equation draw:name="f279" draw:formula="3370695*logheight/4684772"/>
          <draw:equation draw:name="f280" draw:formula="5016824*logwidth/9144001"/>
          <draw:equation draw:name="f281" draw:formula="3371799*logheight/4684772"/>
          <draw:equation draw:name="f282" draw:formula="4956088*logwidth/9144001"/>
          <draw:equation draw:name="f283" draw:formula="3342205*logheight/4684772"/>
          <draw:equation draw:name="f284" draw:formula="4603224*logwidth/9144001"/>
          <draw:equation draw:name="f285" draw:formula="3341101*logheight/4684772"/>
          <draw:equation draw:name="f286" draw:formula="4590821*logwidth/9144001"/>
          <draw:equation draw:name="f287" draw:formula="3343972*logheight/4684772"/>
          <draw:equation draw:name="f288" draw:formula="4627176*logwidth/9144001"/>
          <draw:equation draw:name="f289" draw:formula="3347947*logheight/4684772"/>
          <draw:equation draw:name="f290" draw:formula="4634020*logwidth/9144001"/>
          <draw:equation draw:name="f291" draw:formula="3346843*logheight/4684772"/>
          <draw:equation draw:name="f292" draw:formula="4603224*logwidth/9144001"/>
          <draw:equation draw:name="f293" draw:formula="3341101*logheight/4684772"/>
          <draw:equation draw:name="f294" draw:formula="4356006*logwidth/9144001"/>
          <draw:equation draw:name="f295" draw:formula="3341101*logheight/4684772"/>
          <draw:equation draw:name="f296" draw:formula="4322644*logwidth/9144001"/>
          <draw:equation draw:name="f297" draw:formula="3361198*logheight/4684772"/>
          <draw:equation draw:name="f298" draw:formula="4349591*logwidth/9144001"/>
          <draw:equation draw:name="f299" draw:formula="3360315*logheight/4684772"/>
          <draw:equation draw:name="f300" draw:formula="4377391*logwidth/9144001"/>
          <draw:equation draw:name="f301" draw:formula="3359211*logheight/4684772"/>
          <draw:equation draw:name="f302" draw:formula="4410753*logwidth/9144001"/>
          <draw:equation draw:name="f303" draw:formula="3345076*logheight/4684772"/>
          <draw:equation draw:name="f304" draw:formula="4356006*logwidth/9144001"/>
          <draw:equation draw:name="f305" draw:formula="3341101*logheight/4684772"/>
          <draw:equation draw:name="f306" draw:formula="5013830*logwidth/9144001"/>
          <draw:equation draw:name="f307" draw:formula="3339334*logheight/4684772"/>
          <draw:equation draw:name="f308" draw:formula="4991588*logwidth/9144001"/>
          <draw:equation draw:name="f309" draw:formula="3340217*logheight/4684772"/>
          <draw:equation draw:name="f310" draw:formula="5059167*logwidth/9144001"/>
          <draw:equation draw:name="f311" draw:formula="3374449*logheight/4684772"/>
          <draw:equation draw:name="f312" draw:formula="5079270*logwidth/9144001"/>
          <draw:equation draw:name="f313" draw:formula="3376437*logheight/4684772"/>
          <draw:equation draw:name="f314" draw:formula="5013830*logwidth/9144001"/>
          <draw:equation draw:name="f315" draw:formula="3339334*logheight/4684772"/>
          <draw:equation draw:name="f316" draw:formula="5047619*logwidth/9144001"/>
          <draw:equation draw:name="f317" draw:formula="3338229*logheight/4684772"/>
          <draw:equation draw:name="f318" draw:formula="5120330*logwidth/9144001"/>
          <draw:equation draw:name="f319" draw:formula="3379308*logheight/4684772"/>
          <draw:equation draw:name="f320" draw:formula="5139577*logwidth/9144001"/>
          <draw:equation draw:name="f321" draw:formula="3381296*logheight/4684772"/>
          <draw:equation draw:name="f322" draw:formula="5068577*logwidth/9144001"/>
          <draw:equation draw:name="f323" draw:formula="3338229*logheight/4684772"/>
          <draw:equation draw:name="f324" draw:formula="5047619*logwidth/9144001"/>
          <draw:equation draw:name="f325" draw:formula="3338229*logheight/4684772"/>
          <draw:equation draw:name="f326" draw:formula="5099372*logwidth/9144001"/>
          <draw:equation draw:name="f327" draw:formula="3337346*logheight/4684772"/>
          <draw:equation draw:name="f328" draw:formula="5176361*logwidth/9144001"/>
          <draw:equation draw:name="f329" draw:formula="3384167*logheight/4684772"/>
          <draw:equation draw:name="f330" draw:formula="5194753*logwidth/9144001"/>
          <draw:equation draw:name="f331" draw:formula="3385934*logheight/4684772"/>
          <draw:equation draw:name="f332" draw:formula="5119475*logwidth/9144001"/>
          <draw:equation draw:name="f333" draw:formula="3337346*logheight/4684772"/>
          <draw:equation draw:name="f334" draw:formula="5099372*logwidth/9144001"/>
          <draw:equation draw:name="f335" draw:formula="3337346*logheight/4684772"/>
          <draw:equation draw:name="f336" draw:formula="5345308*logwidth/9144001"/>
          <draw:equation draw:name="f337" draw:formula="3336463*logheight/4684772"/>
          <draw:equation draw:name="f338" draw:formula="5433845*logwidth/9144001"/>
          <draw:equation draw:name="f339" draw:formula="3408019*logheight/4684772"/>
          <draw:equation draw:name="f340" draw:formula="5347446*logwidth/9144001"/>
          <draw:equation draw:name="f341" draw:formula="3336463*logheight/4684772"/>
          <draw:equation draw:name="f342" draw:formula="5345308*logwidth/9144001"/>
          <draw:equation draw:name="f343" draw:formula="3336463*logheight/4684772"/>
          <draw:equation draw:name="f344" draw:formula="5313657*logwidth/9144001"/>
          <draw:equation draw:name="f345" draw:formula="3336463*logheight/4684772"/>
          <draw:equation draw:name="f346" draw:formula="5404332*logwidth/9144001"/>
          <draw:equation draw:name="f347" draw:formula="3406915*logheight/4684772"/>
          <draw:equation draw:name="f348" draw:formula="5408182*logwidth/9144001"/>
          <draw:equation draw:name="f349" draw:formula="3408019*logheight/4684772"/>
          <draw:equation draw:name="f350" draw:formula="5319645*logwidth/9144001"/>
          <draw:equation draw:name="f351" draw:formula="3336463*logheight/4684772"/>
          <draw:equation draw:name="f352" draw:formula="5313657*logwidth/9144001"/>
          <draw:equation draw:name="f353" draw:formula="3336463*logheight/4684772"/>
          <draw:equation draw:name="f354" draw:formula="5149415*logwidth/9144001"/>
          <draw:equation draw:name="f355" draw:formula="3336463*logheight/4684772"/>
          <draw:equation draw:name="f356" draw:formula="5230253*logwidth/9144001"/>
          <draw:equation draw:name="f357" draw:formula="3388805*logheight/4684772"/>
          <draw:equation draw:name="f358" draw:formula="5245650*logwidth/9144001"/>
          <draw:equation draw:name="f359" draw:formula="3390793*logheight/4684772"/>
          <draw:equation draw:name="f360" draw:formula="5166523*logwidth/9144001"/>
          <draw:equation draw:name="f361" draw:formula="3336463*logheight/4684772"/>
          <draw:equation draw:name="f362" draw:formula="5149415*logwidth/9144001"/>
          <draw:equation draw:name="f363" draw:formula="3336463*logheight/4684772"/>
          <draw:equation draw:name="f364" draw:formula="5278157*logwidth/9144001"/>
          <draw:equation draw:name="f365" draw:formula="3335358*logheight/4684772"/>
          <draw:equation draw:name="f366" draw:formula="5366693*logwidth/9144001"/>
          <draw:equation draw:name="f367" draw:formula="3402277*logheight/4684772"/>
          <draw:equation draw:name="f368" draw:formula="5373537*logwidth/9144001"/>
          <draw:equation draw:name="f369" draw:formula="3403160*logheight/4684772"/>
          <draw:equation draw:name="f370" draw:formula="5286711*logwidth/9144001"/>
          <draw:equation draw:name="f371" draw:formula="3335358*logheight/4684772"/>
          <draw:equation draw:name="f372" draw:formula="5278157*logwidth/9144001"/>
          <draw:equation draw:name="f373" draw:formula="3335358*logheight/4684772"/>
          <draw:equation draw:name="f374" draw:formula="5238807*logwidth/9144001"/>
          <draw:equation draw:name="f375" draw:formula="3335358*logheight/4684772"/>
          <draw:equation draw:name="f376" draw:formula="5325205*logwidth/9144001"/>
          <draw:equation draw:name="f377" draw:formula="3398302*logheight/4684772"/>
          <draw:equation draw:name="f378" draw:formula="5335043*logwidth/9144001"/>
          <draw:equation draw:name="f379" draw:formula="3399406*logheight/4684772"/>
          <draw:equation draw:name="f380" draw:formula="5250355*logwidth/9144001"/>
          <draw:equation draw:name="f381" draw:formula="3335358*logheight/4684772"/>
          <draw:equation draw:name="f382" draw:formula="5238807*logwidth/9144001"/>
          <draw:equation draw:name="f383" draw:formula="3335358*logheight/4684772"/>
          <draw:equation draw:name="f384" draw:formula="5196463*logwidth/9144001"/>
          <draw:equation draw:name="f385" draw:formula="3335358*logheight/4684772"/>
          <draw:equation draw:name="f386" draw:formula="5280295*logwidth/9144001"/>
          <draw:equation draw:name="f387" draw:formula="3393664*logheight/4684772"/>
          <draw:equation draw:name="f388" draw:formula="5293554*logwidth/9144001"/>
          <draw:equation draw:name="f389" draw:formula="3394547*logheight/4684772"/>
          <draw:equation draw:name="f390" draw:formula="5211861*logwidth/9144001"/>
          <draw:equation draw:name="f391" draw:formula="3335358*logheight/4684772"/>
          <draw:equation draw:name="f392" draw:formula="5196463*logwidth/9144001"/>
          <draw:equation draw:name="f393" draw:formula="3335358*logheight/4684772"/>
          <draw:equation draw:name="f394" draw:formula="4670375*logwidth/9144001"/>
          <draw:equation draw:name="f395" draw:formula="3325862*logheight/4684772"/>
          <draw:equation draw:name="f396" draw:formula="4645568*logwidth/9144001"/>
          <draw:equation draw:name="f397" draw:formula="3331604*logheight/4684772"/>
          <draw:equation draw:name="f398" draw:formula="4694755*logwidth/9144001"/>
          <draw:equation draw:name="f399" draw:formula="3341101*logheight/4684772"/>
          <draw:equation draw:name="f400" draw:formula="4717852*logwidth/9144001"/>
          <draw:equation draw:name="f401" draw:formula="3339334*logheight/4684772"/>
          <draw:equation draw:name="f402" draw:formula="4670375*logwidth/9144001"/>
          <draw:equation draw:name="f403" draw:formula="3325862*logheight/4684772"/>
          <draw:equation draw:name="f404" draw:formula="4512121*logwidth/9144001"/>
          <draw:equation draw:name="f405" draw:formula="3322991*logheight/4684772"/>
          <draw:equation draw:name="f406" draw:formula="4486031*logwidth/9144001"/>
          <draw:equation draw:name="f407" draw:formula="3333592*logheight/4684772"/>
          <draw:equation draw:name="f408" draw:formula="4536929*logwidth/9144001"/>
          <draw:equation draw:name="f409" draw:formula="3338229*logheight/4684772"/>
          <draw:equation draw:name="f410" draw:formula="4560881*logwidth/9144001"/>
          <draw:equation draw:name="f411" draw:formula="3332708*logheight/4684772"/>
          <draw:equation draw:name="f412" draw:formula="4512121*logwidth/9144001"/>
          <draw:equation draw:name="f413" draw:formula="3322991*logheight/4684772"/>
          <draw:equation draw:name="f414" draw:formula="4735816*logwidth/9144001"/>
          <draw:equation draw:name="f415" draw:formula="3312610*logheight/4684772"/>
          <draw:equation draw:name="f416" draw:formula="4707159*logwidth/9144001"/>
          <draw:equation draw:name="f417" draw:formula="3318353*logheight/4684772"/>
          <draw:equation draw:name="f418" draw:formula="4765756*logwidth/9144001"/>
          <draw:equation draw:name="f419" draw:formula="3335358*logheight/4684772"/>
          <draw:equation draw:name="f420" draw:formula="4793557*logwidth/9144001"/>
          <draw:equation draw:name="f421" draw:formula="3333592*logheight/4684772"/>
          <draw:equation draw:name="f422" draw:formula="4735816*logwidth/9144001"/>
          <draw:equation draw:name="f423" draw:formula="3312610*logheight/4684772"/>
          <draw:equation draw:name="f424" draw:formula="4415887*logwidth/9144001"/>
          <draw:equation draw:name="f425" draw:formula="3306868*logheight/4684772"/>
          <draw:equation draw:name="f426" draw:formula="4384235*logwidth/9144001"/>
          <draw:equation draw:name="f427" draw:formula="3325862*logheight/4684772"/>
          <draw:equation draw:name="f428" draw:formula="4447537*logwidth/9144001"/>
          <draw:equation draw:name="f429" draw:formula="3330720*logheight/4684772"/>
          <draw:equation draw:name="f430" draw:formula="4479187*logwidth/9144001"/>
          <draw:equation draw:name="f431" draw:formula="3318353*logheight/4684772"/>
          <draw:equation draw:name="f432" draw:formula="4415887*logwidth/9144001"/>
          <draw:equation draw:name="f433" draw:formula="3306868*logheight/4684772"/>
          <draw:equation draw:name="f434" draw:formula="4794412*logwidth/9144001"/>
          <draw:equation draw:name="f435" draw:formula="3301126*logheight/4684772"/>
          <draw:equation draw:name="f436" draw:formula="4767466*logwidth/9144001"/>
          <draw:equation draw:name="f437" draw:formula="3306868*logheight/4684772"/>
          <draw:equation draw:name="f438" draw:formula="4835045*logwidth/9144001"/>
          <draw:equation draw:name="f439" draw:formula="3331604*logheight/4684772"/>
          <draw:equation draw:name="f440" draw:formula="4858997*logwidth/9144001"/>
          <draw:equation draw:name="f441" draw:formula="3329837*logheight/4684772"/>
          <draw:equation draw:name="f442" draw:formula="4794412*logwidth/9144001"/>
          <draw:equation draw:name="f443" draw:formula="3301126*logheight/4684772"/>
          <draw:equation draw:name="f444" draw:formula="4574568*logwidth/9144001"/>
          <draw:equation draw:name="f445" draw:formula="3299138*logheight/4684772"/>
          <draw:equation draw:name="f446" draw:formula="4542489*logwidth/9144001"/>
          <draw:equation draw:name="f447" draw:formula="3311727*logheight/4684772"/>
          <draw:equation draw:name="f448" draw:formula="4602369*logwidth/9144001"/>
          <draw:equation draw:name="f449" draw:formula="3322991*logheight/4684772"/>
          <draw:equation draw:name="f450" draw:formula="4634020*logwidth/9144001"/>
          <draw:equation draw:name="f451" draw:formula="3315482*logheight/4684772"/>
          <draw:equation draw:name="f452" draw:formula="4574568*logwidth/9144001"/>
          <draw:equation draw:name="f453" draw:formula="3299138*logheight/4684772"/>
          <draw:equation draw:name="f454" draw:formula="4853437*logwidth/9144001"/>
          <draw:equation draw:name="f455" draw:formula="3290746*logheight/4684772"/>
          <draw:equation draw:name="f456" draw:formula="4825208*logwidth/9144001"/>
          <draw:equation draw:name="f457" draw:formula="3295384*logheight/4684772"/>
          <draw:equation draw:name="f458" draw:formula="4897491*logwidth/9144001"/>
          <draw:equation draw:name="f459" draw:formula="3326966*logheight/4684772"/>
          <draw:equation draw:name="f460" draw:formula="4924437*logwidth/9144001"/>
          <draw:equation draw:name="f461" draw:formula="3325862*logheight/4684772"/>
          <draw:equation draw:name="f462" draw:formula="4853437*logwidth/9144001"/>
          <draw:equation draw:name="f463" draw:formula="3290746*logheight/4684772"/>
          <draw:equation draw:name="f464" draw:formula="4908184*logwidth/9144001"/>
          <draw:equation draw:name="f465" draw:formula="3280145*logheight/4684772"/>
          <draw:equation draw:name="f466" draw:formula="4881238*logwidth/9144001"/>
          <draw:equation draw:name="f467" draw:formula="3285004*logheight/4684772"/>
          <draw:equation draw:name="f468" draw:formula="4959082*logwidth/9144001"/>
          <draw:equation draw:name="f469" draw:formula="3324095*logheight/4684772"/>
          <draw:equation draw:name="f470" draw:formula="4983890*logwidth/9144001"/>
          <draw:equation draw:name="f471" draw:formula="3322107*logheight/4684772"/>
          <draw:equation draw:name="f472" draw:formula="4908184*logwidth/9144001"/>
          <draw:equation draw:name="f473" draw:formula="3280145*logheight/4684772"/>
          <draw:equation draw:name="f474" draw:formula="4637014*logwidth/9144001"/>
          <draw:equation draw:name="f475" draw:formula="3276390*logheight/4684772"/>
          <draw:equation draw:name="f476" draw:formula="4603224*logwidth/9144001"/>
          <draw:equation draw:name="f477" draw:formula="3288758*logheight/4684772"/>
          <draw:equation draw:name="f478" draw:formula="4670375*logwidth/9144001"/>
          <draw:equation draw:name="f479" draw:formula="3307752*logheight/4684772"/>
          <draw:equation draw:name="f480" draw:formula="4704165*logwidth/9144001"/>
          <draw:equation draw:name="f481" draw:formula="3301126*logheight/4684772"/>
          <draw:equation draw:name="f482" draw:formula="4637014*logwidth/9144001"/>
          <draw:equation draw:name="f483" draw:formula="3276390*logheight/4684772"/>
          <draw:equation draw:name="f484" draw:formula="4959938*logwidth/9144001"/>
          <draw:equation draw:name="f485" draw:formula="3272636*logheight/4684772"/>
          <draw:equation draw:name="f486" draw:formula="4935130*logwidth/9144001"/>
          <draw:equation draw:name="f487" draw:formula="3276390*logheight/4684772"/>
          <draw:equation draw:name="f488" draw:formula="5016824*logwidth/9144001"/>
          <draw:equation draw:name="f489" draw:formula="3322107*logheight/4684772"/>
          <draw:equation draw:name="f490" draw:formula="5040776*logwidth/9144001"/>
          <draw:equation draw:name="f491" draw:formula="3321224*logheight/4684772"/>
          <draw:equation draw:name="f492" draw:formula="4959938*logwidth/9144001"/>
          <draw:equation draw:name="f493" draw:formula="3272636*logheight/4684772"/>
          <draw:equation draw:name="f494" draw:formula="4476193*logwidth/9144001"/>
          <draw:equation draw:name="f495" draw:formula="3272636*logheight/4684772"/>
          <draw:equation draw:name="f496" draw:formula="4440693*logwidth/9144001"/>
          <draw:equation draw:name="f497" draw:formula="3292513*logheight/4684772"/>
          <draw:equation draw:name="f498" draw:formula="4510838*logwidth/9144001"/>
          <draw:equation draw:name="f499" draw:formula="3304881*logheight/4684772"/>
          <draw:equation draw:name="f500" draw:formula="4546338*logwidth/9144001"/>
          <draw:equation draw:name="f501" draw:formula="3291629*logheight/4684772"/>
          <draw:equation draw:name="f502" draw:formula="4476193*logwidth/9144001"/>
          <draw:equation draw:name="f503" draw:formula="3272636*logheight/4684772"/>
          <draw:equation draw:name="f504" draw:formula="5009125*logwidth/9144001"/>
          <draw:equation draw:name="f505" draw:formula="3264906*logheight/4684772"/>
          <draw:equation draw:name="f506" draw:formula="4986028*logwidth/9144001"/>
          <draw:equation draw:name="f507" draw:formula="3268661*logheight/4684772"/>
          <draw:equation draw:name="f508" draw:formula="5071571*logwidth/9144001"/>
          <draw:equation draw:name="f509" draw:formula="3320119*logheight/4684772"/>
          <draw:equation draw:name="f510" draw:formula="5093384*logwidth/9144001"/>
          <draw:equation draw:name="f511" draw:formula="3319236*logheight/4684772"/>
          <draw:equation draw:name="f512" draw:formula="5009125*logwidth/9144001"/>
          <draw:equation draw:name="f513" draw:formula="3264906*logheight/4684772"/>
          <draw:equation draw:name="f514" draw:formula="5054035*logwidth/9144001"/>
          <draw:equation draw:name="f515" draw:formula="3259164*logheight/4684772"/>
          <draw:equation draw:name="f516" draw:formula="5033932*logwidth/9144001"/>
          <draw:equation draw:name="f517" draw:formula="3262035*logheight/4684772"/>
          <draw:equation draw:name="f518" draw:formula="5122469*logwidth/9144001"/>
          <draw:equation draw:name="f519" draw:formula="3319236*logheight/4684772"/>
          <draw:equation draw:name="f520" draw:formula="5141716*logwidth/9144001"/>
          <draw:equation draw:name="f521" draw:formula="3319236*logheight/4684772"/>
          <draw:equation draw:name="f522" draw:formula="5054035*logwidth/9144001"/>
          <draw:equation draw:name="f523" draw:formula="3259164*logheight/4684772"/>
          <draw:equation draw:name="f524" draw:formula="4692617*logwidth/9144001"/>
          <draw:equation draw:name="f525" draw:formula="3257176*logheight/4684772"/>
          <draw:equation draw:name="f526" draw:formula="4662677*logwidth/9144001"/>
          <draw:equation draw:name="f527" draw:formula="3267777*logheight/4684772"/>
          <draw:equation draw:name="f528" draw:formula="4737099*logwidth/9144001"/>
          <draw:equation draw:name="f529" draw:formula="3293617*logheight/4684772"/>
          <draw:equation draw:name="f530" draw:formula="4765756*logwidth/9144001"/>
          <draw:equation draw:name="f531" draw:formula="3287875*logheight/4684772"/>
          <draw:equation draw:name="f532" draw:formula="4692617*logwidth/9144001"/>
          <draw:equation draw:name="f533" draw:formula="3257176*logheight/4684772"/>
          <draw:equation draw:name="f534" draw:formula="5096378*logwidth/9144001"/>
          <draw:equation draw:name="f535" draw:formula="3253422*logheight/4684772"/>
          <draw:equation draw:name="f536" draw:formula="5079270*logwidth/9144001"/>
          <draw:equation draw:name="f537" draw:formula="3255409*logheight/4684772"/>
          <draw:equation draw:name="f538" draw:formula="5170373*logwidth/9144001"/>
          <draw:equation draw:name="f539" draw:formula="3318353*logheight/4684772"/>
          <draw:equation draw:name="f540" draw:formula="5187054*logwidth/9144001"/>
          <draw:equation draw:name="f541" draw:formula="3318353*logheight/4684772"/>
          <draw:equation draw:name="f542" draw:formula="5096378*logwidth/9144001"/>
          <draw:equation draw:name="f543" draw:formula="3253422*logheight/4684772"/>
          <draw:equation draw:name="f544" draw:formula="5134873*logwidth/9144001"/>
          <draw:equation draw:name="f545" draw:formula="3248784*logheight/4684772"/>
          <draw:equation draw:name="f546" draw:formula="5120330*logwidth/9144001"/>
          <draw:equation draw:name="f547" draw:formula="3250551*logheight/4684772"/>
          <draw:equation draw:name="f548" draw:formula="5215711*logwidth/9144001"/>
          <draw:equation draw:name="f549" draw:formula="3318353*logheight/4684772"/>
          <draw:equation draw:name="f550" draw:formula="5228114*logwidth/9144001"/>
          <draw:equation draw:name="f551" draw:formula="3318353*logheight/4684772"/>
          <draw:equation draw:name="f552" draw:formula="5134873*logwidth/9144001"/>
          <draw:equation draw:name="f553" draw:formula="3248784*logheight/4684772"/>
          <draw:equation draw:name="f554" draw:formula="5168662*logwidth/9144001"/>
          <draw:equation draw:name="f555" draw:formula="3244808*logheight/4684772"/>
          <draw:equation draw:name="f556" draw:formula="5157969*logwidth/9144001"/>
          <draw:equation draw:name="f557" draw:formula="3245913*logheight/4684772"/>
          <draw:equation draw:name="f558" draw:formula="5254205*logwidth/9144001"/>
          <draw:equation draw:name="f559" draw:formula="3318353*logheight/4684772"/>
          <draw:equation draw:name="f560" draw:formula="5263614*logwidth/9144001"/>
          <draw:equation draw:name="f561" draw:formula="3318353*logheight/4684772"/>
          <draw:equation draw:name="f562" draw:formula="5168662*logwidth/9144001"/>
          <draw:equation draw:name="f563" draw:formula="3244808*logheight/4684772"/>
          <draw:equation draw:name="f564" draw:formula="5200313*logwidth/9144001"/>
          <draw:equation draw:name="f565" draw:formula="3241054*logheight/4684772"/>
          <draw:equation draw:name="f566" draw:formula="5192614*logwidth/9144001"/>
          <draw:equation draw:name="f567" draw:formula="3241937*logheight/4684772"/>
          <draw:equation draw:name="f568" draw:formula="5290560*logwidth/9144001"/>
          <draw:equation draw:name="f569" draw:formula="3318353*logheight/4684772"/>
          <draw:equation draw:name="f570" draw:formula="5297404*logwidth/9144001"/>
          <draw:equation draw:name="f571" draw:formula="3318353*logheight/4684772"/>
          <draw:equation draw:name="f572" draw:formula="5200313*logwidth/9144001"/>
          <draw:equation draw:name="f573" draw:formula="3241054*logheight/4684772"/>
          <draw:equation draw:name="f574" draw:formula="4533935*logwidth/9144001"/>
          <draw:equation draw:name="f575" draw:formula="3241054*logheight/4684772"/>
          <draw:equation draw:name="f576" draw:formula="4498434*logwidth/9144001"/>
          <draw:equation draw:name="f577" draw:formula="3261152*logheight/4684772"/>
          <draw:equation draw:name="f578" draw:formula="4574568*logwidth/9144001"/>
          <draw:equation draw:name="f579" draw:formula="3281028*logheight/4684772"/>
          <draw:equation draw:name="f580" draw:formula="4610923*logwidth/9144001"/>
          <draw:equation draw:name="f581" draw:formula="3267777*logheight/4684772"/>
          <draw:equation draw:name="f582" draw:formula="4533935*logwidth/9144001"/>
          <draw:equation draw:name="f583" draw:formula="3241054*logheight/4684772"/>
          <draw:equation draw:name="f584" draw:formula="4748219*logwidth/9144001"/>
          <draw:equation draw:name="f585" draw:formula="3239066*logheight/4684772"/>
          <draw:equation draw:name="f586" draw:formula="4717852*logwidth/9144001"/>
          <draw:equation draw:name="f587" draw:formula="3249667*logheight/4684772"/>
          <draw:equation draw:name="f588" draw:formula="4795696*logwidth/9144001"/>
          <draw:equation draw:name="f589" draw:formula="3283016*logheight/4684772"/>
          <draw:equation draw:name="f590" draw:formula="4826491*logwidth/9144001"/>
          <draw:equation draw:name="f591" draw:formula="3277274*logheight/4684772"/>
          <draw:equation draw:name="f592" draw:formula="4748219*logwidth/9144001"/>
          <draw:equation draw:name="f593" draw:formula="3239066*logheight/4684772"/>
          <draw:equation draw:name="f594" draw:formula="5222554*logwidth/9144001"/>
          <draw:equation draw:name="f595" draw:formula="3238183*logheight/4684772"/>
          <draw:equation draw:name="f596" draw:formula="5322211*logwidth/9144001"/>
          <draw:equation draw:name="f597" draw:formula="3318353*logheight/4684772"/>
          <draw:equation draw:name="f598" draw:formula="5325205*logwidth/9144001"/>
          <draw:equation draw:name="f599" draw:formula="3318353*logheight/4684772"/>
          <draw:equation draw:name="f600" draw:formula="5226403*logwidth/9144001"/>
          <draw:equation draw:name="f601" draw:formula="3238183*logheight/4684772"/>
          <draw:equation draw:name="f602" draw:formula="5222554*logwidth/9144001"/>
          <draw:equation draw:name="f603" draw:formula="3238183*logheight/4684772"/>
          <draw:equation draw:name="f604" draw:formula="4800400*logwidth/9144001"/>
          <draw:equation draw:name="f605" draw:formula="3220956*logheight/4684772"/>
          <draw:equation draw:name="f606" draw:formula="4771316*logwidth/9144001"/>
          <draw:equation draw:name="f607" draw:formula="3230674*logheight/4684772"/>
          <draw:equation draw:name="f608" draw:formula="4854292*logwidth/9144001"/>
          <draw:equation draw:name="f609" draw:formula="3271532*logheight/4684772"/>
          <draw:equation draw:name="f610" draw:formula="4882949*logwidth/9144001"/>
          <draw:equation draw:name="f611" draw:formula="3266894*logheight/4684772"/>
          <draw:equation draw:name="f612" draw:formula="4800400*logwidth/9144001"/>
          <draw:equation draw:name="f613" draw:formula="3220956*logheight/4684772"/>
          <draw:equation draw:name="f614" draw:formula="4587827*logwidth/9144001"/>
          <draw:equation draw:name="f615" draw:formula="3213447*logheight/4684772"/>
          <draw:equation draw:name="f616" draw:formula="4556176*logwidth/9144001"/>
          <draw:equation draw:name="f617" draw:formula="3229570*logheight/4684772"/>
          <draw:equation draw:name="f618" draw:formula="4637869*logwidth/9144001"/>
          <draw:equation draw:name="f619" draw:formula="3258280*logheight/4684772"/>
          <draw:equation draw:name="f620" draw:formula="4669520*logwidth/9144001"/>
          <draw:equation draw:name="f621" draw:formula="3246796*logheight/4684772"/>
          <draw:equation draw:name="f622" draw:formula="4587827*logwidth/9144001"/>
          <draw:equation draw:name="f623" draw:formula="3213447*logheight/4684772"/>
          <draw:equation draw:name="f624" draw:formula="4849588*logwidth/9144001"/>
          <draw:equation draw:name="f625" draw:formula="3205717*logheight/4684772"/>
          <draw:equation draw:name="f626" draw:formula="4822642*logwidth/9144001"/>
          <draw:equation draw:name="f627" draw:formula="3214331*logheight/4684772"/>
          <draw:equation draw:name="f628" draw:formula="4909040*logwidth/9144001"/>
          <draw:equation draw:name="f629" draw:formula="3262035*logheight/4684772"/>
          <draw:equation draw:name="f630" draw:formula="4935986*logwidth/9144001"/>
          <draw:equation draw:name="f631" draw:formula="3258280*logheight/4684772"/>
          <draw:equation draw:name="f632" draw:formula="4849588*logwidth/9144001"/>
          <draw:equation draw:name="f633" draw:formula="3205717*logheight/4684772"/>
          <draw:equation draw:name="f634" draw:formula="4897491*logwidth/9144001"/>
          <draw:equation draw:name="f635" draw:formula="3193350*logheight/4684772"/>
          <draw:equation draw:name="f636" draw:formula="4872256*logwidth/9144001"/>
          <draw:equation draw:name="f637" draw:formula="3201079*logheight/4684772"/>
          <draw:equation draw:name="f638" draw:formula="4962932*logwidth/9144001"/>
          <draw:equation draw:name="f639" draw:formula="3254526*logheight/4684772"/>
          <draw:equation draw:name="f640" draw:formula="4986884*logwidth/9144001"/>
          <draw:equation draw:name="f641" draw:formula="3250551*logheight/4684772"/>
          <draw:equation draw:name="f642" draw:formula="4897491*logwidth/9144001"/>
          <draw:equation draw:name="f643" draw:formula="3193350*logheight/4684772"/>
          <draw:equation draw:name="f644" draw:formula="4639580*logwidth/9144001"/>
          <draw:equation draw:name="f645" draw:formula="3186724*logheight/4684772"/>
          <draw:equation draw:name="f646" draw:formula="4607074*logwidth/9144001"/>
          <draw:equation draw:name="f647" draw:formula="3201963*logheight/4684772"/>
          <draw:equation draw:name="f648" draw:formula="4692617*logwidth/9144001"/>
          <draw:equation draw:name="f649" draw:formula="3238183*logheight/4684772"/>
          <draw:equation draw:name="f650" draw:formula="4725551*logwidth/9144001"/>
          <draw:equation draw:name="f651" draw:formula="3227803*logheight/4684772"/>
          <draw:equation draw:name="f652" draw:formula="4639580*logwidth/9144001"/>
          <draw:equation draw:name="f653" draw:formula="3186724*logheight/4684772"/>
          <draw:equation draw:name="f654" draw:formula="4940691*logwidth/9144001"/>
          <draw:equation draw:name="f655" draw:formula="3180982*logheight/4684772"/>
          <draw:equation draw:name="f656" draw:formula="4918449*logwidth/9144001"/>
          <draw:equation draw:name="f657" draw:formula="3186724*logheight/4684772"/>
          <draw:equation draw:name="f658" draw:formula="5011691*logwidth/9144001"/>
          <draw:equation draw:name="f659" draw:formula="3246796*logheight/4684772"/>
          <draw:equation draw:name="f660" draw:formula="5033077*logwidth/9144001"/>
          <draw:equation draw:name="f661" draw:formula="3243925*logheight/4684772"/>
          <draw:equation draw:name="f662" draw:formula="4940691*logwidth/9144001"/>
          <draw:equation draw:name="f663" draw:formula="3180982*logheight/4684772"/>
          <draw:equation draw:name="f664" draw:formula="4980040*logwidth/9144001"/>
          <draw:equation draw:name="f665" draw:formula="3171485*logheight/4684772"/>
          <draw:equation draw:name="f666" draw:formula="4960793*logwidth/9144001"/>
          <draw:equation draw:name="f667" draw:formula="3176123*logheight/4684772"/>
          <draw:equation draw:name="f668" draw:formula="5057029*logwidth/9144001"/>
          <draw:equation draw:name="f669" draw:formula="3241054*logheight/4684772"/>
          <draw:equation draw:name="f670" draw:formula="5075420*logwidth/9144001"/>
          <draw:equation draw:name="f671" draw:formula="3238183*logheight/4684772"/>
          <draw:equation draw:name="f672" draw:formula="4980040*logwidth/9144001"/>
          <draw:equation draw:name="f673" draw:formula="3171485*logheight/4684772"/>
          <draw:equation draw:name="f674" draw:formula="4689623*logwidth/9144001"/>
          <draw:equation draw:name="f675" draw:formula="3162872*logheight/4684772"/>
          <draw:equation draw:name="f676" draw:formula="4660110*logwidth/9144001"/>
          <draw:equation draw:name="f677" draw:formula="3177227*logheight/4684772"/>
          <draw:equation draw:name="f678" draw:formula="4749502*logwidth/9144001"/>
          <draw:equation draw:name="f679" draw:formula="3220073*logheight/4684772"/>
          <draw:equation draw:name="f680" draw:formula="4779015*logwidth/9144001"/>
          <draw:equation draw:name="f681" draw:formula="3210576*logheight/4684772"/>
          <draw:equation draw:name="f682" draw:formula="4689623*logwidth/9144001"/>
          <draw:equation draw:name="f683" draw:formula="3162872*logheight/4684772"/>
          <draw:equation draw:name="f684" draw:formula="5015540*logwidth/9144001"/>
          <draw:equation draw:name="f685" draw:formula="3160884*logheight/4684772"/>
          <draw:equation draw:name="f686" draw:formula="5000143*logwidth/9144001"/>
          <draw:equation draw:name="f687" draw:formula="3164859*logheight/4684772"/>
          <draw:equation draw:name="f688" draw:formula="5099372*logwidth/9144001"/>
          <draw:equation draw:name="f689" draw:formula="3235312*logheight/4684772"/>
          <draw:equation draw:name="f690" draw:formula="5113915*logwidth/9144001"/>
          <draw:equation draw:name="f691" draw:formula="3233545*logheight/4684772"/>
          <draw:equation draw:name="f692" draw:formula="5015540*logwidth/9144001"/>
          <draw:equation draw:name="f693" draw:formula="3160884*logheight/4684772"/>
          <draw:equation draw:name="f694" draw:formula="5049330*logwidth/9144001"/>
          <draw:equation draw:name="f695" draw:formula="3151387*logheight/4684772"/>
          <draw:equation draw:name="f696" draw:formula="5036926*logwidth/9144001"/>
          <draw:equation draw:name="f697" draw:formula="3154258*logheight/4684772"/>
          <draw:equation draw:name="f698" draw:formula="5137867*logwidth/9144001"/>
          <draw:equation draw:name="f699" draw:formula="3229570*logheight/4684772"/>
          <draw:equation draw:name="f700" draw:formula="5149415*logwidth/9144001"/>
          <draw:equation draw:name="f701" draw:formula="3228686*logheight/4684772"/>
          <draw:equation draw:name="f702" draw:formula="5049330*logwidth/9144001"/>
          <draw:equation draw:name="f703" draw:formula="3151387*logheight/4684772"/>
          <draw:equation draw:name="f704" draw:formula="5079270*logwidth/9144001"/>
          <draw:equation draw:name="f705" draw:formula="3144762*logheight/4684772"/>
          <draw:equation draw:name="f706" draw:formula="5069432*logwidth/9144001"/>
          <draw:equation draw:name="f707" draw:formula="3146749*logheight/4684772"/>
          <draw:equation draw:name="f708" draw:formula="5172511*logwidth/9144001"/>
          <draw:equation draw:name="f709" draw:formula="3225815*logheight/4684772"/>
          <draw:equation draw:name="f710" draw:formula="5181066*logwidth/9144001"/>
          <draw:equation draw:name="f711" draw:formula="3225815*logheight/4684772"/>
          <draw:equation draw:name="f712" draw:formula="5079270*logwidth/9144001"/>
          <draw:equation draw:name="f713" draw:formula="3144762*logheight/4684772"/>
          <draw:equation draw:name="f714" draw:formula="4735816*logwidth/9144001"/>
          <draw:equation draw:name="f715" draw:formula="3141007*logheight/4684772"/>
          <draw:equation draw:name="f716" draw:formula="4708014*logwidth/9144001"/>
          <draw:equation draw:name="f717" draw:formula="3153375*logheight/4684772"/>
          <draw:equation draw:name="f718" draw:formula="4801256*logwidth/9144001"/>
          <draw:equation draw:name="f719" draw:formula="3203950*logheight/4684772"/>
          <draw:equation draw:name="f720" draw:formula="4829057*logwidth/9144001"/>
          <draw:equation draw:name="f721" draw:formula="3195337*logheight/4684772"/>
          <draw:equation draw:name="f722" draw:formula="4735816*logwidth/9144001"/>
          <draw:equation draw:name="f723" draw:formula="3141007*logheight/4684772"/>
          <draw:equation draw:name="f724" draw:formula="5104077*logwidth/9144001"/>
          <draw:equation draw:name="f725" draw:formula="3138136*logheight/4684772"/>
          <draw:equation draw:name="f726" draw:formula="5098517*logwidth/9144001"/>
          <draw:equation draw:name="f727" draw:formula="3139903*logheight/4684772"/>
          <draw:equation draw:name="f728" draw:formula="5203307*logwidth/9144001"/>
          <draw:equation draw:name="f729" draw:formula="3222944*logheight/4684772"/>
          <draw:equation draw:name="f730" draw:formula="5208012*logwidth/9144001"/>
          <draw:equation draw:name="f731" draw:formula="3222060*logheight/4684772"/>
          <draw:equation draw:name="f732" draw:formula="5104077*logwidth/9144001"/>
          <draw:equation draw:name="f733" draw:formula="3138136*logheight/4684772"/>
          <draw:equation draw:name="f734" draw:formula="5123324*logwidth/9144001"/>
          <draw:equation draw:name="f735" draw:formula="3133277*logheight/4684772"/>
          <draw:equation draw:name="f736" draw:formula="5230253*logwidth/9144001"/>
          <draw:equation draw:name="f737" draw:formula="3219189*logheight/4684772"/>
          <draw:equation draw:name="f738" draw:formula="5125463*logwidth/9144001"/>
          <draw:equation draw:name="f739" draw:formula="3133277*logheight/4684772"/>
          <draw:equation draw:name="f740" draw:formula="5123324*logwidth/9144001"/>
          <draw:equation draw:name="f741" draw:formula="3133277*logheight/4684772"/>
          <draw:equation draw:name="f742" draw:formula="4780298*logwidth/9144001"/>
          <draw:equation draw:name="f743" draw:formula="3120026*logheight/4684772"/>
          <draw:equation draw:name="f744" draw:formula="4753352*logwidth/9144001"/>
          <draw:equation draw:name="f745" draw:formula="3131511*logheight/4684772"/>
          <draw:equation draw:name="f746" draw:formula="4850443*logwidth/9144001"/>
          <draw:equation draw:name="f747" draw:formula="3188712*logheight/4684772"/>
          <draw:equation draw:name="f748" draw:formula="4876106*logwidth/9144001"/>
          <draw:equation draw:name="f749" draw:formula="3180982*logheight/4684772"/>
          <draw:equation draw:name="f750" draw:formula="4780298*logwidth/9144001"/>
          <draw:equation draw:name="f751" draw:formula="3120026*logheight/4684772"/>
          <draw:equation draw:name="f752" draw:formula="4821358*logwidth/9144001"/>
          <draw:equation draw:name="f753" draw:formula="3101916*logheight/4684772"/>
          <draw:equation draw:name="f754" draw:formula="4798262*logwidth/9144001"/>
          <draw:equation draw:name="f755" draw:formula="3112296*logheight/4684772"/>
          <draw:equation draw:name="f756" draw:formula="4898347*logwidth/9144001"/>
          <draw:equation draw:name="f757" draw:formula="3175240*logheight/4684772"/>
          <draw:equation draw:name="f758" draw:formula="4920588*logwidth/9144001"/>
          <draw:equation draw:name="f759" draw:formula="3168614*logheight/4684772"/>
          <draw:equation draw:name="f760" draw:formula="4821358*logwidth/9144001"/>
          <draw:equation draw:name="f761" draw:formula="3101916*logheight/4684772"/>
          <draw:equation draw:name="f762" draw:formula="4858997*logwidth/9144001"/>
          <draw:equation draw:name="f763" draw:formula="3085573*logheight/4684772"/>
          <draw:equation draw:name="f764" draw:formula="4838895*logwidth/9144001"/>
          <draw:equation draw:name="f765" draw:formula="3094186*logheight/4684772"/>
          <draw:equation draw:name="f766" draw:formula="4940691*logwidth/9144001"/>
          <draw:equation draw:name="f767" draw:formula="3162872*logheight/4684772"/>
          <draw:equation draw:name="f768" draw:formula="4960793*logwidth/9144001"/>
          <draw:equation draw:name="f769" draw:formula="3157130*logheight/4684772"/>
          <draw:equation draw:name="f770" draw:formula="4858997*logwidth/9144001"/>
          <draw:equation draw:name="f771" draw:formula="3085573*logheight/4684772"/>
          <draw:equation draw:name="f772" draw:formula="4893642*logwidth/9144001"/>
          <draw:equation draw:name="f773" draw:formula="3070334*logheight/4684772"/>
          <draw:equation draw:name="f774" draw:formula="4876106*logwidth/9144001"/>
          <draw:equation draw:name="f775" draw:formula="3076960*logheight/4684772"/>
          <draw:equation draw:name="f776" draw:formula="4980896*logwidth/9144001"/>
          <draw:equation draw:name="f777" draw:formula="3151387*logheight/4684772"/>
          <draw:equation draw:name="f778" draw:formula="4997576*logwidth/9144001"/>
          <draw:equation draw:name="f779" draw:formula="3146749*logheight/4684772"/>
          <draw:equation draw:name="f780" draw:formula="4893642*logwidth/9144001"/>
          <draw:equation draw:name="f781" draw:formula="3070334*logheight/4684772"/>
          <draw:equation draw:name="f782" draw:formula="4925293*logwidth/9144001"/>
          <draw:equation draw:name="f783" draw:formula="3057083*logheight/4684772"/>
          <draw:equation draw:name="f784" draw:formula="4912034*logwidth/9144001"/>
          <draw:equation draw:name="f785" draw:formula="3062825*logheight/4684772"/>
          <draw:equation draw:name="f786" draw:formula="5018534*logwidth/9144001"/>
          <draw:equation draw:name="f787" draw:formula="3141891*logheight/4684772"/>
          <draw:equation draw:name="f788" draw:formula="5032221*logwidth/9144001"/>
          <draw:equation draw:name="f789" draw:formula="3138136*logheight/4684772"/>
          <draw:equation draw:name="f790" draw:formula="4925293*logwidth/9144001"/>
          <draw:equation draw:name="f791" draw:formula="3057083*logheight/4684772"/>
          <draw:equation draw:name="f792" draw:formula="4953094*logwidth/9144001"/>
          <draw:equation draw:name="f793" draw:formula="3045599*logheight/4684772"/>
          <draw:equation draw:name="f794" draw:formula="4942829*logwidth/9144001"/>
          <draw:equation draw:name="f795" draw:formula="3050457*logheight/4684772"/>
          <draw:equation draw:name="f796" draw:formula="5051468*logwidth/9144001"/>
          <draw:equation draw:name="f797" draw:formula="3133277*logheight/4684772"/>
          <draw:equation draw:name="f798" draw:formula="5060878*logwidth/9144001"/>
          <draw:equation draw:name="f799" draw:formula="3130406*logheight/4684772"/>
          <draw:equation draw:name="f800" draw:formula="4953094*logwidth/9144001"/>
          <draw:equation draw:name="f801" draw:formula="3045599*logheight/4684772"/>
          <draw:equation draw:name="f802" draw:formula="4977046*logwidth/9144001"/>
          <draw:equation draw:name="f803" draw:formula="3036102*logheight/4684772"/>
          <draw:equation draw:name="f804" draw:formula="4970631*logwidth/9144001"/>
          <draw:equation draw:name="f805" draw:formula="3039856*logheight/4684772"/>
          <draw:equation draw:name="f806" draw:formula="5080981*logwidth/9144001"/>
          <draw:equation draw:name="f807" draw:formula="3126652*logheight/4684772"/>
          <draw:equation draw:name="f808" draw:formula="5086969*logwidth/9144001"/>
          <draw:equation draw:name="f809" draw:formula="3124664*logheight/4684772"/>
          <draw:equation draw:name="f810" draw:formula="4977046*logwidth/9144001"/>
          <draw:equation draw:name="f811" draw:formula="3036102*logheight/4684772"/>
          <draw:equation draw:name="f812" draw:formula="4998432*logwidth/9144001"/>
          <draw:equation draw:name="f813" draw:formula="3027489*logheight/4684772"/>
          <draw:equation draw:name="f814" draw:formula="4994582*logwidth/9144001"/>
          <draw:equation draw:name="f815" draw:formula="3028372*logheight/4684772"/>
          <draw:equation draw:name="f816" draw:formula="5107071*logwidth/9144001"/>
          <draw:equation draw:name="f817" draw:formula="3118922*logheight/4684772"/>
          <draw:equation draw:name="f818" draw:formula="5108782*logwidth/9144001"/>
          <draw:equation draw:name="f819" draw:formula="3118038*logheight/4684772"/>
          <draw:equation draw:name="f820" draw:formula="4998432*logwidth/9144001"/>
          <draw:equation draw:name="f821" draw:formula="3027489*logheight/4684772"/>
          <draw:equation draw:name="f822" draw:formula="0*logwidth/9144001"/>
          <draw:equation draw:name="f823" draw:formula="0*logheight/4684772"/>
          <draw:equation draw:name="f824" draw:formula="158251*logwidth/9144001"/>
          <draw:equation draw:name="f825" draw:formula="25009*logheight/4684772"/>
          <draw:equation draw:name="f826" draw:formula="1740964*logwidth/9144001"/>
          <draw:equation draw:name="f827" draw:formula="624602*logheight/4684772"/>
          <draw:equation draw:name="f828" draw:formula="5046336*logwidth/9144001"/>
          <draw:equation draw:name="f829" draw:formula="2991269*logheight/4684772"/>
          <draw:equation draw:name="f830" draw:formula="5731106*logwidth/9144001"/>
          <draw:equation draw:name="f831" draw:formula="2783445*logheight/4684772"/>
          <draw:equation draw:name="f832" draw:formula="6820493*logwidth/9144001"/>
          <draw:equation draw:name="f833" draw:formula="2594616*logheight/4684772"/>
          <draw:equation draw:name="f834" draw:formula="8567276*logwidth/9144001"/>
          <draw:equation draw:name="f835" draw:formula="2161743*logheight/4684772"/>
          <draw:equation draw:name="f836" draw:formula="9038469*logwidth/9144001"/>
          <draw:equation draw:name="f837" draw:formula="1823185*logheight/4684772"/>
          <draw:equation draw:name="f838" draw:formula="9144001*logwidth/9144001"/>
          <draw:equation draw:name="f839" draw:formula="1711558*logheight/4684772"/>
          <draw:equation draw:name="f840" draw:formula="9144001*logwidth/9144001"/>
          <draw:equation draw:name="f841" draw:formula="1734071*logheight/4684772"/>
          <draw:equation draw:name="f842" draw:formula="9046228*logwidth/9144001"/>
          <draw:equation draw:name="f843" draw:formula="1837475*logheight/4684772"/>
          <draw:equation draw:name="f844" draw:formula="8571125*logwidth/9144001"/>
          <draw:equation draw:name="f845" draw:formula="2177865*logheight/4684772"/>
          <draw:equation draw:name="f846" draw:formula="6820493*logwidth/9144001"/>
          <draw:equation draw:name="f847" draw:formula="2611842*logheight/4684772"/>
          <draw:equation draw:name="f848" draw:formula="5731961*logwidth/9144001"/>
          <draw:equation draw:name="f849" draw:formula="2799568*logheight/4684772"/>
          <draw:equation draw:name="f850" draw:formula="5060023*logwidth/9144001"/>
          <draw:equation draw:name="f851" draw:formula="3002753*logheight/4684772"/>
          <draw:equation draw:name="f852" draw:formula="5176361*logwidth/9144001"/>
          <draw:equation draw:name="f853" draw:formula="3101916*logheight/4684772"/>
          <draw:equation draw:name="f854" draw:formula="5847444*logwidth/9144001"/>
          <draw:equation draw:name="f855" draw:formula="2986410*logheight/4684772"/>
          <draw:equation draw:name="f856" draw:formula="6770450*logwidth/9144001"/>
          <draw:equation draw:name="f857" draw:formula="2913086*logheight/4684772"/>
          <draw:equation draw:name="f858" draw:formula="8733656*logwidth/9144001"/>
          <draw:equation draw:name="f859" draw:formula="2543157*logheight/4684772"/>
          <draw:equation draw:name="f860" draw:formula="9075594*logwidth/9144001"/>
          <draw:equation draw:name="f861" draw:formula="2306623*logheight/4684772"/>
          <draw:equation draw:name="f862" draw:formula="9144001*logwidth/9144001"/>
          <draw:equation draw:name="f863" draw:formula="2240220*logheight/4684772"/>
          <draw:equation draw:name="f864" draw:formula="9144001*logwidth/9144001"/>
          <draw:equation draw:name="f865" draw:formula="2262876*logheight/4684772"/>
          <draw:equation draw:name="f866" draw:formula="9083426*logwidth/9144001"/>
          <draw:equation draw:name="f867" draw:formula="2321672*logheight/4684772"/>
          <draw:equation draw:name="f868" draw:formula="8738361*logwidth/9144001"/>
          <draw:equation draw:name="f869" draw:formula="2560163*logheight/4684772"/>
          <draw:equation draw:name="f870" draw:formula="6771306*logwidth/9144001"/>
          <draw:equation draw:name="f871" draw:formula="2931196*logheight/4684772"/>
          <draw:equation draw:name="f872" draw:formula="5848299*logwidth/9144001"/>
          <draw:equation draw:name="f873" draw:formula="3002753*logheight/4684772"/>
          <draw:equation draw:name="f874" draw:formula="5192614*logwidth/9144001"/>
          <draw:equation draw:name="f875" draw:formula="3114284*logheight/4684772"/>
          <draw:equation draw:name="f876" draw:formula="5303392*logwidth/9144001"/>
          <draw:equation draw:name="f877" draw:formula="3209693*logheight/4684772"/>
          <draw:equation draw:name="f878" draw:formula="5960788*logwidth/9144001"/>
          <draw:equation draw:name="f879" draw:formula="3175240*logheight/4684772"/>
          <draw:equation draw:name="f880" draw:formula="6743504*logwidth/9144001"/>
          <draw:equation draw:name="f881" draw:formula="3183853*logheight/4684772"/>
          <draw:equation draw:name="f882" draw:formula="8894049*logwidth/9144001"/>
          <draw:equation draw:name="f883" draw:formula="2910215*logheight/4684772"/>
          <draw:equation draw:name="f884" draw:formula="9041717*logwidth/9144001"/>
          <draw:equation draw:name="f885" draw:formula="2821791*logheight/4684772"/>
          <draw:equation draw:name="f886" draw:formula="9144001*logwidth/9144001"/>
          <draw:equation draw:name="f887" draw:formula="2740499*logheight/4684772"/>
          <draw:equation draw:name="f888" draw:formula="9144001*logwidth/9144001"/>
          <draw:equation draw:name="f889" draw:formula="2760928*logheight/4684772"/>
          <draw:equation draw:name="f890" draw:formula="9048133*logwidth/9144001"/>
          <draw:equation draw:name="f891" draw:formula="2837030*logheight/4684772"/>
          <draw:equation draw:name="f892" draw:formula="8899181*logwidth/9144001"/>
          <draw:equation draw:name="f893" draw:formula="2926338*logheight/4684772"/>
          <draw:equation draw:name="f894" draw:formula="6742649*logwidth/9144001"/>
          <draw:equation draw:name="f895" draw:formula="3201963*logheight/4684772"/>
          <draw:equation draw:name="f896" draw:formula="5959933*logwidth/9144001"/>
          <draw:equation draw:name="f897" draw:formula="3193350*logheight/4684772"/>
          <draw:equation draw:name="f898" draw:formula="5321356*logwidth/9144001"/>
          <draw:equation draw:name="f899" draw:formula="3226698*logheight/4684772"/>
          <draw:equation draw:name="f900" draw:formula="5427001*logwidth/9144001"/>
          <draw:equation draw:name="f901" draw:formula="3318353*logheight/4684772"/>
          <draw:equation draw:name="f902" draw:formula="6069427*logwidth/9144001"/>
          <draw:equation draw:name="f903" draw:formula="3352585*logheight/4684772"/>
          <draw:equation draw:name="f904" draw:formula="6721263*logwidth/9144001"/>
          <draw:equation draw:name="f905" draw:formula="3416632*logheight/4684772"/>
          <draw:equation draw:name="f906" draw:formula="9048026*logwidth/9144001"/>
          <draw:equation draw:name="f907" draw:formula="3264023*logheight/4684772"/>
          <draw:equation draw:name="f908" draw:formula="9144001*logwidth/9144001"/>
          <draw:equation draw:name="f909" draw:formula="3205241*logheight/4684772"/>
          <draw:equation draw:name="f910" draw:formula="9144001*logwidth/9144001"/>
          <draw:equation draw:name="f911" draw:formula="3224794*logheight/4684772"/>
          <draw:equation draw:name="f912" draw:formula="9054014*logwidth/9144001"/>
          <draw:equation draw:name="f913" draw:formula="3280145*logheight/4684772"/>
          <draw:equation draw:name="f914" draw:formula="6720408*logwidth/9144001"/>
          <draw:equation draw:name="f915" draw:formula="3433638*logheight/4684772"/>
          <draw:equation draw:name="f916" draw:formula="6068572*logwidth/9144001"/>
          <draw:equation draw:name="f917" draw:formula="3369811*logheight/4684772"/>
          <draw:equation draw:name="f918" draw:formula="5447531*logwidth/9144001"/>
          <draw:equation draw:name="f919" draw:formula="3336463*logheight/4684772"/>
          <draw:equation draw:name="f920" draw:formula="5545478*logwidth/9144001"/>
          <draw:equation draw:name="f921" draw:formula="3422154*logheight/4684772"/>
          <draw:equation draw:name="f922" draw:formula="6174217*logwidth/9144001"/>
          <draw:equation draw:name="f923" draw:formula="3515796*logheight/4684772"/>
          <draw:equation draw:name="f924" draw:formula="6720408*logwidth/9144001"/>
          <draw:equation draw:name="f925" draw:formula="3613855*logheight/4684772"/>
          <draw:equation draw:name="f926" draw:formula="8058724*logwidth/9144001"/>
          <draw:equation draw:name="f927" draw:formula="3804672*logheight/4684772"/>
          <draw:equation draw:name="f928" draw:formula="9067958*logwidth/9144001"/>
          <draw:equation draw:name="f929" draw:formula="3662059*logheight/4684772"/>
          <draw:equation draw:name="f930" draw:formula="9144001*logwidth/9144001"/>
          <draw:equation draw:name="f931" draw:formula="3626849*logheight/4684772"/>
          <draw:equation draw:name="f932" draw:formula="9144001*logwidth/9144001"/>
          <draw:equation draw:name="f933" draw:formula="3645430*logheight/4684772"/>
          <draw:equation draw:name="f934" draw:formula="9072285*logwidth/9144001"/>
          <draw:equation draw:name="f935" draw:formula="3678730*logheight/4684772"/>
          <draw:equation draw:name="f936" draw:formula="8058724*logwidth/9144001"/>
          <draw:equation draw:name="f937" draw:formula="3821678*logheight/4684772"/>
          <draw:equation draw:name="f938" draw:formula="6719552*logwidth/9144001"/>
          <draw:equation draw:name="f939" draw:formula="3631081*logheight/4684772"/>
          <draw:equation draw:name="f940" draw:formula="6173362*logwidth/9144001"/>
          <draw:equation draw:name="f941" draw:formula="3532801*logheight/4684772"/>
          <draw:equation draw:name="f942" draw:formula="5569430*logwidth/9144001"/>
          <draw:equation draw:name="f943" draw:formula="3442251*logheight/4684772"/>
          <draw:equation draw:name="f944" draw:formula="5659677*logwidth/9144001"/>
          <draw:equation draw:name="f945" draw:formula="3521317*logheight/4684772"/>
          <draw:equation draw:name="f946" draw:formula="6276013*logwidth/9144001"/>
          <draw:equation draw:name="f947" draw:formula="3667301*logheight/4684772"/>
          <draw:equation draw:name="f948" draw:formula="6734950*logwidth/9144001"/>
          <draw:equation draw:name="f949" draw:formula="3785458*logheight/4684772"/>
          <draw:equation draw:name="f950" draw:formula="8065568*logwidth/9144001"/>
          <draw:equation draw:name="f951" draw:formula="4079193*logheight/4684772"/>
          <draw:equation draw:name="f952" draw:formula="9069849*logwidth/9144001"/>
          <draw:equation draw:name="f953" draw:formula="4036102*logheight/4684772"/>
          <draw:equation draw:name="f954" draw:formula="9144001*logwidth/9144001"/>
          <draw:equation draw:name="f955" draw:formula="4010684*logheight/4684772"/>
          <draw:equation draw:name="f956" draw:formula="9144001*logwidth/9144001"/>
          <draw:equation draw:name="f957" draw:formula="4029051*logheight/4684772"/>
          <draw:equation draw:name="f958" draw:formula="9072951*logwidth/9144001"/>
          <draw:equation draw:name="f959" draw:formula="4053472*logheight/4684772"/>
          <draw:equation draw:name="f960" draw:formula="8064284*logwidth/9144001"/>
          <draw:equation draw:name="f961" draw:formula="4097303*logheight/4684772"/>
          <draw:equation draw:name="f962" draw:formula="6732811*logwidth/9144001"/>
          <draw:equation draw:name="f963" draw:formula="3802684*logheight/4684772"/>
          <draw:equation draw:name="f964" draw:formula="6274302*logwidth/9144001"/>
          <draw:equation draw:name="f965" draw:formula="3684528*logheight/4684772"/>
          <draw:equation draw:name="f966" draw:formula="5687907*logwidth/9144001"/>
          <draw:equation draw:name="f967" draw:formula="3545169*logheight/4684772"/>
          <draw:equation draw:name="f968" draw:formula="5771311*logwidth/9144001"/>
          <draw:equation draw:name="f969" draw:formula="3619597*logheight/4684772"/>
          <draw:equation draw:name="f970" draw:formula="6374387*logwidth/9144001"/>
          <draw:equation draw:name="f971" draw:formula="3809310*logheight/4684772"/>
          <draw:equation draw:name="f972" draw:formula="6759757*logwidth/9144001"/>
          <draw:equation draw:name="f973" draw:formula="3936080*logheight/4684772"/>
          <draw:equation draw:name="f974" draw:formula="9060526*logwidth/9144001"/>
          <draw:equation draw:name="f975" draw:formula="4376660*logheight/4684772"/>
          <draw:equation draw:name="f976" draw:formula="9144001*logwidth/9144001"/>
          <draw:equation draw:name="f977" draw:formula="4358273*logheight/4684772"/>
          <draw:equation draw:name="f978" draw:formula="9144001*logwidth/9144001"/>
          <draw:equation draw:name="f979" draw:formula="4376336*logheight/4684772"/>
          <draw:equation draw:name="f980" draw:formula="9079430*logwidth/9144001"/>
          <draw:equation draw:name="f981" draw:formula="4390955*logheight/4684772"/>
          <draw:equation draw:name="f982" draw:formula="8736650*logwidth/9144001"/>
          <draw:equation draw:name="f983" draw:formula="4421516*logheight/4684772"/>
          <draw:equation draw:name="f984" draw:formula="6756763*logwidth/9144001"/>
          <draw:equation draw:name="f985" draw:formula="3953306*logheight/4684772"/>
          <draw:equation draw:name="f986" draw:formula="6371393*logwidth/9144001"/>
          <draw:equation draw:name="f987" draw:formula="3826537*logheight/4684772"/>
          <draw:equation draw:name="f988" draw:formula="5802962*logwidth/9144001"/>
          <draw:equation draw:name="f989" draw:formula="3647203*logheight/4684772"/>
          <draw:equation draw:name="f990" draw:formula="5878239*logwidth/9144001"/>
          <draw:equation draw:name="f991" draw:formula="3713018*logheight/4684772"/>
          <draw:equation draw:name="f992" draw:formula="6469340*logwidth/9144001"/>
          <draw:equation draw:name="f993" draw:formula="3941822*logheight/4684772"/>
          <draw:equation draw:name="f994" draw:formula="6799107*logwidth/9144001"/>
          <draw:equation draw:name="f995" draw:formula="4072567*logheight/4684772"/>
          <draw:equation draw:name="f996" draw:formula="8821815*logwidth/9144001"/>
          <draw:equation draw:name="f997" draw:formula="4681212*logheight/4684772"/>
          <draw:equation draw:name="f998" draw:formula="8941803*logwidth/9144001"/>
          <draw:equation draw:name="f999" draw:formula="4684772*logheight/4684772"/>
          <draw:equation draw:name="f1000" draw:formula="8687020*logwidth/9144001"/>
          <draw:equation draw:name="f1001" draw:formula="4684772*logheight/4684772"/>
          <draw:equation draw:name="f1002" draw:formula="8573395*logwidth/9144001"/>
          <draw:equation draw:name="f1003" draw:formula="4671524*logheight/4684772"/>
          <draw:equation draw:name="f1004" draw:formula="6796113*logwidth/9144001"/>
          <draw:equation draw:name="f1005" draw:formula="4089794*logheight/4684772"/>
          <draw:equation draw:name="f1006" draw:formula="6466346*logwidth/9144001"/>
          <draw:equation draw:name="f1007" draw:formula="3959049*logheight/4684772"/>
          <draw:equation draw:name="f1008" draw:formula="5915450*logwidth/9144001"/>
          <draw:equation draw:name="f1009" draw:formula="3745483*logheight/4684772"/>
          <draw:equation draw:name="f1010" draw:formula="5979180*logwidth/9144001"/>
          <draw:equation draw:name="f1011" draw:formula="3801801*logheight/4684772"/>
          <draw:equation draw:name="f1012" draw:formula="6560870*logwidth/9144001"/>
          <draw:equation draw:name="f1013" draw:formula="4064837*logheight/4684772"/>
          <draw:equation draw:name="f1014" draw:formula="6631015*logwidth/9144001"/>
          <draw:equation draw:name="f1015" draw:formula="4097303*logheight/4684772"/>
          <draw:equation draw:name="f1016" draw:formula="7702539*logwidth/9144001"/>
          <draw:equation draw:name="f1017" draw:formula="4567887*logheight/4684772"/>
          <draw:equation draw:name="f1018" draw:formula="8008007*logwidth/9144001"/>
          <draw:equation draw:name="f1019" draw:formula="4684772*logheight/4684772"/>
          <draw:equation draw:name="f1020" draw:formula="7957665*logwidth/9144001"/>
          <draw:equation draw:name="f1021" draw:formula="4684772*logheight/4684772"/>
          <draw:equation draw:name="f1022" draw:formula="7662167*logwidth/9144001"/>
          <draw:equation draw:name="f1023" draw:formula="4569723*logheight/4684772"/>
          <draw:equation draw:name="f1024" draw:formula="6626311*logwidth/9144001"/>
          <draw:equation draw:name="f1025" draw:formula="4113425*logheight/4684772"/>
          <draw:equation draw:name="f1026" draw:formula="6556166*logwidth/9144001"/>
          <draw:equation draw:name="f1027" draw:formula="4081181*logheight/4684772"/>
          <draw:equation draw:name="f1028" draw:formula="6020240*logwidth/9144001"/>
          <draw:equation draw:name="f1029" draw:formula="3838904*logheight/4684772"/>
          <draw:equation draw:name="f1030" draw:formula="6075415*logwidth/9144001"/>
          <draw:equation draw:name="f1031" draw:formula="3887492*logheight/4684772"/>
          <draw:equation draw:name="f1032" draw:formula="6576268*logwidth/9144001"/>
          <draw:equation draw:name="f1033" draw:formula="4143020*logheight/4684772"/>
          <draw:equation draw:name="f1034" draw:formula="6682769*logwidth/9144001"/>
          <draw:equation draw:name="f1035" draw:formula="4198454*logheight/4684772"/>
          <draw:equation draw:name="f1036" draw:formula="7441707*logwidth/9144001"/>
          <draw:equation draw:name="f1037" draw:formula="4580462*logheight/4684772"/>
          <draw:equation draw:name="f1038" draw:formula="7659887*logwidth/9144001"/>
          <draw:equation draw:name="f1039" draw:formula="4684772*logheight/4684772"/>
          <draw:equation draw:name="f1040" draw:formula="7619762*logwidth/9144001"/>
          <draw:equation draw:name="f1041" draw:formula="4684772*logheight/4684772"/>
          <draw:equation draw:name="f1042" draw:formula="7169614*logwidth/9144001"/>
          <draw:equation draw:name="f1043" draw:formula="4465245*logheight/4684772"/>
          <draw:equation draw:name="f1044" draw:formula="6678064*logwidth/9144001"/>
          <draw:equation draw:name="f1045" draw:formula="4215460*logheight/4684772"/>
          <draw:equation draw:name="f1046" draw:formula="6571563*logwidth/9144001"/>
          <draw:equation draw:name="f1047" draw:formula="4160246*logheight/4684772"/>
          <draw:equation draw:name="f1048" draw:formula="6124175*logwidth/9144001"/>
          <draw:equation draw:name="f1049" draw:formula="3932325*logheight/4684772"/>
          <draw:equation draw:name="f1050" draw:formula="6165663*logwidth/9144001"/>
          <draw:equation draw:name="f1051" draw:formula="3969650*logheight/4684772"/>
          <draw:equation draw:name="f1052" draw:formula="6585678*logwidth/9144001"/>
          <draw:equation draw:name="f1053" draw:formula="4205963*logheight/4684772"/>
          <draw:equation draw:name="f1054" draw:formula="6759757*logwidth/9144001"/>
          <draw:equation draw:name="f1055" draw:formula="4304243*logheight/4684772"/>
          <draw:equation draw:name="f1056" draw:formula="7117861*logwidth/9144001"/>
          <draw:equation draw:name="f1057" draw:formula="4504585*logheight/4684772"/>
          <draw:equation draw:name="f1058" draw:formula="7445157*logwidth/9144001"/>
          <draw:equation draw:name="f1059" draw:formula="4684772*logheight/4684772"/>
          <draw:equation draw:name="f1060" draw:formula="7409313*logwidth/9144001"/>
          <draw:equation draw:name="f1061" draw:formula="4684772*logheight/4684772"/>
          <draw:equation draw:name="f1062" draw:formula="7097384*logwidth/9144001"/>
          <draw:equation draw:name="f1063" draw:formula="4512398*logheight/4684772"/>
          <draw:equation draw:name="f1064" draw:formula="6755052*logwidth/9144001"/>
          <draw:equation draw:name="f1065" draw:formula="4320365*logheight/4684772"/>
          <draw:equation draw:name="f1066" draw:formula="6580973*logwidth/9144001"/>
          <draw:equation draw:name="f1067" draw:formula="4222306*logheight/4684772"/>
          <draw:equation draw:name="f1068" draw:formula="6224260*logwidth/9144001"/>
          <draw:equation draw:name="f1069" draw:formula="4021108*logheight/4684772"/>
          <draw:equation draw:name="f1070" draw:formula="6252061*logwidth/9144001"/>
          <draw:equation draw:name="f1071" draw:formula="4046727*logheight/4684772"/>
          <draw:equation draw:name="f1072" draw:formula="6588672*logwidth/9144001"/>
          <draw:equation draw:name="f1073" draw:formula="4252784*logheight/4684772"/>
          <draw:equation draw:name="f1074" draw:formula="6806806*logwidth/9144001"/>
          <draw:equation draw:name="f1075" draw:formula="4386179*logheight/4684772"/>
          <draw:equation draw:name="f1076" draw:formula="7297431*logwidth/9144001"/>
          <draw:equation draw:name="f1077" draw:formula="4684772*logheight/4684772"/>
          <draw:equation draw:name="f1078" draw:formula="7264871*logwidth/9144001"/>
          <draw:equation draw:name="f1079" draw:formula="4684772*logheight/4684772"/>
          <draw:equation draw:name="f1080" draw:formula="6799962*logwidth/9144001"/>
          <draw:equation draw:name="f1081" draw:formula="4402523*logheight/4684772"/>
          <draw:equation draw:name="f1082" draw:formula="6581828*logwidth/9144001"/>
          <draw:equation draw:name="f1083" draw:formula="4268906*logheight/4684772"/>
          <draw:equation draw:name="f1084" draw:formula="6319640*logwidth/9144001"/>
          <draw:equation draw:name="f1085" draw:formula="4107904*logheight/4684772"/>
          <draw:equation draw:name="f1086" draw:formula="6332044*logwidth/9144001"/>
          <draw:equation draw:name="f1087" draw:formula="4119167*logheight/4684772"/>
          <draw:equation draw:name="f1088" draw:formula="6599365*logwidth/9144001"/>
          <draw:equation draw:name="f1089" draw:formula="4294746*logheight/4684772"/>
          <draw:equation draw:name="f1090" draw:formula="6879945*logwidth/9144001"/>
          <draw:equation draw:name="f1091" draw:formula="4478717*logheight/4684772"/>
          <draw:equation draw:name="f1092" draw:formula="7196215*logwidth/9144001"/>
          <draw:equation draw:name="f1093" draw:formula="4684772*logheight/4684772"/>
          <draw:equation draw:name="f1094" draw:formula="7165455*logwidth/9144001"/>
          <draw:equation draw:name="f1095" draw:formula="4684772*logheight/4684772"/>
          <draw:equation draw:name="f1096" draw:formula="6873101*logwidth/9144001"/>
          <draw:equation draw:name="f1097" draw:formula="4493956*logheight/4684772"/>
          <draw:equation draw:name="f1098" draw:formula="6592521*logwidth/9144001"/>
          <draw:equation draw:name="f1099" draw:formula="4309985*logheight/4684772"/>
          <draw:equation draw:name="f1100" draw:formula="6446243*logwidth/9144001"/>
          <draw:equation draw:name="f1101" draw:formula="4214576*logheight/4684772"/>
          <draw:equation draw:name="f1102" draw:formula="6618612*logwidth/9144001"/>
          <draw:equation draw:name="f1103" draw:formula="4333837*logheight/4684772"/>
          <draw:equation draw:name="f1104" draw:formula="6948379*logwidth/9144001"/>
          <draw:equation draw:name="f1105" draw:formula="4562641*logheight/4684772"/>
          <draw:equation draw:name="f1106" draw:formula="7125481*logwidth/9144001"/>
          <draw:equation draw:name="f1107" draw:formula="4684772*logheight/4684772"/>
          <draw:equation draw:name="f1108" draw:formula="7096883*logwidth/9144001"/>
          <draw:equation draw:name="f1109" draw:formula="4684772*logheight/4684772"/>
          <draw:equation draw:name="f1110" draw:formula="6942391*logwidth/9144001"/>
          <draw:equation draw:name="f1111" draw:formula="4577880*logheight/4684772"/>
          <draw:equation draw:name="f1112" draw:formula="6640425*logwidth/9144001"/>
          <draw:equation draw:name="f1113" draw:formula="4368069*logheight/4684772"/>
          <draw:equation draw:name="f1114" draw:formula="7012536*logwidth/9144001"/>
          <draw:equation draw:name="f1115" draw:formula="4639940*logheight/4684772"/>
          <draw:equation draw:name="f1116" draw:formula="7073547*logwidth/9144001"/>
          <draw:equation draw:name="f1117" draw:formula="4684772*logheight/4684772"/>
          <draw:equation draw:name="f1118" draw:formula="7045579*logwidth/9144001"/>
          <draw:equation draw:name="f1119" draw:formula="4684772*logheight/4684772"/>
          <draw:equation draw:name="f1120" draw:formula="7006120*logwidth/9144001"/>
          <draw:equation draw:name="f1121" draw:formula="4656062*logheight/4684772"/>
          <draw:equation draw:name="f1122" draw:formula="6836746*logwidth/9144001"/>
          <draw:equation draw:name="f1123" draw:formula="4533047*logheight/4684772"/>
          <draw:equation draw:name="f1124" draw:formula="7036856*logwidth/9144001"/>
          <draw:equation draw:name="f1125" draw:formula="4684772*logheight/4684772"/>
          <draw:equation draw:name="f1126" draw:formula="6935500*logwidth/9144001"/>
          <draw:equation draw:name="f1127" draw:formula="4684772*logheight/4684772"/>
          <draw:equation draw:name="f1128" draw:formula="6842306*logwidth/9144001"/>
          <draw:equation draw:name="f1129" draw:formula="4600849*logheight/4684772"/>
          <draw:equation draw:name="f1130" draw:formula="6838457*logwidth/9144001"/>
          <draw:equation draw:name="f1131" draw:formula="4596874*logheight/4684772"/>
          <draw:equation draw:name="f1132" draw:formula="6829047*logwidth/9144001"/>
          <draw:equation draw:name="f1133" draw:formula="4588481*logheight/4684772"/>
          <draw:equation draw:name="f1134" draw:formula="6784992*logwidth/9144001"/>
          <draw:equation draw:name="f1135" draw:formula="4549390*logheight/4684772"/>
          <draw:equation draw:name="f1136" draw:formula="6705865*logwidth/9144001"/>
          <draw:equation draw:name="f1137" draw:formula="4479600*logheight/4684772"/>
          <draw:equation draw:name="f1138" draw:formula="6645558*logwidth/9144001"/>
          <draw:equation draw:name="f1139" draw:formula="4427258*logheight/4684772"/>
          <draw:equation draw:name="f1140" draw:formula="6587816*logwidth/9144001"/>
          <draw:equation draw:name="f1141" draw:formula="4377566*logheight/4684772"/>
          <draw:equation draw:name="f1142" draw:formula="6506978*logwidth/9144001"/>
          <draw:equation draw:name="f1143" draw:formula="4310868*logheight/4684772"/>
          <draw:equation draw:name="f1144" draw:formula="6398339*logwidth/9144001"/>
          <draw:equation draw:name="f1145" draw:formula="4222306*logheight/4684772"/>
          <draw:equation draw:name="f1146" draw:formula="6291411*logwidth/9144001"/>
          <draw:equation draw:name="f1147" draw:formula="4138382*logheight/4684772"/>
          <draw:equation draw:name="f1148" draw:formula="6190470*logwidth/9144001"/>
          <draw:equation draw:name="f1149" draw:formula="4061966*logheight/4684772"/>
          <draw:equation draw:name="f1150" draw:formula="6060873*logwidth/9144001"/>
          <draw:equation draw:name="f1151" draw:formula="3968545*logheight/4684772"/>
          <draw:equation draw:name="f1152" draw:formula="5932987*logwidth/9144001"/>
          <draw:equation draw:name="f1153" draw:formula="3880866*logheight/4684772"/>
          <draw:equation draw:name="f1154" draw:formula="5791413*logwidth/9144001"/>
          <draw:equation draw:name="f1155" draw:formula="3790317*logheight/4684772"/>
          <draw:equation draw:name="f1156" draw:formula="5644707*logwidth/9144001"/>
          <draw:equation draw:name="f1157" draw:formula="3702638*logheight/4684772"/>
          <draw:equation draw:name="f1158" draw:formula="5503134*logwidth/9144001"/>
          <draw:equation draw:name="f1159" draw:formula="3626222*logheight/4684772"/>
          <draw:equation draw:name="f1160" draw:formula="5331193*logwidth/9144001"/>
          <draw:equation draw:name="f1161" draw:formula="3544286*logheight/4684772"/>
          <draw:equation draw:name="f1162" draw:formula="5202024*logwidth/9144001"/>
          <draw:equation draw:name="f1163" draw:formula="3491943*logheight/4684772"/>
          <draw:equation draw:name="f1164" draw:formula="5030938*logwidth/9144001"/>
          <draw:equation draw:name="f1165" draw:formula="3435626*logheight/4684772"/>
          <draw:equation draw:name="f1166" draw:formula="4852154*logwidth/9144001"/>
          <draw:equation draw:name="f1167" draw:formula="3393664*logheight/4684772"/>
          <draw:equation draw:name="f1168" draw:formula="4718707*logwidth/9144001"/>
          <draw:equation draw:name="f1169" draw:formula="3376437*logheight/4684772"/>
          <draw:equation draw:name="f1170" draw:formula="4544628*logwidth/9144001"/>
          <draw:equation draw:name="f1171" draw:formula="3374670*logheight/4684772"/>
          <draw:equation draw:name="f1172" draw:formula="4388940*logwidth/9144001"/>
          <draw:equation draw:name="f1173" draw:formula="3395651*logheight/4684772"/>
          <draw:equation draw:name="f1174" draw:formula="4302115*logwidth/9144001"/>
          <draw:equation draw:name="f1175" draw:formula="3420387*logheight/4684772"/>
          <draw:equation draw:name="f1176" draw:formula="4238812*logwidth/9144001"/>
          <draw:equation draw:name="f1177" draw:formula="3440264*logheight/4684772"/>
          <draw:equation draw:name="f1178" draw:formula="4088685*logwidth/9144001"/>
          <draw:equation draw:name="f1179" draw:formula="3514691*logheight/4684772"/>
          <draw:equation draw:name="f1180" draw:formula="2983045*logwidth/9144001"/>
          <draw:equation draw:name="f1181" draw:formula="4671301*logheight/4684772"/>
          <draw:equation draw:name="f1182" draw:formula="2974697*logwidth/9144001"/>
          <draw:equation draw:name="f1183" draw:formula="4684772*logheight/4684772"/>
          <draw:equation draw:name="f1184" draw:formula="2957526*logwidth/9144001"/>
          <draw:equation draw:name="f1185" draw:formula="4684772*logheight/4684772"/>
          <draw:equation draw:name="f1186" draw:formula="2973635*logwidth/9144001"/>
          <draw:equation draw:name="f1187" draw:formula="4659817*logheight/4684772"/>
          <draw:equation draw:name="f1188" draw:formula="3981329*logwidth/9144001"/>
          <draw:equation draw:name="f1189" draw:formula="3572997*logheight/4684772"/>
          <draw:equation draw:name="f1190" draw:formula="2906484*logwidth/9144001"/>
          <draw:equation draw:name="f1191" draw:formula="4483576*logheight/4684772"/>
          <draw:equation draw:name="f1192" draw:formula="2753423*logwidth/9144001"/>
          <draw:equation draw:name="f1193" draw:formula="4684772*logheight/4684772"/>
          <draw:equation draw:name="f1194" draw:formula="2735433*logwidth/9144001"/>
          <draw:equation draw:name="f1195" draw:formula="4684772*logheight/4684772"/>
          <draw:equation draw:name="f1196" draw:formula="2897502*logwidth/9144001"/>
          <draw:equation draw:name="f1197" draw:formula="4471208*logheight/4684772"/>
          <draw:equation draw:name="f1198" draw:formula="4083980*logwidth/9144001"/>
          <draw:equation draw:name="f1199" draw:formula="3498569*logheight/4684772"/>
          <draw:equation draw:name="f1200" draw:formula="4099378*logwidth/9144001"/>
          <draw:equation draw:name="f1201" draw:formula="3487968*logheight/4684772"/>
          <draw:equation draw:name="f1202" draw:formula="2826501*logwidth/9144001"/>
          <draw:equation draw:name="f1203" draw:formula="4279507*logheight/4684772"/>
          <draw:equation draw:name="f1204" draw:formula="2639163*logwidth/9144001"/>
          <draw:equation draw:name="f1205" draw:formula="4477585*logheight/4684772"/>
          <draw:equation draw:name="f1206" draw:formula="2470637*logwidth/9144001"/>
          <draw:equation draw:name="f1207" draw:formula="4684772*logheight/4684772"/>
          <draw:equation draw:name="f1208" draw:formula="2451350*logwidth/9144001"/>
          <draw:equation draw:name="f1209" draw:formula="4684772*logheight/4684772"/>
          <draw:equation draw:name="f1210" draw:formula="2625690*logwidth/9144001"/>
          <draw:equation draw:name="f1211" draw:formula="4469745*logheight/4684772"/>
          <draw:equation draw:name="f1212" draw:formula="2818803*logwidth/9144001"/>
          <draw:equation draw:name="f1213" draw:formula="4265152*logheight/4684772"/>
          <draw:equation draw:name="f1214" draw:formula="4155408*logwidth/9144001"/>
          <draw:equation draw:name="f1215" draw:formula="3450865*logheight/4684772"/>
          <draw:equation draw:name="f1216" draw:formula="4184065*logwidth/9144001"/>
          <draw:equation draw:name="f1217" draw:formula="3431871*logheight/4684772"/>
          <draw:equation draw:name="f1218" draw:formula="2744808*logwidth/9144001"/>
          <draw:equation draw:name="f1219" draw:formula="4060200*logheight/4684772"/>
          <draw:equation draw:name="f1220" draw:formula="2263750*logwidth/9144001"/>
          <draw:equation draw:name="f1221" draw:formula="4515627*logheight/4684772"/>
          <draw:equation draw:name="f1222" draw:formula="2124744*logwidth/9144001"/>
          <draw:equation draw:name="f1223" draw:formula="4684772*logheight/4684772"/>
          <draw:equation draw:name="f1224" draw:formula="2105371*logwidth/9144001"/>
          <draw:equation draw:name="f1225" draw:formula="4684772*logheight/4684772"/>
          <draw:equation draw:name="f1226" draw:formula="2246863*logwidth/9144001"/>
          <draw:equation draw:name="f1227" draw:formula="4510855*logheight/4684772"/>
          <draw:equation draw:name="f1228" draw:formula="2737965*logwidth/9144001"/>
          <draw:equation draw:name="f1229" draw:formula="4044961*logheight/4684772"/>
          <draw:equation draw:name="f1230" draw:formula="4222559*logwidth/9144001"/>
          <draw:equation draw:name="f1231" draw:formula="3406031*logheight/4684772"/>
          <draw:equation draw:name="f1232" draw:formula="4239669*logwidth/9144001"/>
          <draw:equation draw:name="f1233" draw:formula="3394547*logheight/4684772"/>
          <draw:equation draw:name="f1234" draw:formula="4256348*logwidth/9144001"/>
          <draw:equation draw:name="f1235" draw:formula="3384167*logheight/4684772"/>
          <draw:equation draw:name="f1236" draw:formula="2660976*logwidth/9144001"/>
          <draw:equation draw:name="f1237" draw:formula="3831395*logheight/4684772"/>
          <draw:equation draw:name="f1238" draw:formula="1820651*logwidth/9144001"/>
          <draw:equation draw:name="f1239" draw:formula="4561823*logheight/4684772"/>
          <draw:equation draw:name="f1240" draw:formula="1722353*logwidth/9144001"/>
          <draw:equation draw:name="f1241" draw:formula="4684772*logheight/4684772"/>
          <draw:equation draw:name="f1242" draw:formula="1703025*logwidth/9144001"/>
          <draw:equation draw:name="f1243" draw:formula="4684772*logheight/4684772"/>
          <draw:equation draw:name="f1244" draw:formula="1802852*logwidth/9144001"/>
          <draw:equation draw:name="f1245" draw:formula="4559083*logheight/4684772"/>
          <draw:equation draw:name="f1246" draw:formula="2655416*logwidth/9144001"/>
          <draw:equation draw:name="f1247" draw:formula="3815052*logheight/4684772"/>
          <draw:equation draw:name="f1248" draw:formula="4287145*logwidth/9144001"/>
          <draw:equation draw:name="f1249" draw:formula="3364069*logheight/4684772"/>
          <draw:equation draw:name="f1250" draw:formula="4325210*logwidth/9144001"/>
          <draw:equation draw:name="f1251" draw:formula="3340217*logheight/4684772"/>
          <draw:equation draw:name="f1252" draw:formula="2578427*logwidth/9144001"/>
          <draw:equation draw:name="f1253" draw:formula="3595745*logheight/4684772"/>
          <draw:equation draw:name="f1254" draw:formula="1414587*logwidth/9144001"/>
          <draw:equation draw:name="f1255" draw:formula="4510711*logheight/4684772"/>
          <draw:equation draw:name="f1256" draw:formula="1278929*logwidth/9144001"/>
          <draw:equation draw:name="f1257" draw:formula="4684772*logheight/4684772"/>
          <draw:equation draw:name="f1258" draw:formula="1260456*logwidth/9144001"/>
          <draw:equation draw:name="f1259" draw:formula="4684772*logheight/4684772"/>
          <draw:equation draw:name="f1260" draw:formula="1397435*logwidth/9144001"/>
          <draw:equation draw:name="f1261" draw:formula="4507688*logheight/4684772"/>
          <draw:equation draw:name="f1262" draw:formula="2574578*logwidth/9144001"/>
          <draw:equation draw:name="f1263" draw:formula="3578518*logheight/4684772"/>
          <draw:equation draw:name="f1264" draw:formula="4352156*logwidth/9144001"/>
          <draw:equation draw:name="f1265" draw:formula="3324095*logheight/4684772"/>
          <draw:equation draw:name="f1266" draw:formula="4388940*logwidth/9144001"/>
          <draw:equation draw:name="f1267" draw:formula="3303114*logheight/4684772"/>
          <draw:equation draw:name="f1268" draw:formula="2498445*logwidth/9144001"/>
          <draw:equation draw:name="f1269" draw:formula="3358327*logheight/4684772"/>
          <draw:equation draw:name="f1270" draw:formula="1717867*logwidth/9144001"/>
          <draw:equation draw:name="f1271" draw:formula="3743496*logheight/4684772"/>
          <draw:equation draw:name="f1272" draw:formula="1024543*logwidth/9144001"/>
          <draw:equation draw:name="f1273" draw:formula="4403406*logheight/4684772"/>
          <draw:equation draw:name="f1274" draw:formula="912857*logwidth/9144001"/>
          <draw:equation draw:name="f1275" draw:formula="4547265*logheight/4684772"/>
          <draw:equation draw:name="f1276" draw:formula="814781*logwidth/9144001"/>
          <draw:equation draw:name="f1277" draw:formula="4684772*logheight/4684772"/>
          <draw:equation draw:name="f1278" draw:formula="796379*logwidth/9144001"/>
          <draw:equation draw:name="f1279" draw:formula="4684772*logheight/4684772"/>
          <draw:equation draw:name="f1280" draw:formula="899383*logwidth/9144001"/>
          <draw:equation draw:name="f1281" draw:formula="4540225*logheight/4684772"/>
          <draw:equation draw:name="f1282" draw:formula="1015989*logwidth/9144001"/>
          <draw:equation draw:name="f1283" draw:formula="4390155*logheight/4684772"/>
          <draw:equation draw:name="f1284" draw:formula="1712307*logwidth/9144001"/>
          <draw:equation draw:name="f1285" draw:formula="3727373*logheight/4684772"/>
          <draw:equation draw:name="f1286" draw:formula="2496734*logwidth/9144001"/>
          <draw:equation draw:name="f1287" draw:formula="3340217*logheight/4684772"/>
          <draw:equation draw:name="f1288" draw:formula="4413747*logwidth/9144001"/>
          <draw:equation draw:name="f1289" draw:formula="3288758*logheight/4684772"/>
          <draw:equation draw:name="f1290" draw:formula="4452241*logwidth/9144001"/>
          <draw:equation draw:name="f1291" draw:formula="3266894*logheight/4684772"/>
          <draw:equation draw:name="f1292" draw:formula="4405193*logwidth/9144001"/>
          <draw:equation draw:name="f1293" draw:formula="3254526*logheight/4684772"/>
          <draw:equation draw:name="f1294" draw:formula="2422740*logwidth/9144001"/>
          <draw:equation draw:name="f1295" draw:formula="3118922*logheight/4684772"/>
          <draw:equation draw:name="f1296" draw:formula="1019838*logwidth/9144001"/>
          <draw:equation draw:name="f1297" draw:formula="3851272*logheight/4684772"/>
          <draw:equation draw:name="f1298" draw:formula="492647*logwidth/9144001"/>
          <draw:equation draw:name="f1299" draw:formula="4462329*logheight/4684772"/>
          <draw:equation draw:name="f1300" draw:formula="345690*logwidth/9144001"/>
          <draw:equation draw:name="f1301" draw:formula="4684772*logheight/4684772"/>
          <draw:equation draw:name="f1302" draw:formula="328092*logwidth/9144001"/>
          <draw:equation draw:name="f1303" draw:formula="4684772*logheight/4684772"/>
          <draw:equation draw:name="f1304" draw:formula="477009*logwidth/9144001"/>
          <draw:equation draw:name="f1305" draw:formula="4457850*logheight/4684772"/>
          <draw:equation draw:name="f1306" draw:formula="1012139*logwidth/9144001"/>
          <draw:equation draw:name="f1307" draw:formula="3836917*logheight/4684772"/>
          <draw:equation draw:name="f1308" draw:formula="2420601*logwidth/9144001"/>
          <draw:equation draw:name="f1309" draw:formula="3101916*logheight/4684772"/>
          <draw:equation draw:name="f1310" draw:formula="4408187*logwidth/9144001"/>
          <draw:equation draw:name="f1311" draw:formula="3237299*logheight/4684772"/>
          <draw:equation draw:name="f1312" draw:formula="4475338*logwidth/9144001"/>
          <draw:equation draw:name="f1313" draw:formula="3254526*logheight/4684772"/>
          <draw:equation draw:name="f1314" draw:formula="4512977*logwidth/9144001"/>
          <draw:equation draw:name="f1315" draw:formula="3233545*logheight/4684772"/>
          <draw:equation draw:name="f1316" draw:formula="2348745*logwidth/9144001"/>
          <draw:equation draw:name="f1317" draw:formula="2883492*logheight/4684772"/>
          <draw:equation draw:name="f1318" draw:formula="76349*logwidth/9144001"/>
          <draw:equation draw:name="f1319" draw:formula="4375476*logheight/4684772"/>
          <draw:equation draw:name="f1320" draw:formula="0*logwidth/9144001"/>
          <draw:equation draw:name="f1321" draw:formula="4500035*logheight/4684772"/>
          <draw:equation draw:name="f1322" draw:formula="0*logwidth/9144001"/>
          <draw:equation draw:name="f1323" draw:formula="4472130*logheight/4684772"/>
          <draw:equation draw:name="f1324" draw:formula="66077*logwidth/9144001"/>
          <draw:equation draw:name="f1325" draw:formula="4364219*logheight/4684772"/>
          <draw:equation draw:name="f1326" draw:formula="2347890*logwidth/9144001"/>
          <draw:equation draw:name="f1327" draw:formula="2866265*logheight/4684772"/>
          <draw:equation draw:name="f1328" draw:formula="4533935*logwidth/9144001"/>
          <draw:equation draw:name="f1329" draw:formula="3222944*logheight/4684772"/>
          <draw:equation draw:name="f1330" draw:formula="4567724*logwidth/9144001"/>
          <draw:equation draw:name="f1331" draw:formula="3204834*logheight/4684772"/>
          <draw:equation draw:name="f1332" draw:formula="2277317*logwidth/9144001"/>
          <draw:equation draw:name="f1333" draw:formula="2652700*logheight/4684772"/>
          <draw:equation draw:name="f1334" draw:formula="1015133*logwidth/9144001"/>
          <draw:equation draw:name="f1335" draw:formula="2951294*logheight/4684772"/>
          <draw:equation draw:name="f1336" draw:formula="78627*logwidth/9144001"/>
          <draw:equation draw:name="f1337" draw:formula="3712910*logheight/4684772"/>
          <draw:equation draw:name="f1338" draw:formula="0*logwidth/9144001"/>
          <draw:equation draw:name="f1339" draw:formula="3811229*logheight/4684772"/>
          <draw:equation draw:name="f1340" draw:formula="0*logwidth/9144001"/>
          <draw:equation draw:name="f1341" draw:formula="3786660*logheight/4684772"/>
          <draw:equation draw:name="f1342" draw:formula="69291*logwidth/9144001"/>
          <draw:equation draw:name="f1343" draw:formula="3700164*logheight/4684772"/>
          <draw:equation draw:name="f1344" draw:formula="1010428*logwidth/9144001"/>
          <draw:equation draw:name="f1345" draw:formula="2934951*logheight/4684772"/>
          <draw:equation draw:name="f1346" draw:formula="2277317*logwidth/9144001"/>
          <draw:equation draw:name="f1347" draw:formula="2634590*logheight/4684772"/>
          <draw:equation draw:name="f1348" draw:formula="4587827*logwidth/9144001"/>
          <draw:equation draw:name="f1349" draw:formula="3194454*logheight/4684772"/>
          <draw:equation draw:name="f1350" draw:formula="4621616*logwidth/9144001"/>
          <draw:equation draw:name="f1351" draw:formula="3177227*logheight/4684772"/>
          <draw:equation draw:name="f1352" draw:formula="2210166*logwidth/9144001"/>
          <draw:equation draw:name="f1353" draw:formula="2427650*logheight/4684772"/>
          <draw:equation draw:name="f1354" draw:formula="1000591*logwidth/9144001"/>
          <draw:equation draw:name="f1355" draw:formula="2583131*logheight/4684772"/>
          <draw:equation draw:name="f1356" draw:formula="78510*logwidth/9144001"/>
          <draw:equation draw:name="f1357" draw:formula="3154058*logheight/4684772"/>
          <draw:equation draw:name="f1358" draw:formula="0*logwidth/9144001"/>
          <draw:equation draw:name="f1359" draw:formula="3230159*logheight/4684772"/>
          <draw:equation draw:name="f1360" draw:formula="0*logwidth/9144001"/>
          <draw:equation draw:name="f1361" draw:formula="3207425*logheight/4684772"/>
          <draw:equation draw:name="f1362" draw:formula="70334*logwidth/9144001"/>
          <draw:equation draw:name="f1363" draw:formula="3139117*logheight/4684772"/>
          <draw:equation draw:name="f1364" draw:formula="996742*logwidth/9144001"/>
          <draw:equation draw:name="f1365" draw:formula="2565905*logheight/4684772"/>
          <draw:equation draw:name="f1366" draw:formula="2211021*logwidth/9144001"/>
          <draw:equation draw:name="f1367" draw:formula="2409540*logheight/4684772"/>
          <draw:equation draw:name="f1368" draw:formula="4640863*logwidth/9144001"/>
          <draw:equation draw:name="f1369" draw:formula="3166626*logheight/4684772"/>
          <draw:equation draw:name="f1370" draw:formula="4671659*logwidth/9144001"/>
          <draw:equation draw:name="f1371" draw:formula="3151387*logheight/4684772"/>
          <draw:equation draw:name="f1372" draw:formula="2146864*logwidth/9144001"/>
          <draw:equation draw:name="f1373" draw:formula="2211214*logheight/4684772"/>
          <draw:equation draw:name="f1374" draw:formula="197206*logwidth/9144001"/>
          <draw:equation draw:name="f1375" draw:formula="2592052*logheight/4684772"/>
          <draw:equation draw:name="f1376" draw:formula="0*logwidth/9144001"/>
          <draw:equation draw:name="f1377" draw:formula="2733554*logheight/4684772"/>
          <draw:equation draw:name="f1378" draw:formula="0*logwidth/9144001"/>
          <draw:equation draw:name="f1379" draw:formula="2713711*logheight/4684772"/>
          <draw:equation draw:name="f1380" draw:formula="191753*logwidth/9144001"/>
          <draw:equation draw:name="f1381" draw:formula="2576121*logheight/4684772"/>
          <draw:equation draw:name="f1382" draw:formula="2148575*logwidth/9144001"/>
          <draw:equation draw:name="f1383" draw:formula="2194208*logheight/4684772"/>
          <draw:equation draw:name="f1384" draw:formula="4690906*logwidth/9144001"/>
          <draw:equation draw:name="f1385" draw:formula="3142774*logheight/4684772"/>
          <draw:equation draw:name="f1386" draw:formula="4719563*logwidth/9144001"/>
          <draw:equation draw:name="f1387" draw:formula="3129523*logheight/4684772"/>
          <draw:equation draw:name="f1388" draw:formula="2089123*logwidth/9144001"/>
          <draw:equation draw:name="f1389" draw:formula="2006262*logheight/4684772"/>
          <draw:equation draw:name="f1390" draw:formula="194759*logwidth/9144001"/>
          <draw:equation draw:name="f1391" draw:formula="2194518*logheight/4684772"/>
          <draw:equation draw:name="f1392" draw:formula="0*logwidth/9144001"/>
          <draw:equation draw:name="f1393" draw:formula="2302386*logheight/4684772"/>
          <draw:equation draw:name="f1394" draw:formula="0*logwidth/9144001"/>
          <draw:equation draw:name="f1395" draw:formula="2282998*logheight/4684772"/>
          <draw:equation draw:name="f1396" draw:formula="190125*logwidth/9144001"/>
          <draw:equation draw:name="f1397" draw:formula="2177847*logheight/4684772"/>
          <draw:equation draw:name="f1398" draw:formula="2090833*logwidth/9144001"/>
          <draw:equation draw:name="f1399" draw:formula="1989035*logheight/4684772"/>
          <draw:equation draw:name="f1400" draw:formula="4737954*logwidth/9144001"/>
          <draw:equation draw:name="f1401" draw:formula="3120910*logheight/4684772"/>
          <draw:equation draw:name="f1402" draw:formula="4763617*logwidth/9144001"/>
          <draw:equation draw:name="f1403" draw:formula="3108542*logheight/4684772"/>
          <draw:equation draw:name="f1404" draw:formula="2034375*logwidth/9144001"/>
          <draw:equation draw:name="f1405" draw:formula="1811690*logheight/4684772"/>
          <draw:equation draw:name="f1406" draw:formula="191044*logwidth/9144001"/>
          <draw:equation draw:name="f1407" draw:formula="1844452*logheight/4684772"/>
          <draw:equation draw:name="f1408" draw:formula="0*logwidth/9144001"/>
          <draw:equation draw:name="f1409" draw:formula="1924694*logheight/4684772"/>
          <draw:equation draw:name="f1410" draw:formula="0*logwidth/9144001"/>
          <draw:equation draw:name="f1411" draw:formula="1906597*logheight/4684772"/>
          <draw:equation draw:name="f1412" draw:formula="187038*logwidth/9144001"/>
          <draw:equation draw:name="f1413" draw:formula="1828040*logheight/4684772"/>
          <draw:equation draw:name="f1414" draw:formula="2036942*logwidth/9144001"/>
          <draw:equation draw:name="f1415" draw:formula="1795568*logheight/4684772"/>
          <draw:equation draw:name="f1416" draw:formula="4782009*logwidth/9144001"/>
          <draw:equation draw:name="f1417" draw:formula="3100812*logheight/4684772"/>
          <draw:equation draw:name="f1418" draw:formula="4805105*logwidth/9144001"/>
          <draw:equation draw:name="f1419" draw:formula="3090432*logheight/4684772"/>
          <draw:equation draw:name="f1420" draw:formula="1985188*logwidth/9144001"/>
          <draw:equation draw:name="f1421" draw:formula="1630590*logheight/4684772"/>
          <draw:equation draw:name="f1422" draw:formula="186849*logwidth/9144001"/>
          <draw:equation draw:name="f1423" draw:formula="1536120*logheight/4684772"/>
          <draw:equation draw:name="f1424" draw:formula="0*logwidth/9144001"/>
          <draw:equation draw:name="f1425" draw:formula="1594167*logheight/4684772"/>
          <draw:equation draw:name="f1426" draw:formula="0*logwidth/9144001"/>
          <draw:equation draw:name="f1427" draw:formula="1575728*logheight/4684772"/>
          <draw:equation draw:name="f1428" draw:formula="183660*logwidth/9144001"/>
          <draw:equation draw:name="f1429" draw:formula="1518603*logheight/4684772"/>
          <draw:equation draw:name="f1430" draw:formula="1987327*logwidth/9144001"/>
          <draw:equation draw:name="f1431" draw:formula="1613364*logheight/4684772"/>
          <draw:equation draw:name="f1432" draw:formula="4821358*logwidth/9144001"/>
          <draw:equation draw:name="f1433" draw:formula="3082702*logheight/4684772"/>
          <draw:equation draw:name="f1434" draw:formula="4841889*logwidth/9144001"/>
          <draw:equation draw:name="f1435" draw:formula="3074309*logheight/4684772"/>
          <draw:equation draw:name="f1436" draw:formula="1938140*logwidth/9144001"/>
          <draw:equation draw:name="f1437" draw:formula="1462742*logheight/4684772"/>
          <draw:equation draw:name="f1438" draw:formula="169816*logwidth/9144001"/>
          <draw:equation draw:name="f1439" draw:formula="1217916*logheight/4684772"/>
          <draw:equation draw:name="f1440" draw:formula="0*logwidth/9144001"/>
          <draw:equation draw:name="f1441" draw:formula="1251381*logheight/4684772"/>
          <draw:equation draw:name="f1442" draw:formula="0*logwidth/9144001"/>
          <draw:equation draw:name="f1443" draw:formula="1233687*logheight/4684772"/>
          <draw:equation draw:name="f1444" draw:formula="168140*logwidth/9144001"/>
          <draw:equation draw:name="f1445" draw:formula="1200692*logheight/4684772"/>
          <draw:equation draw:name="f1446" draw:formula="1941989*logwidth/9144001"/>
          <draw:equation draw:name="f1447" draw:formula="1446619*logheight/4684772"/>
          <draw:equation draw:name="f1448" draw:formula="4858997*logwidth/9144001"/>
          <draw:equation draw:name="f1449" draw:formula="3067463*logheight/4684772"/>
          <draw:equation draw:name="f1450" draw:formula="4876106*logwidth/9144001"/>
          <draw:equation draw:name="f1451" draw:formula="3059954*logheight/4684772"/>
          <draw:equation draw:name="f1452" draw:formula="1898790*logwidth/9144001"/>
          <draw:equation draw:name="f1453" draw:formula="1309248*logheight/4684772"/>
          <draw:equation draw:name="f1454" draw:formula="167477*logwidth/9144001"/>
          <draw:equation draw:name="f1455" draw:formula="981372*logheight/4684772"/>
          <draw:equation draw:name="f1456" draw:formula="0*logwidth/9144001"/>
          <draw:equation draw:name="f1457" draw:formula="1001018*logheight/4684772"/>
          <draw:equation draw:name="f1458" draw:formula="0*logwidth/9144001"/>
          <draw:equation draw:name="f1459" draw:formula="983624*logheight/4684772"/>
          <draw:equation draw:name="f1460" draw:formula="166443*logwidth/9144001"/>
          <draw:equation draw:name="f1461" draw:formula="964220*logheight/4684772"/>
          <draw:equation draw:name="f1462" draw:formula="1902639*logwidth/9144001"/>
          <draw:equation draw:name="f1463" draw:formula="1293126*logheight/4684772"/>
          <draw:equation draw:name="f1464" draw:formula="4894497*logwidth/9144001"/>
          <draw:equation draw:name="f1465" draw:formula="3053328*logheight/4684772"/>
          <draw:equation draw:name="f1466" draw:formula="4909040*logwidth/9144001"/>
          <draw:equation draw:name="f1467" draw:formula="3047586*logheight/4684772"/>
          <draw:equation draw:name="f1468" draw:formula="1864145*logwidth/9144001"/>
          <draw:equation draw:name="f1469" draw:formula="1170994*logheight/4684772"/>
          <draw:equation draw:name="f1470" draw:formula="166246*logwidth/9144001"/>
          <draw:equation draw:name="f1471" draw:formula="775011*logheight/4684772"/>
          <draw:equation draw:name="f1472" draw:formula="0*logwidth/9144001"/>
          <draw:equation draw:name="f1473" draw:formula="783655*logheight/4684772"/>
          <draw:equation draw:name="f1474" draw:formula="0*logwidth/9144001"/>
          <draw:equation draw:name="f1475" draw:formula="765568*logheight/4684772"/>
          <draw:equation draw:name="f1476" draw:formula="166155*logwidth/9144001"/>
          <draw:equation draw:name="f1477" draw:formula="757192*logheight/4684772"/>
          <draw:equation draw:name="f1478" draw:formula="1868850*logwidth/9144001"/>
          <draw:equation draw:name="f1479" draw:formula="1153767*logheight/4684772"/>
          <draw:equation draw:name="f1480" draw:formula="4927431*logwidth/9144001"/>
          <draw:equation draw:name="f1481" draw:formula="3040740*logheight/4684772"/>
          <draw:equation draw:name="f1482" draw:formula="4937697*logwidth/9144001"/>
          <draw:equation draw:name="f1483" draw:formula="3036102*logheight/4684772"/>
          <draw:equation draw:name="f1484" draw:formula="1833350*logwidth/9144001"/>
          <draw:equation draw:name="f1485" draw:formula="1047095*logheight/4684772"/>
          <draw:equation draw:name="f1486" draw:formula="165028*logwidth/9144001"/>
          <draw:equation draw:name="f1487" draw:formula="596459*logheight/4684772"/>
          <draw:equation draw:name="f1488" draw:formula="0*logwidth/9144001"/>
          <draw:equation draw:name="f1489" draw:formula="596183*logheight/4684772"/>
          <draw:equation draw:name="f1490" draw:formula="0*logwidth/9144001"/>
          <draw:equation draw:name="f1491" draw:formula="578072*logheight/4684772"/>
          <draw:equation draw:name="f1492" draw:formula="165774*logwidth/9144001"/>
          <draw:equation draw:name="f1493" draw:formula="578351*logheight/4684772"/>
          <draw:equation draw:name="f1494" draw:formula="1838055*logwidth/9144001"/>
          <draw:equation draw:name="f1495" draw:formula="1029869*logheight/4684772"/>
          <draw:equation draw:name="f1496" draw:formula="4955233*logwidth/9144001"/>
          <draw:equation draw:name="f1497" draw:formula="3029476*logheight/4684772"/>
          <draw:equation draw:name="f1498" draw:formula="4962932*logwidth/9144001"/>
          <draw:equation draw:name="f1499" draw:formula="3026605*logheight/4684772"/>
          <draw:equation draw:name="f1500" draw:formula="1807259*logwidth/9144001"/>
          <draw:equation draw:name="f1501" draw:formula="938435*logheight/4684772"/>
          <draw:equation draw:name="f1502" draw:formula="163363*logwidth/9144001"/>
          <draw:equation draw:name="f1503" draw:formula="443633*logheight/4684772"/>
          <draw:equation draw:name="f1504" draw:formula="0*logwidth/9144001"/>
          <draw:equation draw:name="f1505" draw:formula="435966*logheight/4684772"/>
          <draw:equation draw:name="f1506" draw:formula="0*logwidth/9144001"/>
          <draw:equation draw:name="f1507" draw:formula="417860*logheight/4684772"/>
          <draw:equation draw:name="f1508" draw:formula="163861*logwidth/9144001"/>
          <draw:equation draw:name="f1509" draw:formula="425570*logheight/4684772"/>
          <draw:equation draw:name="f1510" draw:formula="1811109*logwidth/9144001"/>
          <draw:equation draw:name="f1511" draw:formula="921209*logheight/4684772"/>
          <draw:equation draw:name="f1512" draw:formula="4980040*logwidth/9144001"/>
          <draw:equation draw:name="f1513" draw:formula="3018875*logheight/4684772"/>
          <draw:equation draw:name="f1514" draw:formula="4983890*logwidth/9144001"/>
          <draw:equation draw:name="f1515" draw:formula="3017992*logheight/4684772"/>
          <draw:equation draw:name="f1516" draw:formula="1785018*logwidth/9144001"/>
          <draw:equation draw:name="f1517" draw:formula="845898*logheight/4684772"/>
          <draw:equation draw:name="f1518" draw:formula="161740*logwidth/9144001"/>
          <draw:equation draw:name="f1519" draw:formula="316652*logheight/4684772"/>
          <draw:equation draw:name="f1520" draw:formula="0*logwidth/9144001"/>
          <draw:equation draw:name="f1521" draw:formula="303024*logheight/4684772"/>
          <draw:equation draw:name="f1522" draw:formula="0*logwidth/9144001"/>
          <draw:equation draw:name="f1523" draw:formula="284800*logheight/4684772"/>
          <draw:equation draw:name="f1524" draw:formula="163382*logwidth/9144001"/>
          <draw:equation draw:name="f1525" draw:formula="298544*logheight/4684772"/>
          <draw:equation draw:name="f1526" draw:formula="1790151*logwidth/9144001"/>
          <draw:equation draw:name="f1527" draw:formula="828671*logheight/4684772"/>
          <draw:equation draw:name="f1528" draw:formula="4990733*logwidth/9144001"/>
          <draw:equation draw:name="f1529" draw:formula="3001649*logheight/4684772"/>
          <draw:equation draw:name="f1530" draw:formula="1767054*logwidth/9144001"/>
          <draw:equation draw:name="f1531" draw:formula="769482*logheight/4684772"/>
          <draw:equation draw:name="f1532" draw:formula="159969*logwidth/9144001"/>
          <draw:equation draw:name="f1533" draw:formula="213526*logheight/4684772"/>
          <draw:equation draw:name="f1534" draw:formula="0*logwidth/9144001"/>
          <draw:equation draw:name="f1535" draw:formula="195540*logheight/4684772"/>
          <draw:equation draw:name="f1536" draw:formula="0*logwidth/9144001"/>
          <draw:equation draw:name="f1537" draw:formula="177332*logheight/4684772"/>
          <draw:equation draw:name="f1538" draw:formula="161820*logwidth/9144001"/>
          <draw:equation draw:name="f1539" draw:formula="195710*logheight/4684772"/>
          <draw:equation draw:name="f1540" draw:formula="1771759*logwidth/9144001"/>
          <draw:equation draw:name="f1541" draw:formula="753360*logheight/4684772"/>
          <draw:equation draw:name="f1542" draw:formula="4583122*logwidth/9144001"/>
          <draw:equation draw:name="f1543" draw:formula="2646958*logheight/4684772"/>
          <draw:equation draw:name="f1544" draw:formula="1753367*logwidth/9144001"/>
          <draw:equation draw:name="f1545" draw:formula="710515*logheight/4684772"/>
          <draw:equation draw:name="f1546" draw:formula="160275*logwidth/9144001"/>
          <draw:equation draw:name="f1547" draw:formula="134026*logheight/4684772"/>
          <draw:equation draw:name="f1548" draw:formula="0*logwidth/9144001"/>
          <draw:equation draw:name="f1549" draw:formula="112386*logheight/4684772"/>
          <draw:equation draw:name="f1550" draw:formula="0*logwidth/9144001"/>
          <draw:equation draw:name="f1551" draw:formula="94151*logheight/4684772"/>
          <draw:equation draw:name="f1552" draw:formula="161507*logwidth/9144001"/>
          <draw:equation draw:name="f1553" draw:formula="115918*logheight/4684772"/>
          <draw:equation draw:name="f1554" draw:formula="1758500*logwidth/9144001"/>
          <draw:equation draw:name="f1555" draw:formula="693288*logheight/4684772"/>
          <draw:equation draw:name="f1556" draw:formula="3796556*logwidth/9144001"/>
          <draw:equation draw:name="f1557" draw:formula="2008250*logheight/4684772"/>
          <draw:equation draw:name="f1558" draw:formula="1743102*logwidth/9144001"/>
          <draw:equation draw:name="f1559" draw:formula="667448*logheight/4684772"/>
          <draw:equation draw:name="f1560" draw:formula="158343*logwidth/9144001"/>
          <draw:equation draw:name="f1561" draw:formula="76687*logheight/4684772"/>
          <draw:equation draw:name="f1562" draw:formula="0*logwidth/9144001"/>
          <draw:equation draw:name="f1563" draw:formula="53075*logheight/4684772"/>
          <draw:equation draw:name="f1564" draw:formula="0*logwidth/9144001"/>
          <draw:equation draw:name="f1565" draw:formula="34829*logheight/4684772"/>
          <draw:equation draw:name="f1566" draw:formula="160194*logwidth/9144001"/>
          <draw:equation draw:name="f1567" draw:formula="58932*logheight/4684772"/>
          <draw:equation draw:name="f1568" draw:formula="1747807*logwidth/9144001"/>
          <draw:equation draw:name="f1569" draw:formula="650443*logheight/4684772"/>
          <draw:equation draw:name="f1570" draw:formula="2220003*logwidth/9144001"/>
          <draw:equation draw:name="f1571" draw:formula="914583*logheight/4684772"/>
          <draw:equation draw:name="f1572" draw:formula="1736259*logwidth/9144001"/>
          <draw:equation draw:name="f1573" draw:formula="641829*logheight/4684772"/>
          <draw:equation draw:name="f1574" draw:formula="156651*logwidth/9144001"/>
          <draw:equation draw:name="f1575" draw:formula="43434*logheight/4684772"/>
          <draw:equation draw:name="f1576" draw:formula="0*logwidth/9144001"/>
          <draw:equation draw:name="f1577" draw:formula="18338*logheight/4684772"/>
          <draw:equation draw:name="f1578" draw:formula="logwidth"/>
          <draw:equation draw:name="f1579" draw:formula="logheight"/>
        </draw:enhanced-geometry>
      </draw:custom-shape>
      <draw:frame draw:name="Title 1" presentation:style-name="Mpr20" draw:text-style-name="MP13" draw:layer="backgroundobjects" svg:width="21.907cm" svg:height="5.242cm" svg:x="1.733cm" svg:y="1.114cm" presentation:class="title" presentation:user-transformed="true">
        <draw:text-box>
          <text:p text:style-name="MP12"><text:span text:style-name="MT4">Click to edit Master title style</text:span></text:p>
        </draw:text-box>
      </draw:frame>
      <draw:frame draw:name="Text Placeholder 2" presentation:style-name="Mpr21" draw:text-style-name="MP25" draw:layer="backgroundobjects" svg:width="16.3cm" svg:height="1.878cm" svg:x="4.273cm" svg:y="6.432cm" presentation:class="outline" presentation:user-transformed="true">
        <draw:text-box>
          <text:p text:style-name="MP26"><text:span text:style-name="MT11">Click to edit Master text styles</text:span></text:p>
        </draw:text-box>
      </draw:frame>
      <draw:frame draw:name="Date Placeholder 3" presentation:style-name="Mpr22" draw:text-style-name="MP15" draw:layer="backgroundobjects" svg:width="5.714cm" svg:height="1.013cm" svg:x="1.746cm" svg:y="17.657cm" presentation:class="date-time" presentation:user-transformed="true">
        <draw:text-box>
          <text:p text:style-name="MP14"><text:span text:style-name="MT5">Date</text:span></text:p>
        </draw:text-box>
      </draw:frame>
      <draw:frame draw:name="Footer Placeholder 4" presentation:style-name="Mpr22" draw:text-style-name="MP15" draw:layer="backgroundobjects" svg:width="8.572cm" svg:height="1.013cm" svg:x="8.414cm" svg:y="17.657cm" presentation:class="footer" presentation:user-transformed="true">
        <draw:text-box>
          <text:p text:style-name="MP16"><text:span text:style-name="MT5">Your Footer Here</text:span></text:p>
        </draw:text-box>
      </draw:frame>
      <draw:frame draw:name="Slide Number Placeholder 5" presentation:style-name="Mpr22" draw:text-style-name="MP15" draw:layer="backgroundobjects" svg:width="5.714cm" svg:height="1.013cm" svg:x="17.939cm" svg:y="17.657cm" presentation:class="page-number" presentation:user-transformed="true">
        <draw:text-box>
          <text:p text:style-name="MP17"><text:span text:style-name="MT5"><text:page-number>3</text:page-number></text:span></text:p>
        </draw:text-box>
      </draw:frame>
      <presentation:notes style:page-layout-name="PM2">
        <draw:page-thumbnail presentation:style-name="Section_20_2-title" draw:layer="backgroundobjects" svg:width="12.699cm" svg:height="9.524cm" svg:x="3.175cm" svg:y="1.93cm" presentation:class="page"/>
        <draw:frame presentation:style-name="Section_20_2-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3</text:page-number></text:p>
          </draw:text-box>
        </draw:frame>
      </presentation:notes>
    </style:master-page>
    <style:master-page style:name="Closing" style:page-layout-name="PM1" draw:style-name="Mdp1">
      <draw:g draw:name="Group 6">
        <draw:custom-shape draw:name="TextBox 7" draw:style-name="Mgr3" draw:text-style-name="MP6" draw:layer="layout" svg:width="1.041cm" svg:height="0.674cm" svg:x="-4.61cm" svg:y="-0.205cm">
          <text:p text:style-name="MP5"><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6" draw:layer="layout" svg:width="1.363cm" svg:height="0.674cm" svg:x="-1.579cm" svg:y="0.811cm">
          <text:p text:style-name="MP5"><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7" draw:layer="layout" svg:width="3.902cm" svg:height="0.516cm" svg:x="-4.381cm" svg:y="0.387cm">
          <draw:image xlink:href="Pictures/10000201000001CD0000003D0E723AB59621D244.png" xlink:type="simple" xlink:show="embed" xlink:actuate="onLoad" draw:mime-type="image/png">
            <text:p/>
          </draw:image>
        </draw:frame>
      </draw:g>
      <draw:custom-shape draw:name="Rectangle 10" draw:style-name="Mgr3" draw:text-style-name="MP6" draw:layer="backgroundobjects" svg:width="4.906cm" svg:height="0.716cm" svg:x="-0.393cm" svg:y="19.332cm">
        <text:p text:style-name="MP5"><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13" draw:layer="backgroundobjects" svg:width="14.343cm" svg:height="7.923cm" svg:x="9.296cm" svg:y="7.286cm" presentation:class="title" presentation:user-transformed="true">
        <draw:text-box>
          <text:p text:style-name="MP23"><text:span text:style-name="MT4">Click to edit Master title style</text:span></text:p>
        </draw:text-box>
      </draw:frame>
      <draw:frame draw:name="Text Placeholder 2" presentation:style-name="Mpr26" draw:text-style-name="MP25" draw:layer="backgroundobjects" svg:width="14.343cm" svg:height="1.551cm" svg:x="9.296cm" svg:y="15.285cm" presentation:class="outline" presentation:user-transformed="true">
        <draw:text-box>
          <text:p text:style-name="MP24"><text:span text:style-name="MT11">Click to edit Master text styles</text:span></text:p>
        </draw:text-box>
      </draw:frame>
      <draw:frame draw:name="Date Placeholder 3" presentation:style-name="Mpr27" draw:text-style-name="MP15" draw:layer="backgroundobjects" svg:width="4.615cm" svg:height="1.013cm" svg:x="2.845cm" svg:y="17.657cm" presentation:class="date-time" presentation:user-transformed="true">
        <draw:text-box>
          <text:p text:style-name="MP14"><text:span text:style-name="MT5">Date</text:span></text:p>
        </draw:text-box>
      </draw:frame>
      <draw:frame draw:name="Footer Placeholder 4" presentation:style-name="Mpr27" draw:text-style-name="MP15" draw:layer="backgroundobjects" svg:width="8.572cm" svg:height="1.013cm" svg:x="8.414cm" svg:y="17.657cm" presentation:class="footer" presentation:user-transformed="true">
        <draw:text-box>
          <text:p text:style-name="MP16"><text:span text:style-name="MT5">Your Footer Here</text:span></text:p>
        </draw:text-box>
      </draw:frame>
      <draw:frame draw:name="Slide Number Placeholder 5" presentation:style-name="Mpr27" draw:text-style-name="MP15" draw:layer="backgroundobjects" svg:width="5.714cm" svg:height="1.013cm" svg:x="17.939cm" svg:y="17.657cm" presentation:class="page-number" presentation:user-transformed="true">
        <draw:text-box>
          <text:p text:style-name="MP17"><text:span text:style-name="MT5"><text:page-number>3</text:page-number></text:span></text:p>
        </draw:text-box>
      </draw:frame>
      <draw:frame draw:name="Picture Placeholder 15" presentation:style-name="Closing-outline1" draw:layer="backgroundobjects" svg:width="3.703cm" svg:height="3.703cm" svg:x="19.963cm" svg:y="1.203cm" presentation:class="outline" presentation:placeholder="true" presentation:user-transformed="true">
        <draw:text-box/>
      </draw:frame>
      <draw:frame draw:name="Text Placeholder 17" presentation:style-name="Mpr28" draw:text-style-name="MP28" draw:layer="backgroundobjects" svg:width="4.726cm" svg:height="0.634cm" svg:x="19.451cm" svg:y="5.092cm" presentation:class="outline" presentation:user-transformed="true">
        <draw:text-box>
          <text:p text:style-name="MP27"><text:span text:style-name="MT12">Name</text:span></text:p>
        </draw:text-box>
      </draw:frame>
      <draw:frame draw:name="Text Placeholder 17" presentation:style-name="Mpr28" draw:text-style-name="MP28" draw:layer="backgroundobjects" svg:width="4.726cm" svg:height="0.634cm" svg:x="19.451cm" svg:y="5.731cm" presentation:class="outline" presentation:user-transformed="true">
        <draw:text-box>
          <text:p text:style-name="MP27"><text:span text:style-name="MT12">Mobile / email</text:span></text:p>
        </draw:text-box>
      </draw:frame>
      <draw:frame draw:name="Text Placeholder 17" presentation:style-name="Mpr28" draw:text-style-name="MP28" draw:layer="backgroundobjects" svg:width="4.726cm" svg:height="0.634cm" svg:x="19.451cm" svg:y="6.37cm" presentation:class="outline" presentation:user-transformed="true">
        <draw:text-box>
          <text:p text:style-name="MP27"><text:span text:style-name="MT12">Company</text:span></text:p>
        </draw:text-box>
      </draw:frame>
      <draw:custom-shape draw:name="Shape" draw:style-name="Mgr6" draw:text-style-name="MP9" draw:layer="backgroundobjects" svg:width="13.151cm" svg:height="12.606cm" svg:x="0cm" svg:y="0cm">
        <text:p text:style-name="MP5"/>
        <draw:enhanced-geometry draw:mirror-horizontal="false" draw:mirror-vertical="false" drawooo:sub-view-size="21038 21112" draw:text-areas="0 0 ?f2 ?f3" svg:viewBox="0 0 0 0" draw:type="ooxml-non-primitive" draw:enhanced-path="M 20990 0 C 21600 5486 16278 7154 13796 9341 12876 10148 12063 11186 11406 12392 9868 15195 8932 18052 6576 19764 4559 21232 2127 21600 0 20371 L 0 4 20990 4 Z N">
          <draw:equation draw:name="f0" draw:formula="logwidth/2"/>
          <draw:equation draw:name="f1" draw:formula="logheight/2"/>
          <draw:equation draw:name="f2" draw:formula="logwidth"/>
          <draw:equation draw:name="f3" draw:formula="logheight"/>
        </draw:enhanced-geometry>
      </draw:custom-shape>
      <draw:custom-shape draw:name="Freeform: Shape 27" draw:style-name="Mgr8" draw:text-style-name="MP11" draw:layer="backgroundobjects" svg:width="8.835cm" svg:height="19.049cm" svg:x="0cm" svg:y="0cm">
        <text:p text:style-name="MP5"/>
        <draw:enhanced-geometry draw:mirror-horizontal="false" draw:mirror-vertical="false" drawooo:sub-view-size="3180982 6858000" draw:text-areas="0 0 ?f1024 ?f1025" svg:viewBox="0 0 0 0" draw:type="ooxml-non-primitive" draw:enhanced-path="M 0 6506633 L 74255 6670204 169160 6858000 65194 6858000 26245 6796696 0 6755096 0 6635457 49608 6724844 0 6629083 0 6597675 56251 6706590 0 6592179 0 6559985 58252 6679210 C 82446 6727005 108187 6776241 135363 6826678 104866 6768075 76746 6711234 50779 6656314 L 0 6543787 Z M 0 6439332 L 78558 6632576 186157 6858000 170239 6858000 66631 6641183 0 6477425 Z M 0 6340680 L 29415 6435488 C 51581 6500718 77737 6569494 107822 6641598 L 205433 6858000 189788 6858000 96013 6649657 C 65722 6577032 39279 6507678 16795 6441982 L 0 6388450 Z M 0 6098885 L 9356 6197387 C 28905 6332464 76241 6495310 150478 6682195 L 225554 6858000 209830 6858000 157449 6736805 C 93635 6581110 35198 6410797 5928 6254626 L 0 6211655 Z M 2990314 2967544 C 3083768 3252872 3137213 3504255 3150499 3725857 3168616 4024635 3109434 4301317 2984577 4504025 2913014 4619309 2820617 4719221 2705272 4805684 2822429 4721143 2916940 4621230 2989408 4505946 3114265 4307081 3173447 4036163 3156236 3741869 3142799 3517385 3087542 3260558 2990314 2967544 Z M 2528781 1927746 C 2898822 2665884 3094185 3249990 3123776 3705042 3143856 4003820 3086636 4281462 2963591 4486091 2838734 4692642 2648052 4851478 2379013 4969324 2380976 4968363 2381882 4968363 2383844 4967402 2654695 4852439 2848246 4697125 2974159 4493777 3097054 4293951 3155330 4022713 3137213 3727778 3108528 3270165 2909240 2678373 2528781 1927746 Z M 2053962 1082650 L 2258000 1447207 2442200 1795124 C 2844979 2582844 3057913 3201115 3090411 3677182 3110490 3976920 3056139 4254883 2935963 4461433 2813823 4670546 2625103 4831303 2359990 4953312 2284653 4987577 2206448 5017999 2126431 5043618 2210373 5017999 2291296 4988538 2370558 4953312 2638389 4835146 2828166 4679192 2951211 4473602 3072294 4272816 3128608 3999977 3109434 3706003 3074256 3164488 2801443 2436597 2277104 1481341 L 2258000 1447207 2257931 1447076 C 2191199 1325387 2123562 1204339 2053962 1082650 Z M 1622927 381339 C 1842294 746725 2036751 1080729 2219885 1418575 2737580 2371910 3009337 3099801 3050402 3644838 3072294 3944577 3020811 4224461 2904560 4431972 2786195 4643006 2602155 4806645 2342930 4931216 2213242 4994942 2076760 5042657 1935748 5080765 2081591 5044579 2222753 4996864 2357122 4936019 2619366 4816252 2806274 4657416 2926451 4449905 3044665 4247197 3098110 3973077 3078031 3679103 3040891 3137908 2769134 2410978 2247513 1457643 2055774 1107308 1853768 762096 1622927 381339 Z M 24620 0 L 40373 0 210681 366648 C 273505 499265 337142 631761 399570 762096 643698 1269346 895374 1794529 1096625 2318751 1366419 3021664 1516187 3654445 1529473 4148245 1534304 4313806 1524792 4474563 1500938 4632438 1535210 4486091 1555289 4337503 1561026 4182510 1580955 3704081 1462741 3088272 1218614 2401371 1019326 1840002 756175 1276712 501630 731674 443882 607904 385228 482293 327177 356601 L 164969 0 180326 0 338180 348435 C 396211 474286 454827 599898 512047 723028 766743 1268385 1030800 1832317 1230088 2394647 1474215 3084429 1593335 3703120 1573406 4184432 1565707 4364403 1540947 4536368 1496107 4704811 1547590 4560386 1587598 4399628 1608584 4221579 1661123 3763004 1570538 3144633 1354039 2481430 1156713 1877149 877257 1268385 606407 679156 554019 564993 500649 448748 447732 332143 L 299381 0 314704 0 459092 323656 C 512009 440342 565417 556667 617881 670830 888731 1260700 1168037 1870424 1365513 2475666 1583824 3142712 1674409 3763965 1620964 4226382 1597261 4431011 1548495 4611623 1486595 4772380 1561026 4623151 1622021 4454709 1658255 4265451 1744009 3820966 1683921 3216686 1487501 2564050 1291082 1913336 990791 1252054 700918 613508 654191 510393 606520 405517 558963 300160 L 424867 0 440165 0 569965 291553 C 617391 396950 665061 501907 712241 605182 1003171 1244368 1304519 1905650 1500938 2558286 1698263 3214124 1758352 3821927 1671541 4269934 1629569 4486091 1557101 4673428 1469384 4838989 1573406 4682074 1655386 4510749 1711549 4309963 1829914 3885654 1797454 3279772 1622927 2647951 1429376 1948561 1103268 1231238 786672 538573 745229 447627 703296 355320 661457 262692 L 543587 0 558960 0 673214 254166 C 715185 346834 757156 439141 798146 529927 1114742 1223553 1440850 1940876 1635307 2642187 1810740 3277850 1843200 3888536 1724080 4316688 1662935 4536368 1567669 4723064 1454136 4887664 1579144 4738115 1686789 4565189 1764089 4356717 1914763 3947459 1910837 3354707 1753521 2732493 1563744 1984748 1222388 1242447 860046 457554 824341 380538 788106 302081 751872 223143 L 650149 0 666000 0 763347 213576 C 799581 292554 835815 371091 871520 448267 1233862 1234120 1575218 1976101 1765901 2725768 1925180 3352785 1928954 3950341 1776469 4364403 1695395 4584083 1580049 4763093 1448399 4918086 1595298 4774302 1722118 4608741 1817383 4403151 2000517 4008303 2023465 3429961 1881397 2815434 1696301 2019973 1321579 1220671 924060 373973 L 749494 0 765302 0 935383 364366 C 1333053 1212024 1708832 2013249 1893777 2810630 2037657 3429961 2013954 4014067 1828857 4413719 1726949 4632438 1589561 4806645 1431338 4957155 1431338 4957155 1431338 4958116 1431338 4958116 1598166 4822977 1751709 4661259 1870829 4452787 1974851 4268973 2042488 4031360 2065436 3765886 2089291 3496570 2068305 3196831 2005348 2899014 1825989 2060003 1414127 1200816 978411 291993 L 838727 0 854775 0 989734 282707 C 1426507 1193131 1839426 2053278 2018634 2894211 2082497 3194910 2103482 3496570 2079628 3768768 2055774 4038085 1987231 4277619 1882303 4464316 1759258 4681114 1599072 4846674 1425601 4984695 1613415 4857242 1785980 4704811 1923368 4501142 2041582 4326295 2122656 4097008 2157834 3837298 2194068 3572785 2182594 3276890 2125525 2980994 1953865 2101633 1502750 1184484 1024157 214177 L 919058 0 935246 0 1035631 204570 C 1514224 1176799 1966245 2094908 2138811 2977151 2196936 3275929 2208410 3574707 2171270 3841782 2135036 4104373 2053056 4336542 1933786 4514592 1791717 4724986 1612509 4881900 1417901 5012235 1625795 4893428 1818440 4748683 1973794 4550779 2244645 4206207 2343836 3649641 2239813 3061693 2115862 2366146 1768769 1587018 1446587 917089 1308293 630801 1163356 342590 1022194 63667 L 990007 0 1006112 0 1033668 54060 C 1174831 332983 1319767 622154 1457910 908763 1781300 1579332 2128242 2359421 2253250 3057850 2359084 3652524 2257931 4214854 1983306 4564228 1823120 4767577 1624889 4915204 1410353 5035932 1636363 4926733 1848031 4790633 2022408 4598173 2320887 4268333 2443027 3722975 2348516 3138869 2234227 2434676 1863280 1618401 1554233 985619 1393141 657380 1222539 326258 1056617 6666 L 1053088 0 1069042 0 1317673 483173 C 1401219 647053 1484180 811893 1564801 976012 1780243 1415693 1937560 1770512 2062568 2094268 2214148 2489115 2311376 2829524 2361953 3135027 2457218 3724896 2334324 4276659 2032071 4611623 1854674 4807606 1639232 4944666 1408390 5056107 1650555 4956194 1878528 4828421 2069211 4643967 2394413 4328216 2537387 3793426 2451632 3213164 2345798 2505127 1970020 1685970 1654480 1051267 1517130 775786 1372816 499405 1236443 240631 L 1109387 0 1125384 0 1247151 230244 C 1383772 488957 1528567 765459 1665804 1040699 1982400 1676363 2359084 2498402 2464918 3209321 2551729 3796308 2406793 4337503 2077816 4658377 1886077 4844753 1656292 4972206 1413221 5073079 1667766 4982774 1909026 4864607 2112994 4688799 2462956 4386179 2626009 3860996 2547804 3284255 2472618 2729611 2225622 2060963 1746878 1114033 1653424 929098 1556422 743363 1456797 556146 L 1156710 0 1172638 0 1466553 545659 C 1566197 732875 1663464 918691 1757446 1103785 2236945 2053278 2483941 2723847 2560335 3281373 2639446 3865799 2474430 4397707 2119788 4703850 1915668 4879979 1677278 4996864 1424544 5087490 1687846 5005510 1937560 4897912 2153153 4730430 2332362 4591768 2471561 4395786 2556410 4165538 2646089 3919919 2673718 3645799 2637483 3350864 2569846 2802944 2314244 2110279 1832783 1171995 1730724 972810 1626060 776107 1519490 579723 L 1200605 0 1216826 0 1530492 569476 C 1637043 765939 1741669 962883 1844106 1162708 2325719 2103554 2582226 2798141 2650920 3348942 2687155 3642917 2658469 3928565 2568790 4173864 2483035 4407954 2341873 4605859 2160702 4746761 1949034 4910401 1704906 5017999 1448399 5098698 1715475 5025365 1970020 4926412 2192256 4771419 2382033 4638202 2530744 4448944 2623141 4222539 2721426 3980763 2754792 3709525 2721426 3414590 2659375 2865710 2401961 2171124 1912800 1227396 1747595 909884 1573812 593814 1402726 289452 L 1238968 0 1255161 0 1412785 279154 C 1583787 583426 1758163 899316 1923368 1216828 2414341 2162477 2671906 2859946 2733806 3411708 2767172 3710486 2733806 3985566 2633709 4230225 2540255 4459512 2389581 4651652 2197993 4786791 1982400 4937941 1736460 5035932 1478896 5108305 1745972 5042657 2001574 4952351 2226528 4808567 2446801 4666703 2606986 4486091 2700440 4268973 2793894 4055057 2828166 3772611 2796763 3472873 2739543 2923672 2481073 2226204 1983457 1277672 1808174 943829 1618454 605662 1439201 292759 L 1270484 0 1286928 0 1449321 282482 C 1628418 595535 1818704 934302 1993874 1268385 2492547 2218838 2751923 2918869 2809143 3470951 2840546 3773572 2805369 4059861 2711009 4277619 2615592 4496659 2454501 4681114 2231359 4823938 2018634 4959717 1780243 5048421 1530529 5113109 1788849 5055146 2035845 4973167 2258081 4842832 2491641 4704811 2653789 4533486 2755697 4316688 2854889 4105334 2893991 3824809 2866363 3526992 2813974 2978112 2554598 2277761 2049131 1325387 1863997 977133 1664851 626177 1477041 303052 L 1299609 0 1316164 0 1487525 293039 C 1675278 616210 1874452 966806 2059699 1315780 2566072 2271036 2826354 2973308 2878743 3525071 2907428 3826731 2867269 4111098 2766266 4326295 2664206 4542132 2494509 4722104 2262762 4859163 2055925 4980852 1827046 5060590 1587749 5117912 1834594 5065394 2072079 4991420 2286616 4873254 2528781 4740997 2698478 4572554 2806274 4359599 2911202 4151127 2954985 3872204 2929320 3575668 2882517 3034153 2613629 2312026 2108314 1368298 1914461 1006354 1706171 645131 1510386 312458 L 1325487 0 1342554 0 1521032 301215 C 1717136 634023 1925935 995787 2119788 1357731 2356216 1799012 2535424 2179770 2669037 2522100 2827260 2930397 2916940 3274008 2943662 3573746 2969328 3875086 2925545 4157852 2818654 4369847 2709952 4586965 2537387 4756368 2293259 4890546 2101671 4994942 1892871 5065394 1675466 5116951 1899514 5069237 2115862 5002628 2314244 4901754 2564109 4773341 2740449 4608741 2853077 4398668 2962685 4192117 3010394 3915115 2986539 3619219 2942605 3077064 2673718 2353977 2161759 1406086 1949733 1014080 1723951 626978 1458724 183853 L 1348367 0 1365625 0 1365943 526 1580759 359408 C 1799134 726771 1991458 1059593 2173082 1395838 2686098 2345331 2956042 3072261 2999825 3617298 3023679 3917997 2975065 4198842 2863494 4408915 2750111 4622191 2571658 4788712 2319076 4918086 2151191 5003589 1970926 5064433 1783112 5110226 1976663 5067315 2162665 5009353 2336136 4925772 2592644 4801842 2774871 4640124 2891123 4431652 3005562 4227343 3056139 3952262 3034248 3657327 2994088 3115812 2723389 2389843 2206599 1439390 2019200 1094739 1820507 754411 1594913 378957 L 1365943 526 1365628 0 1429149 0 1547245 188782 C 1846670 669149 2101218 1090856 2339004 1520409 2872100 2483351 3146725 3214764 3178128 3760122 3195339 4058900 3134345 4333660 3005562 4535407 2874968 4740037 2676586 4895030 2399093 5009353 2074948 5141609 1713512 5196690 1343621 5224230 1310256 5307170 1272965 5389790 1230994 5471770 1166225 5599223 1096625 5715468 1028837 5827549 909717 6026414 797240 6214712 724772 6434712 693294 6531023 674129 6640122 668107 6759714 L 666819 6858000 653631 6858000 655344 6757703 C 661749 6636219 680914 6525499 712392 6427027 784860 6205425 898243 6015847 1017514 5816021 1085151 5703939 1153845 5587695 1219670 5461202 1259679 5383386 1295913 5304288 1327316 5225190 1317805 5226151 1307387 5226151 1297876 5227112 1260585 5299484 1219670 5370897 1174831 5443269 1113836 5540300 1050879 5631567 990791 5718990 846760 5927462 709523 6125367 632224 6367143 598594 6472100 582204 6597771 583307 6737133 L 589150 6858000 575783 6858000 569972 6736758 C 568889 6595009 585535 6466816 619844 6360418 698955 6115760 835286 5917855 981280 5707782 1042274 5620038 1104174 5528772 1165319 5432702 1208196 5364172 1246393 5296602 1281570 5229033 1272965 5229994 1263453 5229994 1254848 5230954 1210159 5299484 1165319 5362250 1122291 5420533 1067034 5494507 1009814 5564958 955463 5633488 785766 5845803 624675 6045628 542544 6304377 506876 6417020 494138 6557042 504520 6715933 L 520113 6858000 506257 6858000 490781 6716908 C 480342 6555181 493704 6412456 530164 6297652 613201 6035061 775349 5834274 945951 5620999 1000303 5552469 1057522 5482338 1112780 5408044 1152939 5353924 1194910 5295642 1236731 5231915 1228276 5232876 1220576 5232876 1211971 5233837 1165319 5291799 1118517 5347199 1071865 5399397 1022194 5455438 972674 5508917 924060 5560155 727640 5770548 541638 5970374 455884 6243533 418631 6362660 410422 6516552 431575 6694807 L 458733 6858000 445626 6858000 419209 6696728 C 398098 6515591 406477 6358817 444410 6236808 531221 5958845 718129 5759019 916360 5547025 964974 5495467 1014645 5442309 1064165 5386268 1107042 5338553 1150071 5288276 1192948 5235758 1186305 5235758 1178605 5236719 1171962 5236719 1124254 5286355 1074734 5334710 1026119 5381464 982185 5423095 938403 5464084 895374 5503153 663778 5717069 462527 5900883 374810 6185250 336198 6310142 334018 6476823 367124 6673947 L 407010 6858000 393432 6858000 354376 6676264 C 321185 6475823 324044 6306139 363336 6177885 453016 5888394 664684 5693372 888731 5487782 931609 5449033 975543 5408044 1019326 5366093 1064165 5323182 1108099 5280591 1150071 5237679 1144333 5237679 1139502 5238640 1133765 5238640 1083339 5281551 1032762 5323182 982185 5364172 943083 5395555 905037 5425977 866840 5455438 608370 5660067 385227 5836196 296605 6128249 257313 6258184 260908 6436754 306562 6652341 L 360480 6858000 346364 6858000 293460 6655479 C 247198 6436334 243461 6254341 284225 6121524 374810 5823707 599915 5645977 860197 5440387 897337 5410926 936440 5380504 974637 5349121 1018420 5312934 1063259 5276748 1107042 5239601 1103268 5239601 1098588 5239601 1094662 5240562 1043180 5277709 991697 5313895 939308 5350081 905037 5373779 871671 5396515 838155 5418611 555075 5610751 310042 5776312 220362 6075090 180278 6208388 190639 6398606 249852 6632237 L 318637 6858000 303066 6858000 270395 6758491 C 181165 6465275 159368 6228082 206925 6068365 298567 5763823 545564 5596341 830606 5402279 863971 5379543 897337 5356486 931609 5333749 975543 5303327 1020382 5272905 1063259 5241522 1061297 5241522 1059485 5241522 1056617 5241522 1003171 5273866 949726 5306209 897337 5336632 866840 5354885 837249 5371857 807658 5388830 501630 5567840 236516 5721872 146988 6023532 100223 6183529 131598 6430074 238583 6741499 L 281386 6858000 266910 6858000 215951 6717029 C 91936 6342931 101299 6131691 135514 6016807 227005 5707782 493930 5552789 802977 5372818 832569 5355525 862009 5338553 892506 5320620 935534 5294681 979317 5269062 1023251 5242483 1023251 5242483 1022194 5242483 1022194 5242483 967843 5270023 914548 5297563 860197 5325103 L 840117 5334710 C 660909 5425016 492118 5509878 351862 5614594 205113 5724755 118302 5839078 79200 5974216 31642 6136455 73205 6396520 199237 6730383 L 250421 6858000 235771 6858000 174753 6703956 C 28328 6304087 32605 6084057 66820 5967491 107734 5827549 196508 5710664 345219 5598262 486381 5492585 655172 5407083 835286 5317738 L 855366 5308131 C 885863 5292760 916360 5276748 947914 5261377 913492 5276748 879220 5290838 844949 5306209 L 814451 5319659 C 622712 5402279 441541 5480416 293736 5581290 143062 5684085 54440 5794245 16243 5928423 9449 5951960 4681 5977684 1923 6005524 L 0 6081876 0 5945320 3863 5921698 C 43871 5783037 133551 5669674 287999 5564958 437767 5463124 618938 5385307 811583 5302367 L 842080 5289237 C 849629 5286355 857329 5282512 863971 5279630 854460 5283473 843892 5287316 834380 5289877 L 782898 5309091 C 581647 5383386 392021 5453837 238479 5549907 147667 5606108 80974 5664651 32793 5730128 L 0 5782918 0 5751796 22322 5712611 C 71783 5640993 140458 5581130 232742 5523968 387190 5427898 576967 5357447 777160 5283473 L 761006 5288276 C 558850 5352003 349899 5417651 185034 5510839 143062 5534536 105885 5559274 73236 5585093 L 0 5654968 0 5633235 66065 5569962 C 99204 5543823 136872 5518844 179297 5494507 325139 5411886 504498 5351042 684612 5293720 459658 5354565 285131 5406122 135363 5484259 105847 5499470 79162 5514922 54855 5530973 L 0 5572641 0 5551609 48665 5515122 C 73463 5498830 100638 5483138 130682 5467927 259314 5401319 407119 5352963 588290 5302367 388096 5349121 227911 5393633 88711 5459281 L 0 5509106 0 5489705 83880 5443269 C 201188 5387228 333745 5347199 491967 5308131 315628 5344317 171597 5382425 45834 5437505 L 0 5459577 0 5441325 41909 5421173 C 143968 5376661 257502 5343356 390059 5313895 245122 5341435 118302 5372818 7637 5417651 L 0 5420681 0 5401950 3863 5400358 C 89617 5366093 185034 5338553 290868 5315816 234629 5326224 181222 5337352 130550 5350041 L 0 5389589 0 5371240 82389 5345158 C 116830 5335511 152574 5326704 189714 5318698 L 0 5363674 0 5345255 71500 5325103 0 5341924 0 5268090 109812 5255002 C 240234 5242483 383755 5236719 539676 5230954 598858 5229033 657890 5227112 717072 5225190 719035 5225190 720846 5225190 723715 5225190 729452 5225190 734283 5225190 740020 5224230 748626 5224230 757081 5223589 765686 5223589 772329 5223589 779123 5222628 784860 5222628 792409 5221668 800109 5221668 807658 5220707 815357 5219746 823812 5218786 831512 5218786 843892 5217825 856272 5215904 868652 5214943 880126 5213021 892506 5212061 903980 5210139 914397 5208218 925872 5206297 936440 5205336 950632 5202454 964068 5199572 978411 5197650 991697 5194768 1004983 5190925 1018420 5188363 1032762 5184521 1046954 5180678 1061297 5175874 1076545 5171071 1090888 5166267 1106137 5160503 1120479 5155059 1133765 5150256 1147202 5144491 1163356 5136806 1179511 5129120 1194759 5121755 1210008 5113109 1224351 5104462 1238693 5095816 1248205 5089411 1257716 5083647 1266322 5076922 1283533 5062512 1300593 5049382 1316899 5034972 1328373 5023763 1338790 5012235 1350264 5000707 1360682 4987577 1371250 4974127 1381667 4960037 1393141 4941784 1404616 4923851 1415033 4904637 1422733 4887664 1431338 4870372 1438887 4852439 1445530 4831303 1452324 4810488 1458967 4789673 1503807 4582161 1522830 4368886 1517093 4148245 1503807 3657327 1354039 3026467 1085151 2326117 883900 1802855 632224 1278633 389002 771703 326574 641368 262937 508872 200018 376255 Z N">
          <draw:equation draw:name="f0" draw:formula="0*logwidth/3180982"/>
          <draw:equation draw:name="f1" draw:formula="6506633*logheight/6858000"/>
          <draw:equation draw:name="f2" draw:formula="74255*logwidth/3180982"/>
          <draw:equation draw:name="f3" draw:formula="6670204*logheight/6858000"/>
          <draw:equation draw:name="f4" draw:formula="169160*logwidth/3180982"/>
          <draw:equation draw:name="f5" draw:formula="6858000*logheight/6858000"/>
          <draw:equation draw:name="f6" draw:formula="65194*logwidth/3180982"/>
          <draw:equation draw:name="f7" draw:formula="6858000*logheight/6858000"/>
          <draw:equation draw:name="f8" draw:formula="26245*logwidth/3180982"/>
          <draw:equation draw:name="f9" draw:formula="6796696*logheight/6858000"/>
          <draw:equation draw:name="f10" draw:formula="0*logwidth/3180982"/>
          <draw:equation draw:name="f11" draw:formula="6755096*logheight/6858000"/>
          <draw:equation draw:name="f12" draw:formula="0*logwidth/3180982"/>
          <draw:equation draw:name="f13" draw:formula="6635457*logheight/6858000"/>
          <draw:equation draw:name="f14" draw:formula="49608*logwidth/3180982"/>
          <draw:equation draw:name="f15" draw:formula="6724844*logheight/6858000"/>
          <draw:equation draw:name="f16" draw:formula="0*logwidth/3180982"/>
          <draw:equation draw:name="f17" draw:formula="6629083*logheight/6858000"/>
          <draw:equation draw:name="f18" draw:formula="0*logwidth/3180982"/>
          <draw:equation draw:name="f19" draw:formula="6597675*logheight/6858000"/>
          <draw:equation draw:name="f20" draw:formula="56251*logwidth/3180982"/>
          <draw:equation draw:name="f21" draw:formula="6706590*logheight/6858000"/>
          <draw:equation draw:name="f22" draw:formula="0*logwidth/3180982"/>
          <draw:equation draw:name="f23" draw:formula="6592179*logheight/6858000"/>
          <draw:equation draw:name="f24" draw:formula="0*logwidth/3180982"/>
          <draw:equation draw:name="f25" draw:formula="6559985*logheight/6858000"/>
          <draw:equation draw:name="f26" draw:formula="58252*logwidth/3180982"/>
          <draw:equation draw:name="f27" draw:formula="6679210*logheight/6858000"/>
          <draw:equation draw:name="f28" draw:formula="135363*logwidth/3180982"/>
          <draw:equation draw:name="f29" draw:formula="6826678*logheight/6858000"/>
          <draw:equation draw:name="f30" draw:formula="50779*logwidth/3180982"/>
          <draw:equation draw:name="f31" draw:formula="6656314*logheight/6858000"/>
          <draw:equation draw:name="f32" draw:formula="0*logwidth/3180982"/>
          <draw:equation draw:name="f33" draw:formula="6543787*logheight/6858000"/>
          <draw:equation draw:name="f34" draw:formula="0*logwidth/3180982"/>
          <draw:equation draw:name="f35" draw:formula="6439332*logheight/6858000"/>
          <draw:equation draw:name="f36" draw:formula="78558*logwidth/3180982"/>
          <draw:equation draw:name="f37" draw:formula="6632576*logheight/6858000"/>
          <draw:equation draw:name="f38" draw:formula="186157*logwidth/3180982"/>
          <draw:equation draw:name="f39" draw:formula="6858000*logheight/6858000"/>
          <draw:equation draw:name="f40" draw:formula="170239*logwidth/3180982"/>
          <draw:equation draw:name="f41" draw:formula="6858000*logheight/6858000"/>
          <draw:equation draw:name="f42" draw:formula="66631*logwidth/3180982"/>
          <draw:equation draw:name="f43" draw:formula="6641183*logheight/6858000"/>
          <draw:equation draw:name="f44" draw:formula="0*logwidth/3180982"/>
          <draw:equation draw:name="f45" draw:formula="6477425*logheight/6858000"/>
          <draw:equation draw:name="f46" draw:formula="0*logwidth/3180982"/>
          <draw:equation draw:name="f47" draw:formula="6340680*logheight/6858000"/>
          <draw:equation draw:name="f48" draw:formula="29415*logwidth/3180982"/>
          <draw:equation draw:name="f49" draw:formula="6435488*logheight/6858000"/>
          <draw:equation draw:name="f50" draw:formula="107822*logwidth/3180982"/>
          <draw:equation draw:name="f51" draw:formula="6641598*logheight/6858000"/>
          <draw:equation draw:name="f52" draw:formula="205433*logwidth/3180982"/>
          <draw:equation draw:name="f53" draw:formula="6858000*logheight/6858000"/>
          <draw:equation draw:name="f54" draw:formula="189788*logwidth/3180982"/>
          <draw:equation draw:name="f55" draw:formula="6858000*logheight/6858000"/>
          <draw:equation draw:name="f56" draw:formula="96013*logwidth/3180982"/>
          <draw:equation draw:name="f57" draw:formula="6649657*logheight/6858000"/>
          <draw:equation draw:name="f58" draw:formula="16795*logwidth/3180982"/>
          <draw:equation draw:name="f59" draw:formula="6441982*logheight/6858000"/>
          <draw:equation draw:name="f60" draw:formula="0*logwidth/3180982"/>
          <draw:equation draw:name="f61" draw:formula="6388450*logheight/6858000"/>
          <draw:equation draw:name="f62" draw:formula="0*logwidth/3180982"/>
          <draw:equation draw:name="f63" draw:formula="6098885*logheight/6858000"/>
          <draw:equation draw:name="f64" draw:formula="9356*logwidth/3180982"/>
          <draw:equation draw:name="f65" draw:formula="6197387*logheight/6858000"/>
          <draw:equation draw:name="f66" draw:formula="150478*logwidth/3180982"/>
          <draw:equation draw:name="f67" draw:formula="6682195*logheight/6858000"/>
          <draw:equation draw:name="f68" draw:formula="225554*logwidth/3180982"/>
          <draw:equation draw:name="f69" draw:formula="6858000*logheight/6858000"/>
          <draw:equation draw:name="f70" draw:formula="209830*logwidth/3180982"/>
          <draw:equation draw:name="f71" draw:formula="6858000*logheight/6858000"/>
          <draw:equation draw:name="f72" draw:formula="157449*logwidth/3180982"/>
          <draw:equation draw:name="f73" draw:formula="6736805*logheight/6858000"/>
          <draw:equation draw:name="f74" draw:formula="5928*logwidth/3180982"/>
          <draw:equation draw:name="f75" draw:formula="6254626*logheight/6858000"/>
          <draw:equation draw:name="f76" draw:formula="0*logwidth/3180982"/>
          <draw:equation draw:name="f77" draw:formula="6211655*logheight/6858000"/>
          <draw:equation draw:name="f78" draw:formula="2990314*logwidth/3180982"/>
          <draw:equation draw:name="f79" draw:formula="2967544*logheight/6858000"/>
          <draw:equation draw:name="f80" draw:formula="3150499*logwidth/3180982"/>
          <draw:equation draw:name="f81" draw:formula="3725857*logheight/6858000"/>
          <draw:equation draw:name="f82" draw:formula="2984577*logwidth/3180982"/>
          <draw:equation draw:name="f83" draw:formula="4504025*logheight/6858000"/>
          <draw:equation draw:name="f84" draw:formula="2705272*logwidth/3180982"/>
          <draw:equation draw:name="f85" draw:formula="4805684*logheight/6858000"/>
          <draw:equation draw:name="f86" draw:formula="2989408*logwidth/3180982"/>
          <draw:equation draw:name="f87" draw:formula="4505946*logheight/6858000"/>
          <draw:equation draw:name="f88" draw:formula="3156236*logwidth/3180982"/>
          <draw:equation draw:name="f89" draw:formula="3741869*logheight/6858000"/>
          <draw:equation draw:name="f90" draw:formula="2990314*logwidth/3180982"/>
          <draw:equation draw:name="f91" draw:formula="2967544*logheight/6858000"/>
          <draw:equation draw:name="f92" draw:formula="2528781*logwidth/3180982"/>
          <draw:equation draw:name="f93" draw:formula="1927746*logheight/6858000"/>
          <draw:equation draw:name="f94" draw:formula="3123776*logwidth/3180982"/>
          <draw:equation draw:name="f95" draw:formula="3705042*logheight/6858000"/>
          <draw:equation draw:name="f96" draw:formula="2963591*logwidth/3180982"/>
          <draw:equation draw:name="f97" draw:formula="4486091*logheight/6858000"/>
          <draw:equation draw:name="f98" draw:formula="2379013*logwidth/3180982"/>
          <draw:equation draw:name="f99" draw:formula="4969324*logheight/6858000"/>
          <draw:equation draw:name="f100" draw:formula="2383844*logwidth/3180982"/>
          <draw:equation draw:name="f101" draw:formula="4967402*logheight/6858000"/>
          <draw:equation draw:name="f102" draw:formula="2974159*logwidth/3180982"/>
          <draw:equation draw:name="f103" draw:formula="4493777*logheight/6858000"/>
          <draw:equation draw:name="f104" draw:formula="3137213*logwidth/3180982"/>
          <draw:equation draw:name="f105" draw:formula="3727778*logheight/6858000"/>
          <draw:equation draw:name="f106" draw:formula="2528781*logwidth/3180982"/>
          <draw:equation draw:name="f107" draw:formula="1927746*logheight/6858000"/>
          <draw:equation draw:name="f108" draw:formula="2053962*logwidth/3180982"/>
          <draw:equation draw:name="f109" draw:formula="1082650*logheight/6858000"/>
          <draw:equation draw:name="f110" draw:formula="2258000*logwidth/3180982"/>
          <draw:equation draw:name="f111" draw:formula="1447207*logheight/6858000"/>
          <draw:equation draw:name="f112" draw:formula="2442200*logwidth/3180982"/>
          <draw:equation draw:name="f113" draw:formula="1795124*logheight/6858000"/>
          <draw:equation draw:name="f114" draw:formula="3090411*logwidth/3180982"/>
          <draw:equation draw:name="f115" draw:formula="3677182*logheight/6858000"/>
          <draw:equation draw:name="f116" draw:formula="2935963*logwidth/3180982"/>
          <draw:equation draw:name="f117" draw:formula="4461433*logheight/6858000"/>
          <draw:equation draw:name="f118" draw:formula="2359990*logwidth/3180982"/>
          <draw:equation draw:name="f119" draw:formula="4953312*logheight/6858000"/>
          <draw:equation draw:name="f120" draw:formula="2126431*logwidth/3180982"/>
          <draw:equation draw:name="f121" draw:formula="5043618*logheight/6858000"/>
          <draw:equation draw:name="f122" draw:formula="2370558*logwidth/3180982"/>
          <draw:equation draw:name="f123" draw:formula="4953312*logheight/6858000"/>
          <draw:equation draw:name="f124" draw:formula="2951211*logwidth/3180982"/>
          <draw:equation draw:name="f125" draw:formula="4473602*logheight/6858000"/>
          <draw:equation draw:name="f126" draw:formula="3109434*logwidth/3180982"/>
          <draw:equation draw:name="f127" draw:formula="3706003*logheight/6858000"/>
          <draw:equation draw:name="f128" draw:formula="2277104*logwidth/3180982"/>
          <draw:equation draw:name="f129" draw:formula="1481341*logheight/6858000"/>
          <draw:equation draw:name="f130" draw:formula="2258000*logwidth/3180982"/>
          <draw:equation draw:name="f131" draw:formula="1447207*logheight/6858000"/>
          <draw:equation draw:name="f132" draw:formula="2257931*logwidth/3180982"/>
          <draw:equation draw:name="f133" draw:formula="1447076*logheight/6858000"/>
          <draw:equation draw:name="f134" draw:formula="2053962*logwidth/3180982"/>
          <draw:equation draw:name="f135" draw:formula="1082650*logheight/6858000"/>
          <draw:equation draw:name="f136" draw:formula="1622927*logwidth/3180982"/>
          <draw:equation draw:name="f137" draw:formula="381339*logheight/6858000"/>
          <draw:equation draw:name="f138" draw:formula="2219885*logwidth/3180982"/>
          <draw:equation draw:name="f139" draw:formula="1418575*logheight/6858000"/>
          <draw:equation draw:name="f140" draw:formula="3050402*logwidth/3180982"/>
          <draw:equation draw:name="f141" draw:formula="3644838*logheight/6858000"/>
          <draw:equation draw:name="f142" draw:formula="2904560*logwidth/3180982"/>
          <draw:equation draw:name="f143" draw:formula="4431972*logheight/6858000"/>
          <draw:equation draw:name="f144" draw:formula="2342930*logwidth/3180982"/>
          <draw:equation draw:name="f145" draw:formula="4931216*logheight/6858000"/>
          <draw:equation draw:name="f146" draw:formula="1935748*logwidth/3180982"/>
          <draw:equation draw:name="f147" draw:formula="5080765*logheight/6858000"/>
          <draw:equation draw:name="f148" draw:formula="2357122*logwidth/3180982"/>
          <draw:equation draw:name="f149" draw:formula="4936019*logheight/6858000"/>
          <draw:equation draw:name="f150" draw:formula="2926451*logwidth/3180982"/>
          <draw:equation draw:name="f151" draw:formula="4449905*logheight/6858000"/>
          <draw:equation draw:name="f152" draw:formula="3078031*logwidth/3180982"/>
          <draw:equation draw:name="f153" draw:formula="3679103*logheight/6858000"/>
          <draw:equation draw:name="f154" draw:formula="2247513*logwidth/3180982"/>
          <draw:equation draw:name="f155" draw:formula="1457643*logheight/6858000"/>
          <draw:equation draw:name="f156" draw:formula="1622927*logwidth/3180982"/>
          <draw:equation draw:name="f157" draw:formula="381339*logheight/6858000"/>
          <draw:equation draw:name="f158" draw:formula="24620*logwidth/3180982"/>
          <draw:equation draw:name="f159" draw:formula="0*logheight/6858000"/>
          <draw:equation draw:name="f160" draw:formula="40373*logwidth/3180982"/>
          <draw:equation draw:name="f161" draw:formula="0*logheight/6858000"/>
          <draw:equation draw:name="f162" draw:formula="210681*logwidth/3180982"/>
          <draw:equation draw:name="f163" draw:formula="366648*logheight/6858000"/>
          <draw:equation draw:name="f164" draw:formula="399570*logwidth/3180982"/>
          <draw:equation draw:name="f165" draw:formula="762096*logheight/6858000"/>
          <draw:equation draw:name="f166" draw:formula="1096625*logwidth/3180982"/>
          <draw:equation draw:name="f167" draw:formula="2318751*logheight/6858000"/>
          <draw:equation draw:name="f168" draw:formula="1529473*logwidth/3180982"/>
          <draw:equation draw:name="f169" draw:formula="4148245*logheight/6858000"/>
          <draw:equation draw:name="f170" draw:formula="1500938*logwidth/3180982"/>
          <draw:equation draw:name="f171" draw:formula="4632438*logheight/6858000"/>
          <draw:equation draw:name="f172" draw:formula="1561026*logwidth/3180982"/>
          <draw:equation draw:name="f173" draw:formula="4182510*logheight/6858000"/>
          <draw:equation draw:name="f174" draw:formula="1218614*logwidth/3180982"/>
          <draw:equation draw:name="f175" draw:formula="2401371*logheight/6858000"/>
          <draw:equation draw:name="f176" draw:formula="501630*logwidth/3180982"/>
          <draw:equation draw:name="f177" draw:formula="731674*logheight/6858000"/>
          <draw:equation draw:name="f178" draw:formula="327177*logwidth/3180982"/>
          <draw:equation draw:name="f179" draw:formula="356601*logheight/6858000"/>
          <draw:equation draw:name="f180" draw:formula="164969*logwidth/3180982"/>
          <draw:equation draw:name="f181" draw:formula="0*logheight/6858000"/>
          <draw:equation draw:name="f182" draw:formula="180326*logwidth/3180982"/>
          <draw:equation draw:name="f183" draw:formula="0*logheight/6858000"/>
          <draw:equation draw:name="f184" draw:formula="338180*logwidth/3180982"/>
          <draw:equation draw:name="f185" draw:formula="348435*logheight/6858000"/>
          <draw:equation draw:name="f186" draw:formula="512047*logwidth/3180982"/>
          <draw:equation draw:name="f187" draw:formula="723028*logheight/6858000"/>
          <draw:equation draw:name="f188" draw:formula="1230088*logwidth/3180982"/>
          <draw:equation draw:name="f189" draw:formula="2394647*logheight/6858000"/>
          <draw:equation draw:name="f190" draw:formula="1573406*logwidth/3180982"/>
          <draw:equation draw:name="f191" draw:formula="4184432*logheight/6858000"/>
          <draw:equation draw:name="f192" draw:formula="1496107*logwidth/3180982"/>
          <draw:equation draw:name="f193" draw:formula="4704811*logheight/6858000"/>
          <draw:equation draw:name="f194" draw:formula="1608584*logwidth/3180982"/>
          <draw:equation draw:name="f195" draw:formula="4221579*logheight/6858000"/>
          <draw:equation draw:name="f196" draw:formula="1354039*logwidth/3180982"/>
          <draw:equation draw:name="f197" draw:formula="2481430*logheight/6858000"/>
          <draw:equation draw:name="f198" draw:formula="606407*logwidth/3180982"/>
          <draw:equation draw:name="f199" draw:formula="679156*logheight/6858000"/>
          <draw:equation draw:name="f200" draw:formula="447732*logwidth/3180982"/>
          <draw:equation draw:name="f201" draw:formula="332143*logheight/6858000"/>
          <draw:equation draw:name="f202" draw:formula="299381*logwidth/3180982"/>
          <draw:equation draw:name="f203" draw:formula="0*logheight/6858000"/>
          <draw:equation draw:name="f204" draw:formula="314704*logwidth/3180982"/>
          <draw:equation draw:name="f205" draw:formula="0*logheight/6858000"/>
          <draw:equation draw:name="f206" draw:formula="459092*logwidth/3180982"/>
          <draw:equation draw:name="f207" draw:formula="323656*logheight/6858000"/>
          <draw:equation draw:name="f208" draw:formula="617881*logwidth/3180982"/>
          <draw:equation draw:name="f209" draw:formula="670830*logheight/6858000"/>
          <draw:equation draw:name="f210" draw:formula="1365513*logwidth/3180982"/>
          <draw:equation draw:name="f211" draw:formula="2475666*logheight/6858000"/>
          <draw:equation draw:name="f212" draw:formula="1620964*logwidth/3180982"/>
          <draw:equation draw:name="f213" draw:formula="4226382*logheight/6858000"/>
          <draw:equation draw:name="f214" draw:formula="1486595*logwidth/3180982"/>
          <draw:equation draw:name="f215" draw:formula="4772380*logheight/6858000"/>
          <draw:equation draw:name="f216" draw:formula="1658255*logwidth/3180982"/>
          <draw:equation draw:name="f217" draw:formula="4265451*logheight/6858000"/>
          <draw:equation draw:name="f218" draw:formula="1487501*logwidth/3180982"/>
          <draw:equation draw:name="f219" draw:formula="2564050*logheight/6858000"/>
          <draw:equation draw:name="f220" draw:formula="700918*logwidth/3180982"/>
          <draw:equation draw:name="f221" draw:formula="613508*logheight/6858000"/>
          <draw:equation draw:name="f222" draw:formula="558963*logwidth/3180982"/>
          <draw:equation draw:name="f223" draw:formula="300160*logheight/6858000"/>
          <draw:equation draw:name="f224" draw:formula="424867*logwidth/3180982"/>
          <draw:equation draw:name="f225" draw:formula="0*logheight/6858000"/>
          <draw:equation draw:name="f226" draw:formula="440165*logwidth/3180982"/>
          <draw:equation draw:name="f227" draw:formula="0*logheight/6858000"/>
          <draw:equation draw:name="f228" draw:formula="569965*logwidth/3180982"/>
          <draw:equation draw:name="f229" draw:formula="291553*logheight/6858000"/>
          <draw:equation draw:name="f230" draw:formula="712241*logwidth/3180982"/>
          <draw:equation draw:name="f231" draw:formula="605182*logheight/6858000"/>
          <draw:equation draw:name="f232" draw:formula="1500938*logwidth/3180982"/>
          <draw:equation draw:name="f233" draw:formula="2558286*logheight/6858000"/>
          <draw:equation draw:name="f234" draw:formula="1671541*logwidth/3180982"/>
          <draw:equation draw:name="f235" draw:formula="4269934*logheight/6858000"/>
          <draw:equation draw:name="f236" draw:formula="1469384*logwidth/3180982"/>
          <draw:equation draw:name="f237" draw:formula="4838989*logheight/6858000"/>
          <draw:equation draw:name="f238" draw:formula="1711549*logwidth/3180982"/>
          <draw:equation draw:name="f239" draw:formula="4309963*logheight/6858000"/>
          <draw:equation draw:name="f240" draw:formula="1622927*logwidth/3180982"/>
          <draw:equation draw:name="f241" draw:formula="2647951*logheight/6858000"/>
          <draw:equation draw:name="f242" draw:formula="786672*logwidth/3180982"/>
          <draw:equation draw:name="f243" draw:formula="538573*logheight/6858000"/>
          <draw:equation draw:name="f244" draw:formula="661457*logwidth/3180982"/>
          <draw:equation draw:name="f245" draw:formula="262692*logheight/6858000"/>
          <draw:equation draw:name="f246" draw:formula="543587*logwidth/3180982"/>
          <draw:equation draw:name="f247" draw:formula="0*logheight/6858000"/>
          <draw:equation draw:name="f248" draw:formula="558960*logwidth/3180982"/>
          <draw:equation draw:name="f249" draw:formula="0*logheight/6858000"/>
          <draw:equation draw:name="f250" draw:formula="673214*logwidth/3180982"/>
          <draw:equation draw:name="f251" draw:formula="254166*logheight/6858000"/>
          <draw:equation draw:name="f252" draw:formula="798146*logwidth/3180982"/>
          <draw:equation draw:name="f253" draw:formula="529927*logheight/6858000"/>
          <draw:equation draw:name="f254" draw:formula="1635307*logwidth/3180982"/>
          <draw:equation draw:name="f255" draw:formula="2642187*logheight/6858000"/>
          <draw:equation draw:name="f256" draw:formula="1724080*logwidth/3180982"/>
          <draw:equation draw:name="f257" draw:formula="4316688*logheight/6858000"/>
          <draw:equation draw:name="f258" draw:formula="1454136*logwidth/3180982"/>
          <draw:equation draw:name="f259" draw:formula="4887664*logheight/6858000"/>
          <draw:equation draw:name="f260" draw:formula="1764089*logwidth/3180982"/>
          <draw:equation draw:name="f261" draw:formula="4356717*logheight/6858000"/>
          <draw:equation draw:name="f262" draw:formula="1753521*logwidth/3180982"/>
          <draw:equation draw:name="f263" draw:formula="2732493*logheight/6858000"/>
          <draw:equation draw:name="f264" draw:formula="860046*logwidth/3180982"/>
          <draw:equation draw:name="f265" draw:formula="457554*logheight/6858000"/>
          <draw:equation draw:name="f266" draw:formula="751872*logwidth/3180982"/>
          <draw:equation draw:name="f267" draw:formula="223143*logheight/6858000"/>
          <draw:equation draw:name="f268" draw:formula="650149*logwidth/3180982"/>
          <draw:equation draw:name="f269" draw:formula="0*logheight/6858000"/>
          <draw:equation draw:name="f270" draw:formula="666000*logwidth/3180982"/>
          <draw:equation draw:name="f271" draw:formula="0*logheight/6858000"/>
          <draw:equation draw:name="f272" draw:formula="763347*logwidth/3180982"/>
          <draw:equation draw:name="f273" draw:formula="213576*logheight/6858000"/>
          <draw:equation draw:name="f274" draw:formula="871520*logwidth/3180982"/>
          <draw:equation draw:name="f275" draw:formula="448267*logheight/6858000"/>
          <draw:equation draw:name="f276" draw:formula="1765901*logwidth/3180982"/>
          <draw:equation draw:name="f277" draw:formula="2725768*logheight/6858000"/>
          <draw:equation draw:name="f278" draw:formula="1776469*logwidth/3180982"/>
          <draw:equation draw:name="f279" draw:formula="4364403*logheight/6858000"/>
          <draw:equation draw:name="f280" draw:formula="1448399*logwidth/3180982"/>
          <draw:equation draw:name="f281" draw:formula="4918086*logheight/6858000"/>
          <draw:equation draw:name="f282" draw:formula="1817383*logwidth/3180982"/>
          <draw:equation draw:name="f283" draw:formula="4403151*logheight/6858000"/>
          <draw:equation draw:name="f284" draw:formula="1881397*logwidth/3180982"/>
          <draw:equation draw:name="f285" draw:formula="2815434*logheight/6858000"/>
          <draw:equation draw:name="f286" draw:formula="924060*logwidth/3180982"/>
          <draw:equation draw:name="f287" draw:formula="373973*logheight/6858000"/>
          <draw:equation draw:name="f288" draw:formula="749494*logwidth/3180982"/>
          <draw:equation draw:name="f289" draw:formula="0*logheight/6858000"/>
          <draw:equation draw:name="f290" draw:formula="765302*logwidth/3180982"/>
          <draw:equation draw:name="f291" draw:formula="0*logheight/6858000"/>
          <draw:equation draw:name="f292" draw:formula="935383*logwidth/3180982"/>
          <draw:equation draw:name="f293" draw:formula="364366*logheight/6858000"/>
          <draw:equation draw:name="f294" draw:formula="1893777*logwidth/3180982"/>
          <draw:equation draw:name="f295" draw:formula="2810630*logheight/6858000"/>
          <draw:equation draw:name="f296" draw:formula="1828857*logwidth/3180982"/>
          <draw:equation draw:name="f297" draw:formula="4413719*logheight/6858000"/>
          <draw:equation draw:name="f298" draw:formula="1431338*logwidth/3180982"/>
          <draw:equation draw:name="f299" draw:formula="4957155*logheight/6858000"/>
          <draw:equation draw:name="f300" draw:formula="1431338*logwidth/3180982"/>
          <draw:equation draw:name="f301" draw:formula="4958116*logheight/6858000"/>
          <draw:equation draw:name="f302" draw:formula="1870829*logwidth/3180982"/>
          <draw:equation draw:name="f303" draw:formula="4452787*logheight/6858000"/>
          <draw:equation draw:name="f304" draw:formula="2065436*logwidth/3180982"/>
          <draw:equation draw:name="f305" draw:formula="3765886*logheight/6858000"/>
          <draw:equation draw:name="f306" draw:formula="2005348*logwidth/3180982"/>
          <draw:equation draw:name="f307" draw:formula="2899014*logheight/6858000"/>
          <draw:equation draw:name="f308" draw:formula="978411*logwidth/3180982"/>
          <draw:equation draw:name="f309" draw:formula="291993*logheight/6858000"/>
          <draw:equation draw:name="f310" draw:formula="838727*logwidth/3180982"/>
          <draw:equation draw:name="f311" draw:formula="0*logheight/6858000"/>
          <draw:equation draw:name="f312" draw:formula="854775*logwidth/3180982"/>
          <draw:equation draw:name="f313" draw:formula="0*logheight/6858000"/>
          <draw:equation draw:name="f314" draw:formula="989734*logwidth/3180982"/>
          <draw:equation draw:name="f315" draw:formula="282707*logheight/6858000"/>
          <draw:equation draw:name="f316" draw:formula="2018634*logwidth/3180982"/>
          <draw:equation draw:name="f317" draw:formula="2894211*logheight/6858000"/>
          <draw:equation draw:name="f318" draw:formula="2079628*logwidth/3180982"/>
          <draw:equation draw:name="f319" draw:formula="3768768*logheight/6858000"/>
          <draw:equation draw:name="f320" draw:formula="1882303*logwidth/3180982"/>
          <draw:equation draw:name="f321" draw:formula="4464316*logheight/6858000"/>
          <draw:equation draw:name="f322" draw:formula="1425601*logwidth/3180982"/>
          <draw:equation draw:name="f323" draw:formula="4984695*logheight/6858000"/>
          <draw:equation draw:name="f324" draw:formula="1923368*logwidth/3180982"/>
          <draw:equation draw:name="f325" draw:formula="4501142*logheight/6858000"/>
          <draw:equation draw:name="f326" draw:formula="2157834*logwidth/3180982"/>
          <draw:equation draw:name="f327" draw:formula="3837298*logheight/6858000"/>
          <draw:equation draw:name="f328" draw:formula="2125525*logwidth/3180982"/>
          <draw:equation draw:name="f329" draw:formula="2980994*logheight/6858000"/>
          <draw:equation draw:name="f330" draw:formula="1024157*logwidth/3180982"/>
          <draw:equation draw:name="f331" draw:formula="214177*logheight/6858000"/>
          <draw:equation draw:name="f332" draw:formula="919058*logwidth/3180982"/>
          <draw:equation draw:name="f333" draw:formula="0*logheight/6858000"/>
          <draw:equation draw:name="f334" draw:formula="935246*logwidth/3180982"/>
          <draw:equation draw:name="f335" draw:formula="0*logheight/6858000"/>
          <draw:equation draw:name="f336" draw:formula="1035631*logwidth/3180982"/>
          <draw:equation draw:name="f337" draw:formula="204570*logheight/6858000"/>
          <draw:equation draw:name="f338" draw:formula="2138811*logwidth/3180982"/>
          <draw:equation draw:name="f339" draw:formula="2977151*logheight/6858000"/>
          <draw:equation draw:name="f340" draw:formula="2171270*logwidth/3180982"/>
          <draw:equation draw:name="f341" draw:formula="3841782*logheight/6858000"/>
          <draw:equation draw:name="f342" draw:formula="1933786*logwidth/3180982"/>
          <draw:equation draw:name="f343" draw:formula="4514592*logheight/6858000"/>
          <draw:equation draw:name="f344" draw:formula="1417901*logwidth/3180982"/>
          <draw:equation draw:name="f345" draw:formula="5012235*logheight/6858000"/>
          <draw:equation draw:name="f346" draw:formula="1973794*logwidth/3180982"/>
          <draw:equation draw:name="f347" draw:formula="4550779*logheight/6858000"/>
          <draw:equation draw:name="f348" draw:formula="2239813*logwidth/3180982"/>
          <draw:equation draw:name="f349" draw:formula="3061693*logheight/6858000"/>
          <draw:equation draw:name="f350" draw:formula="1446587*logwidth/3180982"/>
          <draw:equation draw:name="f351" draw:formula="917089*logheight/6858000"/>
          <draw:equation draw:name="f352" draw:formula="1022194*logwidth/3180982"/>
          <draw:equation draw:name="f353" draw:formula="63667*logheight/6858000"/>
          <draw:equation draw:name="f354" draw:formula="990007*logwidth/3180982"/>
          <draw:equation draw:name="f355" draw:formula="0*logheight/6858000"/>
          <draw:equation draw:name="f356" draw:formula="1006112*logwidth/3180982"/>
          <draw:equation draw:name="f357" draw:formula="0*logheight/6858000"/>
          <draw:equation draw:name="f358" draw:formula="1033668*logwidth/3180982"/>
          <draw:equation draw:name="f359" draw:formula="54060*logheight/6858000"/>
          <draw:equation draw:name="f360" draw:formula="1457910*logwidth/3180982"/>
          <draw:equation draw:name="f361" draw:formula="908763*logheight/6858000"/>
          <draw:equation draw:name="f362" draw:formula="2253250*logwidth/3180982"/>
          <draw:equation draw:name="f363" draw:formula="3057850*logheight/6858000"/>
          <draw:equation draw:name="f364" draw:formula="1983306*logwidth/3180982"/>
          <draw:equation draw:name="f365" draw:formula="4564228*logheight/6858000"/>
          <draw:equation draw:name="f366" draw:formula="1410353*logwidth/3180982"/>
          <draw:equation draw:name="f367" draw:formula="5035932*logheight/6858000"/>
          <draw:equation draw:name="f368" draw:formula="2022408*logwidth/3180982"/>
          <draw:equation draw:name="f369" draw:formula="4598173*logheight/6858000"/>
          <draw:equation draw:name="f370" draw:formula="2348516*logwidth/3180982"/>
          <draw:equation draw:name="f371" draw:formula="3138869*logheight/6858000"/>
          <draw:equation draw:name="f372" draw:formula="1554233*logwidth/3180982"/>
          <draw:equation draw:name="f373" draw:formula="985619*logheight/6858000"/>
          <draw:equation draw:name="f374" draw:formula="1056617*logwidth/3180982"/>
          <draw:equation draw:name="f375" draw:formula="6666*logheight/6858000"/>
          <draw:equation draw:name="f376" draw:formula="1053088*logwidth/3180982"/>
          <draw:equation draw:name="f377" draw:formula="0*logheight/6858000"/>
          <draw:equation draw:name="f378" draw:formula="1069042*logwidth/3180982"/>
          <draw:equation draw:name="f379" draw:formula="0*logheight/6858000"/>
          <draw:equation draw:name="f380" draw:formula="1317673*logwidth/3180982"/>
          <draw:equation draw:name="f381" draw:formula="483173*logheight/6858000"/>
          <draw:equation draw:name="f382" draw:formula="1564801*logwidth/3180982"/>
          <draw:equation draw:name="f383" draw:formula="976012*logheight/6858000"/>
          <draw:equation draw:name="f384" draw:formula="2062568*logwidth/3180982"/>
          <draw:equation draw:name="f385" draw:formula="2094268*logheight/6858000"/>
          <draw:equation draw:name="f386" draw:formula="2361953*logwidth/3180982"/>
          <draw:equation draw:name="f387" draw:formula="3135027*logheight/6858000"/>
          <draw:equation draw:name="f388" draw:formula="2032071*logwidth/3180982"/>
          <draw:equation draw:name="f389" draw:formula="4611623*logheight/6858000"/>
          <draw:equation draw:name="f390" draw:formula="1408390*logwidth/3180982"/>
          <draw:equation draw:name="f391" draw:formula="5056107*logheight/6858000"/>
          <draw:equation draw:name="f392" draw:formula="2069211*logwidth/3180982"/>
          <draw:equation draw:name="f393" draw:formula="4643967*logheight/6858000"/>
          <draw:equation draw:name="f394" draw:formula="2451632*logwidth/3180982"/>
          <draw:equation draw:name="f395" draw:formula="3213164*logheight/6858000"/>
          <draw:equation draw:name="f396" draw:formula="1654480*logwidth/3180982"/>
          <draw:equation draw:name="f397" draw:formula="1051267*logheight/6858000"/>
          <draw:equation draw:name="f398" draw:formula="1236443*logwidth/3180982"/>
          <draw:equation draw:name="f399" draw:formula="240631*logheight/6858000"/>
          <draw:equation draw:name="f400" draw:formula="1109387*logwidth/3180982"/>
          <draw:equation draw:name="f401" draw:formula="0*logheight/6858000"/>
          <draw:equation draw:name="f402" draw:formula="1125384*logwidth/3180982"/>
          <draw:equation draw:name="f403" draw:formula="0*logheight/6858000"/>
          <draw:equation draw:name="f404" draw:formula="1247151*logwidth/3180982"/>
          <draw:equation draw:name="f405" draw:formula="230244*logheight/6858000"/>
          <draw:equation draw:name="f406" draw:formula="1665804*logwidth/3180982"/>
          <draw:equation draw:name="f407" draw:formula="1040699*logheight/6858000"/>
          <draw:equation draw:name="f408" draw:formula="2464918*logwidth/3180982"/>
          <draw:equation draw:name="f409" draw:formula="3209321*logheight/6858000"/>
          <draw:equation draw:name="f410" draw:formula="2077816*logwidth/3180982"/>
          <draw:equation draw:name="f411" draw:formula="4658377*logheight/6858000"/>
          <draw:equation draw:name="f412" draw:formula="1413221*logwidth/3180982"/>
          <draw:equation draw:name="f413" draw:formula="5073079*logheight/6858000"/>
          <draw:equation draw:name="f414" draw:formula="2112994*logwidth/3180982"/>
          <draw:equation draw:name="f415" draw:formula="4688799*logheight/6858000"/>
          <draw:equation draw:name="f416" draw:formula="2547804*logwidth/3180982"/>
          <draw:equation draw:name="f417" draw:formula="3284255*logheight/6858000"/>
          <draw:equation draw:name="f418" draw:formula="1746878*logwidth/3180982"/>
          <draw:equation draw:name="f419" draw:formula="1114033*logheight/6858000"/>
          <draw:equation draw:name="f420" draw:formula="1456797*logwidth/3180982"/>
          <draw:equation draw:name="f421" draw:formula="556146*logheight/6858000"/>
          <draw:equation draw:name="f422" draw:formula="1156710*logwidth/3180982"/>
          <draw:equation draw:name="f423" draw:formula="0*logheight/6858000"/>
          <draw:equation draw:name="f424" draw:formula="1172638*logwidth/3180982"/>
          <draw:equation draw:name="f425" draw:formula="0*logheight/6858000"/>
          <draw:equation draw:name="f426" draw:formula="1466553*logwidth/3180982"/>
          <draw:equation draw:name="f427" draw:formula="545659*logheight/6858000"/>
          <draw:equation draw:name="f428" draw:formula="1757446*logwidth/3180982"/>
          <draw:equation draw:name="f429" draw:formula="1103785*logheight/6858000"/>
          <draw:equation draw:name="f430" draw:formula="2560335*logwidth/3180982"/>
          <draw:equation draw:name="f431" draw:formula="3281373*logheight/6858000"/>
          <draw:equation draw:name="f432" draw:formula="2119788*logwidth/3180982"/>
          <draw:equation draw:name="f433" draw:formula="4703850*logheight/6858000"/>
          <draw:equation draw:name="f434" draw:formula="1424544*logwidth/3180982"/>
          <draw:equation draw:name="f435" draw:formula="5087490*logheight/6858000"/>
          <draw:equation draw:name="f436" draw:formula="2153153*logwidth/3180982"/>
          <draw:equation draw:name="f437" draw:formula="4730430*logheight/6858000"/>
          <draw:equation draw:name="f438" draw:formula="2556410*logwidth/3180982"/>
          <draw:equation draw:name="f439" draw:formula="4165538*logheight/6858000"/>
          <draw:equation draw:name="f440" draw:formula="2637483*logwidth/3180982"/>
          <draw:equation draw:name="f441" draw:formula="3350864*logheight/6858000"/>
          <draw:equation draw:name="f442" draw:formula="1832783*logwidth/3180982"/>
          <draw:equation draw:name="f443" draw:formula="1171995*logheight/6858000"/>
          <draw:equation draw:name="f444" draw:formula="1519490*logwidth/3180982"/>
          <draw:equation draw:name="f445" draw:formula="579723*logheight/6858000"/>
          <draw:equation draw:name="f446" draw:formula="1200605*logwidth/3180982"/>
          <draw:equation draw:name="f447" draw:formula="0*logheight/6858000"/>
          <draw:equation draw:name="f448" draw:formula="1216826*logwidth/3180982"/>
          <draw:equation draw:name="f449" draw:formula="0*logheight/6858000"/>
          <draw:equation draw:name="f450" draw:formula="1530492*logwidth/3180982"/>
          <draw:equation draw:name="f451" draw:formula="569476*logheight/6858000"/>
          <draw:equation draw:name="f452" draw:formula="1844106*logwidth/3180982"/>
          <draw:equation draw:name="f453" draw:formula="1162708*logheight/6858000"/>
          <draw:equation draw:name="f454" draw:formula="2650920*logwidth/3180982"/>
          <draw:equation draw:name="f455" draw:formula="3348942*logheight/6858000"/>
          <draw:equation draw:name="f456" draw:formula="2568790*logwidth/3180982"/>
          <draw:equation draw:name="f457" draw:formula="4173864*logheight/6858000"/>
          <draw:equation draw:name="f458" draw:formula="2160702*logwidth/3180982"/>
          <draw:equation draw:name="f459" draw:formula="4746761*logheight/6858000"/>
          <draw:equation draw:name="f460" draw:formula="1448399*logwidth/3180982"/>
          <draw:equation draw:name="f461" draw:formula="5098698*logheight/6858000"/>
          <draw:equation draw:name="f462" draw:formula="2192256*logwidth/3180982"/>
          <draw:equation draw:name="f463" draw:formula="4771419*logheight/6858000"/>
          <draw:equation draw:name="f464" draw:formula="2623141*logwidth/3180982"/>
          <draw:equation draw:name="f465" draw:formula="4222539*logheight/6858000"/>
          <draw:equation draw:name="f466" draw:formula="2721426*logwidth/3180982"/>
          <draw:equation draw:name="f467" draw:formula="3414590*logheight/6858000"/>
          <draw:equation draw:name="f468" draw:formula="1912800*logwidth/3180982"/>
          <draw:equation draw:name="f469" draw:formula="1227396*logheight/6858000"/>
          <draw:equation draw:name="f470" draw:formula="1402726*logwidth/3180982"/>
          <draw:equation draw:name="f471" draw:formula="289452*logheight/6858000"/>
          <draw:equation draw:name="f472" draw:formula="1238968*logwidth/3180982"/>
          <draw:equation draw:name="f473" draw:formula="0*logheight/6858000"/>
          <draw:equation draw:name="f474" draw:formula="1255161*logwidth/3180982"/>
          <draw:equation draw:name="f475" draw:formula="0*logheight/6858000"/>
          <draw:equation draw:name="f476" draw:formula="1412785*logwidth/3180982"/>
          <draw:equation draw:name="f477" draw:formula="279154*logheight/6858000"/>
          <draw:equation draw:name="f478" draw:formula="1923368*logwidth/3180982"/>
          <draw:equation draw:name="f479" draw:formula="1216828*logheight/6858000"/>
          <draw:equation draw:name="f480" draw:formula="2733806*logwidth/3180982"/>
          <draw:equation draw:name="f481" draw:formula="3411708*logheight/6858000"/>
          <draw:equation draw:name="f482" draw:formula="2633709*logwidth/3180982"/>
          <draw:equation draw:name="f483" draw:formula="4230225*logheight/6858000"/>
          <draw:equation draw:name="f484" draw:formula="2197993*logwidth/3180982"/>
          <draw:equation draw:name="f485" draw:formula="4786791*logheight/6858000"/>
          <draw:equation draw:name="f486" draw:formula="1478896*logwidth/3180982"/>
          <draw:equation draw:name="f487" draw:formula="5108305*logheight/6858000"/>
          <draw:equation draw:name="f488" draw:formula="2226528*logwidth/3180982"/>
          <draw:equation draw:name="f489" draw:formula="4808567*logheight/6858000"/>
          <draw:equation draw:name="f490" draw:formula="2700440*logwidth/3180982"/>
          <draw:equation draw:name="f491" draw:formula="4268973*logheight/6858000"/>
          <draw:equation draw:name="f492" draw:formula="2796763*logwidth/3180982"/>
          <draw:equation draw:name="f493" draw:formula="3472873*logheight/6858000"/>
          <draw:equation draw:name="f494" draw:formula="1983457*logwidth/3180982"/>
          <draw:equation draw:name="f495" draw:formula="1277672*logheight/6858000"/>
          <draw:equation draw:name="f496" draw:formula="1439201*logwidth/3180982"/>
          <draw:equation draw:name="f497" draw:formula="292759*logheight/6858000"/>
          <draw:equation draw:name="f498" draw:formula="1270484*logwidth/3180982"/>
          <draw:equation draw:name="f499" draw:formula="0*logheight/6858000"/>
          <draw:equation draw:name="f500" draw:formula="1286928*logwidth/3180982"/>
          <draw:equation draw:name="f501" draw:formula="0*logheight/6858000"/>
          <draw:equation draw:name="f502" draw:formula="1449321*logwidth/3180982"/>
          <draw:equation draw:name="f503" draw:formula="282482*logheight/6858000"/>
          <draw:equation draw:name="f504" draw:formula="1993874*logwidth/3180982"/>
          <draw:equation draw:name="f505" draw:formula="1268385*logheight/6858000"/>
          <draw:equation draw:name="f506" draw:formula="2809143*logwidth/3180982"/>
          <draw:equation draw:name="f507" draw:formula="3470951*logheight/6858000"/>
          <draw:equation draw:name="f508" draw:formula="2711009*logwidth/3180982"/>
          <draw:equation draw:name="f509" draw:formula="4277619*logheight/6858000"/>
          <draw:equation draw:name="f510" draw:formula="2231359*logwidth/3180982"/>
          <draw:equation draw:name="f511" draw:formula="4823938*logheight/6858000"/>
          <draw:equation draw:name="f512" draw:formula="1530529*logwidth/3180982"/>
          <draw:equation draw:name="f513" draw:formula="5113109*logheight/6858000"/>
          <draw:equation draw:name="f514" draw:formula="2258081*logwidth/3180982"/>
          <draw:equation draw:name="f515" draw:formula="4842832*logheight/6858000"/>
          <draw:equation draw:name="f516" draw:formula="2755697*logwidth/3180982"/>
          <draw:equation draw:name="f517" draw:formula="4316688*logheight/6858000"/>
          <draw:equation draw:name="f518" draw:formula="2866363*logwidth/3180982"/>
          <draw:equation draw:name="f519" draw:formula="3526992*logheight/6858000"/>
          <draw:equation draw:name="f520" draw:formula="2049131*logwidth/3180982"/>
          <draw:equation draw:name="f521" draw:formula="1325387*logheight/6858000"/>
          <draw:equation draw:name="f522" draw:formula="1477041*logwidth/3180982"/>
          <draw:equation draw:name="f523" draw:formula="303052*logheight/6858000"/>
          <draw:equation draw:name="f524" draw:formula="1299609*logwidth/3180982"/>
          <draw:equation draw:name="f525" draw:formula="0*logheight/6858000"/>
          <draw:equation draw:name="f526" draw:formula="1316164*logwidth/3180982"/>
          <draw:equation draw:name="f527" draw:formula="0*logheight/6858000"/>
          <draw:equation draw:name="f528" draw:formula="1487525*logwidth/3180982"/>
          <draw:equation draw:name="f529" draw:formula="293039*logheight/6858000"/>
          <draw:equation draw:name="f530" draw:formula="2059699*logwidth/3180982"/>
          <draw:equation draw:name="f531" draw:formula="1315780*logheight/6858000"/>
          <draw:equation draw:name="f532" draw:formula="2878743*logwidth/3180982"/>
          <draw:equation draw:name="f533" draw:formula="3525071*logheight/6858000"/>
          <draw:equation draw:name="f534" draw:formula="2766266*logwidth/3180982"/>
          <draw:equation draw:name="f535" draw:formula="4326295*logheight/6858000"/>
          <draw:equation draw:name="f536" draw:formula="2262762*logwidth/3180982"/>
          <draw:equation draw:name="f537" draw:formula="4859163*logheight/6858000"/>
          <draw:equation draw:name="f538" draw:formula="1587749*logwidth/3180982"/>
          <draw:equation draw:name="f539" draw:formula="5117912*logheight/6858000"/>
          <draw:equation draw:name="f540" draw:formula="2286616*logwidth/3180982"/>
          <draw:equation draw:name="f541" draw:formula="4873254*logheight/6858000"/>
          <draw:equation draw:name="f542" draw:formula="2806274*logwidth/3180982"/>
          <draw:equation draw:name="f543" draw:formula="4359599*logheight/6858000"/>
          <draw:equation draw:name="f544" draw:formula="2929320*logwidth/3180982"/>
          <draw:equation draw:name="f545" draw:formula="3575668*logheight/6858000"/>
          <draw:equation draw:name="f546" draw:formula="2108314*logwidth/3180982"/>
          <draw:equation draw:name="f547" draw:formula="1368298*logheight/6858000"/>
          <draw:equation draw:name="f548" draw:formula="1510386*logwidth/3180982"/>
          <draw:equation draw:name="f549" draw:formula="312458*logheight/6858000"/>
          <draw:equation draw:name="f550" draw:formula="1325487*logwidth/3180982"/>
          <draw:equation draw:name="f551" draw:formula="0*logheight/6858000"/>
          <draw:equation draw:name="f552" draw:formula="1342554*logwidth/3180982"/>
          <draw:equation draw:name="f553" draw:formula="0*logheight/6858000"/>
          <draw:equation draw:name="f554" draw:formula="1521032*logwidth/3180982"/>
          <draw:equation draw:name="f555" draw:formula="301215*logheight/6858000"/>
          <draw:equation draw:name="f556" draw:formula="2119788*logwidth/3180982"/>
          <draw:equation draw:name="f557" draw:formula="1357731*logheight/6858000"/>
          <draw:equation draw:name="f558" draw:formula="2669037*logwidth/3180982"/>
          <draw:equation draw:name="f559" draw:formula="2522100*logheight/6858000"/>
          <draw:equation draw:name="f560" draw:formula="2943662*logwidth/3180982"/>
          <draw:equation draw:name="f561" draw:formula="3573746*logheight/6858000"/>
          <draw:equation draw:name="f562" draw:formula="2818654*logwidth/3180982"/>
          <draw:equation draw:name="f563" draw:formula="4369847*logheight/6858000"/>
          <draw:equation draw:name="f564" draw:formula="2293259*logwidth/3180982"/>
          <draw:equation draw:name="f565" draw:formula="4890546*logheight/6858000"/>
          <draw:equation draw:name="f566" draw:formula="1675466*logwidth/3180982"/>
          <draw:equation draw:name="f567" draw:formula="5116951*logheight/6858000"/>
          <draw:equation draw:name="f568" draw:formula="2314244*logwidth/3180982"/>
          <draw:equation draw:name="f569" draw:formula="4901754*logheight/6858000"/>
          <draw:equation draw:name="f570" draw:formula="2853077*logwidth/3180982"/>
          <draw:equation draw:name="f571" draw:formula="4398668*logheight/6858000"/>
          <draw:equation draw:name="f572" draw:formula="2986539*logwidth/3180982"/>
          <draw:equation draw:name="f573" draw:formula="3619219*logheight/6858000"/>
          <draw:equation draw:name="f574" draw:formula="2161759*logwidth/3180982"/>
          <draw:equation draw:name="f575" draw:formula="1406086*logheight/6858000"/>
          <draw:equation draw:name="f576" draw:formula="1458724*logwidth/3180982"/>
          <draw:equation draw:name="f577" draw:formula="183853*logheight/6858000"/>
          <draw:equation draw:name="f578" draw:formula="1348367*logwidth/3180982"/>
          <draw:equation draw:name="f579" draw:formula="0*logheight/6858000"/>
          <draw:equation draw:name="f580" draw:formula="1365625*logwidth/3180982"/>
          <draw:equation draw:name="f581" draw:formula="0*logheight/6858000"/>
          <draw:equation draw:name="f582" draw:formula="1365943*logwidth/3180982"/>
          <draw:equation draw:name="f583" draw:formula="526*logheight/6858000"/>
          <draw:equation draw:name="f584" draw:formula="1580759*logwidth/3180982"/>
          <draw:equation draw:name="f585" draw:formula="359408*logheight/6858000"/>
          <draw:equation draw:name="f586" draw:formula="2173082*logwidth/3180982"/>
          <draw:equation draw:name="f587" draw:formula="1395838*logheight/6858000"/>
          <draw:equation draw:name="f588" draw:formula="2999825*logwidth/3180982"/>
          <draw:equation draw:name="f589" draw:formula="3617298*logheight/6858000"/>
          <draw:equation draw:name="f590" draw:formula="2863494*logwidth/3180982"/>
          <draw:equation draw:name="f591" draw:formula="4408915*logheight/6858000"/>
          <draw:equation draw:name="f592" draw:formula="2319076*logwidth/3180982"/>
          <draw:equation draw:name="f593" draw:formula="4918086*logheight/6858000"/>
          <draw:equation draw:name="f594" draw:formula="1783112*logwidth/3180982"/>
          <draw:equation draw:name="f595" draw:formula="5110226*logheight/6858000"/>
          <draw:equation draw:name="f596" draw:formula="2336136*logwidth/3180982"/>
          <draw:equation draw:name="f597" draw:formula="4925772*logheight/6858000"/>
          <draw:equation draw:name="f598" draw:formula="2891123*logwidth/3180982"/>
          <draw:equation draw:name="f599" draw:formula="4431652*logheight/6858000"/>
          <draw:equation draw:name="f600" draw:formula="3034248*logwidth/3180982"/>
          <draw:equation draw:name="f601" draw:formula="3657327*logheight/6858000"/>
          <draw:equation draw:name="f602" draw:formula="2206599*logwidth/3180982"/>
          <draw:equation draw:name="f603" draw:formula="1439390*logheight/6858000"/>
          <draw:equation draw:name="f604" draw:formula="1594913*logwidth/3180982"/>
          <draw:equation draw:name="f605" draw:formula="378957*logheight/6858000"/>
          <draw:equation draw:name="f606" draw:formula="1365943*logwidth/3180982"/>
          <draw:equation draw:name="f607" draw:formula="526*logheight/6858000"/>
          <draw:equation draw:name="f608" draw:formula="1365628*logwidth/3180982"/>
          <draw:equation draw:name="f609" draw:formula="0*logheight/6858000"/>
          <draw:equation draw:name="f610" draw:formula="1429149*logwidth/3180982"/>
          <draw:equation draw:name="f611" draw:formula="0*logheight/6858000"/>
          <draw:equation draw:name="f612" draw:formula="1547245*logwidth/3180982"/>
          <draw:equation draw:name="f613" draw:formula="188782*logheight/6858000"/>
          <draw:equation draw:name="f614" draw:formula="2339004*logwidth/3180982"/>
          <draw:equation draw:name="f615" draw:formula="1520409*logheight/6858000"/>
          <draw:equation draw:name="f616" draw:formula="3178128*logwidth/3180982"/>
          <draw:equation draw:name="f617" draw:formula="3760122*logheight/6858000"/>
          <draw:equation draw:name="f618" draw:formula="3005562*logwidth/3180982"/>
          <draw:equation draw:name="f619" draw:formula="4535407*logheight/6858000"/>
          <draw:equation draw:name="f620" draw:formula="2399093*logwidth/3180982"/>
          <draw:equation draw:name="f621" draw:formula="5009353*logheight/6858000"/>
          <draw:equation draw:name="f622" draw:formula="1343621*logwidth/3180982"/>
          <draw:equation draw:name="f623" draw:formula="5224230*logheight/6858000"/>
          <draw:equation draw:name="f624" draw:formula="1230994*logwidth/3180982"/>
          <draw:equation draw:name="f625" draw:formula="5471770*logheight/6858000"/>
          <draw:equation draw:name="f626" draw:formula="1028837*logwidth/3180982"/>
          <draw:equation draw:name="f627" draw:formula="5827549*logheight/6858000"/>
          <draw:equation draw:name="f628" draw:formula="724772*logwidth/3180982"/>
          <draw:equation draw:name="f629" draw:formula="6434712*logheight/6858000"/>
          <draw:equation draw:name="f630" draw:formula="668107*logwidth/3180982"/>
          <draw:equation draw:name="f631" draw:formula="6759714*logheight/6858000"/>
          <draw:equation draw:name="f632" draw:formula="666819*logwidth/3180982"/>
          <draw:equation draw:name="f633" draw:formula="6858000*logheight/6858000"/>
          <draw:equation draw:name="f634" draw:formula="653631*logwidth/3180982"/>
          <draw:equation draw:name="f635" draw:formula="6858000*logheight/6858000"/>
          <draw:equation draw:name="f636" draw:formula="655344*logwidth/3180982"/>
          <draw:equation draw:name="f637" draw:formula="6757703*logheight/6858000"/>
          <draw:equation draw:name="f638" draw:formula="712392*logwidth/3180982"/>
          <draw:equation draw:name="f639" draw:formula="6427027*logheight/6858000"/>
          <draw:equation draw:name="f640" draw:formula="1017514*logwidth/3180982"/>
          <draw:equation draw:name="f641" draw:formula="5816021*logheight/6858000"/>
          <draw:equation draw:name="f642" draw:formula="1219670*logwidth/3180982"/>
          <draw:equation draw:name="f643" draw:formula="5461202*logheight/6858000"/>
          <draw:equation draw:name="f644" draw:formula="1327316*logwidth/3180982"/>
          <draw:equation draw:name="f645" draw:formula="5225190*logheight/6858000"/>
          <draw:equation draw:name="f646" draw:formula="1297876*logwidth/3180982"/>
          <draw:equation draw:name="f647" draw:formula="5227112*logheight/6858000"/>
          <draw:equation draw:name="f648" draw:formula="1174831*logwidth/3180982"/>
          <draw:equation draw:name="f649" draw:formula="5443269*logheight/6858000"/>
          <draw:equation draw:name="f650" draw:formula="990791*logwidth/3180982"/>
          <draw:equation draw:name="f651" draw:formula="5718990*logheight/6858000"/>
          <draw:equation draw:name="f652" draw:formula="632224*logwidth/3180982"/>
          <draw:equation draw:name="f653" draw:formula="6367143*logheight/6858000"/>
          <draw:equation draw:name="f654" draw:formula="583307*logwidth/3180982"/>
          <draw:equation draw:name="f655" draw:formula="6737133*logheight/6858000"/>
          <draw:equation draw:name="f656" draw:formula="589150*logwidth/3180982"/>
          <draw:equation draw:name="f657" draw:formula="6858000*logheight/6858000"/>
          <draw:equation draw:name="f658" draw:formula="575783*logwidth/3180982"/>
          <draw:equation draw:name="f659" draw:formula="6858000*logheight/6858000"/>
          <draw:equation draw:name="f660" draw:formula="569972*logwidth/3180982"/>
          <draw:equation draw:name="f661" draw:formula="6736758*logheight/6858000"/>
          <draw:equation draw:name="f662" draw:formula="619844*logwidth/3180982"/>
          <draw:equation draw:name="f663" draw:formula="6360418*logheight/6858000"/>
          <draw:equation draw:name="f664" draw:formula="981280*logwidth/3180982"/>
          <draw:equation draw:name="f665" draw:formula="5707782*logheight/6858000"/>
          <draw:equation draw:name="f666" draw:formula="1165319*logwidth/3180982"/>
          <draw:equation draw:name="f667" draw:formula="5432702*logheight/6858000"/>
          <draw:equation draw:name="f668" draw:formula="1281570*logwidth/3180982"/>
          <draw:equation draw:name="f669" draw:formula="5229033*logheight/6858000"/>
          <draw:equation draw:name="f670" draw:formula="1254848*logwidth/3180982"/>
          <draw:equation draw:name="f671" draw:formula="5230954*logheight/6858000"/>
          <draw:equation draw:name="f672" draw:formula="1122291*logwidth/3180982"/>
          <draw:equation draw:name="f673" draw:formula="5420533*logheight/6858000"/>
          <draw:equation draw:name="f674" draw:formula="955463*logwidth/3180982"/>
          <draw:equation draw:name="f675" draw:formula="5633488*logheight/6858000"/>
          <draw:equation draw:name="f676" draw:formula="542544*logwidth/3180982"/>
          <draw:equation draw:name="f677" draw:formula="6304377*logheight/6858000"/>
          <draw:equation draw:name="f678" draw:formula="504520*logwidth/3180982"/>
          <draw:equation draw:name="f679" draw:formula="6715933*logheight/6858000"/>
          <draw:equation draw:name="f680" draw:formula="520113*logwidth/3180982"/>
          <draw:equation draw:name="f681" draw:formula="6858000*logheight/6858000"/>
          <draw:equation draw:name="f682" draw:formula="506257*logwidth/3180982"/>
          <draw:equation draw:name="f683" draw:formula="6858000*logheight/6858000"/>
          <draw:equation draw:name="f684" draw:formula="490781*logwidth/3180982"/>
          <draw:equation draw:name="f685" draw:formula="6716908*logheight/6858000"/>
          <draw:equation draw:name="f686" draw:formula="530164*logwidth/3180982"/>
          <draw:equation draw:name="f687" draw:formula="6297652*logheight/6858000"/>
          <draw:equation draw:name="f688" draw:formula="945951*logwidth/3180982"/>
          <draw:equation draw:name="f689" draw:formula="5620999*logheight/6858000"/>
          <draw:equation draw:name="f690" draw:formula="1112780*logwidth/3180982"/>
          <draw:equation draw:name="f691" draw:formula="5408044*logheight/6858000"/>
          <draw:equation draw:name="f692" draw:formula="1236731*logwidth/3180982"/>
          <draw:equation draw:name="f693" draw:formula="5231915*logheight/6858000"/>
          <draw:equation draw:name="f694" draw:formula="1211971*logwidth/3180982"/>
          <draw:equation draw:name="f695" draw:formula="5233837*logheight/6858000"/>
          <draw:equation draw:name="f696" draw:formula="1071865*logwidth/3180982"/>
          <draw:equation draw:name="f697" draw:formula="5399397*logheight/6858000"/>
          <draw:equation draw:name="f698" draw:formula="924060*logwidth/3180982"/>
          <draw:equation draw:name="f699" draw:formula="5560155*logheight/6858000"/>
          <draw:equation draw:name="f700" draw:formula="455884*logwidth/3180982"/>
          <draw:equation draw:name="f701" draw:formula="6243533*logheight/6858000"/>
          <draw:equation draw:name="f702" draw:formula="431575*logwidth/3180982"/>
          <draw:equation draw:name="f703" draw:formula="6694807*logheight/6858000"/>
          <draw:equation draw:name="f704" draw:formula="458733*logwidth/3180982"/>
          <draw:equation draw:name="f705" draw:formula="6858000*logheight/6858000"/>
          <draw:equation draw:name="f706" draw:formula="445626*logwidth/3180982"/>
          <draw:equation draw:name="f707" draw:formula="6858000*logheight/6858000"/>
          <draw:equation draw:name="f708" draw:formula="419209*logwidth/3180982"/>
          <draw:equation draw:name="f709" draw:formula="6696728*logheight/6858000"/>
          <draw:equation draw:name="f710" draw:formula="444410*logwidth/3180982"/>
          <draw:equation draw:name="f711" draw:formula="6236808*logheight/6858000"/>
          <draw:equation draw:name="f712" draw:formula="916360*logwidth/3180982"/>
          <draw:equation draw:name="f713" draw:formula="5547025*logheight/6858000"/>
          <draw:equation draw:name="f714" draw:formula="1064165*logwidth/3180982"/>
          <draw:equation draw:name="f715" draw:formula="5386268*logheight/6858000"/>
          <draw:equation draw:name="f716" draw:formula="1192948*logwidth/3180982"/>
          <draw:equation draw:name="f717" draw:formula="5235758*logheight/6858000"/>
          <draw:equation draw:name="f718" draw:formula="1171962*logwidth/3180982"/>
          <draw:equation draw:name="f719" draw:formula="5236719*logheight/6858000"/>
          <draw:equation draw:name="f720" draw:formula="1026119*logwidth/3180982"/>
          <draw:equation draw:name="f721" draw:formula="5381464*logheight/6858000"/>
          <draw:equation draw:name="f722" draw:formula="895374*logwidth/3180982"/>
          <draw:equation draw:name="f723" draw:formula="5503153*logheight/6858000"/>
          <draw:equation draw:name="f724" draw:formula="374810*logwidth/3180982"/>
          <draw:equation draw:name="f725" draw:formula="6185250*logheight/6858000"/>
          <draw:equation draw:name="f726" draw:formula="367124*logwidth/3180982"/>
          <draw:equation draw:name="f727" draw:formula="6673947*logheight/6858000"/>
          <draw:equation draw:name="f728" draw:formula="407010*logwidth/3180982"/>
          <draw:equation draw:name="f729" draw:formula="6858000*logheight/6858000"/>
          <draw:equation draw:name="f730" draw:formula="393432*logwidth/3180982"/>
          <draw:equation draw:name="f731" draw:formula="6858000*logheight/6858000"/>
          <draw:equation draw:name="f732" draw:formula="354376*logwidth/3180982"/>
          <draw:equation draw:name="f733" draw:formula="6676264*logheight/6858000"/>
          <draw:equation draw:name="f734" draw:formula="363336*logwidth/3180982"/>
          <draw:equation draw:name="f735" draw:formula="6177885*logheight/6858000"/>
          <draw:equation draw:name="f736" draw:formula="888731*logwidth/3180982"/>
          <draw:equation draw:name="f737" draw:formula="5487782*logheight/6858000"/>
          <draw:equation draw:name="f738" draw:formula="1019326*logwidth/3180982"/>
          <draw:equation draw:name="f739" draw:formula="5366093*logheight/6858000"/>
          <draw:equation draw:name="f740" draw:formula="1150071*logwidth/3180982"/>
          <draw:equation draw:name="f741" draw:formula="5237679*logheight/6858000"/>
          <draw:equation draw:name="f742" draw:formula="1133765*logwidth/3180982"/>
          <draw:equation draw:name="f743" draw:formula="5238640*logheight/6858000"/>
          <draw:equation draw:name="f744" draw:formula="982185*logwidth/3180982"/>
          <draw:equation draw:name="f745" draw:formula="5364172*logheight/6858000"/>
          <draw:equation draw:name="f746" draw:formula="866840*logwidth/3180982"/>
          <draw:equation draw:name="f747" draw:formula="5455438*logheight/6858000"/>
          <draw:equation draw:name="f748" draw:formula="296605*logwidth/3180982"/>
          <draw:equation draw:name="f749" draw:formula="6128249*logheight/6858000"/>
          <draw:equation draw:name="f750" draw:formula="306562*logwidth/3180982"/>
          <draw:equation draw:name="f751" draw:formula="6652341*logheight/6858000"/>
          <draw:equation draw:name="f752" draw:formula="360480*logwidth/3180982"/>
          <draw:equation draw:name="f753" draw:formula="6858000*logheight/6858000"/>
          <draw:equation draw:name="f754" draw:formula="346364*logwidth/3180982"/>
          <draw:equation draw:name="f755" draw:formula="6858000*logheight/6858000"/>
          <draw:equation draw:name="f756" draw:formula="293460*logwidth/3180982"/>
          <draw:equation draw:name="f757" draw:formula="6655479*logheight/6858000"/>
          <draw:equation draw:name="f758" draw:formula="284225*logwidth/3180982"/>
          <draw:equation draw:name="f759" draw:formula="6121524*logheight/6858000"/>
          <draw:equation draw:name="f760" draw:formula="860197*logwidth/3180982"/>
          <draw:equation draw:name="f761" draw:formula="5440387*logheight/6858000"/>
          <draw:equation draw:name="f762" draw:formula="974637*logwidth/3180982"/>
          <draw:equation draw:name="f763" draw:formula="5349121*logheight/6858000"/>
          <draw:equation draw:name="f764" draw:formula="1107042*logwidth/3180982"/>
          <draw:equation draw:name="f765" draw:formula="5239601*logheight/6858000"/>
          <draw:equation draw:name="f766" draw:formula="1094662*logwidth/3180982"/>
          <draw:equation draw:name="f767" draw:formula="5240562*logheight/6858000"/>
          <draw:equation draw:name="f768" draw:formula="939308*logwidth/3180982"/>
          <draw:equation draw:name="f769" draw:formula="5350081*logheight/6858000"/>
          <draw:equation draw:name="f770" draw:formula="838155*logwidth/3180982"/>
          <draw:equation draw:name="f771" draw:formula="5418611*logheight/6858000"/>
          <draw:equation draw:name="f772" draw:formula="220362*logwidth/3180982"/>
          <draw:equation draw:name="f773" draw:formula="6075090*logheight/6858000"/>
          <draw:equation draw:name="f774" draw:formula="249852*logwidth/3180982"/>
          <draw:equation draw:name="f775" draw:formula="6632237*logheight/6858000"/>
          <draw:equation draw:name="f776" draw:formula="318637*logwidth/3180982"/>
          <draw:equation draw:name="f777" draw:formula="6858000*logheight/6858000"/>
          <draw:equation draw:name="f778" draw:formula="303066*logwidth/3180982"/>
          <draw:equation draw:name="f779" draw:formula="6858000*logheight/6858000"/>
          <draw:equation draw:name="f780" draw:formula="270395*logwidth/3180982"/>
          <draw:equation draw:name="f781" draw:formula="6758491*logheight/6858000"/>
          <draw:equation draw:name="f782" draw:formula="206925*logwidth/3180982"/>
          <draw:equation draw:name="f783" draw:formula="6068365*logheight/6858000"/>
          <draw:equation draw:name="f784" draw:formula="830606*logwidth/3180982"/>
          <draw:equation draw:name="f785" draw:formula="5402279*logheight/6858000"/>
          <draw:equation draw:name="f786" draw:formula="931609*logwidth/3180982"/>
          <draw:equation draw:name="f787" draw:formula="5333749*logheight/6858000"/>
          <draw:equation draw:name="f788" draw:formula="1063259*logwidth/3180982"/>
          <draw:equation draw:name="f789" draw:formula="5241522*logheight/6858000"/>
          <draw:equation draw:name="f790" draw:formula="1056617*logwidth/3180982"/>
          <draw:equation draw:name="f791" draw:formula="5241522*logheight/6858000"/>
          <draw:equation draw:name="f792" draw:formula="897337*logwidth/3180982"/>
          <draw:equation draw:name="f793" draw:formula="5336632*logheight/6858000"/>
          <draw:equation draw:name="f794" draw:formula="807658*logwidth/3180982"/>
          <draw:equation draw:name="f795" draw:formula="5388830*logheight/6858000"/>
          <draw:equation draw:name="f796" draw:formula="146988*logwidth/3180982"/>
          <draw:equation draw:name="f797" draw:formula="6023532*logheight/6858000"/>
          <draw:equation draw:name="f798" draw:formula="238583*logwidth/3180982"/>
          <draw:equation draw:name="f799" draw:formula="6741499*logheight/6858000"/>
          <draw:equation draw:name="f800" draw:formula="281386*logwidth/3180982"/>
          <draw:equation draw:name="f801" draw:formula="6858000*logheight/6858000"/>
          <draw:equation draw:name="f802" draw:formula="266910*logwidth/3180982"/>
          <draw:equation draw:name="f803" draw:formula="6858000*logheight/6858000"/>
          <draw:equation draw:name="f804" draw:formula="215951*logwidth/3180982"/>
          <draw:equation draw:name="f805" draw:formula="6717029*logheight/6858000"/>
          <draw:equation draw:name="f806" draw:formula="135514*logwidth/3180982"/>
          <draw:equation draw:name="f807" draw:formula="6016807*logheight/6858000"/>
          <draw:equation draw:name="f808" draw:formula="802977*logwidth/3180982"/>
          <draw:equation draw:name="f809" draw:formula="5372818*logheight/6858000"/>
          <draw:equation draw:name="f810" draw:formula="892506*logwidth/3180982"/>
          <draw:equation draw:name="f811" draw:formula="5320620*logheight/6858000"/>
          <draw:equation draw:name="f812" draw:formula="1023251*logwidth/3180982"/>
          <draw:equation draw:name="f813" draw:formula="5242483*logheight/6858000"/>
          <draw:equation draw:name="f814" draw:formula="1022194*logwidth/3180982"/>
          <draw:equation draw:name="f815" draw:formula="5242483*logheight/6858000"/>
          <draw:equation draw:name="f816" draw:formula="860197*logwidth/3180982"/>
          <draw:equation draw:name="f817" draw:formula="5325103*logheight/6858000"/>
          <draw:equation draw:name="f818" draw:formula="840117*logwidth/3180982"/>
          <draw:equation draw:name="f819" draw:formula="5334710*logheight/6858000"/>
          <draw:equation draw:name="f820" draw:formula="351862*logwidth/3180982"/>
          <draw:equation draw:name="f821" draw:formula="5614594*logheight/6858000"/>
          <draw:equation draw:name="f822" draw:formula="79200*logwidth/3180982"/>
          <draw:equation draw:name="f823" draw:formula="5974216*logheight/6858000"/>
          <draw:equation draw:name="f824" draw:formula="199237*logwidth/3180982"/>
          <draw:equation draw:name="f825" draw:formula="6730383*logheight/6858000"/>
          <draw:equation draw:name="f826" draw:formula="250421*logwidth/3180982"/>
          <draw:equation draw:name="f827" draw:formula="6858000*logheight/6858000"/>
          <draw:equation draw:name="f828" draw:formula="235771*logwidth/3180982"/>
          <draw:equation draw:name="f829" draw:formula="6858000*logheight/6858000"/>
          <draw:equation draw:name="f830" draw:formula="174753*logwidth/3180982"/>
          <draw:equation draw:name="f831" draw:formula="6703956*logheight/6858000"/>
          <draw:equation draw:name="f832" draw:formula="66820*logwidth/3180982"/>
          <draw:equation draw:name="f833" draw:formula="5967491*logheight/6858000"/>
          <draw:equation draw:name="f834" draw:formula="345219*logwidth/3180982"/>
          <draw:equation draw:name="f835" draw:formula="5598262*logheight/6858000"/>
          <draw:equation draw:name="f836" draw:formula="835286*logwidth/3180982"/>
          <draw:equation draw:name="f837" draw:formula="5317738*logheight/6858000"/>
          <draw:equation draw:name="f838" draw:formula="855366*logwidth/3180982"/>
          <draw:equation draw:name="f839" draw:formula="5308131*logheight/6858000"/>
          <draw:equation draw:name="f840" draw:formula="947914*logwidth/3180982"/>
          <draw:equation draw:name="f841" draw:formula="5261377*logheight/6858000"/>
          <draw:equation draw:name="f842" draw:formula="844949*logwidth/3180982"/>
          <draw:equation draw:name="f843" draw:formula="5306209*logheight/6858000"/>
          <draw:equation draw:name="f844" draw:formula="814451*logwidth/3180982"/>
          <draw:equation draw:name="f845" draw:formula="5319659*logheight/6858000"/>
          <draw:equation draw:name="f846" draw:formula="293736*logwidth/3180982"/>
          <draw:equation draw:name="f847" draw:formula="5581290*logheight/6858000"/>
          <draw:equation draw:name="f848" draw:formula="16243*logwidth/3180982"/>
          <draw:equation draw:name="f849" draw:formula="5928423*logheight/6858000"/>
          <draw:equation draw:name="f850" draw:formula="1923*logwidth/3180982"/>
          <draw:equation draw:name="f851" draw:formula="6005524*logheight/6858000"/>
          <draw:equation draw:name="f852" draw:formula="0*logwidth/3180982"/>
          <draw:equation draw:name="f853" draw:formula="6081876*logheight/6858000"/>
          <draw:equation draw:name="f854" draw:formula="0*logwidth/3180982"/>
          <draw:equation draw:name="f855" draw:formula="5945320*logheight/6858000"/>
          <draw:equation draw:name="f856" draw:formula="3863*logwidth/3180982"/>
          <draw:equation draw:name="f857" draw:formula="5921698*logheight/6858000"/>
          <draw:equation draw:name="f858" draw:formula="287999*logwidth/3180982"/>
          <draw:equation draw:name="f859" draw:formula="5564958*logheight/6858000"/>
          <draw:equation draw:name="f860" draw:formula="811583*logwidth/3180982"/>
          <draw:equation draw:name="f861" draw:formula="5302367*logheight/6858000"/>
          <draw:equation draw:name="f862" draw:formula="842080*logwidth/3180982"/>
          <draw:equation draw:name="f863" draw:formula="5289237*logheight/6858000"/>
          <draw:equation draw:name="f864" draw:formula="863971*logwidth/3180982"/>
          <draw:equation draw:name="f865" draw:formula="5279630*logheight/6858000"/>
          <draw:equation draw:name="f866" draw:formula="834380*logwidth/3180982"/>
          <draw:equation draw:name="f867" draw:formula="5289877*logheight/6858000"/>
          <draw:equation draw:name="f868" draw:formula="782898*logwidth/3180982"/>
          <draw:equation draw:name="f869" draw:formula="5309091*logheight/6858000"/>
          <draw:equation draw:name="f870" draw:formula="238479*logwidth/3180982"/>
          <draw:equation draw:name="f871" draw:formula="5549907*logheight/6858000"/>
          <draw:equation draw:name="f872" draw:formula="32793*logwidth/3180982"/>
          <draw:equation draw:name="f873" draw:formula="5730128*logheight/6858000"/>
          <draw:equation draw:name="f874" draw:formula="0*logwidth/3180982"/>
          <draw:equation draw:name="f875" draw:formula="5782918*logheight/6858000"/>
          <draw:equation draw:name="f876" draw:formula="0*logwidth/3180982"/>
          <draw:equation draw:name="f877" draw:formula="5751796*logheight/6858000"/>
          <draw:equation draw:name="f878" draw:formula="22322*logwidth/3180982"/>
          <draw:equation draw:name="f879" draw:formula="5712611*logheight/6858000"/>
          <draw:equation draw:name="f880" draw:formula="232742*logwidth/3180982"/>
          <draw:equation draw:name="f881" draw:formula="5523968*logheight/6858000"/>
          <draw:equation draw:name="f882" draw:formula="777160*logwidth/3180982"/>
          <draw:equation draw:name="f883" draw:formula="5283473*logheight/6858000"/>
          <draw:equation draw:name="f884" draw:formula="761006*logwidth/3180982"/>
          <draw:equation draw:name="f885" draw:formula="5288276*logheight/6858000"/>
          <draw:equation draw:name="f886" draw:formula="185034*logwidth/3180982"/>
          <draw:equation draw:name="f887" draw:formula="5510839*logheight/6858000"/>
          <draw:equation draw:name="f888" draw:formula="73236*logwidth/3180982"/>
          <draw:equation draw:name="f889" draw:formula="5585093*logheight/6858000"/>
          <draw:equation draw:name="f890" draw:formula="0*logwidth/3180982"/>
          <draw:equation draw:name="f891" draw:formula="5654968*logheight/6858000"/>
          <draw:equation draw:name="f892" draw:formula="0*logwidth/3180982"/>
          <draw:equation draw:name="f893" draw:formula="5633235*logheight/6858000"/>
          <draw:equation draw:name="f894" draw:formula="66065*logwidth/3180982"/>
          <draw:equation draw:name="f895" draw:formula="5569962*logheight/6858000"/>
          <draw:equation draw:name="f896" draw:formula="179297*logwidth/3180982"/>
          <draw:equation draw:name="f897" draw:formula="5494507*logheight/6858000"/>
          <draw:equation draw:name="f898" draw:formula="684612*logwidth/3180982"/>
          <draw:equation draw:name="f899" draw:formula="5293720*logheight/6858000"/>
          <draw:equation draw:name="f900" draw:formula="135363*logwidth/3180982"/>
          <draw:equation draw:name="f901" draw:formula="5484259*logheight/6858000"/>
          <draw:equation draw:name="f902" draw:formula="54855*logwidth/3180982"/>
          <draw:equation draw:name="f903" draw:formula="5530973*logheight/6858000"/>
          <draw:equation draw:name="f904" draw:formula="0*logwidth/3180982"/>
          <draw:equation draw:name="f905" draw:formula="5572641*logheight/6858000"/>
          <draw:equation draw:name="f906" draw:formula="0*logwidth/3180982"/>
          <draw:equation draw:name="f907" draw:formula="5551609*logheight/6858000"/>
          <draw:equation draw:name="f908" draw:formula="48665*logwidth/3180982"/>
          <draw:equation draw:name="f909" draw:formula="5515122*logheight/6858000"/>
          <draw:equation draw:name="f910" draw:formula="130682*logwidth/3180982"/>
          <draw:equation draw:name="f911" draw:formula="5467927*logheight/6858000"/>
          <draw:equation draw:name="f912" draw:formula="588290*logwidth/3180982"/>
          <draw:equation draw:name="f913" draw:formula="5302367*logheight/6858000"/>
          <draw:equation draw:name="f914" draw:formula="88711*logwidth/3180982"/>
          <draw:equation draw:name="f915" draw:formula="5459281*logheight/6858000"/>
          <draw:equation draw:name="f916" draw:formula="0*logwidth/3180982"/>
          <draw:equation draw:name="f917" draw:formula="5509106*logheight/6858000"/>
          <draw:equation draw:name="f918" draw:formula="0*logwidth/3180982"/>
          <draw:equation draw:name="f919" draw:formula="5489705*logheight/6858000"/>
          <draw:equation draw:name="f920" draw:formula="83880*logwidth/3180982"/>
          <draw:equation draw:name="f921" draw:formula="5443269*logheight/6858000"/>
          <draw:equation draw:name="f922" draw:formula="491967*logwidth/3180982"/>
          <draw:equation draw:name="f923" draw:formula="5308131*logheight/6858000"/>
          <draw:equation draw:name="f924" draw:formula="45834*logwidth/3180982"/>
          <draw:equation draw:name="f925" draw:formula="5437505*logheight/6858000"/>
          <draw:equation draw:name="f926" draw:formula="0*logwidth/3180982"/>
          <draw:equation draw:name="f927" draw:formula="5459577*logheight/6858000"/>
          <draw:equation draw:name="f928" draw:formula="0*logwidth/3180982"/>
          <draw:equation draw:name="f929" draw:formula="5441325*logheight/6858000"/>
          <draw:equation draw:name="f930" draw:formula="41909*logwidth/3180982"/>
          <draw:equation draw:name="f931" draw:formula="5421173*logheight/6858000"/>
          <draw:equation draw:name="f932" draw:formula="390059*logwidth/3180982"/>
          <draw:equation draw:name="f933" draw:formula="5313895*logheight/6858000"/>
          <draw:equation draw:name="f934" draw:formula="7637*logwidth/3180982"/>
          <draw:equation draw:name="f935" draw:formula="5417651*logheight/6858000"/>
          <draw:equation draw:name="f936" draw:formula="0*logwidth/3180982"/>
          <draw:equation draw:name="f937" draw:formula="5420681*logheight/6858000"/>
          <draw:equation draw:name="f938" draw:formula="0*logwidth/3180982"/>
          <draw:equation draw:name="f939" draw:formula="5401950*logheight/6858000"/>
          <draw:equation draw:name="f940" draw:formula="3863*logwidth/3180982"/>
          <draw:equation draw:name="f941" draw:formula="5400358*logheight/6858000"/>
          <draw:equation draw:name="f942" draw:formula="290868*logwidth/3180982"/>
          <draw:equation draw:name="f943" draw:formula="5315816*logheight/6858000"/>
          <draw:equation draw:name="f944" draw:formula="130550*logwidth/3180982"/>
          <draw:equation draw:name="f945" draw:formula="5350041*logheight/6858000"/>
          <draw:equation draw:name="f946" draw:formula="0*logwidth/3180982"/>
          <draw:equation draw:name="f947" draw:formula="5389589*logheight/6858000"/>
          <draw:equation draw:name="f948" draw:formula="0*logwidth/3180982"/>
          <draw:equation draw:name="f949" draw:formula="5371240*logheight/6858000"/>
          <draw:equation draw:name="f950" draw:formula="82389*logwidth/3180982"/>
          <draw:equation draw:name="f951" draw:formula="5345158*logheight/6858000"/>
          <draw:equation draw:name="f952" draw:formula="189714*logwidth/3180982"/>
          <draw:equation draw:name="f953" draw:formula="5318698*logheight/6858000"/>
          <draw:equation draw:name="f954" draw:formula="0*logwidth/3180982"/>
          <draw:equation draw:name="f955" draw:formula="5363674*logheight/6858000"/>
          <draw:equation draw:name="f956" draw:formula="0*logwidth/3180982"/>
          <draw:equation draw:name="f957" draw:formula="5345255*logheight/6858000"/>
          <draw:equation draw:name="f958" draw:formula="71500*logwidth/3180982"/>
          <draw:equation draw:name="f959" draw:formula="5325103*logheight/6858000"/>
          <draw:equation draw:name="f960" draw:formula="0*logwidth/3180982"/>
          <draw:equation draw:name="f961" draw:formula="5341924*logheight/6858000"/>
          <draw:equation draw:name="f962" draw:formula="0*logwidth/3180982"/>
          <draw:equation draw:name="f963" draw:formula="5268090*logheight/6858000"/>
          <draw:equation draw:name="f964" draw:formula="109812*logwidth/3180982"/>
          <draw:equation draw:name="f965" draw:formula="5255002*logheight/6858000"/>
          <draw:equation draw:name="f966" draw:formula="539676*logwidth/3180982"/>
          <draw:equation draw:name="f967" draw:formula="5230954*logheight/6858000"/>
          <draw:equation draw:name="f968" draw:formula="717072*logwidth/3180982"/>
          <draw:equation draw:name="f969" draw:formula="5225190*logheight/6858000"/>
          <draw:equation draw:name="f970" draw:formula="723715*logwidth/3180982"/>
          <draw:equation draw:name="f971" draw:formula="5225190*logheight/6858000"/>
          <draw:equation draw:name="f972" draw:formula="740020*logwidth/3180982"/>
          <draw:equation draw:name="f973" draw:formula="5224230*logheight/6858000"/>
          <draw:equation draw:name="f974" draw:formula="765686*logwidth/3180982"/>
          <draw:equation draw:name="f975" draw:formula="5223589*logheight/6858000"/>
          <draw:equation draw:name="f976" draw:formula="784860*logwidth/3180982"/>
          <draw:equation draw:name="f977" draw:formula="5222628*logheight/6858000"/>
          <draw:equation draw:name="f978" draw:formula="807658*logwidth/3180982"/>
          <draw:equation draw:name="f979" draw:formula="5220707*logheight/6858000"/>
          <draw:equation draw:name="f980" draw:formula="831512*logwidth/3180982"/>
          <draw:equation draw:name="f981" draw:formula="5218786*logheight/6858000"/>
          <draw:equation draw:name="f982" draw:formula="868652*logwidth/3180982"/>
          <draw:equation draw:name="f983" draw:formula="5214943*logheight/6858000"/>
          <draw:equation draw:name="f984" draw:formula="903980*logwidth/3180982"/>
          <draw:equation draw:name="f985" draw:formula="5210139*logheight/6858000"/>
          <draw:equation draw:name="f986" draw:formula="936440*logwidth/3180982"/>
          <draw:equation draw:name="f987" draw:formula="5205336*logheight/6858000"/>
          <draw:equation draw:name="f988" draw:formula="978411*logwidth/3180982"/>
          <draw:equation draw:name="f989" draw:formula="5197650*logheight/6858000"/>
          <draw:equation draw:name="f990" draw:formula="1018420*logwidth/3180982"/>
          <draw:equation draw:name="f991" draw:formula="5188363*logheight/6858000"/>
          <draw:equation draw:name="f992" draw:formula="1061297*logwidth/3180982"/>
          <draw:equation draw:name="f993" draw:formula="5175874*logheight/6858000"/>
          <draw:equation draw:name="f994" draw:formula="1106137*logwidth/3180982"/>
          <draw:equation draw:name="f995" draw:formula="5160503*logheight/6858000"/>
          <draw:equation draw:name="f996" draw:formula="1147202*logwidth/3180982"/>
          <draw:equation draw:name="f997" draw:formula="5144491*logheight/6858000"/>
          <draw:equation draw:name="f998" draw:formula="1194759*logwidth/3180982"/>
          <draw:equation draw:name="f999" draw:formula="5121755*logheight/6858000"/>
          <draw:equation draw:name="f1000" draw:formula="1238693*logwidth/3180982"/>
          <draw:equation draw:name="f1001" draw:formula="5095816*logheight/6858000"/>
          <draw:equation draw:name="f1002" draw:formula="1266322*logwidth/3180982"/>
          <draw:equation draw:name="f1003" draw:formula="5076922*logheight/6858000"/>
          <draw:equation draw:name="f1004" draw:formula="1316899*logwidth/3180982"/>
          <draw:equation draw:name="f1005" draw:formula="5034972*logheight/6858000"/>
          <draw:equation draw:name="f1006" draw:formula="1350264*logwidth/3180982"/>
          <draw:equation draw:name="f1007" draw:formula="5000707*logheight/6858000"/>
          <draw:equation draw:name="f1008" draw:formula="1381667*logwidth/3180982"/>
          <draw:equation draw:name="f1009" draw:formula="4960037*logheight/6858000"/>
          <draw:equation draw:name="f1010" draw:formula="1415033*logwidth/3180982"/>
          <draw:equation draw:name="f1011" draw:formula="4904637*logheight/6858000"/>
          <draw:equation draw:name="f1012" draw:formula="1438887*logwidth/3180982"/>
          <draw:equation draw:name="f1013" draw:formula="4852439*logheight/6858000"/>
          <draw:equation draw:name="f1014" draw:formula="1458967*logwidth/3180982"/>
          <draw:equation draw:name="f1015" draw:formula="4789673*logheight/6858000"/>
          <draw:equation draw:name="f1016" draw:formula="1517093*logwidth/3180982"/>
          <draw:equation draw:name="f1017" draw:formula="4148245*logheight/6858000"/>
          <draw:equation draw:name="f1018" draw:formula="1085151*logwidth/3180982"/>
          <draw:equation draw:name="f1019" draw:formula="2326117*logheight/6858000"/>
          <draw:equation draw:name="f1020" draw:formula="389002*logwidth/3180982"/>
          <draw:equation draw:name="f1021" draw:formula="771703*logheight/6858000"/>
          <draw:equation draw:name="f1022" draw:formula="200018*logwidth/3180982"/>
          <draw:equation draw:name="f1023" draw:formula="376255*logheight/6858000"/>
          <draw:equation draw:name="f1024" draw:formula="logwidth"/>
          <draw:equation draw:name="f1025" draw:formula="logheight"/>
        </draw:enhanced-geometry>
      </draw:custom-shape>
      <presentation:notes style:page-layout-name="PM2">
        <draw:page-thumbnail presentation:style-name="Closing-title" draw:layer="backgroundobjects" svg:width="12.699cm" svg:height="9.524cm" svg:x="3.175cm" svg:y="1.93cm" presentation:class="page"/>
        <draw:frame presentation:style-name="Closing-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3</text:page-number></text:p>
          </draw:text-box>
        </draw:frame>
      </presentation:notes>
    </style:master-page>
    <style:master-page style:name="Color_20_and_20_Typography" style:display-name="Color and Typography" style:page-layout-name="PM1" draw:style-name="Mdp1">
      <draw:g draw:name="Group 6">
        <draw:custom-shape draw:name="TextBox 7" draw:style-name="Mgr3" draw:text-style-name="MP6" draw:layer="layout" svg:width="1.041cm" svg:height="0.674cm" svg:x="-4.61cm" svg:y="-0.205cm">
          <text:p text:style-name="MP5"><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6" draw:layer="layout" svg:width="1.363cm" svg:height="0.674cm" svg:x="-1.579cm" svg:y="0.811cm">
          <text:p text:style-name="MP5"><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7" draw:layer="layout" svg:width="3.902cm" svg:height="0.516cm" svg:x="-4.381cm" svg:y="0.387cm">
          <draw:image xlink:href="Pictures/10000201000001CD0000003D0E723AB59621D244.png" xlink:type="simple" xlink:show="embed" xlink:actuate="onLoad" draw:mime-type="image/png">
            <text:p/>
          </draw:image>
        </draw:frame>
      </draw:g>
      <draw:custom-shape draw:name="Rectangle 10" draw:style-name="Mgr3" draw:text-style-name="MP6" draw:layer="backgroundobjects" svg:width="4.906cm" svg:height="0.716cm" svg:x="-0.393cm" svg:y="19.332cm">
        <text:p text:style-name="MP5"><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1" draw:text-style-name="MP19" draw:layer="backgroundobjects" svg:width="21.907cm" svg:height="3.681cm" svg:x="1.746cm" svg:y="1.014cm" presentation:class="title" presentation:user-transformed="true">
        <draw:text-box>
          <text:p text:style-name="MP18"><text:span text:style-name="MT6">Click to edit Master title style</text:span></text:p>
        </draw:text-box>
      </draw:frame>
      <draw:frame draw:name="Text Placeholder 2" presentation:style-name="Mpr32" draw:text-style-name="MP19" draw:layer="backgroundobjects" svg:width="21.906cm" svg:height="3.682cm" svg:x="1.746cm" svg:y="10.303cm" presentation:class="outline" presentation:user-transformed="true">
        <draw:text-box>
          <text:p text:style-name="MP29"><text:span text:style-name="MT13">Click to edit Master text styles</text:span></text:p>
        </draw:text-box>
      </draw:frame>
      <draw:custom-shape draw:name="TextBox 4" draw:style-name="Mgr3" draw:text-style-name="MP31" draw:layer="backgroundobjects" svg:width="6.692cm" svg:height="7.278cm" svg:x="8.795cm" svg:y="11.203cm">
        <text:p text:style-name="MP30"><text:span text:style-name="MT14">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7" presentation:style-name="Mpr33" draw:text-style-name="MP22" draw:layer="backgroundobjects" svg:width="6.65cm" svg:height="1.567cm" svg:x="8.816cm" svg:y="17.015cm" presentation:class="outline" presentation:user-transformed="true">
        <draw:text-box>
          <text:p text:style-name="MP32"><text:span text:style-name="MT7">Font name</text:span></text:p>
        </draw:text-box>
      </draw:frame>
      <draw:custom-shape draw:name="TextBox 160" draw:style-name="Mgr3" draw:text-style-name="MP31" draw:layer="backgroundobjects" svg:width="8.089cm" svg:height="7.278cm" svg:x="16.396cm" svg:y="11.203cm">
        <text:p text:style-name="MP30"><text:span text:style-name="MT15">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7" presentation:style-name="Mpr33" draw:text-style-name="MP22" draw:layer="backgroundobjects" svg:width="6.65cm" svg:height="1.567cm" svg:x="17.115cm" svg:y="17.015cm" presentation:class="outline" presentation:user-transformed="true">
        <draw:text-box>
          <text:p text:style-name="MP32"><text:span text:style-name="MT16">Font name</text:span></text:p>
        </draw:text-box>
      </draw:frame>
      <draw:g draw:name="Group 1">
        <draw:custom-shape draw:name="Rectangle 82" draw:style-name="Mgr9" draw:text-style-name="MP33" draw:layer="layout" svg:width="1.863cm" svg:height="4.114cm" svg:x="1.74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Mgr10" draw:text-style-name="MP34" draw:layer="layout" svg:width="1.863cm" svg:height="3.665cm" svg:x="1.74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11" draw:text-style-name="MP35" draw:layer="layout" svg:width="1.863cm" svg:height="3.217cm" svg:x="1.74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Mgr12" draw:text-style-name="MP36" draw:layer="layout" svg:width="1.863cm" svg:height="2.768cm" svg:x="1.74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Mgr13" draw:text-style-name="MP37" draw:layer="layout" svg:width="1.863cm" svg:height="2.319cm" svg:x="1.74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Mgr14" draw:text-style-name="MP38" draw:layer="layout" svg:width="1.863cm" svg:height="1.862cm" svg:x="1.74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2" draw:style-name="Mgr15" draw:text-style-name="MP39" draw:layer="layout" svg:width="1.863cm" svg:height="4.114cm" svg:x="3.97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Mgr16" draw:text-style-name="MP40" draw:layer="layout" svg:width="1.863cm" svg:height="3.665cm" svg:x="3.97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Mgr17" draw:text-style-name="MP41" draw:layer="layout" svg:width="1.863cm" svg:height="3.217cm" svg:x="3.97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Mgr18" draw:text-style-name="MP42" draw:layer="layout" svg:width="1.863cm" svg:height="2.768cm" svg:x="3.97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Mgr9" draw:text-style-name="MP33" draw:layer="layout" svg:width="1.863cm" svg:height="2.319cm" svg:x="3.97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Mgr19" draw:text-style-name="MP43" draw:layer="layout" svg:width="1.863cm" svg:height="1.862cm" svg:x="3.97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Mgr20" draw:text-style-name="MP44" draw:layer="layout" svg:width="1.863cm" svg:height="4.114cm" svg:x="6.203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9" draw:style-name="Mgr21" draw:text-style-name="MP45" draw:layer="layout" svg:width="1.863cm" svg:height="3.665cm" svg:x="6.203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0" draw:style-name="Mgr22" draw:text-style-name="MP46" draw:layer="layout" svg:width="1.863cm" svg:height="3.217cm" svg:x="6.203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1" draw:style-name="Mgr23" draw:text-style-name="MP47" draw:layer="layout" svg:width="1.863cm" svg:height="2.768cm" svg:x="6.203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2" draw:style-name="Mgr24" draw:text-style-name="MP48" draw:layer="layout" svg:width="1.863cm" svg:height="2.319cm" svg:x="6.203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Mgr25" draw:text-style-name="MP49" draw:layer="layout" svg:width="1.863cm" svg:height="1.862cm" svg:x="6.203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Mgr26" draw:text-style-name="MP50" draw:layer="layout" svg:width="1.863cm" svg:height="4.114cm" svg:x="8.43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Mgr27" draw:text-style-name="MP51" draw:layer="layout" svg:width="1.863cm" svg:height="3.665cm" svg:x="8.43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Mgr28" draw:text-style-name="MP52" draw:layer="layout" svg:width="1.863cm" svg:height="3.217cm" svg:x="8.43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Mgr11" draw:text-style-name="MP35" draw:layer="layout" svg:width="1.863cm" svg:height="2.768cm" svg:x="8.43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8" draw:style-name="Mgr29" draw:text-style-name="MP53" draw:layer="layout" svg:width="1.863cm" svg:height="2.319cm" svg:x="8.43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Mgr30" draw:text-style-name="MP54" draw:layer="layout" svg:width="1.863cm" svg:height="1.862cm" svg:x="8.43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Mgr31" draw:text-style-name="MP55" draw:layer="layout" svg:width="1.863cm" svg:height="4.114cm" svg:x="10.6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1" draw:style-name="Mgr32" draw:text-style-name="MP56" draw:layer="layout" svg:width="1.863cm" svg:height="3.665cm" svg:x="10.6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2" draw:style-name="Mgr33" draw:text-style-name="MP57" draw:layer="layout" svg:width="1.863cm" svg:height="3.217cm" svg:x="10.6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Mgr34" draw:text-style-name="MP58" draw:layer="layout" svg:width="1.863cm" svg:height="2.768cm" svg:x="10.6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Mgr35" draw:text-style-name="MP59" draw:layer="layout" svg:width="1.863cm" svg:height="2.319cm" svg:x="10.6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Mgr36" draw:text-style-name="MP60" draw:layer="layout" svg:width="1.863cm" svg:height="1.862cm" svg:x="10.66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Mgr37" draw:text-style-name="MP61" draw:layer="layout" svg:width="1.863cm" svg:height="4.114cm" svg:x="12.888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Mgr38" draw:text-style-name="MP62" draw:layer="layout" svg:width="1.863cm" svg:height="3.665cm" svg:x="12.888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Mgr39" draw:text-style-name="MP63" draw:layer="layout" svg:width="1.863cm" svg:height="3.217cm" svg:x="12.888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Mgr40" draw:text-style-name="MP64" draw:layer="layout" svg:width="1.863cm" svg:height="2.768cm" svg:x="12.888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Mgr41" draw:text-style-name="MP65" draw:layer="layout" svg:width="1.863cm" svg:height="2.319cm" svg:x="12.888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Mgr42" draw:text-style-name="MP66" draw:layer="layout" svg:width="1.863cm" svg:height="1.862cm" svg:x="12.888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Mgr43" draw:text-style-name="MP67" draw:layer="layout" svg:width="1.863cm" svg:height="4.114cm" svg:x="15.117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Mgr44" draw:text-style-name="MP68" draw:layer="layout" svg:width="1.863cm" svg:height="3.665cm" svg:x="15.117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Mgr45" draw:text-style-name="MP69" draw:layer="layout" svg:width="1.863cm" svg:height="3.217cm" svg:x="15.117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5" draw:style-name="Mgr46" draw:text-style-name="MP70" draw:layer="layout" svg:width="1.863cm" svg:height="2.768cm" svg:x="15.117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6" draw:style-name="Mgr47" draw:text-style-name="MP71" draw:layer="layout" svg:width="1.863cm" svg:height="2.319cm" svg:x="15.117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7" draw:style-name="Mgr48" draw:text-style-name="MP72" draw:layer="layout" svg:width="1.863cm" svg:height="1.862cm" svg:x="15.117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8" draw:style-name="Mgr49" draw:text-style-name="MP73" draw:layer="layout" svg:width="1.863cm" svg:height="4.114cm" svg:x="17.34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Mgr50" draw:text-style-name="MP74" draw:layer="layout" svg:width="1.863cm" svg:height="3.665cm" svg:x="17.34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Mgr51" draw:text-style-name="MP75" draw:layer="layout" svg:width="1.863cm" svg:height="3.217cm" svg:x="17.34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Mgr52" draw:text-style-name="MP76" draw:layer="layout" svg:width="1.863cm" svg:height="2.768cm" svg:x="17.34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2" draw:style-name="Mgr53" draw:text-style-name="MP77" draw:layer="layout" svg:width="1.863cm" svg:height="2.319cm" svg:x="17.34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3" draw:style-name="Mgr54" draw:text-style-name="MP78" draw:layer="layout" svg:width="1.863cm" svg:height="1.862cm" svg:x="17.345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4" draw:style-name="Mgr55" draw:text-style-name="MP79" draw:layer="layout" svg:width="1.863cm" svg:height="4.114cm" svg:x="19.574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 draw:style-name="Mgr56" draw:text-style-name="MP80" draw:layer="layout" svg:width="1.863cm" svg:height="3.665cm" svg:x="19.574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 draw:style-name="Mgr57" draw:text-style-name="MP81" draw:layer="layout" svg:width="1.863cm" svg:height="3.217cm" svg:x="19.574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Mgr58" draw:text-style-name="MP82" draw:layer="layout" svg:width="1.863cm" svg:height="2.768cm" svg:x="19.574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Mgr59" draw:text-style-name="MP83" draw:layer="layout" svg:width="1.863cm" svg:height="2.319cm" svg:x="19.574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9" draw:style-name="Mgr60" draw:text-style-name="MP84" draw:layer="layout" svg:width="1.863cm" svg:height="1.862cm" svg:x="19.574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0" draw:style-name="Mgr15" draw:text-style-name="MP39" draw:layer="layout" svg:width="1.863cm" svg:height="4.114cm" svg:x="21.80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1" draw:style-name="Mgr16" draw:text-style-name="MP40" draw:layer="layout" svg:width="1.863cm" svg:height="3.665cm" svg:x="21.80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2" draw:style-name="Mgr17" draw:text-style-name="MP41" draw:layer="layout" svg:width="1.863cm" svg:height="3.217cm" svg:x="21.80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3" draw:style-name="Mgr18" draw:text-style-name="MP42" draw:layer="layout" svg:width="1.863cm" svg:height="2.768cm" svg:x="21.80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4" draw:style-name="Mgr9" draw:text-style-name="MP33" draw:layer="layout" svg:width="1.863cm" svg:height="2.319cm" svg:x="21.80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5" draw:style-name="Mgr19" draw:text-style-name="MP43" draw:layer="layout" svg:width="1.863cm" svg:height="1.862cm" svg:x="21.802cm" svg:y="5.406cm">
          <text:p text:style-name="M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draw:style-name="Mgr7" draw:text-style-name="MP10" draw:layer="backgroundobjects" svg:width="8.284cm" svg:height="4.3cm" svg:x="0cm" svg:y="14.749cm">
        <text:p text:style-name="MP5"/>
        <draw:enhanced-geometry draw:mirror-horizontal="false" draw:mirror-vertical="false" drawooo:sub-view-size="21600 21223" draw:text-areas="0 0 ?f2 ?f3" svg:viewBox="0 0 0 0" draw:type="ooxml-non-primitive" draw:enhanced-path="M 0 21223 C 552 18114 1068 14984 2228 13036 4340 9483 6894 9124 9348 8628 11075 8280 12996 7715 14212 4242 14784 2605 15464 219 16399 24 18317 -377 18733 4273 18951 8100 19243 13279 19564 18594 21600 21223 L 0 21223 Z N">
          <draw:equation draw:name="f0" draw:formula="logwidth/2"/>
          <draw:equation draw:name="f1" draw:formula="logheight/2"/>
          <draw:equation draw:name="f2" draw:formula="logwidth"/>
          <draw:equation draw:name="f3" draw:formula="logheight"/>
        </draw:enhanced-geometry>
      </draw:custom-shape>
      <draw:custom-shape draw:name="Shape" draw:style-name="Mgr6" draw:text-style-name="MP9" draw:layer="backgroundobjects" svg:width="5.18cm" svg:height="4.966cm" draw:transform="rotate (-1.5707963267949) translate (25.4cm 0cm)">
        <text:p text:style-name="MP5"/>
        <draw:enhanced-geometry draw:mirror-horizontal="false" draw:mirror-vertical="false" drawooo:sub-view-size="21038 21112" draw:text-areas="0 0 ?f2 ?f3" svg:viewBox="0 0 0 0" draw:type="ooxml-non-primitive" draw:enhanced-path="M 20990 0 C 21600 5486 16278 7154 13796 9341 12876 10148 12063 11186 11406 12392 9868 15195 8932 18052 6576 19764 4559 21232 2127 21600 0 20371 L 0 4 20990 4 Z N">
          <draw:equation draw:name="f0" draw:formula="logwidth/2"/>
          <draw:equation draw:name="f1" draw:formula="logheight/2"/>
          <draw:equation draw:name="f2" draw:formula="logwidth"/>
          <draw:equation draw:name="f3" draw:formula="logheight"/>
        </draw:enhanced-geometry>
      </draw:custom-shape>
      <presentation:notes style:page-layout-name="PM2">
        <draw:page-thumbnail presentation:style-name="Color_20_and_20_Typography-title" draw:layer="backgroundobjects" svg:width="12.699cm" svg:height="9.524cm" svg:x="3.175cm" svg:y="1.93cm" presentation:class="page"/>
        <draw:frame presentation:style-name="Color_20_and_20_Typography-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presentation:header/></text:p>
          </draw:text-box>
        </draw:frame>
        <draw:frame presentation:style-name="Mpr34" draw:text-style-name="MP4" draw:layer="backgroundobjects" svg:width="8.266cm" svg:height="1.269cm" svg:x="10.783cm" svg:y="0cm" presentation:class="date-time">
          <draw:text-box>
            <text:p text:style-name="MP3"><presentation:date-time/></text:p>
          </draw:text-box>
        </draw:frame>
        <draw:frame presentation:style-name="Mpr35" draw:text-style-name="MP2" draw:layer="backgroundobjects" svg:width="8.266cm" svg:height="1.269cm" svg:x="0cm" svg:y="24.13cm" presentation:class="footer">
          <draw:text-box>
            <text:p text:style-name="MP1"><presentation:footer/></text:p>
          </draw:text-box>
        </draw:frame>
        <draw:frame presentation:style-name="Mpr35" draw:text-style-name="MP4" draw:layer="backgroundobjects" svg:width="8.266cm" svg:height="1.269cm" svg:x="10.783cm" svg:y="24.13cm" presentation:class="page-number">
          <draw:text-box>
            <text:p text:style-name="MP3"><text:page-number>3</text:page-number></text:p>
          </draw:text-box>
        </draw:frame>
      </presentation:notes>
    </style:master-page>
    <style:master-page style:name="Designed_20_by_20_PresentationGo" style:display-name="Designed by PresentationGo" style:page-layout-name="PM1" draw:style-name="Mdp2">
      <draw:custom-shape draw:name="Rectangle 4" draw:style-name="Mgr61" draw:text-style-name="MP31" draw:layer="backgroundobjects" svg:width="25.399cm" svg:height="1.533cm" svg:x="0cm" svg:y="8.758cm">
        <text:p text:style-name="MP85"><text:span text:style-name="MT17">www.</text:span><text:span text:style-name="MT18">PresentationGO</text:span><text:span text:style-name="MT17">.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2" draw:text-style-name="MP31" draw:layer="backgroundobjects" svg:width="14.016cm" svg:height="1.984cm" svg:x="5.691cm" svg:y="8.533cm">
        <text:p text:style-name="MP30"><text:span text:style-name="M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63" draw:text-style-name="MP31" draw:layer="backgroundobjects" svg:width="10.544cm" svg:height="1.776cm" svg:x="7.428cm" svg:y="16.628cm">
        <text:p text:style-name="MP30"><text:span text:style-name="MT19">The free PowerPoint and Google Slides template libr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64" draw:text-style-name="MP31" draw:layer="backgroundobjects" svg:width="6.091cm" svg:height="1.014cm" svg:x="9.654cm" svg:y="7.319cm">
        <text:p text:style-name="MP30"><text:span text:style-name="MT20">Designed with <text:s text:c="8"/>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65" draw:text-style-name="MP86" draw:layer="backgroundobjects" svg:width="0.725cm" svg:height="0.621cm" svg:x="13.826cm" svg:y="7.516cm">
        <text:p text:style-name="MP85"/>
        <draw:enhanced-geometry draw:mirror-horizontal="false" draw:mirror-vertical="false" drawooo:sub-view-size="504825 432707" draw:text-areas="0 0 ?f0 ?f1" svg:viewBox="0 0 0 0"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presentation:notes style:page-layout-name="PM2">
        <draw:page-thumbnail presentation:style-name="Designed_20_by_20_PresentationGo-title" draw:layer="backgroundobjects" svg:width="12.699cm" svg:height="9.524cm" svg:x="3.175cm" svg:y="1.93cm" presentation:class="page"/>
        <draw:frame presentation:style-name="Designed_20_by_20_PresentationGo-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presentation:header/></text:p>
          </draw:text-box>
        </draw:frame>
        <draw:frame presentation:style-name="Mpr36" draw:text-style-name="MP4" draw:layer="backgroundobjects" svg:width="8.266cm" svg:height="1.269cm" svg:x="10.783cm" svg:y="0cm" presentation:class="date-time">
          <draw:text-box>
            <text:p text:style-name="MP3"><presentation:date-time/></text:p>
          </draw:text-box>
        </draw:frame>
        <draw:frame presentation:style-name="Mpr37" draw:text-style-name="MP2" draw:layer="backgroundobjects" svg:width="8.266cm" svg:height="1.269cm" svg:x="0cm" svg:y="24.13cm" presentation:class="footer">
          <draw:text-box>
            <text:p text:style-name="MP1"><presentation:footer/></text:p>
          </draw:text-box>
        </draw:frame>
        <draw:frame presentation:style-name="Mpr37" draw:text-style-name="MP4" draw:layer="backgroundobjects" svg:width="8.266cm" svg:height="1.269cm" svg:x="10.783cm" svg:y="24.13cm" presentation:class="page-number">
          <draw:text-box>
            <text:p text:style-name="MP3"><text:page-number>3</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Wave Lines Memphis</dc:title>
    <dc:description>© Copyright PresentationGo.com</dc:description>
    <meta:editing-cycles>12</meta:editing-cycles>
    <meta:creation-date>2022-07-11T14:18:06.056763169</meta:creation-date>
    <dc:date>2022-07-11T15:06:47.739890132</dc:date>
    <meta:editing-duration>PT7H52M45S</meta:editing-duration>
    <meta:generator>LibreOffice/7.0.4.2$Linux_X86_64 LibreOffice_project/00$Build-2</meta:generator>
    <meta:document-statistic meta:object-count="276"/>
    <meta:user-defined meta:name="AppVersion">16.0000</meta:user-defined>
    <meta:user-defined meta:name="Notes" meta:value-type="float">8</meta:user-defined>
    <meta:user-defined meta:name="OOXMLCorePropertyCategory">Templates</meta:user-defined>
    <meta:user-defined meta:name="PresentationFormat">On-screen Show (4:3)</meta:user-defined>
    <meta:user-defined meta:name="Slides" meta:value-type="float">8</meta:user-defined>
  </office:meta>
</office:document-meta>
</file>